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Light" svg:font-family="Ubuntu Light" style:font-family-generic="swiss" style:font-pitch="variable" svg:panose-1="2 11 3 4 3 6 2 3 2 4"/>
    <style:font-face style:name="Droid Sans Fallback" svg:font-family="Droid Sans Fallback" style:font-family-generic="modern" style:font-pitch="fixed"/>
    <style:font-face style:name="DejaVu Sans" svg:font-family="DejaVu Sans" style:font-family-generic="swiss" svg:panose-1="2 11 6 3 3 8 4 2 2 4"/>
    <style:font-face style:name="Ubuntu" svg:font-family="Ubuntu" style:font-family-generic="swiss" style:font-pitch="variable" svg:panose-1="2 11 5 4 3 6 2 3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tyle:font-charset="x-symbol" svg:font-family="OpenSymbol" style:font-family-generic="system" svg:panose-1="5 1 0 0 0 0 0 0 0 0"/>
    <style:font-face style:name="Courier New" svg:font-family="Courier New" style:font-family-generic="modern" style:font-pitch="fixed" svg:panose-1="2 7 3 9 2 2 5 2 4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Ubuntu Light"/>
    </style:style>
    <style:style style:name="P2" style:parent-style-name="Title" style:family="paragraph">
      <style:text-properties style:font-name="Ubuntu Light"/>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end"/>
    </style:style>
    <style:style style:name="P17" style:parent-style-name="Textbody" style:family="paragraph">
      <style:paragraph-properties fo:break-before="page" fo:text-align="justify"/>
      <style:text-properties fo:font-size="18pt" style:font-size-asian="18pt" style:font-size-complex="18pt"/>
    </style:style>
    <style:style style:name="P18" style:parent-style-name="ContentsHeading" style:family="paragraph">
      <style:paragraph-properties>
        <style:tab-stops>
          <style:tab-stop style:type="right" style:leader-style="dotted" style:leader-text="." style:position="6.1375in"/>
        </style:tab-stops>
      </style:paragraph-properties>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Heading1" style:family="paragraph">
      <style:paragraph-properties fo:break-before="page"/>
    </style:style>
    <style:style style:name="P22" style:parent-style-name="Textbody" style:family="paragraph">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T25" style:parent-style-name="DefaultParagraphFont" style:family="text">
      <style:text-properties fo:font-style="italic" style:font-style-asian="italic" style:font-style-complex="italic"/>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Textbody" style:family="paragraph">
      <style:text-properties fo:font-weight="bold" style:font-weight-asian="bold" style:font-weight-complex="bold"/>
    </style:style>
    <style:style style:name="P30" style:parent-style-name="Textbody" style:family="paragraph">
      <style:text-properties fo:font-weight="bold" style:font-weight-asian="bold" style:font-weight-complex="bold"/>
    </style:style>
    <style:style style:name="P31" style:parent-style-name="Textbody" style:family="paragraph">
      <style:text-properties fo:font-weight="bold" style:font-weight-asian="bold" style:font-weight-complex="bold"/>
    </style:style>
    <style:style style:name="P32" style:parent-style-name="Heading1" style:family="paragraph">
      <style:paragraph-properties fo:break-before="page"/>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text-properties style:text-underline-type="single" style:text-underline-style="solid" style:text-underline-width="auto" style:text-underline-mode="continuous"/>
    </style:style>
    <style:style style:name="P38" style:parent-style-name="PreformattedText" style:family="paragraph">
      <style:paragraph-properties fo:text-align="justify"/>
    </style:style>
    <style:style style:name="T39" style:parent-style-name="DefaultParagraphFont" style:family="text">
      <style:text-properties fo:color="#6C71C4"/>
    </style:style>
    <style:style style:name="T40" style:parent-style-name="DefaultParagraphFont" style:family="text">
      <style:text-properties fo:color="#C0C0C0"/>
    </style:style>
    <style:style style:name="T41" style:parent-style-name="DefaultParagraphFont" style:family="text">
      <style:text-properties fo:color="#2AA198"/>
    </style:style>
    <style:style style:name="T42" style:parent-style-name="DefaultParagraphFont" style:family="text">
      <style:text-properties fo:font-weight="bold" style:font-weight-asian="bold" fo:color="#586E75"/>
    </style:style>
    <style:style style:name="T43" style:parent-style-name="DefaultParagraphFont" style:family="text">
      <style:text-properties fo:color="#C0C0C0"/>
    </style:style>
    <style:style style:name="T44" style:parent-style-name="DefaultParagraphFont" style:family="text">
      <style:text-properties fo:color="#000000"/>
    </style:style>
    <style:style style:name="T45" style:parent-style-name="DefaultParagraphFont" style:family="text">
      <style:text-properties fo:color="#586E75"/>
    </style:style>
    <style:style style:name="T46" style:parent-style-name="DefaultParagraphFont" style:family="text">
      <style:text-properties fo:font-weight="bold" style:font-weight-asian="bold" fo:color="#586E75"/>
    </style:style>
    <style:style style:name="T47" style:parent-style-name="DefaultParagraphFont" style:family="text">
      <style:text-properties fo:color="#586E75"/>
    </style:style>
    <style:style style:name="P48" style:parent-style-name="PreformattedText" style:family="paragraph">
      <style:text-properties fo:color="#586E75"/>
    </style:style>
    <style:style style:name="T49" style:parent-style-name="DefaultParagraphFont" style:family="text">
      <style:text-properties fo:color="#C0C0C0"/>
    </style:style>
    <style:style style:name="T50" style:parent-style-name="DefaultParagraphFont" style:family="text">
      <style:text-properties fo:color="#586E75"/>
    </style:style>
    <style:style style:name="T51" style:parent-style-name="DefaultParagraphFont" style:family="text">
      <style:text-properties fo:color="#2AA198"/>
    </style:style>
    <style:style style:name="T52" style:parent-style-name="DefaultParagraphFont" style:family="text">
      <style:text-properties fo:color="#C0C0C0"/>
    </style:style>
    <style:style style:name="T53" style:parent-style-name="DefaultParagraphFont" style:family="text">
      <style:text-properties fo:color="#2AA198"/>
    </style:style>
    <style:style style:name="T54" style:parent-style-name="DefaultParagraphFont" style:family="text">
      <style:text-properties fo:color="#586E75"/>
    </style:style>
    <style:style style:name="P55" style:parent-style-name="PreformattedText" style:family="paragraph">
      <style:text-properties fo:color="#586E75"/>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T58" style:parent-style-name="DefaultParagraphFont" style:family="text">
      <style:text-properties style:text-underline-type="single" style:text-underline-style="solid" style:text-underline-width="auto" style:text-underline-mode="continuous"/>
    </style:style>
    <style:style style:name="P59" style:parent-style-name="PreformattedText" style:family="paragraph">
      <style:paragraph-properties fo:margin-bottom="0.1965in"/>
    </style:style>
    <style:style style:name="T60" style:parent-style-name="DefaultParagraphFont" style:family="text">
      <style:text-properties fo:color="#6C71C4"/>
    </style:style>
    <style:style style:name="T61" style:parent-style-name="DefaultParagraphFont" style:family="text">
      <style:text-properties fo:color="#C0C0C0"/>
    </style:style>
    <style:style style:name="T62" style:parent-style-name="DefaultParagraphFont" style:family="text">
      <style:text-properties fo:color="#2AA198"/>
    </style:style>
    <style:style style:name="T63" style:parent-style-name="DefaultParagraphFont" style:family="text">
      <style:text-properties fo:font-weight="bold" style:font-weight-asian="bold" fo:color="#586E75"/>
    </style:style>
    <style:style style:name="T64" style:parent-style-name="DefaultParagraphFont" style:family="text">
      <style:text-properties fo:color="#C0C0C0"/>
    </style:style>
    <style:style style:name="T65" style:parent-style-name="DefaultParagraphFont" style:family="text">
      <style:text-properties fo:color="#000000"/>
    </style:style>
    <style:style style:name="T66" style:parent-style-name="DefaultParagraphFont" style:family="text">
      <style:text-properties fo:color="#586E75"/>
    </style:style>
    <style:style style:name="T67" style:parent-style-name="DefaultParagraphFont" style:family="text">
      <style:text-properties fo:font-weight="bold" style:font-weight-asian="bold" fo:color="#586E75"/>
    </style:style>
    <style:style style:name="T68" style:parent-style-name="DefaultParagraphFont" style:family="text">
      <style:text-properties fo:color="#586E75"/>
    </style:style>
    <style:style style:name="P69" style:parent-style-name="PreformattedText" style:family="paragraph">
      <style:text-properties fo:color="#586E75"/>
    </style:style>
    <style:style style:name="T70" style:parent-style-name="DefaultParagraphFont" style:family="text">
      <style:text-properties fo:color="#C0C0C0"/>
    </style:style>
    <style:style style:name="T71" style:parent-style-name="DefaultParagraphFont" style:family="text">
      <style:text-properties fo:font-weight="bold" style:font-weight-asian="bold" fo:color="#586E75"/>
    </style:style>
    <style:style style:name="T72" style:parent-style-name="DefaultParagraphFont" style:family="text">
      <style:text-properties fo:color="#C0C0C0"/>
    </style:style>
    <style:style style:name="T73" style:parent-style-name="DefaultParagraphFont" style:family="text">
      <style:text-properties fo:color="#586E75"/>
    </style:style>
    <style:style style:name="T74" style:parent-style-name="DefaultParagraphFont" style:family="text">
      <style:text-properties fo:color="#C0C0C0"/>
    </style:style>
    <style:style style:name="T75" style:parent-style-name="DefaultParagraphFont" style:family="text">
      <style:text-properties fo:color="#586E75"/>
    </style:style>
    <style:style style:name="T76" style:parent-style-name="DefaultParagraphFont" style:family="text">
      <style:text-properties fo:color="#C0C0C0"/>
    </style:style>
    <style:style style:name="T77" style:parent-style-name="DefaultParagraphFont" style:family="text">
      <style:text-properties fo:color="#2AA198"/>
    </style:style>
    <style:style style:name="T78" style:parent-style-name="DefaultParagraphFont" style:family="text">
      <style:text-properties fo:color="#C0C0C0"/>
    </style:style>
    <style:style style:name="T79" style:parent-style-name="DefaultParagraphFont" style:family="text">
      <style:text-properties fo:color="#2AA198"/>
    </style:style>
    <style:style style:name="T80" style:parent-style-name="DefaultParagraphFont" style:family="text">
      <style:text-properties fo:color="#C0C0C0"/>
    </style:style>
    <style:style style:name="T81" style:parent-style-name="DefaultParagraphFont" style:family="text">
      <style:text-properties fo:color="#2AA198"/>
    </style:style>
    <style:style style:name="T82" style:parent-style-name="DefaultParagraphFont" style:family="text">
      <style:text-properties fo:color="#586E75"/>
    </style:style>
    <style:style style:name="T83" style:parent-style-name="DefaultParagraphFont" style:family="text">
      <style:text-properties fo:color="#C0C0C0"/>
    </style:style>
    <style:style style:name="T84" style:parent-style-name="DefaultParagraphFont" style:family="text">
      <style:text-properties fo:color="#586E75"/>
    </style:style>
    <style:style style:name="T85" style:parent-style-name="DefaultParagraphFont" style:family="text">
      <style:text-properties fo:color="#2AA198"/>
    </style:style>
    <style:style style:name="T86" style:parent-style-name="DefaultParagraphFont" style:family="text">
      <style:text-properties fo:color="#C0C0C0"/>
    </style:style>
    <style:style style:name="T87" style:parent-style-name="DefaultParagraphFont" style:family="text">
      <style:text-properties fo:color="#2AA198"/>
    </style:style>
    <style:style style:name="T88" style:parent-style-name="DefaultParagraphFont" style:family="text">
      <style:text-properties fo:color="#586E75"/>
    </style:style>
    <style:style style:name="T89" style:parent-style-name="DefaultParagraphFont" style:family="text">
      <style:text-properties fo:color="#C0C0C0"/>
    </style:style>
    <style:style style:name="T90" style:parent-style-name="DefaultParagraphFont" style:family="text">
      <style:text-properties fo:color="#000000"/>
    </style:style>
    <style:style style:name="T91" style:parent-style-name="DefaultParagraphFont" style:family="text">
      <style:text-properties fo:color="#586E75"/>
    </style:style>
    <style:style style:name="P92" style:parent-style-name="PreformattedText" style:family="paragraph">
      <style:paragraph-properties fo:margin-bottom="0.1965in"/>
      <style:text-properties fo:color="#586E75"/>
    </style:style>
    <style:style style:name="P93" style:parent-style-name="Textbody" style:family="paragraph">
      <style:paragraph-properties fo:text-align="justify"/>
      <style:text-properties style:text-underline-type="single" style:text-underline-style="solid" style:text-underline-width="auto" style:text-underline-mode="continuous"/>
    </style:style>
    <style:style style:name="P94" style:parent-style-name="PreformattedText" style:family="paragraph">
      <style:paragraph-properties fo:text-align="justify"/>
    </style:style>
    <style:style style:name="T95" style:parent-style-name="DefaultParagraphFont" style:family="text">
      <style:text-properties fo:color="#6C71C4"/>
    </style:style>
    <style:style style:name="T96" style:parent-style-name="DefaultParagraphFont" style:family="text">
      <style:text-properties fo:color="#C0C0C0"/>
    </style:style>
    <style:style style:name="T97" style:parent-style-name="DefaultParagraphFont" style:family="text">
      <style:text-properties fo:color="#2AA198"/>
    </style:style>
    <style:style style:name="T98" style:parent-style-name="DefaultParagraphFont" style:family="text">
      <style:text-properties fo:font-weight="bold" style:font-weight-asian="bold" fo:color="#586E75"/>
    </style:style>
    <style:style style:name="T99" style:parent-style-name="DefaultParagraphFont" style:family="text">
      <style:text-properties fo:color="#C0C0C0"/>
    </style:style>
    <style:style style:name="T100" style:parent-style-name="DefaultParagraphFont" style:family="text">
      <style:text-properties fo:color="#000000"/>
    </style:style>
    <style:style style:name="T101" style:parent-style-name="DefaultParagraphFont" style:family="text">
      <style:text-properties fo:color="#586E75"/>
    </style:style>
    <style:style style:name="T102" style:parent-style-name="DefaultParagraphFont" style:family="text">
      <style:text-properties fo:font-weight="bold" style:font-weight-asian="bold" fo:color="#586E75"/>
    </style:style>
    <style:style style:name="T103" style:parent-style-name="DefaultParagraphFont" style:family="text">
      <style:text-properties fo:color="#586E75"/>
    </style:style>
    <style:style style:name="P104" style:parent-style-name="PreformattedText" style:family="paragraph">
      <style:text-properties fo:color="#586E75"/>
    </style:style>
    <style:style style:name="T105" style:parent-style-name="DefaultParagraphFont" style:family="text">
      <style:text-properties fo:color="#C0C0C0"/>
    </style:style>
    <style:style style:name="T106" style:parent-style-name="DefaultParagraphFont" style:family="text">
      <style:text-properties fo:font-weight="bold" style:font-weight-asian="bold" fo:color="#586E75"/>
    </style:style>
    <style:style style:name="T107" style:parent-style-name="DefaultParagraphFont" style:family="text">
      <style:text-properties fo:color="#C0C0C0"/>
    </style:style>
    <style:style style:name="T108" style:parent-style-name="DefaultParagraphFont" style:family="text">
      <style:text-properties fo:color="#000000"/>
    </style:style>
    <style:style style:name="T109" style:parent-style-name="DefaultParagraphFont" style:family="text">
      <style:text-properties fo:color="#586E75"/>
    </style:style>
    <style:style style:name="T110" style:parent-style-name="DefaultParagraphFont" style:family="text">
      <style:text-properties fo:color="#2AA198"/>
    </style:style>
    <style:style style:name="T111" style:parent-style-name="DefaultParagraphFont" style:family="text">
      <style:text-properties fo:color="#586E75"/>
    </style:style>
    <style:style style:name="T112" style:parent-style-name="DefaultParagraphFont" style:family="text">
      <style:text-properties fo:color="#C0C0C0"/>
    </style:style>
    <style:style style:name="T113" style:parent-style-name="DefaultParagraphFont" style:family="text">
      <style:text-properties fo:color="#C0C0C0"/>
    </style:style>
    <style:style style:name="T114" style:parent-style-name="DefaultParagraphFont" style:family="text">
      <style:text-properties fo:color="#586E75"/>
    </style:style>
    <style:style style:name="T115" style:parent-style-name="DefaultParagraphFont" style:family="text">
      <style:text-properties fo:color="#2AA198"/>
    </style:style>
    <style:style style:name="T116" style:parent-style-name="DefaultParagraphFont" style:family="text">
      <style:text-properties fo:color="#C0C0C0"/>
    </style:style>
    <style:style style:name="T117" style:parent-style-name="DefaultParagraphFont" style:family="text">
      <style:text-properties fo:color="#2AA198"/>
    </style:style>
    <style:style style:name="T118" style:parent-style-name="DefaultParagraphFont" style:family="text">
      <style:text-properties fo:color="#C0C0C0"/>
    </style:style>
    <style:style style:name="T119" style:parent-style-name="DefaultParagraphFont" style:family="text">
      <style:text-properties fo:color="#2AA198"/>
    </style:style>
    <style:style style:name="T120" style:parent-style-name="DefaultParagraphFont" style:family="text">
      <style:text-properties fo:color="#C0C0C0"/>
    </style:style>
    <style:style style:name="T121" style:parent-style-name="DefaultParagraphFont" style:family="text">
      <style:text-properties fo:color="#2AA198"/>
    </style:style>
    <style:style style:name="T122" style:parent-style-name="DefaultParagraphFont" style:family="text">
      <style:text-properties fo:color="#586E75"/>
    </style:style>
    <style:style style:name="T123" style:parent-style-name="DefaultParagraphFont" style:family="text">
      <style:text-properties fo:color="#C0C0C0"/>
    </style:style>
    <style:style style:name="T124" style:parent-style-name="DefaultParagraphFont" style:family="text">
      <style:text-properties fo:color="#586E75"/>
    </style:style>
    <style:style style:name="T125" style:parent-style-name="DefaultParagraphFont" style:family="text">
      <style:text-properties fo:color="#2AA198"/>
    </style:style>
    <style:style style:name="T126" style:parent-style-name="DefaultParagraphFont" style:family="text">
      <style:text-properties fo:color="#586E75"/>
    </style:style>
    <style:style style:name="T127" style:parent-style-name="DefaultParagraphFont" style:family="text">
      <style:text-properties fo:color="#C0C0C0"/>
    </style:style>
    <style:style style:name="T128" style:parent-style-name="DefaultParagraphFont" style:family="text">
      <style:text-properties fo:color="#000000"/>
    </style:style>
    <style:style style:name="T129" style:parent-style-name="DefaultParagraphFont" style:family="text">
      <style:text-properties fo:color="#586E75"/>
    </style:style>
    <style:style style:name="T130" style:parent-style-name="DefaultParagraphFont" style:family="text">
      <style:text-properties fo:color="#C0C0C0"/>
    </style:style>
    <style:style style:name="T131" style:parent-style-name="DefaultParagraphFont" style:family="text">
      <style:text-properties fo:color="#586E75"/>
    </style:style>
    <style:style style:name="T132" style:parent-style-name="DefaultParagraphFont" style:family="text">
      <style:text-properties fo:color="#2AA198"/>
    </style:style>
    <style:style style:name="T133" style:parent-style-name="DefaultParagraphFont" style:family="text">
      <style:text-properties fo:color="#C0C0C0"/>
    </style:style>
    <style:style style:name="T134" style:parent-style-name="DefaultParagraphFont" style:family="text">
      <style:text-properties fo:color="#2AA198"/>
    </style:style>
    <style:style style:name="T135" style:parent-style-name="DefaultParagraphFont" style:family="text">
      <style:text-properties fo:color="#586E75"/>
    </style:style>
    <style:style style:name="T136" style:parent-style-name="DefaultParagraphFont" style:family="text">
      <style:text-properties fo:color="#C0C0C0"/>
    </style:style>
    <style:style style:name="T137" style:parent-style-name="DefaultParagraphFont" style:family="text">
      <style:text-properties fo:color="#000000"/>
    </style:style>
    <style:style style:name="T138" style:parent-style-name="DefaultParagraphFont" style:family="text">
      <style:text-properties fo:color="#586E75"/>
    </style:style>
    <style:style style:name="P139" style:parent-style-name="PreformattedText" style:family="paragraph">
      <style:paragraph-properties fo:margin-bottom="0.1965in"/>
      <style:text-properties fo:color="#586E75"/>
    </style:style>
    <style:style style:name="P140" style:parent-style-name="Textbody" style:family="paragraph">
      <style:paragraph-properties fo:text-align="justify"/>
      <style:text-properties style:text-underline-type="single" style:text-underline-style="solid" style:text-underline-width="auto" style:text-underline-mode="continuous"/>
    </style:style>
    <style:style style:name="P141" style:parent-style-name="PreformattedText" style:family="paragraph">
      <style:paragraph-properties fo:text-align="justify"/>
    </style:style>
    <style:style style:name="T142" style:parent-style-name="DefaultParagraphFont" style:family="text">
      <style:text-properties fo:color="#6C71C4"/>
    </style:style>
    <style:style style:name="T143" style:parent-style-name="DefaultParagraphFont" style:family="text">
      <style:text-properties fo:color="#C0C0C0"/>
    </style:style>
    <style:style style:name="T144" style:parent-style-name="DefaultParagraphFont" style:family="text">
      <style:text-properties fo:color="#2AA198"/>
    </style:style>
    <style:style style:name="P145" style:parent-style-name="PreformattedText" style:family="paragraph">
      <style:paragraph-properties fo:margin-bottom="0.1965in"/>
    </style:style>
    <style:style style:name="T146" style:parent-style-name="DefaultParagraphFont" style:family="text">
      <style:text-properties fo:color="#6C71C4"/>
    </style:style>
    <style:style style:name="T147" style:parent-style-name="DefaultParagraphFont" style:family="text">
      <style:text-properties fo:color="#C0C0C0"/>
    </style:style>
    <style:style style:name="T148" style:parent-style-name="DefaultParagraphFont" style:family="text">
      <style:text-properties fo:color="#2AA198"/>
    </style:style>
    <style:style style:name="T149" style:parent-style-name="DefaultParagraphFont" style:family="text">
      <style:text-properties fo:font-weight="bold" style:font-weight-asian="bold" fo:color="#586E75"/>
    </style:style>
    <style:style style:name="T150" style:parent-style-name="DefaultParagraphFont" style:family="text">
      <style:text-properties fo:color="#C0C0C0"/>
    </style:style>
    <style:style style:name="T151" style:parent-style-name="DefaultParagraphFont" style:family="text">
      <style:text-properties fo:color="#000000"/>
    </style:style>
    <style:style style:name="T152" style:parent-style-name="DefaultParagraphFont" style:family="text">
      <style:text-properties fo:color="#586E75"/>
    </style:style>
    <style:style style:name="T153" style:parent-style-name="DefaultParagraphFont" style:family="text">
      <style:text-properties fo:font-weight="bold" style:font-weight-asian="bold" fo:color="#586E75"/>
    </style:style>
    <style:style style:name="T154" style:parent-style-name="DefaultParagraphFont" style:family="text">
      <style:text-properties fo:color="#586E75"/>
    </style:style>
    <style:style style:name="P155" style:parent-style-name="PreformattedText" style:family="paragraph">
      <style:text-properties fo:color="#586E75"/>
    </style:style>
    <style:style style:name="T156" style:parent-style-name="DefaultParagraphFont" style:family="text">
      <style:text-properties fo:color="#C0C0C0"/>
    </style:style>
    <style:style style:name="T157" style:parent-style-name="DefaultParagraphFont" style:family="text">
      <style:text-properties fo:color="#586E75"/>
    </style:style>
    <style:style style:name="T158" style:parent-style-name="DefaultParagraphFont" style:family="text">
      <style:text-properties fo:color="#2AA198"/>
    </style:style>
    <style:style style:name="T159" style:parent-style-name="DefaultParagraphFont" style:family="text">
      <style:text-properties fo:color="#C0C0C0"/>
    </style:style>
    <style:style style:name="T160" style:parent-style-name="DefaultParagraphFont" style:family="text">
      <style:text-properties fo:color="#2AA198"/>
    </style:style>
    <style:style style:name="T161" style:parent-style-name="DefaultParagraphFont" style:family="text">
      <style:text-properties fo:color="#586E75"/>
    </style:style>
    <style:style style:name="T162" style:parent-style-name="DefaultParagraphFont" style:family="text">
      <style:text-properties fo:color="#C0C0C0"/>
    </style:style>
    <style:style style:name="T163" style:parent-style-name="DefaultParagraphFont" style:family="text">
      <style:text-properties fo:color="#C0C0C0"/>
    </style:style>
    <style:style style:name="T164" style:parent-style-name="DefaultParagraphFont" style:family="text">
      <style:text-properties fo:color="#000000"/>
    </style:style>
    <style:style style:name="T165" style:parent-style-name="DefaultParagraphFont" style:family="text">
      <style:text-properties fo:color="#C0C0C0"/>
    </style:style>
    <style:style style:name="T166" style:parent-style-name="DefaultParagraphFont" style:family="text">
      <style:text-properties fo:color="#586E75"/>
    </style:style>
    <style:style style:name="T167" style:parent-style-name="DefaultParagraphFont" style:family="text">
      <style:text-properties fo:color="#C0C0C0"/>
    </style:style>
    <style:style style:name="T168" style:parent-style-name="DefaultParagraphFont" style:family="text">
      <style:text-properties fo:color="#586E75"/>
    </style:style>
    <style:style style:name="T169" style:parent-style-name="DefaultParagraphFont" style:family="text">
      <style:text-properties fo:color="#C0C0C0"/>
    </style:style>
    <style:style style:name="T170" style:parent-style-name="DefaultParagraphFont" style:family="text">
      <style:text-properties fo:color="#586E75"/>
    </style:style>
    <style:style style:name="T171" style:parent-style-name="DefaultParagraphFont" style:family="text">
      <style:text-properties fo:color="#2AA198"/>
    </style:style>
    <style:style style:name="T172" style:parent-style-name="DefaultParagraphFont" style:family="text">
      <style:text-properties fo:color="#C0C0C0"/>
    </style:style>
    <style:style style:name="T173" style:parent-style-name="DefaultParagraphFont" style:family="text">
      <style:text-properties fo:color="#2AA198"/>
    </style:style>
    <style:style style:name="T174" style:parent-style-name="DefaultParagraphFont" style:family="text">
      <style:text-properties fo:color="#586E75"/>
    </style:style>
    <style:style style:name="T175" style:parent-style-name="DefaultParagraphFont" style:family="text">
      <style:text-properties fo:color="#C0C0C0"/>
    </style:style>
    <style:style style:name="T176" style:parent-style-name="DefaultParagraphFont" style:family="text">
      <style:text-properties fo:color="#000000"/>
    </style:style>
    <style:style style:name="T177" style:parent-style-name="DefaultParagraphFont" style:family="text">
      <style:text-properties fo:color="#586E75"/>
    </style:style>
    <style:style style:name="P178" style:parent-style-name="PreformattedText" style:family="paragraph">
      <style:text-properties fo:color="#586E75"/>
    </style:style>
    <style:style style:name="P179" style:parent-style-name="Textbody" style:family="paragraph">
      <style:paragraph-properties fo:text-align="justify"/>
      <style:text-properties style:text-underline-type="single" style:text-underline-style="solid" style:text-underline-width="auto" style:text-underline-mode="continuous"/>
    </style:style>
    <style:style style:name="P180" style:parent-style-name="Textbody" style:family="paragraph">
      <style:paragraph-properties fo:text-align="justify"/>
      <style:text-properties style:text-underline-type="single" style:text-underline-style="solid" style:text-underline-width="auto" style:text-underline-mode="continuous"/>
    </style:style>
    <style:style style:name="P181" style:parent-style-name="Textbody" style:family="paragraph">
      <style:paragraph-properties fo:text-align="justify"/>
      <style:text-properties style:text-underline-type="single" style:text-underline-style="solid" style:text-underline-width="auto" style:text-underline-mode="continuous"/>
    </style:style>
    <style:style style:name="P182" style:parent-style-name="Textbody" style:family="paragraph">
      <style:paragraph-properties fo:text-align="justify"/>
      <style:text-properties style:text-underline-type="single" style:text-underline-style="solid" style:text-underline-width="auto" style:text-underline-mode="continuous"/>
    </style:style>
    <style:style style:name="P183" style:parent-style-name="PreformattedText" style:family="paragraph">
      <style:paragraph-properties fo:text-align="justify"/>
    </style:style>
    <style:style style:name="T184" style:parent-style-name="DefaultParagraphFont" style:family="text">
      <style:text-properties fo:color="#6C71C4"/>
    </style:style>
    <style:style style:name="T185" style:parent-style-name="DefaultParagraphFont" style:family="text">
      <style:text-properties fo:color="#C0C0C0"/>
    </style:style>
    <style:style style:name="T186" style:parent-style-name="DefaultParagraphFont" style:family="text">
      <style:text-properties fo:color="#2AA198"/>
    </style:style>
    <style:style style:name="T187" style:parent-style-name="DefaultParagraphFont" style:family="text">
      <style:text-properties fo:color="#C0C0C0"/>
    </style:style>
    <style:style style:name="T188" style:parent-style-name="DefaultParagraphFont" style:family="text">
      <style:text-properties fo:color="#93A1A1"/>
    </style:style>
    <style:style style:name="T189" style:parent-style-name="DefaultParagraphFont" style:family="text">
      <style:text-properties fo:color="#C0C0C0"/>
    </style:style>
    <style:style style:name="T190" style:parent-style-name="DefaultParagraphFont" style:family="text">
      <style:text-properties fo:color="#93A1A1"/>
    </style:style>
    <style:style style:name="T191" style:parent-style-name="DefaultParagraphFont" style:family="text">
      <style:text-properties fo:color="#C0C0C0"/>
    </style:style>
    <style:style style:name="T192" style:parent-style-name="DefaultParagraphFont" style:family="text">
      <style:text-properties fo:color="#93A1A1"/>
    </style:style>
    <style:style style:name="T193" style:parent-style-name="DefaultParagraphFont" style:family="text">
      <style:text-properties fo:color="#C0C0C0"/>
    </style:style>
    <style:style style:name="T194" style:parent-style-name="DefaultParagraphFont" style:family="text">
      <style:text-properties fo:color="#93A1A1"/>
    </style:style>
    <style:style style:name="P195" style:parent-style-name="PreformattedText" style:family="paragraph">
      <style:paragraph-properties fo:margin-bottom="0.1965in"/>
    </style:style>
    <style:style style:name="T196" style:parent-style-name="DefaultParagraphFont" style:family="text">
      <style:text-properties fo:font-weight="bold" style:font-weight-asian="bold" fo:color="#586E75"/>
    </style:style>
    <style:style style:name="T197" style:parent-style-name="DefaultParagraphFont" style:family="text">
      <style:text-properties fo:color="#C0C0C0"/>
    </style:style>
    <style:style style:name="T198" style:parent-style-name="DefaultParagraphFont" style:family="text">
      <style:text-properties fo:font-weight="bold" style:font-weight-asian="bold" fo:color="#586E75"/>
    </style:style>
    <style:style style:name="T199" style:parent-style-name="DefaultParagraphFont" style:family="text">
      <style:text-properties fo:color="#C0C0C0"/>
    </style:style>
    <style:style style:name="T200" style:parent-style-name="DefaultParagraphFont" style:family="text">
      <style:text-properties fo:color="#586E75"/>
    </style:style>
    <style:style style:name="T201" style:parent-style-name="DefaultParagraphFont" style:family="text">
      <style:text-properties fo:color="#586E75"/>
    </style:style>
    <style:style style:name="T202" style:parent-style-name="DefaultParagraphFont" style:family="text">
      <style:text-properties fo:color="#586E75"/>
    </style:style>
    <style:style style:name="T203" style:parent-style-name="DefaultParagraphFont" style:family="text">
      <style:text-properties fo:font-weight="bold" style:font-weight-asian="bold" fo:color="#586E75"/>
    </style:style>
    <style:style style:name="T204" style:parent-style-name="DefaultParagraphFont" style:family="text">
      <style:text-properties fo:color="#C0C0C0"/>
    </style:style>
    <style:style style:name="T205" style:parent-style-name="DefaultParagraphFont" style:family="text">
      <style:text-properties fo:color="#000000"/>
    </style:style>
    <style:style style:name="T206" style:parent-style-name="DefaultParagraphFont" style:family="text">
      <style:text-properties fo:color="#586E75"/>
    </style:style>
    <style:style style:name="T207" style:parent-style-name="DefaultParagraphFont" style:family="text">
      <style:text-properties fo:color="#C0C0C0"/>
    </style:style>
    <style:style style:name="T208" style:parent-style-name="DefaultParagraphFont" style:family="text">
      <style:text-properties fo:color="#586E75"/>
    </style:style>
    <style:style style:name="T209" style:parent-style-name="DefaultParagraphFont" style:family="text">
      <style:text-properties fo:color="#C0C0C0"/>
    </style:style>
    <style:style style:name="T210" style:parent-style-name="DefaultParagraphFont" style:family="text">
      <style:text-properties fo:color="#C0C0C0"/>
    </style:style>
    <style:style style:name="T211" style:parent-style-name="DefaultParagraphFont" style:family="text">
      <style:text-properties fo:color="#586E75"/>
    </style:style>
    <style:style style:name="T212" style:parent-style-name="DefaultParagraphFont" style:family="text">
      <style:text-properties fo:color="#C0C0C0"/>
    </style:style>
    <style:style style:name="T213" style:parent-style-name="DefaultParagraphFont" style:family="text">
      <style:text-properties fo:color="#2AA198"/>
    </style:style>
    <style:style style:name="T214" style:parent-style-name="DefaultParagraphFont" style:family="text">
      <style:text-properties fo:color="#C0C0C0"/>
    </style:style>
    <style:style style:name="T215" style:parent-style-name="DefaultParagraphFont" style:family="text">
      <style:text-properties fo:color="#2AA198"/>
    </style:style>
    <style:style style:name="T216" style:parent-style-name="DefaultParagraphFont" style:family="text">
      <style:text-properties fo:color="#586E75"/>
    </style:style>
    <style:style style:name="T217" style:parent-style-name="DefaultParagraphFont" style:family="text">
      <style:text-properties fo:color="#C0C0C0"/>
    </style:style>
    <style:style style:name="T218" style:parent-style-name="DefaultParagraphFont" style:family="text">
      <style:text-properties fo:color="#C0C0C0"/>
    </style:style>
    <style:style style:name="T219" style:parent-style-name="DefaultParagraphFont" style:family="text">
      <style:text-properties fo:color="#586E75"/>
    </style:style>
    <style:style style:name="T220" style:parent-style-name="DefaultParagraphFont" style:family="text">
      <style:text-properties fo:color="#C0C0C0"/>
    </style:style>
    <style:style style:name="T221" style:parent-style-name="DefaultParagraphFont" style:family="text">
      <style:text-properties fo:color="#586E75"/>
    </style:style>
    <style:style style:name="T222" style:parent-style-name="DefaultParagraphFont" style:family="text">
      <style:text-properties fo:color="#586E75"/>
    </style:style>
    <style:style style:name="T223" style:parent-style-name="DefaultParagraphFont" style:family="text">
      <style:text-properties fo:color="#C0C0C0"/>
    </style:style>
    <style:style style:name="T224" style:parent-style-name="DefaultParagraphFont" style:family="text">
      <style:text-properties fo:color="#C0C0C0"/>
    </style:style>
    <style:style style:name="T225" style:parent-style-name="DefaultParagraphFont" style:family="text">
      <style:text-properties fo:font-weight="bold" style:font-weight-asian="bold" fo:color="#586E75"/>
    </style:style>
    <style:style style:name="T226" style:parent-style-name="DefaultParagraphFont" style:family="text">
      <style:text-properties fo:color="#C0C0C0"/>
    </style:style>
    <style:style style:name="T227" style:parent-style-name="DefaultParagraphFont" style:family="text">
      <style:text-properties fo:color="#2AA198"/>
    </style:style>
    <style:style style:name="T228" style:parent-style-name="DefaultParagraphFont" style:family="text">
      <style:text-properties fo:color="#586E75"/>
    </style:style>
    <style:style style:name="P229" style:parent-style-name="PreformattedText" style:family="paragraph">
      <style:text-properties fo:color="#586E75"/>
    </style:style>
    <style:style style:name="P230" style:parent-style-name="Textbody" style:family="paragraph">
      <style:paragraph-properties fo:text-align="justify"/>
      <style:text-properties style:text-underline-type="single" style:text-underline-style="solid" style:text-underline-width="auto" style:text-underline-mode="continuous"/>
    </style:style>
    <style:style style:name="P231" style:parent-style-name="Textbody" style:family="paragraph">
      <style:paragraph-properties fo:text-align="justify"/>
      <style:text-properties style:text-underline-type="single" style:text-underline-style="solid" style:text-underline-width="auto" style:text-underline-mode="continuous"/>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Heading1" style:family="paragraph">
      <style:paragraph-properties fo:break-before="page"/>
    </style:style>
    <style:style style:name="P243" style:parent-style-name="Textbody" style:family="paragraph"/>
    <style:style style:name="P244" style:parent-style-name="Textbody" style:family="paragraph"/>
    <style:style style:name="P245" style:parent-style-name="Textbody" style:family="paragraph">
      <style:text-properties style:text-underline-type="single" style:text-underline-style="solid" style:text-underline-width="auto" style:text-underline-mode="continuous"/>
    </style:style>
    <style:style style:name="T246" style:parent-style-name="DefaultParagraphFont" style:family="text">
      <style:text-properties fo:color="#6C71C4"/>
    </style:style>
    <style:style style:name="T247" style:parent-style-name="DefaultParagraphFont" style:family="text">
      <style:text-properties fo:color="#C0C0C0"/>
    </style:style>
    <style:style style:name="T248" style:parent-style-name="DefaultParagraphFont" style:family="text">
      <style:text-properties fo:color="#2AA198"/>
    </style:style>
    <style:style style:name="T249" style:parent-style-name="DefaultParagraphFont" style:family="text">
      <style:text-properties fo:font-weight="bold" style:font-weight-asian="bold" fo:color="#586E75"/>
    </style:style>
    <style:style style:name="T250" style:parent-style-name="DefaultParagraphFont" style:family="text">
      <style:text-properties fo:color="#C0C0C0"/>
    </style:style>
    <style:style style:name="T251" style:parent-style-name="DefaultParagraphFont" style:family="text">
      <style:text-properties fo:color="#000000"/>
    </style:style>
    <style:style style:name="T252" style:parent-style-name="DefaultParagraphFont" style:family="text">
      <style:text-properties fo:color="#586E75"/>
    </style:style>
    <style:style style:name="T253" style:parent-style-name="DefaultParagraphFont" style:family="text">
      <style:text-properties fo:font-weight="bold" style:font-weight-asian="bold" fo:color="#586E75"/>
    </style:style>
    <style:style style:name="T254" style:parent-style-name="DefaultParagraphFont" style:family="text">
      <style:text-properties fo:color="#586E75"/>
    </style:style>
    <style:style style:name="P255" style:parent-style-name="PreformattedText" style:family="paragraph">
      <style:text-properties fo:color="#586E75"/>
    </style:style>
    <style:style style:name="T256" style:parent-style-name="DefaultParagraphFont" style:family="text">
      <style:text-properties fo:color="#C0C0C0"/>
    </style:style>
    <style:style style:name="T257" style:parent-style-name="DefaultParagraphFont" style:family="text">
      <style:text-properties fo:color="#586E75"/>
    </style:style>
    <style:style style:name="T258" style:parent-style-name="DefaultParagraphFont" style:family="text">
      <style:text-properties fo:color="#2AA198"/>
    </style:style>
    <style:style style:name="T259" style:parent-style-name="DefaultParagraphFont" style:family="text">
      <style:text-properties fo:color="#586E75"/>
    </style:style>
    <style:style style:name="T260" style:parent-style-name="DefaultParagraphFont" style:family="text">
      <style:text-properties fo:color="#C0C0C0"/>
    </style:style>
    <style:style style:name="T261" style:parent-style-name="DefaultParagraphFont" style:family="text">
      <style:text-properties fo:color="#2AA198"/>
    </style:style>
    <style:style style:name="T262" style:parent-style-name="DefaultParagraphFont" style:family="text">
      <style:text-properties fo:color="#C0C0C0"/>
    </style:style>
    <style:style style:name="T263" style:parent-style-name="DefaultParagraphFont" style:family="text">
      <style:text-properties fo:color="#586E75"/>
    </style:style>
    <style:style style:name="T264" style:parent-style-name="DefaultParagraphFont" style:family="text">
      <style:text-properties fo:color="#C0C0C0"/>
    </style:style>
    <style:style style:name="T265" style:parent-style-name="DefaultParagraphFont" style:family="text">
      <style:text-properties fo:color="#2AA198"/>
    </style:style>
    <style:style style:name="T266" style:parent-style-name="DefaultParagraphFont" style:family="text">
      <style:text-properties fo:color="#586E75"/>
    </style:style>
    <style:style style:name="P267" style:parent-style-name="PreformattedText" style:family="paragraph">
      <style:text-properties fo:color="#586E75"/>
    </style:style>
    <style:style style:name="P268" style:parent-style-name="Textbody" style:family="paragraph">
      <style:text-properties style:text-underline-type="single" style:text-underline-style="solid" style:text-underline-width="auto" style:text-underline-mode="continuous"/>
    </style:style>
    <style:style style:name="T269" style:parent-style-name="DefaultParagraphFont" style:family="text">
      <style:text-properties fo:color="#6C71C4"/>
    </style:style>
    <style:style style:name="T270" style:parent-style-name="DefaultParagraphFont" style:family="text">
      <style:text-properties fo:color="#C0C0C0"/>
    </style:style>
    <style:style style:name="T271" style:parent-style-name="DefaultParagraphFont" style:family="text">
      <style:text-properties fo:color="#2AA198"/>
    </style:style>
    <style:style style:name="P272" style:parent-style-name="PreformattedText" style:family="paragraph">
      <style:paragraph-properties fo:margin-bottom="0.1965in"/>
    </style:style>
    <style:style style:name="T273" style:parent-style-name="DefaultParagraphFont" style:family="text">
      <style:text-properties fo:color="#6C71C4"/>
    </style:style>
    <style:style style:name="T274" style:parent-style-name="DefaultParagraphFont" style:family="text">
      <style:text-properties fo:color="#C0C0C0"/>
    </style:style>
    <style:style style:name="T275" style:parent-style-name="DefaultParagraphFont" style:family="text">
      <style:text-properties fo:color="#2AA198"/>
    </style:style>
    <style:style style:name="T276" style:parent-style-name="DefaultParagraphFont" style:family="text">
      <style:text-properties fo:font-weight="bold" style:font-weight-asian="bold" fo:color="#586E75"/>
    </style:style>
    <style:style style:name="T277" style:parent-style-name="DefaultParagraphFont" style:family="text">
      <style:text-properties fo:color="#C0C0C0"/>
    </style:style>
    <style:style style:name="T278" style:parent-style-name="DefaultParagraphFont" style:family="text">
      <style:text-properties fo:color="#000000"/>
    </style:style>
    <style:style style:name="T279" style:parent-style-name="DefaultParagraphFont" style:family="text">
      <style:text-properties fo:color="#586E75"/>
    </style:style>
    <style:style style:name="T280" style:parent-style-name="DefaultParagraphFont" style:family="text">
      <style:text-properties fo:font-weight="bold" style:font-weight-asian="bold" fo:color="#586E75"/>
    </style:style>
    <style:style style:name="T281" style:parent-style-name="DefaultParagraphFont" style:family="text">
      <style:text-properties fo:color="#586E75"/>
    </style:style>
    <style:style style:name="P282" style:parent-style-name="PreformattedText" style:family="paragraph">
      <style:text-properties fo:color="#586E75"/>
    </style:style>
    <style:style style:name="T283" style:parent-style-name="DefaultParagraphFont" style:family="text">
      <style:text-properties fo:color="#C0C0C0"/>
    </style:style>
    <style:style style:name="T284" style:parent-style-name="DefaultParagraphFont" style:family="text">
      <style:text-properties fo:color="#93A1A1"/>
    </style:style>
    <style:style style:name="T285" style:parent-style-name="DefaultParagraphFont" style:family="text">
      <style:text-properties fo:color="#C0C0C0"/>
    </style:style>
    <style:style style:name="T286" style:parent-style-name="DefaultParagraphFont" style:family="text">
      <style:text-properties fo:color="#93A1A1"/>
    </style:style>
    <style:style style:name="T287" style:parent-style-name="DefaultParagraphFont" style:family="text">
      <style:text-properties fo:color="#C0C0C0"/>
    </style:style>
    <style:style style:name="T288" style:parent-style-name="DefaultParagraphFont" style:family="text">
      <style:text-properties fo:color="#93A1A1"/>
    </style:style>
    <style:style style:name="T289" style:parent-style-name="DefaultParagraphFont" style:family="text">
      <style:text-properties fo:color="#C0C0C0"/>
    </style:style>
    <style:style style:name="T290" style:parent-style-name="DefaultParagraphFont" style:family="text">
      <style:text-properties fo:color="#93A1A1"/>
    </style:style>
    <style:style style:name="T291" style:parent-style-name="DefaultParagraphFont" style:family="text">
      <style:text-properties fo:color="#C0C0C0"/>
    </style:style>
    <style:style style:name="T292" style:parent-style-name="DefaultParagraphFont" style:family="text">
      <style:text-properties fo:color="#93A1A1"/>
    </style:style>
    <style:style style:name="T293" style:parent-style-name="DefaultParagraphFont" style:family="text">
      <style:text-properties fo:color="#C0C0C0"/>
    </style:style>
    <style:style style:name="T294" style:parent-style-name="DefaultParagraphFont" style:family="text">
      <style:text-properties fo:color="#586E75"/>
    </style:style>
    <style:style style:name="T295" style:parent-style-name="DefaultParagraphFont" style:family="text">
      <style:text-properties fo:color="#2AA198"/>
    </style:style>
    <style:style style:name="T296" style:parent-style-name="DefaultParagraphFont" style:family="text">
      <style:text-properties fo:color="#C0C0C0"/>
    </style:style>
    <style:style style:name="T297" style:parent-style-name="DefaultParagraphFont" style:family="text">
      <style:text-properties fo:color="#2AA198"/>
    </style:style>
    <style:style style:name="T298" style:parent-style-name="DefaultParagraphFont" style:family="text">
      <style:text-properties fo:color="#C0C0C0"/>
    </style:style>
    <style:style style:name="T299" style:parent-style-name="DefaultParagraphFont" style:family="text">
      <style:text-properties fo:color="#2AA198"/>
    </style:style>
    <style:style style:name="T300" style:parent-style-name="DefaultParagraphFont" style:family="text">
      <style:text-properties fo:color="#C0C0C0"/>
    </style:style>
    <style:style style:name="T301" style:parent-style-name="DefaultParagraphFont" style:family="text">
      <style:text-properties fo:color="#2AA198"/>
    </style:style>
    <style:style style:name="T302" style:parent-style-name="DefaultParagraphFont" style:family="text">
      <style:text-properties fo:color="#C0C0C0"/>
    </style:style>
    <style:style style:name="T303" style:parent-style-name="DefaultParagraphFont" style:family="text">
      <style:text-properties fo:color="#2AA198"/>
    </style:style>
    <style:style style:name="T304" style:parent-style-name="DefaultParagraphFont" style:family="text">
      <style:text-properties fo:color="#586E75"/>
    </style:style>
    <style:style style:name="T305" style:parent-style-name="DefaultParagraphFont" style:family="text">
      <style:text-properties fo:color="#C0C0C0"/>
    </style:style>
    <style:style style:name="T306" style:parent-style-name="DefaultParagraphFont" style:family="text">
      <style:text-properties fo:font-weight="bold" style:font-weight-asian="bold" fo:color="#586E75"/>
    </style:style>
    <style:style style:name="T307" style:parent-style-name="DefaultParagraphFont" style:family="text">
      <style:text-properties fo:color="#C0C0C0"/>
    </style:style>
    <style:style style:name="T308" style:parent-style-name="DefaultParagraphFont" style:family="text">
      <style:text-properties fo:color="#000000"/>
    </style:style>
    <style:style style:name="T309" style:parent-style-name="DefaultParagraphFont" style:family="text">
      <style:text-properties fo:color="#C0C0C0"/>
    </style:style>
    <style:style style:name="T310" style:parent-style-name="DefaultParagraphFont" style:family="text">
      <style:text-properties fo:color="#586E75"/>
    </style:style>
    <style:style style:name="T311" style:parent-style-name="DefaultParagraphFont" style:family="text">
      <style:text-properties fo:color="#C0C0C0"/>
    </style:style>
    <style:style style:name="T312" style:parent-style-name="DefaultParagraphFont" style:family="text">
      <style:text-properties fo:color="#586E75"/>
    </style:style>
    <style:style style:name="T313" style:parent-style-name="DefaultParagraphFont" style:family="text">
      <style:text-properties fo:color="#C0C0C0"/>
    </style:style>
    <style:style style:name="T314" style:parent-style-name="DefaultParagraphFont" style:family="text">
      <style:text-properties fo:color="#586E75"/>
    </style:style>
    <style:style style:name="T315" style:parent-style-name="DefaultParagraphFont" style:family="text">
      <style:text-properties fo:color="#2AA198"/>
    </style:style>
    <style:style style:name="T316" style:parent-style-name="DefaultParagraphFont" style:family="text">
      <style:text-properties fo:color="#C0C0C0"/>
    </style:style>
    <style:style style:name="T317" style:parent-style-name="DefaultParagraphFont" style:family="text">
      <style:text-properties fo:color="#2AA198"/>
    </style:style>
    <style:style style:name="T318" style:parent-style-name="DefaultParagraphFont" style:family="text">
      <style:text-properties fo:color="#C0C0C0"/>
    </style:style>
    <style:style style:name="T319" style:parent-style-name="DefaultParagraphFont" style:family="text">
      <style:text-properties fo:color="#2AA198"/>
    </style:style>
    <style:style style:name="T320" style:parent-style-name="DefaultParagraphFont" style:family="text">
      <style:text-properties fo:color="#C0C0C0"/>
    </style:style>
    <style:style style:name="T321" style:parent-style-name="DefaultParagraphFont" style:family="text">
      <style:text-properties fo:color="#2AA198"/>
    </style:style>
    <style:style style:name="T322" style:parent-style-name="DefaultParagraphFont" style:family="text">
      <style:text-properties fo:color="#C0C0C0"/>
    </style:style>
    <style:style style:name="T323" style:parent-style-name="DefaultParagraphFont" style:family="text">
      <style:text-properties fo:color="#2AA198"/>
    </style:style>
    <style:style style:name="T324" style:parent-style-name="DefaultParagraphFont" style:family="text">
      <style:text-properties fo:color="#586E75"/>
    </style:style>
    <style:style style:name="P325" style:parent-style-name="PreformattedText" style:family="paragraph">
      <style:paragraph-properties fo:margin-bottom="0.1965in"/>
    </style:style>
    <style:style style:name="T326" style:parent-style-name="DefaultParagraphFont" style:family="text">
      <style:text-properties fo:color="#C0C0C0"/>
    </style:style>
    <style:style style:name="T327" style:parent-style-name="DefaultParagraphFont" style:family="text">
      <style:text-properties fo:font-weight="bold" style:font-weight-asian="bold" fo:color="#586E75"/>
    </style:style>
    <style:style style:name="T328" style:parent-style-name="DefaultParagraphFont" style:family="text">
      <style:text-properties fo:color="#C0C0C0"/>
    </style:style>
    <style:style style:name="T329" style:parent-style-name="DefaultParagraphFont" style:family="text">
      <style:text-properties fo:color="#000000"/>
    </style:style>
    <style:style style:name="T330" style:parent-style-name="DefaultParagraphFont" style:family="text">
      <style:text-properties fo:color="#C0C0C0"/>
    </style:style>
    <style:style style:name="T331" style:parent-style-name="DefaultParagraphFont" style:family="text">
      <style:text-properties fo:color="#586E75"/>
    </style:style>
    <style:style style:name="T332" style:parent-style-name="DefaultParagraphFont" style:family="text">
      <style:text-properties fo:color="#C0C0C0"/>
    </style:style>
    <style:style style:name="T333" style:parent-style-name="DefaultParagraphFont" style:family="text">
      <style:text-properties fo:color="#586E75"/>
    </style:style>
    <style:style style:name="T334" style:parent-style-name="DefaultParagraphFont" style:family="text">
      <style:text-properties fo:color="#C0C0C0"/>
    </style:style>
    <style:style style:name="T335" style:parent-style-name="DefaultParagraphFont" style:family="text">
      <style:text-properties fo:color="#93A1A1"/>
    </style:style>
    <style:style style:name="T336" style:parent-style-name="DefaultParagraphFont" style:family="text">
      <style:text-properties fo:color="#C0C0C0"/>
    </style:style>
    <style:style style:name="T337" style:parent-style-name="DefaultParagraphFont" style:family="text">
      <style:text-properties fo:color="#93A1A1"/>
    </style:style>
    <style:style style:name="T338" style:parent-style-name="DefaultParagraphFont" style:family="text">
      <style:text-properties fo:color="#C0C0C0"/>
    </style:style>
    <style:style style:name="T339" style:parent-style-name="DefaultParagraphFont" style:family="text">
      <style:text-properties fo:color="#93A1A1"/>
    </style:style>
    <style:style style:name="T340" style:parent-style-name="DefaultParagraphFont" style:family="text">
      <style:text-properties fo:color="#C0C0C0"/>
    </style:style>
    <style:style style:name="T341" style:parent-style-name="DefaultParagraphFont" style:family="text">
      <style:text-properties fo:color="#93A1A1"/>
    </style:style>
    <style:style style:name="T342" style:parent-style-name="DefaultParagraphFont" style:family="text">
      <style:text-properties fo:color="#C0C0C0"/>
    </style:style>
    <style:style style:name="T343" style:parent-style-name="DefaultParagraphFont" style:family="text">
      <style:text-properties fo:color="#586E75"/>
    </style:style>
    <style:style style:name="T344" style:parent-style-name="DefaultParagraphFont" style:family="text">
      <style:text-properties fo:color="#2AA198"/>
    </style:style>
    <style:style style:name="T345" style:parent-style-name="DefaultParagraphFont" style:family="text">
      <style:text-properties fo:color="#C0C0C0"/>
    </style:style>
    <style:style style:name="T346" style:parent-style-name="DefaultParagraphFont" style:family="text">
      <style:text-properties fo:color="#2AA198"/>
    </style:style>
    <style:style style:name="T347" style:parent-style-name="DefaultParagraphFont" style:family="text">
      <style:text-properties fo:color="#C0C0C0"/>
    </style:style>
    <style:style style:name="T348" style:parent-style-name="DefaultParagraphFont" style:family="text">
      <style:text-properties fo:color="#2AA198"/>
    </style:style>
    <style:style style:name="T349" style:parent-style-name="DefaultParagraphFont" style:family="text">
      <style:text-properties fo:color="#C0C0C0"/>
    </style:style>
    <style:style style:name="T350" style:parent-style-name="DefaultParagraphFont" style:family="text">
      <style:text-properties fo:color="#2AA198"/>
    </style:style>
    <style:style style:name="T351" style:parent-style-name="DefaultParagraphFont" style:family="text">
      <style:text-properties fo:color="#C0C0C0"/>
    </style:style>
    <style:style style:name="T352" style:parent-style-name="DefaultParagraphFont" style:family="text">
      <style:text-properties fo:color="#2AA198"/>
    </style:style>
    <style:style style:name="T353" style:parent-style-name="DefaultParagraphFont" style:family="text">
      <style:text-properties fo:color="#C0C0C0"/>
    </style:style>
    <style:style style:name="T354" style:parent-style-name="DefaultParagraphFont" style:family="text">
      <style:text-properties fo:color="#2AA198"/>
    </style:style>
    <style:style style:name="T355" style:parent-style-name="DefaultParagraphFont" style:family="text">
      <style:text-properties fo:color="#C0C0C0"/>
    </style:style>
    <style:style style:name="T356" style:parent-style-name="DefaultParagraphFont" style:family="text">
      <style:text-properties fo:color="#2AA198"/>
    </style:style>
    <style:style style:name="T357" style:parent-style-name="DefaultParagraphFont" style:family="text">
      <style:text-properties fo:color="#C0C0C0"/>
    </style:style>
    <style:style style:name="T358" style:parent-style-name="DefaultParagraphFont" style:family="text">
      <style:text-properties fo:color="#2AA198"/>
    </style:style>
    <style:style style:name="T359" style:parent-style-name="DefaultParagraphFont" style:family="text">
      <style:text-properties fo:color="#586E75"/>
    </style:style>
    <style:style style:name="T360" style:parent-style-name="DefaultParagraphFont" style:family="text">
      <style:text-properties fo:color="#C0C0C0"/>
    </style:style>
    <style:style style:name="T361" style:parent-style-name="DefaultParagraphFont" style:family="text">
      <style:text-properties fo:color="#000000"/>
    </style:style>
    <style:style style:name="T362" style:parent-style-name="DefaultParagraphFont" style:family="text">
      <style:text-properties fo:color="#586E75"/>
    </style:style>
    <style:style style:name="T363" style:parent-style-name="DefaultParagraphFont" style:family="text">
      <style:text-properties fo:color="#C0C0C0"/>
    </style:style>
    <style:style style:name="T364" style:parent-style-name="DefaultParagraphFont" style:family="text">
      <style:text-properties fo:color="#000000"/>
    </style:style>
    <style:style style:name="T365" style:parent-style-name="DefaultParagraphFont" style:family="text">
      <style:text-properties fo:color="#586E75"/>
    </style:style>
    <style:style style:name="T366" style:parent-style-name="DefaultParagraphFont" style:family="text">
      <style:text-properties fo:color="#C0C0C0"/>
    </style:style>
    <style:style style:name="T367" style:parent-style-name="DefaultParagraphFont" style:family="text">
      <style:text-properties fo:color="#000000"/>
    </style:style>
    <style:style style:name="T368" style:parent-style-name="DefaultParagraphFont" style:family="text">
      <style:text-properties fo:color="#C0C0C0"/>
    </style:style>
    <style:style style:name="T369" style:parent-style-name="DefaultParagraphFont" style:family="text">
      <style:text-properties fo:color="#586E75"/>
    </style:style>
    <style:style style:name="T370" style:parent-style-name="DefaultParagraphFont" style:family="text">
      <style:text-properties fo:color="#C0C0C0"/>
    </style:style>
    <style:style style:name="T371" style:parent-style-name="DefaultParagraphFont" style:family="text">
      <style:text-properties fo:color="#000000"/>
    </style:style>
    <style:style style:name="T372" style:parent-style-name="DefaultParagraphFont" style:family="text">
      <style:text-properties fo:color="#586E75"/>
    </style:style>
    <style:style style:name="P373" style:parent-style-name="PreformattedText" style:family="paragraph">
      <style:text-properties fo:color="#586E75"/>
    </style:style>
    <style:style style:name="P374" style:parent-style-name="Textbody" style:family="paragraph">
      <style:text-properties style:text-underline-type="single" style:text-underline-style="solid" style:text-underline-width="auto" style:text-underline-mode="continuous"/>
    </style:style>
    <style:style style:name="T375" style:parent-style-name="DefaultParagraphFont" style:family="text">
      <style:text-properties fo:color="#6C71C4"/>
    </style:style>
    <style:style style:name="T376" style:parent-style-name="DefaultParagraphFont" style:family="text">
      <style:text-properties fo:color="#C0C0C0"/>
    </style:style>
    <style:style style:name="T377" style:parent-style-name="DefaultParagraphFont" style:family="text">
      <style:text-properties fo:color="#2AA198"/>
    </style:style>
    <style:style style:name="T378" style:parent-style-name="DefaultParagraphFont" style:family="text">
      <style:text-properties fo:color="#2AA198"/>
    </style:style>
    <style:style style:name="P379" style:parent-style-name="PreformattedText" style:family="paragraph">
      <style:paragraph-properties fo:margin-bottom="0.1965in"/>
    </style:style>
    <style:style style:name="T380" style:parent-style-name="DefaultParagraphFont" style:family="text">
      <style:text-properties fo:color="#6C71C4"/>
    </style:style>
    <style:style style:name="T381" style:parent-style-name="DefaultParagraphFont" style:family="text">
      <style:text-properties fo:color="#C0C0C0"/>
    </style:style>
    <style:style style:name="T382" style:parent-style-name="DefaultParagraphFont" style:family="text">
      <style:text-properties fo:color="#2AA198"/>
    </style:style>
    <style:style style:name="T383" style:parent-style-name="DefaultParagraphFont" style:family="text">
      <style:text-properties fo:font-weight="bold" style:font-weight-asian="bold" fo:color="#586E75"/>
    </style:style>
    <style:style style:name="T384" style:parent-style-name="DefaultParagraphFont" style:family="text">
      <style:text-properties fo:color="#C0C0C0"/>
    </style:style>
    <style:style style:name="T385" style:parent-style-name="DefaultParagraphFont" style:family="text">
      <style:text-properties fo:color="#000000"/>
    </style:style>
    <style:style style:name="T386" style:parent-style-name="DefaultParagraphFont" style:family="text">
      <style:text-properties fo:color="#586E75"/>
    </style:style>
    <style:style style:name="T387" style:parent-style-name="DefaultParagraphFont" style:family="text">
      <style:text-properties fo:font-weight="bold" style:font-weight-asian="bold" fo:color="#586E75"/>
    </style:style>
    <style:style style:name="T388" style:parent-style-name="DefaultParagraphFont" style:family="text">
      <style:text-properties fo:color="#586E75"/>
    </style:style>
    <style:style style:name="P389" style:parent-style-name="PreformattedText" style:family="paragraph">
      <style:text-properties fo:color="#586E75"/>
    </style:style>
    <style:style style:name="T390" style:parent-style-name="DefaultParagraphFont" style:family="text">
      <style:text-properties fo:color="#C0C0C0"/>
    </style:style>
    <style:style style:name="T391" style:parent-style-name="DefaultParagraphFont" style:family="text">
      <style:text-properties fo:color="#93A1A1"/>
    </style:style>
    <style:style style:name="T392" style:parent-style-name="DefaultParagraphFont" style:family="text">
      <style:text-properties fo:color="#C0C0C0"/>
    </style:style>
    <style:style style:name="T393" style:parent-style-name="DefaultParagraphFont" style:family="text">
      <style:text-properties fo:color="#93A1A1"/>
    </style:style>
    <style:style style:name="T394" style:parent-style-name="DefaultParagraphFont" style:family="text">
      <style:text-properties fo:color="#C0C0C0"/>
    </style:style>
    <style:style style:name="T395" style:parent-style-name="DefaultParagraphFont" style:family="text">
      <style:text-properties fo:color="#93A1A1"/>
    </style:style>
    <style:style style:name="T396" style:parent-style-name="DefaultParagraphFont" style:family="text">
      <style:text-properties fo:color="#C0C0C0"/>
    </style:style>
    <style:style style:name="T397" style:parent-style-name="DefaultParagraphFont" style:family="text">
      <style:text-properties fo:color="#93A1A1"/>
    </style:style>
    <style:style style:name="T398" style:parent-style-name="DefaultParagraphFont" style:family="text">
      <style:text-properties fo:color="#C0C0C0"/>
    </style:style>
    <style:style style:name="T399" style:parent-style-name="DefaultParagraphFont" style:family="text">
      <style:text-properties fo:color="#93A1A1"/>
    </style:style>
    <style:style style:name="T400" style:parent-style-name="DefaultParagraphFont" style:family="text">
      <style:text-properties fo:color="#C0C0C0"/>
    </style:style>
    <style:style style:name="T401" style:parent-style-name="DefaultParagraphFont" style:family="text">
      <style:text-properties fo:color="#93A1A1"/>
    </style:style>
    <style:style style:name="T402" style:parent-style-name="DefaultParagraphFont" style:family="text">
      <style:text-properties fo:color="#C0C0C0"/>
    </style:style>
    <style:style style:name="T403" style:parent-style-name="DefaultParagraphFont" style:family="text">
      <style:text-properties fo:color="#93A1A1"/>
    </style:style>
    <style:style style:name="T404" style:parent-style-name="DefaultParagraphFont" style:family="text">
      <style:text-properties fo:color="#C0C0C0"/>
    </style:style>
    <style:style style:name="T405" style:parent-style-name="DefaultParagraphFont" style:family="text">
      <style:text-properties fo:color="#93A1A1"/>
    </style:style>
    <style:style style:name="T406" style:parent-style-name="DefaultParagraphFont" style:family="text">
      <style:text-properties fo:color="#C0C0C0"/>
    </style:style>
    <style:style style:name="T407" style:parent-style-name="DefaultParagraphFont" style:family="text">
      <style:text-properties fo:color="#586E75"/>
    </style:style>
    <style:style style:name="T408" style:parent-style-name="DefaultParagraphFont" style:family="text">
      <style:text-properties fo:color="#2AA198"/>
    </style:style>
    <style:style style:name="T409" style:parent-style-name="DefaultParagraphFont" style:family="text">
      <style:text-properties fo:color="#C0C0C0"/>
    </style:style>
    <style:style style:name="T410" style:parent-style-name="DefaultParagraphFont" style:family="text">
      <style:text-properties fo:color="#2AA198"/>
    </style:style>
    <style:style style:name="T411" style:parent-style-name="DefaultParagraphFont" style:family="text">
      <style:text-properties fo:color="#C0C0C0"/>
    </style:style>
    <style:style style:name="T412" style:parent-style-name="DefaultParagraphFont" style:family="text">
      <style:text-properties fo:color="#2AA198"/>
    </style:style>
    <style:style style:name="T413" style:parent-style-name="DefaultParagraphFont" style:family="text">
      <style:text-properties fo:color="#C0C0C0"/>
    </style:style>
    <style:style style:name="T414" style:parent-style-name="DefaultParagraphFont" style:family="text">
      <style:text-properties fo:color="#2AA198"/>
    </style:style>
    <style:style style:name="T415" style:parent-style-name="DefaultParagraphFont" style:family="text">
      <style:text-properties fo:color="#586E75"/>
    </style:style>
    <style:style style:name="T416" style:parent-style-name="DefaultParagraphFont" style:family="text">
      <style:text-properties fo:color="#C0C0C0"/>
    </style:style>
    <style:style style:name="T417" style:parent-style-name="DefaultParagraphFont" style:family="text">
      <style:text-properties fo:font-weight="bold" style:font-weight-asian="bold" fo:color="#586E75"/>
    </style:style>
    <style:style style:name="T418" style:parent-style-name="DefaultParagraphFont" style:family="text">
      <style:text-properties fo:color="#C0C0C0"/>
    </style:style>
    <style:style style:name="T419" style:parent-style-name="DefaultParagraphFont" style:family="text">
      <style:text-properties fo:color="#000000"/>
    </style:style>
    <style:style style:name="T420" style:parent-style-name="DefaultParagraphFont" style:family="text">
      <style:text-properties fo:color="#C0C0C0"/>
    </style:style>
    <style:style style:name="T421" style:parent-style-name="DefaultParagraphFont" style:family="text">
      <style:text-properties fo:color="#586E75"/>
    </style:style>
    <style:style style:name="T422" style:parent-style-name="DefaultParagraphFont" style:family="text">
      <style:text-properties fo:color="#C0C0C0"/>
    </style:style>
    <style:style style:name="T423" style:parent-style-name="DefaultParagraphFont" style:family="text">
      <style:text-properties fo:color="#586E75"/>
    </style:style>
    <style:style style:name="P424" style:parent-style-name="PreformattedText" style:family="paragraph">
      <style:text-properties fo:color="#C0C0C0"/>
    </style:style>
    <style:style style:name="T425" style:parent-style-name="DefaultParagraphFont" style:family="text">
      <style:text-properties fo:color="#C0C0C0"/>
    </style:style>
    <style:style style:name="T426" style:parent-style-name="DefaultParagraphFont" style:family="text">
      <style:text-properties fo:color="#93A1A1"/>
    </style:style>
    <style:style style:name="T427" style:parent-style-name="DefaultParagraphFont" style:family="text">
      <style:text-properties fo:color="#C0C0C0"/>
    </style:style>
    <style:style style:name="T428" style:parent-style-name="DefaultParagraphFont" style:family="text">
      <style:text-properties fo:color="#93A1A1"/>
    </style:style>
    <style:style style:name="T429" style:parent-style-name="DefaultParagraphFont" style:family="text">
      <style:text-properties fo:color="#C0C0C0"/>
    </style:style>
    <style:style style:name="T430" style:parent-style-name="DefaultParagraphFont" style:family="text">
      <style:text-properties fo:color="#93A1A1"/>
    </style:style>
    <style:style style:name="T431" style:parent-style-name="DefaultParagraphFont" style:family="text">
      <style:text-properties fo:color="#C0C0C0"/>
    </style:style>
    <style:style style:name="T432" style:parent-style-name="DefaultParagraphFont" style:family="text">
      <style:text-properties fo:color="#93A1A1"/>
    </style:style>
    <style:style style:name="T433" style:parent-style-name="DefaultParagraphFont" style:family="text">
      <style:text-properties fo:color="#C0C0C0"/>
    </style:style>
    <style:style style:name="T434" style:parent-style-name="DefaultParagraphFont" style:family="text">
      <style:text-properties fo:color="#93A1A1"/>
    </style:style>
    <style:style style:name="T435" style:parent-style-name="DefaultParagraphFont" style:family="text">
      <style:text-properties fo:color="#C0C0C0"/>
    </style:style>
    <style:style style:name="T436" style:parent-style-name="DefaultParagraphFont" style:family="text">
      <style:text-properties fo:font-weight="bold" style:font-weight-asian="bold" fo:color="#586E75"/>
    </style:style>
    <style:style style:name="T437" style:parent-style-name="DefaultParagraphFont" style:family="text">
      <style:text-properties fo:color="#C0C0C0"/>
    </style:style>
    <style:style style:name="T438" style:parent-style-name="DefaultParagraphFont" style:family="text">
      <style:text-properties fo:color="#000000"/>
    </style:style>
    <style:style style:name="T439" style:parent-style-name="DefaultParagraphFont" style:family="text">
      <style:text-properties fo:color="#C0C0C0"/>
    </style:style>
    <style:style style:name="T440" style:parent-style-name="DefaultParagraphFont" style:family="text">
      <style:text-properties fo:color="#586E75"/>
    </style:style>
    <style:style style:name="T441" style:parent-style-name="DefaultParagraphFont" style:family="text">
      <style:text-properties fo:color="#C0C0C0"/>
    </style:style>
    <style:style style:name="T442" style:parent-style-name="DefaultParagraphFont" style:family="text">
      <style:text-properties fo:color="#2AA198"/>
    </style:style>
    <style:style style:name="T443" style:parent-style-name="DefaultParagraphFont" style:family="text">
      <style:text-properties fo:color="#C0C0C0"/>
    </style:style>
    <style:style style:name="T444" style:parent-style-name="DefaultParagraphFont" style:family="text">
      <style:text-properties fo:color="#586E75"/>
    </style:style>
    <style:style style:name="T445" style:parent-style-name="DefaultParagraphFont" style:family="text">
      <style:text-properties fo:color="#C0C0C0"/>
    </style:style>
    <style:style style:name="T446" style:parent-style-name="DefaultParagraphFont" style:family="text">
      <style:text-properties fo:color="#2AA198"/>
    </style:style>
    <style:style style:name="T447" style:parent-style-name="DefaultParagraphFont" style:family="text">
      <style:text-properties fo:color="#C0C0C0"/>
    </style:style>
    <style:style style:name="T448" style:parent-style-name="DefaultParagraphFont" style:family="text">
      <style:text-properties fo:color="#586E75"/>
    </style:style>
    <style:style style:name="T449" style:parent-style-name="DefaultParagraphFont" style:family="text">
      <style:text-properties fo:color="#C0C0C0"/>
    </style:style>
    <style:style style:name="T450" style:parent-style-name="DefaultParagraphFont" style:family="text">
      <style:text-properties fo:color="#586E75"/>
    </style:style>
    <style:style style:name="T451" style:parent-style-name="DefaultParagraphFont" style:family="text">
      <style:text-properties fo:color="#000000"/>
    </style:style>
    <style:style style:name="T452" style:parent-style-name="DefaultParagraphFont" style:family="text">
      <style:text-properties fo:color="#C0C0C0"/>
    </style:style>
    <style:style style:name="T453" style:parent-style-name="DefaultParagraphFont" style:family="text">
      <style:text-properties fo:color="#586E75"/>
    </style:style>
    <style:style style:name="T454" style:parent-style-name="DefaultParagraphFont" style:family="text">
      <style:text-properties fo:color="#C0C0C0"/>
    </style:style>
    <style:style style:name="T455" style:parent-style-name="DefaultParagraphFont" style:family="text">
      <style:text-properties fo:color="#2AA198"/>
    </style:style>
    <style:style style:name="T456" style:parent-style-name="DefaultParagraphFont" style:family="text">
      <style:text-properties fo:color="#586E75"/>
    </style:style>
    <style:style style:name="P457" style:parent-style-name="PreformattedText" style:family="paragraph">
      <style:text-properties fo:color="#C0C0C0"/>
    </style:style>
    <style:style style:name="T458" style:parent-style-name="DefaultParagraphFont" style:family="text">
      <style:text-properties fo:color="#C0C0C0"/>
    </style:style>
    <style:style style:name="T459" style:parent-style-name="DefaultParagraphFont" style:family="text">
      <style:text-properties fo:color="#93A1A1"/>
    </style:style>
    <style:style style:name="T460" style:parent-style-name="DefaultParagraphFont" style:family="text">
      <style:text-properties fo:color="#C0C0C0"/>
    </style:style>
    <style:style style:name="T461" style:parent-style-name="DefaultParagraphFont" style:family="text">
      <style:text-properties fo:color="#93A1A1"/>
    </style:style>
    <style:style style:name="T462" style:parent-style-name="DefaultParagraphFont" style:family="text">
      <style:text-properties fo:color="#C0C0C0"/>
    </style:style>
    <style:style style:name="T463" style:parent-style-name="DefaultParagraphFont" style:family="text">
      <style:text-properties fo:color="#93A1A1"/>
    </style:style>
    <style:style style:name="T464" style:parent-style-name="DefaultParagraphFont" style:family="text">
      <style:text-properties fo:color="#C0C0C0"/>
    </style:style>
    <style:style style:name="T465" style:parent-style-name="DefaultParagraphFont" style:family="text">
      <style:text-properties fo:color="#93A1A1"/>
    </style:style>
    <style:style style:name="T466" style:parent-style-name="DefaultParagraphFont" style:family="text">
      <style:text-properties fo:color="#C0C0C0"/>
    </style:style>
    <style:style style:name="T467" style:parent-style-name="DefaultParagraphFont" style:family="text">
      <style:text-properties fo:color="#93A1A1"/>
    </style:style>
    <style:style style:name="T468" style:parent-style-name="DefaultParagraphFont" style:family="text">
      <style:text-properties fo:color="#C0C0C0"/>
    </style:style>
    <style:style style:name="T469" style:parent-style-name="DefaultParagraphFont" style:family="text">
      <style:text-properties fo:color="#93A1A1"/>
    </style:style>
    <style:style style:name="T470" style:parent-style-name="DefaultParagraphFont" style:family="text">
      <style:text-properties fo:color="#C0C0C0"/>
    </style:style>
    <style:style style:name="T471" style:parent-style-name="DefaultParagraphFont" style:family="text">
      <style:text-properties fo:color="#93A1A1"/>
    </style:style>
    <style:style style:name="T472" style:parent-style-name="DefaultParagraphFont" style:family="text">
      <style:text-properties fo:color="#C0C0C0"/>
    </style:style>
    <style:style style:name="T473" style:parent-style-name="DefaultParagraphFont" style:family="text">
      <style:text-properties fo:color="#586E75"/>
    </style:style>
    <style:style style:name="T474" style:parent-style-name="DefaultParagraphFont" style:family="text">
      <style:text-properties fo:color="#2AA198"/>
    </style:style>
    <style:style style:name="T475" style:parent-style-name="DefaultParagraphFont" style:family="text">
      <style:text-properties fo:color="#586E75"/>
    </style:style>
    <style:style style:name="T476" style:parent-style-name="DefaultParagraphFont" style:family="text">
      <style:text-properties fo:color="#C0C0C0"/>
    </style:style>
    <style:style style:name="T477" style:parent-style-name="DefaultParagraphFont" style:family="text">
      <style:text-properties fo:color="#000000"/>
    </style:style>
    <style:style style:name="T478" style:parent-style-name="DefaultParagraphFont" style:family="text">
      <style:text-properties fo:color="#586E75"/>
    </style:style>
    <style:style style:name="P479" style:parent-style-name="PreformattedText" style:family="paragraph">
      <style:text-properties fo:color="#586E75"/>
    </style:style>
    <style:style style:name="P480" style:parent-style-name="Textbody" style:family="paragraph">
      <style:text-properties style:text-underline-type="single" style:text-underline-style="solid" style:text-underline-width="auto" style:text-underline-mode="continuous"/>
    </style:style>
    <style:style style:name="P481" style:parent-style-name="Textbody" style:family="paragraph">
      <style:text-properties style:text-underline-type="single" style:text-underline-style="solid" style:text-underline-width="auto" style:text-underline-mode="continuous"/>
    </style:style>
    <style:style style:name="T482" style:parent-style-name="DefaultParagraphFont" style:family="text">
      <style:text-properties fo:color="#6C71C4"/>
    </style:style>
    <style:style style:name="T483" style:parent-style-name="DefaultParagraphFont" style:family="text">
      <style:text-properties fo:color="#C0C0C0"/>
    </style:style>
    <style:style style:name="T484" style:parent-style-name="DefaultParagraphFont" style:family="text">
      <style:text-properties fo:color="#2AA198"/>
    </style:style>
    <style:style style:name="T485" style:parent-style-name="DefaultParagraphFont" style:family="text">
      <style:text-properties fo:font-weight="bold" style:font-weight-asian="bold" fo:color="#586E75"/>
    </style:style>
    <style:style style:name="T486" style:parent-style-name="DefaultParagraphFont" style:family="text">
      <style:text-properties fo:color="#C0C0C0"/>
    </style:style>
    <style:style style:name="T487" style:parent-style-name="DefaultParagraphFont" style:family="text">
      <style:text-properties fo:color="#000000"/>
    </style:style>
    <style:style style:name="T488" style:parent-style-name="DefaultParagraphFont" style:family="text">
      <style:text-properties fo:color="#586E75"/>
    </style:style>
    <style:style style:name="P489" style:parent-style-name="PreformattedText" style:family="paragraph">
      <style:text-properties fo:color="#586E75"/>
    </style:style>
    <style:style style:name="T490" style:parent-style-name="DefaultParagraphFont" style:family="text">
      <style:text-properties fo:color="#C0C0C0"/>
    </style:style>
    <style:style style:name="T491" style:parent-style-name="DefaultParagraphFont" style:family="text">
      <style:text-properties fo:color="#586E75"/>
    </style:style>
    <style:style style:name="T492" style:parent-style-name="DefaultParagraphFont" style:family="text">
      <style:text-properties fo:color="#2AA198"/>
    </style:style>
    <style:style style:name="T493" style:parent-style-name="DefaultParagraphFont" style:family="text">
      <style:text-properties fo:color="#C0C0C0"/>
    </style:style>
    <style:style style:name="T494" style:parent-style-name="DefaultParagraphFont" style:family="text">
      <style:text-properties fo:color="#2AA198"/>
    </style:style>
    <style:style style:name="T495" style:parent-style-name="DefaultParagraphFont" style:family="text">
      <style:text-properties fo:color="#C0C0C0"/>
    </style:style>
    <style:style style:name="T496" style:parent-style-name="DefaultParagraphFont" style:family="text">
      <style:text-properties fo:color="#2AA198"/>
    </style:style>
    <style:style style:name="T497" style:parent-style-name="DefaultParagraphFont" style:family="text">
      <style:text-properties fo:color="#C0C0C0"/>
    </style:style>
    <style:style style:name="T498" style:parent-style-name="DefaultParagraphFont" style:family="text">
      <style:text-properties fo:color="#2AA198"/>
    </style:style>
    <style:style style:name="T499" style:parent-style-name="DefaultParagraphFont" style:family="text">
      <style:text-properties fo:color="#C0C0C0"/>
    </style:style>
    <style:style style:name="T500" style:parent-style-name="DefaultParagraphFont" style:family="text">
      <style:text-properties fo:color="#2AA198"/>
    </style:style>
    <style:style style:name="T501" style:parent-style-name="DefaultParagraphFont" style:family="text">
      <style:text-properties fo:color="#C0C0C0"/>
    </style:style>
    <style:style style:name="T502" style:parent-style-name="DefaultParagraphFont" style:family="text">
      <style:text-properties fo:color="#2AA198"/>
    </style:style>
    <style:style style:name="T503" style:parent-style-name="DefaultParagraphFont" style:family="text">
      <style:text-properties fo:color="#C0C0C0"/>
    </style:style>
    <style:style style:name="T504" style:parent-style-name="DefaultParagraphFont" style:family="text">
      <style:text-properties fo:color="#2AA198"/>
    </style:style>
    <style:style style:name="T505" style:parent-style-name="DefaultParagraphFont" style:family="text">
      <style:text-properties fo:color="#C0C0C0"/>
    </style:style>
    <style:style style:name="T506" style:parent-style-name="DefaultParagraphFont" style:family="text">
      <style:text-properties fo:color="#2AA198"/>
    </style:style>
    <style:style style:name="T507" style:parent-style-name="DefaultParagraphFont" style:family="text">
      <style:text-properties fo:color="#C0C0C0"/>
    </style:style>
    <style:style style:name="T508" style:parent-style-name="DefaultParagraphFont" style:family="text">
      <style:text-properties fo:color="#2AA198"/>
    </style:style>
    <style:style style:name="T509" style:parent-style-name="DefaultParagraphFont" style:family="text">
      <style:text-properties fo:color="#C0C0C0"/>
    </style:style>
    <style:style style:name="T510" style:parent-style-name="DefaultParagraphFont" style:family="text">
      <style:text-properties fo:color="#2AA198"/>
    </style:style>
    <style:style style:name="T511" style:parent-style-name="DefaultParagraphFont" style:family="text">
      <style:text-properties fo:color="#C0C0C0"/>
    </style:style>
    <style:style style:name="T512" style:parent-style-name="DefaultParagraphFont" style:family="text">
      <style:text-properties fo:color="#2AA198"/>
    </style:style>
    <style:style style:name="T513" style:parent-style-name="DefaultParagraphFont" style:family="text">
      <style:text-properties fo:color="#586E75"/>
    </style:style>
    <style:style style:name="T514" style:parent-style-name="DefaultParagraphFont" style:family="text">
      <style:text-properties fo:color="#C0C0C0"/>
    </style:style>
    <style:style style:name="T515" style:parent-style-name="DefaultParagraphFont" style:family="text">
      <style:text-properties fo:color="#2AA198"/>
    </style:style>
    <style:style style:name="T516" style:parent-style-name="DefaultParagraphFont" style:family="text">
      <style:text-properties fo:color="#586E75"/>
    </style:style>
    <style:style style:name="T517" style:parent-style-name="DefaultParagraphFont" style:family="text">
      <style:text-properties fo:color="#C0C0C0"/>
    </style:style>
    <style:style style:name="T518" style:parent-style-name="DefaultParagraphFont" style:family="text">
      <style:text-properties fo:color="#C0C0C0"/>
    </style:style>
    <style:style style:name="T519" style:parent-style-name="DefaultParagraphFont" style:family="text">
      <style:text-properties fo:color="#586E75"/>
    </style:style>
    <style:style style:name="T520" style:parent-style-name="DefaultParagraphFont" style:family="text">
      <style:text-properties fo:color="#2AA198"/>
    </style:style>
    <style:style style:name="T521" style:parent-style-name="DefaultParagraphFont" style:family="text">
      <style:text-properties fo:color="#C0C0C0"/>
    </style:style>
    <style:style style:name="T522" style:parent-style-name="DefaultParagraphFont" style:family="text">
      <style:text-properties fo:color="#2AA198"/>
    </style:style>
    <style:style style:name="T523" style:parent-style-name="DefaultParagraphFont" style:family="text">
      <style:text-properties fo:color="#C0C0C0"/>
    </style:style>
    <style:style style:name="T524" style:parent-style-name="DefaultParagraphFont" style:family="text">
      <style:text-properties fo:color="#2AA198"/>
    </style:style>
    <style:style style:name="T525" style:parent-style-name="DefaultParagraphFont" style:family="text">
      <style:text-properties fo:color="#C0C0C0"/>
    </style:style>
    <style:style style:name="T526" style:parent-style-name="DefaultParagraphFont" style:family="text">
      <style:text-properties fo:color="#2AA198"/>
    </style:style>
    <style:style style:name="T527" style:parent-style-name="DefaultParagraphFont" style:family="text">
      <style:text-properties fo:color="#C0C0C0"/>
    </style:style>
    <style:style style:name="T528" style:parent-style-name="DefaultParagraphFont" style:family="text">
      <style:text-properties fo:color="#2AA198"/>
    </style:style>
    <style:style style:name="T529" style:parent-style-name="DefaultParagraphFont" style:family="text">
      <style:text-properties fo:color="#C0C0C0"/>
    </style:style>
    <style:style style:name="T530" style:parent-style-name="DefaultParagraphFont" style:family="text">
      <style:text-properties fo:color="#2AA198"/>
    </style:style>
    <style:style style:name="T531" style:parent-style-name="DefaultParagraphFont" style:family="text">
      <style:text-properties fo:color="#C0C0C0"/>
    </style:style>
    <style:style style:name="T532" style:parent-style-name="DefaultParagraphFont" style:family="text">
      <style:text-properties fo:color="#2AA198"/>
    </style:style>
    <style:style style:name="T533" style:parent-style-name="DefaultParagraphFont" style:family="text">
      <style:text-properties fo:color="#C0C0C0"/>
    </style:style>
    <style:style style:name="T534" style:parent-style-name="DefaultParagraphFont" style:family="text">
      <style:text-properties fo:color="#2AA198"/>
    </style:style>
    <style:style style:name="T535" style:parent-style-name="DefaultParagraphFont" style:family="text">
      <style:text-properties fo:color="#C0C0C0"/>
    </style:style>
    <style:style style:name="T536" style:parent-style-name="DefaultParagraphFont" style:family="text">
      <style:text-properties fo:color="#2AA198"/>
    </style:style>
    <style:style style:name="T537" style:parent-style-name="DefaultParagraphFont" style:family="text">
      <style:text-properties fo:color="#C0C0C0"/>
    </style:style>
    <style:style style:name="T538" style:parent-style-name="DefaultParagraphFont" style:family="text">
      <style:text-properties fo:color="#2AA198"/>
    </style:style>
    <style:style style:name="T539" style:parent-style-name="DefaultParagraphFont" style:family="text">
      <style:text-properties fo:color="#C0C0C0"/>
    </style:style>
    <style:style style:name="T540" style:parent-style-name="DefaultParagraphFont" style:family="text">
      <style:text-properties fo:color="#2AA198"/>
    </style:style>
    <style:style style:name="T541" style:parent-style-name="DefaultParagraphFont" style:family="text">
      <style:text-properties fo:color="#586E75"/>
    </style:style>
    <style:style style:name="T542" style:parent-style-name="DefaultParagraphFont" style:family="text">
      <style:text-properties fo:color="#C0C0C0"/>
    </style:style>
    <style:style style:name="T543" style:parent-style-name="DefaultParagraphFont" style:family="text">
      <style:text-properties fo:color="#2AA198"/>
    </style:style>
    <style:style style:name="T544" style:parent-style-name="DefaultParagraphFont" style:family="text">
      <style:text-properties fo:color="#586E75"/>
    </style:style>
    <style:style style:name="T545" style:parent-style-name="DefaultParagraphFont" style:family="text">
      <style:text-properties fo:color="#C0C0C0"/>
    </style:style>
    <style:style style:name="T546" style:parent-style-name="DefaultParagraphFont" style:family="text">
      <style:text-properties fo:color="#C0C0C0"/>
    </style:style>
    <style:style style:name="T547" style:parent-style-name="DefaultParagraphFont" style:family="text">
      <style:text-properties fo:color="#586E75"/>
    </style:style>
    <style:style style:name="T548" style:parent-style-name="DefaultParagraphFont" style:family="text">
      <style:text-properties fo:color="#2AA198"/>
    </style:style>
    <style:style style:name="T549" style:parent-style-name="DefaultParagraphFont" style:family="text">
      <style:text-properties fo:color="#C0C0C0"/>
    </style:style>
    <style:style style:name="T550" style:parent-style-name="DefaultParagraphFont" style:family="text">
      <style:text-properties fo:color="#2AA198"/>
    </style:style>
    <style:style style:name="T551" style:parent-style-name="DefaultParagraphFont" style:family="text">
      <style:text-properties fo:color="#C0C0C0"/>
    </style:style>
    <style:style style:name="T552" style:parent-style-name="DefaultParagraphFont" style:family="text">
      <style:text-properties fo:color="#2AA198"/>
    </style:style>
    <style:style style:name="T553" style:parent-style-name="DefaultParagraphFont" style:family="text">
      <style:text-properties fo:color="#C0C0C0"/>
    </style:style>
    <style:style style:name="T554" style:parent-style-name="DefaultParagraphFont" style:family="text">
      <style:text-properties fo:color="#2AA198"/>
    </style:style>
    <style:style style:name="T555" style:parent-style-name="DefaultParagraphFont" style:family="text">
      <style:text-properties fo:color="#C0C0C0"/>
    </style:style>
    <style:style style:name="T556" style:parent-style-name="DefaultParagraphFont" style:family="text">
      <style:text-properties fo:color="#2AA198"/>
    </style:style>
    <style:style style:name="T557" style:parent-style-name="DefaultParagraphFont" style:family="text">
      <style:text-properties fo:color="#C0C0C0"/>
    </style:style>
    <style:style style:name="T558" style:parent-style-name="DefaultParagraphFont" style:family="text">
      <style:text-properties fo:color="#2AA198"/>
    </style:style>
    <style:style style:name="T559" style:parent-style-name="DefaultParagraphFont" style:family="text">
      <style:text-properties fo:color="#C0C0C0"/>
    </style:style>
    <style:style style:name="T560" style:parent-style-name="DefaultParagraphFont" style:family="text">
      <style:text-properties fo:color="#2AA198"/>
    </style:style>
    <style:style style:name="T561" style:parent-style-name="DefaultParagraphFont" style:family="text">
      <style:text-properties fo:color="#C0C0C0"/>
    </style:style>
    <style:style style:name="T562" style:parent-style-name="DefaultParagraphFont" style:family="text">
      <style:text-properties fo:color="#2AA198"/>
    </style:style>
    <style:style style:name="T563" style:parent-style-name="DefaultParagraphFont" style:family="text">
      <style:text-properties fo:color="#C0C0C0"/>
    </style:style>
    <style:style style:name="T564" style:parent-style-name="DefaultParagraphFont" style:family="text">
      <style:text-properties fo:color="#2AA198"/>
    </style:style>
    <style:style style:name="T565" style:parent-style-name="DefaultParagraphFont" style:family="text">
      <style:text-properties fo:color="#C0C0C0"/>
    </style:style>
    <style:style style:name="T566" style:parent-style-name="DefaultParagraphFont" style:family="text">
      <style:text-properties fo:color="#2AA198"/>
    </style:style>
    <style:style style:name="T567" style:parent-style-name="DefaultParagraphFont" style:family="text">
      <style:text-properties fo:color="#C0C0C0"/>
    </style:style>
    <style:style style:name="T568" style:parent-style-name="DefaultParagraphFont" style:family="text">
      <style:text-properties fo:color="#2AA198"/>
    </style:style>
    <style:style style:name="T569" style:parent-style-name="DefaultParagraphFont" style:family="text">
      <style:text-properties fo:color="#586E75"/>
    </style:style>
    <style:style style:name="T570" style:parent-style-name="DefaultParagraphFont" style:family="text">
      <style:text-properties fo:color="#C0C0C0"/>
    </style:style>
    <style:style style:name="T571" style:parent-style-name="DefaultParagraphFont" style:family="text">
      <style:text-properties fo:color="#2AA198"/>
    </style:style>
    <style:style style:name="T572" style:parent-style-name="DefaultParagraphFont" style:family="text">
      <style:text-properties fo:color="#586E75"/>
    </style:style>
    <style:style style:name="T573" style:parent-style-name="DefaultParagraphFont" style:family="text">
      <style:text-properties fo:color="#C0C0C0"/>
    </style:style>
    <style:style style:name="T574" style:parent-style-name="DefaultParagraphFont" style:family="text">
      <style:text-properties fo:color="#C0C0C0"/>
    </style:style>
    <style:style style:name="T575" style:parent-style-name="DefaultParagraphFont" style:family="text">
      <style:text-properties fo:color="#586E75"/>
    </style:style>
    <style:style style:name="T576" style:parent-style-name="DefaultParagraphFont" style:family="text">
      <style:text-properties fo:color="#2AA198"/>
    </style:style>
    <style:style style:name="T577" style:parent-style-name="DefaultParagraphFont" style:family="text">
      <style:text-properties fo:color="#C0C0C0"/>
    </style:style>
    <style:style style:name="T578" style:parent-style-name="DefaultParagraphFont" style:family="text">
      <style:text-properties fo:color="#2AA198"/>
    </style:style>
    <style:style style:name="T579" style:parent-style-name="DefaultParagraphFont" style:family="text">
      <style:text-properties fo:color="#C0C0C0"/>
    </style:style>
    <style:style style:name="T580" style:parent-style-name="DefaultParagraphFont" style:family="text">
      <style:text-properties fo:color="#2AA198"/>
    </style:style>
    <style:style style:name="T581" style:parent-style-name="DefaultParagraphFont" style:family="text">
      <style:text-properties fo:color="#C0C0C0"/>
    </style:style>
    <style:style style:name="T582" style:parent-style-name="DefaultParagraphFont" style:family="text">
      <style:text-properties fo:color="#2AA198"/>
    </style:style>
    <style:style style:name="T583" style:parent-style-name="DefaultParagraphFont" style:family="text">
      <style:text-properties fo:color="#C0C0C0"/>
    </style:style>
    <style:style style:name="T584" style:parent-style-name="DefaultParagraphFont" style:family="text">
      <style:text-properties fo:color="#2AA198"/>
    </style:style>
    <style:style style:name="T585" style:parent-style-name="DefaultParagraphFont" style:family="text">
      <style:text-properties fo:color="#C0C0C0"/>
    </style:style>
    <style:style style:name="T586" style:parent-style-name="DefaultParagraphFont" style:family="text">
      <style:text-properties fo:color="#2AA198"/>
    </style:style>
    <style:style style:name="T587" style:parent-style-name="DefaultParagraphFont" style:family="text">
      <style:text-properties fo:color="#586E75"/>
    </style:style>
    <style:style style:name="T588" style:parent-style-name="DefaultParagraphFont" style:family="text">
      <style:text-properties fo:color="#C0C0C0"/>
    </style:style>
    <style:style style:name="T589" style:parent-style-name="DefaultParagraphFont" style:family="text">
      <style:text-properties fo:font-weight="bold" style:font-weight-asian="bold" fo:color="#586E75"/>
    </style:style>
    <style:style style:name="T590" style:parent-style-name="DefaultParagraphFont" style:family="text">
      <style:text-properties fo:color="#C0C0C0"/>
    </style:style>
    <style:style style:name="T591" style:parent-style-name="DefaultParagraphFont" style:family="text">
      <style:text-properties fo:color="#2AA198"/>
    </style:style>
    <style:style style:name="T592" style:parent-style-name="DefaultParagraphFont" style:family="text">
      <style:text-properties fo:color="#586E75"/>
    </style:style>
    <style:style style:name="P593" style:parent-style-name="PreformattedText" style:family="paragraph">
      <style:text-properties fo:color="#586E75"/>
    </style:style>
    <style:style style:name="P594" style:parent-style-name="Textbody" style:family="paragraph">
      <style:text-properties style:text-underline-type="single" style:text-underline-style="solid" style:text-underline-width="auto" style:text-underline-mode="continuous"/>
    </style:style>
    <style:style style:name="T595" style:parent-style-name="DefaultParagraphFont" style:family="text">
      <style:text-properties fo:color="#6C71C4"/>
    </style:style>
    <style:style style:name="T596" style:parent-style-name="DefaultParagraphFont" style:family="text">
      <style:text-properties fo:color="#C0C0C0"/>
    </style:style>
    <style:style style:name="T597" style:parent-style-name="DefaultParagraphFont" style:family="text">
      <style:text-properties fo:color="#2AA198"/>
    </style:style>
    <style:style style:name="T598" style:parent-style-name="DefaultParagraphFont" style:family="text">
      <style:text-properties fo:color="#6C71C4"/>
    </style:style>
    <style:style style:name="T599" style:parent-style-name="DefaultParagraphFont" style:family="text">
      <style:text-properties fo:color="#C0C0C0"/>
    </style:style>
    <style:style style:name="T600" style:parent-style-name="DefaultParagraphFont" style:family="text">
      <style:text-properties fo:color="#2AA198"/>
    </style:style>
    <style:style style:name="P601" style:parent-style-name="PreformattedText" style:family="paragraph">
      <style:paragraph-properties fo:margin-bottom="0.1965in"/>
    </style:style>
    <style:style style:name="T602" style:parent-style-name="DefaultParagraphFont" style:family="text">
      <style:text-properties fo:color="#6C71C4"/>
    </style:style>
    <style:style style:name="T603" style:parent-style-name="DefaultParagraphFont" style:family="text">
      <style:text-properties fo:color="#C0C0C0"/>
    </style:style>
    <style:style style:name="T604" style:parent-style-name="DefaultParagraphFont" style:family="text">
      <style:text-properties fo:color="#2AA198"/>
    </style:style>
    <style:style style:name="T605" style:parent-style-name="DefaultParagraphFont" style:family="text">
      <style:text-properties fo:font-weight="bold" style:font-weight-asian="bold" fo:color="#586E75"/>
    </style:style>
    <style:style style:name="T606" style:parent-style-name="DefaultParagraphFont" style:family="text">
      <style:text-properties fo:color="#C0C0C0"/>
    </style:style>
    <style:style style:name="T607" style:parent-style-name="DefaultParagraphFont" style:family="text">
      <style:text-properties fo:color="#000000"/>
    </style:style>
    <style:style style:name="T608" style:parent-style-name="DefaultParagraphFont" style:family="text">
      <style:text-properties fo:color="#586E75"/>
    </style:style>
    <style:style style:name="T609" style:parent-style-name="DefaultParagraphFont" style:family="text">
      <style:text-properties fo:font-weight="bold" style:font-weight-asian="bold" fo:color="#586E75"/>
    </style:style>
    <style:style style:name="T610" style:parent-style-name="DefaultParagraphFont" style:family="text">
      <style:text-properties fo:color="#586E75"/>
    </style:style>
    <style:style style:name="P611" style:parent-style-name="PreformattedText" style:family="paragraph">
      <style:text-properties fo:color="#586E75"/>
    </style:style>
    <style:style style:name="T612" style:parent-style-name="DefaultParagraphFont" style:family="text">
      <style:text-properties fo:color="#C0C0C0"/>
    </style:style>
    <style:style style:name="T613" style:parent-style-name="DefaultParagraphFont" style:family="text">
      <style:text-properties fo:color="#93A1A1"/>
    </style:style>
    <style:style style:name="T614" style:parent-style-name="DefaultParagraphFont" style:family="text">
      <style:text-properties fo:color="#C0C0C0"/>
    </style:style>
    <style:style style:name="T615" style:parent-style-name="DefaultParagraphFont" style:family="text">
      <style:text-properties fo:color="#93A1A1"/>
    </style:style>
    <style:style style:name="T616" style:parent-style-name="DefaultParagraphFont" style:family="text">
      <style:text-properties fo:color="#C0C0C0"/>
    </style:style>
    <style:style style:name="T617" style:parent-style-name="DefaultParagraphFont" style:family="text">
      <style:text-properties fo:color="#93A1A1"/>
    </style:style>
    <style:style style:name="T618" style:parent-style-name="DefaultParagraphFont" style:family="text">
      <style:text-properties fo:color="#C0C0C0"/>
    </style:style>
    <style:style style:name="T619" style:parent-style-name="DefaultParagraphFont" style:family="text">
      <style:text-properties fo:color="#93A1A1"/>
    </style:style>
    <style:style style:name="T620" style:parent-style-name="DefaultParagraphFont" style:family="text">
      <style:text-properties fo:color="#C0C0C0"/>
    </style:style>
    <style:style style:name="T621" style:parent-style-name="DefaultParagraphFont" style:family="text">
      <style:text-properties fo:color="#93A1A1"/>
    </style:style>
    <style:style style:name="P622" style:parent-style-name="PreformattedText" style:family="paragraph">
      <style:paragraph-properties fo:margin-bottom="0.1965in"/>
    </style:style>
    <style:style style:name="T623" style:parent-style-name="DefaultParagraphFont" style:family="text">
      <style:text-properties fo:color="#C0C0C0"/>
    </style:style>
    <style:style style:name="T624" style:parent-style-name="DefaultParagraphFont" style:family="text">
      <style:text-properties fo:color="#C0C0C0"/>
    </style:style>
    <style:style style:name="T625" style:parent-style-name="DefaultParagraphFont" style:family="text">
      <style:text-properties fo:color="#000000"/>
    </style:style>
    <style:style style:name="T626" style:parent-style-name="DefaultParagraphFont" style:family="text">
      <style:text-properties fo:color="#C0C0C0"/>
    </style:style>
    <style:style style:name="T627" style:parent-style-name="DefaultParagraphFont" style:family="text">
      <style:text-properties fo:color="#586E75"/>
    </style:style>
    <style:style style:name="T628" style:parent-style-name="DefaultParagraphFont" style:family="text">
      <style:text-properties fo:color="#C0C0C0"/>
    </style:style>
    <style:style style:name="T629" style:parent-style-name="DefaultParagraphFont" style:family="text">
      <style:text-properties fo:color="#586E75"/>
    </style:style>
    <style:style style:name="T630" style:parent-style-name="DefaultParagraphFont" style:family="text">
      <style:text-properties fo:color="#C0C0C0"/>
    </style:style>
    <style:style style:name="T631" style:parent-style-name="DefaultParagraphFont" style:family="text">
      <style:text-properties fo:color="#93A1A1"/>
    </style:style>
    <style:style style:name="T632" style:parent-style-name="DefaultParagraphFont" style:family="text">
      <style:text-properties fo:color="#C0C0C0"/>
    </style:style>
    <style:style style:name="T633" style:parent-style-name="DefaultParagraphFont" style:family="text">
      <style:text-properties fo:color="#93A1A1"/>
    </style:style>
    <style:style style:name="T634" style:parent-style-name="DefaultParagraphFont" style:family="text">
      <style:text-properties fo:color="#C0C0C0"/>
    </style:style>
    <style:style style:name="T635" style:parent-style-name="DefaultParagraphFont" style:family="text">
      <style:text-properties fo:color="#93A1A1"/>
    </style:style>
    <style:style style:name="T636" style:parent-style-name="DefaultParagraphFont" style:family="text">
      <style:text-properties fo:color="#C0C0C0"/>
    </style:style>
    <style:style style:name="T637" style:parent-style-name="DefaultParagraphFont" style:family="text">
      <style:text-properties fo:color="#93A1A1"/>
    </style:style>
    <style:style style:name="T638" style:parent-style-name="DefaultParagraphFont" style:family="text">
      <style:text-properties fo:color="#C0C0C0"/>
    </style:style>
    <style:style style:name="T639" style:parent-style-name="DefaultParagraphFont" style:family="text">
      <style:text-properties fo:color="#93A1A1"/>
    </style:style>
    <style:style style:name="T640" style:parent-style-name="DefaultParagraphFont" style:family="text">
      <style:text-properties fo:color="#C0C0C0"/>
    </style:style>
    <style:style style:name="T641" style:parent-style-name="DefaultParagraphFont" style:family="text">
      <style:text-properties fo:color="#93A1A1"/>
    </style:style>
    <style:style style:name="T642" style:parent-style-name="DefaultParagraphFont" style:family="text">
      <style:text-properties fo:color="#C0C0C0"/>
    </style:style>
    <style:style style:name="T643" style:parent-style-name="DefaultParagraphFont" style:family="text">
      <style:text-properties fo:color="#93A1A1"/>
    </style:style>
    <style:style style:name="T644" style:parent-style-name="DefaultParagraphFont" style:family="text">
      <style:text-properties fo:color="#C0C0C0"/>
    </style:style>
    <style:style style:name="T645" style:parent-style-name="DefaultParagraphFont" style:family="text">
      <style:text-properties fo:font-weight="bold" style:font-weight-asian="bold" fo:color="#586E75"/>
    </style:style>
    <style:style style:name="T646" style:parent-style-name="DefaultParagraphFont" style:family="text">
      <style:text-properties fo:color="#C0C0C0"/>
    </style:style>
    <style:style style:name="T647" style:parent-style-name="DefaultParagraphFont" style:family="text">
      <style:text-properties fo:color="#586E75"/>
    </style:style>
    <style:style style:name="T648" style:parent-style-name="DefaultParagraphFont" style:family="text">
      <style:text-properties fo:font-weight="bold" style:font-weight-asian="bold" fo:color="#586E75"/>
    </style:style>
    <style:style style:name="T649" style:parent-style-name="DefaultParagraphFont" style:family="text">
      <style:text-properties fo:color="#C0C0C0"/>
    </style:style>
    <style:style style:name="T650" style:parent-style-name="DefaultParagraphFont" style:family="text">
      <style:text-properties fo:color="#000000"/>
    </style:style>
    <style:style style:name="T651" style:parent-style-name="DefaultParagraphFont" style:family="text">
      <style:text-properties fo:color="#C0C0C0"/>
    </style:style>
    <style:style style:name="T652" style:parent-style-name="DefaultParagraphFont" style:family="text">
      <style:text-properties fo:color="#586E75"/>
    </style:style>
    <style:style style:name="T653" style:parent-style-name="DefaultParagraphFont" style:family="text">
      <style:text-properties fo:color="#C0C0C0"/>
    </style:style>
    <style:style style:name="T654" style:parent-style-name="DefaultParagraphFont" style:family="text">
      <style:text-properties fo:color="#2AA198"/>
    </style:style>
    <style:style style:name="T655" style:parent-style-name="DefaultParagraphFont" style:family="text">
      <style:text-properties fo:color="#586E75"/>
    </style:style>
    <style:style style:name="T656" style:parent-style-name="DefaultParagraphFont" style:family="text">
      <style:text-properties fo:color="#C0C0C0"/>
    </style:style>
    <style:style style:name="T657" style:parent-style-name="DefaultParagraphFont" style:family="text">
      <style:text-properties fo:color="#000000"/>
    </style:style>
    <style:style style:name="T658" style:parent-style-name="DefaultParagraphFont" style:family="text">
      <style:text-properties fo:color="#C0C0C0"/>
    </style:style>
    <style:style style:name="T659" style:parent-style-name="DefaultParagraphFont" style:family="text">
      <style:text-properties fo:color="#586E75"/>
    </style:style>
    <style:style style:name="T660" style:parent-style-name="DefaultParagraphFont" style:family="text">
      <style:text-properties fo:color="#C0C0C0"/>
    </style:style>
    <style:style style:name="T661" style:parent-style-name="DefaultParagraphFont" style:family="text">
      <style:text-properties fo:color="#586E75"/>
    </style:style>
    <style:style style:name="T662" style:parent-style-name="DefaultParagraphFont" style:family="text">
      <style:text-properties fo:color="#000000"/>
    </style:style>
    <style:style style:name="T663" style:parent-style-name="DefaultParagraphFont" style:family="text">
      <style:text-properties fo:color="#586E75"/>
    </style:style>
    <style:style style:name="T664" style:parent-style-name="DefaultParagraphFont" style:family="text">
      <style:text-properties fo:color="#C0C0C0"/>
    </style:style>
    <style:style style:name="T665" style:parent-style-name="DefaultParagraphFont" style:family="text">
      <style:text-properties fo:color="#000000"/>
    </style:style>
    <style:style style:name="T666" style:parent-style-name="DefaultParagraphFont" style:family="text">
      <style:text-properties fo:color="#586E75"/>
    </style:style>
    <style:style style:name="T667" style:parent-style-name="DefaultParagraphFont" style:family="text">
      <style:text-properties fo:color="#C0C0C0"/>
    </style:style>
    <style:style style:name="T668" style:parent-style-name="DefaultParagraphFont" style:family="text">
      <style:text-properties fo:color="#586E75"/>
    </style:style>
    <style:style style:name="T669" style:parent-style-name="DefaultParagraphFont" style:family="text">
      <style:text-properties fo:color="#C0C0C0"/>
    </style:style>
    <style:style style:name="T670" style:parent-style-name="DefaultParagraphFont" style:family="text">
      <style:text-properties fo:color="#586E75"/>
    </style:style>
    <style:style style:name="T671" style:parent-style-name="DefaultParagraphFont" style:family="text">
      <style:text-properties fo:color="#2AA198"/>
    </style:style>
    <style:style style:name="T672" style:parent-style-name="DefaultParagraphFont" style:family="text">
      <style:text-properties fo:color="#586E75"/>
    </style:style>
    <style:style style:name="T673" style:parent-style-name="DefaultParagraphFont" style:family="text">
      <style:text-properties fo:color="#C0C0C0"/>
    </style:style>
    <style:style style:name="T674" style:parent-style-name="DefaultParagraphFont" style:family="text">
      <style:text-properties fo:color="#000000"/>
    </style:style>
    <style:style style:name="T675" style:parent-style-name="DefaultParagraphFont" style:family="text">
      <style:text-properties fo:color="#586E75"/>
    </style:style>
    <style:style style:name="T676" style:parent-style-name="DefaultParagraphFont" style:family="text">
      <style:text-properties fo:color="#000000"/>
    </style:style>
    <style:style style:name="T677" style:parent-style-name="DefaultParagraphFont" style:family="text">
      <style:text-properties fo:color="#586E75"/>
    </style:style>
    <style:style style:name="T678" style:parent-style-name="DefaultParagraphFont" style:family="text">
      <style:text-properties fo:color="#C0C0C0"/>
    </style:style>
    <style:style style:name="T679" style:parent-style-name="DefaultParagraphFont" style:family="text">
      <style:text-properties fo:color="#586E75"/>
    </style:style>
    <style:style style:name="P680" style:parent-style-name="PreformattedText" style:family="paragraph">
      <style:paragraph-properties fo:margin-bottom="0.1965in"/>
      <style:text-properties fo:color="#586E75"/>
    </style:style>
    <style:style style:name="P681" style:parent-style-name="Textbody" style:family="paragraph">
      <style:text-properties style:text-underline-type="single" style:text-underline-style="solid" style:text-underline-width="auto" style:text-underline-mode="continuous"/>
    </style:style>
    <style:style style:name="T682" style:parent-style-name="DefaultParagraphFont" style:family="text">
      <style:text-properties fo:color="#6C71C4"/>
    </style:style>
    <style:style style:name="T683" style:parent-style-name="DefaultParagraphFont" style:family="text">
      <style:text-properties fo:color="#C0C0C0"/>
    </style:style>
    <style:style style:name="T684" style:parent-style-name="DefaultParagraphFont" style:family="text">
      <style:text-properties fo:color="#2AA198"/>
    </style:style>
    <style:style style:name="T685" style:parent-style-name="DefaultParagraphFont" style:family="text">
      <style:text-properties fo:color="#6C71C4"/>
    </style:style>
    <style:style style:name="T686" style:parent-style-name="DefaultParagraphFont" style:family="text">
      <style:text-properties fo:color="#C0C0C0"/>
    </style:style>
    <style:style style:name="T687" style:parent-style-name="DefaultParagraphFont" style:family="text">
      <style:text-properties fo:color="#2AA198"/>
    </style:style>
    <style:style style:name="P688" style:parent-style-name="PreformattedText" style:family="paragraph">
      <style:paragraph-properties fo:margin-bottom="0.1965in"/>
    </style:style>
    <style:style style:name="T689" style:parent-style-name="DefaultParagraphFont" style:family="text">
      <style:text-properties fo:color="#6C71C4"/>
    </style:style>
    <style:style style:name="T690" style:parent-style-name="DefaultParagraphFont" style:family="text">
      <style:text-properties fo:color="#C0C0C0"/>
    </style:style>
    <style:style style:name="T691" style:parent-style-name="DefaultParagraphFont" style:family="text">
      <style:text-properties fo:color="#2AA198"/>
    </style:style>
    <style:style style:name="T692" style:parent-style-name="DefaultParagraphFont" style:family="text">
      <style:text-properties fo:font-weight="bold" style:font-weight-asian="bold" fo:color="#586E75"/>
    </style:style>
    <style:style style:name="T693" style:parent-style-name="DefaultParagraphFont" style:family="text">
      <style:text-properties fo:color="#C0C0C0"/>
    </style:style>
    <style:style style:name="T694" style:parent-style-name="DefaultParagraphFont" style:family="text">
      <style:text-properties fo:color="#000000"/>
    </style:style>
    <style:style style:name="T695" style:parent-style-name="DefaultParagraphFont" style:family="text">
      <style:text-properties fo:color="#586E75"/>
    </style:style>
    <style:style style:name="T696" style:parent-style-name="DefaultParagraphFont" style:family="text">
      <style:text-properties fo:font-weight="bold" style:font-weight-asian="bold" fo:color="#586E75"/>
    </style:style>
    <style:style style:name="T697" style:parent-style-name="DefaultParagraphFont" style:family="text">
      <style:text-properties fo:color="#586E75"/>
    </style:style>
    <style:style style:name="P698" style:parent-style-name="PreformattedText" style:family="paragraph">
      <style:text-properties fo:color="#586E75"/>
    </style:style>
    <style:style style:name="T699" style:parent-style-name="DefaultParagraphFont" style:family="text">
      <style:text-properties fo:color="#C0C0C0"/>
    </style:style>
    <style:style style:name="T700" style:parent-style-name="DefaultParagraphFont" style:family="text">
      <style:text-properties fo:color="#93A1A1"/>
    </style:style>
    <style:style style:name="T701" style:parent-style-name="DefaultParagraphFont" style:family="text">
      <style:text-properties fo:color="#C0C0C0"/>
    </style:style>
    <style:style style:name="T702" style:parent-style-name="DefaultParagraphFont" style:family="text">
      <style:text-properties fo:color="#93A1A1"/>
    </style:style>
    <style:style style:name="T703" style:parent-style-name="DefaultParagraphFont" style:family="text">
      <style:text-properties fo:color="#C0C0C0"/>
    </style:style>
    <style:style style:name="T704" style:parent-style-name="DefaultParagraphFont" style:family="text">
      <style:text-properties fo:color="#93A1A1"/>
    </style:style>
    <style:style style:name="T705" style:parent-style-name="DefaultParagraphFont" style:family="text">
      <style:text-properties fo:color="#C0C0C0"/>
    </style:style>
    <style:style style:name="T706" style:parent-style-name="DefaultParagraphFont" style:family="text">
      <style:text-properties fo:color="#93A1A1"/>
    </style:style>
    <style:style style:name="T707" style:parent-style-name="DefaultParagraphFont" style:family="text">
      <style:text-properties fo:color="#C0C0C0"/>
    </style:style>
    <style:style style:name="T708" style:parent-style-name="DefaultParagraphFont" style:family="text">
      <style:text-properties fo:color="#93A1A1"/>
    </style:style>
    <style:style style:name="P709" style:parent-style-name="PreformattedText" style:family="paragraph">
      <style:paragraph-properties fo:margin-bottom="0.1965in"/>
    </style:style>
    <style:style style:name="T710" style:parent-style-name="DefaultParagraphFont" style:family="text">
      <style:text-properties fo:color="#C0C0C0"/>
    </style:style>
    <style:style style:name="T711" style:parent-style-name="DefaultParagraphFont" style:family="text">
      <style:text-properties fo:color="#C0C0C0"/>
    </style:style>
    <style:style style:name="T712" style:parent-style-name="DefaultParagraphFont" style:family="text">
      <style:text-properties fo:color="#000000"/>
    </style:style>
    <style:style style:name="T713" style:parent-style-name="DefaultParagraphFont" style:family="text">
      <style:text-properties fo:color="#C0C0C0"/>
    </style:style>
    <style:style style:name="T714" style:parent-style-name="DefaultParagraphFont" style:family="text">
      <style:text-properties fo:color="#586E75"/>
    </style:style>
    <style:style style:name="T715" style:parent-style-name="DefaultParagraphFont" style:family="text">
      <style:text-properties fo:color="#C0C0C0"/>
    </style:style>
    <style:style style:name="T716" style:parent-style-name="DefaultParagraphFont" style:family="text">
      <style:text-properties fo:color="#586E75"/>
    </style:style>
    <style:style style:name="T717" style:parent-style-name="DefaultParagraphFont" style:family="text">
      <style:text-properties fo:color="#C0C0C0"/>
    </style:style>
    <style:style style:name="T718" style:parent-style-name="DefaultParagraphFont" style:family="text">
      <style:text-properties fo:color="#93A1A1"/>
    </style:style>
    <style:style style:name="T719" style:parent-style-name="DefaultParagraphFont" style:family="text">
      <style:text-properties fo:color="#C0C0C0"/>
    </style:style>
    <style:style style:name="T720" style:parent-style-name="DefaultParagraphFont" style:family="text">
      <style:text-properties fo:color="#93A1A1"/>
    </style:style>
    <style:style style:name="T721" style:parent-style-name="DefaultParagraphFont" style:family="text">
      <style:text-properties fo:color="#C0C0C0"/>
    </style:style>
    <style:style style:name="T722" style:parent-style-name="DefaultParagraphFont" style:family="text">
      <style:text-properties fo:color="#93A1A1"/>
    </style:style>
    <style:style style:name="T723" style:parent-style-name="DefaultParagraphFont" style:family="text">
      <style:text-properties fo:color="#C0C0C0"/>
    </style:style>
    <style:style style:name="T724" style:parent-style-name="DefaultParagraphFont" style:family="text">
      <style:text-properties fo:color="#93A1A1"/>
    </style:style>
    <style:style style:name="T725" style:parent-style-name="DefaultParagraphFont" style:family="text">
      <style:text-properties fo:color="#C0C0C0"/>
    </style:style>
    <style:style style:name="T726" style:parent-style-name="DefaultParagraphFont" style:family="text">
      <style:text-properties fo:color="#93A1A1"/>
    </style:style>
    <style:style style:name="T727" style:parent-style-name="DefaultParagraphFont" style:family="text">
      <style:text-properties fo:color="#C0C0C0"/>
    </style:style>
    <style:style style:name="T728" style:parent-style-name="DefaultParagraphFont" style:family="text">
      <style:text-properties fo:color="#93A1A1"/>
    </style:style>
    <style:style style:name="T729" style:parent-style-name="DefaultParagraphFont" style:family="text">
      <style:text-properties fo:color="#C0C0C0"/>
    </style:style>
    <style:style style:name="T730" style:parent-style-name="DefaultParagraphFont" style:family="text">
      <style:text-properties fo:color="#93A1A1"/>
    </style:style>
    <style:style style:name="T731" style:parent-style-name="DefaultParagraphFont" style:family="text">
      <style:text-properties fo:color="#C0C0C0"/>
    </style:style>
    <style:style style:name="T732" style:parent-style-name="DefaultParagraphFont" style:family="text">
      <style:text-properties fo:font-weight="bold" style:font-weight-asian="bold" fo:color="#586E75"/>
    </style:style>
    <style:style style:name="T733" style:parent-style-name="DefaultParagraphFont" style:family="text">
      <style:text-properties fo:color="#C0C0C0"/>
    </style:style>
    <style:style style:name="T734" style:parent-style-name="DefaultParagraphFont" style:family="text">
      <style:text-properties fo:color="#586E75"/>
    </style:style>
    <style:style style:name="T735" style:parent-style-name="DefaultParagraphFont" style:family="text">
      <style:text-properties fo:color="#000000"/>
    </style:style>
    <style:style style:name="T736" style:parent-style-name="DefaultParagraphFont" style:family="text">
      <style:text-properties fo:color="#C0C0C0"/>
    </style:style>
    <style:style style:name="T737" style:parent-style-name="DefaultParagraphFont" style:family="text">
      <style:text-properties fo:color="#586E75"/>
    </style:style>
    <style:style style:name="T738" style:parent-style-name="DefaultParagraphFont" style:family="text">
      <style:text-properties fo:color="#C0C0C0"/>
    </style:style>
    <style:style style:name="T739" style:parent-style-name="DefaultParagraphFont" style:family="text">
      <style:text-properties fo:color="#586E75"/>
    </style:style>
    <style:style style:name="T740" style:parent-style-name="DefaultParagraphFont" style:family="text">
      <style:text-properties fo:color="#C0C0C0"/>
    </style:style>
    <style:style style:name="T741" style:parent-style-name="DefaultParagraphFont" style:family="text">
      <style:text-properties fo:color="#586E75"/>
    </style:style>
    <style:style style:name="T742" style:parent-style-name="DefaultParagraphFont" style:family="text">
      <style:text-properties fo:color="#C0C0C0"/>
    </style:style>
    <style:style style:name="T743" style:parent-style-name="DefaultParagraphFont" style:family="text">
      <style:text-properties fo:font-weight="bold" style:font-weight-asian="bold" fo:color="#586E75"/>
    </style:style>
    <style:style style:name="T744" style:parent-style-name="DefaultParagraphFont" style:family="text">
      <style:text-properties fo:color="#C0C0C0"/>
    </style:style>
    <style:style style:name="T745" style:parent-style-name="DefaultParagraphFont" style:family="text">
      <style:text-properties fo:color="#586E75"/>
    </style:style>
    <style:style style:name="T746" style:parent-style-name="DefaultParagraphFont" style:family="text">
      <style:text-properties fo:font-weight="bold" style:font-weight-asian="bold" fo:color="#586E75"/>
    </style:style>
    <style:style style:name="T747" style:parent-style-name="DefaultParagraphFont" style:family="text">
      <style:text-properties fo:color="#C0C0C0"/>
    </style:style>
    <style:style style:name="T748" style:parent-style-name="DefaultParagraphFont" style:family="text">
      <style:text-properties fo:color="#000000"/>
    </style:style>
    <style:style style:name="T749" style:parent-style-name="DefaultParagraphFont" style:family="text">
      <style:text-properties fo:color="#C0C0C0"/>
    </style:style>
    <style:style style:name="T750" style:parent-style-name="DefaultParagraphFont" style:family="text">
      <style:text-properties fo:color="#586E75"/>
    </style:style>
    <style:style style:name="T751" style:parent-style-name="DefaultParagraphFont" style:family="text">
      <style:text-properties fo:color="#C0C0C0"/>
    </style:style>
    <style:style style:name="T752" style:parent-style-name="DefaultParagraphFont" style:family="text">
      <style:text-properties fo:color="#2AA198"/>
    </style:style>
    <style:style style:name="T753" style:parent-style-name="DefaultParagraphFont" style:family="text">
      <style:text-properties fo:color="#586E75"/>
    </style:style>
    <style:style style:name="T754" style:parent-style-name="DefaultParagraphFont" style:family="text">
      <style:text-properties fo:color="#C0C0C0"/>
    </style:style>
    <style:style style:name="T755" style:parent-style-name="DefaultParagraphFont" style:family="text">
      <style:text-properties fo:color="#000000"/>
    </style:style>
    <style:style style:name="T756" style:parent-style-name="DefaultParagraphFont" style:family="text">
      <style:text-properties fo:color="#C0C0C0"/>
    </style:style>
    <style:style style:name="T757" style:parent-style-name="DefaultParagraphFont" style:family="text">
      <style:text-properties fo:color="#586E75"/>
    </style:style>
    <style:style style:name="T758" style:parent-style-name="DefaultParagraphFont" style:family="text">
      <style:text-properties fo:color="#C0C0C0"/>
    </style:style>
    <style:style style:name="T759" style:parent-style-name="DefaultParagraphFont" style:family="text">
      <style:text-properties fo:color="#586E75"/>
    </style:style>
    <style:style style:name="T760" style:parent-style-name="DefaultParagraphFont" style:family="text">
      <style:text-properties fo:color="#000000"/>
    </style:style>
    <style:style style:name="T761" style:parent-style-name="DefaultParagraphFont" style:family="text">
      <style:text-properties fo:color="#586E75"/>
    </style:style>
    <style:style style:name="T762" style:parent-style-name="DefaultParagraphFont" style:family="text">
      <style:text-properties fo:color="#C0C0C0"/>
    </style:style>
    <style:style style:name="T763" style:parent-style-name="DefaultParagraphFont" style:family="text">
      <style:text-properties fo:color="#000000"/>
    </style:style>
    <style:style style:name="T764" style:parent-style-name="DefaultParagraphFont" style:family="text">
      <style:text-properties fo:color="#586E75"/>
    </style:style>
    <style:style style:name="T765" style:parent-style-name="DefaultParagraphFont" style:family="text">
      <style:text-properties fo:color="#C0C0C0"/>
    </style:style>
    <style:style style:name="T766" style:parent-style-name="DefaultParagraphFont" style:family="text">
      <style:text-properties fo:color="#586E75"/>
    </style:style>
    <style:style style:name="T767" style:parent-style-name="DefaultParagraphFont" style:family="text">
      <style:text-properties fo:color="#C0C0C0"/>
    </style:style>
    <style:style style:name="T768" style:parent-style-name="DefaultParagraphFont" style:family="text">
      <style:text-properties fo:color="#586E75"/>
    </style:style>
    <style:style style:name="T769" style:parent-style-name="DefaultParagraphFont" style:family="text">
      <style:text-properties fo:color="#2AA198"/>
    </style:style>
    <style:style style:name="T770" style:parent-style-name="DefaultParagraphFont" style:family="text">
      <style:text-properties fo:color="#586E75"/>
    </style:style>
    <style:style style:name="T771" style:parent-style-name="DefaultParagraphFont" style:family="text">
      <style:text-properties fo:color="#C0C0C0"/>
    </style:style>
    <style:style style:name="T772" style:parent-style-name="DefaultParagraphFont" style:family="text">
      <style:text-properties fo:color="#000000"/>
    </style:style>
    <style:style style:name="T773" style:parent-style-name="DefaultParagraphFont" style:family="text">
      <style:text-properties fo:color="#586E75"/>
    </style:style>
    <style:style style:name="T774" style:parent-style-name="DefaultParagraphFont" style:family="text">
      <style:text-properties fo:color="#000000"/>
    </style:style>
    <style:style style:name="T775" style:parent-style-name="DefaultParagraphFont" style:family="text">
      <style:text-properties fo:color="#586E75"/>
    </style:style>
    <style:style style:name="T776" style:parent-style-name="DefaultParagraphFont" style:family="text">
      <style:text-properties fo:color="#C0C0C0"/>
    </style:style>
    <style:style style:name="T777" style:parent-style-name="DefaultParagraphFont" style:family="text">
      <style:text-properties fo:color="#586E75"/>
    </style:style>
    <style:style style:name="T778" style:parent-style-name="DefaultParagraphFont" style:family="text">
      <style:text-properties fo:color="#C0C0C0"/>
    </style:style>
    <style:style style:name="T779" style:parent-style-name="DefaultParagraphFont" style:family="text">
      <style:text-properties fo:color="#586E75"/>
    </style:style>
    <style:style style:name="P780" style:parent-style-name="PreformattedText" style:family="paragraph">
      <style:text-properties fo:color="#586E75"/>
    </style:style>
    <style:style style:name="P781" style:parent-style-name="Textbody" style:family="paragraph">
      <style:text-properties style:text-underline-type="single" style:text-underline-style="solid" style:text-underline-width="auto" style:text-underline-mode="continuous"/>
    </style:style>
    <style:style style:name="T782" style:parent-style-name="DefaultParagraphFont" style:family="text">
      <style:text-properties fo:color="#6C71C4"/>
    </style:style>
    <style:style style:name="T783" style:parent-style-name="DefaultParagraphFont" style:family="text">
      <style:text-properties fo:color="#C0C0C0"/>
    </style:style>
    <style:style style:name="T784" style:parent-style-name="DefaultParagraphFont" style:family="text">
      <style:text-properties fo:color="#2AA198"/>
    </style:style>
    <style:style style:name="T785" style:parent-style-name="DefaultParagraphFont" style:family="text">
      <style:text-properties fo:color="#6C71C4"/>
    </style:style>
    <style:style style:name="T786" style:parent-style-name="DefaultParagraphFont" style:family="text">
      <style:text-properties fo:color="#C0C0C0"/>
    </style:style>
    <style:style style:name="T787" style:parent-style-name="DefaultParagraphFont" style:family="text">
      <style:text-properties fo:color="#2AA198"/>
    </style:style>
    <style:style style:name="P788" style:parent-style-name="PreformattedText" style:family="paragraph">
      <style:paragraph-properties fo:margin-bottom="0.1965in"/>
    </style:style>
    <style:style style:name="T789" style:parent-style-name="DefaultParagraphFont" style:family="text">
      <style:text-properties fo:color="#6C71C4"/>
    </style:style>
    <style:style style:name="T790" style:parent-style-name="DefaultParagraphFont" style:family="text">
      <style:text-properties fo:color="#C0C0C0"/>
    </style:style>
    <style:style style:name="T791" style:parent-style-name="DefaultParagraphFont" style:family="text">
      <style:text-properties fo:color="#2AA198"/>
    </style:style>
    <style:style style:name="T792" style:parent-style-name="DefaultParagraphFont" style:family="text">
      <style:text-properties fo:font-weight="bold" style:font-weight-asian="bold" fo:color="#586E75"/>
    </style:style>
    <style:style style:name="T793" style:parent-style-name="DefaultParagraphFont" style:family="text">
      <style:text-properties fo:color="#C0C0C0"/>
    </style:style>
    <style:style style:name="T794" style:parent-style-name="DefaultParagraphFont" style:family="text">
      <style:text-properties fo:color="#000000"/>
    </style:style>
    <style:style style:name="T795" style:parent-style-name="DefaultParagraphFont" style:family="text">
      <style:text-properties fo:color="#586E75"/>
    </style:style>
    <style:style style:name="T796" style:parent-style-name="DefaultParagraphFont" style:family="text">
      <style:text-properties fo:font-weight="bold" style:font-weight-asian="bold" fo:color="#586E75"/>
    </style:style>
    <style:style style:name="T797" style:parent-style-name="DefaultParagraphFont" style:family="text">
      <style:text-properties fo:color="#586E75"/>
    </style:style>
    <style:style style:name="P798" style:parent-style-name="PreformattedText" style:family="paragraph">
      <style:text-properties fo:color="#586E75"/>
    </style:style>
    <style:style style:name="T799" style:parent-style-name="DefaultParagraphFont" style:family="text">
      <style:text-properties fo:color="#C0C0C0"/>
    </style:style>
    <style:style style:name="T800" style:parent-style-name="DefaultParagraphFont" style:family="text">
      <style:text-properties fo:color="#93A1A1"/>
    </style:style>
    <style:style style:name="T801" style:parent-style-name="DefaultParagraphFont" style:family="text">
      <style:text-properties fo:color="#C0C0C0"/>
    </style:style>
    <style:style style:name="T802" style:parent-style-name="DefaultParagraphFont" style:family="text">
      <style:text-properties fo:color="#93A1A1"/>
    </style:style>
    <style:style style:name="T803" style:parent-style-name="DefaultParagraphFont" style:family="text">
      <style:text-properties fo:color="#C0C0C0"/>
    </style:style>
    <style:style style:name="T804" style:parent-style-name="DefaultParagraphFont" style:family="text">
      <style:text-properties fo:color="#93A1A1"/>
    </style:style>
    <style:style style:name="T805" style:parent-style-name="DefaultParagraphFont" style:family="text">
      <style:text-properties fo:color="#C0C0C0"/>
    </style:style>
    <style:style style:name="T806" style:parent-style-name="DefaultParagraphFont" style:family="text">
      <style:text-properties fo:color="#93A1A1"/>
    </style:style>
    <style:style style:name="T807" style:parent-style-name="DefaultParagraphFont" style:family="text">
      <style:text-properties fo:color="#C0C0C0"/>
    </style:style>
    <style:style style:name="T808" style:parent-style-name="DefaultParagraphFont" style:family="text">
      <style:text-properties fo:color="#93A1A1"/>
    </style:style>
    <style:style style:name="P809" style:parent-style-name="PreformattedText" style:family="paragraph">
      <style:paragraph-properties fo:margin-bottom="0.1965in"/>
    </style:style>
    <style:style style:name="T810" style:parent-style-name="DefaultParagraphFont" style:family="text">
      <style:text-properties fo:color="#C0C0C0"/>
    </style:style>
    <style:style style:name="T811" style:parent-style-name="DefaultParagraphFont" style:family="text">
      <style:text-properties fo:color="#C0C0C0"/>
    </style:style>
    <style:style style:name="T812" style:parent-style-name="DefaultParagraphFont" style:family="text">
      <style:text-properties fo:color="#000000"/>
    </style:style>
    <style:style style:name="T813" style:parent-style-name="DefaultParagraphFont" style:family="text">
      <style:text-properties fo:color="#C0C0C0"/>
    </style:style>
    <style:style style:name="T814" style:parent-style-name="DefaultParagraphFont" style:family="text">
      <style:text-properties fo:color="#586E75"/>
    </style:style>
    <style:style style:name="T815" style:parent-style-name="DefaultParagraphFont" style:family="text">
      <style:text-properties fo:color="#C0C0C0"/>
    </style:style>
    <style:style style:name="T816" style:parent-style-name="DefaultParagraphFont" style:family="text">
      <style:text-properties fo:color="#586E75"/>
    </style:style>
    <style:style style:name="T817" style:parent-style-name="DefaultParagraphFont" style:family="text">
      <style:text-properties fo:color="#C0C0C0"/>
    </style:style>
    <style:style style:name="T818" style:parent-style-name="DefaultParagraphFont" style:family="text">
      <style:text-properties fo:color="#93A1A1"/>
    </style:style>
    <style:style style:name="T819" style:parent-style-name="DefaultParagraphFont" style:family="text">
      <style:text-properties fo:color="#C0C0C0"/>
    </style:style>
    <style:style style:name="T820" style:parent-style-name="DefaultParagraphFont" style:family="text">
      <style:text-properties fo:color="#93A1A1"/>
    </style:style>
    <style:style style:name="T821" style:parent-style-name="DefaultParagraphFont" style:family="text">
      <style:text-properties fo:color="#C0C0C0"/>
    </style:style>
    <style:style style:name="T822" style:parent-style-name="DefaultParagraphFont" style:family="text">
      <style:text-properties fo:color="#93A1A1"/>
    </style:style>
    <style:style style:name="T823" style:parent-style-name="DefaultParagraphFont" style:family="text">
      <style:text-properties fo:color="#C0C0C0"/>
    </style:style>
    <style:style style:name="T824" style:parent-style-name="DefaultParagraphFont" style:family="text">
      <style:text-properties fo:color="#93A1A1"/>
    </style:style>
    <style:style style:name="T825" style:parent-style-name="DefaultParagraphFont" style:family="text">
      <style:text-properties fo:color="#C0C0C0"/>
    </style:style>
    <style:style style:name="T826" style:parent-style-name="DefaultParagraphFont" style:family="text">
      <style:text-properties fo:color="#93A1A1"/>
    </style:style>
    <style:style style:name="T827" style:parent-style-name="DefaultParagraphFont" style:family="text">
      <style:text-properties fo:color="#C0C0C0"/>
    </style:style>
    <style:style style:name="T828" style:parent-style-name="DefaultParagraphFont" style:family="text">
      <style:text-properties fo:color="#93A1A1"/>
    </style:style>
    <style:style style:name="T829" style:parent-style-name="DefaultParagraphFont" style:family="text">
      <style:text-properties fo:color="#C0C0C0"/>
    </style:style>
    <style:style style:name="T830" style:parent-style-name="DefaultParagraphFont" style:family="text">
      <style:text-properties fo:color="#93A1A1"/>
    </style:style>
    <style:style style:name="T831" style:parent-style-name="DefaultParagraphFont" style:family="text">
      <style:text-properties fo:color="#C0C0C0"/>
    </style:style>
    <style:style style:name="T832" style:parent-style-name="DefaultParagraphFont" style:family="text">
      <style:text-properties fo:font-weight="bold" style:font-weight-asian="bold" fo:color="#586E75"/>
    </style:style>
    <style:style style:name="T833" style:parent-style-name="DefaultParagraphFont" style:family="text">
      <style:text-properties fo:color="#C0C0C0"/>
    </style:style>
    <style:style style:name="T834" style:parent-style-name="DefaultParagraphFont" style:family="text">
      <style:text-properties fo:color="#586E75"/>
    </style:style>
    <style:style style:name="T835" style:parent-style-name="DefaultParagraphFont" style:family="text">
      <style:text-properties fo:color="#000000"/>
    </style:style>
    <style:style style:name="T836" style:parent-style-name="DefaultParagraphFont" style:family="text">
      <style:text-properties fo:color="#C0C0C0"/>
    </style:style>
    <style:style style:name="T837" style:parent-style-name="DefaultParagraphFont" style:family="text">
      <style:text-properties fo:color="#586E75"/>
    </style:style>
    <style:style style:name="T838" style:parent-style-name="DefaultParagraphFont" style:family="text">
      <style:text-properties fo:color="#C0C0C0"/>
    </style:style>
    <style:style style:name="T839" style:parent-style-name="DefaultParagraphFont" style:family="text">
      <style:text-properties fo:color="#586E75"/>
    </style:style>
    <style:style style:name="T840" style:parent-style-name="DefaultParagraphFont" style:family="text">
      <style:text-properties fo:color="#C0C0C0"/>
    </style:style>
    <style:style style:name="T841" style:parent-style-name="DefaultParagraphFont" style:family="text">
      <style:text-properties fo:color="#586E75"/>
    </style:style>
    <style:style style:name="T842" style:parent-style-name="DefaultParagraphFont" style:family="text">
      <style:text-properties fo:color="#C0C0C0"/>
    </style:style>
    <style:style style:name="T843" style:parent-style-name="DefaultParagraphFont" style:family="text">
      <style:text-properties fo:font-weight="bold" style:font-weight-asian="bold" fo:color="#586E75"/>
    </style:style>
    <style:style style:name="T844" style:parent-style-name="DefaultParagraphFont" style:family="text">
      <style:text-properties fo:color="#C0C0C0"/>
    </style:style>
    <style:style style:name="T845" style:parent-style-name="DefaultParagraphFont" style:family="text">
      <style:text-properties fo:color="#586E75"/>
    </style:style>
    <style:style style:name="T846" style:parent-style-name="DefaultParagraphFont" style:family="text">
      <style:text-properties fo:font-weight="bold" style:font-weight-asian="bold" fo:color="#586E75"/>
    </style:style>
    <style:style style:name="T847" style:parent-style-name="DefaultParagraphFont" style:family="text">
      <style:text-properties fo:color="#C0C0C0"/>
    </style:style>
    <style:style style:name="T848" style:parent-style-name="DefaultParagraphFont" style:family="text">
      <style:text-properties fo:color="#000000"/>
    </style:style>
    <style:style style:name="T849" style:parent-style-name="DefaultParagraphFont" style:family="text">
      <style:text-properties fo:color="#C0C0C0"/>
    </style:style>
    <style:style style:name="T850" style:parent-style-name="DefaultParagraphFont" style:family="text">
      <style:text-properties fo:color="#586E75"/>
    </style:style>
    <style:style style:name="T851" style:parent-style-name="DefaultParagraphFont" style:family="text">
      <style:text-properties fo:color="#C0C0C0"/>
    </style:style>
    <style:style style:name="T852" style:parent-style-name="DefaultParagraphFont" style:family="text">
      <style:text-properties fo:color="#2AA198"/>
    </style:style>
    <style:style style:name="T853" style:parent-style-name="DefaultParagraphFont" style:family="text">
      <style:text-properties fo:color="#586E75"/>
    </style:style>
    <style:style style:name="T854" style:parent-style-name="DefaultParagraphFont" style:family="text">
      <style:text-properties fo:color="#C0C0C0"/>
    </style:style>
    <style:style style:name="T855" style:parent-style-name="DefaultParagraphFont" style:family="text">
      <style:text-properties fo:color="#000000"/>
    </style:style>
    <style:style style:name="T856" style:parent-style-name="DefaultParagraphFont" style:family="text">
      <style:text-properties fo:color="#C0C0C0"/>
    </style:style>
    <style:style style:name="T857" style:parent-style-name="DefaultParagraphFont" style:family="text">
      <style:text-properties fo:color="#586E75"/>
    </style:style>
    <style:style style:name="T858" style:parent-style-name="DefaultParagraphFont" style:family="text">
      <style:text-properties fo:color="#C0C0C0"/>
    </style:style>
    <style:style style:name="T859" style:parent-style-name="DefaultParagraphFont" style:family="text">
      <style:text-properties fo:color="#586E75"/>
    </style:style>
    <style:style style:name="T860" style:parent-style-name="DefaultParagraphFont" style:family="text">
      <style:text-properties fo:color="#000000"/>
    </style:style>
    <style:style style:name="T861" style:parent-style-name="DefaultParagraphFont" style:family="text">
      <style:text-properties fo:color="#586E75"/>
    </style:style>
    <style:style style:name="T862" style:parent-style-name="DefaultParagraphFont" style:family="text">
      <style:text-properties fo:color="#C0C0C0"/>
    </style:style>
    <style:style style:name="T863" style:parent-style-name="DefaultParagraphFont" style:family="text">
      <style:text-properties fo:color="#000000"/>
    </style:style>
    <style:style style:name="T864" style:parent-style-name="DefaultParagraphFont" style:family="text">
      <style:text-properties fo:color="#586E75"/>
    </style:style>
    <style:style style:name="T865" style:parent-style-name="DefaultParagraphFont" style:family="text">
      <style:text-properties fo:color="#C0C0C0"/>
    </style:style>
    <style:style style:name="T866" style:parent-style-name="DefaultParagraphFont" style:family="text">
      <style:text-properties fo:color="#586E75"/>
    </style:style>
    <style:style style:name="T867" style:parent-style-name="DefaultParagraphFont" style:family="text">
      <style:text-properties fo:color="#C0C0C0"/>
    </style:style>
    <style:style style:name="T868" style:parent-style-name="DefaultParagraphFont" style:family="text">
      <style:text-properties fo:color="#586E75"/>
    </style:style>
    <style:style style:name="T869" style:parent-style-name="DefaultParagraphFont" style:family="text">
      <style:text-properties fo:color="#2AA198"/>
    </style:style>
    <style:style style:name="T870" style:parent-style-name="DefaultParagraphFont" style:family="text">
      <style:text-properties fo:color="#586E75"/>
    </style:style>
    <style:style style:name="T871" style:parent-style-name="DefaultParagraphFont" style:family="text">
      <style:text-properties fo:color="#C0C0C0"/>
    </style:style>
    <style:style style:name="T872" style:parent-style-name="DefaultParagraphFont" style:family="text">
      <style:text-properties fo:color="#000000"/>
    </style:style>
    <style:style style:name="T873" style:parent-style-name="DefaultParagraphFont" style:family="text">
      <style:text-properties fo:color="#586E75"/>
    </style:style>
    <style:style style:name="T874" style:parent-style-name="DefaultParagraphFont" style:family="text">
      <style:text-properties fo:color="#000000"/>
    </style:style>
    <style:style style:name="T875" style:parent-style-name="DefaultParagraphFont" style:family="text">
      <style:text-properties fo:color="#586E75"/>
    </style:style>
    <style:style style:name="T876" style:parent-style-name="DefaultParagraphFont" style:family="text">
      <style:text-properties fo:color="#C0C0C0"/>
    </style:style>
    <style:style style:name="T877" style:parent-style-name="DefaultParagraphFont" style:family="text">
      <style:text-properties fo:color="#586E75"/>
    </style:style>
    <style:style style:name="T878" style:parent-style-name="DefaultParagraphFont" style:family="text">
      <style:text-properties fo:color="#C0C0C0"/>
    </style:style>
    <style:style style:name="T879" style:parent-style-name="DefaultParagraphFont" style:family="text">
      <style:text-properties fo:color="#586E75"/>
    </style:style>
    <style:style style:name="P880" style:parent-style-name="PreformattedText" style:family="paragraph">
      <style:text-properties fo:color="#586E75"/>
    </style:style>
    <style:style style:name="P881" style:parent-style-name="Textbody" style:family="paragraph">
      <style:text-properties style:text-underline-type="single" style:text-underline-style="solid" style:text-underline-width="auto" style:text-underline-mode="continuous"/>
    </style:style>
    <style:style style:name="P882" style:parent-style-name="Textbody" style:family="paragraph">
      <style:text-properties style:text-underline-type="single" style:text-underline-style="solid" style:text-underline-width="auto" style:text-underline-mode="continuous"/>
    </style:style>
    <style:style style:name="T883" style:parent-style-name="DefaultParagraphFont" style:family="text">
      <style:text-properties fo:color="#6C71C4"/>
    </style:style>
    <style:style style:name="T884" style:parent-style-name="DefaultParagraphFont" style:family="text">
      <style:text-properties fo:color="#C0C0C0"/>
    </style:style>
    <style:style style:name="T885" style:parent-style-name="DefaultParagraphFont" style:family="text">
      <style:text-properties fo:color="#2AA198"/>
    </style:style>
    <style:style style:name="T886" style:parent-style-name="DefaultParagraphFont" style:family="text">
      <style:text-properties fo:font-weight="bold" style:font-weight-asian="bold" fo:color="#586E75"/>
    </style:style>
    <style:style style:name="T887" style:parent-style-name="DefaultParagraphFont" style:family="text">
      <style:text-properties fo:color="#C0C0C0"/>
    </style:style>
    <style:style style:name="T888" style:parent-style-name="DefaultParagraphFont" style:family="text">
      <style:text-properties fo:color="#000000"/>
    </style:style>
    <style:style style:name="T889" style:parent-style-name="DefaultParagraphFont" style:family="text">
      <style:text-properties fo:color="#586E75"/>
    </style:style>
    <style:style style:name="T890" style:parent-style-name="DefaultParagraphFont" style:family="text">
      <style:text-properties fo:font-weight="bold" style:font-weight-asian="bold" fo:color="#586E75"/>
    </style:style>
    <style:style style:name="T891" style:parent-style-name="DefaultParagraphFont" style:family="text">
      <style:text-properties fo:color="#586E75"/>
    </style:style>
    <style:style style:name="P892" style:parent-style-name="PreformattedText" style:family="paragraph">
      <style:text-properties fo:color="#586E75"/>
    </style:style>
    <style:style style:name="T893" style:parent-style-name="DefaultParagraphFont" style:family="text">
      <style:text-properties fo:color="#C0C0C0"/>
    </style:style>
    <style:style style:name="T894" style:parent-style-name="DefaultParagraphFont" style:family="text">
      <style:text-properties fo:color="#93A1A1"/>
    </style:style>
    <style:style style:name="T895" style:parent-style-name="DefaultParagraphFont" style:family="text">
      <style:text-properties fo:color="#C0C0C0"/>
    </style:style>
    <style:style style:name="T896" style:parent-style-name="DefaultParagraphFont" style:family="text">
      <style:text-properties fo:color="#93A1A1"/>
    </style:style>
    <style:style style:name="T897" style:parent-style-name="DefaultParagraphFont" style:family="text">
      <style:text-properties fo:color="#C0C0C0"/>
    </style:style>
    <style:style style:name="T898" style:parent-style-name="DefaultParagraphFont" style:family="text">
      <style:text-properties fo:color="#93A1A1"/>
    </style:style>
    <style:style style:name="T899" style:parent-style-name="DefaultParagraphFont" style:family="text">
      <style:text-properties fo:color="#C0C0C0"/>
    </style:style>
    <style:style style:name="T900" style:parent-style-name="DefaultParagraphFont" style:family="text">
      <style:text-properties fo:color="#93A1A1"/>
    </style:style>
    <style:style style:name="T901" style:parent-style-name="DefaultParagraphFont" style:family="text">
      <style:text-properties fo:color="#C0C0C0"/>
    </style:style>
    <style:style style:name="T902" style:parent-style-name="DefaultParagraphFont" style:family="text">
      <style:text-properties fo:color="#93A1A1"/>
    </style:style>
    <style:style style:name="T903" style:parent-style-name="DefaultParagraphFont" style:family="text">
      <style:text-properties fo:color="#C0C0C0"/>
    </style:style>
    <style:style style:name="T904" style:parent-style-name="DefaultParagraphFont" style:family="text">
      <style:text-properties fo:color="#93A1A1"/>
    </style:style>
    <style:style style:name="T905" style:parent-style-name="DefaultParagraphFont" style:family="text">
      <style:text-properties fo:color="#C0C0C0"/>
    </style:style>
    <style:style style:name="T906" style:parent-style-name="DefaultParagraphFont" style:family="text">
      <style:text-properties fo:font-weight="bold" style:font-weight-asian="bold" fo:color="#586E75"/>
    </style:style>
    <style:style style:name="T907" style:parent-style-name="DefaultParagraphFont" style:family="text">
      <style:text-properties fo:color="#C0C0C0"/>
    </style:style>
    <style:style style:name="T908" style:parent-style-name="DefaultParagraphFont" style:family="text">
      <style:text-properties fo:color="#586E75"/>
    </style:style>
    <style:style style:name="T909" style:parent-style-name="DefaultParagraphFont" style:family="text">
      <style:text-properties fo:font-weight="bold" style:font-weight-asian="bold" fo:color="#586E75"/>
    </style:style>
    <style:style style:name="T910" style:parent-style-name="DefaultParagraphFont" style:family="text">
      <style:text-properties fo:color="#C0C0C0"/>
    </style:style>
    <style:style style:name="T911" style:parent-style-name="DefaultParagraphFont" style:family="text">
      <style:text-properties fo:color="#000000"/>
    </style:style>
    <style:style style:name="T912" style:parent-style-name="DefaultParagraphFont" style:family="text">
      <style:text-properties fo:color="#C0C0C0"/>
    </style:style>
    <style:style style:name="T913" style:parent-style-name="DefaultParagraphFont" style:family="text">
      <style:text-properties fo:color="#586E75"/>
    </style:style>
    <style:style style:name="T914" style:parent-style-name="DefaultParagraphFont" style:family="text">
      <style:text-properties fo:color="#C0C0C0"/>
    </style:style>
    <style:style style:name="T915" style:parent-style-name="DefaultParagraphFont" style:family="text">
      <style:text-properties fo:color="#2AA198"/>
    </style:style>
    <style:style style:name="T916" style:parent-style-name="DefaultParagraphFont" style:family="text">
      <style:text-properties fo:color="#586E75"/>
    </style:style>
    <style:style style:name="T917" style:parent-style-name="DefaultParagraphFont" style:family="text">
      <style:text-properties fo:color="#C0C0C0"/>
    </style:style>
    <style:style style:name="T918" style:parent-style-name="DefaultParagraphFont" style:family="text">
      <style:text-properties fo:color="#000000"/>
    </style:style>
    <style:style style:name="T919" style:parent-style-name="DefaultParagraphFont" style:family="text">
      <style:text-properties fo:color="#C0C0C0"/>
    </style:style>
    <style:style style:name="T920" style:parent-style-name="DefaultParagraphFont" style:family="text">
      <style:text-properties fo:color="#586E75"/>
    </style:style>
    <style:style style:name="T921" style:parent-style-name="DefaultParagraphFont" style:family="text">
      <style:text-properties fo:color="#C0C0C0"/>
    </style:style>
    <style:style style:name="T922" style:parent-style-name="DefaultParagraphFont" style:family="text">
      <style:text-properties fo:color="#2AA198"/>
    </style:style>
    <style:style style:name="T923" style:parent-style-name="DefaultParagraphFont" style:family="text">
      <style:text-properties fo:color="#C0C0C0"/>
    </style:style>
    <style:style style:name="T924" style:parent-style-name="DefaultParagraphFont" style:family="text">
      <style:text-properties fo:color="#586E75"/>
    </style:style>
    <style:style style:name="T925" style:parent-style-name="DefaultParagraphFont" style:family="text">
      <style:text-properties fo:color="#C0C0C0"/>
    </style:style>
    <style:style style:name="T926" style:parent-style-name="DefaultParagraphFont" style:family="text">
      <style:text-properties fo:color="#2AA198"/>
    </style:style>
    <style:style style:name="T927" style:parent-style-name="DefaultParagraphFont" style:family="text">
      <style:text-properties fo:color="#586E75"/>
    </style:style>
    <style:style style:name="T928" style:parent-style-name="DefaultParagraphFont" style:family="text">
      <style:text-properties fo:color="#C0C0C0"/>
    </style:style>
    <style:style style:name="T929" style:parent-style-name="DefaultParagraphFont" style:family="text">
      <style:text-properties fo:color="#000000"/>
    </style:style>
    <style:style style:name="T930" style:parent-style-name="DefaultParagraphFont" style:family="text">
      <style:text-properties fo:color="#586E75"/>
    </style:style>
    <style:style style:name="T931" style:parent-style-name="DefaultParagraphFont" style:family="text">
      <style:text-properties fo:color="#C0C0C0"/>
    </style:style>
    <style:style style:name="T932" style:parent-style-name="DefaultParagraphFont" style:family="text">
      <style:text-properties fo:color="#586E75"/>
    </style:style>
    <style:style style:name="T933" style:parent-style-name="DefaultParagraphFont" style:family="text">
      <style:text-properties fo:color="#C0C0C0"/>
    </style:style>
    <style:style style:name="T934" style:parent-style-name="DefaultParagraphFont" style:family="text">
      <style:text-properties fo:color="#586E75"/>
    </style:style>
    <style:style style:name="T935" style:parent-style-name="DefaultParagraphFont" style:family="text">
      <style:text-properties fo:color="#2AA198"/>
    </style:style>
    <style:style style:name="T936" style:parent-style-name="DefaultParagraphFont" style:family="text">
      <style:text-properties fo:color="#C0C0C0"/>
    </style:style>
    <style:style style:name="T937" style:parent-style-name="DefaultParagraphFont" style:family="text">
      <style:text-properties fo:color="#2AA198"/>
    </style:style>
    <style:style style:name="T938" style:parent-style-name="DefaultParagraphFont" style:family="text">
      <style:text-properties fo:color="#586E75"/>
    </style:style>
    <style:style style:name="T939" style:parent-style-name="DefaultParagraphFont" style:family="text">
      <style:text-properties fo:color="#C0C0C0"/>
    </style:style>
    <style:style style:name="T940" style:parent-style-name="DefaultParagraphFont" style:family="text">
      <style:text-properties fo:color="#586E75"/>
    </style:style>
    <style:style style:name="T941" style:parent-style-name="DefaultParagraphFont" style:family="text">
      <style:text-properties fo:font-weight="bold" style:font-weight-asian="bold" fo:color="#586E75"/>
    </style:style>
    <style:style style:name="T942" style:parent-style-name="DefaultParagraphFont" style:family="text">
      <style:text-properties fo:color="#586E75"/>
    </style:style>
    <style:style style:name="T943" style:parent-style-name="DefaultParagraphFont" style:family="text">
      <style:text-properties fo:color="#C0C0C0"/>
    </style:style>
    <style:style style:name="T944" style:parent-style-name="DefaultParagraphFont" style:family="text">
      <style:text-properties fo:color="#000000"/>
    </style:style>
    <style:style style:name="T945" style:parent-style-name="DefaultParagraphFont" style:family="text">
      <style:text-properties fo:color="#586E75"/>
    </style:style>
    <style:style style:name="T946" style:parent-style-name="DefaultParagraphFont" style:family="text">
      <style:text-properties fo:color="#C0C0C0"/>
    </style:style>
    <style:style style:name="T947" style:parent-style-name="DefaultParagraphFont" style:family="text">
      <style:text-properties fo:color="#000000"/>
    </style:style>
    <style:style style:name="T948" style:parent-style-name="DefaultParagraphFont" style:family="text">
      <style:text-properties fo:color="#586E75"/>
    </style:style>
    <style:style style:name="P949" style:parent-style-name="PreformattedText" style:family="paragraph">
      <style:paragraph-properties fo:margin-bottom="0.1965in"/>
    </style:style>
    <style:style style:name="T950" style:parent-style-name="DefaultParagraphFont" style:family="text">
      <style:text-properties fo:color="#C0C0C0"/>
    </style:style>
    <style:style style:name="T951" style:parent-style-name="DefaultParagraphFont" style:family="text">
      <style:text-properties fo:color="#586E75"/>
    </style:style>
    <style:style style:name="T952" style:parent-style-name="DefaultParagraphFont" style:family="text">
      <style:text-properties fo:color="#C0C0C0"/>
    </style:style>
    <style:style style:name="T953" style:parent-style-name="DefaultParagraphFont" style:family="text">
      <style:text-properties fo:color="#93A1A1"/>
    </style:style>
    <style:style style:name="T954" style:parent-style-name="DefaultParagraphFont" style:family="text">
      <style:text-properties fo:color="#C0C0C0"/>
    </style:style>
    <style:style style:name="T955" style:parent-style-name="DefaultParagraphFont" style:family="text">
      <style:text-properties fo:color="#93A1A1"/>
    </style:style>
    <style:style style:name="T956" style:parent-style-name="DefaultParagraphFont" style:family="text">
      <style:text-properties fo:color="#C0C0C0"/>
    </style:style>
    <style:style style:name="T957" style:parent-style-name="DefaultParagraphFont" style:family="text">
      <style:text-properties fo:color="#93A1A1"/>
    </style:style>
    <style:style style:name="T958" style:parent-style-name="DefaultParagraphFont" style:family="text">
      <style:text-properties fo:color="#C0C0C0"/>
    </style:style>
    <style:style style:name="T959" style:parent-style-name="DefaultParagraphFont" style:family="text">
      <style:text-properties fo:color="#93A1A1"/>
    </style:style>
    <style:style style:name="T960" style:parent-style-name="DefaultParagraphFont" style:family="text">
      <style:text-properties fo:color="#C0C0C0"/>
    </style:style>
    <style:style style:name="T961" style:parent-style-name="DefaultParagraphFont" style:family="text">
      <style:text-properties fo:color="#93A1A1"/>
    </style:style>
    <style:style style:name="P962" style:parent-style-name="PreformattedText" style:family="paragraph">
      <style:paragraph-properties fo:margin-bottom="0.1965in"/>
    </style:style>
    <style:style style:name="T963" style:parent-style-name="DefaultParagraphFont" style:family="text">
      <style:text-properties fo:color="#C0C0C0"/>
    </style:style>
    <style:style style:name="T964" style:parent-style-name="DefaultParagraphFont" style:family="text">
      <style:text-properties fo:color="#586E75"/>
    </style:style>
    <style:style style:name="T965" style:parent-style-name="DefaultParagraphFont" style:family="text">
      <style:text-properties fo:color="#2AA198"/>
    </style:style>
    <style:style style:name="T966" style:parent-style-name="DefaultParagraphFont" style:family="text">
      <style:text-properties fo:color="#586E75"/>
    </style:style>
    <style:style style:name="T967" style:parent-style-name="DefaultParagraphFont" style:family="text">
      <style:text-properties fo:color="#C0C0C0"/>
    </style:style>
    <style:style style:name="T968" style:parent-style-name="DefaultParagraphFont" style:family="text">
      <style:text-properties fo:color="#93A1A1"/>
    </style:style>
    <style:style style:name="T969" style:parent-style-name="DefaultParagraphFont" style:family="text">
      <style:text-properties fo:color="#C0C0C0"/>
    </style:style>
    <style:style style:name="T970" style:parent-style-name="DefaultParagraphFont" style:family="text">
      <style:text-properties fo:color="#93A1A1"/>
    </style:style>
    <style:style style:name="T971" style:parent-style-name="DefaultParagraphFont" style:family="text">
      <style:text-properties fo:color="#C0C0C0"/>
    </style:style>
    <style:style style:name="T972" style:parent-style-name="DefaultParagraphFont" style:family="text">
      <style:text-properties fo:color="#93A1A1"/>
    </style:style>
    <style:style style:name="T973" style:parent-style-name="DefaultParagraphFont" style:family="text">
      <style:text-properties fo:color="#C0C0C0"/>
    </style:style>
    <style:style style:name="T974" style:parent-style-name="DefaultParagraphFont" style:family="text">
      <style:text-properties fo:color="#93A1A1"/>
    </style:style>
    <style:style style:name="T975" style:parent-style-name="DefaultParagraphFont" style:family="text">
      <style:text-properties fo:color="#C0C0C0"/>
    </style:style>
    <style:style style:name="T976" style:parent-style-name="DefaultParagraphFont" style:family="text">
      <style:text-properties fo:color="#93A1A1"/>
    </style:style>
    <style:style style:name="T977" style:parent-style-name="DefaultParagraphFont" style:family="text">
      <style:text-properties fo:color="#C0C0C0"/>
    </style:style>
    <style:style style:name="T978" style:parent-style-name="DefaultParagraphFont" style:family="text">
      <style:text-properties fo:color="#93A1A1"/>
    </style:style>
    <style:style style:name="T979" style:parent-style-name="DefaultParagraphFont" style:family="text">
      <style:text-properties fo:color="#C0C0C0"/>
    </style:style>
    <style:style style:name="T980" style:parent-style-name="DefaultParagraphFont" style:family="text">
      <style:text-properties fo:font-weight="bold" style:font-weight-asian="bold" fo:color="#586E75"/>
    </style:style>
    <style:style style:name="T981" style:parent-style-name="DefaultParagraphFont" style:family="text">
      <style:text-properties fo:color="#C0C0C0"/>
    </style:style>
    <style:style style:name="T982" style:parent-style-name="DefaultParagraphFont" style:family="text">
      <style:text-properties fo:color="#586E75"/>
    </style:style>
    <style:style style:name="T983" style:parent-style-name="DefaultParagraphFont" style:family="text">
      <style:text-properties fo:font-weight="bold" style:font-weight-asian="bold" fo:color="#586E75"/>
    </style:style>
    <style:style style:name="T984" style:parent-style-name="DefaultParagraphFont" style:family="text">
      <style:text-properties fo:color="#C0C0C0"/>
    </style:style>
    <style:style style:name="T985" style:parent-style-name="DefaultParagraphFont" style:family="text">
      <style:text-properties fo:color="#000000"/>
    </style:style>
    <style:style style:name="T986" style:parent-style-name="DefaultParagraphFont" style:family="text">
      <style:text-properties fo:color="#C0C0C0"/>
    </style:style>
    <style:style style:name="T987" style:parent-style-name="DefaultParagraphFont" style:family="text">
      <style:text-properties fo:color="#586E75"/>
    </style:style>
    <style:style style:name="T988" style:parent-style-name="DefaultParagraphFont" style:family="text">
      <style:text-properties fo:color="#C0C0C0"/>
    </style:style>
    <style:style style:name="T989" style:parent-style-name="DefaultParagraphFont" style:family="text">
      <style:text-properties fo:color="#2AA198"/>
    </style:style>
    <style:style style:name="T990" style:parent-style-name="DefaultParagraphFont" style:family="text">
      <style:text-properties fo:color="#586E75"/>
    </style:style>
    <style:style style:name="T991" style:parent-style-name="DefaultParagraphFont" style:family="text">
      <style:text-properties fo:color="#C0C0C0"/>
    </style:style>
    <style:style style:name="T992" style:parent-style-name="DefaultParagraphFont" style:family="text">
      <style:text-properties fo:color="#000000"/>
    </style:style>
    <style:style style:name="T993" style:parent-style-name="DefaultParagraphFont" style:family="text">
      <style:text-properties fo:color="#C0C0C0"/>
    </style:style>
    <style:style style:name="T994" style:parent-style-name="DefaultParagraphFont" style:family="text">
      <style:text-properties fo:color="#586E75"/>
    </style:style>
    <style:style style:name="T995" style:parent-style-name="DefaultParagraphFont" style:family="text">
      <style:text-properties fo:color="#C0C0C0"/>
    </style:style>
    <style:style style:name="T996" style:parent-style-name="DefaultParagraphFont" style:family="text">
      <style:text-properties fo:color="#2AA198"/>
    </style:style>
    <style:style style:name="T997" style:parent-style-name="DefaultParagraphFont" style:family="text">
      <style:text-properties fo:color="#C0C0C0"/>
    </style:style>
    <style:style style:name="T998" style:parent-style-name="DefaultParagraphFont" style:family="text">
      <style:text-properties fo:color="#586E75"/>
    </style:style>
    <style:style style:name="T999" style:parent-style-name="DefaultParagraphFont" style:family="text">
      <style:text-properties fo:color="#C0C0C0"/>
    </style:style>
    <style:style style:name="T1000" style:parent-style-name="DefaultParagraphFont" style:family="text">
      <style:text-properties fo:color="#2AA198"/>
    </style:style>
    <style:style style:name="T1001" style:parent-style-name="DefaultParagraphFont" style:family="text">
      <style:text-properties fo:color="#586E75"/>
    </style:style>
    <style:style style:name="T1002" style:parent-style-name="DefaultParagraphFont" style:family="text">
      <style:text-properties fo:color="#C0C0C0"/>
    </style:style>
    <style:style style:name="T1003" style:parent-style-name="DefaultParagraphFont" style:family="text">
      <style:text-properties fo:color="#000000"/>
    </style:style>
    <style:style style:name="T1004" style:parent-style-name="DefaultParagraphFont" style:family="text">
      <style:text-properties fo:color="#586E75"/>
    </style:style>
    <style:style style:name="T1005" style:parent-style-name="DefaultParagraphFont" style:family="text">
      <style:text-properties fo:color="#C0C0C0"/>
    </style:style>
    <style:style style:name="T1006" style:parent-style-name="DefaultParagraphFont" style:family="text">
      <style:text-properties fo:color="#586E75"/>
    </style:style>
    <style:style style:name="T1007" style:parent-style-name="DefaultParagraphFont" style:family="text">
      <style:text-properties fo:color="#C0C0C0"/>
    </style:style>
    <style:style style:name="T1008" style:parent-style-name="DefaultParagraphFont" style:family="text">
      <style:text-properties fo:color="#586E75"/>
    </style:style>
    <style:style style:name="T1009" style:parent-style-name="DefaultParagraphFont" style:family="text">
      <style:text-properties fo:color="#2AA198"/>
    </style:style>
    <style:style style:name="T1010" style:parent-style-name="DefaultParagraphFont" style:family="text">
      <style:text-properties fo:color="#C0C0C0"/>
    </style:style>
    <style:style style:name="T1011" style:parent-style-name="DefaultParagraphFont" style:family="text">
      <style:text-properties fo:color="#2AA198"/>
    </style:style>
    <style:style style:name="T1012" style:parent-style-name="DefaultParagraphFont" style:family="text">
      <style:text-properties fo:color="#586E75"/>
    </style:style>
    <style:style style:name="T1013" style:parent-style-name="DefaultParagraphFont" style:family="text">
      <style:text-properties fo:color="#C0C0C0"/>
    </style:style>
    <style:style style:name="T1014" style:parent-style-name="DefaultParagraphFont" style:family="text">
      <style:text-properties fo:color="#586E75"/>
    </style:style>
    <style:style style:name="T1015" style:parent-style-name="DefaultParagraphFont" style:family="text">
      <style:text-properties fo:font-weight="bold" style:font-weight-asian="bold" fo:color="#586E75"/>
    </style:style>
    <style:style style:name="T1016" style:parent-style-name="DefaultParagraphFont" style:family="text">
      <style:text-properties fo:color="#586E75"/>
    </style:style>
    <style:style style:name="T1017" style:parent-style-name="DefaultParagraphFont" style:family="text">
      <style:text-properties fo:color="#C0C0C0"/>
    </style:style>
    <style:style style:name="T1018" style:parent-style-name="DefaultParagraphFont" style:family="text">
      <style:text-properties fo:color="#000000"/>
    </style:style>
    <style:style style:name="T1019" style:parent-style-name="DefaultParagraphFont" style:family="text">
      <style:text-properties fo:color="#586E75"/>
    </style:style>
    <style:style style:name="T1020" style:parent-style-name="DefaultParagraphFont" style:family="text">
      <style:text-properties fo:color="#C0C0C0"/>
    </style:style>
    <style:style style:name="T1021" style:parent-style-name="DefaultParagraphFont" style:family="text">
      <style:text-properties fo:color="#000000"/>
    </style:style>
    <style:style style:name="T1022" style:parent-style-name="DefaultParagraphFont" style:family="text">
      <style:text-properties fo:color="#586E75"/>
    </style:style>
    <style:style style:name="T1023" style:parent-style-name="DefaultParagraphFont" style:family="text">
      <style:text-properties fo:color="#C0C0C0"/>
    </style:style>
    <style:style style:name="T1024" style:parent-style-name="DefaultParagraphFont" style:family="text">
      <style:text-properties fo:color="#586E75"/>
    </style:style>
    <style:style style:name="P1025" style:parent-style-name="PreformattedText" style:family="paragraph">
      <style:text-properties fo:color="#586E75"/>
    </style:style>
    <style:style style:name="P1026" style:parent-style-name="Textbody" style:family="paragraph">
      <style:text-properties style:text-underline-type="single" style:text-underline-style="solid" style:text-underline-width="auto" style:text-underline-mode="continuous"/>
    </style:style>
    <style:style style:name="T1027" style:parent-style-name="DefaultParagraphFont" style:family="text">
      <style:text-properties fo:color="#6C71C4"/>
    </style:style>
    <style:style style:name="T1028" style:parent-style-name="DefaultParagraphFont" style:family="text">
      <style:text-properties fo:color="#C0C0C0"/>
    </style:style>
    <style:style style:name="T1029" style:parent-style-name="DefaultParagraphFont" style:family="text">
      <style:text-properties fo:color="#2AA198"/>
    </style:style>
    <style:style style:name="T1030" style:parent-style-name="DefaultParagraphFont" style:family="text">
      <style:text-properties fo:font-weight="bold" style:font-weight-asian="bold" fo:color="#586E75"/>
    </style:style>
    <style:style style:name="T1031" style:parent-style-name="DefaultParagraphFont" style:family="text">
      <style:text-properties fo:color="#C0C0C0"/>
    </style:style>
    <style:style style:name="T1032" style:parent-style-name="DefaultParagraphFont" style:family="text">
      <style:text-properties fo:color="#000000"/>
    </style:style>
    <style:style style:name="T1033" style:parent-style-name="DefaultParagraphFont" style:family="text">
      <style:text-properties fo:color="#586E75"/>
    </style:style>
    <style:style style:name="T1034" style:parent-style-name="DefaultParagraphFont" style:family="text">
      <style:text-properties fo:font-weight="bold" style:font-weight-asian="bold" fo:color="#586E75"/>
    </style:style>
    <style:style style:name="T1035" style:parent-style-name="DefaultParagraphFont" style:family="text">
      <style:text-properties fo:color="#586E75"/>
    </style:style>
    <style:style style:name="P1036" style:parent-style-name="PreformattedText" style:family="paragraph">
      <style:text-properties fo:color="#586E75"/>
    </style:style>
    <style:style style:name="T1037" style:parent-style-name="DefaultParagraphFont" style:family="text">
      <style:text-properties fo:color="#C0C0C0"/>
    </style:style>
    <style:style style:name="T1038" style:parent-style-name="DefaultParagraphFont" style:family="text">
      <style:text-properties fo:color="#93A1A1"/>
    </style:style>
    <style:style style:name="T1039" style:parent-style-name="DefaultParagraphFont" style:family="text">
      <style:text-properties fo:color="#C0C0C0"/>
    </style:style>
    <style:style style:name="T1040" style:parent-style-name="DefaultParagraphFont" style:family="text">
      <style:text-properties fo:color="#93A1A1"/>
    </style:style>
    <style:style style:name="T1041" style:parent-style-name="DefaultParagraphFont" style:family="text">
      <style:text-properties fo:color="#C0C0C0"/>
    </style:style>
    <style:style style:name="T1042" style:parent-style-name="DefaultParagraphFont" style:family="text">
      <style:text-properties fo:color="#93A1A1"/>
    </style:style>
    <style:style style:name="T1043" style:parent-style-name="DefaultParagraphFont" style:family="text">
      <style:text-properties fo:color="#C0C0C0"/>
    </style:style>
    <style:style style:name="T1044" style:parent-style-name="DefaultParagraphFont" style:family="text">
      <style:text-properties fo:color="#93A1A1"/>
    </style:style>
    <style:style style:name="T1045" style:parent-style-name="DefaultParagraphFont" style:family="text">
      <style:text-properties fo:color="#C0C0C0"/>
    </style:style>
    <style:style style:name="T1046" style:parent-style-name="DefaultParagraphFont" style:family="text">
      <style:text-properties fo:color="#93A1A1"/>
    </style:style>
    <style:style style:name="T1047" style:parent-style-name="DefaultParagraphFont" style:family="text">
      <style:text-properties fo:color="#C0C0C0"/>
    </style:style>
    <style:style style:name="T1048" style:parent-style-name="DefaultParagraphFont" style:family="text">
      <style:text-properties fo:color="#93A1A1"/>
    </style:style>
    <style:style style:name="T1049" style:parent-style-name="DefaultParagraphFont" style:family="text">
      <style:text-properties fo:color="#C0C0C0"/>
    </style:style>
    <style:style style:name="T1050" style:parent-style-name="DefaultParagraphFont" style:family="text">
      <style:text-properties fo:font-weight="bold" style:font-weight-asian="bold" fo:color="#586E75"/>
    </style:style>
    <style:style style:name="T1051" style:parent-style-name="DefaultParagraphFont" style:family="text">
      <style:text-properties fo:color="#C0C0C0"/>
    </style:style>
    <style:style style:name="T1052" style:parent-style-name="DefaultParagraphFont" style:family="text">
      <style:text-properties fo:color="#586E75"/>
    </style:style>
    <style:style style:name="T1053" style:parent-style-name="DefaultParagraphFont" style:family="text">
      <style:text-properties fo:font-weight="bold" style:font-weight-asian="bold" fo:color="#586E75"/>
    </style:style>
    <style:style style:name="T1054" style:parent-style-name="DefaultParagraphFont" style:family="text">
      <style:text-properties fo:color="#C0C0C0"/>
    </style:style>
    <style:style style:name="T1055" style:parent-style-name="DefaultParagraphFont" style:family="text">
      <style:text-properties fo:color="#000000"/>
    </style:style>
    <style:style style:name="T1056" style:parent-style-name="DefaultParagraphFont" style:family="text">
      <style:text-properties fo:color="#C0C0C0"/>
    </style:style>
    <style:style style:name="T1057" style:parent-style-name="DefaultParagraphFont" style:family="text">
      <style:text-properties fo:color="#586E75"/>
    </style:style>
    <style:style style:name="T1058" style:parent-style-name="DefaultParagraphFont" style:family="text">
      <style:text-properties fo:color="#C0C0C0"/>
    </style:style>
    <style:style style:name="T1059" style:parent-style-name="DefaultParagraphFont" style:family="text">
      <style:text-properties fo:color="#2AA198"/>
    </style:style>
    <style:style style:name="T1060" style:parent-style-name="DefaultParagraphFont" style:family="text">
      <style:text-properties fo:color="#586E75"/>
    </style:style>
    <style:style style:name="T1061" style:parent-style-name="DefaultParagraphFont" style:family="text">
      <style:text-properties fo:color="#C0C0C0"/>
    </style:style>
    <style:style style:name="T1062" style:parent-style-name="DefaultParagraphFont" style:family="text">
      <style:text-properties fo:color="#000000"/>
    </style:style>
    <style:style style:name="T1063" style:parent-style-name="DefaultParagraphFont" style:family="text">
      <style:text-properties fo:color="#C0C0C0"/>
    </style:style>
    <style:style style:name="T1064" style:parent-style-name="DefaultParagraphFont" style:family="text">
      <style:text-properties fo:color="#586E75"/>
    </style:style>
    <style:style style:name="T1065" style:parent-style-name="DefaultParagraphFont" style:family="text">
      <style:text-properties fo:color="#C0C0C0"/>
    </style:style>
    <style:style style:name="T1066" style:parent-style-name="DefaultParagraphFont" style:family="text">
      <style:text-properties fo:color="#2AA198"/>
    </style:style>
    <style:style style:name="T1067" style:parent-style-name="DefaultParagraphFont" style:family="text">
      <style:text-properties fo:color="#586E75"/>
    </style:style>
    <style:style style:name="T1068" style:parent-style-name="DefaultParagraphFont" style:family="text">
      <style:text-properties fo:color="#C0C0C0"/>
    </style:style>
    <style:style style:name="T1069" style:parent-style-name="DefaultParagraphFont" style:family="text">
      <style:text-properties fo:color="#000000"/>
    </style:style>
    <style:style style:name="T1070" style:parent-style-name="DefaultParagraphFont" style:family="text">
      <style:text-properties fo:color="#586E75"/>
    </style:style>
    <style:style style:name="T1071" style:parent-style-name="DefaultParagraphFont" style:family="text">
      <style:text-properties fo:color="#C0C0C0"/>
    </style:style>
    <style:style style:name="T1072" style:parent-style-name="DefaultParagraphFont" style:family="text">
      <style:text-properties fo:color="#586E75"/>
    </style:style>
    <style:style style:name="T1073" style:parent-style-name="DefaultParagraphFont" style:family="text">
      <style:text-properties fo:color="#C0C0C0"/>
    </style:style>
    <style:style style:name="T1074" style:parent-style-name="DefaultParagraphFont" style:family="text">
      <style:text-properties fo:color="#586E75"/>
    </style:style>
    <style:style style:name="T1075" style:parent-style-name="DefaultParagraphFont" style:family="text">
      <style:text-properties fo:color="#2AA198"/>
    </style:style>
    <style:style style:name="T1076" style:parent-style-name="DefaultParagraphFont" style:family="text">
      <style:text-properties fo:color="#C0C0C0"/>
    </style:style>
    <style:style style:name="T1077" style:parent-style-name="DefaultParagraphFont" style:family="text">
      <style:text-properties fo:color="#2AA198"/>
    </style:style>
    <style:style style:name="T1078" style:parent-style-name="DefaultParagraphFont" style:family="text">
      <style:text-properties fo:color="#586E75"/>
    </style:style>
    <style:style style:name="T1079" style:parent-style-name="DefaultParagraphFont" style:family="text">
      <style:text-properties fo:color="#C0C0C0"/>
    </style:style>
    <style:style style:name="T1080" style:parent-style-name="DefaultParagraphFont" style:family="text">
      <style:text-properties fo:color="#000000"/>
    </style:style>
    <style:style style:name="T1081" style:parent-style-name="DefaultParagraphFont" style:family="text">
      <style:text-properties fo:color="#586E75"/>
    </style:style>
    <style:style style:name="T1082" style:parent-style-name="DefaultParagraphFont" style:family="text">
      <style:text-properties fo:color="#C0C0C0"/>
    </style:style>
    <style:style style:name="T1083" style:parent-style-name="DefaultParagraphFont" style:family="text">
      <style:text-properties fo:color="#586E75"/>
    </style:style>
    <style:style style:name="T1084" style:parent-style-name="DefaultParagraphFont" style:family="text">
      <style:text-properties fo:font-weight="bold" style:font-weight-asian="bold" fo:color="#586E75"/>
    </style:style>
    <style:style style:name="T1085" style:parent-style-name="DefaultParagraphFont" style:family="text">
      <style:text-properties fo:color="#586E75"/>
    </style:style>
    <style:style style:name="T1086" style:parent-style-name="DefaultParagraphFont" style:family="text">
      <style:text-properties fo:color="#C0C0C0"/>
    </style:style>
    <style:style style:name="T1087" style:parent-style-name="DefaultParagraphFont" style:family="text">
      <style:text-properties fo:color="#000000"/>
    </style:style>
    <style:style style:name="T1088" style:parent-style-name="DefaultParagraphFont" style:family="text">
      <style:text-properties fo:color="#586E75"/>
    </style:style>
    <style:style style:name="P1089" style:parent-style-name="PreformattedText" style:family="paragraph">
      <style:paragraph-properties fo:margin-bottom="0.1965in"/>
    </style:style>
    <style:style style:name="T1090" style:parent-style-name="DefaultParagraphFont" style:family="text">
      <style:text-properties fo:color="#C0C0C0"/>
    </style:style>
    <style:style style:name="T1091" style:parent-style-name="DefaultParagraphFont" style:family="text">
      <style:text-properties fo:color="#586E75"/>
    </style:style>
    <style:style style:name="T1092" style:parent-style-name="DefaultParagraphFont" style:family="text">
      <style:text-properties fo:color="#C0C0C0"/>
    </style:style>
    <style:style style:name="T1093" style:parent-style-name="DefaultParagraphFont" style:family="text">
      <style:text-properties fo:color="#93A1A1"/>
    </style:style>
    <style:style style:name="T1094" style:parent-style-name="DefaultParagraphFont" style:family="text">
      <style:text-properties fo:color="#C0C0C0"/>
    </style:style>
    <style:style style:name="T1095" style:parent-style-name="DefaultParagraphFont" style:family="text">
      <style:text-properties fo:color="#93A1A1"/>
    </style:style>
    <style:style style:name="T1096" style:parent-style-name="DefaultParagraphFont" style:family="text">
      <style:text-properties fo:color="#C0C0C0"/>
    </style:style>
    <style:style style:name="T1097" style:parent-style-name="DefaultParagraphFont" style:family="text">
      <style:text-properties fo:color="#93A1A1"/>
    </style:style>
    <style:style style:name="T1098" style:parent-style-name="DefaultParagraphFont" style:family="text">
      <style:text-properties fo:color="#C0C0C0"/>
    </style:style>
    <style:style style:name="T1099" style:parent-style-name="DefaultParagraphFont" style:family="text">
      <style:text-properties fo:color="#93A1A1"/>
    </style:style>
    <style:style style:name="T1100" style:parent-style-name="DefaultParagraphFont" style:family="text">
      <style:text-properties fo:color="#C0C0C0"/>
    </style:style>
    <style:style style:name="T1101" style:parent-style-name="DefaultParagraphFont" style:family="text">
      <style:text-properties fo:color="#93A1A1"/>
    </style:style>
    <style:style style:name="P1102" style:parent-style-name="PreformattedText" style:family="paragraph">
      <style:paragraph-properties fo:margin-bottom="0.1965in"/>
    </style:style>
    <style:style style:name="T1103" style:parent-style-name="DefaultParagraphFont" style:family="text">
      <style:text-properties fo:color="#C0C0C0"/>
    </style:style>
    <style:style style:name="T1104" style:parent-style-name="DefaultParagraphFont" style:family="text">
      <style:text-properties fo:color="#586E75"/>
    </style:style>
    <style:style style:name="T1105" style:parent-style-name="DefaultParagraphFont" style:family="text">
      <style:text-properties fo:color="#2AA198"/>
    </style:style>
    <style:style style:name="T1106" style:parent-style-name="DefaultParagraphFont" style:family="text">
      <style:text-properties fo:color="#586E75"/>
    </style:style>
    <style:style style:name="T1107" style:parent-style-name="DefaultParagraphFont" style:family="text">
      <style:text-properties fo:color="#C0C0C0"/>
    </style:style>
    <style:style style:name="T1108" style:parent-style-name="DefaultParagraphFont" style:family="text">
      <style:text-properties fo:color="#93A1A1"/>
    </style:style>
    <style:style style:name="T1109" style:parent-style-name="DefaultParagraphFont" style:family="text">
      <style:text-properties fo:color="#C0C0C0"/>
    </style:style>
    <style:style style:name="T1110" style:parent-style-name="DefaultParagraphFont" style:family="text">
      <style:text-properties fo:color="#93A1A1"/>
    </style:style>
    <style:style style:name="T1111" style:parent-style-name="DefaultParagraphFont" style:family="text">
      <style:text-properties fo:color="#C0C0C0"/>
    </style:style>
    <style:style style:name="T1112" style:parent-style-name="DefaultParagraphFont" style:family="text">
      <style:text-properties fo:color="#93A1A1"/>
    </style:style>
    <style:style style:name="T1113" style:parent-style-name="DefaultParagraphFont" style:family="text">
      <style:text-properties fo:color="#C0C0C0"/>
    </style:style>
    <style:style style:name="T1114" style:parent-style-name="DefaultParagraphFont" style:family="text">
      <style:text-properties fo:color="#93A1A1"/>
    </style:style>
    <style:style style:name="T1115" style:parent-style-name="DefaultParagraphFont" style:family="text">
      <style:text-properties fo:color="#C0C0C0"/>
    </style:style>
    <style:style style:name="T1116" style:parent-style-name="DefaultParagraphFont" style:family="text">
      <style:text-properties fo:color="#93A1A1"/>
    </style:style>
    <style:style style:name="T1117" style:parent-style-name="DefaultParagraphFont" style:family="text">
      <style:text-properties fo:color="#C0C0C0"/>
    </style:style>
    <style:style style:name="T1118" style:parent-style-name="DefaultParagraphFont" style:family="text">
      <style:text-properties fo:color="#93A1A1"/>
    </style:style>
    <style:style style:name="T1119" style:parent-style-name="DefaultParagraphFont" style:family="text">
      <style:text-properties fo:color="#C0C0C0"/>
    </style:style>
    <style:style style:name="T1120" style:parent-style-name="DefaultParagraphFont" style:family="text">
      <style:text-properties fo:font-weight="bold" style:font-weight-asian="bold" fo:color="#586E75"/>
    </style:style>
    <style:style style:name="T1121" style:parent-style-name="DefaultParagraphFont" style:family="text">
      <style:text-properties fo:color="#C0C0C0"/>
    </style:style>
    <style:style style:name="T1122" style:parent-style-name="DefaultParagraphFont" style:family="text">
      <style:text-properties fo:color="#586E75"/>
    </style:style>
    <style:style style:name="T1123" style:parent-style-name="DefaultParagraphFont" style:family="text">
      <style:text-properties fo:font-weight="bold" style:font-weight-asian="bold" fo:color="#586E75"/>
    </style:style>
    <style:style style:name="T1124" style:parent-style-name="DefaultParagraphFont" style:family="text">
      <style:text-properties fo:color="#C0C0C0"/>
    </style:style>
    <style:style style:name="T1125" style:parent-style-name="DefaultParagraphFont" style:family="text">
      <style:text-properties fo:color="#000000"/>
    </style:style>
    <style:style style:name="T1126" style:parent-style-name="DefaultParagraphFont" style:family="text">
      <style:text-properties fo:color="#C0C0C0"/>
    </style:style>
    <style:style style:name="T1127" style:parent-style-name="DefaultParagraphFont" style:family="text">
      <style:text-properties fo:color="#586E75"/>
    </style:style>
    <style:style style:name="T1128" style:parent-style-name="DefaultParagraphFont" style:family="text">
      <style:text-properties fo:color="#C0C0C0"/>
    </style:style>
    <style:style style:name="T1129" style:parent-style-name="DefaultParagraphFont" style:family="text">
      <style:text-properties fo:color="#2AA198"/>
    </style:style>
    <style:style style:name="T1130" style:parent-style-name="DefaultParagraphFont" style:family="text">
      <style:text-properties fo:color="#586E75"/>
    </style:style>
    <style:style style:name="T1131" style:parent-style-name="DefaultParagraphFont" style:family="text">
      <style:text-properties fo:color="#C0C0C0"/>
    </style:style>
    <style:style style:name="T1132" style:parent-style-name="DefaultParagraphFont" style:family="text">
      <style:text-properties fo:color="#000000"/>
    </style:style>
    <style:style style:name="T1133" style:parent-style-name="DefaultParagraphFont" style:family="text">
      <style:text-properties fo:color="#C0C0C0"/>
    </style:style>
    <style:style style:name="T1134" style:parent-style-name="DefaultParagraphFont" style:family="text">
      <style:text-properties fo:color="#586E75"/>
    </style:style>
    <style:style style:name="T1135" style:parent-style-name="DefaultParagraphFont" style:family="text">
      <style:text-properties fo:color="#C0C0C0"/>
    </style:style>
    <style:style style:name="T1136" style:parent-style-name="DefaultParagraphFont" style:family="text">
      <style:text-properties fo:color="#2AA198"/>
    </style:style>
    <style:style style:name="T1137" style:parent-style-name="DefaultParagraphFont" style:family="text">
      <style:text-properties fo:color="#586E75"/>
    </style:style>
    <style:style style:name="T1138" style:parent-style-name="DefaultParagraphFont" style:family="text">
      <style:text-properties fo:color="#C0C0C0"/>
    </style:style>
    <style:style style:name="T1139" style:parent-style-name="DefaultParagraphFont" style:family="text">
      <style:text-properties fo:color="#000000"/>
    </style:style>
    <style:style style:name="T1140" style:parent-style-name="DefaultParagraphFont" style:family="text">
      <style:text-properties fo:color="#586E75"/>
    </style:style>
    <style:style style:name="T1141" style:parent-style-name="DefaultParagraphFont" style:family="text">
      <style:text-properties fo:color="#C0C0C0"/>
    </style:style>
    <style:style style:name="T1142" style:parent-style-name="DefaultParagraphFont" style:family="text">
      <style:text-properties fo:color="#586E75"/>
    </style:style>
    <style:style style:name="T1143" style:parent-style-name="DefaultParagraphFont" style:family="text">
      <style:text-properties fo:color="#C0C0C0"/>
    </style:style>
    <style:style style:name="T1144" style:parent-style-name="DefaultParagraphFont" style:family="text">
      <style:text-properties fo:color="#586E75"/>
    </style:style>
    <style:style style:name="T1145" style:parent-style-name="DefaultParagraphFont" style:family="text">
      <style:text-properties fo:color="#2AA198"/>
    </style:style>
    <style:style style:name="T1146" style:parent-style-name="DefaultParagraphFont" style:family="text">
      <style:text-properties fo:color="#C0C0C0"/>
    </style:style>
    <style:style style:name="T1147" style:parent-style-name="DefaultParagraphFont" style:family="text">
      <style:text-properties fo:color="#2AA198"/>
    </style:style>
    <style:style style:name="T1148" style:parent-style-name="DefaultParagraphFont" style:family="text">
      <style:text-properties fo:color="#586E75"/>
    </style:style>
    <style:style style:name="T1149" style:parent-style-name="DefaultParagraphFont" style:family="text">
      <style:text-properties fo:color="#C0C0C0"/>
    </style:style>
    <style:style style:name="T1150" style:parent-style-name="DefaultParagraphFont" style:family="text">
      <style:text-properties fo:color="#000000"/>
    </style:style>
    <style:style style:name="T1151" style:parent-style-name="DefaultParagraphFont" style:family="text">
      <style:text-properties fo:color="#586E75"/>
    </style:style>
    <style:style style:name="T1152" style:parent-style-name="DefaultParagraphFont" style:family="text">
      <style:text-properties fo:color="#C0C0C0"/>
    </style:style>
    <style:style style:name="T1153" style:parent-style-name="DefaultParagraphFont" style:family="text">
      <style:text-properties fo:color="#586E75"/>
    </style:style>
    <style:style style:name="T1154" style:parent-style-name="DefaultParagraphFont" style:family="text">
      <style:text-properties fo:font-weight="bold" style:font-weight-asian="bold" fo:color="#586E75"/>
    </style:style>
    <style:style style:name="T1155" style:parent-style-name="DefaultParagraphFont" style:family="text">
      <style:text-properties fo:color="#586E75"/>
    </style:style>
    <style:style style:name="T1156" style:parent-style-name="DefaultParagraphFont" style:family="text">
      <style:text-properties fo:color="#C0C0C0"/>
    </style:style>
    <style:style style:name="T1157" style:parent-style-name="DefaultParagraphFont" style:family="text">
      <style:text-properties fo:color="#000000"/>
    </style:style>
    <style:style style:name="T1158" style:parent-style-name="DefaultParagraphFont" style:family="text">
      <style:text-properties fo:color="#586E75"/>
    </style:style>
    <style:style style:name="T1159" style:parent-style-name="DefaultParagraphFont" style:family="text">
      <style:text-properties fo:color="#C0C0C0"/>
    </style:style>
    <style:style style:name="T1160" style:parent-style-name="DefaultParagraphFont" style:family="text">
      <style:text-properties fo:color="#586E75"/>
    </style:style>
    <style:style style:name="P1161" style:parent-style-name="PreformattedText" style:family="paragraph">
      <style:text-properties fo:color="#586E75"/>
    </style:style>
    <style:style style:name="P1162" style:parent-style-name="Textbody" style:family="paragraph"/>
    <style:style style:name="P1163" style:parent-style-name="Textbody" style:family="paragraph"/>
    <style:style style:name="P1164" style:parent-style-name="Textbody" style:family="paragraph"/>
    <style:style style:name="P1165" style:parent-style-name="Textbody" style:family="paragraph"/>
    <style:style style:name="P1166" style:parent-style-name="Textbody" style:family="paragraph"/>
    <style:style style:name="P1167" style:parent-style-name="Textbody" style:family="paragraph"/>
    <style:style style:name="P1168" style:parent-style-name="Textbody" style:family="paragraph"/>
    <style:style style:name="P1169" style:parent-style-name="Textbody" style:family="paragraph"/>
    <style:style style:name="P1170" style:parent-style-name="Heading1" style:family="paragraph">
      <style:paragraph-properties fo:break-before="page"/>
    </style:style>
    <style:style style:name="P1171" style:parent-style-name="Textbody" style:family="paragraph"/>
    <style:style style:name="P1172" style:parent-style-name="Textbody" style:family="paragraph"/>
    <style:style style:name="T1173" style:parent-style-name="DefaultParagraphFont" style:family="text">
      <style:text-properties fo:color="#6C71C4"/>
    </style:style>
    <style:style style:name="T1174" style:parent-style-name="DefaultParagraphFont" style:family="text">
      <style:text-properties fo:color="#C0C0C0"/>
    </style:style>
    <style:style style:name="T1175" style:parent-style-name="DefaultParagraphFont" style:family="text">
      <style:text-properties fo:color="#2AA198"/>
    </style:style>
    <style:style style:name="T1176" style:parent-style-name="DefaultParagraphFont" style:family="text">
      <style:text-properties fo:font-weight="bold" style:font-weight-asian="bold" fo:color="#586E75"/>
    </style:style>
    <style:style style:name="T1177" style:parent-style-name="DefaultParagraphFont" style:family="text">
      <style:text-properties fo:color="#C0C0C0"/>
    </style:style>
    <style:style style:name="T1178" style:parent-style-name="DefaultParagraphFont" style:family="text">
      <style:text-properties fo:color="#000000"/>
    </style:style>
    <style:style style:name="T1179" style:parent-style-name="DefaultParagraphFont" style:family="text">
      <style:text-properties fo:color="#586E75"/>
    </style:style>
    <style:style style:name="T1180" style:parent-style-name="DefaultParagraphFont" style:family="text">
      <style:text-properties fo:font-weight="bold" style:font-weight-asian="bold" fo:color="#586E75"/>
    </style:style>
    <style:style style:name="T1181" style:parent-style-name="DefaultParagraphFont" style:family="text">
      <style:text-properties fo:color="#586E75"/>
    </style:style>
    <style:style style:name="P1182" style:parent-style-name="PreformattedText" style:family="paragraph">
      <style:text-properties fo:color="#586E75"/>
    </style:style>
    <style:style style:name="T1183" style:parent-style-name="DefaultParagraphFont" style:family="text">
      <style:text-properties fo:color="#C0C0C0"/>
    </style:style>
    <style:style style:name="T1184" style:parent-style-name="DefaultParagraphFont" style:family="text">
      <style:text-properties fo:color="#93A1A1"/>
    </style:style>
    <style:style style:name="T1185" style:parent-style-name="DefaultParagraphFont" style:family="text">
      <style:text-properties fo:color="#C0C0C0"/>
    </style:style>
    <style:style style:name="T1186" style:parent-style-name="DefaultParagraphFont" style:family="text">
      <style:text-properties fo:color="#93A1A1"/>
    </style:style>
    <style:style style:name="T1187" style:parent-style-name="DefaultParagraphFont" style:family="text">
      <style:text-properties fo:color="#C0C0C0"/>
    </style:style>
    <style:style style:name="T1188" style:parent-style-name="DefaultParagraphFont" style:family="text">
      <style:text-properties fo:color="#93A1A1"/>
    </style:style>
    <style:style style:name="T1189" style:parent-style-name="DefaultParagraphFont" style:family="text">
      <style:text-properties fo:color="#C0C0C0"/>
    </style:style>
    <style:style style:name="T1190" style:parent-style-name="DefaultParagraphFont" style:family="text">
      <style:text-properties fo:color="#93A1A1"/>
    </style:style>
    <style:style style:name="T1191" style:parent-style-name="DefaultParagraphFont" style:family="text">
      <style:text-properties fo:color="#C0C0C0"/>
    </style:style>
    <style:style style:name="T1192" style:parent-style-name="DefaultParagraphFont" style:family="text">
      <style:text-properties fo:color="#586E75"/>
    </style:style>
    <style:style style:name="T1193" style:parent-style-name="DefaultParagraphFont" style:family="text">
      <style:text-properties fo:color="#2AA198"/>
    </style:style>
    <style:style style:name="T1194" style:parent-style-name="DefaultParagraphFont" style:family="text">
      <style:text-properties fo:color="#586E75"/>
    </style:style>
    <style:style style:name="T1195" style:parent-style-name="DefaultParagraphFont" style:family="text">
      <style:text-properties fo:color="#C0C0C0"/>
    </style:style>
    <style:style style:name="T1196" style:parent-style-name="DefaultParagraphFont" style:family="text">
      <style:text-properties fo:color="#586E75"/>
    </style:style>
    <style:style style:name="T1197" style:parent-style-name="DefaultParagraphFont" style:family="text">
      <style:text-properties fo:color="#2AA198"/>
    </style:style>
    <style:style style:name="T1198" style:parent-style-name="DefaultParagraphFont" style:family="text">
      <style:text-properties fo:color="#586E75"/>
    </style:style>
    <style:style style:name="T1199" style:parent-style-name="DefaultParagraphFont" style:family="text">
      <style:text-properties fo:color="#C0C0C0"/>
    </style:style>
    <style:style style:name="T1200" style:parent-style-name="DefaultParagraphFont" style:family="text">
      <style:text-properties fo:color="#586E75"/>
    </style:style>
    <style:style style:name="T1201" style:parent-style-name="DefaultParagraphFont" style:family="text">
      <style:text-properties fo:color="#2AA198"/>
    </style:style>
    <style:style style:name="T1202" style:parent-style-name="DefaultParagraphFont" style:family="text">
      <style:text-properties fo:color="#586E75"/>
    </style:style>
    <style:style style:name="P1203" style:parent-style-name="PreformattedText" style:family="paragraph">
      <style:text-properties fo:color="#586E75"/>
    </style:style>
    <style:style style:name="T1204" style:parent-style-name="DefaultParagraphFont" style:family="text">
      <style:text-properties fo:color="#6C71C4"/>
    </style:style>
    <style:style style:name="T1205" style:parent-style-name="DefaultParagraphFont" style:family="text">
      <style:text-properties fo:color="#C0C0C0"/>
    </style:style>
    <style:style style:name="T1206" style:parent-style-name="DefaultParagraphFont" style:family="text">
      <style:text-properties fo:color="#2AA198"/>
    </style:style>
    <style:style style:name="T1207" style:parent-style-name="DefaultParagraphFont" style:family="text">
      <style:text-properties fo:font-weight="bold" style:font-weight-asian="bold" fo:color="#586E75"/>
    </style:style>
    <style:style style:name="T1208" style:parent-style-name="DefaultParagraphFont" style:family="text">
      <style:text-properties fo:color="#C0C0C0"/>
    </style:style>
    <style:style style:name="T1209" style:parent-style-name="DefaultParagraphFont" style:family="text">
      <style:text-properties fo:color="#000000"/>
    </style:style>
    <style:style style:name="T1210" style:parent-style-name="DefaultParagraphFont" style:family="text">
      <style:text-properties fo:color="#586E75"/>
    </style:style>
    <style:style style:name="T1211" style:parent-style-name="DefaultParagraphFont" style:family="text">
      <style:text-properties fo:font-weight="bold" style:font-weight-asian="bold" fo:color="#586E75"/>
    </style:style>
    <style:style style:name="T1212" style:parent-style-name="DefaultParagraphFont" style:family="text">
      <style:text-properties fo:color="#586E75"/>
    </style:style>
    <style:style style:name="P1213" style:parent-style-name="PreformattedText" style:family="paragraph">
      <style:text-properties fo:color="#586E75"/>
    </style:style>
    <style:style style:name="T1214" style:parent-style-name="DefaultParagraphFont" style:family="text">
      <style:text-properties fo:color="#C0C0C0"/>
    </style:style>
    <style:style style:name="T1215" style:parent-style-name="DefaultParagraphFont" style:family="text">
      <style:text-properties fo:color="#93A1A1"/>
    </style:style>
    <style:style style:name="T1216" style:parent-style-name="DefaultParagraphFont" style:family="text">
      <style:text-properties fo:color="#C0C0C0"/>
    </style:style>
    <style:style style:name="T1217" style:parent-style-name="DefaultParagraphFont" style:family="text">
      <style:text-properties fo:color="#93A1A1"/>
    </style:style>
    <style:style style:name="T1218" style:parent-style-name="DefaultParagraphFont" style:family="text">
      <style:text-properties fo:color="#C0C0C0"/>
    </style:style>
    <style:style style:name="T1219" style:parent-style-name="DefaultParagraphFont" style:family="text">
      <style:text-properties fo:color="#93A1A1"/>
    </style:style>
    <style:style style:name="T1220" style:parent-style-name="DefaultParagraphFont" style:family="text">
      <style:text-properties fo:color="#C0C0C0"/>
    </style:style>
    <style:style style:name="T1221" style:parent-style-name="DefaultParagraphFont" style:family="text">
      <style:text-properties fo:color="#93A1A1"/>
    </style:style>
    <style:style style:name="T1222" style:parent-style-name="DefaultParagraphFont" style:family="text">
      <style:text-properties fo:color="#C0C0C0"/>
    </style:style>
    <style:style style:name="T1223" style:parent-style-name="DefaultParagraphFont" style:family="text">
      <style:text-properties fo:font-weight="bold" style:font-weight-asian="bold" fo:color="#586E75"/>
    </style:style>
    <style:style style:name="T1224" style:parent-style-name="DefaultParagraphFont" style:family="text">
      <style:text-properties fo:color="#C0C0C0"/>
    </style:style>
    <style:style style:name="T1225" style:parent-style-name="DefaultParagraphFont" style:family="text">
      <style:text-properties fo:color="#586E75"/>
    </style:style>
    <style:style style:name="T1226" style:parent-style-name="DefaultParagraphFont" style:family="text">
      <style:text-properties fo:font-weight="bold" style:font-weight-asian="bold" fo:color="#586E75"/>
    </style:style>
    <style:style style:name="T1227" style:parent-style-name="DefaultParagraphFont" style:family="text">
      <style:text-properties fo:color="#C0C0C0"/>
    </style:style>
    <style:style style:name="T1228" style:parent-style-name="DefaultParagraphFont" style:family="text">
      <style:text-properties fo:color="#000000"/>
    </style:style>
    <style:style style:name="T1229" style:parent-style-name="DefaultParagraphFont" style:family="text">
      <style:text-properties fo:color="#C0C0C0"/>
    </style:style>
    <style:style style:name="T1230" style:parent-style-name="DefaultParagraphFont" style:family="text">
      <style:text-properties fo:color="#586E75"/>
    </style:style>
    <style:style style:name="T1231" style:parent-style-name="DefaultParagraphFont" style:family="text">
      <style:text-properties fo:color="#C0C0C0"/>
    </style:style>
    <style:style style:name="T1232" style:parent-style-name="DefaultParagraphFont" style:family="text">
      <style:text-properties fo:color="#2AA198"/>
    </style:style>
    <style:style style:name="T1233" style:parent-style-name="DefaultParagraphFont" style:family="text">
      <style:text-properties fo:color="#586E75"/>
    </style:style>
    <style:style style:name="T1234" style:parent-style-name="DefaultParagraphFont" style:family="text">
      <style:text-properties fo:color="#C0C0C0"/>
    </style:style>
    <style:style style:name="T1235" style:parent-style-name="DefaultParagraphFont" style:family="text">
      <style:text-properties fo:color="#000000"/>
    </style:style>
    <style:style style:name="T1236" style:parent-style-name="DefaultParagraphFont" style:family="text">
      <style:text-properties fo:color="#C0C0C0"/>
    </style:style>
    <style:style style:name="T1237" style:parent-style-name="DefaultParagraphFont" style:family="text">
      <style:text-properties fo:color="#586E75"/>
    </style:style>
    <style:style style:name="T1238" style:parent-style-name="DefaultParagraphFont" style:family="text">
      <style:text-properties fo:color="#C0C0C0"/>
    </style:style>
    <style:style style:name="T1239" style:parent-style-name="DefaultParagraphFont" style:family="text">
      <style:text-properties fo:color="#2AA198"/>
    </style:style>
    <style:style style:name="T1240" style:parent-style-name="DefaultParagraphFont" style:family="text">
      <style:text-properties fo:color="#586E75"/>
    </style:style>
    <style:style style:name="T1241" style:parent-style-name="DefaultParagraphFont" style:family="text">
      <style:text-properties fo:color="#C0C0C0"/>
    </style:style>
    <style:style style:name="T1242" style:parent-style-name="DefaultParagraphFont" style:family="text">
      <style:text-properties fo:color="#000000"/>
    </style:style>
    <style:style style:name="T1243" style:parent-style-name="DefaultParagraphFont" style:family="text">
      <style:text-properties fo:color="#586E75"/>
    </style:style>
    <style:style style:name="T1244" style:parent-style-name="DefaultParagraphFont" style:family="text">
      <style:text-properties fo:color="#C0C0C0"/>
    </style:style>
    <style:style style:name="T1245" style:parent-style-name="DefaultParagraphFont" style:family="text">
      <style:text-properties fo:color="#586E75"/>
    </style:style>
    <style:style style:name="T1246" style:parent-style-name="DefaultParagraphFont" style:family="text">
      <style:text-properties fo:color="#C0C0C0"/>
    </style:style>
    <style:style style:name="T1247" style:parent-style-name="DefaultParagraphFont" style:family="text">
      <style:text-properties fo:color="#586E75"/>
    </style:style>
    <style:style style:name="T1248" style:parent-style-name="DefaultParagraphFont" style:family="text">
      <style:text-properties fo:color="#2AA198"/>
    </style:style>
    <style:style style:name="T1249" style:parent-style-name="DefaultParagraphFont" style:family="text">
      <style:text-properties fo:color="#586E75"/>
    </style:style>
    <style:style style:name="T1250" style:parent-style-name="DefaultParagraphFont" style:family="text">
      <style:text-properties fo:color="#C0C0C0"/>
    </style:style>
    <style:style style:name="T1251" style:parent-style-name="DefaultParagraphFont" style:family="text">
      <style:text-properties fo:color="#586E75"/>
    </style:style>
    <style:style style:name="P1252" style:parent-style-name="PreformattedText" style:family="paragraph">
      <style:text-properties fo:color="#586E75"/>
    </style:style>
    <style:style style:name="T1253" style:parent-style-name="DefaultParagraphFont" style:family="text">
      <style:text-properties fo:color="#6C71C4"/>
    </style:style>
    <style:style style:name="T1254" style:parent-style-name="DefaultParagraphFont" style:family="text">
      <style:text-properties fo:color="#C0C0C0"/>
    </style:style>
    <style:style style:name="T1255" style:parent-style-name="DefaultParagraphFont" style:family="text">
      <style:text-properties fo:color="#2AA198"/>
    </style:style>
    <style:style style:name="T1256" style:parent-style-name="DefaultParagraphFont" style:family="text">
      <style:text-properties fo:font-weight="bold" style:font-weight-asian="bold" fo:color="#586E75"/>
    </style:style>
    <style:style style:name="T1257" style:parent-style-name="DefaultParagraphFont" style:family="text">
      <style:text-properties fo:color="#C0C0C0"/>
    </style:style>
    <style:style style:name="T1258" style:parent-style-name="DefaultParagraphFont" style:family="text">
      <style:text-properties fo:color="#000000"/>
    </style:style>
    <style:style style:name="T1259" style:parent-style-name="DefaultParagraphFont" style:family="text">
      <style:text-properties fo:color="#586E75"/>
    </style:style>
    <style:style style:name="T1260" style:parent-style-name="DefaultParagraphFont" style:family="text">
      <style:text-properties fo:font-weight="bold" style:font-weight-asian="bold" fo:color="#586E75"/>
    </style:style>
    <style:style style:name="T1261" style:parent-style-name="DefaultParagraphFont" style:family="text">
      <style:text-properties fo:color="#586E75"/>
    </style:style>
    <style:style style:name="P1262" style:parent-style-name="PreformattedText" style:family="paragraph">
      <style:text-properties fo:color="#586E75"/>
    </style:style>
    <style:style style:name="T1263" style:parent-style-name="DefaultParagraphFont" style:family="text">
      <style:text-properties fo:color="#C0C0C0"/>
    </style:style>
    <style:style style:name="T1264" style:parent-style-name="DefaultParagraphFont" style:family="text">
      <style:text-properties fo:font-weight="bold" style:font-weight-asian="bold" fo:color="#586E75"/>
    </style:style>
    <style:style style:name="T1265" style:parent-style-name="DefaultParagraphFont" style:family="text">
      <style:text-properties fo:color="#C0C0C0"/>
    </style:style>
    <style:style style:name="T1266" style:parent-style-name="DefaultParagraphFont" style:family="text">
      <style:text-properties fo:color="#586E75"/>
    </style:style>
    <style:style style:name="T1267" style:parent-style-name="DefaultParagraphFont" style:family="text">
      <style:text-properties fo:font-weight="bold" style:font-weight-asian="bold" fo:color="#586E75"/>
    </style:style>
    <style:style style:name="T1268" style:parent-style-name="DefaultParagraphFont" style:family="text">
      <style:text-properties fo:color="#C0C0C0"/>
    </style:style>
    <style:style style:name="T1269" style:parent-style-name="DefaultParagraphFont" style:family="text">
      <style:text-properties fo:color="#000000"/>
    </style:style>
    <style:style style:name="T1270" style:parent-style-name="DefaultParagraphFont" style:family="text">
      <style:text-properties fo:color="#C0C0C0"/>
    </style:style>
    <style:style style:name="T1271" style:parent-style-name="DefaultParagraphFont" style:family="text">
      <style:text-properties fo:color="#586E75"/>
    </style:style>
    <style:style style:name="T1272" style:parent-style-name="DefaultParagraphFont" style:family="text">
      <style:text-properties fo:color="#C0C0C0"/>
    </style:style>
    <style:style style:name="T1273" style:parent-style-name="DefaultParagraphFont" style:family="text">
      <style:text-properties fo:color="#2AA198"/>
    </style:style>
    <style:style style:name="T1274" style:parent-style-name="DefaultParagraphFont" style:family="text">
      <style:text-properties fo:color="#586E75"/>
    </style:style>
    <style:style style:name="T1275" style:parent-style-name="DefaultParagraphFont" style:family="text">
      <style:text-properties fo:color="#C0C0C0"/>
    </style:style>
    <style:style style:name="T1276" style:parent-style-name="DefaultParagraphFont" style:family="text">
      <style:text-properties fo:color="#000000"/>
    </style:style>
    <style:style style:name="T1277" style:parent-style-name="DefaultParagraphFont" style:family="text">
      <style:text-properties fo:color="#C0C0C0"/>
    </style:style>
    <style:style style:name="T1278" style:parent-style-name="DefaultParagraphFont" style:family="text">
      <style:text-properties fo:color="#586E75"/>
    </style:style>
    <style:style style:name="T1279" style:parent-style-name="DefaultParagraphFont" style:family="text">
      <style:text-properties fo:color="#C0C0C0"/>
    </style:style>
    <style:style style:name="T1280" style:parent-style-name="DefaultParagraphFont" style:family="text">
      <style:text-properties fo:color="#2AA198"/>
    </style:style>
    <style:style style:name="T1281" style:parent-style-name="DefaultParagraphFont" style:family="text">
      <style:text-properties fo:color="#586E75"/>
    </style:style>
    <style:style style:name="T1282" style:parent-style-name="DefaultParagraphFont" style:family="text">
      <style:text-properties fo:color="#C0C0C0"/>
    </style:style>
    <style:style style:name="T1283" style:parent-style-name="DefaultParagraphFont" style:family="text">
      <style:text-properties fo:color="#000000"/>
    </style:style>
    <style:style style:name="T1284" style:parent-style-name="DefaultParagraphFont" style:family="text">
      <style:text-properties fo:color="#586E75"/>
    </style:style>
    <style:style style:name="T1285" style:parent-style-name="DefaultParagraphFont" style:family="text">
      <style:text-properties fo:color="#C0C0C0"/>
    </style:style>
    <style:style style:name="T1286" style:parent-style-name="DefaultParagraphFont" style:family="text">
      <style:text-properties fo:color="#586E75"/>
    </style:style>
    <style:style style:name="T1287" style:parent-style-name="DefaultParagraphFont" style:family="text">
      <style:text-properties fo:color="#2AA198"/>
    </style:style>
    <style:style style:name="T1288" style:parent-style-name="DefaultParagraphFont" style:family="text">
      <style:text-properties fo:color="#586E75"/>
    </style:style>
    <style:style style:name="P1289" style:parent-style-name="PreformattedText" style:family="paragraph">
      <style:paragraph-properties fo:margin-bottom="0.1965in"/>
      <style:text-properties fo:color="#586E75"/>
    </style:style>
    <style:style style:name="T1290" style:parent-style-name="DefaultParagraphFont" style:family="text">
      <style:text-properties fo:color="#6C71C4"/>
    </style:style>
    <style:style style:name="T1291" style:parent-style-name="DefaultParagraphFont" style:family="text">
      <style:text-properties fo:color="#C0C0C0"/>
    </style:style>
    <style:style style:name="T1292" style:parent-style-name="DefaultParagraphFont" style:family="text">
      <style:text-properties fo:color="#2AA198"/>
    </style:style>
    <style:style style:name="T1293" style:parent-style-name="DefaultParagraphFont" style:family="text">
      <style:text-properties fo:font-weight="bold" style:font-weight-asian="bold" fo:color="#586E75"/>
    </style:style>
    <style:style style:name="T1294" style:parent-style-name="DefaultParagraphFont" style:family="text">
      <style:text-properties fo:color="#C0C0C0"/>
    </style:style>
    <style:style style:name="T1295" style:parent-style-name="DefaultParagraphFont" style:family="text">
      <style:text-properties fo:color="#000000"/>
    </style:style>
    <style:style style:name="T1296" style:parent-style-name="DefaultParagraphFont" style:family="text">
      <style:text-properties fo:color="#586E75"/>
    </style:style>
    <style:style style:name="T1297" style:parent-style-name="DefaultParagraphFont" style:family="text">
      <style:text-properties fo:font-weight="bold" style:font-weight-asian="bold" fo:color="#586E75"/>
    </style:style>
    <style:style style:name="T1298" style:parent-style-name="DefaultParagraphFont" style:family="text">
      <style:text-properties fo:color="#586E75"/>
    </style:style>
    <style:style style:name="P1299" style:parent-style-name="PreformattedText" style:family="paragraph">
      <style:text-properties fo:color="#586E75"/>
    </style:style>
    <style:style style:name="T1300" style:parent-style-name="DefaultParagraphFont" style:family="text">
      <style:text-properties fo:color="#C0C0C0"/>
    </style:style>
    <style:style style:name="T1301" style:parent-style-name="DefaultParagraphFont" style:family="text">
      <style:text-properties fo:font-weight="bold" style:font-weight-asian="bold" fo:color="#586E75"/>
    </style:style>
    <style:style style:name="T1302" style:parent-style-name="DefaultParagraphFont" style:family="text">
      <style:text-properties fo:color="#C0C0C0"/>
    </style:style>
    <style:style style:name="T1303" style:parent-style-name="DefaultParagraphFont" style:family="text">
      <style:text-properties fo:color="#586E75"/>
    </style:style>
    <style:style style:name="T1304" style:parent-style-name="DefaultParagraphFont" style:family="text">
      <style:text-properties fo:font-weight="bold" style:font-weight-asian="bold" fo:color="#586E75"/>
    </style:style>
    <style:style style:name="T1305" style:parent-style-name="DefaultParagraphFont" style:family="text">
      <style:text-properties fo:color="#C0C0C0"/>
    </style:style>
    <style:style style:name="T1306" style:parent-style-name="DefaultParagraphFont" style:family="text">
      <style:text-properties fo:color="#000000"/>
    </style:style>
    <style:style style:name="T1307" style:parent-style-name="DefaultParagraphFont" style:family="text">
      <style:text-properties fo:color="#C0C0C0"/>
    </style:style>
    <style:style style:name="T1308" style:parent-style-name="DefaultParagraphFont" style:family="text">
      <style:text-properties fo:color="#586E75"/>
    </style:style>
    <style:style style:name="T1309" style:parent-style-name="DefaultParagraphFont" style:family="text">
      <style:text-properties fo:color="#C0C0C0"/>
    </style:style>
    <style:style style:name="T1310" style:parent-style-name="DefaultParagraphFont" style:family="text">
      <style:text-properties fo:color="#2AA198"/>
    </style:style>
    <style:style style:name="T1311" style:parent-style-name="DefaultParagraphFont" style:family="text">
      <style:text-properties fo:color="#586E75"/>
    </style:style>
    <style:style style:name="T1312" style:parent-style-name="DefaultParagraphFont" style:family="text">
      <style:text-properties fo:color="#C0C0C0"/>
    </style:style>
    <style:style style:name="T1313" style:parent-style-name="DefaultParagraphFont" style:family="text">
      <style:text-properties fo:color="#000000"/>
    </style:style>
    <style:style style:name="T1314" style:parent-style-name="DefaultParagraphFont" style:family="text">
      <style:text-properties fo:color="#C0C0C0"/>
    </style:style>
    <style:style style:name="T1315" style:parent-style-name="DefaultParagraphFont" style:family="text">
      <style:text-properties fo:color="#586E75"/>
    </style:style>
    <style:style style:name="T1316" style:parent-style-name="DefaultParagraphFont" style:family="text">
      <style:text-properties fo:color="#C0C0C0"/>
    </style:style>
    <style:style style:name="T1317" style:parent-style-name="DefaultParagraphFont" style:family="text">
      <style:text-properties fo:color="#2AA198"/>
    </style:style>
    <style:style style:name="T1318" style:parent-style-name="DefaultParagraphFont" style:family="text">
      <style:text-properties fo:color="#586E75"/>
    </style:style>
    <style:style style:name="T1319" style:parent-style-name="DefaultParagraphFont" style:family="text">
      <style:text-properties fo:color="#C0C0C0"/>
    </style:style>
    <style:style style:name="T1320" style:parent-style-name="DefaultParagraphFont" style:family="text">
      <style:text-properties fo:color="#000000"/>
    </style:style>
    <style:style style:name="T1321" style:parent-style-name="DefaultParagraphFont" style:family="text">
      <style:text-properties fo:color="#586E75"/>
    </style:style>
    <style:style style:name="T1322" style:parent-style-name="DefaultParagraphFont" style:family="text">
      <style:text-properties fo:color="#C0C0C0"/>
    </style:style>
    <style:style style:name="T1323" style:parent-style-name="DefaultParagraphFont" style:family="text">
      <style:text-properties fo:color="#586E75"/>
    </style:style>
    <style:style style:name="T1324" style:parent-style-name="DefaultParagraphFont" style:family="text">
      <style:text-properties fo:color="#2AA198"/>
    </style:style>
    <style:style style:name="T1325" style:parent-style-name="DefaultParagraphFont" style:family="text">
      <style:text-properties fo:color="#586E75"/>
    </style:style>
    <style:style style:name="T1326" style:parent-style-name="DefaultParagraphFont" style:family="text">
      <style:text-properties fo:color="#C0C0C0"/>
    </style:style>
    <style:style style:name="T1327" style:parent-style-name="DefaultParagraphFont" style:family="text">
      <style:text-properties fo:color="#586E75"/>
    </style:style>
    <style:style style:name="T1328" style:parent-style-name="DefaultParagraphFont" style:family="text">
      <style:text-properties fo:color="#2AA198"/>
    </style:style>
    <style:style style:name="T1329" style:parent-style-name="DefaultParagraphFont" style:family="text">
      <style:text-properties fo:color="#586E75"/>
    </style:style>
    <style:style style:name="P1330" style:parent-style-name="PreformattedText" style:family="paragraph">
      <style:text-properties fo:color="#586E75"/>
    </style:style>
    <style:style style:name="T1331" style:parent-style-name="DefaultParagraphFont" style:family="text">
      <style:text-properties fo:color="#6C71C4"/>
    </style:style>
    <style:style style:name="T1332" style:parent-style-name="DefaultParagraphFont" style:family="text">
      <style:text-properties fo:color="#C0C0C0"/>
    </style:style>
    <style:style style:name="T1333" style:parent-style-name="DefaultParagraphFont" style:family="text">
      <style:text-properties fo:color="#2AA198"/>
    </style:style>
    <style:style style:name="P1334" style:parent-style-name="PreformattedText" style:family="paragraph">
      <style:paragraph-properties fo:margin-bottom="0.1965in"/>
    </style:style>
    <style:style style:name="T1335" style:parent-style-name="DefaultParagraphFont" style:family="text">
      <style:text-properties fo:color="#6C71C4"/>
    </style:style>
    <style:style style:name="T1336" style:parent-style-name="DefaultParagraphFont" style:family="text">
      <style:text-properties fo:color="#C0C0C0"/>
    </style:style>
    <style:style style:name="T1337" style:parent-style-name="DefaultParagraphFont" style:family="text">
      <style:text-properties fo:color="#2AA198"/>
    </style:style>
    <style:style style:name="T1338" style:parent-style-name="DefaultParagraphFont" style:family="text">
      <style:text-properties fo:font-weight="bold" style:font-weight-asian="bold" fo:color="#586E75"/>
    </style:style>
    <style:style style:name="T1339" style:parent-style-name="DefaultParagraphFont" style:family="text">
      <style:text-properties fo:color="#C0C0C0"/>
    </style:style>
    <style:style style:name="T1340" style:parent-style-name="DefaultParagraphFont" style:family="text">
      <style:text-properties fo:color="#000000"/>
    </style:style>
    <style:style style:name="T1341" style:parent-style-name="DefaultParagraphFont" style:family="text">
      <style:text-properties fo:color="#586E75"/>
    </style:style>
    <style:style style:name="T1342" style:parent-style-name="DefaultParagraphFont" style:family="text">
      <style:text-properties fo:font-weight="bold" style:font-weight-asian="bold" fo:color="#586E75"/>
    </style:style>
    <style:style style:name="T1343" style:parent-style-name="DefaultParagraphFont" style:family="text">
      <style:text-properties fo:color="#586E75"/>
    </style:style>
    <style:style style:name="P1344" style:parent-style-name="PreformattedText" style:family="paragraph">
      <style:text-properties fo:color="#586E75"/>
    </style:style>
    <style:style style:name="T1345" style:parent-style-name="DefaultParagraphFont" style:family="text">
      <style:text-properties fo:color="#C0C0C0"/>
    </style:style>
    <style:style style:name="T1346" style:parent-style-name="DefaultParagraphFont" style:family="text">
      <style:text-properties fo:color="#93A1A1"/>
    </style:style>
    <style:style style:name="T1347" style:parent-style-name="DefaultParagraphFont" style:family="text">
      <style:text-properties fo:color="#C0C0C0"/>
    </style:style>
    <style:style style:name="T1348" style:parent-style-name="DefaultParagraphFont" style:family="text">
      <style:text-properties fo:color="#93A1A1"/>
    </style:style>
    <style:style style:name="T1349" style:parent-style-name="DefaultParagraphFont" style:family="text">
      <style:text-properties fo:color="#C0C0C0"/>
    </style:style>
    <style:style style:name="T1350" style:parent-style-name="DefaultParagraphFont" style:family="text">
      <style:text-properties fo:color="#93A1A1"/>
    </style:style>
    <style:style style:name="T1351" style:parent-style-name="DefaultParagraphFont" style:family="text">
      <style:text-properties fo:color="#C0C0C0"/>
    </style:style>
    <style:style style:name="T1352" style:parent-style-name="DefaultParagraphFont" style:family="text">
      <style:text-properties fo:color="#93A1A1"/>
    </style:style>
    <style:style style:name="T1353" style:parent-style-name="DefaultParagraphFont" style:family="text">
      <style:text-properties fo:color="#C0C0C0"/>
    </style:style>
    <style:style style:name="T1354" style:parent-style-name="DefaultParagraphFont" style:family="text">
      <style:text-properties fo:color="#93A1A1"/>
    </style:style>
    <style:style style:name="T1355" style:parent-style-name="DefaultParagraphFont" style:family="text">
      <style:text-properties fo:color="#C0C0C0"/>
    </style:style>
    <style:style style:name="T1356" style:parent-style-name="DefaultParagraphFont" style:family="text">
      <style:text-properties fo:color="#93A1A1"/>
    </style:style>
    <style:style style:name="T1357" style:parent-style-name="DefaultParagraphFont" style:family="text">
      <style:text-properties fo:color="#C0C0C0"/>
    </style:style>
    <style:style style:name="T1358" style:parent-style-name="DefaultParagraphFont" style:family="text">
      <style:text-properties fo:color="#586E75"/>
    </style:style>
    <style:style style:name="T1359" style:parent-style-name="DefaultParagraphFont" style:family="text">
      <style:text-properties fo:color="#2AA198"/>
    </style:style>
    <style:style style:name="T1360" style:parent-style-name="DefaultParagraphFont" style:family="text">
      <style:text-properties fo:color="#C0C0C0"/>
    </style:style>
    <style:style style:name="T1361" style:parent-style-name="DefaultParagraphFont" style:family="text">
      <style:text-properties fo:color="#2AA198"/>
    </style:style>
    <style:style style:name="T1362" style:parent-style-name="DefaultParagraphFont" style:family="text">
      <style:text-properties fo:color="#C0C0C0"/>
    </style:style>
    <style:style style:name="T1363" style:parent-style-name="DefaultParagraphFont" style:family="text">
      <style:text-properties fo:color="#2AA198"/>
    </style:style>
    <style:style style:name="T1364" style:parent-style-name="DefaultParagraphFont" style:family="text">
      <style:text-properties fo:color="#C0C0C0"/>
    </style:style>
    <style:style style:name="T1365" style:parent-style-name="DefaultParagraphFont" style:family="text">
      <style:text-properties fo:color="#2AA198"/>
    </style:style>
    <style:style style:name="T1366" style:parent-style-name="DefaultParagraphFont" style:family="text">
      <style:text-properties fo:color="#C0C0C0"/>
    </style:style>
    <style:style style:name="T1367" style:parent-style-name="DefaultParagraphFont" style:family="text">
      <style:text-properties fo:color="#2AA198"/>
    </style:style>
    <style:style style:name="T1368" style:parent-style-name="DefaultParagraphFont" style:family="text">
      <style:text-properties fo:color="#C0C0C0"/>
    </style:style>
    <style:style style:name="T1369" style:parent-style-name="DefaultParagraphFont" style:family="text">
      <style:text-properties fo:color="#2AA198"/>
    </style:style>
    <style:style style:name="T1370" style:parent-style-name="DefaultParagraphFont" style:family="text">
      <style:text-properties fo:color="#586E75"/>
    </style:style>
    <style:style style:name="P1371" style:parent-style-name="PreformattedText" style:family="paragraph">
      <style:paragraph-properties fo:margin-bottom="0.1965in"/>
    </style:style>
    <style:style style:name="T1372" style:parent-style-name="DefaultParagraphFont" style:family="text">
      <style:text-properties fo:color="#C0C0C0"/>
    </style:style>
    <style:style style:name="T1373" style:parent-style-name="DefaultParagraphFont" style:family="text">
      <style:text-properties fo:font-weight="bold" style:font-weight-asian="bold" fo:color="#586E75"/>
    </style:style>
    <style:style style:name="T1374" style:parent-style-name="DefaultParagraphFont" style:family="text">
      <style:text-properties fo:color="#C0C0C0"/>
    </style:style>
    <style:style style:name="T1375" style:parent-style-name="DefaultParagraphFont" style:family="text">
      <style:text-properties fo:color="#000000"/>
    </style:style>
    <style:style style:name="T1376" style:parent-style-name="DefaultParagraphFont" style:family="text">
      <style:text-properties fo:color="#C0C0C0"/>
    </style:style>
    <style:style style:name="T1377" style:parent-style-name="DefaultParagraphFont" style:family="text">
      <style:text-properties fo:color="#586E75"/>
    </style:style>
    <style:style style:name="T1378" style:parent-style-name="DefaultParagraphFont" style:family="text">
      <style:text-properties fo:color="#C0C0C0"/>
    </style:style>
    <style:style style:name="T1379" style:parent-style-name="DefaultParagraphFont" style:family="text">
      <style:text-properties fo:color="#586E75"/>
    </style:style>
    <style:style style:name="T1380" style:parent-style-name="DefaultParagraphFont" style:family="text">
      <style:text-properties fo:color="#C0C0C0"/>
    </style:style>
    <style:style style:name="T1381" style:parent-style-name="DefaultParagraphFont" style:family="text">
      <style:text-properties fo:color="#93A1A1"/>
    </style:style>
    <style:style style:name="T1382" style:parent-style-name="DefaultParagraphFont" style:family="text">
      <style:text-properties fo:color="#C0C0C0"/>
    </style:style>
    <style:style style:name="T1383" style:parent-style-name="DefaultParagraphFont" style:family="text">
      <style:text-properties fo:color="#93A1A1"/>
    </style:style>
    <style:style style:name="T1384" style:parent-style-name="DefaultParagraphFont" style:family="text">
      <style:text-properties fo:color="#C0C0C0"/>
    </style:style>
    <style:style style:name="T1385" style:parent-style-name="DefaultParagraphFont" style:family="text">
      <style:text-properties fo:color="#93A1A1"/>
    </style:style>
    <style:style style:name="T1386" style:parent-style-name="DefaultParagraphFont" style:family="text">
      <style:text-properties fo:color="#C0C0C0"/>
    </style:style>
    <style:style style:name="T1387" style:parent-style-name="DefaultParagraphFont" style:family="text">
      <style:text-properties fo:color="#93A1A1"/>
    </style:style>
    <style:style style:name="T1388" style:parent-style-name="DefaultParagraphFont" style:family="text">
      <style:text-properties fo:color="#C0C0C0"/>
    </style:style>
    <style:style style:name="T1389" style:parent-style-name="DefaultParagraphFont" style:family="text">
      <style:text-properties fo:color="#93A1A1"/>
    </style:style>
    <style:style style:name="T1390" style:parent-style-name="DefaultParagraphFont" style:family="text">
      <style:text-properties fo:color="#C0C0C0"/>
    </style:style>
    <style:style style:name="T1391" style:parent-style-name="DefaultParagraphFont" style:family="text">
      <style:text-properties fo:color="#93A1A1"/>
    </style:style>
    <style:style style:name="T1392" style:parent-style-name="DefaultParagraphFont" style:family="text">
      <style:text-properties fo:color="#C0C0C0"/>
    </style:style>
    <style:style style:name="T1393" style:parent-style-name="DefaultParagraphFont" style:family="text">
      <style:text-properties fo:font-weight="bold" style:font-weight-asian="bold" fo:color="#586E75"/>
    </style:style>
    <style:style style:name="T1394" style:parent-style-name="DefaultParagraphFont" style:family="text">
      <style:text-properties fo:color="#C0C0C0"/>
    </style:style>
    <style:style style:name="T1395" style:parent-style-name="DefaultParagraphFont" style:family="text">
      <style:text-properties fo:color="#586E75"/>
    </style:style>
    <style:style style:name="T1396" style:parent-style-name="DefaultParagraphFont" style:family="text">
      <style:text-properties fo:color="#000000"/>
    </style:style>
    <style:style style:name="T1397" style:parent-style-name="DefaultParagraphFont" style:family="text">
      <style:text-properties fo:color="#C0C0C0"/>
    </style:style>
    <style:style style:name="T1398" style:parent-style-name="DefaultParagraphFont" style:family="text">
      <style:text-properties fo:color="#586E75"/>
    </style:style>
    <style:style style:name="T1399" style:parent-style-name="DefaultParagraphFont" style:family="text">
      <style:text-properties fo:color="#C0C0C0"/>
    </style:style>
    <style:style style:name="T1400" style:parent-style-name="DefaultParagraphFont" style:family="text">
      <style:text-properties fo:color="#2AA198"/>
    </style:style>
    <style:style style:name="T1401" style:parent-style-name="DefaultParagraphFont" style:family="text">
      <style:text-properties fo:color="#586E75"/>
    </style:style>
    <style:style style:name="T1402" style:parent-style-name="DefaultParagraphFont" style:family="text">
      <style:text-properties fo:color="#C0C0C0"/>
    </style:style>
    <style:style style:name="T1403" style:parent-style-name="DefaultParagraphFont" style:family="text">
      <style:text-properties fo:color="#586E75"/>
    </style:style>
    <style:style style:name="T1404" style:parent-style-name="DefaultParagraphFont" style:family="text">
      <style:text-properties fo:color="#C0C0C0"/>
    </style:style>
    <style:style style:name="T1405" style:parent-style-name="DefaultParagraphFont" style:family="text">
      <style:text-properties fo:color="#586E75"/>
    </style:style>
    <style:style style:name="T1406" style:parent-style-name="DefaultParagraphFont" style:family="text">
      <style:text-properties fo:color="#2AA198"/>
    </style:style>
    <style:style style:name="T1407" style:parent-style-name="DefaultParagraphFont" style:family="text">
      <style:text-properties fo:color="#C0C0C0"/>
    </style:style>
    <style:style style:name="T1408" style:parent-style-name="DefaultParagraphFont" style:family="text">
      <style:text-properties fo:color="#2AA198"/>
    </style:style>
    <style:style style:name="T1409" style:parent-style-name="DefaultParagraphFont" style:family="text">
      <style:text-properties fo:color="#C0C0C0"/>
    </style:style>
    <style:style style:name="T1410" style:parent-style-name="DefaultParagraphFont" style:family="text">
      <style:text-properties fo:color="#2AA198"/>
    </style:style>
    <style:style style:name="T1411" style:parent-style-name="DefaultParagraphFont" style:family="text">
      <style:text-properties fo:color="#C0C0C0"/>
    </style:style>
    <style:style style:name="T1412" style:parent-style-name="DefaultParagraphFont" style:family="text">
      <style:text-properties fo:color="#2AA198"/>
    </style:style>
    <style:style style:name="T1413" style:parent-style-name="DefaultParagraphFont" style:family="text">
      <style:text-properties fo:color="#C0C0C0"/>
    </style:style>
    <style:style style:name="T1414" style:parent-style-name="DefaultParagraphFont" style:family="text">
      <style:text-properties fo:color="#2AA198"/>
    </style:style>
    <style:style style:name="T1415" style:parent-style-name="DefaultParagraphFont" style:family="text">
      <style:text-properties fo:color="#586E75"/>
    </style:style>
    <style:style style:name="T1416" style:parent-style-name="DefaultParagraphFont" style:family="text">
      <style:text-properties fo:color="#C0C0C0"/>
    </style:style>
    <style:style style:name="T1417" style:parent-style-name="DefaultParagraphFont" style:family="text">
      <style:text-properties fo:color="#586E75"/>
    </style:style>
    <style:style style:name="T1418" style:parent-style-name="DefaultParagraphFont" style:family="text">
      <style:text-properties fo:color="#C0C0C0"/>
    </style:style>
    <style:style style:name="T1419" style:parent-style-name="DefaultParagraphFont" style:family="text">
      <style:text-properties fo:font-weight="bold" style:font-weight-asian="bold" fo:color="#586E75"/>
    </style:style>
    <style:style style:name="T1420" style:parent-style-name="DefaultParagraphFont" style:family="text">
      <style:text-properties fo:color="#C0C0C0"/>
    </style:style>
    <style:style style:name="T1421" style:parent-style-name="DefaultParagraphFont" style:family="text">
      <style:text-properties fo:color="#586E75"/>
    </style:style>
    <style:style style:name="T1422" style:parent-style-name="DefaultParagraphFont" style:family="text">
      <style:text-properties fo:color="#C0C0C0"/>
    </style:style>
    <style:style style:name="T1423" style:parent-style-name="DefaultParagraphFont" style:family="text">
      <style:text-properties fo:color="#586E75"/>
    </style:style>
    <style:style style:name="T1424" style:parent-style-name="DefaultParagraphFont" style:family="text">
      <style:text-properties fo:color="#2AA198"/>
    </style:style>
    <style:style style:name="T1425" style:parent-style-name="DefaultParagraphFont" style:family="text">
      <style:text-properties fo:color="#C0C0C0"/>
    </style:style>
    <style:style style:name="T1426" style:parent-style-name="DefaultParagraphFont" style:family="text">
      <style:text-properties fo:color="#2AA198"/>
    </style:style>
    <style:style style:name="T1427" style:parent-style-name="DefaultParagraphFont" style:family="text">
      <style:text-properties fo:color="#C0C0C0"/>
    </style:style>
    <style:style style:name="T1428" style:parent-style-name="DefaultParagraphFont" style:family="text">
      <style:text-properties fo:color="#2AA198"/>
    </style:style>
    <style:style style:name="T1429" style:parent-style-name="DefaultParagraphFont" style:family="text">
      <style:text-properties fo:color="#C0C0C0"/>
    </style:style>
    <style:style style:name="T1430" style:parent-style-name="DefaultParagraphFont" style:family="text">
      <style:text-properties fo:color="#2AA198"/>
    </style:style>
    <style:style style:name="T1431" style:parent-style-name="DefaultParagraphFont" style:family="text">
      <style:text-properties fo:color="#C0C0C0"/>
    </style:style>
    <style:style style:name="T1432" style:parent-style-name="DefaultParagraphFont" style:family="text">
      <style:text-properties fo:color="#2AA198"/>
    </style:style>
    <style:style style:name="T1433" style:parent-style-name="DefaultParagraphFont" style:family="text">
      <style:text-properties fo:color="#586E75"/>
    </style:style>
    <style:style style:name="T1434" style:parent-style-name="DefaultParagraphFont" style:family="text">
      <style:text-properties fo:color="#C0C0C0"/>
    </style:style>
    <style:style style:name="T1435" style:parent-style-name="DefaultParagraphFont" style:family="text">
      <style:text-properties fo:color="#586E75"/>
    </style:style>
    <style:style style:name="P1436" style:parent-style-name="PreformattedText" style:family="paragraph">
      <style:text-properties fo:color="#586E75"/>
    </style:style>
    <style:style style:name="T1437" style:parent-style-name="DefaultParagraphFont" style:family="text">
      <style:text-properties fo:color="#6C71C4"/>
    </style:style>
    <style:style style:name="T1438" style:parent-style-name="DefaultParagraphFont" style:family="text">
      <style:text-properties fo:color="#C0C0C0"/>
    </style:style>
    <style:style style:name="T1439" style:parent-style-name="DefaultParagraphFont" style:family="text">
      <style:text-properties fo:color="#2AA198"/>
    </style:style>
    <style:style style:name="P1440" style:parent-style-name="PreformattedText" style:family="paragraph">
      <style:paragraph-properties fo:margin-bottom="0.1965in"/>
    </style:style>
    <style:style style:name="T1441" style:parent-style-name="DefaultParagraphFont" style:family="text">
      <style:text-properties fo:color="#6C71C4"/>
    </style:style>
    <style:style style:name="T1442" style:parent-style-name="DefaultParagraphFont" style:family="text">
      <style:text-properties fo:color="#C0C0C0"/>
    </style:style>
    <style:style style:name="T1443" style:parent-style-name="DefaultParagraphFont" style:family="text">
      <style:text-properties fo:color="#2AA198"/>
    </style:style>
    <style:style style:name="T1444" style:parent-style-name="DefaultParagraphFont" style:family="text">
      <style:text-properties fo:font-weight="bold" style:font-weight-asian="bold" fo:color="#586E75"/>
    </style:style>
    <style:style style:name="T1445" style:parent-style-name="DefaultParagraphFont" style:family="text">
      <style:text-properties fo:color="#C0C0C0"/>
    </style:style>
    <style:style style:name="T1446" style:parent-style-name="DefaultParagraphFont" style:family="text">
      <style:text-properties fo:color="#000000"/>
    </style:style>
    <style:style style:name="T1447" style:parent-style-name="DefaultParagraphFont" style:family="text">
      <style:text-properties fo:color="#586E75"/>
    </style:style>
    <style:style style:name="T1448" style:parent-style-name="DefaultParagraphFont" style:family="text">
      <style:text-properties fo:font-weight="bold" style:font-weight-asian="bold" fo:color="#586E75"/>
    </style:style>
    <style:style style:name="T1449" style:parent-style-name="DefaultParagraphFont" style:family="text">
      <style:text-properties fo:color="#586E75"/>
    </style:style>
    <style:style style:name="P1450" style:parent-style-name="PreformattedText" style:family="paragraph">
      <style:text-properties fo:color="#586E75"/>
    </style:style>
    <style:style style:name="T1451" style:parent-style-name="DefaultParagraphFont" style:family="text">
      <style:text-properties fo:color="#C0C0C0"/>
    </style:style>
    <style:style style:name="T1452" style:parent-style-name="DefaultParagraphFont" style:family="text">
      <style:text-properties fo:color="#93A1A1"/>
    </style:style>
    <style:style style:name="T1453" style:parent-style-name="DefaultParagraphFont" style:family="text">
      <style:text-properties fo:color="#C0C0C0"/>
    </style:style>
    <style:style style:name="T1454" style:parent-style-name="DefaultParagraphFont" style:family="text">
      <style:text-properties fo:color="#93A1A1"/>
    </style:style>
    <style:style style:name="T1455" style:parent-style-name="DefaultParagraphFont" style:family="text">
      <style:text-properties fo:color="#C0C0C0"/>
    </style:style>
    <style:style style:name="T1456" style:parent-style-name="DefaultParagraphFont" style:family="text">
      <style:text-properties fo:color="#93A1A1"/>
    </style:style>
    <style:style style:name="T1457" style:parent-style-name="DefaultParagraphFont" style:family="text">
      <style:text-properties fo:color="#C0C0C0"/>
    </style:style>
    <style:style style:name="T1458" style:parent-style-name="DefaultParagraphFont" style:family="text">
      <style:text-properties fo:color="#93A1A1"/>
    </style:style>
    <style:style style:name="T1459" style:parent-style-name="DefaultParagraphFont" style:family="text">
      <style:text-properties fo:color="#C0C0C0"/>
    </style:style>
    <style:style style:name="T1460" style:parent-style-name="DefaultParagraphFont" style:family="text">
      <style:text-properties fo:color="#93A1A1"/>
    </style:style>
    <style:style style:name="T1461" style:parent-style-name="DefaultParagraphFont" style:family="text">
      <style:text-properties fo:color="#C0C0C0"/>
    </style:style>
    <style:style style:name="T1462" style:parent-style-name="DefaultParagraphFont" style:family="text">
      <style:text-properties fo:color="#93A1A1"/>
    </style:style>
    <style:style style:name="T1463" style:parent-style-name="DefaultParagraphFont" style:family="text">
      <style:text-properties fo:color="#C0C0C0"/>
    </style:style>
    <style:style style:name="T1464" style:parent-style-name="DefaultParagraphFont" style:family="text">
      <style:text-properties fo:color="#586E75"/>
    </style:style>
    <style:style style:name="T1465" style:parent-style-name="DefaultParagraphFont" style:family="text">
      <style:text-properties fo:color="#2AA198"/>
    </style:style>
    <style:style style:name="T1466" style:parent-style-name="DefaultParagraphFont" style:family="text">
      <style:text-properties fo:color="#C0C0C0"/>
    </style:style>
    <style:style style:name="T1467" style:parent-style-name="DefaultParagraphFont" style:family="text">
      <style:text-properties fo:color="#2AA198"/>
    </style:style>
    <style:style style:name="T1468" style:parent-style-name="DefaultParagraphFont" style:family="text">
      <style:text-properties fo:color="#C0C0C0"/>
    </style:style>
    <style:style style:name="T1469" style:parent-style-name="DefaultParagraphFont" style:family="text">
      <style:text-properties fo:color="#2AA198"/>
    </style:style>
    <style:style style:name="T1470" style:parent-style-name="DefaultParagraphFont" style:family="text">
      <style:text-properties fo:color="#C0C0C0"/>
    </style:style>
    <style:style style:name="T1471" style:parent-style-name="DefaultParagraphFont" style:family="text">
      <style:text-properties fo:color="#2AA198"/>
    </style:style>
    <style:style style:name="T1472" style:parent-style-name="DefaultParagraphFont" style:family="text">
      <style:text-properties fo:color="#C0C0C0"/>
    </style:style>
    <style:style style:name="T1473" style:parent-style-name="DefaultParagraphFont" style:family="text">
      <style:text-properties fo:color="#2AA198"/>
    </style:style>
    <style:style style:name="T1474" style:parent-style-name="DefaultParagraphFont" style:family="text">
      <style:text-properties fo:color="#C0C0C0"/>
    </style:style>
    <style:style style:name="T1475" style:parent-style-name="DefaultParagraphFont" style:family="text">
      <style:text-properties fo:color="#2AA198"/>
    </style:style>
    <style:style style:name="T1476" style:parent-style-name="DefaultParagraphFont" style:family="text">
      <style:text-properties fo:color="#586E75"/>
    </style:style>
    <style:style style:name="P1477" style:parent-style-name="PreformattedText" style:family="paragraph">
      <style:paragraph-properties fo:margin-bottom="0.1965in"/>
    </style:style>
    <style:style style:name="T1478" style:parent-style-name="DefaultParagraphFont" style:family="text">
      <style:text-properties fo:color="#C0C0C0"/>
    </style:style>
    <style:style style:name="T1479" style:parent-style-name="DefaultParagraphFont" style:family="text">
      <style:text-properties fo:font-weight="bold" style:font-weight-asian="bold" fo:color="#586E75"/>
    </style:style>
    <style:style style:name="T1480" style:parent-style-name="DefaultParagraphFont" style:family="text">
      <style:text-properties fo:color="#C0C0C0"/>
    </style:style>
    <style:style style:name="T1481" style:parent-style-name="DefaultParagraphFont" style:family="text">
      <style:text-properties fo:color="#000000"/>
    </style:style>
    <style:style style:name="T1482" style:parent-style-name="DefaultParagraphFont" style:family="text">
      <style:text-properties fo:color="#C0C0C0"/>
    </style:style>
    <style:style style:name="T1483" style:parent-style-name="DefaultParagraphFont" style:family="text">
      <style:text-properties fo:color="#586E75"/>
    </style:style>
    <style:style style:name="T1484" style:parent-style-name="DefaultParagraphFont" style:family="text">
      <style:text-properties fo:color="#C0C0C0"/>
    </style:style>
    <style:style style:name="T1485" style:parent-style-name="DefaultParagraphFont" style:family="text">
      <style:text-properties fo:color="#586E75"/>
    </style:style>
    <style:style style:name="T1486" style:parent-style-name="DefaultParagraphFont" style:family="text">
      <style:text-properties fo:color="#C0C0C0"/>
    </style:style>
    <style:style style:name="T1487" style:parent-style-name="DefaultParagraphFont" style:family="text">
      <style:text-properties fo:color="#93A1A1"/>
    </style:style>
    <style:style style:name="T1488" style:parent-style-name="DefaultParagraphFont" style:family="text">
      <style:text-properties fo:color="#C0C0C0"/>
    </style:style>
    <style:style style:name="T1489" style:parent-style-name="DefaultParagraphFont" style:family="text">
      <style:text-properties fo:color="#93A1A1"/>
    </style:style>
    <style:style style:name="T1490" style:parent-style-name="DefaultParagraphFont" style:family="text">
      <style:text-properties fo:color="#C0C0C0"/>
    </style:style>
    <style:style style:name="T1491" style:parent-style-name="DefaultParagraphFont" style:family="text">
      <style:text-properties fo:color="#93A1A1"/>
    </style:style>
    <style:style style:name="T1492" style:parent-style-name="DefaultParagraphFont" style:family="text">
      <style:text-properties fo:color="#C0C0C0"/>
    </style:style>
    <style:style style:name="T1493" style:parent-style-name="DefaultParagraphFont" style:family="text">
      <style:text-properties fo:color="#93A1A1"/>
    </style:style>
    <style:style style:name="T1494" style:parent-style-name="DefaultParagraphFont" style:family="text">
      <style:text-properties fo:color="#C0C0C0"/>
    </style:style>
    <style:style style:name="T1495" style:parent-style-name="DefaultParagraphFont" style:family="text">
      <style:text-properties fo:font-weight="bold" style:font-weight-asian="bold" fo:color="#586E75"/>
    </style:style>
    <style:style style:name="T1496" style:parent-style-name="DefaultParagraphFont" style:family="text">
      <style:text-properties fo:color="#C0C0C0"/>
    </style:style>
    <style:style style:name="T1497" style:parent-style-name="DefaultParagraphFont" style:family="text">
      <style:text-properties fo:color="#586E75"/>
    </style:style>
    <style:style style:name="T1498" style:parent-style-name="DefaultParagraphFont" style:family="text">
      <style:text-properties fo:color="#000000"/>
    </style:style>
    <style:style style:name="T1499" style:parent-style-name="DefaultParagraphFont" style:family="text">
      <style:text-properties fo:color="#C0C0C0"/>
    </style:style>
    <style:style style:name="T1500" style:parent-style-name="DefaultParagraphFont" style:family="text">
      <style:text-properties fo:color="#586E75"/>
    </style:style>
    <style:style style:name="T1501" style:parent-style-name="DefaultParagraphFont" style:family="text">
      <style:text-properties fo:color="#C0C0C0"/>
    </style:style>
    <style:style style:name="T1502" style:parent-style-name="DefaultParagraphFont" style:family="text">
      <style:text-properties fo:color="#2AA198"/>
    </style:style>
    <style:style style:name="T1503" style:parent-style-name="DefaultParagraphFont" style:family="text">
      <style:text-properties fo:color="#586E75"/>
    </style:style>
    <style:style style:name="T1504" style:parent-style-name="DefaultParagraphFont" style:family="text">
      <style:text-properties fo:color="#C0C0C0"/>
    </style:style>
    <style:style style:name="T1505" style:parent-style-name="DefaultParagraphFont" style:family="text">
      <style:text-properties fo:color="#586E75"/>
    </style:style>
    <style:style style:name="T1506" style:parent-style-name="DefaultParagraphFont" style:family="text">
      <style:text-properties fo:color="#C0C0C0"/>
    </style:style>
    <style:style style:name="T1507" style:parent-style-name="DefaultParagraphFont" style:family="text">
      <style:text-properties fo:color="#586E75"/>
    </style:style>
    <style:style style:name="T1508" style:parent-style-name="DefaultParagraphFont" style:family="text">
      <style:text-properties fo:color="#2AA198"/>
    </style:style>
    <style:style style:name="T1509" style:parent-style-name="DefaultParagraphFont" style:family="text">
      <style:text-properties fo:color="#C0C0C0"/>
    </style:style>
    <style:style style:name="T1510" style:parent-style-name="DefaultParagraphFont" style:family="text">
      <style:text-properties fo:color="#2AA198"/>
    </style:style>
    <style:style style:name="T1511" style:parent-style-name="DefaultParagraphFont" style:family="text">
      <style:text-properties fo:color="#C0C0C0"/>
    </style:style>
    <style:style style:name="T1512" style:parent-style-name="DefaultParagraphFont" style:family="text">
      <style:text-properties fo:color="#2AA198"/>
    </style:style>
    <style:style style:name="T1513" style:parent-style-name="DefaultParagraphFont" style:family="text">
      <style:text-properties fo:color="#C0C0C0"/>
    </style:style>
    <style:style style:name="T1514" style:parent-style-name="DefaultParagraphFont" style:family="text">
      <style:text-properties fo:color="#2AA198"/>
    </style:style>
    <style:style style:name="T1515" style:parent-style-name="DefaultParagraphFont" style:family="text">
      <style:text-properties fo:color="#C0C0C0"/>
    </style:style>
    <style:style style:name="T1516" style:parent-style-name="DefaultParagraphFont" style:family="text">
      <style:text-properties fo:color="#2AA198"/>
    </style:style>
    <style:style style:name="T1517" style:parent-style-name="DefaultParagraphFont" style:family="text">
      <style:text-properties fo:color="#586E75"/>
    </style:style>
    <style:style style:name="T1518" style:parent-style-name="DefaultParagraphFont" style:family="text">
      <style:text-properties fo:color="#C0C0C0"/>
    </style:style>
    <style:style style:name="T1519" style:parent-style-name="DefaultParagraphFont" style:family="text">
      <style:text-properties fo:color="#586E75"/>
    </style:style>
    <style:style style:name="T1520" style:parent-style-name="DefaultParagraphFont" style:family="text">
      <style:text-properties fo:color="#C0C0C0"/>
    </style:style>
    <style:style style:name="T1521" style:parent-style-name="DefaultParagraphFont" style:family="text">
      <style:text-properties fo:font-weight="bold" style:font-weight-asian="bold" fo:color="#586E75"/>
    </style:style>
    <style:style style:name="T1522" style:parent-style-name="DefaultParagraphFont" style:family="text">
      <style:text-properties fo:color="#C0C0C0"/>
    </style:style>
    <style:style style:name="T1523" style:parent-style-name="DefaultParagraphFont" style:family="text">
      <style:text-properties fo:font-weight="bold" style:font-weight-asian="bold" fo:color="#586E75"/>
    </style:style>
    <style:style style:name="T1524" style:parent-style-name="DefaultParagraphFont" style:family="text">
      <style:text-properties fo:color="#C0C0C0"/>
    </style:style>
    <style:style style:name="T1525" style:parent-style-name="DefaultParagraphFont" style:family="text">
      <style:text-properties fo:color="#586E75"/>
    </style:style>
    <style:style style:name="T1526" style:parent-style-name="DefaultParagraphFont" style:family="text">
      <style:text-properties fo:color="#000000"/>
    </style:style>
    <style:style style:name="T1527" style:parent-style-name="DefaultParagraphFont" style:family="text">
      <style:text-properties fo:color="#C0C0C0"/>
    </style:style>
    <style:style style:name="T1528" style:parent-style-name="DefaultParagraphFont" style:family="text">
      <style:text-properties fo:color="#586E75"/>
    </style:style>
    <style:style style:name="T1529" style:parent-style-name="DefaultParagraphFont" style:family="text">
      <style:text-properties fo:color="#C0C0C0"/>
    </style:style>
    <style:style style:name="T1530" style:parent-style-name="DefaultParagraphFont" style:family="text">
      <style:text-properties fo:color="#2AA198"/>
    </style:style>
    <style:style style:name="T1531" style:parent-style-name="DefaultParagraphFont" style:family="text">
      <style:text-properties fo:color="#586E75"/>
    </style:style>
    <style:style style:name="T1532" style:parent-style-name="DefaultParagraphFont" style:family="text">
      <style:text-properties fo:color="#C0C0C0"/>
    </style:style>
    <style:style style:name="T1533" style:parent-style-name="DefaultParagraphFont" style:family="text">
      <style:text-properties fo:color="#586E75"/>
    </style:style>
    <style:style style:name="T1534" style:parent-style-name="DefaultParagraphFont" style:family="text">
      <style:text-properties fo:color="#C0C0C0"/>
    </style:style>
    <style:style style:name="T1535" style:parent-style-name="DefaultParagraphFont" style:family="text">
      <style:text-properties fo:color="#586E75"/>
    </style:style>
    <style:style style:name="T1536" style:parent-style-name="DefaultParagraphFont" style:family="text">
      <style:text-properties fo:color="#2AA198"/>
    </style:style>
    <style:style style:name="T1537" style:parent-style-name="DefaultParagraphFont" style:family="text">
      <style:text-properties fo:color="#C0C0C0"/>
    </style:style>
    <style:style style:name="T1538" style:parent-style-name="DefaultParagraphFont" style:family="text">
      <style:text-properties fo:color="#2AA198"/>
    </style:style>
    <style:style style:name="T1539" style:parent-style-name="DefaultParagraphFont" style:family="text">
      <style:text-properties fo:color="#C0C0C0"/>
    </style:style>
    <style:style style:name="T1540" style:parent-style-name="DefaultParagraphFont" style:family="text">
      <style:text-properties fo:color="#2AA198"/>
    </style:style>
    <style:style style:name="T1541" style:parent-style-name="DefaultParagraphFont" style:family="text">
      <style:text-properties fo:color="#586E75"/>
    </style:style>
    <style:style style:name="T1542" style:parent-style-name="DefaultParagraphFont" style:family="text">
      <style:text-properties fo:color="#C0C0C0"/>
    </style:style>
    <style:style style:name="T1543" style:parent-style-name="DefaultParagraphFont" style:family="text">
      <style:text-properties fo:color="#586E75"/>
    </style:style>
    <style:style style:name="T1544" style:parent-style-name="DefaultParagraphFont" style:family="text">
      <style:text-properties fo:color="#C0C0C0"/>
    </style:style>
    <style:style style:name="T1545" style:parent-style-name="DefaultParagraphFont" style:family="text">
      <style:text-properties fo:font-weight="bold" style:font-weight-asian="bold" fo:color="#586E75"/>
    </style:style>
    <style:style style:name="T1546" style:parent-style-name="DefaultParagraphFont" style:family="text">
      <style:text-properties fo:color="#C0C0C0"/>
    </style:style>
    <style:style style:name="T1547" style:parent-style-name="DefaultParagraphFont" style:family="text">
      <style:text-properties fo:color="#586E75"/>
    </style:style>
    <style:style style:name="T1548" style:parent-style-name="DefaultParagraphFont" style:family="text">
      <style:text-properties fo:color="#C0C0C0"/>
    </style:style>
    <style:style style:name="T1549" style:parent-style-name="DefaultParagraphFont" style:family="text">
      <style:text-properties fo:color="#586E75"/>
    </style:style>
    <style:style style:name="T1550" style:parent-style-name="DefaultParagraphFont" style:family="text">
      <style:text-properties fo:color="#2AA198"/>
    </style:style>
    <style:style style:name="T1551" style:parent-style-name="DefaultParagraphFont" style:family="text">
      <style:text-properties fo:color="#C0C0C0"/>
    </style:style>
    <style:style style:name="T1552" style:parent-style-name="DefaultParagraphFont" style:family="text">
      <style:text-properties fo:color="#2AA198"/>
    </style:style>
    <style:style style:name="T1553" style:parent-style-name="DefaultParagraphFont" style:family="text">
      <style:text-properties fo:color="#C0C0C0"/>
    </style:style>
    <style:style style:name="T1554" style:parent-style-name="DefaultParagraphFont" style:family="text">
      <style:text-properties fo:color="#2AA198"/>
    </style:style>
    <style:style style:name="T1555" style:parent-style-name="DefaultParagraphFont" style:family="text">
      <style:text-properties fo:color="#C0C0C0"/>
    </style:style>
    <style:style style:name="T1556" style:parent-style-name="DefaultParagraphFont" style:family="text">
      <style:text-properties fo:color="#2AA198"/>
    </style:style>
    <style:style style:name="T1557" style:parent-style-name="DefaultParagraphFont" style:family="text">
      <style:text-properties fo:color="#C0C0C0"/>
    </style:style>
    <style:style style:name="T1558" style:parent-style-name="DefaultParagraphFont" style:family="text">
      <style:text-properties fo:color="#2AA198"/>
    </style:style>
    <style:style style:name="T1559" style:parent-style-name="DefaultParagraphFont" style:family="text">
      <style:text-properties fo:color="#586E75"/>
    </style:style>
    <style:style style:name="T1560" style:parent-style-name="DefaultParagraphFont" style:family="text">
      <style:text-properties fo:color="#C0C0C0"/>
    </style:style>
    <style:style style:name="T1561" style:parent-style-name="DefaultParagraphFont" style:family="text">
      <style:text-properties fo:color="#586E75"/>
    </style:style>
    <style:style style:name="P1562" style:parent-style-name="PreformattedText" style:family="paragraph">
      <style:text-properties fo:color="#586E75"/>
    </style:style>
    <style:style style:name="T1563" style:parent-style-name="DefaultParagraphFont" style:family="text">
      <style:text-properties fo:color="#6C71C4"/>
    </style:style>
    <style:style style:name="T1564" style:parent-style-name="DefaultParagraphFont" style:family="text">
      <style:text-properties fo:color="#C0C0C0"/>
    </style:style>
    <style:style style:name="T1565" style:parent-style-name="DefaultParagraphFont" style:family="text">
      <style:text-properties fo:color="#2AA198"/>
    </style:style>
    <style:style style:name="P1566" style:parent-style-name="PreformattedText" style:family="paragraph">
      <style:paragraph-properties fo:margin-bottom="0.1965in"/>
    </style:style>
    <style:style style:name="T1567" style:parent-style-name="DefaultParagraphFont" style:family="text">
      <style:text-properties fo:color="#6C71C4"/>
    </style:style>
    <style:style style:name="T1568" style:parent-style-name="DefaultParagraphFont" style:family="text">
      <style:text-properties fo:color="#C0C0C0"/>
    </style:style>
    <style:style style:name="T1569" style:parent-style-name="DefaultParagraphFont" style:family="text">
      <style:text-properties fo:color="#2AA198"/>
    </style:style>
    <style:style style:name="T1570" style:parent-style-name="DefaultParagraphFont" style:family="text">
      <style:text-properties fo:font-weight="bold" style:font-weight-asian="bold" fo:color="#586E75"/>
    </style:style>
    <style:style style:name="T1571" style:parent-style-name="DefaultParagraphFont" style:family="text">
      <style:text-properties fo:color="#C0C0C0"/>
    </style:style>
    <style:style style:name="T1572" style:parent-style-name="DefaultParagraphFont" style:family="text">
      <style:text-properties fo:color="#000000"/>
    </style:style>
    <style:style style:name="T1573" style:parent-style-name="DefaultParagraphFont" style:family="text">
      <style:text-properties fo:color="#586E75"/>
    </style:style>
    <style:style style:name="T1574" style:parent-style-name="DefaultParagraphFont" style:family="text">
      <style:text-properties fo:font-weight="bold" style:font-weight-asian="bold" fo:color="#586E75"/>
    </style:style>
    <style:style style:name="T1575" style:parent-style-name="DefaultParagraphFont" style:family="text">
      <style:text-properties fo:color="#586E75"/>
    </style:style>
    <style:style style:name="P1576" style:parent-style-name="PreformattedText" style:family="paragraph">
      <style:text-properties fo:color="#586E75"/>
    </style:style>
    <style:style style:name="T1577" style:parent-style-name="DefaultParagraphFont" style:family="text">
      <style:text-properties fo:color="#C0C0C0"/>
    </style:style>
    <style:style style:name="T1578" style:parent-style-name="DefaultParagraphFont" style:family="text">
      <style:text-properties fo:color="#93A1A1"/>
    </style:style>
    <style:style style:name="T1579" style:parent-style-name="DefaultParagraphFont" style:family="text">
      <style:text-properties fo:color="#C0C0C0"/>
    </style:style>
    <style:style style:name="T1580" style:parent-style-name="DefaultParagraphFont" style:family="text">
      <style:text-properties fo:color="#93A1A1"/>
    </style:style>
    <style:style style:name="T1581" style:parent-style-name="DefaultParagraphFont" style:family="text">
      <style:text-properties fo:color="#C0C0C0"/>
    </style:style>
    <style:style style:name="T1582" style:parent-style-name="DefaultParagraphFont" style:family="text">
      <style:text-properties fo:color="#93A1A1"/>
    </style:style>
    <style:style style:name="T1583" style:parent-style-name="DefaultParagraphFont" style:family="text">
      <style:text-properties fo:color="#C0C0C0"/>
    </style:style>
    <style:style style:name="T1584" style:parent-style-name="DefaultParagraphFont" style:family="text">
      <style:text-properties fo:color="#93A1A1"/>
    </style:style>
    <style:style style:name="T1585" style:parent-style-name="DefaultParagraphFont" style:family="text">
      <style:text-properties fo:color="#C0C0C0"/>
    </style:style>
    <style:style style:name="T1586" style:parent-style-name="DefaultParagraphFont" style:family="text">
      <style:text-properties fo:color="#93A1A1"/>
    </style:style>
    <style:style style:name="T1587" style:parent-style-name="DefaultParagraphFont" style:family="text">
      <style:text-properties fo:color="#C0C0C0"/>
    </style:style>
    <style:style style:name="T1588" style:parent-style-name="DefaultParagraphFont" style:family="text">
      <style:text-properties fo:color="#93A1A1"/>
    </style:style>
    <style:style style:name="T1589" style:parent-style-name="DefaultParagraphFont" style:family="text">
      <style:text-properties fo:color="#C0C0C0"/>
    </style:style>
    <style:style style:name="T1590" style:parent-style-name="DefaultParagraphFont" style:family="text">
      <style:text-properties fo:color="#586E75"/>
    </style:style>
    <style:style style:name="T1591" style:parent-style-name="DefaultParagraphFont" style:family="text">
      <style:text-properties fo:color="#2AA198"/>
    </style:style>
    <style:style style:name="T1592" style:parent-style-name="DefaultParagraphFont" style:family="text">
      <style:text-properties fo:color="#C0C0C0"/>
    </style:style>
    <style:style style:name="T1593" style:parent-style-name="DefaultParagraphFont" style:family="text">
      <style:text-properties fo:color="#2AA198"/>
    </style:style>
    <style:style style:name="T1594" style:parent-style-name="DefaultParagraphFont" style:family="text">
      <style:text-properties fo:color="#C0C0C0"/>
    </style:style>
    <style:style style:name="T1595" style:parent-style-name="DefaultParagraphFont" style:family="text">
      <style:text-properties fo:color="#2AA198"/>
    </style:style>
    <style:style style:name="T1596" style:parent-style-name="DefaultParagraphFont" style:family="text">
      <style:text-properties fo:color="#C0C0C0"/>
    </style:style>
    <style:style style:name="T1597" style:parent-style-name="DefaultParagraphFont" style:family="text">
      <style:text-properties fo:color="#2AA198"/>
    </style:style>
    <style:style style:name="T1598" style:parent-style-name="DefaultParagraphFont" style:family="text">
      <style:text-properties fo:color="#C0C0C0"/>
    </style:style>
    <style:style style:name="T1599" style:parent-style-name="DefaultParagraphFont" style:family="text">
      <style:text-properties fo:color="#2AA198"/>
    </style:style>
    <style:style style:name="T1600" style:parent-style-name="DefaultParagraphFont" style:family="text">
      <style:text-properties fo:color="#C0C0C0"/>
    </style:style>
    <style:style style:name="T1601" style:parent-style-name="DefaultParagraphFont" style:family="text">
      <style:text-properties fo:color="#2AA198"/>
    </style:style>
    <style:style style:name="T1602" style:parent-style-name="DefaultParagraphFont" style:family="text">
      <style:text-properties fo:color="#C0C0C0"/>
    </style:style>
    <style:style style:name="T1603" style:parent-style-name="DefaultParagraphFont" style:family="text">
      <style:text-properties fo:color="#2AA198"/>
    </style:style>
    <style:style style:name="T1604" style:parent-style-name="DefaultParagraphFont" style:family="text">
      <style:text-properties fo:color="#C0C0C0"/>
    </style:style>
    <style:style style:name="T1605" style:parent-style-name="DefaultParagraphFont" style:family="text">
      <style:text-properties fo:color="#2AA198"/>
    </style:style>
    <style:style style:name="T1606" style:parent-style-name="DefaultParagraphFont" style:family="text">
      <style:text-properties fo:color="#C0C0C0"/>
    </style:style>
    <style:style style:name="T1607" style:parent-style-name="DefaultParagraphFont" style:family="text">
      <style:text-properties fo:color="#2AA198"/>
    </style:style>
    <style:style style:name="T1608" style:parent-style-name="DefaultParagraphFont" style:family="text">
      <style:text-properties fo:color="#586E75"/>
    </style:style>
    <style:style style:name="P1609" style:parent-style-name="PreformattedText" style:family="paragraph">
      <style:paragraph-properties fo:margin-bottom="0.1965in"/>
    </style:style>
    <style:style style:name="T1610" style:parent-style-name="DefaultParagraphFont" style:family="text">
      <style:text-properties fo:color="#C0C0C0"/>
    </style:style>
    <style:style style:name="T1611" style:parent-style-name="DefaultParagraphFont" style:family="text">
      <style:text-properties fo:font-weight="bold" style:font-weight-asian="bold" fo:color="#586E75"/>
    </style:style>
    <style:style style:name="T1612" style:parent-style-name="DefaultParagraphFont" style:family="text">
      <style:text-properties fo:color="#C0C0C0"/>
    </style:style>
    <style:style style:name="T1613" style:parent-style-name="DefaultParagraphFont" style:family="text">
      <style:text-properties fo:color="#000000"/>
    </style:style>
    <style:style style:name="T1614" style:parent-style-name="DefaultParagraphFont" style:family="text">
      <style:text-properties fo:color="#C0C0C0"/>
    </style:style>
    <style:style style:name="T1615" style:parent-style-name="DefaultParagraphFont" style:family="text">
      <style:text-properties fo:color="#586E75"/>
    </style:style>
    <style:style style:name="T1616" style:parent-style-name="DefaultParagraphFont" style:family="text">
      <style:text-properties fo:color="#C0C0C0"/>
    </style:style>
    <style:style style:name="T1617" style:parent-style-name="DefaultParagraphFont" style:family="text">
      <style:text-properties fo:color="#586E75"/>
    </style:style>
    <style:style style:name="T1618" style:parent-style-name="DefaultParagraphFont" style:family="text">
      <style:text-properties fo:color="#C0C0C0"/>
    </style:style>
    <style:style style:name="T1619" style:parent-style-name="DefaultParagraphFont" style:family="text">
      <style:text-properties fo:color="#93A1A1"/>
    </style:style>
    <style:style style:name="T1620" style:parent-style-name="DefaultParagraphFont" style:family="text">
      <style:text-properties fo:color="#C0C0C0"/>
    </style:style>
    <style:style style:name="T1621" style:parent-style-name="DefaultParagraphFont" style:family="text">
      <style:text-properties fo:color="#93A1A1"/>
    </style:style>
    <style:style style:name="T1622" style:parent-style-name="DefaultParagraphFont" style:family="text">
      <style:text-properties fo:color="#C0C0C0"/>
    </style:style>
    <style:style style:name="T1623" style:parent-style-name="DefaultParagraphFont" style:family="text">
      <style:text-properties fo:color="#93A1A1"/>
    </style:style>
    <style:style style:name="T1624" style:parent-style-name="DefaultParagraphFont" style:family="text">
      <style:text-properties fo:color="#C0C0C0"/>
    </style:style>
    <style:style style:name="T1625" style:parent-style-name="DefaultParagraphFont" style:family="text">
      <style:text-properties fo:color="#93A1A1"/>
    </style:style>
    <style:style style:name="T1626" style:parent-style-name="DefaultParagraphFont" style:family="text">
      <style:text-properties fo:color="#C0C0C0"/>
    </style:style>
    <style:style style:name="T1627" style:parent-style-name="DefaultParagraphFont" style:family="text">
      <style:text-properties fo:font-weight="bold" style:font-weight-asian="bold" fo:color="#586E75"/>
    </style:style>
    <style:style style:name="T1628" style:parent-style-name="DefaultParagraphFont" style:family="text">
      <style:text-properties fo:color="#C0C0C0"/>
    </style:style>
    <style:style style:name="T1629" style:parent-style-name="DefaultParagraphFont" style:family="text">
      <style:text-properties fo:color="#586E75"/>
    </style:style>
    <style:style style:name="T1630" style:parent-style-name="DefaultParagraphFont" style:family="text">
      <style:text-properties fo:color="#000000"/>
    </style:style>
    <style:style style:name="T1631" style:parent-style-name="DefaultParagraphFont" style:family="text">
      <style:text-properties fo:color="#C0C0C0"/>
    </style:style>
    <style:style style:name="T1632" style:parent-style-name="DefaultParagraphFont" style:family="text">
      <style:text-properties fo:color="#586E75"/>
    </style:style>
    <style:style style:name="T1633" style:parent-style-name="DefaultParagraphFont" style:family="text">
      <style:text-properties fo:color="#C0C0C0"/>
    </style:style>
    <style:style style:name="T1634" style:parent-style-name="DefaultParagraphFont" style:family="text">
      <style:text-properties fo:color="#2AA198"/>
    </style:style>
    <style:style style:name="T1635" style:parent-style-name="DefaultParagraphFont" style:family="text">
      <style:text-properties fo:color="#C0C0C0"/>
    </style:style>
    <style:style style:name="T1636" style:parent-style-name="DefaultParagraphFont" style:family="text">
      <style:text-properties fo:color="#586E75"/>
    </style:style>
    <style:style style:name="T1637" style:parent-style-name="DefaultParagraphFont" style:family="text">
      <style:text-properties fo:color="#C0C0C0"/>
    </style:style>
    <style:style style:name="T1638" style:parent-style-name="DefaultParagraphFont" style:family="text">
      <style:text-properties fo:color="#000000"/>
    </style:style>
    <style:style style:name="T1639" style:parent-style-name="DefaultParagraphFont" style:family="text">
      <style:text-properties fo:color="#C0C0C0"/>
    </style:style>
    <style:style style:name="T1640" style:parent-style-name="DefaultParagraphFont" style:family="text">
      <style:text-properties fo:color="#586E75"/>
    </style:style>
    <style:style style:name="T1641" style:parent-style-name="DefaultParagraphFont" style:family="text">
      <style:text-properties fo:color="#C0C0C0"/>
    </style:style>
    <style:style style:name="T1642" style:parent-style-name="DefaultParagraphFont" style:family="text">
      <style:text-properties fo:color="#2AA198"/>
    </style:style>
    <style:style style:name="T1643" style:parent-style-name="DefaultParagraphFont" style:family="text">
      <style:text-properties fo:color="#586E75"/>
    </style:style>
    <style:style style:name="T1644" style:parent-style-name="DefaultParagraphFont" style:family="text">
      <style:text-properties fo:color="#C0C0C0"/>
    </style:style>
    <style:style style:name="T1645" style:parent-style-name="DefaultParagraphFont" style:family="text">
      <style:text-properties fo:color="#586E75"/>
    </style:style>
    <style:style style:name="T1646" style:parent-style-name="DefaultParagraphFont" style:family="text">
      <style:text-properties fo:color="#C0C0C0"/>
    </style:style>
    <style:style style:name="T1647" style:parent-style-name="DefaultParagraphFont" style:family="text">
      <style:text-properties fo:color="#586E75"/>
    </style:style>
    <style:style style:name="T1648" style:parent-style-name="DefaultParagraphFont" style:family="text">
      <style:text-properties fo:color="#2AA198"/>
    </style:style>
    <style:style style:name="T1649" style:parent-style-name="DefaultParagraphFont" style:family="text">
      <style:text-properties fo:color="#C0C0C0"/>
    </style:style>
    <style:style style:name="T1650" style:parent-style-name="DefaultParagraphFont" style:family="text">
      <style:text-properties fo:color="#2AA198"/>
    </style:style>
    <style:style style:name="T1651" style:parent-style-name="DefaultParagraphFont" style:family="text">
      <style:text-properties fo:color="#C0C0C0"/>
    </style:style>
    <style:style style:name="T1652" style:parent-style-name="DefaultParagraphFont" style:family="text">
      <style:text-properties fo:color="#2AA198"/>
    </style:style>
    <style:style style:name="T1653" style:parent-style-name="DefaultParagraphFont" style:family="text">
      <style:text-properties fo:color="#C0C0C0"/>
    </style:style>
    <style:style style:name="T1654" style:parent-style-name="DefaultParagraphFont" style:family="text">
      <style:text-properties fo:color="#2AA198"/>
    </style:style>
    <style:style style:name="T1655" style:parent-style-name="DefaultParagraphFont" style:family="text">
      <style:text-properties fo:color="#C0C0C0"/>
    </style:style>
    <style:style style:name="T1656" style:parent-style-name="DefaultParagraphFont" style:family="text">
      <style:text-properties fo:color="#2AA198"/>
    </style:style>
    <style:style style:name="T1657" style:parent-style-name="DefaultParagraphFont" style:family="text">
      <style:text-properties fo:color="#586E75"/>
    </style:style>
    <style:style style:name="T1658" style:parent-style-name="DefaultParagraphFont" style:family="text">
      <style:text-properties fo:color="#C0C0C0"/>
    </style:style>
    <style:style style:name="T1659" style:parent-style-name="DefaultParagraphFont" style:family="text">
      <style:text-properties fo:color="#586E75"/>
    </style:style>
    <style:style style:name="T1660" style:parent-style-name="DefaultParagraphFont" style:family="text">
      <style:text-properties fo:color="#C0C0C0"/>
    </style:style>
    <style:style style:name="T1661" style:parent-style-name="DefaultParagraphFont" style:family="text">
      <style:text-properties fo:font-weight="bold" style:font-weight-asian="bold" fo:color="#586E75"/>
    </style:style>
    <style:style style:name="T1662" style:parent-style-name="DefaultParagraphFont" style:family="text">
      <style:text-properties fo:color="#C0C0C0"/>
    </style:style>
    <style:style style:name="T1663" style:parent-style-name="DefaultParagraphFont" style:family="text">
      <style:text-properties fo:font-weight="bold" style:font-weight-asian="bold" fo:color="#586E75"/>
    </style:style>
    <style:style style:name="T1664" style:parent-style-name="DefaultParagraphFont" style:family="text">
      <style:text-properties fo:color="#C0C0C0"/>
    </style:style>
    <style:style style:name="T1665" style:parent-style-name="DefaultParagraphFont" style:family="text">
      <style:text-properties fo:color="#586E75"/>
    </style:style>
    <style:style style:name="T1666" style:parent-style-name="DefaultParagraphFont" style:family="text">
      <style:text-properties fo:color="#000000"/>
    </style:style>
    <style:style style:name="T1667" style:parent-style-name="DefaultParagraphFont" style:family="text">
      <style:text-properties fo:color="#C0C0C0"/>
    </style:style>
    <style:style style:name="T1668" style:parent-style-name="DefaultParagraphFont" style:family="text">
      <style:text-properties fo:color="#586E75"/>
    </style:style>
    <style:style style:name="T1669" style:parent-style-name="DefaultParagraphFont" style:family="text">
      <style:text-properties fo:color="#C0C0C0"/>
    </style:style>
    <style:style style:name="T1670" style:parent-style-name="DefaultParagraphFont" style:family="text">
      <style:text-properties fo:color="#2AA198"/>
    </style:style>
    <style:style style:name="T1671" style:parent-style-name="DefaultParagraphFont" style:family="text">
      <style:text-properties fo:color="#C0C0C0"/>
    </style:style>
    <style:style style:name="T1672" style:parent-style-name="DefaultParagraphFont" style:family="text">
      <style:text-properties fo:color="#586E75"/>
    </style:style>
    <style:style style:name="T1673" style:parent-style-name="DefaultParagraphFont" style:family="text">
      <style:text-properties fo:color="#C0C0C0"/>
    </style:style>
    <style:style style:name="T1674" style:parent-style-name="DefaultParagraphFont" style:family="text">
      <style:text-properties fo:color="#000000"/>
    </style:style>
    <style:style style:name="T1675" style:parent-style-name="DefaultParagraphFont" style:family="text">
      <style:text-properties fo:color="#C0C0C0"/>
    </style:style>
    <style:style style:name="T1676" style:parent-style-name="DefaultParagraphFont" style:family="text">
      <style:text-properties fo:color="#586E75"/>
    </style:style>
    <style:style style:name="T1677" style:parent-style-name="DefaultParagraphFont" style:family="text">
      <style:text-properties fo:color="#C0C0C0"/>
    </style:style>
    <style:style style:name="T1678" style:parent-style-name="DefaultParagraphFont" style:family="text">
      <style:text-properties fo:color="#2AA198"/>
    </style:style>
    <style:style style:name="T1679" style:parent-style-name="DefaultParagraphFont" style:family="text">
      <style:text-properties fo:color="#586E75"/>
    </style:style>
    <style:style style:name="T1680" style:parent-style-name="DefaultParagraphFont" style:family="text">
      <style:text-properties fo:color="#C0C0C0"/>
    </style:style>
    <style:style style:name="T1681" style:parent-style-name="DefaultParagraphFont" style:family="text">
      <style:text-properties fo:color="#586E75"/>
    </style:style>
    <style:style style:name="T1682" style:parent-style-name="DefaultParagraphFont" style:family="text">
      <style:text-properties fo:color="#C0C0C0"/>
    </style:style>
    <style:style style:name="T1683" style:parent-style-name="DefaultParagraphFont" style:family="text">
      <style:text-properties fo:color="#586E75"/>
    </style:style>
    <style:style style:name="T1684" style:parent-style-name="DefaultParagraphFont" style:family="text">
      <style:text-properties fo:color="#2AA198"/>
    </style:style>
    <style:style style:name="T1685" style:parent-style-name="DefaultParagraphFont" style:family="text">
      <style:text-properties fo:color="#C0C0C0"/>
    </style:style>
    <style:style style:name="T1686" style:parent-style-name="DefaultParagraphFont" style:family="text">
      <style:text-properties fo:color="#2AA198"/>
    </style:style>
    <style:style style:name="T1687" style:parent-style-name="DefaultParagraphFont" style:family="text">
      <style:text-properties fo:color="#C0C0C0"/>
    </style:style>
    <style:style style:name="T1688" style:parent-style-name="DefaultParagraphFont" style:family="text">
      <style:text-properties fo:color="#2AA198"/>
    </style:style>
    <style:style style:name="T1689" style:parent-style-name="DefaultParagraphFont" style:family="text">
      <style:text-properties fo:color="#C0C0C0"/>
    </style:style>
    <style:style style:name="T1690" style:parent-style-name="DefaultParagraphFont" style:family="text">
      <style:text-properties fo:color="#2AA198"/>
    </style:style>
    <style:style style:name="T1691" style:parent-style-name="DefaultParagraphFont" style:family="text">
      <style:text-properties fo:color="#C0C0C0"/>
    </style:style>
    <style:style style:name="T1692" style:parent-style-name="DefaultParagraphFont" style:family="text">
      <style:text-properties fo:color="#2AA198"/>
    </style:style>
    <style:style style:name="T1693" style:parent-style-name="DefaultParagraphFont" style:family="text">
      <style:text-properties fo:color="#586E75"/>
    </style:style>
    <style:style style:name="T1694" style:parent-style-name="DefaultParagraphFont" style:family="text">
      <style:text-properties fo:color="#C0C0C0"/>
    </style:style>
    <style:style style:name="T1695" style:parent-style-name="DefaultParagraphFont" style:family="text">
      <style:text-properties fo:color="#586E75"/>
    </style:style>
    <style:style style:name="T1696" style:parent-style-name="DefaultParagraphFont" style:family="text">
      <style:text-properties fo:color="#C0C0C0"/>
    </style:style>
    <style:style style:name="T1697" style:parent-style-name="DefaultParagraphFont" style:family="text">
      <style:text-properties fo:font-weight="bold" style:font-weight-asian="bold" fo:color="#586E75"/>
    </style:style>
    <style:style style:name="T1698" style:parent-style-name="DefaultParagraphFont" style:family="text">
      <style:text-properties fo:color="#C0C0C0"/>
    </style:style>
    <style:style style:name="T1699" style:parent-style-name="DefaultParagraphFont" style:family="text">
      <style:text-properties fo:font-weight="bold" style:font-weight-asian="bold" fo:color="#586E75"/>
    </style:style>
    <style:style style:name="T1700" style:parent-style-name="DefaultParagraphFont" style:family="text">
      <style:text-properties fo:color="#C0C0C0"/>
    </style:style>
    <style:style style:name="T1701" style:parent-style-name="DefaultParagraphFont" style:family="text">
      <style:text-properties fo:color="#586E75"/>
    </style:style>
    <style:style style:name="T1702" style:parent-style-name="DefaultParagraphFont" style:family="text">
      <style:text-properties fo:color="#000000"/>
    </style:style>
    <style:style style:name="T1703" style:parent-style-name="DefaultParagraphFont" style:family="text">
      <style:text-properties fo:color="#C0C0C0"/>
    </style:style>
    <style:style style:name="T1704" style:parent-style-name="DefaultParagraphFont" style:family="text">
      <style:text-properties fo:color="#586E75"/>
    </style:style>
    <style:style style:name="T1705" style:parent-style-name="DefaultParagraphFont" style:family="text">
      <style:text-properties fo:color="#C0C0C0"/>
    </style:style>
    <style:style style:name="T1706" style:parent-style-name="DefaultParagraphFont" style:family="text">
      <style:text-properties fo:color="#2AA198"/>
    </style:style>
    <style:style style:name="T1707" style:parent-style-name="DefaultParagraphFont" style:family="text">
      <style:text-properties fo:color="#C0C0C0"/>
    </style:style>
    <style:style style:name="T1708" style:parent-style-name="DefaultParagraphFont" style:family="text">
      <style:text-properties fo:color="#586E75"/>
    </style:style>
    <style:style style:name="T1709" style:parent-style-name="DefaultParagraphFont" style:family="text">
      <style:text-properties fo:color="#C0C0C0"/>
    </style:style>
    <style:style style:name="T1710" style:parent-style-name="DefaultParagraphFont" style:family="text">
      <style:text-properties fo:color="#000000"/>
    </style:style>
    <style:style style:name="T1711" style:parent-style-name="DefaultParagraphFont" style:family="text">
      <style:text-properties fo:color="#C0C0C0"/>
    </style:style>
    <style:style style:name="T1712" style:parent-style-name="DefaultParagraphFont" style:family="text">
      <style:text-properties fo:color="#586E75"/>
    </style:style>
    <style:style style:name="T1713" style:parent-style-name="DefaultParagraphFont" style:family="text">
      <style:text-properties fo:color="#C0C0C0"/>
    </style:style>
    <style:style style:name="T1714" style:parent-style-name="DefaultParagraphFont" style:family="text">
      <style:text-properties fo:color="#2AA198"/>
    </style:style>
    <style:style style:name="T1715" style:parent-style-name="DefaultParagraphFont" style:family="text">
      <style:text-properties fo:color="#586E75"/>
    </style:style>
    <style:style style:name="T1716" style:parent-style-name="DefaultParagraphFont" style:family="text">
      <style:text-properties fo:color="#C0C0C0"/>
    </style:style>
    <style:style style:name="T1717" style:parent-style-name="DefaultParagraphFont" style:family="text">
      <style:text-properties fo:color="#586E75"/>
    </style:style>
    <style:style style:name="T1718" style:parent-style-name="DefaultParagraphFont" style:family="text">
      <style:text-properties fo:color="#C0C0C0"/>
    </style:style>
    <style:style style:name="T1719" style:parent-style-name="DefaultParagraphFont" style:family="text">
      <style:text-properties fo:color="#586E75"/>
    </style:style>
    <style:style style:name="T1720" style:parent-style-name="DefaultParagraphFont" style:family="text">
      <style:text-properties fo:color="#2AA198"/>
    </style:style>
    <style:style style:name="T1721" style:parent-style-name="DefaultParagraphFont" style:family="text">
      <style:text-properties fo:color="#C0C0C0"/>
    </style:style>
    <style:style style:name="T1722" style:parent-style-name="DefaultParagraphFont" style:family="text">
      <style:text-properties fo:color="#2AA198"/>
    </style:style>
    <style:style style:name="T1723" style:parent-style-name="DefaultParagraphFont" style:family="text">
      <style:text-properties fo:color="#C0C0C0"/>
    </style:style>
    <style:style style:name="T1724" style:parent-style-name="DefaultParagraphFont" style:family="text">
      <style:text-properties fo:color="#2AA198"/>
    </style:style>
    <style:style style:name="T1725" style:parent-style-name="DefaultParagraphFont" style:family="text">
      <style:text-properties fo:color="#C0C0C0"/>
    </style:style>
    <style:style style:name="T1726" style:parent-style-name="DefaultParagraphFont" style:family="text">
      <style:text-properties fo:color="#2AA198"/>
    </style:style>
    <style:style style:name="T1727" style:parent-style-name="DefaultParagraphFont" style:family="text">
      <style:text-properties fo:color="#C0C0C0"/>
    </style:style>
    <style:style style:name="T1728" style:parent-style-name="DefaultParagraphFont" style:family="text">
      <style:text-properties fo:color="#2AA198"/>
    </style:style>
    <style:style style:name="T1729" style:parent-style-name="DefaultParagraphFont" style:family="text">
      <style:text-properties fo:color="#586E75"/>
    </style:style>
    <style:style style:name="T1730" style:parent-style-name="DefaultParagraphFont" style:family="text">
      <style:text-properties fo:color="#C0C0C0"/>
    </style:style>
    <style:style style:name="T1731" style:parent-style-name="DefaultParagraphFont" style:family="text">
      <style:text-properties fo:color="#586E75"/>
    </style:style>
    <style:style style:name="T1732" style:parent-style-name="DefaultParagraphFont" style:family="text">
      <style:text-properties fo:color="#C0C0C0"/>
    </style:style>
    <style:style style:name="T1733" style:parent-style-name="DefaultParagraphFont" style:family="text">
      <style:text-properties fo:font-weight="bold" style:font-weight-asian="bold" fo:color="#586E75"/>
    </style:style>
    <style:style style:name="T1734" style:parent-style-name="DefaultParagraphFont" style:family="text">
      <style:text-properties fo:color="#C0C0C0"/>
    </style:style>
    <style:style style:name="T1735" style:parent-style-name="DefaultParagraphFont" style:family="text">
      <style:text-properties fo:color="#586E75"/>
    </style:style>
    <style:style style:name="T1736" style:parent-style-name="DefaultParagraphFont" style:family="text">
      <style:text-properties fo:color="#C0C0C0"/>
    </style:style>
    <style:style style:name="T1737" style:parent-style-name="DefaultParagraphFont" style:family="text">
      <style:text-properties fo:color="#586E75"/>
    </style:style>
    <style:style style:name="T1738" style:parent-style-name="DefaultParagraphFont" style:family="text">
      <style:text-properties fo:color="#2AA198"/>
    </style:style>
    <style:style style:name="T1739" style:parent-style-name="DefaultParagraphFont" style:family="text">
      <style:text-properties fo:color="#C0C0C0"/>
    </style:style>
    <style:style style:name="T1740" style:parent-style-name="DefaultParagraphFont" style:family="text">
      <style:text-properties fo:color="#2AA198"/>
    </style:style>
    <style:style style:name="T1741" style:parent-style-name="DefaultParagraphFont" style:family="text">
      <style:text-properties fo:color="#C0C0C0"/>
    </style:style>
    <style:style style:name="T1742" style:parent-style-name="DefaultParagraphFont" style:family="text">
      <style:text-properties fo:color="#2AA198"/>
    </style:style>
    <style:style style:name="T1743" style:parent-style-name="DefaultParagraphFont" style:family="text">
      <style:text-properties fo:color="#C0C0C0"/>
    </style:style>
    <style:style style:name="T1744" style:parent-style-name="DefaultParagraphFont" style:family="text">
      <style:text-properties fo:color="#2AA198"/>
    </style:style>
    <style:style style:name="T1745" style:parent-style-name="DefaultParagraphFont" style:family="text">
      <style:text-properties fo:color="#C0C0C0"/>
    </style:style>
    <style:style style:name="T1746" style:parent-style-name="DefaultParagraphFont" style:family="text">
      <style:text-properties fo:color="#2AA198"/>
    </style:style>
    <style:style style:name="T1747" style:parent-style-name="DefaultParagraphFont" style:family="text">
      <style:text-properties fo:color="#586E75"/>
    </style:style>
    <style:style style:name="T1748" style:parent-style-name="DefaultParagraphFont" style:family="text">
      <style:text-properties fo:color="#C0C0C0"/>
    </style:style>
    <style:style style:name="T1749" style:parent-style-name="DefaultParagraphFont" style:family="text">
      <style:text-properties fo:color="#586E75"/>
    </style:style>
    <style:style style:name="P1750" style:parent-style-name="PreformattedText" style:family="paragraph">
      <style:text-properties fo:color="#586E75"/>
    </style:style>
    <style:style style:name="P1751" style:parent-style-name="Textbody" style:family="paragraph">
      <style:text-properties fo:color="#586E75"/>
    </style:style>
    <style:style style:name="T1752" style:parent-style-name="DefaultParagraphFont" style:family="text">
      <style:text-properties fo:color="#000080"/>
    </style:style>
    <style:style style:name="T1753" style:parent-style-name="DefaultParagraphFont" style:family="text">
      <style:text-properties fo:color="#C0C0C0"/>
    </style:style>
    <style:style style:name="T1754" style:parent-style-name="DefaultParagraphFont" style:family="text">
      <style:text-properties fo:color="#008000"/>
    </style:style>
    <style:style style:name="P1755" style:parent-style-name="PreformattedText" style:family="paragraph">
      <style:text-properties fo:color="#C0C0C0"/>
    </style:style>
    <style:style style:name="T1756" style:parent-style-name="DefaultParagraphFont" style:family="text">
      <style:text-properties fo:color="#808000"/>
    </style:style>
    <style:style style:name="T1757" style:parent-style-name="DefaultParagraphFont" style:family="text">
      <style:text-properties fo:color="#C0C0C0"/>
    </style:style>
    <style:style style:name="T1758" style:parent-style-name="DefaultParagraphFont" style:family="text">
      <style:text-properties fo:color="#000000"/>
    </style:style>
    <style:style style:name="P1759" style:parent-style-name="PreformattedText" style:family="paragraph">
      <style:text-properties fo:color="#000000"/>
    </style:style>
    <style:style style:name="T1760" style:parent-style-name="DefaultParagraphFont" style:family="text">
      <style:text-properties fo:color="#808000"/>
    </style:style>
    <style:style style:name="T1761" style:parent-style-name="DefaultParagraphFont" style:family="text">
      <style:text-properties fo:color="#C0C0C0"/>
    </style:style>
    <style:style style:name="T1762" style:parent-style-name="DefaultParagraphFont" style:family="text">
      <style:text-properties fo:color="#000000"/>
    </style:style>
    <style:style style:name="T1763" style:parent-style-name="DefaultParagraphFont" style:family="text">
      <style:text-properties fo:color="#000000"/>
    </style:style>
    <style:style style:name="T1764" style:parent-style-name="DefaultParagraphFont" style:family="text">
      <style:text-properties fo:color="#008000"/>
    </style:style>
    <style:style style:name="T1765" style:parent-style-name="DefaultParagraphFont" style:family="text">
      <style:text-properties fo:color="#C0C0C0"/>
    </style:style>
    <style:style style:name="T1766" style:parent-style-name="DefaultParagraphFont" style:family="text">
      <style:text-properties fo:color="#008000"/>
    </style:style>
    <style:style style:name="T1767" style:parent-style-name="DefaultParagraphFont" style:family="text">
      <style:text-properties fo:color="#C0C0C0"/>
    </style:style>
    <style:style style:name="T1768" style:parent-style-name="DefaultParagraphFont" style:family="text">
      <style:text-properties fo:color="#008000"/>
    </style:style>
    <style:style style:name="T1769" style:parent-style-name="DefaultParagraphFont" style:family="text">
      <style:text-properties fo:color="#C0C0C0"/>
    </style:style>
    <style:style style:name="T1770" style:parent-style-name="DefaultParagraphFont" style:family="text">
      <style:text-properties fo:color="#008000"/>
    </style:style>
    <style:style style:name="T1771" style:parent-style-name="DefaultParagraphFont" style:family="text">
      <style:text-properties fo:color="#000000"/>
    </style:style>
    <style:style style:name="T1772" style:parent-style-name="DefaultParagraphFont" style:family="text">
      <style:text-properties fo:color="#000000"/>
    </style:style>
    <style:style style:name="T1773" style:parent-style-name="DefaultParagraphFont" style:family="text">
      <style:text-properties fo:color="#008000"/>
    </style:style>
    <style:style style:name="T1774" style:parent-style-name="DefaultParagraphFont" style:family="text">
      <style:text-properties fo:color="#000000"/>
    </style:style>
    <style:style style:name="T1775" style:parent-style-name="DefaultParagraphFont" style:family="text">
      <style:text-properties fo:color="#C0C0C0"/>
    </style:style>
    <style:style style:name="T1776" style:parent-style-name="DefaultParagraphFont" style:family="text">
      <style:text-properties fo:color="#000000"/>
    </style:style>
    <style:style style:name="P1777" style:parent-style-name="PreformattedText" style:family="paragraph">
      <style:text-properties fo:color="#C0C0C0"/>
    </style:style>
    <style:style style:name="T1778" style:parent-style-name="DefaultParagraphFont" style:family="text">
      <style:text-properties fo:color="#808000"/>
    </style:style>
    <style:style style:name="T1779" style:parent-style-name="DefaultParagraphFont" style:family="text">
      <style:text-properties fo:color="#C0C0C0"/>
    </style:style>
    <style:style style:name="T1780" style:parent-style-name="DefaultParagraphFont" style:family="text">
      <style:text-properties fo:color="#000000"/>
    </style:style>
    <style:style style:name="P1781" style:parent-style-name="PreformattedText" style:family="paragraph">
      <style:text-properties fo:color="#000000"/>
    </style:style>
    <style:style style:name="T1782" style:parent-style-name="DefaultParagraphFont" style:family="text">
      <style:text-properties fo:color="#C0C0C0"/>
    </style:style>
    <style:style style:name="T1783" style:parent-style-name="DefaultParagraphFont" style:family="text">
      <style:text-properties fo:color="#808000"/>
    </style:style>
    <style:style style:name="T1784" style:parent-style-name="DefaultParagraphFont" style:family="text">
      <style:text-properties fo:color="#C0C0C0"/>
    </style:style>
    <style:style style:name="T1785" style:parent-style-name="DefaultParagraphFont" style:family="text">
      <style:text-properties fo:color="#000080"/>
    </style:style>
    <style:style style:name="T1786" style:parent-style-name="DefaultParagraphFont" style:family="text">
      <style:text-properties fo:color="#000000"/>
    </style:style>
    <style:style style:name="T1787" style:parent-style-name="DefaultParagraphFont" style:family="text">
      <style:text-properties fo:color="#C0C0C0"/>
    </style:style>
    <style:style style:name="T1788" style:parent-style-name="DefaultParagraphFont" style:family="text">
      <style:text-properties fo:color="#000000"/>
    </style:style>
    <style:style style:name="T1789" style:parent-style-name="DefaultParagraphFont" style:family="text">
      <style:text-properties fo:color="#008000"/>
    </style:style>
    <style:style style:name="T1790" style:parent-style-name="DefaultParagraphFont" style:family="text">
      <style:text-properties fo:color="#C0C0C0"/>
    </style:style>
    <style:style style:name="T1791" style:parent-style-name="DefaultParagraphFont" style:family="text">
      <style:text-properties fo:color="#008000"/>
    </style:style>
    <style:style style:name="T1792" style:parent-style-name="DefaultParagraphFont" style:family="text">
      <style:text-properties fo:color="#C0C0C0"/>
    </style:style>
    <style:style style:name="T1793" style:parent-style-name="DefaultParagraphFont" style:family="text">
      <style:text-properties fo:color="#008000"/>
    </style:style>
    <style:style style:name="T1794" style:parent-style-name="DefaultParagraphFont" style:family="text">
      <style:text-properties fo:color="#C0C0C0"/>
    </style:style>
    <style:style style:name="T1795" style:parent-style-name="DefaultParagraphFont" style:family="text">
      <style:text-properties fo:color="#008000"/>
    </style:style>
    <style:style style:name="T1796" style:parent-style-name="DefaultParagraphFont" style:family="text">
      <style:text-properties fo:color="#000000"/>
    </style:style>
    <style:style style:name="T1797" style:parent-style-name="DefaultParagraphFont" style:family="text">
      <style:text-properties fo:color="#C0C0C0"/>
    </style:style>
    <style:style style:name="T1798" style:parent-style-name="DefaultParagraphFont" style:family="text">
      <style:text-properties fo:color="#808000"/>
    </style:style>
    <style:style style:name="T1799" style:parent-style-name="DefaultParagraphFont" style:family="text">
      <style:text-properties fo:color="#000000"/>
    </style:style>
    <style:style style:name="T1800" style:parent-style-name="DefaultParagraphFont" style:family="text">
      <style:text-properties fo:color="#C0C0C0"/>
    </style:style>
    <style:style style:name="T1801" style:parent-style-name="DefaultParagraphFont" style:family="text">
      <style:text-properties fo:color="#808000"/>
    </style:style>
    <style:style style:name="T1802" style:parent-style-name="DefaultParagraphFont" style:family="text">
      <style:text-properties fo:color="#C0C0C0"/>
    </style:style>
    <style:style style:name="T1803" style:parent-style-name="DefaultParagraphFont" style:family="text">
      <style:text-properties fo:color="#000080"/>
    </style:style>
    <style:style style:name="T1804" style:parent-style-name="DefaultParagraphFont" style:family="text">
      <style:text-properties fo:color="#000000"/>
    </style:style>
    <style:style style:name="T1805" style:parent-style-name="DefaultParagraphFont" style:family="text">
      <style:text-properties fo:color="#C0C0C0"/>
    </style:style>
    <style:style style:name="T1806" style:parent-style-name="DefaultParagraphFont" style:family="text">
      <style:text-properties fo:color="#000000"/>
    </style:style>
    <style:style style:name="T1807" style:parent-style-name="DefaultParagraphFont" style:family="text">
      <style:text-properties fo:color="#008000"/>
    </style:style>
    <style:style style:name="T1808" style:parent-style-name="DefaultParagraphFont" style:family="text">
      <style:text-properties fo:color="#C0C0C0"/>
    </style:style>
    <style:style style:name="T1809" style:parent-style-name="DefaultParagraphFont" style:family="text">
      <style:text-properties fo:color="#008000"/>
    </style:style>
    <style:style style:name="T1810" style:parent-style-name="DefaultParagraphFont" style:family="text">
      <style:text-properties fo:color="#C0C0C0"/>
    </style:style>
    <style:style style:name="T1811" style:parent-style-name="DefaultParagraphFont" style:family="text">
      <style:text-properties fo:color="#008000"/>
    </style:style>
    <style:style style:name="T1812" style:parent-style-name="DefaultParagraphFont" style:family="text">
      <style:text-properties fo:color="#C0C0C0"/>
    </style:style>
    <style:style style:name="T1813" style:parent-style-name="DefaultParagraphFont" style:family="text">
      <style:text-properties fo:color="#008000"/>
    </style:style>
    <style:style style:name="T1814" style:parent-style-name="DefaultParagraphFont" style:family="text">
      <style:text-properties fo:color="#000000"/>
    </style:style>
    <style:style style:name="T1815" style:parent-style-name="DefaultParagraphFont" style:family="text">
      <style:text-properties fo:color="#C0C0C0"/>
    </style:style>
    <style:style style:name="T1816" style:parent-style-name="DefaultParagraphFont" style:family="text">
      <style:text-properties fo:color="#808000"/>
    </style:style>
    <style:style style:name="T1817" style:parent-style-name="DefaultParagraphFont" style:family="text">
      <style:text-properties fo:color="#000000"/>
    </style:style>
    <style:style style:name="T1818" style:parent-style-name="DefaultParagraphFont" style:family="text">
      <style:text-properties fo:color="#C0C0C0"/>
    </style:style>
    <style:style style:name="T1819" style:parent-style-name="DefaultParagraphFont" style:family="text">
      <style:text-properties fo:color="#808000"/>
    </style:style>
    <style:style style:name="T1820" style:parent-style-name="DefaultParagraphFont" style:family="text">
      <style:text-properties fo:color="#C0C0C0"/>
    </style:style>
    <style:style style:name="T1821" style:parent-style-name="DefaultParagraphFont" style:family="text">
      <style:text-properties fo:color="#000080"/>
    </style:style>
    <style:style style:name="T1822" style:parent-style-name="DefaultParagraphFont" style:family="text">
      <style:text-properties fo:color="#000000"/>
    </style:style>
    <style:style style:name="T1823" style:parent-style-name="DefaultParagraphFont" style:family="text">
      <style:text-properties fo:color="#C0C0C0"/>
    </style:style>
    <style:style style:name="T1824" style:parent-style-name="DefaultParagraphFont" style:family="text">
      <style:text-properties fo:color="#000000"/>
    </style:style>
    <style:style style:name="T1825" style:parent-style-name="DefaultParagraphFont" style:family="text">
      <style:text-properties fo:color="#008000"/>
    </style:style>
    <style:style style:name="T1826" style:parent-style-name="DefaultParagraphFont" style:family="text">
      <style:text-properties fo:color="#C0C0C0"/>
    </style:style>
    <style:style style:name="T1827" style:parent-style-name="DefaultParagraphFont" style:family="text">
      <style:text-properties fo:color="#008000"/>
    </style:style>
    <style:style style:name="T1828" style:parent-style-name="DefaultParagraphFont" style:family="text">
      <style:text-properties fo:color="#C0C0C0"/>
    </style:style>
    <style:style style:name="T1829" style:parent-style-name="DefaultParagraphFont" style:family="text">
      <style:text-properties fo:color="#008000"/>
    </style:style>
    <style:style style:name="T1830" style:parent-style-name="DefaultParagraphFont" style:family="text">
      <style:text-properties fo:color="#C0C0C0"/>
    </style:style>
    <style:style style:name="T1831" style:parent-style-name="DefaultParagraphFont" style:family="text">
      <style:text-properties fo:color="#008000"/>
    </style:style>
    <style:style style:name="T1832" style:parent-style-name="DefaultParagraphFont" style:family="text">
      <style:text-properties fo:color="#000000"/>
    </style:style>
    <style:style style:name="T1833" style:parent-style-name="DefaultParagraphFont" style:family="text">
      <style:text-properties fo:color="#C0C0C0"/>
    </style:style>
    <style:style style:name="T1834" style:parent-style-name="DefaultParagraphFont" style:family="text">
      <style:text-properties fo:color="#808000"/>
    </style:style>
    <style:style style:name="T1835" style:parent-style-name="DefaultParagraphFont" style:family="text">
      <style:text-properties fo:color="#000000"/>
    </style:style>
    <style:style style:name="T1836" style:parent-style-name="DefaultParagraphFont" style:family="text">
      <style:text-properties fo:color="#C0C0C0"/>
    </style:style>
    <style:style style:name="T1837" style:parent-style-name="DefaultParagraphFont" style:family="text">
      <style:text-properties fo:color="#808000"/>
    </style:style>
    <style:style style:name="T1838" style:parent-style-name="DefaultParagraphFont" style:family="text">
      <style:text-properties fo:color="#000000"/>
    </style:style>
    <style:style style:name="T1839" style:parent-style-name="DefaultParagraphFont" style:family="text">
      <style:text-properties fo:color="#C0C0C0"/>
    </style:style>
    <style:style style:name="T1840" style:parent-style-name="DefaultParagraphFont" style:family="text">
      <style:text-properties fo:color="#000000"/>
    </style:style>
    <style:style style:name="T1841" style:parent-style-name="DefaultParagraphFont" style:family="text">
      <style:text-properties fo:color="#008000"/>
    </style:style>
    <style:style style:name="T1842" style:parent-style-name="DefaultParagraphFont" style:family="text">
      <style:text-properties fo:color="#C0C0C0"/>
    </style:style>
    <style:style style:name="T1843" style:parent-style-name="DefaultParagraphFont" style:family="text">
      <style:text-properties fo:color="#008000"/>
    </style:style>
    <style:style style:name="T1844" style:parent-style-name="DefaultParagraphFont" style:family="text">
      <style:text-properties fo:color="#C0C0C0"/>
    </style:style>
    <style:style style:name="T1845" style:parent-style-name="DefaultParagraphFont" style:family="text">
      <style:text-properties fo:color="#008000"/>
    </style:style>
    <style:style style:name="T1846" style:parent-style-name="DefaultParagraphFont" style:family="text">
      <style:text-properties fo:color="#C0C0C0"/>
    </style:style>
    <style:style style:name="T1847" style:parent-style-name="DefaultParagraphFont" style:family="text">
      <style:text-properties fo:color="#008000"/>
    </style:style>
    <style:style style:name="T1848" style:parent-style-name="DefaultParagraphFont" style:family="text">
      <style:text-properties fo:color="#C0C0C0"/>
    </style:style>
    <style:style style:name="T1849" style:parent-style-name="DefaultParagraphFont" style:family="text">
      <style:text-properties fo:color="#008000"/>
    </style:style>
    <style:style style:name="T1850" style:parent-style-name="DefaultParagraphFont" style:family="text">
      <style:text-properties fo:color="#000000"/>
    </style:style>
    <style:style style:name="T1851" style:parent-style-name="DefaultParagraphFont" style:family="text">
      <style:text-properties fo:color="#C0C0C0"/>
    </style:style>
    <style:style style:name="T1852" style:parent-style-name="DefaultParagraphFont" style:family="text">
      <style:text-properties fo:color="#808000"/>
    </style:style>
    <style:style style:name="T1853" style:parent-style-name="DefaultParagraphFont" style:family="text">
      <style:text-properties fo:color="#000000"/>
    </style:style>
    <style:style style:name="P1854" style:parent-style-name="PreformattedText" style:family="paragraph">
      <style:text-properties fo:color="#000000"/>
    </style:style>
    <style:style style:name="T1855" style:parent-style-name="DefaultParagraphFont" style:family="text">
      <style:text-properties fo:color="#000000"/>
    </style:style>
    <style:style style:name="T1856" style:parent-style-name="DefaultParagraphFont" style:family="text">
      <style:text-properties fo:color="#008000"/>
    </style:style>
    <style:style style:name="T1857" style:parent-style-name="DefaultParagraphFont" style:family="text">
      <style:text-properties fo:color="#000000"/>
    </style:style>
    <style:style style:name="T1858" style:parent-style-name="DefaultParagraphFont" style:family="text">
      <style:text-properties fo:color="#808000"/>
    </style:style>
    <style:style style:name="T1859" style:parent-style-name="DefaultParagraphFont" style:family="text">
      <style:text-properties fo:color="#C0C0C0"/>
    </style:style>
    <style:style style:name="T1860" style:parent-style-name="DefaultParagraphFont" style:family="text">
      <style:text-properties fo:color="#000080"/>
    </style:style>
    <style:style style:name="T1861" style:parent-style-name="DefaultParagraphFont" style:family="text">
      <style:text-properties fo:color="#000000"/>
    </style:style>
    <style:style style:name="P1862" style:parent-style-name="PreformattedText" style:family="paragraph">
      <style:text-properties fo:color="#000000"/>
    </style:style>
    <style:style style:name="P1863" style:parent-style-name="PreformattedText" style:family="paragraph">
      <style:text-properties fo:color="#2AA198"/>
    </style:style>
    <style:style style:name="P1864" style:parent-style-name="Textbody" style:family="paragraph"/>
    <style:style style:name="P1865" style:parent-style-name="Textbody" style:family="paragraph"/>
    <style:style style:name="P1866" style:parent-style-name="Textbody" style:family="paragraph"/>
    <style:style style:name="P1867" style:parent-style-name="Textbody" style:family="paragraph"/>
    <style:style style:name="P1868" style:parent-style-name="Heading1" style:family="paragraph">
      <style:paragraph-properties fo:break-before="page"/>
    </style:style>
    <style:style style:name="P1869" style:parent-style-name="Textbody" style:family="paragraph"/>
    <style:style style:name="P1870" style:parent-style-name="Textbody" style:family="paragraph"/>
    <style:style style:name="T1871" style:parent-style-name="DefaultParagraphFont" style:family="text">
      <style:text-properties fo:color="#6C71C4"/>
    </style:style>
    <style:style style:name="T1872" style:parent-style-name="DefaultParagraphFont" style:family="text">
      <style:text-properties fo:color="#C0C0C0"/>
    </style:style>
    <style:style style:name="T1873" style:parent-style-name="DefaultParagraphFont" style:family="text">
      <style:text-properties fo:color="#2AA198"/>
    </style:style>
    <style:style style:name="T1874" style:parent-style-name="DefaultParagraphFont" style:family="text">
      <style:text-properties fo:font-weight="bold" style:font-weight-asian="bold" fo:color="#586E75"/>
    </style:style>
    <style:style style:name="T1875" style:parent-style-name="DefaultParagraphFont" style:family="text">
      <style:text-properties fo:color="#C0C0C0"/>
    </style:style>
    <style:style style:name="T1876" style:parent-style-name="DefaultParagraphFont" style:family="text">
      <style:text-properties fo:color="#000000"/>
    </style:style>
    <style:style style:name="T1877" style:parent-style-name="DefaultParagraphFont" style:family="text">
      <style:text-properties fo:color="#586E75"/>
    </style:style>
    <style:style style:name="T1878" style:parent-style-name="DefaultParagraphFont" style:family="text">
      <style:text-properties fo:font-weight="bold" style:font-weight-asian="bold" fo:color="#586E75"/>
    </style:style>
    <style:style style:name="T1879" style:parent-style-name="DefaultParagraphFont" style:family="text">
      <style:text-properties fo:color="#586E75"/>
    </style:style>
    <style:style style:name="P1880" style:parent-style-name="PreformattedText" style:family="paragraph">
      <style:text-properties fo:color="#586E75"/>
    </style:style>
    <style:style style:name="P1881" style:parent-style-name="PreformattedText" style:family="paragraph">
      <style:paragraph-properties fo:margin-bottom="0.1965in"/>
    </style:style>
    <style:style style:name="T1882" style:parent-style-name="DefaultParagraphFont" style:family="text">
      <style:text-properties fo:font-weight="bold" style:font-weight-asian="bold" fo:color="#586E75"/>
    </style:style>
    <style:style style:name="T1883" style:parent-style-name="DefaultParagraphFont" style:family="text">
      <style:text-properties fo:color="#C0C0C0"/>
    </style:style>
    <style:style style:name="T1884" style:parent-style-name="DefaultParagraphFont" style:family="text">
      <style:text-properties fo:color="#000000"/>
    </style:style>
    <style:style style:name="T1885" style:parent-style-name="DefaultParagraphFont" style:family="text">
      <style:text-properties fo:color="#586E75"/>
    </style:style>
    <style:style style:name="T1886" style:parent-style-name="DefaultParagraphFont" style:family="text">
      <style:text-properties fo:color="#000000"/>
    </style:style>
    <style:style style:name="T1887" style:parent-style-name="DefaultParagraphFont" style:family="text">
      <style:text-properties fo:color="#586E75"/>
    </style:style>
    <style:style style:name="T1888" style:parent-style-name="DefaultParagraphFont" style:family="text">
      <style:text-properties fo:color="#000000"/>
    </style:style>
    <style:style style:name="T1889" style:parent-style-name="DefaultParagraphFont" style:family="text">
      <style:text-properties fo:color="#586E75"/>
    </style:style>
    <style:style style:name="T1890" style:parent-style-name="DefaultParagraphFont" style:family="text">
      <style:text-properties fo:color="#C0C0C0"/>
    </style:style>
    <style:style style:name="T1891" style:parent-style-name="DefaultParagraphFont" style:family="text">
      <style:text-properties fo:color="#000000"/>
    </style:style>
    <style:style style:name="T1892" style:parent-style-name="DefaultParagraphFont" style:family="text">
      <style:text-properties fo:color="#586E75"/>
    </style:style>
    <style:style style:name="T1893" style:parent-style-name="DefaultParagraphFont" style:family="text">
      <style:text-properties fo:color="#2AA198"/>
    </style:style>
    <style:style style:name="T1894" style:parent-style-name="DefaultParagraphFont" style:family="text">
      <style:text-properties fo:color="#586E75"/>
    </style:style>
    <style:style style:name="T1895" style:parent-style-name="DefaultParagraphFont" style:family="text">
      <style:text-properties fo:color="#93A1A1"/>
    </style:style>
    <style:style style:name="T1896" style:parent-style-name="DefaultParagraphFont" style:family="text">
      <style:text-properties fo:color="#C0C0C0"/>
    </style:style>
    <style:style style:name="T1897" style:parent-style-name="DefaultParagraphFont" style:family="text">
      <style:text-properties fo:color="#93A1A1"/>
    </style:style>
    <style:style style:name="T1898" style:parent-style-name="DefaultParagraphFont" style:family="text">
      <style:text-properties fo:color="#C0C0C0"/>
    </style:style>
    <style:style style:name="T1899" style:parent-style-name="DefaultParagraphFont" style:family="text">
      <style:text-properties fo:color="#93A1A1"/>
    </style:style>
    <style:style style:name="T1900" style:parent-style-name="DefaultParagraphFont" style:family="text">
      <style:text-properties fo:color="#C0C0C0"/>
    </style:style>
    <style:style style:name="T1901" style:parent-style-name="DefaultParagraphFont" style:family="text">
      <style:text-properties fo:color="#93A1A1"/>
    </style:style>
    <style:style style:name="T1902" style:parent-style-name="DefaultParagraphFont" style:family="text">
      <style:text-properties fo:color="#586E75"/>
    </style:style>
    <style:style style:name="T1903" style:parent-style-name="DefaultParagraphFont" style:family="text">
      <style:text-properties fo:color="#2AA198"/>
    </style:style>
    <style:style style:name="T1904" style:parent-style-name="DefaultParagraphFont" style:family="text">
      <style:text-properties fo:color="#C0C0C0"/>
    </style:style>
    <style:style style:name="T1905" style:parent-style-name="DefaultParagraphFont" style:family="text">
      <style:text-properties fo:color="#2AA198"/>
    </style:style>
    <style:style style:name="T1906" style:parent-style-name="DefaultParagraphFont" style:family="text">
      <style:text-properties fo:color="#C0C0C0"/>
    </style:style>
    <style:style style:name="T1907" style:parent-style-name="DefaultParagraphFont" style:family="text">
      <style:text-properties fo:color="#2AA198"/>
    </style:style>
    <style:style style:name="T1908" style:parent-style-name="DefaultParagraphFont" style:family="text">
      <style:text-properties fo:color="#586E75"/>
    </style:style>
    <style:style style:name="P1909" style:parent-style-name="PreformattedText" style:family="paragraph">
      <style:paragraph-properties fo:margin-bottom="0.1965in"/>
    </style:style>
    <style:style style:name="T1910" style:parent-style-name="DefaultParagraphFont" style:family="text">
      <style:text-properties fo:color="#586E75"/>
    </style:style>
    <style:style style:name="T1911" style:parent-style-name="DefaultParagraphFont" style:family="text">
      <style:text-properties fo:color="#2AA198"/>
    </style:style>
    <style:style style:name="T1912" style:parent-style-name="DefaultParagraphFont" style:family="text">
      <style:text-properties fo:color="#586E75"/>
    </style:style>
    <style:style style:name="T1913" style:parent-style-name="DefaultParagraphFont" style:family="text">
      <style:text-properties fo:color="#C0C0C0"/>
    </style:style>
    <style:style style:name="T1914" style:parent-style-name="DefaultParagraphFont" style:family="text">
      <style:text-properties fo:color="#586E75"/>
    </style:style>
    <style:style style:name="T1915" style:parent-style-name="DefaultParagraphFont" style:family="text">
      <style:text-properties fo:color="#000000"/>
    </style:style>
    <style:style style:name="T1916" style:parent-style-name="DefaultParagraphFont" style:family="text">
      <style:text-properties fo:color="#586E75"/>
    </style:style>
    <style:style style:name="T1917" style:parent-style-name="DefaultParagraphFont" style:family="text">
      <style:text-properties fo:color="#93A1A1"/>
    </style:style>
    <style:style style:name="T1918" style:parent-style-name="DefaultParagraphFont" style:family="text">
      <style:text-properties fo:color="#C0C0C0"/>
    </style:style>
    <style:style style:name="T1919" style:parent-style-name="DefaultParagraphFont" style:family="text">
      <style:text-properties fo:color="#93A1A1"/>
    </style:style>
    <style:style style:name="T1920" style:parent-style-name="DefaultParagraphFont" style:family="text">
      <style:text-properties fo:color="#C0C0C0"/>
    </style:style>
    <style:style style:name="T1921" style:parent-style-name="DefaultParagraphFont" style:family="text">
      <style:text-properties fo:color="#93A1A1"/>
    </style:style>
    <style:style style:name="T1922" style:parent-style-name="DefaultParagraphFont" style:family="text">
      <style:text-properties fo:font-weight="bold" style:font-weight-asian="bold" fo:color="#586E75"/>
    </style:style>
    <style:style style:name="T1923" style:parent-style-name="DefaultParagraphFont" style:family="text">
      <style:text-properties fo:color="#C0C0C0"/>
    </style:style>
    <style:style style:name="T1924" style:parent-style-name="DefaultParagraphFont" style:family="text">
      <style:text-properties fo:color="#586E75"/>
    </style:style>
    <style:style style:name="T1925" style:parent-style-name="DefaultParagraphFont" style:family="text">
      <style:text-properties fo:color="#000000"/>
    </style:style>
    <style:style style:name="T1926" style:parent-style-name="DefaultParagraphFont" style:family="text">
      <style:text-properties fo:color="#C0C0C0"/>
    </style:style>
    <style:style style:name="T1927" style:parent-style-name="DefaultParagraphFont" style:family="text">
      <style:text-properties fo:color="#586E75"/>
    </style:style>
    <style:style style:name="T1928" style:parent-style-name="DefaultParagraphFont" style:family="text">
      <style:text-properties fo:color="#2AA198"/>
    </style:style>
    <style:style style:name="T1929" style:parent-style-name="DefaultParagraphFont" style:family="text">
      <style:text-properties fo:color="#586E75"/>
    </style:style>
    <style:style style:name="T1930" style:parent-style-name="DefaultParagraphFont" style:family="text">
      <style:text-properties fo:color="#C0C0C0"/>
    </style:style>
    <style:style style:name="T1931" style:parent-style-name="DefaultParagraphFont" style:family="text">
      <style:text-properties fo:color="#000000"/>
    </style:style>
    <style:style style:name="T1932" style:parent-style-name="DefaultParagraphFont" style:family="text">
      <style:text-properties fo:color="#C0C0C0"/>
    </style:style>
    <style:style style:name="T1933" style:parent-style-name="DefaultParagraphFont" style:family="text">
      <style:text-properties fo:color="#586E75"/>
    </style:style>
    <style:style style:name="T1934" style:parent-style-name="DefaultParagraphFont" style:family="text">
      <style:text-properties fo:color="#C0C0C0"/>
    </style:style>
    <style:style style:name="T1935" style:parent-style-name="DefaultParagraphFont" style:family="text">
      <style:text-properties fo:color="#000000"/>
    </style:style>
    <style:style style:name="T1936" style:parent-style-name="DefaultParagraphFont" style:family="text">
      <style:text-properties fo:color="#586E75"/>
    </style:style>
    <style:style style:name="T1937" style:parent-style-name="DefaultParagraphFont" style:family="text">
      <style:text-properties fo:color="#C0C0C0"/>
    </style:style>
    <style:style style:name="T1938" style:parent-style-name="DefaultParagraphFont" style:family="text">
      <style:text-properties fo:color="#000000"/>
    </style:style>
    <style:style style:name="T1939" style:parent-style-name="DefaultParagraphFont" style:family="text">
      <style:text-properties fo:color="#586E75"/>
    </style:style>
    <style:style style:name="T1940" style:parent-style-name="DefaultParagraphFont" style:family="text">
      <style:text-properties fo:color="#C0C0C0"/>
    </style:style>
    <style:style style:name="T1941" style:parent-style-name="DefaultParagraphFont" style:family="text">
      <style:text-properties fo:color="#93A1A1"/>
    </style:style>
    <style:style style:name="T1942" style:parent-style-name="DefaultParagraphFont" style:family="text">
      <style:text-properties fo:color="#C0C0C0"/>
    </style:style>
    <style:style style:name="T1943" style:parent-style-name="DefaultParagraphFont" style:family="text">
      <style:text-properties fo:color="#93A1A1"/>
    </style:style>
    <style:style style:name="T1944" style:parent-style-name="DefaultParagraphFont" style:family="text">
      <style:text-properties fo:color="#C0C0C0"/>
    </style:style>
    <style:style style:name="T1945" style:parent-style-name="DefaultParagraphFont" style:family="text">
      <style:text-properties fo:color="#93A1A1"/>
    </style:style>
    <style:style style:name="T1946" style:parent-style-name="DefaultParagraphFont" style:family="text">
      <style:text-properties fo:color="#C0C0C0"/>
    </style:style>
    <style:style style:name="T1947" style:parent-style-name="DefaultParagraphFont" style:family="text">
      <style:text-properties fo:color="#93A1A1"/>
    </style:style>
    <style:style style:name="P1948" style:parent-style-name="PreformattedText" style:family="paragraph">
      <style:text-properties fo:color="#586E75"/>
    </style:style>
    <style:style style:name="T1949" style:parent-style-name="DefaultParagraphFont" style:family="text">
      <style:text-properties fo:color="#C0C0C0"/>
    </style:style>
    <style:style style:name="T1950" style:parent-style-name="DefaultParagraphFont" style:family="text">
      <style:text-properties fo:font-weight="bold" style:font-weight-asian="bold" fo:color="#586E75"/>
    </style:style>
    <style:style style:name="T1951" style:parent-style-name="DefaultParagraphFont" style:family="text">
      <style:text-properties fo:color="#C0C0C0"/>
    </style:style>
    <style:style style:name="T1952" style:parent-style-name="DefaultParagraphFont" style:family="text">
      <style:text-properties fo:color="#586E75"/>
    </style:style>
    <style:style style:name="T1953" style:parent-style-name="DefaultParagraphFont" style:family="text">
      <style:text-properties fo:color="#000000"/>
    </style:style>
    <style:style style:name="T1954" style:parent-style-name="DefaultParagraphFont" style:family="text">
      <style:text-properties fo:color="#586E75"/>
    </style:style>
    <style:style style:name="T1955" style:parent-style-name="DefaultParagraphFont" style:family="text">
      <style:text-properties fo:color="#2AA198"/>
    </style:style>
    <style:style style:name="T1956" style:parent-style-name="DefaultParagraphFont" style:family="text">
      <style:text-properties fo:color="#586E75"/>
    </style:style>
    <style:style style:name="T1957" style:parent-style-name="DefaultParagraphFont" style:family="text">
      <style:text-properties fo:color="#C0C0C0"/>
    </style:style>
    <style:style style:name="T1958" style:parent-style-name="DefaultParagraphFont" style:family="text">
      <style:text-properties fo:color="#000000"/>
    </style:style>
    <style:style style:name="T1959" style:parent-style-name="DefaultParagraphFont" style:family="text">
      <style:text-properties fo:color="#C0C0C0"/>
    </style:style>
    <style:style style:name="T1960" style:parent-style-name="DefaultParagraphFont" style:family="text">
      <style:text-properties fo:color="#586E75"/>
    </style:style>
    <style:style style:name="T1961" style:parent-style-name="DefaultParagraphFont" style:family="text">
      <style:text-properties fo:color="#000000"/>
    </style:style>
    <style:style style:name="T1962" style:parent-style-name="DefaultParagraphFont" style:family="text">
      <style:text-properties fo:color="#586E75"/>
    </style:style>
    <style:style style:name="T1963" style:parent-style-name="DefaultParagraphFont" style:family="text">
      <style:text-properties fo:color="#C0C0C0"/>
    </style:style>
    <style:style style:name="T1964" style:parent-style-name="DefaultParagraphFont" style:family="text">
      <style:text-properties fo:color="#000000"/>
    </style:style>
    <style:style style:name="T1965" style:parent-style-name="DefaultParagraphFont" style:family="text">
      <style:text-properties fo:color="#586E75"/>
    </style:style>
    <style:style style:name="T1966" style:parent-style-name="DefaultParagraphFont" style:family="text">
      <style:text-properties fo:color="#C0C0C0"/>
    </style:style>
    <style:style style:name="T1967" style:parent-style-name="DefaultParagraphFont" style:family="text">
      <style:text-properties fo:color="#93A1A1"/>
    </style:style>
    <style:style style:name="T1968" style:parent-style-name="DefaultParagraphFont" style:family="text">
      <style:text-properties fo:color="#C0C0C0"/>
    </style:style>
    <style:style style:name="T1969" style:parent-style-name="DefaultParagraphFont" style:family="text">
      <style:text-properties fo:color="#93A1A1"/>
    </style:style>
    <style:style style:name="T1970" style:parent-style-name="DefaultParagraphFont" style:family="text">
      <style:text-properties fo:color="#C0C0C0"/>
    </style:style>
    <style:style style:name="T1971" style:parent-style-name="DefaultParagraphFont" style:family="text">
      <style:text-properties fo:color="#93A1A1"/>
    </style:style>
    <style:style style:name="T1972" style:parent-style-name="DefaultParagraphFont" style:family="text">
      <style:text-properties fo:color="#C0C0C0"/>
    </style:style>
    <style:style style:name="T1973" style:parent-style-name="DefaultParagraphFont" style:family="text">
      <style:text-properties fo:color="#93A1A1"/>
    </style:style>
    <style:style style:name="T1974" style:parent-style-name="DefaultParagraphFont" style:family="text">
      <style:text-properties fo:color="#C0C0C0"/>
    </style:style>
    <style:style style:name="T1975" style:parent-style-name="DefaultParagraphFont" style:family="text">
      <style:text-properties fo:color="#586E75"/>
    </style:style>
    <style:style style:name="T1976" style:parent-style-name="DefaultParagraphFont" style:family="text">
      <style:text-properties fo:color="#C0C0C0"/>
    </style:style>
    <style:style style:name="T1977" style:parent-style-name="DefaultParagraphFont" style:family="text">
      <style:text-properties fo:color="#586E75"/>
    </style:style>
    <style:style style:name="T1978" style:parent-style-name="DefaultParagraphFont" style:family="text">
      <style:text-properties fo:color="#2AA198"/>
    </style:style>
    <style:style style:name="T1979" style:parent-style-name="DefaultParagraphFont" style:family="text">
      <style:text-properties fo:color="#586E75"/>
    </style:style>
    <style:style style:name="T1980" style:parent-style-name="DefaultParagraphFont" style:family="text">
      <style:text-properties fo:color="#C0C0C0"/>
    </style:style>
    <style:style style:name="T1981" style:parent-style-name="DefaultParagraphFont" style:family="text">
      <style:text-properties fo:color="#000000"/>
    </style:style>
    <style:style style:name="T1982" style:parent-style-name="DefaultParagraphFont" style:family="text">
      <style:text-properties fo:color="#586E75"/>
    </style:style>
    <style:style style:name="T1983" style:parent-style-name="DefaultParagraphFont" style:family="text">
      <style:text-properties fo:color="#000000"/>
    </style:style>
    <style:style style:name="T1984" style:parent-style-name="DefaultParagraphFont" style:family="text">
      <style:text-properties fo:color="#586E75"/>
    </style:style>
    <style:style style:name="T1985" style:parent-style-name="DefaultParagraphFont" style:family="text">
      <style:text-properties fo:color="#2AA198"/>
    </style:style>
    <style:style style:name="T1986" style:parent-style-name="DefaultParagraphFont" style:family="text">
      <style:text-properties fo:color="#586E75"/>
    </style:style>
    <style:style style:name="T1987" style:parent-style-name="DefaultParagraphFont" style:family="text">
      <style:text-properties fo:color="#C0C0C0"/>
    </style:style>
    <style:style style:name="T1988" style:parent-style-name="DefaultParagraphFont" style:family="text">
      <style:text-properties fo:color="#586E75"/>
    </style:style>
    <style:style style:name="T1989" style:parent-style-name="DefaultParagraphFont" style:family="text">
      <style:text-properties fo:color="#C0C0C0"/>
    </style:style>
    <style:style style:name="T1990" style:parent-style-name="DefaultParagraphFont" style:family="text">
      <style:text-properties fo:color="#586E75"/>
    </style:style>
    <style:style style:name="T1991" style:parent-style-name="DefaultParagraphFont" style:family="text">
      <style:text-properties fo:color="#2AA198"/>
    </style:style>
    <style:style style:name="T1992" style:parent-style-name="DefaultParagraphFont" style:family="text">
      <style:text-properties fo:color="#586E75"/>
    </style:style>
    <style:style style:name="P1993" style:parent-style-name="PreformattedText" style:family="paragraph">
      <style:paragraph-properties fo:margin-bottom="0.1965in"/>
      <style:text-properties fo:color="#586E75"/>
    </style:style>
    <style:style style:name="T1994" style:parent-style-name="DefaultParagraphFont" style:family="text">
      <style:text-properties fo:color="#586E75"/>
    </style:style>
    <style:style style:name="T1995" style:parent-style-name="DefaultParagraphFont" style:family="text">
      <style:text-properties fo:color="#2AA198"/>
    </style:style>
    <style:style style:name="T1996" style:parent-style-name="DefaultParagraphFont" style:family="text">
      <style:text-properties fo:color="#C0C0C0"/>
    </style:style>
    <style:style style:name="T1997" style:parent-style-name="DefaultParagraphFont" style:family="text">
      <style:text-properties fo:color="#2AA198"/>
    </style:style>
    <style:style style:name="T1998" style:parent-style-name="DefaultParagraphFont" style:family="text">
      <style:text-properties fo:color="#C0C0C0"/>
    </style:style>
    <style:style style:name="T1999" style:parent-style-name="DefaultParagraphFont" style:family="text">
      <style:text-properties fo:color="#2AA198"/>
    </style:style>
    <style:style style:name="T2000" style:parent-style-name="DefaultParagraphFont" style:family="text">
      <style:text-properties fo:color="#C0C0C0"/>
    </style:style>
    <style:style style:name="T2001" style:parent-style-name="DefaultParagraphFont" style:family="text">
      <style:text-properties fo:color="#2AA198"/>
    </style:style>
    <style:style style:name="T2002" style:parent-style-name="DefaultParagraphFont" style:family="text">
      <style:text-properties fo:color="#586E75"/>
    </style:style>
    <style:style style:name="T2003" style:parent-style-name="DefaultParagraphFont" style:family="text">
      <style:text-properties fo:color="#C0C0C0"/>
    </style:style>
    <style:style style:name="T2004" style:parent-style-name="DefaultParagraphFont" style:family="text">
      <style:text-properties fo:color="#000000"/>
    </style:style>
    <style:style style:name="T2005" style:parent-style-name="DefaultParagraphFont" style:family="text">
      <style:text-properties fo:color="#586E75"/>
    </style:style>
    <style:style style:name="P2006" style:parent-style-name="PreformattedText" style:family="paragraph">
      <style:paragraph-properties fo:margin-bottom="0.1965in"/>
      <style:text-properties fo:color="#586E75"/>
    </style:style>
    <style:style style:name="T2007" style:parent-style-name="DefaultParagraphFont" style:family="text">
      <style:text-properties fo:color="#6C71C4"/>
    </style:style>
    <style:style style:name="T2008" style:parent-style-name="DefaultParagraphFont" style:family="text">
      <style:text-properties fo:color="#C0C0C0"/>
    </style:style>
    <style:style style:name="T2009" style:parent-style-name="DefaultParagraphFont" style:family="text">
      <style:text-properties fo:color="#2AA198"/>
    </style:style>
    <style:style style:name="T2010" style:parent-style-name="DefaultParagraphFont" style:family="text">
      <style:text-properties fo:font-weight="bold" style:font-weight-asian="bold" fo:color="#586E75"/>
    </style:style>
    <style:style style:name="T2011" style:parent-style-name="DefaultParagraphFont" style:family="text">
      <style:text-properties fo:color="#C0C0C0"/>
    </style:style>
    <style:style style:name="T2012" style:parent-style-name="DefaultParagraphFont" style:family="text">
      <style:text-properties fo:color="#000000"/>
    </style:style>
    <style:style style:name="T2013" style:parent-style-name="DefaultParagraphFont" style:family="text">
      <style:text-properties fo:color="#586E75"/>
    </style:style>
    <style:style style:name="P2014" style:parent-style-name="PreformattedText" style:family="paragraph">
      <style:text-properties fo:color="#586E75"/>
    </style:style>
    <style:style style:name="T2015" style:parent-style-name="DefaultParagraphFont" style:family="text">
      <style:text-properties fo:font-weight="bold" style:font-weight-asian="bold" fo:color="#586E75"/>
    </style:style>
    <style:style style:name="T2016" style:parent-style-name="DefaultParagraphFont" style:family="text">
      <style:text-properties fo:color="#C0C0C0"/>
    </style:style>
    <style:style style:name="T2017" style:parent-style-name="DefaultParagraphFont" style:family="text">
      <style:text-properties fo:color="#000000"/>
    </style:style>
    <style:style style:name="T2018" style:parent-style-name="DefaultParagraphFont" style:family="text">
      <style:text-properties fo:color="#586E75"/>
    </style:style>
    <style:style style:name="T2019" style:parent-style-name="DefaultParagraphFont" style:family="text">
      <style:text-properties fo:color="#C0C0C0"/>
    </style:style>
    <style:style style:name="T2020" style:parent-style-name="DefaultParagraphFont" style:family="text">
      <style:text-properties fo:color="#000000"/>
    </style:style>
    <style:style style:name="T2021" style:parent-style-name="DefaultParagraphFont" style:family="text">
      <style:text-properties fo:color="#586E75"/>
    </style:style>
    <style:style style:name="T2022" style:parent-style-name="DefaultParagraphFont" style:family="text">
      <style:text-properties fo:color="#C0C0C0"/>
    </style:style>
    <style:style style:name="T2023" style:parent-style-name="DefaultParagraphFont" style:family="text">
      <style:text-properties fo:color="#000000"/>
    </style:style>
    <style:style style:name="T2024" style:parent-style-name="DefaultParagraphFont" style:family="text">
      <style:text-properties fo:color="#586E75"/>
    </style:style>
    <style:style style:name="T2025" style:parent-style-name="DefaultParagraphFont" style:family="text">
      <style:text-properties fo:color="#C0C0C0"/>
    </style:style>
    <style:style style:name="T2026" style:parent-style-name="DefaultParagraphFont" style:family="text">
      <style:text-properties fo:color="#000000"/>
    </style:style>
    <style:style style:name="T2027" style:parent-style-name="DefaultParagraphFont" style:family="text">
      <style:text-properties fo:color="#586E75"/>
    </style:style>
    <style:style style:name="T2028" style:parent-style-name="DefaultParagraphFont" style:family="text">
      <style:text-properties fo:color="#2AA198"/>
    </style:style>
    <style:style style:name="T2029" style:parent-style-name="DefaultParagraphFont" style:family="text">
      <style:text-properties fo:color="#586E75"/>
    </style:style>
    <style:style style:name="T2030" style:parent-style-name="DefaultParagraphFont" style:family="text">
      <style:text-properties fo:color="#586E75"/>
    </style:style>
    <style:style style:name="T2031" style:parent-style-name="DefaultParagraphFont" style:family="text">
      <style:text-properties fo:color="#2AA198"/>
    </style:style>
    <style:style style:name="T2032" style:parent-style-name="DefaultParagraphFont" style:family="text">
      <style:text-properties fo:color="#C0C0C0"/>
    </style:style>
    <style:style style:name="T2033" style:parent-style-name="DefaultParagraphFont" style:family="text">
      <style:text-properties fo:color="#2AA198"/>
    </style:style>
    <style:style style:name="T2034" style:parent-style-name="DefaultParagraphFont" style:family="text">
      <style:text-properties fo:color="#C0C0C0"/>
    </style:style>
    <style:style style:name="T2035" style:parent-style-name="DefaultParagraphFont" style:family="text">
      <style:text-properties fo:color="#2AA198"/>
    </style:style>
    <style:style style:name="T2036" style:parent-style-name="DefaultParagraphFont" style:family="text">
      <style:text-properties fo:color="#C0C0C0"/>
    </style:style>
    <style:style style:name="T2037" style:parent-style-name="DefaultParagraphFont" style:family="text">
      <style:text-properties fo:color="#2AA198"/>
    </style:style>
    <style:style style:name="T2038" style:parent-style-name="DefaultParagraphFont" style:family="text">
      <style:text-properties fo:color="#586E75"/>
    </style:style>
    <style:style style:name="P2039" style:parent-style-name="PreformattedText" style:family="paragraph">
      <style:paragraph-properties fo:margin-bottom="0.1965in"/>
    </style:style>
    <style:style style:name="T2040" style:parent-style-name="DefaultParagraphFont" style:family="text">
      <style:text-properties fo:color="#586E75"/>
    </style:style>
    <style:style style:name="T2041" style:parent-style-name="DefaultParagraphFont" style:family="text">
      <style:text-properties fo:color="#2AA198"/>
    </style:style>
    <style:style style:name="T2042" style:parent-style-name="DefaultParagraphFont" style:family="text">
      <style:text-properties fo:color="#586E75"/>
    </style:style>
    <style:style style:name="T2043" style:parent-style-name="DefaultParagraphFont" style:family="text">
      <style:text-properties fo:color="#C0C0C0"/>
    </style:style>
    <style:style style:name="T2044" style:parent-style-name="DefaultParagraphFont" style:family="text">
      <style:text-properties fo:color="#586E75"/>
    </style:style>
    <style:style style:name="T2045" style:parent-style-name="DefaultParagraphFont" style:family="text">
      <style:text-properties fo:color="#000000"/>
    </style:style>
    <style:style style:name="T2046" style:parent-style-name="DefaultParagraphFont" style:family="text">
      <style:text-properties fo:color="#586E75"/>
    </style:style>
    <style:style style:name="T2047" style:parent-style-name="DefaultParagraphFont" style:family="text">
      <style:text-properties fo:font-weight="bold" style:font-weight-asian="bold" fo:color="#586E75"/>
    </style:style>
    <style:style style:name="T2048" style:parent-style-name="DefaultParagraphFont" style:family="text">
      <style:text-properties fo:color="#C0C0C0"/>
    </style:style>
    <style:style style:name="T2049" style:parent-style-name="DefaultParagraphFont" style:family="text">
      <style:text-properties fo:color="#586E75"/>
    </style:style>
    <style:style style:name="T2050" style:parent-style-name="DefaultParagraphFont" style:family="text">
      <style:text-properties fo:color="#000000"/>
    </style:style>
    <style:style style:name="T2051" style:parent-style-name="DefaultParagraphFont" style:family="text">
      <style:text-properties fo:color="#C0C0C0"/>
    </style:style>
    <style:style style:name="T2052" style:parent-style-name="DefaultParagraphFont" style:family="text">
      <style:text-properties fo:color="#586E75"/>
    </style:style>
    <style:style style:name="T2053" style:parent-style-name="DefaultParagraphFont" style:family="text">
      <style:text-properties fo:color="#C0C0C0"/>
    </style:style>
    <style:style style:name="T2054" style:parent-style-name="DefaultParagraphFont" style:family="text">
      <style:text-properties fo:color="#2AA198"/>
    </style:style>
    <style:style style:name="T2055" style:parent-style-name="DefaultParagraphFont" style:family="text">
      <style:text-properties fo:color="#586E75"/>
    </style:style>
    <style:style style:name="T2056" style:parent-style-name="DefaultParagraphFont" style:family="text">
      <style:text-properties fo:color="#C0C0C0"/>
    </style:style>
    <style:style style:name="T2057" style:parent-style-name="DefaultParagraphFont" style:family="text">
      <style:text-properties fo:color="#000000"/>
    </style:style>
    <style:style style:name="T2058" style:parent-style-name="DefaultParagraphFont" style:family="text">
      <style:text-properties fo:color="#586E75"/>
    </style:style>
    <style:style style:name="T2059" style:parent-style-name="DefaultParagraphFont" style:family="text">
      <style:text-properties fo:color="#000000"/>
    </style:style>
    <style:style style:name="T2060" style:parent-style-name="DefaultParagraphFont" style:family="text">
      <style:text-properties fo:color="#586E75"/>
    </style:style>
    <style:style style:name="T2061" style:parent-style-name="DefaultParagraphFont" style:family="text">
      <style:text-properties fo:color="#C0C0C0"/>
    </style:style>
    <style:style style:name="T2062" style:parent-style-name="DefaultParagraphFont" style:family="text">
      <style:text-properties fo:color="#000000"/>
    </style:style>
    <style:style style:name="T2063" style:parent-style-name="DefaultParagraphFont" style:family="text">
      <style:text-properties fo:color="#586E75"/>
    </style:style>
    <style:style style:name="T2064" style:parent-style-name="DefaultParagraphFont" style:family="text">
      <style:text-properties fo:color="#586E75"/>
    </style:style>
    <style:style style:name="T2065" style:parent-style-name="DefaultParagraphFont" style:family="text">
      <style:text-properties fo:color="#C0C0C0"/>
    </style:style>
    <style:style style:name="T2066" style:parent-style-name="DefaultParagraphFont" style:family="text">
      <style:text-properties fo:color="#C0C0C0"/>
    </style:style>
    <style:style style:name="T2067" style:parent-style-name="DefaultParagraphFont" style:family="text">
      <style:text-properties fo:color="#93A1A1"/>
    </style:style>
    <style:style style:name="T2068" style:parent-style-name="DefaultParagraphFont" style:family="text">
      <style:text-properties fo:color="#C0C0C0"/>
    </style:style>
    <style:style style:name="T2069" style:parent-style-name="DefaultParagraphFont" style:family="text">
      <style:text-properties fo:color="#93A1A1"/>
    </style:style>
    <style:style style:name="T2070" style:parent-style-name="DefaultParagraphFont" style:family="text">
      <style:text-properties fo:color="#C0C0C0"/>
    </style:style>
    <style:style style:name="T2071" style:parent-style-name="DefaultParagraphFont" style:family="text">
      <style:text-properties fo:color="#93A1A1"/>
    </style:style>
    <style:style style:name="T2072" style:parent-style-name="DefaultParagraphFont" style:family="text">
      <style:text-properties fo:color="#C0C0C0"/>
    </style:style>
    <style:style style:name="T2073" style:parent-style-name="DefaultParagraphFont" style:family="text">
      <style:text-properties fo:font-weight="bold" style:font-weight-asian="bold" fo:color="#586E75"/>
    </style:style>
    <style:style style:name="T2074" style:parent-style-name="DefaultParagraphFont" style:family="text">
      <style:text-properties fo:color="#C0C0C0"/>
    </style:style>
    <style:style style:name="T2075" style:parent-style-name="DefaultParagraphFont" style:family="text">
      <style:text-properties fo:color="#586E75"/>
    </style:style>
    <style:style style:name="T2076" style:parent-style-name="DefaultParagraphFont" style:family="text">
      <style:text-properties fo:color="#000000"/>
    </style:style>
    <style:style style:name="T2077" style:parent-style-name="DefaultParagraphFont" style:family="text">
      <style:text-properties fo:color="#C0C0C0"/>
    </style:style>
    <style:style style:name="T2078" style:parent-style-name="DefaultParagraphFont" style:family="text">
      <style:text-properties fo:color="#586E75"/>
    </style:style>
    <style:style style:name="T2079" style:parent-style-name="DefaultParagraphFont" style:family="text">
      <style:text-properties fo:color="#C0C0C0"/>
    </style:style>
    <style:style style:name="T2080" style:parent-style-name="DefaultParagraphFont" style:family="text">
      <style:text-properties fo:color="#2AA198"/>
    </style:style>
    <style:style style:name="T2081" style:parent-style-name="DefaultParagraphFont" style:family="text">
      <style:text-properties fo:color="#586E75"/>
    </style:style>
    <style:style style:name="T2082" style:parent-style-name="DefaultParagraphFont" style:family="text">
      <style:text-properties fo:color="#C0C0C0"/>
    </style:style>
    <style:style style:name="T2083" style:parent-style-name="DefaultParagraphFont" style:family="text">
      <style:text-properties fo:color="#000000"/>
    </style:style>
    <style:style style:name="T2084" style:parent-style-name="DefaultParagraphFont" style:family="text">
      <style:text-properties fo:color="#586E75"/>
    </style:style>
    <style:style style:name="T2085" style:parent-style-name="DefaultParagraphFont" style:family="text">
      <style:text-properties fo:color="#000000"/>
    </style:style>
    <style:style style:name="T2086" style:parent-style-name="DefaultParagraphFont" style:family="text">
      <style:text-properties fo:color="#586E75"/>
    </style:style>
    <style:style style:name="T2087" style:parent-style-name="DefaultParagraphFont" style:family="text">
      <style:text-properties fo:color="#000000"/>
    </style:style>
    <style:style style:name="T2088" style:parent-style-name="DefaultParagraphFont" style:family="text">
      <style:text-properties fo:color="#586E75"/>
    </style:style>
    <style:style style:name="T2089" style:parent-style-name="DefaultParagraphFont" style:family="text">
      <style:text-properties fo:color="#C0C0C0"/>
    </style:style>
    <style:style style:name="T2090" style:parent-style-name="DefaultParagraphFont" style:family="text">
      <style:text-properties fo:color="#000000"/>
    </style:style>
    <style:style style:name="T2091" style:parent-style-name="DefaultParagraphFont" style:family="text">
      <style:text-properties fo:color="#586E75"/>
    </style:style>
    <style:style style:name="T2092" style:parent-style-name="DefaultParagraphFont" style:family="text">
      <style:text-properties fo:color="#C0C0C0"/>
    </style:style>
    <style:style style:name="T2093" style:parent-style-name="DefaultParagraphFont" style:family="text">
      <style:text-properties fo:color="#586E75"/>
    </style:style>
    <style:style style:name="T2094" style:parent-style-name="DefaultParagraphFont" style:family="text">
      <style:text-properties fo:color="#2AA198"/>
    </style:style>
    <style:style style:name="T2095" style:parent-style-name="DefaultParagraphFont" style:family="text">
      <style:text-properties fo:color="#C0C0C0"/>
    </style:style>
    <style:style style:name="T2096" style:parent-style-name="DefaultParagraphFont" style:family="text">
      <style:text-properties fo:color="#2AA198"/>
    </style:style>
    <style:style style:name="T2097" style:parent-style-name="DefaultParagraphFont" style:family="text">
      <style:text-properties fo:color="#586E75"/>
    </style:style>
    <style:style style:name="P2098" style:parent-style-name="PreformattedText" style:family="paragraph">
      <style:text-properties fo:color="#C0C0C0"/>
    </style:style>
    <style:style style:name="T2099" style:parent-style-name="DefaultParagraphFont" style:family="text">
      <style:text-properties fo:color="#C0C0C0"/>
    </style:style>
    <style:style style:name="T2100" style:parent-style-name="DefaultParagraphFont" style:family="text">
      <style:text-properties fo:color="#93A1A1"/>
    </style:style>
    <style:style style:name="T2101" style:parent-style-name="DefaultParagraphFont" style:family="text">
      <style:text-properties fo:color="#C0C0C0"/>
    </style:style>
    <style:style style:name="T2102" style:parent-style-name="DefaultParagraphFont" style:family="text">
      <style:text-properties fo:color="#93A1A1"/>
    </style:style>
    <style:style style:name="T2103" style:parent-style-name="DefaultParagraphFont" style:family="text">
      <style:text-properties fo:color="#C0C0C0"/>
    </style:style>
    <style:style style:name="T2104" style:parent-style-name="DefaultParagraphFont" style:family="text">
      <style:text-properties fo:color="#93A1A1"/>
    </style:style>
    <style:style style:name="T2105" style:parent-style-name="DefaultParagraphFont" style:family="text">
      <style:text-properties fo:color="#C0C0C0"/>
    </style:style>
    <style:style style:name="T2106" style:parent-style-name="DefaultParagraphFont" style:family="text">
      <style:text-properties fo:font-weight="bold" style:font-weight-asian="bold" fo:color="#586E75"/>
    </style:style>
    <style:style style:name="T2107" style:parent-style-name="DefaultParagraphFont" style:family="text">
      <style:text-properties fo:color="#C0C0C0"/>
    </style:style>
    <style:style style:name="T2108" style:parent-style-name="DefaultParagraphFont" style:family="text">
      <style:text-properties fo:color="#586E75"/>
    </style:style>
    <style:style style:name="T2109" style:parent-style-name="DefaultParagraphFont" style:family="text">
      <style:text-properties fo:color="#000000"/>
    </style:style>
    <style:style style:name="T2110" style:parent-style-name="DefaultParagraphFont" style:family="text">
      <style:text-properties fo:color="#C0C0C0"/>
    </style:style>
    <style:style style:name="T2111" style:parent-style-name="DefaultParagraphFont" style:family="text">
      <style:text-properties fo:color="#586E75"/>
    </style:style>
    <style:style style:name="T2112" style:parent-style-name="DefaultParagraphFont" style:family="text">
      <style:text-properties fo:color="#C0C0C0"/>
    </style:style>
    <style:style style:name="T2113" style:parent-style-name="DefaultParagraphFont" style:family="text">
      <style:text-properties fo:color="#2AA198"/>
    </style:style>
    <style:style style:name="T2114" style:parent-style-name="DefaultParagraphFont" style:family="text">
      <style:text-properties fo:color="#586E75"/>
    </style:style>
    <style:style style:name="T2115" style:parent-style-name="DefaultParagraphFont" style:family="text">
      <style:text-properties fo:color="#C0C0C0"/>
    </style:style>
    <style:style style:name="T2116" style:parent-style-name="DefaultParagraphFont" style:family="text">
      <style:text-properties fo:color="#000000"/>
    </style:style>
    <style:style style:name="T2117" style:parent-style-name="DefaultParagraphFont" style:family="text">
      <style:text-properties fo:color="#586E75"/>
    </style:style>
    <style:style style:name="T2118" style:parent-style-name="DefaultParagraphFont" style:family="text">
      <style:text-properties fo:color="#000000"/>
    </style:style>
    <style:style style:name="T2119" style:parent-style-name="DefaultParagraphFont" style:family="text">
      <style:text-properties fo:color="#586E75"/>
    </style:style>
    <style:style style:name="T2120" style:parent-style-name="DefaultParagraphFont" style:family="text">
      <style:text-properties fo:color="#C0C0C0"/>
    </style:style>
    <style:style style:name="T2121" style:parent-style-name="DefaultParagraphFont" style:family="text">
      <style:text-properties fo:color="#000000"/>
    </style:style>
    <style:style style:name="T2122" style:parent-style-name="DefaultParagraphFont" style:family="text">
      <style:text-properties fo:color="#586E75"/>
    </style:style>
    <style:style style:name="T2123" style:parent-style-name="DefaultParagraphFont" style:family="text">
      <style:text-properties fo:color="#C0C0C0"/>
    </style:style>
    <style:style style:name="T2124" style:parent-style-name="DefaultParagraphFont" style:family="text">
      <style:text-properties fo:color="#586E75"/>
    </style:style>
    <style:style style:name="T2125" style:parent-style-name="DefaultParagraphFont" style:family="text">
      <style:text-properties fo:color="#C0C0C0"/>
    </style:style>
    <style:style style:name="T2126" style:parent-style-name="DefaultParagraphFont" style:family="text">
      <style:text-properties fo:color="#586E75"/>
    </style:style>
    <style:style style:name="T2127" style:parent-style-name="DefaultParagraphFont" style:family="text">
      <style:text-properties fo:color="#2AA198"/>
    </style:style>
    <style:style style:name="T2128" style:parent-style-name="DefaultParagraphFont" style:family="text">
      <style:text-properties fo:color="#586E75"/>
    </style:style>
    <style:style style:name="T2129" style:parent-style-name="DefaultParagraphFont" style:family="text">
      <style:text-properties fo:color="#C0C0C0"/>
    </style:style>
    <style:style style:name="T2130" style:parent-style-name="DefaultParagraphFont" style:family="text">
      <style:text-properties fo:color="#000000"/>
    </style:style>
    <style:style style:name="T2131" style:parent-style-name="DefaultParagraphFont" style:family="text">
      <style:text-properties fo:color="#C0C0C0"/>
    </style:style>
    <style:style style:name="T2132" style:parent-style-name="DefaultParagraphFont" style:family="text">
      <style:text-properties fo:color="#586E75"/>
    </style:style>
    <style:style style:name="T2133" style:parent-style-name="DefaultParagraphFont" style:family="text">
      <style:text-properties fo:color="#000000"/>
    </style:style>
    <style:style style:name="T2134" style:parent-style-name="DefaultParagraphFont" style:family="text">
      <style:text-properties fo:color="#586E75"/>
    </style:style>
    <style:style style:name="T2135" style:parent-style-name="DefaultParagraphFont" style:family="text">
      <style:text-properties fo:color="#2AA198"/>
    </style:style>
    <style:style style:name="T2136" style:parent-style-name="DefaultParagraphFont" style:family="text">
      <style:text-properties fo:color="#586E75"/>
    </style:style>
    <style:style style:name="T2137" style:parent-style-name="DefaultParagraphFont" style:family="text">
      <style:text-properties fo:color="#C0C0C0"/>
    </style:style>
    <style:style style:name="T2138" style:parent-style-name="DefaultParagraphFont" style:family="text">
      <style:text-properties fo:color="#586E75"/>
    </style:style>
    <style:style style:name="P2139" style:parent-style-name="PreformattedText" style:family="paragraph">
      <style:text-properties fo:color="#C0C0C0"/>
    </style:style>
    <style:style style:name="T2140" style:parent-style-name="DefaultParagraphFont" style:family="text">
      <style:text-properties fo:color="#C0C0C0"/>
    </style:style>
    <style:style style:name="T2141" style:parent-style-name="DefaultParagraphFont" style:family="text">
      <style:text-properties fo:color="#586E75"/>
    </style:style>
    <style:style style:name="T2142" style:parent-style-name="DefaultParagraphFont" style:family="text">
      <style:text-properties fo:color="#2AA198"/>
    </style:style>
    <style:style style:name="T2143" style:parent-style-name="DefaultParagraphFont" style:family="text">
      <style:text-properties fo:color="#586E75"/>
    </style:style>
    <style:style style:name="P2144" style:parent-style-name="PreformattedText" style:family="paragraph">
      <style:paragraph-properties fo:margin-bottom="0.1965in"/>
    </style:style>
    <style:style style:name="T2145" style:parent-style-name="DefaultParagraphFont" style:family="text">
      <style:text-properties fo:color="#586E75"/>
    </style:style>
    <style:style style:name="T2146" style:parent-style-name="DefaultParagraphFont" style:family="text">
      <style:text-properties fo:color="#C0C0C0"/>
    </style:style>
    <style:style style:name="T2147" style:parent-style-name="DefaultParagraphFont" style:family="text">
      <style:text-properties fo:font-weight="bold" style:font-weight-asian="bold" fo:color="#586E75"/>
    </style:style>
    <style:style style:name="T2148" style:parent-style-name="DefaultParagraphFont" style:family="text">
      <style:text-properties fo:color="#C0C0C0"/>
    </style:style>
    <style:style style:name="T2149" style:parent-style-name="DefaultParagraphFont" style:family="text">
      <style:text-properties fo:color="#2AA198"/>
    </style:style>
    <style:style style:name="T2150" style:parent-style-name="DefaultParagraphFont" style:family="text">
      <style:text-properties fo:color="#586E75"/>
    </style:style>
    <style:style style:name="P2151" style:parent-style-name="PreformattedText" style:family="paragraph">
      <style:text-properties fo:color="#586E75"/>
    </style:style>
    <style:style style:name="T2152" style:parent-style-name="DefaultParagraphFont" style:family="text">
      <style:text-properties fo:color="#6C71C4"/>
    </style:style>
    <style:style style:name="T2153" style:parent-style-name="DefaultParagraphFont" style:family="text">
      <style:text-properties fo:color="#C0C0C0"/>
    </style:style>
    <style:style style:name="T2154" style:parent-style-name="DefaultParagraphFont" style:family="text">
      <style:text-properties fo:color="#2AA198"/>
    </style:style>
    <style:style style:name="P2155" style:parent-style-name="PreformattedText" style:family="paragraph">
      <style:paragraph-properties fo:margin-bottom="0.1965in"/>
    </style:style>
    <style:style style:name="T2156" style:parent-style-name="DefaultParagraphFont" style:family="text">
      <style:text-properties fo:color="#6C71C4"/>
    </style:style>
    <style:style style:name="T2157" style:parent-style-name="DefaultParagraphFont" style:family="text">
      <style:text-properties fo:color="#C0C0C0"/>
    </style:style>
    <style:style style:name="T2158" style:parent-style-name="DefaultParagraphFont" style:family="text">
      <style:text-properties fo:color="#2AA198"/>
    </style:style>
    <style:style style:name="T2159" style:parent-style-name="DefaultParagraphFont" style:family="text">
      <style:text-properties fo:font-weight="bold" style:font-weight-asian="bold" fo:color="#586E75"/>
    </style:style>
    <style:style style:name="T2160" style:parent-style-name="DefaultParagraphFont" style:family="text">
      <style:text-properties fo:color="#C0C0C0"/>
    </style:style>
    <style:style style:name="T2161" style:parent-style-name="DefaultParagraphFont" style:family="text">
      <style:text-properties fo:color="#000000"/>
    </style:style>
    <style:style style:name="T2162" style:parent-style-name="DefaultParagraphFont" style:family="text">
      <style:text-properties fo:color="#586E75"/>
    </style:style>
    <style:style style:name="P2163" style:parent-style-name="PreformattedText" style:family="paragraph">
      <style:text-properties fo:color="#586E75"/>
    </style:style>
    <style:style style:name="T2164" style:parent-style-name="DefaultParagraphFont" style:family="text">
      <style:text-properties fo:color="#C0C0C0"/>
    </style:style>
    <style:style style:name="T2165" style:parent-style-name="DefaultParagraphFont" style:family="text">
      <style:text-properties fo:font-weight="bold" style:font-weight-asian="bold" fo:color="#586E75"/>
    </style:style>
    <style:style style:name="T2166" style:parent-style-name="DefaultParagraphFont" style:family="text">
      <style:text-properties fo:color="#C0C0C0"/>
    </style:style>
    <style:style style:name="T2167" style:parent-style-name="DefaultParagraphFont" style:family="text">
      <style:text-properties fo:color="#000000"/>
    </style:style>
    <style:style style:name="T2168" style:parent-style-name="DefaultParagraphFont" style:family="text">
      <style:text-properties fo:color="#586E75"/>
    </style:style>
    <style:style style:name="T2169" style:parent-style-name="DefaultParagraphFont" style:family="text">
      <style:text-properties fo:color="#000000"/>
    </style:style>
    <style:style style:name="T2170" style:parent-style-name="DefaultParagraphFont" style:family="text">
      <style:text-properties fo:color="#586E75"/>
    </style:style>
    <style:style style:name="T2171" style:parent-style-name="DefaultParagraphFont" style:family="text">
      <style:text-properties fo:color="#000000"/>
    </style:style>
    <style:style style:name="T2172" style:parent-style-name="DefaultParagraphFont" style:family="text">
      <style:text-properties fo:color="#586E75"/>
    </style:style>
    <style:style style:name="T2173" style:parent-style-name="DefaultParagraphFont" style:family="text">
      <style:text-properties fo:color="#000000"/>
    </style:style>
    <style:style style:name="T2174" style:parent-style-name="DefaultParagraphFont" style:family="text">
      <style:text-properties fo:color="#586E75"/>
    </style:style>
    <style:style style:name="T2175" style:parent-style-name="DefaultParagraphFont" style:family="text">
      <style:text-properties fo:color="#000000"/>
    </style:style>
    <style:style style:name="T2176" style:parent-style-name="DefaultParagraphFont" style:family="text">
      <style:text-properties fo:color="#586E75"/>
    </style:style>
    <style:style style:name="T2177" style:parent-style-name="DefaultParagraphFont" style:family="text">
      <style:text-properties fo:color="#000000"/>
    </style:style>
    <style:style style:name="T2178" style:parent-style-name="DefaultParagraphFont" style:family="text">
      <style:text-properties fo:color="#586E75"/>
    </style:style>
    <style:style style:name="T2179" style:parent-style-name="DefaultParagraphFont" style:family="text">
      <style:text-properties fo:color="#C0C0C0"/>
    </style:style>
    <style:style style:name="T2180" style:parent-style-name="DefaultParagraphFont" style:family="text">
      <style:text-properties fo:color="#586E75"/>
    </style:style>
    <style:style style:name="T2181" style:parent-style-name="DefaultParagraphFont" style:family="text">
      <style:text-properties fo:color="#2AA198"/>
    </style:style>
    <style:style style:name="T2182" style:parent-style-name="DefaultParagraphFont" style:family="text">
      <style:text-properties fo:color="#C0C0C0"/>
    </style:style>
    <style:style style:name="T2183" style:parent-style-name="DefaultParagraphFont" style:family="text">
      <style:text-properties fo:color="#2AA198"/>
    </style:style>
    <style:style style:name="T2184" style:parent-style-name="DefaultParagraphFont" style:family="text">
      <style:text-properties fo:color="#C0C0C0"/>
    </style:style>
    <style:style style:name="T2185" style:parent-style-name="DefaultParagraphFont" style:family="text">
      <style:text-properties fo:color="#2AA198"/>
    </style:style>
    <style:style style:name="T2186" style:parent-style-name="DefaultParagraphFont" style:family="text">
      <style:text-properties fo:color="#C0C0C0"/>
    </style:style>
    <style:style style:name="T2187" style:parent-style-name="DefaultParagraphFont" style:family="text">
      <style:text-properties fo:color="#2AA198"/>
    </style:style>
    <style:style style:name="T2188" style:parent-style-name="DefaultParagraphFont" style:family="text">
      <style:text-properties fo:color="#C0C0C0"/>
    </style:style>
    <style:style style:name="T2189" style:parent-style-name="DefaultParagraphFont" style:family="text">
      <style:text-properties fo:color="#2AA198"/>
    </style:style>
    <style:style style:name="T2190" style:parent-style-name="DefaultParagraphFont" style:family="text">
      <style:text-properties fo:color="#C0C0C0"/>
    </style:style>
    <style:style style:name="T2191" style:parent-style-name="DefaultParagraphFont" style:family="text">
      <style:text-properties fo:color="#2AA198"/>
    </style:style>
    <style:style style:name="T2192" style:parent-style-name="DefaultParagraphFont" style:family="text">
      <style:text-properties fo:color="#C0C0C0"/>
    </style:style>
    <style:style style:name="T2193" style:parent-style-name="DefaultParagraphFont" style:family="text">
      <style:text-properties fo:color="#2AA198"/>
    </style:style>
    <style:style style:name="T2194" style:parent-style-name="DefaultParagraphFont" style:family="text">
      <style:text-properties fo:color="#C0C0C0"/>
    </style:style>
    <style:style style:name="T2195" style:parent-style-name="DefaultParagraphFont" style:family="text">
      <style:text-properties fo:color="#2AA198"/>
    </style:style>
    <style:style style:name="T2196" style:parent-style-name="DefaultParagraphFont" style:family="text">
      <style:text-properties fo:color="#586E75"/>
    </style:style>
    <style:style style:name="T2197" style:parent-style-name="DefaultParagraphFont" style:family="text">
      <style:text-properties fo:color="#C0C0C0"/>
    </style:style>
    <style:style style:name="T2198" style:parent-style-name="DefaultParagraphFont" style:family="text">
      <style:text-properties fo:color="#586E75"/>
    </style:style>
    <style:style style:name="T2199" style:parent-style-name="DefaultParagraphFont" style:family="text">
      <style:text-properties fo:color="#2AA198"/>
    </style:style>
    <style:style style:name="T2200" style:parent-style-name="DefaultParagraphFont" style:family="text">
      <style:text-properties fo:color="#586E75"/>
    </style:style>
    <style:style style:name="T2201" style:parent-style-name="DefaultParagraphFont" style:family="text">
      <style:text-properties fo:color="#C0C0C0"/>
    </style:style>
    <style:style style:name="T2202" style:parent-style-name="DefaultParagraphFont" style:family="text">
      <style:text-properties fo:color="#586E75"/>
    </style:style>
    <style:style style:name="T2203" style:parent-style-name="DefaultParagraphFont" style:family="text">
      <style:text-properties fo:color="#2AA198"/>
    </style:style>
    <style:style style:name="T2204" style:parent-style-name="DefaultParagraphFont" style:family="text">
      <style:text-properties fo:color="#C0C0C0"/>
    </style:style>
    <style:style style:name="T2205" style:parent-style-name="DefaultParagraphFont" style:family="text">
      <style:text-properties fo:color="#2AA198"/>
    </style:style>
    <style:style style:name="T2206" style:parent-style-name="DefaultParagraphFont" style:family="text">
      <style:text-properties fo:color="#C0C0C0"/>
    </style:style>
    <style:style style:name="T2207" style:parent-style-name="DefaultParagraphFont" style:family="text">
      <style:text-properties fo:color="#2AA198"/>
    </style:style>
    <style:style style:name="T2208" style:parent-style-name="DefaultParagraphFont" style:family="text">
      <style:text-properties fo:color="#586E75"/>
    </style:style>
    <style:style style:name="T2209" style:parent-style-name="DefaultParagraphFont" style:family="text">
      <style:text-properties fo:color="#C0C0C0"/>
    </style:style>
    <style:style style:name="T2210" style:parent-style-name="DefaultParagraphFont" style:family="text">
      <style:text-properties fo:color="#586E75"/>
    </style:style>
    <style:style style:name="T2211" style:parent-style-name="DefaultParagraphFont" style:family="text">
      <style:text-properties fo:color="#2AA198"/>
    </style:style>
    <style:style style:name="T2212" style:parent-style-name="DefaultParagraphFont" style:family="text">
      <style:text-properties fo:color="#586E75"/>
    </style:style>
    <style:style style:name="T2213" style:parent-style-name="DefaultParagraphFont" style:family="text">
      <style:text-properties fo:color="#C0C0C0"/>
    </style:style>
    <style:style style:name="T2214" style:parent-style-name="DefaultParagraphFont" style:family="text">
      <style:text-properties fo:color="#586E75"/>
    </style:style>
    <style:style style:name="T2215" style:parent-style-name="DefaultParagraphFont" style:family="text">
      <style:text-properties fo:color="#000000"/>
    </style:style>
    <style:style style:name="T2216" style:parent-style-name="DefaultParagraphFont" style:family="text">
      <style:text-properties fo:color="#586E75"/>
    </style:style>
    <style:style style:name="T2217" style:parent-style-name="DefaultParagraphFont" style:family="text">
      <style:text-properties fo:color="#C0C0C0"/>
    </style:style>
    <style:style style:name="T2218" style:parent-style-name="DefaultParagraphFont" style:family="text">
      <style:text-properties fo:color="#586E75"/>
    </style:style>
    <style:style style:name="T2219" style:parent-style-name="DefaultParagraphFont" style:family="text">
      <style:text-properties fo:color="#2AA198"/>
    </style:style>
    <style:style style:name="T2220" style:parent-style-name="DefaultParagraphFont" style:family="text">
      <style:text-properties fo:color="#C0C0C0"/>
    </style:style>
    <style:style style:name="T2221" style:parent-style-name="DefaultParagraphFont" style:family="text">
      <style:text-properties fo:color="#2AA198"/>
    </style:style>
    <style:style style:name="T2222" style:parent-style-name="DefaultParagraphFont" style:family="text">
      <style:text-properties fo:color="#C0C0C0"/>
    </style:style>
    <style:style style:name="T2223" style:parent-style-name="DefaultParagraphFont" style:family="text">
      <style:text-properties fo:color="#2AA198"/>
    </style:style>
    <style:style style:name="T2224" style:parent-style-name="DefaultParagraphFont" style:family="text">
      <style:text-properties fo:color="#586E75"/>
    </style:style>
    <style:style style:name="T2225" style:parent-style-name="DefaultParagraphFont" style:family="text">
      <style:text-properties fo:color="#C0C0C0"/>
    </style:style>
    <style:style style:name="T2226" style:parent-style-name="DefaultParagraphFont" style:family="text">
      <style:text-properties fo:color="#586E75"/>
    </style:style>
    <style:style style:name="T2227" style:parent-style-name="DefaultParagraphFont" style:family="text">
      <style:text-properties fo:color="#2AA198"/>
    </style:style>
    <style:style style:name="T2228" style:parent-style-name="DefaultParagraphFont" style:family="text">
      <style:text-properties fo:color="#586E75"/>
    </style:style>
    <style:style style:name="T2229" style:parent-style-name="DefaultParagraphFont" style:family="text">
      <style:text-properties fo:color="#C0C0C0"/>
    </style:style>
    <style:style style:name="T2230" style:parent-style-name="DefaultParagraphFont" style:family="text">
      <style:text-properties fo:color="#586E75"/>
    </style:style>
    <style:style style:name="T2231" style:parent-style-name="DefaultParagraphFont" style:family="text">
      <style:text-properties fo:color="#000000"/>
    </style:style>
    <style:style style:name="T2232" style:parent-style-name="DefaultParagraphFont" style:family="text">
      <style:text-properties fo:color="#586E75"/>
    </style:style>
    <style:style style:name="T2233" style:parent-style-name="DefaultParagraphFont" style:family="text">
      <style:text-properties fo:color="#C0C0C0"/>
    </style:style>
    <style:style style:name="T2234" style:parent-style-name="DefaultParagraphFont" style:family="text">
      <style:text-properties fo:color="#586E75"/>
    </style:style>
    <style:style style:name="T2235" style:parent-style-name="DefaultParagraphFont" style:family="text">
      <style:text-properties fo:color="#2AA198"/>
    </style:style>
    <style:style style:name="T2236" style:parent-style-name="DefaultParagraphFont" style:family="text">
      <style:text-properties fo:color="#C0C0C0"/>
    </style:style>
    <style:style style:name="T2237" style:parent-style-name="DefaultParagraphFont" style:family="text">
      <style:text-properties fo:color="#2AA198"/>
    </style:style>
    <style:style style:name="T2238" style:parent-style-name="DefaultParagraphFont" style:family="text">
      <style:text-properties fo:color="#C0C0C0"/>
    </style:style>
    <style:style style:name="T2239" style:parent-style-name="DefaultParagraphFont" style:family="text">
      <style:text-properties fo:color="#2AA198"/>
    </style:style>
    <style:style style:name="T2240" style:parent-style-name="DefaultParagraphFont" style:family="text">
      <style:text-properties fo:color="#586E75"/>
    </style:style>
    <style:style style:name="T2241" style:parent-style-name="DefaultParagraphFont" style:family="text">
      <style:text-properties fo:color="#C0C0C0"/>
    </style:style>
    <style:style style:name="T2242" style:parent-style-name="DefaultParagraphFont" style:family="text">
      <style:text-properties fo:color="#586E75"/>
    </style:style>
    <style:style style:name="T2243" style:parent-style-name="DefaultParagraphFont" style:family="text">
      <style:text-properties fo:color="#2AA198"/>
    </style:style>
    <style:style style:name="T2244" style:parent-style-name="DefaultParagraphFont" style:family="text">
      <style:text-properties fo:color="#586E75"/>
    </style:style>
    <style:style style:name="T2245" style:parent-style-name="DefaultParagraphFont" style:family="text">
      <style:text-properties fo:color="#C0C0C0"/>
    </style:style>
    <style:style style:name="T2246" style:parent-style-name="DefaultParagraphFont" style:family="text">
      <style:text-properties fo:color="#586E75"/>
    </style:style>
    <style:style style:name="T2247" style:parent-style-name="DefaultParagraphFont" style:family="text">
      <style:text-properties fo:color="#000000"/>
    </style:style>
    <style:style style:name="T2248" style:parent-style-name="DefaultParagraphFont" style:family="text">
      <style:text-properties fo:color="#586E75"/>
    </style:style>
    <style:style style:name="P2249" style:parent-style-name="PreformattedText" style:family="paragraph">
      <style:text-properties fo:color="#C0C0C0"/>
    </style:style>
    <style:style style:name="T2250" style:parent-style-name="DefaultParagraphFont" style:family="text">
      <style:text-properties fo:color="#C0C0C0"/>
    </style:style>
    <style:style style:name="T2251" style:parent-style-name="DefaultParagraphFont" style:family="text">
      <style:text-properties fo:color="#000000"/>
    </style:style>
    <style:style style:name="T2252" style:parent-style-name="DefaultParagraphFont" style:family="text">
      <style:text-properties fo:color="#586E75"/>
    </style:style>
    <style:style style:name="T2253" style:parent-style-name="DefaultParagraphFont" style:family="text">
      <style:text-properties fo:color="#000000"/>
    </style:style>
    <style:style style:name="T2254" style:parent-style-name="DefaultParagraphFont" style:family="text">
      <style:text-properties fo:color="#586E75"/>
    </style:style>
    <style:style style:name="T2255" style:parent-style-name="DefaultParagraphFont" style:family="text">
      <style:text-properties fo:color="#000000"/>
    </style:style>
    <style:style style:name="T2256" style:parent-style-name="DefaultParagraphFont" style:family="text">
      <style:text-properties fo:color="#586E75"/>
    </style:style>
    <style:style style:name="T2257" style:parent-style-name="DefaultParagraphFont" style:family="text">
      <style:text-properties fo:color="#2AA198"/>
    </style:style>
    <style:style style:name="T2258" style:parent-style-name="DefaultParagraphFont" style:family="text">
      <style:text-properties fo:color="#586E75"/>
    </style:style>
    <style:style style:name="T2259" style:parent-style-name="DefaultParagraphFont" style:family="text">
      <style:text-properties fo:color="#000000"/>
    </style:style>
    <style:style style:name="T2260" style:parent-style-name="DefaultParagraphFont" style:family="text">
      <style:text-properties fo:color="#586E75"/>
    </style:style>
    <style:style style:name="T2261" style:parent-style-name="DefaultParagraphFont" style:family="text">
      <style:text-properties fo:color="#000000"/>
    </style:style>
    <style:style style:name="T2262" style:parent-style-name="DefaultParagraphFont" style:family="text">
      <style:text-properties fo:color="#586E75"/>
    </style:style>
    <style:style style:name="P2263" style:parent-style-name="PreformattedText" style:family="paragraph">
      <style:text-properties fo:color="#C0C0C0"/>
    </style:style>
    <style:style style:name="T2264" style:parent-style-name="DefaultParagraphFont" style:family="text">
      <style:text-properties fo:color="#C0C0C0"/>
    </style:style>
    <style:style style:name="T2265" style:parent-style-name="DefaultParagraphFont" style:family="text">
      <style:text-properties fo:font-weight="bold" style:font-weight-asian="bold" fo:color="#586E75"/>
    </style:style>
    <style:style style:name="T2266" style:parent-style-name="DefaultParagraphFont" style:family="text">
      <style:text-properties fo:color="#C0C0C0"/>
    </style:style>
    <style:style style:name="T2267" style:parent-style-name="DefaultParagraphFont" style:family="text">
      <style:text-properties fo:color="#586E75"/>
    </style:style>
    <style:style style:name="T2268" style:parent-style-name="DefaultParagraphFont" style:family="text">
      <style:text-properties fo:color="#C0C0C0"/>
    </style:style>
    <style:style style:name="T2269" style:parent-style-name="DefaultParagraphFont" style:family="text">
      <style:text-properties fo:color="#000000"/>
    </style:style>
    <style:style style:name="T2270" style:parent-style-name="DefaultParagraphFont" style:family="text">
      <style:text-properties fo:color="#C0C0C0"/>
    </style:style>
    <style:style style:name="T2271" style:parent-style-name="DefaultParagraphFont" style:family="text">
      <style:text-properties fo:color="#586E75"/>
    </style:style>
    <style:style style:name="T2272" style:parent-style-name="DefaultParagraphFont" style:family="text">
      <style:text-properties fo:color="#C0C0C0"/>
    </style:style>
    <style:style style:name="T2273" style:parent-style-name="DefaultParagraphFont" style:family="text">
      <style:text-properties fo:color="#2AA198"/>
    </style:style>
    <style:style style:name="T2274" style:parent-style-name="DefaultParagraphFont" style:family="text">
      <style:text-properties fo:color="#C0C0C0"/>
    </style:style>
    <style:style style:name="T2275" style:parent-style-name="DefaultParagraphFont" style:family="text">
      <style:text-properties fo:color="#586E75"/>
    </style:style>
    <style:style style:name="T2276" style:parent-style-name="DefaultParagraphFont" style:family="text">
      <style:text-properties fo:color="#C0C0C0"/>
    </style:style>
    <style:style style:name="T2277" style:parent-style-name="DefaultParagraphFont" style:family="text">
      <style:text-properties fo:color="#586E75"/>
    </style:style>
    <style:style style:name="T2278" style:parent-style-name="DefaultParagraphFont" style:family="text">
      <style:text-properties fo:color="#C0C0C0"/>
    </style:style>
    <style:style style:name="T2279" style:parent-style-name="DefaultParagraphFont" style:family="text">
      <style:text-properties fo:color="#586E75"/>
    </style:style>
    <style:style style:name="T2280" style:parent-style-name="DefaultParagraphFont" style:family="text">
      <style:text-properties fo:color="#2AA198"/>
    </style:style>
    <style:style style:name="T2281" style:parent-style-name="DefaultParagraphFont" style:family="text">
      <style:text-properties fo:color="#C0C0C0"/>
    </style:style>
    <style:style style:name="T2282" style:parent-style-name="DefaultParagraphFont" style:family="text">
      <style:text-properties fo:color="#2AA198"/>
    </style:style>
    <style:style style:name="T2283" style:parent-style-name="DefaultParagraphFont" style:family="text">
      <style:text-properties fo:color="#C0C0C0"/>
    </style:style>
    <style:style style:name="T2284" style:parent-style-name="DefaultParagraphFont" style:family="text">
      <style:text-properties fo:color="#2AA198"/>
    </style:style>
    <style:style style:name="T2285" style:parent-style-name="DefaultParagraphFont" style:family="text">
      <style:text-properties fo:color="#586E75"/>
    </style:style>
    <style:style style:name="T2286" style:parent-style-name="DefaultParagraphFont" style:family="text">
      <style:text-properties fo:color="#C0C0C0"/>
    </style:style>
    <style:style style:name="T2287" style:parent-style-name="DefaultParagraphFont" style:family="text">
      <style:text-properties fo:color="#586E75"/>
    </style:style>
    <style:style style:name="T2288" style:parent-style-name="DefaultParagraphFont" style:family="text">
      <style:text-properties fo:color="#C0C0C0"/>
    </style:style>
    <style:style style:name="T2289" style:parent-style-name="DefaultParagraphFont" style:family="text">
      <style:text-properties fo:font-weight="bold" style:font-weight-asian="bold" fo:color="#586E75"/>
    </style:style>
    <style:style style:name="T2290" style:parent-style-name="DefaultParagraphFont" style:family="text">
      <style:text-properties fo:color="#C0C0C0"/>
    </style:style>
    <style:style style:name="T2291" style:parent-style-name="DefaultParagraphFont" style:family="text">
      <style:text-properties fo:color="#586E75"/>
    </style:style>
    <style:style style:name="T2292" style:parent-style-name="DefaultParagraphFont" style:family="text">
      <style:text-properties fo:color="#C0C0C0"/>
    </style:style>
    <style:style style:name="T2293" style:parent-style-name="DefaultParagraphFont" style:family="text">
      <style:text-properties fo:font-weight="bold" style:font-weight-asian="bold" fo:color="#586E75"/>
    </style:style>
    <style:style style:name="T2294" style:parent-style-name="DefaultParagraphFont" style:family="text">
      <style:text-properties fo:color="#C0C0C0"/>
    </style:style>
    <style:style style:name="T2295" style:parent-style-name="DefaultParagraphFont" style:family="text">
      <style:text-properties fo:color="#586E75"/>
    </style:style>
    <style:style style:name="T2296" style:parent-style-name="DefaultParagraphFont" style:family="text">
      <style:text-properties fo:color="#000000"/>
    </style:style>
    <style:style style:name="T2297" style:parent-style-name="DefaultParagraphFont" style:family="text">
      <style:text-properties fo:color="#C0C0C0"/>
    </style:style>
    <style:style style:name="T2298" style:parent-style-name="DefaultParagraphFont" style:family="text">
      <style:text-properties fo:color="#586E75"/>
    </style:style>
    <style:style style:name="T2299" style:parent-style-name="DefaultParagraphFont" style:family="text">
      <style:text-properties fo:color="#C0C0C0"/>
    </style:style>
    <style:style style:name="T2300" style:parent-style-name="DefaultParagraphFont" style:family="text">
      <style:text-properties fo:color="#2AA198"/>
    </style:style>
    <style:style style:name="T2301" style:parent-style-name="DefaultParagraphFont" style:family="text">
      <style:text-properties fo:color="#586E75"/>
    </style:style>
    <style:style style:name="T2302" style:parent-style-name="DefaultParagraphFont" style:family="text">
      <style:text-properties fo:color="#C0C0C0"/>
    </style:style>
    <style:style style:name="T2303" style:parent-style-name="DefaultParagraphFont" style:family="text">
      <style:text-properties fo:color="#586E75"/>
    </style:style>
    <style:style style:name="T2304" style:parent-style-name="DefaultParagraphFont" style:family="text">
      <style:text-properties fo:color="#C0C0C0"/>
    </style:style>
    <style:style style:name="T2305" style:parent-style-name="DefaultParagraphFont" style:family="text">
      <style:text-properties fo:color="#586E75"/>
    </style:style>
    <style:style style:name="T2306" style:parent-style-name="DefaultParagraphFont" style:family="text">
      <style:text-properties fo:color="#2AA198"/>
    </style:style>
    <style:style style:name="T2307" style:parent-style-name="DefaultParagraphFont" style:family="text">
      <style:text-properties fo:color="#C0C0C0"/>
    </style:style>
    <style:style style:name="T2308" style:parent-style-name="DefaultParagraphFont" style:family="text">
      <style:text-properties fo:color="#2AA198"/>
    </style:style>
    <style:style style:name="T2309" style:parent-style-name="DefaultParagraphFont" style:family="text">
      <style:text-properties fo:color="#586E75"/>
    </style:style>
    <style:style style:name="T2310" style:parent-style-name="DefaultParagraphFont" style:family="text">
      <style:text-properties fo:color="#C0C0C0"/>
    </style:style>
    <style:style style:name="T2311" style:parent-style-name="DefaultParagraphFont" style:family="text">
      <style:text-properties fo:color="#000000"/>
    </style:style>
    <style:style style:name="T2312" style:parent-style-name="DefaultParagraphFont" style:family="text">
      <style:text-properties fo:color="#586E75"/>
    </style:style>
    <style:style style:name="T2313" style:parent-style-name="DefaultParagraphFont" style:family="text">
      <style:text-properties fo:color="#000000"/>
    </style:style>
    <style:style style:name="T2314" style:parent-style-name="DefaultParagraphFont" style:family="text">
      <style:text-properties fo:color="#586E75"/>
    </style:style>
    <style:style style:name="T2315" style:parent-style-name="DefaultParagraphFont" style:family="text">
      <style:text-properties fo:color="#2AA198"/>
    </style:style>
    <style:style style:name="T2316" style:parent-style-name="DefaultParagraphFont" style:family="text">
      <style:text-properties fo:color="#586E75"/>
    </style:style>
    <style:style style:name="T2317" style:parent-style-name="DefaultParagraphFont" style:family="text">
      <style:text-properties fo:color="#000000"/>
    </style:style>
    <style:style style:name="T2318" style:parent-style-name="DefaultParagraphFont" style:family="text">
      <style:text-properties fo:color="#586E75"/>
    </style:style>
    <style:style style:name="T2319" style:parent-style-name="DefaultParagraphFont" style:family="text">
      <style:text-properties fo:color="#C0C0C0"/>
    </style:style>
    <style:style style:name="T2320" style:parent-style-name="DefaultParagraphFont" style:family="text">
      <style:text-properties fo:color="#586E75"/>
    </style:style>
    <style:style style:name="T2321" style:parent-style-name="DefaultParagraphFont" style:family="text">
      <style:text-properties fo:color="#2AA198"/>
    </style:style>
    <style:style style:name="T2322" style:parent-style-name="DefaultParagraphFont" style:family="text">
      <style:text-properties fo:color="#C0C0C0"/>
    </style:style>
    <style:style style:name="T2323" style:parent-style-name="DefaultParagraphFont" style:family="text">
      <style:text-properties fo:color="#2AA198"/>
    </style:style>
    <style:style style:name="T2324" style:parent-style-name="DefaultParagraphFont" style:family="text">
      <style:text-properties fo:color="#586E75"/>
    </style:style>
    <style:style style:name="T2325" style:parent-style-name="DefaultParagraphFont" style:family="text">
      <style:text-properties fo:color="#C0C0C0"/>
    </style:style>
    <style:style style:name="T2326" style:parent-style-name="DefaultParagraphFont" style:family="text">
      <style:text-properties fo:color="#000000"/>
    </style:style>
    <style:style style:name="T2327" style:parent-style-name="DefaultParagraphFont" style:family="text">
      <style:text-properties fo:color="#586E75"/>
    </style:style>
    <style:style style:name="T2328" style:parent-style-name="DefaultParagraphFont" style:family="text">
      <style:text-properties fo:color="#C0C0C0"/>
    </style:style>
    <style:style style:name="T2329" style:parent-style-name="DefaultParagraphFont" style:family="text">
      <style:text-properties fo:color="#586E75"/>
    </style:style>
    <style:style style:name="T2330" style:parent-style-name="DefaultParagraphFont" style:family="text">
      <style:text-properties fo:color="#C0C0C0"/>
    </style:style>
    <style:style style:name="T2331" style:parent-style-name="DefaultParagraphFont" style:family="text">
      <style:text-properties fo:font-weight="bold" style:font-weight-asian="bold" fo:color="#586E75"/>
    </style:style>
    <style:style style:name="T2332" style:parent-style-name="DefaultParagraphFont" style:family="text">
      <style:text-properties fo:color="#C0C0C0"/>
    </style:style>
    <style:style style:name="T2333" style:parent-style-name="DefaultParagraphFont" style:family="text">
      <style:text-properties fo:font-weight="bold" style:font-weight-asian="bold" fo:color="#586E75"/>
    </style:style>
    <style:style style:name="T2334" style:parent-style-name="DefaultParagraphFont" style:family="text">
      <style:text-properties fo:color="#C0C0C0"/>
    </style:style>
    <style:style style:name="T2335" style:parent-style-name="DefaultParagraphFont" style:family="text">
      <style:text-properties fo:color="#586E75"/>
    </style:style>
    <style:style style:name="T2336" style:parent-style-name="DefaultParagraphFont" style:family="text">
      <style:text-properties fo:color="#000000"/>
    </style:style>
    <style:style style:name="T2337" style:parent-style-name="DefaultParagraphFont" style:family="text">
      <style:text-properties fo:color="#C0C0C0"/>
    </style:style>
    <style:style style:name="T2338" style:parent-style-name="DefaultParagraphFont" style:family="text">
      <style:text-properties fo:color="#586E75"/>
    </style:style>
    <style:style style:name="T2339" style:parent-style-name="DefaultParagraphFont" style:family="text">
      <style:text-properties fo:color="#C0C0C0"/>
    </style:style>
    <style:style style:name="T2340" style:parent-style-name="DefaultParagraphFont" style:family="text">
      <style:text-properties fo:color="#2AA198"/>
    </style:style>
    <style:style style:name="T2341" style:parent-style-name="DefaultParagraphFont" style:family="text">
      <style:text-properties fo:color="#C0C0C0"/>
    </style:style>
    <style:style style:name="T2342" style:parent-style-name="DefaultParagraphFont" style:family="text">
      <style:text-properties fo:color="#586E75"/>
    </style:style>
    <style:style style:name="T2343" style:parent-style-name="DefaultParagraphFont" style:family="text">
      <style:text-properties fo:color="#C0C0C0"/>
    </style:style>
    <style:style style:name="T2344" style:parent-style-name="DefaultParagraphFont" style:family="text">
      <style:text-properties fo:color="#586E75"/>
    </style:style>
    <style:style style:name="T2345" style:parent-style-name="DefaultParagraphFont" style:family="text">
      <style:text-properties fo:color="#C0C0C0"/>
    </style:style>
    <style:style style:name="T2346" style:parent-style-name="DefaultParagraphFont" style:family="text">
      <style:text-properties fo:color="#000000"/>
    </style:style>
    <style:style style:name="T2347" style:parent-style-name="DefaultParagraphFont" style:family="text">
      <style:text-properties fo:color="#586E75"/>
    </style:style>
    <style:style style:name="T2348" style:parent-style-name="DefaultParagraphFont" style:family="text">
      <style:text-properties fo:color="#000000"/>
    </style:style>
    <style:style style:name="T2349" style:parent-style-name="DefaultParagraphFont" style:family="text">
      <style:text-properties fo:color="#586E75"/>
    </style:style>
    <style:style style:name="T2350" style:parent-style-name="DefaultParagraphFont" style:family="text">
      <style:text-properties fo:color="#586E75"/>
    </style:style>
    <style:style style:name="T2351" style:parent-style-name="DefaultParagraphFont" style:family="text">
      <style:text-properties fo:color="#000000"/>
    </style:style>
    <style:style style:name="T2352" style:parent-style-name="DefaultParagraphFont" style:family="text">
      <style:text-properties fo:color="#586E75"/>
    </style:style>
    <style:style style:name="T2353" style:parent-style-name="DefaultParagraphFont" style:family="text">
      <style:text-properties fo:color="#2AA198"/>
    </style:style>
    <style:style style:name="T2354" style:parent-style-name="DefaultParagraphFont" style:family="text">
      <style:text-properties fo:color="#586E75"/>
    </style:style>
    <style:style style:name="T2355" style:parent-style-name="DefaultParagraphFont" style:family="text">
      <style:text-properties fo:color="#000000"/>
    </style:style>
    <style:style style:name="T2356" style:parent-style-name="DefaultParagraphFont" style:family="text">
      <style:text-properties fo:color="#586E75"/>
    </style:style>
    <style:style style:name="T2357" style:parent-style-name="DefaultParagraphFont" style:family="text">
      <style:text-properties fo:color="#C0C0C0"/>
    </style:style>
    <style:style style:name="T2358" style:parent-style-name="DefaultParagraphFont" style:family="text">
      <style:text-properties fo:color="#000000"/>
    </style:style>
    <style:style style:name="T2359" style:parent-style-name="DefaultParagraphFont" style:family="text">
      <style:text-properties fo:color="#586E75"/>
    </style:style>
    <style:style style:name="T2360" style:parent-style-name="DefaultParagraphFont" style:family="text">
      <style:text-properties fo:color="#000000"/>
    </style:style>
    <style:style style:name="T2361" style:parent-style-name="DefaultParagraphFont" style:family="text">
      <style:text-properties fo:color="#586E75"/>
    </style:style>
    <style:style style:name="T2362" style:parent-style-name="DefaultParagraphFont" style:family="text">
      <style:text-properties fo:color="#586E75"/>
    </style:style>
    <style:style style:name="T2363" style:parent-style-name="DefaultParagraphFont" style:family="text">
      <style:text-properties fo:color="#000000"/>
    </style:style>
    <style:style style:name="T2364" style:parent-style-name="DefaultParagraphFont" style:family="text">
      <style:text-properties fo:color="#586E75"/>
    </style:style>
    <style:style style:name="T2365" style:parent-style-name="DefaultParagraphFont" style:family="text">
      <style:text-properties fo:color="#2AA198"/>
    </style:style>
    <style:style style:name="T2366" style:parent-style-name="DefaultParagraphFont" style:family="text">
      <style:text-properties fo:color="#586E75"/>
    </style:style>
    <style:style style:name="T2367" style:parent-style-name="DefaultParagraphFont" style:family="text">
      <style:text-properties fo:color="#000000"/>
    </style:style>
    <style:style style:name="T2368" style:parent-style-name="DefaultParagraphFont" style:family="text">
      <style:text-properties fo:color="#586E75"/>
    </style:style>
    <style:style style:name="T2369" style:parent-style-name="DefaultParagraphFont" style:family="text">
      <style:text-properties fo:color="#C0C0C0"/>
    </style:style>
    <style:style style:name="T2370" style:parent-style-name="DefaultParagraphFont" style:family="text">
      <style:text-properties fo:color="#586E75"/>
    </style:style>
    <style:style style:name="T2371" style:parent-style-name="DefaultParagraphFont" style:family="text">
      <style:text-properties fo:color="#2AA198"/>
    </style:style>
    <style:style style:name="T2372" style:parent-style-name="DefaultParagraphFont" style:family="text">
      <style:text-properties fo:color="#C0C0C0"/>
    </style:style>
    <style:style style:name="T2373" style:parent-style-name="DefaultParagraphFont" style:family="text">
      <style:text-properties fo:color="#2AA198"/>
    </style:style>
    <style:style style:name="T2374" style:parent-style-name="DefaultParagraphFont" style:family="text">
      <style:text-properties fo:color="#586E75"/>
    </style:style>
    <style:style style:name="T2375" style:parent-style-name="DefaultParagraphFont" style:family="text">
      <style:text-properties fo:color="#C0C0C0"/>
    </style:style>
    <style:style style:name="T2376" style:parent-style-name="DefaultParagraphFont" style:family="text">
      <style:text-properties fo:color="#000000"/>
    </style:style>
    <style:style style:name="T2377" style:parent-style-name="DefaultParagraphFont" style:family="text">
      <style:text-properties fo:color="#586E75"/>
    </style:style>
    <style:style style:name="T2378" style:parent-style-name="DefaultParagraphFont" style:family="text">
      <style:text-properties fo:color="#C0C0C0"/>
    </style:style>
    <style:style style:name="T2379" style:parent-style-name="DefaultParagraphFont" style:family="text">
      <style:text-properties fo:color="#586E75"/>
    </style:style>
    <style:style style:name="T2380" style:parent-style-name="DefaultParagraphFont" style:family="text">
      <style:text-properties fo:color="#2AA198"/>
    </style:style>
    <style:style style:name="T2381" style:parent-style-name="DefaultParagraphFont" style:family="text">
      <style:text-properties fo:color="#C0C0C0"/>
    </style:style>
    <style:style style:name="T2382" style:parent-style-name="DefaultParagraphFont" style:family="text">
      <style:text-properties fo:color="#2AA198"/>
    </style:style>
    <style:style style:name="T2383" style:parent-style-name="DefaultParagraphFont" style:family="text">
      <style:text-properties fo:color="#586E75"/>
    </style:style>
    <style:style style:name="T2384" style:parent-style-name="DefaultParagraphFont" style:family="text">
      <style:text-properties fo:color="#C0C0C0"/>
    </style:style>
    <style:style style:name="T2385" style:parent-style-name="DefaultParagraphFont" style:family="text">
      <style:text-properties fo:color="#000000"/>
    </style:style>
    <style:style style:name="T2386" style:parent-style-name="DefaultParagraphFont" style:family="text">
      <style:text-properties fo:color="#586E75"/>
    </style:style>
    <style:style style:name="T2387" style:parent-style-name="DefaultParagraphFont" style:family="text">
      <style:text-properties fo:color="#C0C0C0"/>
    </style:style>
    <style:style style:name="T2388" style:parent-style-name="DefaultParagraphFont" style:family="text">
      <style:text-properties fo:color="#586E75"/>
    </style:style>
    <style:style style:name="T2389" style:parent-style-name="DefaultParagraphFont" style:family="text">
      <style:text-properties fo:color="#C0C0C0"/>
    </style:style>
    <style:style style:name="T2390" style:parent-style-name="DefaultParagraphFont" style:family="text">
      <style:text-properties fo:font-weight="bold" style:font-weight-asian="bold" fo:color="#586E75"/>
    </style:style>
    <style:style style:name="T2391" style:parent-style-name="DefaultParagraphFont" style:family="text">
      <style:text-properties fo:color="#C0C0C0"/>
    </style:style>
    <style:style style:name="T2392" style:parent-style-name="DefaultParagraphFont" style:family="text">
      <style:text-properties fo:color="#586E75"/>
    </style:style>
    <style:style style:name="T2393" style:parent-style-name="DefaultParagraphFont" style:family="text">
      <style:text-properties fo:color="#C0C0C0"/>
    </style:style>
    <style:style style:name="T2394" style:parent-style-name="DefaultParagraphFont" style:family="text">
      <style:text-properties fo:color="#586E75"/>
    </style:style>
    <style:style style:name="T2395" style:parent-style-name="DefaultParagraphFont" style:family="text">
      <style:text-properties fo:color="#2AA198"/>
    </style:style>
    <style:style style:name="T2396" style:parent-style-name="DefaultParagraphFont" style:family="text">
      <style:text-properties fo:color="#C0C0C0"/>
    </style:style>
    <style:style style:name="T2397" style:parent-style-name="DefaultParagraphFont" style:family="text">
      <style:text-properties fo:color="#2AA198"/>
    </style:style>
    <style:style style:name="T2398" style:parent-style-name="DefaultParagraphFont" style:family="text">
      <style:text-properties fo:color="#C0C0C0"/>
    </style:style>
    <style:style style:name="T2399" style:parent-style-name="DefaultParagraphFont" style:family="text">
      <style:text-properties fo:color="#2AA198"/>
    </style:style>
    <style:style style:name="T2400" style:parent-style-name="DefaultParagraphFont" style:family="text">
      <style:text-properties fo:color="#586E75"/>
    </style:style>
    <style:style style:name="T2401" style:parent-style-name="DefaultParagraphFont" style:family="text">
      <style:text-properties fo:color="#C0C0C0"/>
    </style:style>
    <style:style style:name="T2402" style:parent-style-name="DefaultParagraphFont" style:family="text">
      <style:text-properties fo:color="#586E75"/>
    </style:style>
    <style:style style:name="T2403" style:parent-style-name="DefaultParagraphFont" style:family="text">
      <style:text-properties fo:color="#C0C0C0"/>
    </style:style>
    <style:style style:name="T2404" style:parent-style-name="DefaultParagraphFont" style:family="text">
      <style:text-properties fo:color="#586E75"/>
    </style:style>
    <style:style style:name="P2405" style:parent-style-name="PreformattedText" style:family="paragraph">
      <style:text-properties fo:color="#C0C0C0"/>
    </style:style>
    <style:style style:name="T2406" style:parent-style-name="DefaultParagraphFont" style:family="text">
      <style:text-properties fo:color="#C0C0C0"/>
    </style:style>
    <style:style style:name="T2407" style:parent-style-name="DefaultParagraphFont" style:family="text">
      <style:text-properties fo:color="#586E75"/>
    </style:style>
    <style:style style:name="T2408" style:parent-style-name="DefaultParagraphFont" style:family="text">
      <style:text-properties fo:color="#2AA198"/>
    </style:style>
    <style:style style:name="T2409" style:parent-style-name="DefaultParagraphFont" style:family="text">
      <style:text-properties fo:color="#586E75"/>
    </style:style>
    <style:style style:name="T2410" style:parent-style-name="DefaultParagraphFont" style:family="text">
      <style:text-properties fo:color="#C0C0C0"/>
    </style:style>
    <style:style style:name="T2411" style:parent-style-name="DefaultParagraphFont" style:family="text">
      <style:text-properties fo:font-weight="bold" style:font-weight-asian="bold" fo:color="#586E75"/>
    </style:style>
    <style:style style:name="T2412" style:parent-style-name="DefaultParagraphFont" style:family="text">
      <style:text-properties fo:color="#C0C0C0"/>
    </style:style>
    <style:style style:name="T2413" style:parent-style-name="DefaultParagraphFont" style:family="text">
      <style:text-properties fo:color="#2AA198"/>
    </style:style>
    <style:style style:name="T2414" style:parent-style-name="DefaultParagraphFont" style:family="text">
      <style:text-properties fo:color="#586E75"/>
    </style:style>
    <style:style style:name="P2415" style:parent-style-name="PreformattedText" style:family="paragraph">
      <style:text-properties fo:color="#586E75"/>
    </style:style>
    <style:style style:name="T2416" style:parent-style-name="DefaultParagraphFont" style:family="text">
      <style:text-properties fo:color="#93A1A1"/>
    </style:style>
    <style:style style:name="T2417" style:parent-style-name="DefaultParagraphFont" style:family="text">
      <style:text-properties fo:color="#C0C0C0"/>
    </style:style>
    <style:style style:name="T2418" style:parent-style-name="DefaultParagraphFont" style:family="text">
      <style:text-properties fo:color="#93A1A1"/>
    </style:style>
    <style:style style:name="T2419" style:parent-style-name="DefaultParagraphFont" style:family="text">
      <style:text-properties fo:color="#C0C0C0"/>
    </style:style>
    <style:style style:name="T2420" style:parent-style-name="DefaultParagraphFont" style:family="text">
      <style:text-properties fo:color="#93A1A1"/>
    </style:style>
    <style:style style:name="T2421" style:parent-style-name="DefaultParagraphFont" style:family="text">
      <style:text-properties fo:color="#C0C0C0"/>
    </style:style>
    <style:style style:name="T2422" style:parent-style-name="DefaultParagraphFont" style:family="text">
      <style:text-properties fo:color="#93A1A1"/>
    </style:style>
    <style:style style:name="T2423" style:parent-style-name="DefaultParagraphFont" style:family="text">
      <style:text-properties fo:color="#C0C0C0"/>
    </style:style>
    <style:style style:name="T2424" style:parent-style-name="DefaultParagraphFont" style:family="text">
      <style:text-properties fo:color="#93A1A1"/>
    </style:style>
    <style:style style:name="T2425" style:parent-style-name="DefaultParagraphFont" style:family="text">
      <style:text-properties fo:color="#C0C0C0"/>
    </style:style>
    <style:style style:name="T2426" style:parent-style-name="DefaultParagraphFont" style:family="text">
      <style:text-properties fo:color="#93A1A1"/>
    </style:style>
    <style:style style:name="T2427" style:parent-style-name="DefaultParagraphFont" style:family="text">
      <style:text-properties fo:color="#C0C0C0"/>
    </style:style>
    <style:style style:name="T2428" style:parent-style-name="DefaultParagraphFont" style:family="text">
      <style:text-properties fo:color="#93A1A1"/>
    </style:style>
    <style:style style:name="P2429" style:parent-style-name="PreformattedText" style:family="paragraph">
      <style:paragraph-properties fo:margin-bottom="0.1965in"/>
    </style:style>
    <style:style style:name="T2430" style:parent-style-name="DefaultParagraphFont" style:family="text">
      <style:text-properties fo:color="#6C71C4"/>
    </style:style>
    <style:style style:name="T2431" style:parent-style-name="DefaultParagraphFont" style:family="text">
      <style:text-properties fo:color="#C0C0C0"/>
    </style:style>
    <style:style style:name="T2432" style:parent-style-name="DefaultParagraphFont" style:family="text">
      <style:text-properties fo:color="#2AA198"/>
    </style:style>
    <style:style style:name="T2433" style:parent-style-name="DefaultParagraphFont" style:family="text">
      <style:text-properties fo:font-weight="bold" style:font-weight-asian="bold" fo:color="#586E75"/>
    </style:style>
    <style:style style:name="T2434" style:parent-style-name="DefaultParagraphFont" style:family="text">
      <style:text-properties fo:color="#C0C0C0"/>
    </style:style>
    <style:style style:name="T2435" style:parent-style-name="DefaultParagraphFont" style:family="text">
      <style:text-properties fo:color="#000000"/>
    </style:style>
    <style:style style:name="T2436" style:parent-style-name="DefaultParagraphFont" style:family="text">
      <style:text-properties fo:color="#586E75"/>
    </style:style>
    <style:style style:name="T2437" style:parent-style-name="DefaultParagraphFont" style:family="text">
      <style:text-properties fo:font-weight="bold" style:font-weight-asian="bold" fo:color="#586E75"/>
    </style:style>
    <style:style style:name="T2438" style:parent-style-name="DefaultParagraphFont" style:family="text">
      <style:text-properties fo:color="#586E75"/>
    </style:style>
    <style:style style:name="P2439" style:parent-style-name="PreformattedText" style:family="paragraph">
      <style:text-properties fo:color="#586E75"/>
    </style:style>
    <style:style style:name="T2440" style:parent-style-name="DefaultParagraphFont" style:family="text">
      <style:text-properties fo:color="#C0C0C0"/>
    </style:style>
    <style:style style:name="T2441" style:parent-style-name="DefaultParagraphFont" style:family="text">
      <style:text-properties fo:color="#93A1A1"/>
    </style:style>
    <style:style style:name="T2442" style:parent-style-name="DefaultParagraphFont" style:family="text">
      <style:text-properties fo:color="#C0C0C0"/>
    </style:style>
    <style:style style:name="T2443" style:parent-style-name="DefaultParagraphFont" style:family="text">
      <style:text-properties fo:color="#93A1A1"/>
    </style:style>
    <style:style style:name="T2444" style:parent-style-name="DefaultParagraphFont" style:family="text">
      <style:text-properties fo:color="#C0C0C0"/>
    </style:style>
    <style:style style:name="T2445" style:parent-style-name="DefaultParagraphFont" style:family="text">
      <style:text-properties fo:color="#93A1A1"/>
    </style:style>
    <style:style style:name="T2446" style:parent-style-name="DefaultParagraphFont" style:family="text">
      <style:text-properties fo:color="#C0C0C0"/>
    </style:style>
    <style:style style:name="T2447" style:parent-style-name="DefaultParagraphFont" style:family="text">
      <style:text-properties fo:color="#93A1A1"/>
    </style:style>
    <style:style style:name="T2448" style:parent-style-name="DefaultParagraphFont" style:family="text">
      <style:text-properties fo:color="#C0C0C0"/>
    </style:style>
    <style:style style:name="T2449" style:parent-style-name="DefaultParagraphFont" style:family="text">
      <style:text-properties fo:color="#93A1A1"/>
    </style:style>
    <style:style style:name="T2450" style:parent-style-name="DefaultParagraphFont" style:family="text">
      <style:text-properties fo:color="#C0C0C0"/>
    </style:style>
    <style:style style:name="T2451" style:parent-style-name="DefaultParagraphFont" style:family="text">
      <style:text-properties fo:color="#93A1A1"/>
    </style:style>
    <style:style style:name="T2452" style:parent-style-name="DefaultParagraphFont" style:family="text">
      <style:text-properties fo:color="#C0C0C0"/>
    </style:style>
    <style:style style:name="T2453" style:parent-style-name="DefaultParagraphFont" style:family="text">
      <style:text-properties fo:font-weight="bold" style:font-weight-asian="bold" fo:color="#586E75"/>
    </style:style>
    <style:style style:name="T2454" style:parent-style-name="DefaultParagraphFont" style:family="text">
      <style:text-properties fo:color="#C0C0C0"/>
    </style:style>
    <style:style style:name="T2455" style:parent-style-name="DefaultParagraphFont" style:family="text">
      <style:text-properties fo:color="#000000"/>
    </style:style>
    <style:style style:name="T2456" style:parent-style-name="DefaultParagraphFont" style:family="text">
      <style:text-properties fo:color="#586E75"/>
    </style:style>
    <style:style style:name="T2457" style:parent-style-name="DefaultParagraphFont" style:family="text">
      <style:text-properties fo:color="#C0C0C0"/>
    </style:style>
    <style:style style:name="T2458" style:parent-style-name="DefaultParagraphFont" style:family="text">
      <style:text-properties fo:color="#586E75"/>
    </style:style>
    <style:style style:name="T2459" style:parent-style-name="DefaultParagraphFont" style:family="text">
      <style:text-properties fo:color="#2AA198"/>
    </style:style>
    <style:style style:name="T2460" style:parent-style-name="DefaultParagraphFont" style:family="text">
      <style:text-properties fo:color="#C0C0C0"/>
    </style:style>
    <style:style style:name="T2461" style:parent-style-name="DefaultParagraphFont" style:family="text">
      <style:text-properties fo:color="#2AA198"/>
    </style:style>
    <style:style style:name="T2462" style:parent-style-name="DefaultParagraphFont" style:family="text">
      <style:text-properties fo:color="#C0C0C0"/>
    </style:style>
    <style:style style:name="T2463" style:parent-style-name="DefaultParagraphFont" style:family="text">
      <style:text-properties fo:color="#2AA198"/>
    </style:style>
    <style:style style:name="T2464" style:parent-style-name="DefaultParagraphFont" style:family="text">
      <style:text-properties fo:color="#C0C0C0"/>
    </style:style>
    <style:style style:name="T2465" style:parent-style-name="DefaultParagraphFont" style:family="text">
      <style:text-properties fo:color="#2AA198"/>
    </style:style>
    <style:style style:name="T2466" style:parent-style-name="DefaultParagraphFont" style:family="text">
      <style:text-properties fo:color="#C0C0C0"/>
    </style:style>
    <style:style style:name="T2467" style:parent-style-name="DefaultParagraphFont" style:family="text">
      <style:text-properties fo:color="#2AA198"/>
    </style:style>
    <style:style style:name="T2468" style:parent-style-name="DefaultParagraphFont" style:family="text">
      <style:text-properties fo:color="#586E75"/>
    </style:style>
    <style:style style:name="T2469" style:parent-style-name="DefaultParagraphFont" style:family="text">
      <style:text-properties fo:color="#C0C0C0"/>
    </style:style>
    <style:style style:name="T2470" style:parent-style-name="DefaultParagraphFont" style:family="text">
      <style:text-properties fo:color="#586E75"/>
    </style:style>
    <style:style style:name="T2471" style:parent-style-name="DefaultParagraphFont" style:family="text">
      <style:text-properties fo:color="#2AA198"/>
    </style:style>
    <style:style style:name="T2472" style:parent-style-name="DefaultParagraphFont" style:family="text">
      <style:text-properties fo:color="#586E75"/>
    </style:style>
    <style:style style:name="T2473" style:parent-style-name="DefaultParagraphFont" style:family="text">
      <style:text-properties fo:color="#C0C0C0"/>
    </style:style>
    <style:style style:name="T2474" style:parent-style-name="DefaultParagraphFont" style:family="text">
      <style:text-properties fo:color="#586E75"/>
    </style:style>
    <style:style style:name="T2475" style:parent-style-name="DefaultParagraphFont" style:family="text">
      <style:text-properties fo:color="#000000"/>
    </style:style>
    <style:style style:name="T2476" style:parent-style-name="DefaultParagraphFont" style:family="text">
      <style:text-properties fo:color="#586E75"/>
    </style:style>
    <style:style style:name="P2477" style:parent-style-name="PreformattedText" style:family="paragraph">
      <style:text-properties fo:color="#C0C0C0"/>
    </style:style>
    <style:style style:name="T2478" style:parent-style-name="DefaultParagraphFont" style:family="text">
      <style:text-properties fo:color="#C0C0C0"/>
    </style:style>
    <style:style style:name="T2479" style:parent-style-name="DefaultParagraphFont" style:family="text">
      <style:text-properties fo:color="#93A1A1"/>
    </style:style>
    <style:style style:name="T2480" style:parent-style-name="DefaultParagraphFont" style:family="text">
      <style:text-properties fo:color="#C0C0C0"/>
    </style:style>
    <style:style style:name="T2481" style:parent-style-name="DefaultParagraphFont" style:family="text">
      <style:text-properties fo:color="#93A1A1"/>
    </style:style>
    <style:style style:name="T2482" style:parent-style-name="DefaultParagraphFont" style:family="text">
      <style:text-properties fo:color="#C0C0C0"/>
    </style:style>
    <style:style style:name="T2483" style:parent-style-name="DefaultParagraphFont" style:family="text">
      <style:text-properties fo:color="#93A1A1"/>
    </style:style>
    <style:style style:name="T2484" style:parent-style-name="DefaultParagraphFont" style:family="text">
      <style:text-properties fo:color="#C0C0C0"/>
    </style:style>
    <style:style style:name="T2485" style:parent-style-name="DefaultParagraphFont" style:family="text">
      <style:text-properties fo:color="#93A1A1"/>
    </style:style>
    <style:style style:name="T2486" style:parent-style-name="DefaultParagraphFont" style:family="text">
      <style:text-properties fo:color="#C0C0C0"/>
    </style:style>
    <style:style style:name="T2487" style:parent-style-name="DefaultParagraphFont" style:family="text">
      <style:text-properties fo:font-weight="bold" style:font-weight-asian="bold" fo:color="#586E75"/>
    </style:style>
    <style:style style:name="T2488" style:parent-style-name="DefaultParagraphFont" style:family="text">
      <style:text-properties fo:color="#C0C0C0"/>
    </style:style>
    <style:style style:name="T2489" style:parent-style-name="DefaultParagraphFont" style:family="text">
      <style:text-properties fo:color="#000000"/>
    </style:style>
    <style:style style:name="T2490" style:parent-style-name="DefaultParagraphFont" style:family="text">
      <style:text-properties fo:color="#C0C0C0"/>
    </style:style>
    <style:style style:name="T2491" style:parent-style-name="DefaultParagraphFont" style:family="text">
      <style:text-properties fo:color="#586E75"/>
    </style:style>
    <style:style style:name="T2492" style:parent-style-name="DefaultParagraphFont" style:family="text">
      <style:text-properties fo:color="#C0C0C0"/>
    </style:style>
    <style:style style:name="T2493" style:parent-style-name="DefaultParagraphFont" style:family="text">
      <style:text-properties fo:color="#586E75"/>
    </style:style>
    <style:style style:name="T2494" style:parent-style-name="DefaultParagraphFont" style:family="text">
      <style:text-properties fo:color="#2AA198"/>
    </style:style>
    <style:style style:name="T2495" style:parent-style-name="DefaultParagraphFont" style:family="text">
      <style:text-properties fo:color="#C0C0C0"/>
    </style:style>
    <style:style style:name="T2496" style:parent-style-name="DefaultParagraphFont" style:family="text">
      <style:text-properties fo:color="#586E75"/>
    </style:style>
    <style:style style:name="T2497" style:parent-style-name="DefaultParagraphFont" style:family="text">
      <style:text-properties fo:color="#C0C0C0"/>
    </style:style>
    <style:style style:name="T2498" style:parent-style-name="DefaultParagraphFont" style:family="text">
      <style:text-properties fo:color="#2AA198"/>
    </style:style>
    <style:style style:name="T2499" style:parent-style-name="DefaultParagraphFont" style:family="text">
      <style:text-properties fo:color="#C0C0C0"/>
    </style:style>
    <style:style style:name="T2500" style:parent-style-name="DefaultParagraphFont" style:family="text">
      <style:text-properties fo:color="#586E75"/>
    </style:style>
    <style:style style:name="T2501" style:parent-style-name="DefaultParagraphFont" style:family="text">
      <style:text-properties fo:color="#C0C0C0"/>
    </style:style>
    <style:style style:name="T2502" style:parent-style-name="DefaultParagraphFont" style:family="text">
      <style:text-properties fo:color="#000000"/>
    </style:style>
    <style:style style:name="T2503" style:parent-style-name="DefaultParagraphFont" style:family="text">
      <style:text-properties fo:color="#586E75"/>
    </style:style>
    <style:style style:name="T2504" style:parent-style-name="DefaultParagraphFont" style:family="text">
      <style:text-properties fo:color="#C0C0C0"/>
    </style:style>
    <style:style style:name="T2505" style:parent-style-name="DefaultParagraphFont" style:family="text">
      <style:text-properties fo:color="#586E75"/>
    </style:style>
    <style:style style:name="T2506" style:parent-style-name="DefaultParagraphFont" style:family="text">
      <style:text-properties fo:color="#C0C0C0"/>
    </style:style>
    <style:style style:name="T2507" style:parent-style-name="DefaultParagraphFont" style:family="text">
      <style:text-properties fo:color="#2AA198"/>
    </style:style>
    <style:style style:name="T2508" style:parent-style-name="DefaultParagraphFont" style:family="text">
      <style:text-properties fo:color="#586E75"/>
    </style:style>
    <style:style style:name="P2509" style:parent-style-name="PreformattedText" style:family="paragraph">
      <style:text-properties fo:color="#C0C0C0"/>
    </style:style>
    <style:style style:name="T2510" style:parent-style-name="DefaultParagraphFont" style:family="text">
      <style:text-properties fo:color="#C0C0C0"/>
    </style:style>
    <style:style style:name="T2511" style:parent-style-name="DefaultParagraphFont" style:family="text">
      <style:text-properties fo:color="#93A1A1"/>
    </style:style>
    <style:style style:name="T2512" style:parent-style-name="DefaultParagraphFont" style:family="text">
      <style:text-properties fo:color="#C0C0C0"/>
    </style:style>
    <style:style style:name="T2513" style:parent-style-name="DefaultParagraphFont" style:family="text">
      <style:text-properties fo:color="#93A1A1"/>
    </style:style>
    <style:style style:name="T2514" style:parent-style-name="DefaultParagraphFont" style:family="text">
      <style:text-properties fo:color="#C0C0C0"/>
    </style:style>
    <style:style style:name="T2515" style:parent-style-name="DefaultParagraphFont" style:family="text">
      <style:text-properties fo:color="#93A1A1"/>
    </style:style>
    <style:style style:name="T2516" style:parent-style-name="DefaultParagraphFont" style:family="text">
      <style:text-properties fo:color="#C0C0C0"/>
    </style:style>
    <style:style style:name="T2517" style:parent-style-name="DefaultParagraphFont" style:family="text">
      <style:text-properties fo:color="#586E75"/>
    </style:style>
    <style:style style:name="T2518" style:parent-style-name="DefaultParagraphFont" style:family="text">
      <style:text-properties fo:color="#2AA198"/>
    </style:style>
    <style:style style:name="T2519" style:parent-style-name="DefaultParagraphFont" style:family="text">
      <style:text-properties fo:color="#C0C0C0"/>
    </style:style>
    <style:style style:name="T2520" style:parent-style-name="DefaultParagraphFont" style:family="text">
      <style:text-properties fo:color="#2AA198"/>
    </style:style>
    <style:style style:name="T2521" style:parent-style-name="DefaultParagraphFont" style:family="text">
      <style:text-properties fo:color="#C0C0C0"/>
    </style:style>
    <style:style style:name="T2522" style:parent-style-name="DefaultParagraphFont" style:family="text">
      <style:text-properties fo:color="#2AA198"/>
    </style:style>
    <style:style style:name="T2523" style:parent-style-name="DefaultParagraphFont" style:family="text">
      <style:text-properties fo:color="#C0C0C0"/>
    </style:style>
    <style:style style:name="T2524" style:parent-style-name="DefaultParagraphFont" style:family="text">
      <style:text-properties fo:color="#2AA198"/>
    </style:style>
    <style:style style:name="T2525" style:parent-style-name="DefaultParagraphFont" style:family="text">
      <style:text-properties fo:color="#C0C0C0"/>
    </style:style>
    <style:style style:name="T2526" style:parent-style-name="DefaultParagraphFont" style:family="text">
      <style:text-properties fo:color="#2AA198"/>
    </style:style>
    <style:style style:name="T2527" style:parent-style-name="DefaultParagraphFont" style:family="text">
      <style:text-properties fo:color="#586E75"/>
    </style:style>
    <style:style style:name="T2528" style:parent-style-name="DefaultParagraphFont" style:family="text">
      <style:text-properties fo:color="#C0C0C0"/>
    </style:style>
    <style:style style:name="T2529" style:parent-style-name="DefaultParagraphFont" style:family="text">
      <style:text-properties fo:color="#000000"/>
    </style:style>
    <style:style style:name="T2530" style:parent-style-name="DefaultParagraphFont" style:family="text">
      <style:text-properties fo:color="#586E75"/>
    </style:style>
    <style:style style:name="T2531" style:parent-style-name="DefaultParagraphFont" style:family="text">
      <style:text-properties fo:color="#C0C0C0"/>
    </style:style>
    <style:style style:name="T2532" style:parent-style-name="DefaultParagraphFont" style:family="text">
      <style:text-properties fo:color="#000000"/>
    </style:style>
    <style:style style:name="T2533" style:parent-style-name="DefaultParagraphFont" style:family="text">
      <style:text-properties fo:color="#586E75"/>
    </style:style>
    <style:style style:name="P2534" style:parent-style-name="PreformattedText" style:family="paragraph">
      <style:text-properties fo:color="#C0C0C0"/>
    </style:style>
    <style:style style:name="T2535" style:parent-style-name="DefaultParagraphFont" style:family="text">
      <style:text-properties fo:color="#C0C0C0"/>
    </style:style>
    <style:style style:name="T2536" style:parent-style-name="DefaultParagraphFont" style:family="text">
      <style:text-properties fo:font-weight="bold" style:font-weight-asian="bold" fo:color="#586E75"/>
    </style:style>
    <style:style style:name="T2537" style:parent-style-name="DefaultParagraphFont" style:family="text">
      <style:text-properties fo:color="#C0C0C0"/>
    </style:style>
    <style:style style:name="T2538" style:parent-style-name="DefaultParagraphFont" style:family="text">
      <style:text-properties fo:color="#2AA198"/>
    </style:style>
    <style:style style:name="T2539" style:parent-style-name="DefaultParagraphFont" style:family="text">
      <style:text-properties fo:color="#586E75"/>
    </style:style>
    <style:style style:name="P2540" style:parent-style-name="PreformattedText" style:family="paragraph">
      <style:text-properties fo:color="#586E75"/>
    </style:style>
    <style:style style:name="P2541" style:parent-style-name="Textbody" style:family="paragraph"/>
    <style:style style:name="TableColumn2543" style:family="table-column">
      <style:table-column-properties style:column-width="3.4625in" style:use-optimal-column-width="false"/>
    </style:style>
    <style:style style:name="TableColumn2544" style:family="table-column">
      <style:table-column-properties style:column-width="3.4625in" style:use-optimal-column-width="false"/>
    </style:style>
    <style:style style:name="Table2542" style:family="table">
      <style:table-properties style:width="6.925in" fo:margin-left="0in" table:align="left"/>
    </style:style>
    <style:style style:name="TableRow2545" style:family="table-row">
      <style:table-row-properties style:use-optimal-row-height="false"/>
    </style:style>
    <style:style style:name="TableCell25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47" style:family="table-cell">
      <style:table-cell-properties fo:border="0.0034in solid #000000" style:writing-mode="lr-tb" fo:padding-top="0.0381in" fo:padding-left="0.0381in" fo:padding-bottom="0.0381in" fo:padding-right="0.0381in"/>
    </style:style>
    <style:style style:name="TableRow2548" style:family="table-row">
      <style:table-row-properties style:use-optimal-row-height="false"/>
    </style:style>
    <style:style style:name="TableCell2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1" style:parent-style-name="Textbody" style:family="paragraph"/>
    <style:style style:name="P2552" style:parent-style-name="Textbody" style:family="paragraph"/>
    <style:style style:name="P2553" style:parent-style-name="Textbody" style:family="paragraph"/>
    <style:style style:name="P2554" style:parent-style-name="Textbody" style:family="paragraph"/>
    <style:style style:name="T2555" style:parent-style-name="DefaultParagraphFont" style:family="text">
      <style:text-properties fo:color="#6C71C4"/>
    </style:style>
    <style:style style:name="T2556" style:parent-style-name="DefaultParagraphFont" style:family="text">
      <style:text-properties fo:color="#C0C0C0"/>
    </style:style>
    <style:style style:name="T2557" style:parent-style-name="DefaultParagraphFont" style:family="text">
      <style:text-properties fo:color="#2AA198"/>
    </style:style>
    <style:style style:name="P2558" style:parent-style-name="PreformattedText" style:family="paragraph">
      <style:paragraph-properties fo:margin-bottom="0.1965in"/>
    </style:style>
    <style:style style:name="T2559" style:parent-style-name="DefaultParagraphFont" style:family="text">
      <style:text-properties fo:color="#6C71C4"/>
    </style:style>
    <style:style style:name="T2560" style:parent-style-name="DefaultParagraphFont" style:family="text">
      <style:text-properties fo:color="#C0C0C0"/>
    </style:style>
    <style:style style:name="T2561" style:parent-style-name="DefaultParagraphFont" style:family="text">
      <style:text-properties fo:color="#2AA198"/>
    </style:style>
    <style:style style:name="T2562" style:parent-style-name="DefaultParagraphFont" style:family="text">
      <style:text-properties fo:color="#93A1A1"/>
    </style:style>
    <style:style style:name="T2563" style:parent-style-name="DefaultParagraphFont" style:family="text">
      <style:text-properties fo:color="#C0C0C0"/>
    </style:style>
    <style:style style:name="T2564" style:parent-style-name="DefaultParagraphFont" style:family="text">
      <style:text-properties fo:color="#93A1A1"/>
    </style:style>
    <style:style style:name="P2565" style:parent-style-name="PreformattedText" style:family="paragraph">
      <style:paragraph-properties fo:margin-bottom="0.1965in"/>
    </style:style>
    <style:style style:name="T2566" style:parent-style-name="DefaultParagraphFont" style:family="text">
      <style:text-properties fo:font-weight="bold" style:font-weight-asian="bold" fo:color="#586E75"/>
    </style:style>
    <style:style style:name="T2567" style:parent-style-name="DefaultParagraphFont" style:family="text">
      <style:text-properties fo:color="#C0C0C0"/>
    </style:style>
    <style:style style:name="T2568" style:parent-style-name="DefaultParagraphFont" style:family="text">
      <style:text-properties fo:color="#000000"/>
    </style:style>
    <style:style style:name="T2569" style:parent-style-name="DefaultParagraphFont" style:family="text">
      <style:text-properties fo:color="#586E75"/>
    </style:style>
    <style:style style:name="T2570" style:parent-style-name="DefaultParagraphFont" style:family="text">
      <style:text-properties fo:color="#C0C0C0"/>
    </style:style>
    <style:style style:name="T2571" style:parent-style-name="DefaultParagraphFont" style:family="text">
      <style:text-properties fo:color="#586E75"/>
    </style:style>
    <style:style style:name="T2572" style:parent-style-name="DefaultParagraphFont" style:family="text">
      <style:text-properties fo:font-weight="bold" style:font-weight-asian="bold" fo:color="#586E75"/>
    </style:style>
    <style:style style:name="T2573" style:parent-style-name="DefaultParagraphFont" style:family="text">
      <style:text-properties fo:color="#C0C0C0"/>
    </style:style>
    <style:style style:name="T2574" style:parent-style-name="DefaultParagraphFont" style:family="text">
      <style:text-properties fo:color="#000000"/>
    </style:style>
    <style:style style:name="T2575" style:parent-style-name="DefaultParagraphFont" style:family="text">
      <style:text-properties fo:color="#586E75"/>
    </style:style>
    <style:style style:name="T2576" style:parent-style-name="DefaultParagraphFont" style:family="text">
      <style:text-properties fo:font-weight="bold" style:font-weight-asian="bold" fo:color="#586E75"/>
    </style:style>
    <style:style style:name="T2577" style:parent-style-name="DefaultParagraphFont" style:family="text">
      <style:text-properties fo:color="#586E75"/>
    </style:style>
    <style:style style:name="P2578" style:parent-style-name="PreformattedText" style:family="paragraph">
      <style:text-properties fo:color="#586E75"/>
    </style:style>
    <style:style style:name="T2579" style:parent-style-name="DefaultParagraphFont" style:family="text">
      <style:text-properties fo:color="#C0C0C0"/>
    </style:style>
    <style:style style:name="T2580" style:parent-style-name="DefaultParagraphFont" style:family="text">
      <style:text-properties fo:color="#586E75"/>
    </style:style>
    <style:style style:name="T2581" style:parent-style-name="DefaultParagraphFont" style:family="text">
      <style:text-properties fo:color="#2AA198"/>
    </style:style>
    <style:style style:name="T2582" style:parent-style-name="DefaultParagraphFont" style:family="text">
      <style:text-properties fo:color="#C0C0C0"/>
    </style:style>
    <style:style style:name="T2583" style:parent-style-name="DefaultParagraphFont" style:family="text">
      <style:text-properties fo:color="#2AA198"/>
    </style:style>
    <style:style style:name="T2584" style:parent-style-name="DefaultParagraphFont" style:family="text">
      <style:text-properties fo:color="#C0C0C0"/>
    </style:style>
    <style:style style:name="T2585" style:parent-style-name="DefaultParagraphFont" style:family="text">
      <style:text-properties fo:color="#2AA198"/>
    </style:style>
    <style:style style:name="T2586" style:parent-style-name="DefaultParagraphFont" style:family="text">
      <style:text-properties fo:color="#586E75"/>
    </style:style>
    <style:style style:name="T2587" style:parent-style-name="DefaultParagraphFont" style:family="text">
      <style:text-properties fo:color="#C0C0C0"/>
    </style:style>
    <style:style style:name="T2588" style:parent-style-name="DefaultParagraphFont" style:family="text">
      <style:text-properties fo:color="#C0C0C0"/>
    </style:style>
    <style:style style:name="T2589" style:parent-style-name="DefaultParagraphFont" style:family="text">
      <style:text-properties fo:color="#000000"/>
    </style:style>
    <style:style style:name="T2590" style:parent-style-name="DefaultParagraphFont" style:family="text">
      <style:text-properties fo:color="#C0C0C0"/>
    </style:style>
    <style:style style:name="T2591" style:parent-style-name="DefaultParagraphFont" style:family="text">
      <style:text-properties fo:color="#586E75"/>
    </style:style>
    <style:style style:name="T2592" style:parent-style-name="DefaultParagraphFont" style:family="text">
      <style:text-properties fo:color="#C0C0C0"/>
    </style:style>
    <style:style style:name="T2593" style:parent-style-name="DefaultParagraphFont" style:family="text">
      <style:text-properties fo:color="#586E75"/>
    </style:style>
    <style:style style:name="T2594" style:parent-style-name="DefaultParagraphFont" style:family="text">
      <style:text-properties fo:color="#C0C0C0"/>
    </style:style>
    <style:style style:name="T2595" style:parent-style-name="DefaultParagraphFont" style:family="text">
      <style:text-properties fo:color="#000000"/>
    </style:style>
    <style:style style:name="T2596" style:parent-style-name="DefaultParagraphFont" style:family="text">
      <style:text-properties fo:color="#586E75"/>
    </style:style>
    <style:style style:name="T2597" style:parent-style-name="DefaultParagraphFont" style:family="text">
      <style:text-properties fo:color="#000000"/>
    </style:style>
    <style:style style:name="T2598" style:parent-style-name="DefaultParagraphFont" style:family="text">
      <style:text-properties fo:color="#586E75"/>
    </style:style>
    <style:style style:name="P2599" style:parent-style-name="PreformattedText" style:family="paragraph">
      <style:paragraph-properties fo:margin-bottom="0.1965in"/>
      <style:text-properties fo:color="#586E75"/>
    </style:style>
    <style:style style:name="P2600" style:parent-style-name="PreformattedText" style:family="paragraph">
      <style:text-properties fo:color="#93A1A1"/>
    </style:style>
    <style:style style:name="T2601" style:parent-style-name="DefaultParagraphFont" style:family="text">
      <style:text-properties fo:color="#C0C0C0"/>
    </style:style>
    <style:style style:name="T2602" style:parent-style-name="DefaultParagraphFont" style:family="text">
      <style:text-properties fo:color="#93A1A1"/>
    </style:style>
    <style:style style:name="T2603" style:parent-style-name="DefaultParagraphFont" style:family="text">
      <style:text-properties fo:color="#C0C0C0"/>
    </style:style>
    <style:style style:name="T2604" style:parent-style-name="DefaultParagraphFont" style:family="text">
      <style:text-properties fo:color="#93A1A1"/>
    </style:style>
    <style:style style:name="T2605" style:parent-style-name="DefaultParagraphFont" style:family="text">
      <style:text-properties fo:color="#C0C0C0"/>
    </style:style>
    <style:style style:name="T2606" style:parent-style-name="DefaultParagraphFont" style:family="text">
      <style:text-properties fo:color="#93A1A1"/>
    </style:style>
    <style:style style:name="T2607" style:parent-style-name="DefaultParagraphFont" style:family="text">
      <style:text-properties fo:color="#C0C0C0"/>
    </style:style>
    <style:style style:name="T2608" style:parent-style-name="DefaultParagraphFont" style:family="text">
      <style:text-properties fo:color="#93A1A1"/>
    </style:style>
    <style:style style:name="T2609" style:parent-style-name="DefaultParagraphFont" style:family="text">
      <style:text-properties fo:color="#C0C0C0"/>
    </style:style>
    <style:style style:name="T2610" style:parent-style-name="DefaultParagraphFont" style:family="text">
      <style:text-properties fo:color="#93A1A1"/>
    </style:style>
    <style:style style:name="T2611" style:parent-style-name="DefaultParagraphFont" style:family="text">
      <style:text-properties fo:color="#C0C0C0"/>
    </style:style>
    <style:style style:name="T2612" style:parent-style-name="DefaultParagraphFont" style:family="text">
      <style:text-properties fo:color="#93A1A1"/>
    </style:style>
    <style:style style:name="T2613" style:parent-style-name="DefaultParagraphFont" style:family="text">
      <style:text-properties fo:color="#C0C0C0"/>
    </style:style>
    <style:style style:name="T2614" style:parent-style-name="DefaultParagraphFont" style:family="text">
      <style:text-properties fo:color="#93A1A1"/>
    </style:style>
    <style:style style:name="T2615" style:parent-style-name="DefaultParagraphFont" style:family="text">
      <style:text-properties fo:color="#C0C0C0"/>
    </style:style>
    <style:style style:name="T2616" style:parent-style-name="DefaultParagraphFont" style:family="text">
      <style:text-properties fo:color="#93A1A1"/>
    </style:style>
    <style:style style:name="T2617" style:parent-style-name="DefaultParagraphFont" style:family="text">
      <style:text-properties fo:font-weight="bold" style:font-weight-asian="bold" fo:color="#586E75"/>
    </style:style>
    <style:style style:name="T2618" style:parent-style-name="DefaultParagraphFont" style:family="text">
      <style:text-properties fo:color="#C0C0C0"/>
    </style:style>
    <style:style style:name="T2619" style:parent-style-name="DefaultParagraphFont" style:family="text">
      <style:text-properties fo:color="#000000"/>
    </style:style>
    <style:style style:name="T2620" style:parent-style-name="DefaultParagraphFont" style:family="text">
      <style:text-properties fo:color="#586E75"/>
    </style:style>
    <style:style style:name="T2621" style:parent-style-name="DefaultParagraphFont" style:family="text">
      <style:text-properties fo:color="#C0C0C0"/>
    </style:style>
    <style:style style:name="T2622" style:parent-style-name="DefaultParagraphFont" style:family="text">
      <style:text-properties fo:color="#000000"/>
    </style:style>
    <style:style style:name="T2623" style:parent-style-name="DefaultParagraphFont" style:family="text">
      <style:text-properties fo:color="#586E75"/>
    </style:style>
    <style:style style:name="P2624" style:parent-style-name="PreformattedText" style:family="paragraph">
      <style:text-properties fo:color="#586E75"/>
    </style:style>
    <style:style style:name="T2625" style:parent-style-name="DefaultParagraphFont" style:family="text">
      <style:text-properties fo:color="#C0C0C0"/>
    </style:style>
    <style:style style:name="T2626" style:parent-style-name="DefaultParagraphFont" style:family="text">
      <style:text-properties fo:color="#586E75"/>
    </style:style>
    <style:style style:name="T2627" style:parent-style-name="DefaultParagraphFont" style:family="text">
      <style:text-properties fo:color="#2AA198"/>
    </style:style>
    <style:style style:name="T2628" style:parent-style-name="DefaultParagraphFont" style:family="text">
      <style:text-properties fo:color="#C0C0C0"/>
    </style:style>
    <style:style style:name="T2629" style:parent-style-name="DefaultParagraphFont" style:family="text">
      <style:text-properties fo:color="#2AA198"/>
    </style:style>
    <style:style style:name="T2630" style:parent-style-name="DefaultParagraphFont" style:family="text">
      <style:text-properties fo:color="#586E75"/>
    </style:style>
    <style:style style:name="T2631" style:parent-style-name="DefaultParagraphFont" style:family="text">
      <style:text-properties fo:color="#C0C0C0"/>
    </style:style>
    <style:style style:name="T2632" style:parent-style-name="DefaultParagraphFont" style:family="text">
      <style:text-properties fo:color="#000000"/>
    </style:style>
    <style:style style:name="T2633" style:parent-style-name="DefaultParagraphFont" style:family="text">
      <style:text-properties fo:color="#586E75"/>
    </style:style>
    <style:style style:name="P2634" style:parent-style-name="PreformattedText" style:family="paragraph">
      <style:paragraph-properties fo:margin-bottom="0.1965in"/>
      <style:text-properties fo:color="#586E75"/>
    </style:style>
    <style:style style:name="T2635" style:parent-style-name="DefaultParagraphFont" style:family="text">
      <style:text-properties fo:color="#6C71C4"/>
    </style:style>
    <style:style style:name="T2636" style:parent-style-name="DefaultParagraphFont" style:family="text">
      <style:text-properties fo:color="#C0C0C0"/>
    </style:style>
    <style:style style:name="T2637" style:parent-style-name="DefaultParagraphFont" style:family="text">
      <style:text-properties fo:color="#2AA198"/>
    </style:style>
    <style:style style:name="P2638" style:parent-style-name="PreformattedText" style:family="paragraph">
      <style:paragraph-properties fo:margin-bottom="0.1965in"/>
    </style:style>
    <style:style style:name="T2639" style:parent-style-name="DefaultParagraphFont" style:family="text">
      <style:text-properties fo:color="#6C71C4"/>
    </style:style>
    <style:style style:name="T2640" style:parent-style-name="DefaultParagraphFont" style:family="text">
      <style:text-properties fo:color="#C0C0C0"/>
    </style:style>
    <style:style style:name="T2641" style:parent-style-name="DefaultParagraphFont" style:family="text">
      <style:text-properties fo:color="#2AA198"/>
    </style:style>
    <style:style style:name="T2642" style:parent-style-name="DefaultParagraphFont" style:family="text">
      <style:text-properties fo:color="#93A1A1"/>
    </style:style>
    <style:style style:name="T2643" style:parent-style-name="DefaultParagraphFont" style:family="text">
      <style:text-properties fo:color="#C0C0C0"/>
    </style:style>
    <style:style style:name="T2644" style:parent-style-name="DefaultParagraphFont" style:family="text">
      <style:text-properties fo:color="#93A1A1"/>
    </style:style>
    <style:style style:name="P2645" style:parent-style-name="PreformattedText" style:family="paragraph">
      <style:paragraph-properties fo:margin-bottom="0.1965in"/>
    </style:style>
    <style:style style:name="T2646" style:parent-style-name="DefaultParagraphFont" style:family="text">
      <style:text-properties fo:font-weight="bold" style:font-weight-asian="bold" fo:color="#586E75"/>
    </style:style>
    <style:style style:name="T2647" style:parent-style-name="DefaultParagraphFont" style:family="text">
      <style:text-properties fo:color="#C0C0C0"/>
    </style:style>
    <style:style style:name="T2648" style:parent-style-name="DefaultParagraphFont" style:family="text">
      <style:text-properties fo:color="#000000"/>
    </style:style>
    <style:style style:name="T2649" style:parent-style-name="DefaultParagraphFont" style:family="text">
      <style:text-properties fo:color="#586E75"/>
    </style:style>
    <style:style style:name="T2650" style:parent-style-name="DefaultParagraphFont" style:family="text">
      <style:text-properties fo:font-weight="bold" style:font-weight-asian="bold" fo:color="#586E75"/>
    </style:style>
    <style:style style:name="T2651" style:parent-style-name="DefaultParagraphFont" style:family="text">
      <style:text-properties fo:color="#C0C0C0"/>
    </style:style>
    <style:style style:name="T2652" style:parent-style-name="DefaultParagraphFont" style:family="text">
      <style:text-properties fo:color="#000000"/>
    </style:style>
    <style:style style:name="T2653" style:parent-style-name="DefaultParagraphFont" style:family="text">
      <style:text-properties fo:color="#586E75"/>
    </style:style>
    <style:style style:name="T2654" style:parent-style-name="DefaultParagraphFont" style:family="text">
      <style:text-properties fo:font-weight="bold" style:font-weight-asian="bold" fo:color="#586E75"/>
    </style:style>
    <style:style style:name="T2655" style:parent-style-name="DefaultParagraphFont" style:family="text">
      <style:text-properties fo:color="#586E75"/>
    </style:style>
    <style:style style:name="P2656" style:parent-style-name="PreformattedText" style:family="paragraph">
      <style:text-properties fo:color="#586E75"/>
    </style:style>
    <style:style style:name="T2657" style:parent-style-name="DefaultParagraphFont" style:family="text">
      <style:text-properties fo:color="#C0C0C0"/>
    </style:style>
    <style:style style:name="T2658" style:parent-style-name="DefaultParagraphFont" style:family="text">
      <style:text-properties fo:font-weight="bold" style:font-weight-asian="bold" fo:color="#586E75"/>
    </style:style>
    <style:style style:name="T2659" style:parent-style-name="DefaultParagraphFont" style:family="text">
      <style:text-properties fo:color="#C0C0C0"/>
    </style:style>
    <style:style style:name="T2660" style:parent-style-name="DefaultParagraphFont" style:family="text">
      <style:text-properties fo:color="#000000"/>
    </style:style>
    <style:style style:name="T2661" style:parent-style-name="DefaultParagraphFont" style:family="text">
      <style:text-properties fo:color="#C0C0C0"/>
    </style:style>
    <style:style style:name="T2662" style:parent-style-name="DefaultParagraphFont" style:family="text">
      <style:text-properties fo:color="#586E75"/>
    </style:style>
    <style:style style:name="T2663" style:parent-style-name="DefaultParagraphFont" style:family="text">
      <style:text-properties fo:color="#C0C0C0"/>
    </style:style>
    <style:style style:name="T2664" style:parent-style-name="DefaultParagraphFont" style:family="text">
      <style:text-properties fo:color="#000000"/>
    </style:style>
    <style:style style:name="T2665" style:parent-style-name="DefaultParagraphFont" style:family="text">
      <style:text-properties fo:color="#586E75"/>
    </style:style>
    <style:style style:name="T2666" style:parent-style-name="DefaultParagraphFont" style:family="text">
      <style:text-properties fo:color="#C0C0C0"/>
    </style:style>
    <style:style style:name="T2667" style:parent-style-name="DefaultParagraphFont" style:family="text">
      <style:text-properties fo:color="#586E75"/>
    </style:style>
    <style:style style:name="T2668" style:parent-style-name="DefaultParagraphFont" style:family="text">
      <style:text-properties fo:color="#2AA198"/>
    </style:style>
    <style:style style:name="T2669" style:parent-style-name="DefaultParagraphFont" style:family="text">
      <style:text-properties fo:color="#C0C0C0"/>
    </style:style>
    <style:style style:name="T2670" style:parent-style-name="DefaultParagraphFont" style:family="text">
      <style:text-properties fo:color="#2AA198"/>
    </style:style>
    <style:style style:name="T2671" style:parent-style-name="DefaultParagraphFont" style:family="text">
      <style:text-properties fo:color="#C0C0C0"/>
    </style:style>
    <style:style style:name="T2672" style:parent-style-name="DefaultParagraphFont" style:family="text">
      <style:text-properties fo:color="#2AA198"/>
    </style:style>
    <style:style style:name="T2673" style:parent-style-name="DefaultParagraphFont" style:family="text">
      <style:text-properties fo:color="#C0C0C0"/>
    </style:style>
    <style:style style:name="T2674" style:parent-style-name="DefaultParagraphFont" style:family="text">
      <style:text-properties fo:color="#2AA198"/>
    </style:style>
    <style:style style:name="T2675" style:parent-style-name="DefaultParagraphFont" style:family="text">
      <style:text-properties fo:color="#586E75"/>
    </style:style>
    <style:style style:name="T2676" style:parent-style-name="DefaultParagraphFont" style:family="text">
      <style:text-properties fo:color="#C0C0C0"/>
    </style:style>
    <style:style style:name="T2677" style:parent-style-name="DefaultParagraphFont" style:family="text">
      <style:text-properties fo:color="#000000"/>
    </style:style>
    <style:style style:name="T2678" style:parent-style-name="DefaultParagraphFont" style:family="text">
      <style:text-properties fo:color="#586E75"/>
    </style:style>
    <style:style style:name="P2679" style:parent-style-name="PreformattedText" style:family="paragraph">
      <style:paragraph-properties fo:margin-bottom="0.1965in"/>
      <style:text-properties fo:color="#586E75"/>
    </style:style>
    <style:style style:name="P2680" style:parent-style-name="PreformattedText" style:family="paragraph">
      <style:text-properties fo:color="#93A1A1"/>
    </style:style>
    <style:style style:name="T2681" style:parent-style-name="DefaultParagraphFont" style:family="text">
      <style:text-properties fo:color="#C0C0C0"/>
    </style:style>
    <style:style style:name="T2682" style:parent-style-name="DefaultParagraphFont" style:family="text">
      <style:text-properties fo:color="#93A1A1"/>
    </style:style>
    <style:style style:name="T2683" style:parent-style-name="DefaultParagraphFont" style:family="text">
      <style:text-properties fo:color="#C0C0C0"/>
    </style:style>
    <style:style style:name="T2684" style:parent-style-name="DefaultParagraphFont" style:family="text">
      <style:text-properties fo:color="#93A1A1"/>
    </style:style>
    <style:style style:name="T2685" style:parent-style-name="DefaultParagraphFont" style:family="text">
      <style:text-properties fo:color="#C0C0C0"/>
    </style:style>
    <style:style style:name="T2686" style:parent-style-name="DefaultParagraphFont" style:family="text">
      <style:text-properties fo:color="#93A1A1"/>
    </style:style>
    <style:style style:name="T2687" style:parent-style-name="DefaultParagraphFont" style:family="text">
      <style:text-properties fo:color="#C0C0C0"/>
    </style:style>
    <style:style style:name="T2688" style:parent-style-name="DefaultParagraphFont" style:family="text">
      <style:text-properties fo:color="#93A1A1"/>
    </style:style>
    <style:style style:name="T2689" style:parent-style-name="DefaultParagraphFont" style:family="text">
      <style:text-properties fo:color="#C0C0C0"/>
    </style:style>
    <style:style style:name="T2690" style:parent-style-name="DefaultParagraphFont" style:family="text">
      <style:text-properties fo:color="#93A1A1"/>
    </style:style>
    <style:style style:name="T2691" style:parent-style-name="DefaultParagraphFont" style:family="text">
      <style:text-properties fo:color="#C0C0C0"/>
    </style:style>
    <style:style style:name="T2692" style:parent-style-name="DefaultParagraphFont" style:family="text">
      <style:text-properties fo:color="#93A1A1"/>
    </style:style>
    <style:style style:name="T2693" style:parent-style-name="DefaultParagraphFont" style:family="text">
      <style:text-properties fo:color="#C0C0C0"/>
    </style:style>
    <style:style style:name="T2694" style:parent-style-name="DefaultParagraphFont" style:family="text">
      <style:text-properties fo:color="#93A1A1"/>
    </style:style>
    <style:style style:name="T2695" style:parent-style-name="DefaultParagraphFont" style:family="text">
      <style:text-properties fo:color="#C0C0C0"/>
    </style:style>
    <style:style style:name="T2696" style:parent-style-name="DefaultParagraphFont" style:family="text">
      <style:text-properties fo:color="#93A1A1"/>
    </style:style>
    <style:style style:name="T2697" style:parent-style-name="DefaultParagraphFont" style:family="text">
      <style:text-properties fo:color="#C0C0C0"/>
    </style:style>
    <style:style style:name="T2698" style:parent-style-name="DefaultParagraphFont" style:family="text">
      <style:text-properties fo:color="#93A1A1"/>
    </style:style>
    <style:style style:name="T2699" style:parent-style-name="DefaultParagraphFont" style:family="text">
      <style:text-properties fo:font-weight="bold" style:font-weight-asian="bold" fo:color="#586E75"/>
    </style:style>
    <style:style style:name="T2700" style:parent-style-name="DefaultParagraphFont" style:family="text">
      <style:text-properties fo:color="#C0C0C0"/>
    </style:style>
    <style:style style:name="T2701" style:parent-style-name="DefaultParagraphFont" style:family="text">
      <style:text-properties fo:color="#000000"/>
    </style:style>
    <style:style style:name="T2702" style:parent-style-name="DefaultParagraphFont" style:family="text">
      <style:text-properties fo:color="#586E75"/>
    </style:style>
    <style:style style:name="T2703" style:parent-style-name="DefaultParagraphFont" style:family="text">
      <style:text-properties fo:font-weight="bold" style:font-weight-asian="bold" fo:color="#586E75"/>
    </style:style>
    <style:style style:name="T2704" style:parent-style-name="DefaultParagraphFont" style:family="text">
      <style:text-properties fo:color="#586E75"/>
    </style:style>
    <style:style style:name="P2705" style:parent-style-name="PreformattedText" style:family="paragraph">
      <style:text-properties fo:color="#586E75"/>
    </style:style>
    <style:style style:name="T2706" style:parent-style-name="DefaultParagraphFont" style:family="text">
      <style:text-properties fo:color="#C0C0C0"/>
    </style:style>
    <style:style style:name="T2707" style:parent-style-name="DefaultParagraphFont" style:family="text">
      <style:text-properties fo:font-weight="bold" style:font-weight-asian="bold" fo:color="#586E75"/>
    </style:style>
    <style:style style:name="T2708" style:parent-style-name="DefaultParagraphFont" style:family="text">
      <style:text-properties fo:color="#C0C0C0"/>
    </style:style>
    <style:style style:name="T2709" style:parent-style-name="DefaultParagraphFont" style:family="text">
      <style:text-properties fo:color="#000000"/>
    </style:style>
    <style:style style:name="T2710" style:parent-style-name="DefaultParagraphFont" style:family="text">
      <style:text-properties fo:color="#586E75"/>
    </style:style>
    <style:style style:name="T2711" style:parent-style-name="DefaultParagraphFont" style:family="text">
      <style:text-properties fo:color="#C0C0C0"/>
    </style:style>
    <style:style style:name="T2712" style:parent-style-name="DefaultParagraphFont" style:family="text">
      <style:text-properties fo:font-weight="bold" style:font-weight-asian="bold" fo:color="#586E75"/>
    </style:style>
    <style:style style:name="T2713" style:parent-style-name="DefaultParagraphFont" style:family="text">
      <style:text-properties fo:color="#C0C0C0"/>
    </style:style>
    <style:style style:name="T2714" style:parent-style-name="DefaultParagraphFont" style:family="text">
      <style:text-properties fo:color="#586E75"/>
    </style:style>
    <style:style style:name="T2715" style:parent-style-name="DefaultParagraphFont" style:family="text">
      <style:text-properties fo:color="#C0C0C0"/>
    </style:style>
    <style:style style:name="T2716" style:parent-style-name="DefaultParagraphFont" style:family="text">
      <style:text-properties fo:color="#586E75"/>
    </style:style>
    <style:style style:name="T2717" style:parent-style-name="DefaultParagraphFont" style:family="text">
      <style:text-properties fo:color="#2AA198"/>
    </style:style>
    <style:style style:name="T2718" style:parent-style-name="DefaultParagraphFont" style:family="text">
      <style:text-properties fo:color="#C0C0C0"/>
    </style:style>
    <style:style style:name="T2719" style:parent-style-name="DefaultParagraphFont" style:family="text">
      <style:text-properties fo:color="#2AA198"/>
    </style:style>
    <style:style style:name="T2720" style:parent-style-name="DefaultParagraphFont" style:family="text">
      <style:text-properties fo:color="#C0C0C0"/>
    </style:style>
    <style:style style:name="T2721" style:parent-style-name="DefaultParagraphFont" style:family="text">
      <style:text-properties fo:color="#2AA198"/>
    </style:style>
    <style:style style:name="T2722" style:parent-style-name="DefaultParagraphFont" style:family="text">
      <style:text-properties fo:color="#C0C0C0"/>
    </style:style>
    <style:style style:name="T2723" style:parent-style-name="DefaultParagraphFont" style:family="text">
      <style:text-properties fo:color="#2AA198"/>
    </style:style>
    <style:style style:name="T2724" style:parent-style-name="DefaultParagraphFont" style:family="text">
      <style:text-properties fo:color="#C0C0C0"/>
    </style:style>
    <style:style style:name="T2725" style:parent-style-name="DefaultParagraphFont" style:family="text">
      <style:text-properties fo:color="#2AA198"/>
    </style:style>
    <style:style style:name="T2726" style:parent-style-name="DefaultParagraphFont" style:family="text">
      <style:text-properties fo:color="#C0C0C0"/>
    </style:style>
    <style:style style:name="T2727" style:parent-style-name="DefaultParagraphFont" style:family="text">
      <style:text-properties fo:color="#2AA198"/>
    </style:style>
    <style:style style:name="T2728" style:parent-style-name="DefaultParagraphFont" style:family="text">
      <style:text-properties fo:color="#C0C0C0"/>
    </style:style>
    <style:style style:name="T2729" style:parent-style-name="DefaultParagraphFont" style:family="text">
      <style:text-properties fo:color="#2AA198"/>
    </style:style>
    <style:style style:name="T2730" style:parent-style-name="DefaultParagraphFont" style:family="text">
      <style:text-properties fo:color="#586E75"/>
    </style:style>
    <style:style style:name="T2731" style:parent-style-name="DefaultParagraphFont" style:family="text">
      <style:text-properties fo:color="#C0C0C0"/>
    </style:style>
    <style:style style:name="T2732" style:parent-style-name="DefaultParagraphFont" style:family="text">
      <style:text-properties fo:color="#000000"/>
    </style:style>
    <style:style style:name="T2733" style:parent-style-name="DefaultParagraphFont" style:family="text">
      <style:text-properties fo:color="#C0C0C0"/>
    </style:style>
    <style:style style:name="T2734" style:parent-style-name="DefaultParagraphFont" style:family="text">
      <style:text-properties fo:color="#586E75"/>
    </style:style>
    <style:style style:name="T2735" style:parent-style-name="DefaultParagraphFont" style:family="text">
      <style:text-properties fo:color="#C0C0C0"/>
    </style:style>
    <style:style style:name="T2736" style:parent-style-name="DefaultParagraphFont" style:family="text">
      <style:text-properties fo:color="#586E75"/>
    </style:style>
    <style:style style:name="T2737" style:parent-style-name="DefaultParagraphFont" style:family="text">
      <style:text-properties fo:color="#C0C0C0"/>
    </style:style>
    <style:style style:name="T2738" style:parent-style-name="DefaultParagraphFont" style:family="text">
      <style:text-properties fo:color="#586E75"/>
    </style:style>
    <style:style style:name="T2739" style:parent-style-name="DefaultParagraphFont" style:family="text">
      <style:text-properties fo:color="#C0C0C0"/>
    </style:style>
    <style:style style:name="T2740" style:parent-style-name="DefaultParagraphFont" style:family="text">
      <style:text-properties fo:font-weight="bold" style:font-weight-asian="bold" fo:color="#586E75"/>
    </style:style>
    <style:style style:name="T2741" style:parent-style-name="DefaultParagraphFont" style:family="text">
      <style:text-properties fo:color="#C0C0C0"/>
    </style:style>
    <style:style style:name="T2742" style:parent-style-name="DefaultParagraphFont" style:family="text">
      <style:text-properties fo:color="#586E75"/>
    </style:style>
    <style:style style:name="T2743" style:parent-style-name="DefaultParagraphFont" style:family="text">
      <style:text-properties fo:color="#000000"/>
    </style:style>
    <style:style style:name="T2744" style:parent-style-name="DefaultParagraphFont" style:family="text">
      <style:text-properties fo:color="#C0C0C0"/>
    </style:style>
    <style:style style:name="T2745" style:parent-style-name="DefaultParagraphFont" style:family="text">
      <style:text-properties fo:color="#586E75"/>
    </style:style>
    <style:style style:name="T2746" style:parent-style-name="DefaultParagraphFont" style:family="text">
      <style:text-properties fo:color="#C0C0C0"/>
    </style:style>
    <style:style style:name="T2747" style:parent-style-name="DefaultParagraphFont" style:family="text">
      <style:text-properties fo:color="#2AA198"/>
    </style:style>
    <style:style style:name="T2748" style:parent-style-name="DefaultParagraphFont" style:family="text">
      <style:text-properties fo:color="#586E75"/>
    </style:style>
    <style:style style:name="T2749" style:parent-style-name="DefaultParagraphFont" style:family="text">
      <style:text-properties fo:color="#C0C0C0"/>
    </style:style>
    <style:style style:name="T2750" style:parent-style-name="DefaultParagraphFont" style:family="text">
      <style:text-properties fo:font-weight="bold" style:font-weight-asian="bold" fo:color="#586E75"/>
    </style:style>
    <style:style style:name="T2751" style:parent-style-name="DefaultParagraphFont" style:family="text">
      <style:text-properties fo:color="#C0C0C0"/>
    </style:style>
    <style:style style:name="T2752" style:parent-style-name="DefaultParagraphFont" style:family="text">
      <style:text-properties fo:color="#000000"/>
    </style:style>
    <style:style style:name="T2753" style:parent-style-name="DefaultParagraphFont" style:family="text">
      <style:text-properties fo:color="#586E75"/>
    </style:style>
    <style:style style:name="P2754" style:parent-style-name="PreformattedText" style:family="paragraph">
      <style:text-properties fo:color="#586E75"/>
    </style:style>
    <style:style style:name="P2755" style:parent-style-name="Textbody" style:family="paragraph">
      <style:text-properties style:text-underline-type="single" style:text-underline-style="solid" style:text-underline-width="auto" style:text-underline-mode="continuous"/>
    </style:style>
    <style:style style:name="T2756" style:parent-style-name="DefaultParagraphFont" style:family="text">
      <style:text-properties fo:color="#6C71C4"/>
    </style:style>
    <style:style style:name="T2757" style:parent-style-name="DefaultParagraphFont" style:family="text">
      <style:text-properties fo:color="#C0C0C0"/>
    </style:style>
    <style:style style:name="T2758" style:parent-style-name="DefaultParagraphFont" style:family="text">
      <style:text-properties fo:color="#2AA198"/>
    </style:style>
    <style:style style:name="T2759" style:parent-style-name="DefaultParagraphFont" style:family="text">
      <style:text-properties fo:color="#93A1A1"/>
    </style:style>
    <style:style style:name="T2760" style:parent-style-name="DefaultParagraphFont" style:family="text">
      <style:text-properties fo:color="#C0C0C0"/>
    </style:style>
    <style:style style:name="T2761" style:parent-style-name="DefaultParagraphFont" style:family="text">
      <style:text-properties fo:color="#93A1A1"/>
    </style:style>
    <style:style style:name="T2762" style:parent-style-name="DefaultParagraphFont" style:family="text">
      <style:text-properties fo:color="#C0C0C0"/>
    </style:style>
    <style:style style:name="T2763" style:parent-style-name="DefaultParagraphFont" style:family="text">
      <style:text-properties fo:color="#93A1A1"/>
    </style:style>
    <style:style style:name="P2764" style:parent-style-name="PreformattedText" style:family="paragraph">
      <style:paragraph-properties fo:margin-bottom="0.1965in"/>
    </style:style>
    <style:style style:name="T2765" style:parent-style-name="DefaultParagraphFont" style:family="text">
      <style:text-properties fo:font-weight="bold" style:font-weight-asian="bold" fo:color="#586E75"/>
    </style:style>
    <style:style style:name="T2766" style:parent-style-name="DefaultParagraphFont" style:family="text">
      <style:text-properties fo:color="#C0C0C0"/>
    </style:style>
    <style:style style:name="T2767" style:parent-style-name="DefaultParagraphFont" style:family="text">
      <style:text-properties fo:color="#000000"/>
    </style:style>
    <style:style style:name="T2768" style:parent-style-name="DefaultParagraphFont" style:family="text">
      <style:text-properties fo:color="#586E75"/>
    </style:style>
    <style:style style:name="T2769" style:parent-style-name="DefaultParagraphFont" style:family="text">
      <style:text-properties fo:font-weight="bold" style:font-weight-asian="bold" fo:color="#586E75"/>
    </style:style>
    <style:style style:name="T2770" style:parent-style-name="DefaultParagraphFont" style:family="text">
      <style:text-properties fo:color="#C0C0C0"/>
    </style:style>
    <style:style style:name="T2771" style:parent-style-name="DefaultParagraphFont" style:family="text">
      <style:text-properties fo:color="#586E75"/>
    </style:style>
    <style:style style:name="T2772" style:parent-style-name="DefaultParagraphFont" style:family="text">
      <style:text-properties fo:font-weight="bold" style:font-weight-asian="bold" fo:color="#586E75"/>
    </style:style>
    <style:style style:name="T2773" style:parent-style-name="DefaultParagraphFont" style:family="text">
      <style:text-properties fo:color="#C0C0C0"/>
    </style:style>
    <style:style style:name="T2774" style:parent-style-name="DefaultParagraphFont" style:family="text">
      <style:text-properties fo:color="#000000"/>
    </style:style>
    <style:style style:name="T2775" style:parent-style-name="DefaultParagraphFont" style:family="text">
      <style:text-properties fo:color="#586E75"/>
    </style:style>
    <style:style style:name="T2776" style:parent-style-name="DefaultParagraphFont" style:family="text">
      <style:text-properties fo:font-weight="bold" style:font-weight-asian="bold" fo:color="#586E75"/>
    </style:style>
    <style:style style:name="T2777" style:parent-style-name="DefaultParagraphFont" style:family="text">
      <style:text-properties fo:color="#586E75"/>
    </style:style>
    <style:style style:name="P2778" style:parent-style-name="PreformattedText" style:family="paragraph">
      <style:text-properties fo:color="#586E75"/>
    </style:style>
    <style:style style:name="T2779" style:parent-style-name="DefaultParagraphFont" style:family="text">
      <style:text-properties fo:color="#C0C0C0"/>
    </style:style>
    <style:style style:name="T2780" style:parent-style-name="DefaultParagraphFont" style:family="text">
      <style:text-properties fo:font-weight="bold" style:font-weight-asian="bold" fo:color="#586E75"/>
    </style:style>
    <style:style style:name="T2781" style:parent-style-name="DefaultParagraphFont" style:family="text">
      <style:text-properties fo:color="#C0C0C0"/>
    </style:style>
    <style:style style:name="T2782" style:parent-style-name="DefaultParagraphFont" style:family="text">
      <style:text-properties fo:color="#000000"/>
    </style:style>
    <style:style style:name="T2783" style:parent-style-name="DefaultParagraphFont" style:family="text">
      <style:text-properties fo:color="#C0C0C0"/>
    </style:style>
    <style:style style:name="T2784" style:parent-style-name="DefaultParagraphFont" style:family="text">
      <style:text-properties fo:color="#586E75"/>
    </style:style>
    <style:style style:name="T2785" style:parent-style-name="DefaultParagraphFont" style:family="text">
      <style:text-properties fo:color="#C0C0C0"/>
    </style:style>
    <style:style style:name="T2786" style:parent-style-name="DefaultParagraphFont" style:family="text">
      <style:text-properties fo:color="#2AA198"/>
    </style:style>
    <style:style style:name="T2787" style:parent-style-name="DefaultParagraphFont" style:family="text">
      <style:text-properties fo:color="#586E75"/>
    </style:style>
    <style:style style:name="T2788" style:parent-style-name="DefaultParagraphFont" style:family="text">
      <style:text-properties fo:color="#C0C0C0"/>
    </style:style>
    <style:style style:name="T2789" style:parent-style-name="DefaultParagraphFont" style:family="text">
      <style:text-properties fo:color="#586E75"/>
    </style:style>
    <style:style style:name="T2790" style:parent-style-name="DefaultParagraphFont" style:family="text">
      <style:text-properties fo:color="#2AA198"/>
    </style:style>
    <style:style style:name="T2791" style:parent-style-name="DefaultParagraphFont" style:family="text">
      <style:text-properties fo:color="#C0C0C0"/>
    </style:style>
    <style:style style:name="T2792" style:parent-style-name="DefaultParagraphFont" style:family="text">
      <style:text-properties fo:color="#2AA198"/>
    </style:style>
    <style:style style:name="T2793" style:parent-style-name="DefaultParagraphFont" style:family="text">
      <style:text-properties fo:color="#C0C0C0"/>
    </style:style>
    <style:style style:name="T2794" style:parent-style-name="DefaultParagraphFont" style:family="text">
      <style:text-properties fo:color="#2AA198"/>
    </style:style>
    <style:style style:name="T2795" style:parent-style-name="DefaultParagraphFont" style:family="text">
      <style:text-properties fo:color="#C0C0C0"/>
    </style:style>
    <style:style style:name="T2796" style:parent-style-name="DefaultParagraphFont" style:family="text">
      <style:text-properties fo:color="#2AA198"/>
    </style:style>
    <style:style style:name="T2797" style:parent-style-name="DefaultParagraphFont" style:family="text">
      <style:text-properties fo:color="#586E75"/>
    </style:style>
    <style:style style:name="T2798" style:parent-style-name="DefaultParagraphFont" style:family="text">
      <style:text-properties fo:color="#C0C0C0"/>
    </style:style>
    <style:style style:name="T2799" style:parent-style-name="DefaultParagraphFont" style:family="text">
      <style:text-properties fo:color="#000000"/>
    </style:style>
    <style:style style:name="T2800" style:parent-style-name="DefaultParagraphFont" style:family="text">
      <style:text-properties fo:color="#586E75"/>
    </style:style>
    <style:style style:name="T2801" style:parent-style-name="DefaultParagraphFont" style:family="text">
      <style:text-properties fo:color="#C0C0C0"/>
    </style:style>
    <style:style style:name="T2802" style:parent-style-name="DefaultParagraphFont" style:family="text">
      <style:text-properties fo:color="#586E75"/>
    </style:style>
    <style:style style:name="T2803" style:parent-style-name="DefaultParagraphFont" style:family="text">
      <style:text-properties fo:color="#2AA198"/>
    </style:style>
    <style:style style:name="T2804" style:parent-style-name="DefaultParagraphFont" style:family="text">
      <style:text-properties fo:color="#586E75"/>
    </style:style>
    <style:style style:name="T2805" style:parent-style-name="DefaultParagraphFont" style:family="text">
      <style:text-properties fo:color="#C0C0C0"/>
    </style:style>
    <style:style style:name="T2806" style:parent-style-name="DefaultParagraphFont" style:family="text">
      <style:text-properties fo:color="#000000"/>
    </style:style>
    <style:style style:name="T2807" style:parent-style-name="DefaultParagraphFont" style:family="text">
      <style:text-properties fo:color="#C0C0C0"/>
    </style:style>
    <style:style style:name="T2808" style:parent-style-name="DefaultParagraphFont" style:family="text">
      <style:text-properties fo:color="#586E75"/>
    </style:style>
    <style:style style:name="T2809" style:parent-style-name="DefaultParagraphFont" style:family="text">
      <style:text-properties fo:color="#C0C0C0"/>
    </style:style>
    <style:style style:name="T2810" style:parent-style-name="DefaultParagraphFont" style:family="text">
      <style:text-properties fo:color="#000000"/>
    </style:style>
    <style:style style:name="T2811" style:parent-style-name="DefaultParagraphFont" style:family="text">
      <style:text-properties fo:color="#586E75"/>
    </style:style>
    <style:style style:name="T2812" style:parent-style-name="DefaultParagraphFont" style:family="text">
      <style:text-properties fo:color="#000000"/>
    </style:style>
    <style:style style:name="T2813" style:parent-style-name="DefaultParagraphFont" style:family="text">
      <style:text-properties fo:color="#586E75"/>
    </style:style>
    <style:style style:name="T2814" style:parent-style-name="DefaultParagraphFont" style:family="text">
      <style:text-properties fo:color="#C0C0C0"/>
    </style:style>
    <style:style style:name="T2815" style:parent-style-name="DefaultParagraphFont" style:family="text">
      <style:text-properties fo:color="#586E75"/>
    </style:style>
    <style:style style:name="T2816" style:parent-style-name="DefaultParagraphFont" style:family="text">
      <style:text-properties fo:color="#2AA198"/>
    </style:style>
    <style:style style:name="T2817" style:parent-style-name="DefaultParagraphFont" style:family="text">
      <style:text-properties fo:color="#586E75"/>
    </style:style>
    <style:style style:name="T2818" style:parent-style-name="DefaultParagraphFont" style:family="text">
      <style:text-properties fo:color="#C0C0C0"/>
    </style:style>
    <style:style style:name="T2819" style:parent-style-name="DefaultParagraphFont" style:family="text">
      <style:text-properties fo:color="#586E75"/>
    </style:style>
    <style:style style:name="T2820" style:parent-style-name="DefaultParagraphFont" style:family="text">
      <style:text-properties fo:color="#2AA198"/>
    </style:style>
    <style:style style:name="T2821" style:parent-style-name="DefaultParagraphFont" style:family="text">
      <style:text-properties fo:color="#C0C0C0"/>
    </style:style>
    <style:style style:name="T2822" style:parent-style-name="DefaultParagraphFont" style:family="text">
      <style:text-properties fo:color="#2AA198"/>
    </style:style>
    <style:style style:name="T2823" style:parent-style-name="DefaultParagraphFont" style:family="text">
      <style:text-properties fo:color="#C0C0C0"/>
    </style:style>
    <style:style style:name="T2824" style:parent-style-name="DefaultParagraphFont" style:family="text">
      <style:text-properties fo:color="#2AA198"/>
    </style:style>
    <style:style style:name="T2825" style:parent-style-name="DefaultParagraphFont" style:family="text">
      <style:text-properties fo:color="#C0C0C0"/>
    </style:style>
    <style:style style:name="T2826" style:parent-style-name="DefaultParagraphFont" style:family="text">
      <style:text-properties fo:color="#2AA198"/>
    </style:style>
    <style:style style:name="T2827" style:parent-style-name="DefaultParagraphFont" style:family="text">
      <style:text-properties fo:color="#586E75"/>
    </style:style>
    <style:style style:name="T2828" style:parent-style-name="DefaultParagraphFont" style:family="text">
      <style:text-properties fo:color="#C0C0C0"/>
    </style:style>
    <style:style style:name="T2829" style:parent-style-name="DefaultParagraphFont" style:family="text">
      <style:text-properties fo:color="#000000"/>
    </style:style>
    <style:style style:name="T2830" style:parent-style-name="DefaultParagraphFont" style:family="text">
      <style:text-properties fo:color="#586E75"/>
    </style:style>
    <style:style style:name="P2831" style:parent-style-name="PreformattedText" style:family="paragraph">
      <style:paragraph-properties fo:margin-bottom="0.1965in"/>
      <style:text-properties fo:color="#586E75"/>
    </style:style>
    <style:style style:name="P2832" style:parent-style-name="PreformattedText" style:family="paragraph">
      <style:text-properties fo:color="#93A1A1"/>
    </style:style>
    <style:style style:name="T2833" style:parent-style-name="DefaultParagraphFont" style:family="text">
      <style:text-properties fo:color="#C0C0C0"/>
    </style:style>
    <style:style style:name="T2834" style:parent-style-name="DefaultParagraphFont" style:family="text">
      <style:text-properties fo:color="#93A1A1"/>
    </style:style>
    <style:style style:name="T2835" style:parent-style-name="DefaultParagraphFont" style:family="text">
      <style:text-properties fo:color="#C0C0C0"/>
    </style:style>
    <style:style style:name="T2836" style:parent-style-name="DefaultParagraphFont" style:family="text">
      <style:text-properties fo:color="#93A1A1"/>
    </style:style>
    <style:style style:name="T2837" style:parent-style-name="DefaultParagraphFont" style:family="text">
      <style:text-properties fo:color="#C0C0C0"/>
    </style:style>
    <style:style style:name="T2838" style:parent-style-name="DefaultParagraphFont" style:family="text">
      <style:text-properties fo:color="#93A1A1"/>
    </style:style>
    <style:style style:name="T2839" style:parent-style-name="DefaultParagraphFont" style:family="text">
      <style:text-properties fo:color="#C0C0C0"/>
    </style:style>
    <style:style style:name="T2840" style:parent-style-name="DefaultParagraphFont" style:family="text">
      <style:text-properties fo:color="#93A1A1"/>
    </style:style>
    <style:style style:name="T2841" style:parent-style-name="DefaultParagraphFont" style:family="text">
      <style:text-properties fo:font-weight="bold" style:font-weight-asian="bold" fo:color="#586E75"/>
    </style:style>
    <style:style style:name="T2842" style:parent-style-name="DefaultParagraphFont" style:family="text">
      <style:text-properties fo:color="#C0C0C0"/>
    </style:style>
    <style:style style:name="T2843" style:parent-style-name="DefaultParagraphFont" style:family="text">
      <style:text-properties fo:color="#000000"/>
    </style:style>
    <style:style style:name="T2844" style:parent-style-name="DefaultParagraphFont" style:family="text">
      <style:text-properties fo:color="#586E75"/>
    </style:style>
    <style:style style:name="T2845" style:parent-style-name="DefaultParagraphFont" style:family="text">
      <style:text-properties fo:font-weight="bold" style:font-weight-asian="bold" fo:color="#586E75"/>
    </style:style>
    <style:style style:name="T2846" style:parent-style-name="DefaultParagraphFont" style:family="text">
      <style:text-properties fo:color="#C0C0C0"/>
    </style:style>
    <style:style style:name="T2847" style:parent-style-name="DefaultParagraphFont" style:family="text">
      <style:text-properties fo:color="#000000"/>
    </style:style>
    <style:style style:name="T2848" style:parent-style-name="DefaultParagraphFont" style:family="text">
      <style:text-properties fo:color="#586E75"/>
    </style:style>
    <style:style style:name="P2849" style:parent-style-name="PreformattedText" style:family="paragraph">
      <style:text-properties fo:color="#586E75"/>
    </style:style>
    <style:style style:name="T2850" style:parent-style-name="DefaultParagraphFont" style:family="text">
      <style:text-properties fo:color="#C0C0C0"/>
    </style:style>
    <style:style style:name="T2851" style:parent-style-name="DefaultParagraphFont" style:family="text">
      <style:text-properties fo:font-weight="bold" style:font-weight-asian="bold" fo:color="#586E75"/>
    </style:style>
    <style:style style:name="T2852" style:parent-style-name="DefaultParagraphFont" style:family="text">
      <style:text-properties fo:color="#C0C0C0"/>
    </style:style>
    <style:style style:name="T2853" style:parent-style-name="DefaultParagraphFont" style:family="text">
      <style:text-properties fo:color="#000000"/>
    </style:style>
    <style:style style:name="T2854" style:parent-style-name="DefaultParagraphFont" style:family="text">
      <style:text-properties fo:color="#C0C0C0"/>
    </style:style>
    <style:style style:name="T2855" style:parent-style-name="DefaultParagraphFont" style:family="text">
      <style:text-properties fo:color="#586E75"/>
    </style:style>
    <style:style style:name="T2856" style:parent-style-name="DefaultParagraphFont" style:family="text">
      <style:text-properties fo:color="#C0C0C0"/>
    </style:style>
    <style:style style:name="T2857" style:parent-style-name="DefaultParagraphFont" style:family="text">
      <style:text-properties fo:color="#000000"/>
    </style:style>
    <style:style style:name="T2858" style:parent-style-name="DefaultParagraphFont" style:family="text">
      <style:text-properties fo:color="#C0C0C0"/>
    </style:style>
    <style:style style:name="T2859" style:parent-style-name="DefaultParagraphFont" style:family="text">
      <style:text-properties fo:color="#586E75"/>
    </style:style>
    <style:style style:name="T2860" style:parent-style-name="DefaultParagraphFont" style:family="text">
      <style:text-properties fo:color="#C0C0C0"/>
    </style:style>
    <style:style style:name="T2861" style:parent-style-name="DefaultParagraphFont" style:family="text">
      <style:text-properties fo:color="#000000"/>
    </style:style>
    <style:style style:name="T2862" style:parent-style-name="DefaultParagraphFont" style:family="text">
      <style:text-properties fo:color="#586E75"/>
    </style:style>
    <style:style style:name="P2863" style:parent-style-name="PreformattedText" style:family="paragraph">
      <style:text-properties fo:color="#586E75"/>
    </style:style>
    <style:style style:name="T2864" style:parent-style-name="DefaultParagraphFont" style:family="text">
      <style:text-properties fo:color="#6C71C4"/>
    </style:style>
    <style:style style:name="T2865" style:parent-style-name="DefaultParagraphFont" style:family="text">
      <style:text-properties fo:color="#C0C0C0"/>
    </style:style>
    <style:style style:name="T2866" style:parent-style-name="DefaultParagraphFont" style:family="text">
      <style:text-properties fo:color="#2AA198"/>
    </style:style>
    <style:style style:name="T2867" style:parent-style-name="DefaultParagraphFont" style:family="text">
      <style:text-properties fo:color="#93A1A1"/>
    </style:style>
    <style:style style:name="T2868" style:parent-style-name="DefaultParagraphFont" style:family="text">
      <style:text-properties fo:color="#C0C0C0"/>
    </style:style>
    <style:style style:name="T2869" style:parent-style-name="DefaultParagraphFont" style:family="text">
      <style:text-properties fo:color="#93A1A1"/>
    </style:style>
    <style:style style:name="P2870" style:parent-style-name="PreformattedText" style:family="paragraph">
      <style:paragraph-properties fo:margin-bottom="0.1965in"/>
    </style:style>
    <style:style style:name="T2871" style:parent-style-name="DefaultParagraphFont" style:family="text">
      <style:text-properties fo:font-weight="bold" style:font-weight-asian="bold" fo:color="#586E75"/>
    </style:style>
    <style:style style:name="T2872" style:parent-style-name="DefaultParagraphFont" style:family="text">
      <style:text-properties fo:color="#C0C0C0"/>
    </style:style>
    <style:style style:name="T2873" style:parent-style-name="DefaultParagraphFont" style:family="text">
      <style:text-properties fo:color="#000000"/>
    </style:style>
    <style:style style:name="T2874" style:parent-style-name="DefaultParagraphFont" style:family="text">
      <style:text-properties fo:color="#586E75"/>
    </style:style>
    <style:style style:name="T2875" style:parent-style-name="DefaultParagraphFont" style:family="text">
      <style:text-properties fo:font-weight="bold" style:font-weight-asian="bold" fo:color="#586E75"/>
    </style:style>
    <style:style style:name="T2876" style:parent-style-name="DefaultParagraphFont" style:family="text">
      <style:text-properties fo:color="#586E75"/>
    </style:style>
    <style:style style:name="T2877" style:parent-style-name="DefaultParagraphFont" style:family="text">
      <style:text-properties fo:font-weight="bold" style:font-weight-asian="bold" fo:color="#586E75"/>
    </style:style>
    <style:style style:name="T2878" style:parent-style-name="DefaultParagraphFont" style:family="text">
      <style:text-properties fo:color="#C0C0C0"/>
    </style:style>
    <style:style style:name="T2879" style:parent-style-name="DefaultParagraphFont" style:family="text">
      <style:text-properties fo:color="#000000"/>
    </style:style>
    <style:style style:name="T2880" style:parent-style-name="DefaultParagraphFont" style:family="text">
      <style:text-properties fo:color="#586E75"/>
    </style:style>
    <style:style style:name="T2881" style:parent-style-name="DefaultParagraphFont" style:family="text">
      <style:text-properties fo:font-weight="bold" style:font-weight-asian="bold" fo:color="#586E75"/>
    </style:style>
    <style:style style:name="T2882" style:parent-style-name="DefaultParagraphFont" style:family="text">
      <style:text-properties fo:color="#586E75"/>
    </style:style>
    <style:style style:name="P2883" style:parent-style-name="PreformattedText" style:family="paragraph">
      <style:text-properties fo:color="#586E75"/>
    </style:style>
    <style:style style:name="T2884" style:parent-style-name="DefaultParagraphFont" style:family="text">
      <style:text-properties fo:color="#C0C0C0"/>
    </style:style>
    <style:style style:name="T2885" style:parent-style-name="DefaultParagraphFont" style:family="text">
      <style:text-properties fo:color="#93A1A1"/>
    </style:style>
    <style:style style:name="T2886" style:parent-style-name="DefaultParagraphFont" style:family="text">
      <style:text-properties fo:color="#C0C0C0"/>
    </style:style>
    <style:style style:name="T2887" style:parent-style-name="DefaultParagraphFont" style:family="text">
      <style:text-properties fo:color="#93A1A1"/>
    </style:style>
    <style:style style:name="T2888" style:parent-style-name="DefaultParagraphFont" style:family="text">
      <style:text-properties fo:color="#C0C0C0"/>
    </style:style>
    <style:style style:name="T2889" style:parent-style-name="DefaultParagraphFont" style:family="text">
      <style:text-properties fo:color="#93A1A1"/>
    </style:style>
    <style:style style:name="T2890" style:parent-style-name="DefaultParagraphFont" style:family="text">
      <style:text-properties fo:color="#C0C0C0"/>
    </style:style>
    <style:style style:name="T2891" style:parent-style-name="DefaultParagraphFont" style:family="text">
      <style:text-properties fo:color="#93A1A1"/>
    </style:style>
    <style:style style:name="T2892" style:parent-style-name="DefaultParagraphFont" style:family="text">
      <style:text-properties fo:color="#C0C0C0"/>
    </style:style>
    <style:style style:name="T2893" style:parent-style-name="DefaultParagraphFont" style:family="text">
      <style:text-properties fo:font-weight="bold" style:font-weight-asian="bold" fo:color="#586E75"/>
    </style:style>
    <style:style style:name="T2894" style:parent-style-name="DefaultParagraphFont" style:family="text">
      <style:text-properties fo:color="#C0C0C0"/>
    </style:style>
    <style:style style:name="T2895" style:parent-style-name="DefaultParagraphFont" style:family="text">
      <style:text-properties fo:color="#586E75"/>
    </style:style>
    <style:style style:name="T2896" style:parent-style-name="DefaultParagraphFont" style:family="text">
      <style:text-properties fo:font-weight="bold" style:font-weight-asian="bold" fo:color="#586E75"/>
    </style:style>
    <style:style style:name="T2897" style:parent-style-name="DefaultParagraphFont" style:family="text">
      <style:text-properties fo:color="#C0C0C0"/>
    </style:style>
    <style:style style:name="T2898" style:parent-style-name="DefaultParagraphFont" style:family="text">
      <style:text-properties fo:color="#000000"/>
    </style:style>
    <style:style style:name="T2899" style:parent-style-name="DefaultParagraphFont" style:family="text">
      <style:text-properties fo:color="#C0C0C0"/>
    </style:style>
    <style:style style:name="T2900" style:parent-style-name="DefaultParagraphFont" style:family="text">
      <style:text-properties fo:color="#586E75"/>
    </style:style>
    <style:style style:name="T2901" style:parent-style-name="DefaultParagraphFont" style:family="text">
      <style:text-properties fo:color="#C0C0C0"/>
    </style:style>
    <style:style style:name="T2902" style:parent-style-name="DefaultParagraphFont" style:family="text">
      <style:text-properties fo:color="#2AA198"/>
    </style:style>
    <style:style style:name="T2903" style:parent-style-name="DefaultParagraphFont" style:family="text">
      <style:text-properties fo:color="#586E75"/>
    </style:style>
    <style:style style:name="T2904" style:parent-style-name="DefaultParagraphFont" style:family="text">
      <style:text-properties fo:color="#C0C0C0"/>
    </style:style>
    <style:style style:name="T2905" style:parent-style-name="DefaultParagraphFont" style:family="text">
      <style:text-properties fo:color="#000000"/>
    </style:style>
    <style:style style:name="T2906" style:parent-style-name="DefaultParagraphFont" style:family="text">
      <style:text-properties fo:color="#C0C0C0"/>
    </style:style>
    <style:style style:name="T2907" style:parent-style-name="DefaultParagraphFont" style:family="text">
      <style:text-properties fo:color="#586E75"/>
    </style:style>
    <style:style style:name="T2908" style:parent-style-name="DefaultParagraphFont" style:family="text">
      <style:text-properties fo:color="#C0C0C0"/>
    </style:style>
    <style:style style:name="T2909" style:parent-style-name="DefaultParagraphFont" style:family="text">
      <style:text-properties fo:color="#2AA198"/>
    </style:style>
    <style:style style:name="T2910" style:parent-style-name="DefaultParagraphFont" style:family="text">
      <style:text-properties fo:color="#586E75"/>
    </style:style>
    <style:style style:name="T2911" style:parent-style-name="DefaultParagraphFont" style:family="text">
      <style:text-properties fo:color="#C0C0C0"/>
    </style:style>
    <style:style style:name="T2912" style:parent-style-name="DefaultParagraphFont" style:family="text">
      <style:text-properties fo:color="#000000"/>
    </style:style>
    <style:style style:name="T2913" style:parent-style-name="DefaultParagraphFont" style:family="text">
      <style:text-properties fo:color="#586E75"/>
    </style:style>
    <style:style style:name="T2914" style:parent-style-name="DefaultParagraphFont" style:family="text">
      <style:text-properties fo:color="#C0C0C0"/>
    </style:style>
    <style:style style:name="T2915" style:parent-style-name="DefaultParagraphFont" style:family="text">
      <style:text-properties fo:color="#586E75"/>
    </style:style>
    <style:style style:name="T2916" style:parent-style-name="DefaultParagraphFont" style:family="text">
      <style:text-properties fo:color="#C0C0C0"/>
    </style:style>
    <style:style style:name="T2917" style:parent-style-name="DefaultParagraphFont" style:family="text">
      <style:text-properties fo:color="#000000"/>
    </style:style>
    <style:style style:name="T2918" style:parent-style-name="DefaultParagraphFont" style:family="text">
      <style:text-properties fo:color="#586E75"/>
    </style:style>
    <style:style style:name="T2919" style:parent-style-name="DefaultParagraphFont" style:family="text">
      <style:text-properties fo:color="#C0C0C0"/>
    </style:style>
    <style:style style:name="T2920" style:parent-style-name="DefaultParagraphFont" style:family="text">
      <style:text-properties fo:color="#586E75"/>
    </style:style>
    <style:style style:name="P2921" style:parent-style-name="PreformattedText" style:family="paragraph">
      <style:paragraph-properties fo:margin-bottom="0.1965in"/>
      <style:text-properties fo:color="#586E75"/>
    </style:style>
    <style:style style:name="P2922" style:parent-style-name="PreformattedText" style:family="paragraph">
      <style:text-properties fo:color="#93A1A1"/>
    </style:style>
    <style:style style:name="T2923" style:parent-style-name="DefaultParagraphFont" style:family="text">
      <style:text-properties fo:color="#C0C0C0"/>
    </style:style>
    <style:style style:name="T2924" style:parent-style-name="DefaultParagraphFont" style:family="text">
      <style:text-properties fo:color="#93A1A1"/>
    </style:style>
    <style:style style:name="T2925" style:parent-style-name="DefaultParagraphFont" style:family="text">
      <style:text-properties fo:color="#C0C0C0"/>
    </style:style>
    <style:style style:name="T2926" style:parent-style-name="DefaultParagraphFont" style:family="text">
      <style:text-properties fo:color="#93A1A1"/>
    </style:style>
    <style:style style:name="T2927" style:parent-style-name="DefaultParagraphFont" style:family="text">
      <style:text-properties fo:color="#C0C0C0"/>
    </style:style>
    <style:style style:name="T2928" style:parent-style-name="DefaultParagraphFont" style:family="text">
      <style:text-properties fo:color="#93A1A1"/>
    </style:style>
    <style:style style:name="T2929" style:parent-style-name="DefaultParagraphFont" style:family="text">
      <style:text-properties fo:color="#C0C0C0"/>
    </style:style>
    <style:style style:name="T2930" style:parent-style-name="DefaultParagraphFont" style:family="text">
      <style:text-properties fo:color="#93A1A1"/>
    </style:style>
    <style:style style:name="T2931" style:parent-style-name="DefaultParagraphFont" style:family="text">
      <style:text-properties fo:font-weight="bold" style:font-weight-asian="bold" fo:color="#586E75"/>
    </style:style>
    <style:style style:name="T2932" style:parent-style-name="DefaultParagraphFont" style:family="text">
      <style:text-properties fo:color="#C0C0C0"/>
    </style:style>
    <style:style style:name="T2933" style:parent-style-name="DefaultParagraphFont" style:family="text">
      <style:text-properties fo:color="#000000"/>
    </style:style>
    <style:style style:name="T2934" style:parent-style-name="DefaultParagraphFont" style:family="text">
      <style:text-properties fo:color="#586E75"/>
    </style:style>
    <style:style style:name="T2935" style:parent-style-name="DefaultParagraphFont" style:family="text">
      <style:text-properties fo:font-weight="bold" style:font-weight-asian="bold" fo:color="#586E75"/>
    </style:style>
    <style:style style:name="T2936" style:parent-style-name="DefaultParagraphFont" style:family="text">
      <style:text-properties fo:color="#586E75"/>
    </style:style>
    <style:style style:name="P2937" style:parent-style-name="PreformattedText" style:family="paragraph">
      <style:text-properties fo:color="#586E75"/>
    </style:style>
    <style:style style:name="T2938" style:parent-style-name="DefaultParagraphFont" style:family="text">
      <style:text-properties fo:color="#C0C0C0"/>
    </style:style>
    <style:style style:name="T2939" style:parent-style-name="DefaultParagraphFont" style:family="text">
      <style:text-properties fo:color="#586E75"/>
    </style:style>
    <style:style style:name="T2940" style:parent-style-name="DefaultParagraphFont" style:family="text">
      <style:text-properties fo:color="#2AA198"/>
    </style:style>
    <style:style style:name="T2941" style:parent-style-name="DefaultParagraphFont" style:family="text">
      <style:text-properties fo:color="#586E75"/>
    </style:style>
    <style:style style:name="P2942" style:parent-style-name="PreformattedText" style:family="paragraph">
      <style:text-properties fo:color="#586E75"/>
    </style:style>
    <style:style style:name="T2943" style:parent-style-name="DefaultParagraphFont" style:family="text">
      <style:text-properties fo:color="#6C71C4"/>
    </style:style>
    <style:style style:name="T2944" style:parent-style-name="DefaultParagraphFont" style:family="text">
      <style:text-properties fo:color="#C0C0C0"/>
    </style:style>
    <style:style style:name="T2945" style:parent-style-name="DefaultParagraphFont" style:family="text">
      <style:text-properties fo:color="#2AA198"/>
    </style:style>
    <style:style style:name="T2946" style:parent-style-name="DefaultParagraphFont" style:family="text">
      <style:text-properties fo:color="#93A1A1"/>
    </style:style>
    <style:style style:name="T2947" style:parent-style-name="DefaultParagraphFont" style:family="text">
      <style:text-properties fo:color="#C0C0C0"/>
    </style:style>
    <style:style style:name="T2948" style:parent-style-name="DefaultParagraphFont" style:family="text">
      <style:text-properties fo:color="#93A1A1"/>
    </style:style>
    <style:style style:name="P2949" style:parent-style-name="PreformattedText" style:family="paragraph">
      <style:paragraph-properties fo:margin-bottom="0.1965in"/>
    </style:style>
    <style:style style:name="T2950" style:parent-style-name="DefaultParagraphFont" style:family="text">
      <style:text-properties fo:font-weight="bold" style:font-weight-asian="bold" fo:color="#586E75"/>
    </style:style>
    <style:style style:name="T2951" style:parent-style-name="DefaultParagraphFont" style:family="text">
      <style:text-properties fo:color="#C0C0C0"/>
    </style:style>
    <style:style style:name="T2952" style:parent-style-name="DefaultParagraphFont" style:family="text">
      <style:text-properties fo:color="#000000"/>
    </style:style>
    <style:style style:name="T2953" style:parent-style-name="DefaultParagraphFont" style:family="text">
      <style:text-properties fo:color="#586E75"/>
    </style:style>
    <style:style style:name="T2954" style:parent-style-name="DefaultParagraphFont" style:family="text">
      <style:text-properties fo:font-weight="bold" style:font-weight-asian="bold" fo:color="#586E75"/>
    </style:style>
    <style:style style:name="T2955" style:parent-style-name="DefaultParagraphFont" style:family="text">
      <style:text-properties fo:color="#C0C0C0"/>
    </style:style>
    <style:style style:name="T2956" style:parent-style-name="DefaultParagraphFont" style:family="text">
      <style:text-properties fo:color="#586E75"/>
    </style:style>
    <style:style style:name="T2957" style:parent-style-name="DefaultParagraphFont" style:family="text">
      <style:text-properties fo:font-weight="bold" style:font-weight-asian="bold" fo:color="#586E75"/>
    </style:style>
    <style:style style:name="T2958" style:parent-style-name="DefaultParagraphFont" style:family="text">
      <style:text-properties fo:color="#C0C0C0"/>
    </style:style>
    <style:style style:name="T2959" style:parent-style-name="DefaultParagraphFont" style:family="text">
      <style:text-properties fo:color="#000000"/>
    </style:style>
    <style:style style:name="T2960" style:parent-style-name="DefaultParagraphFont" style:family="text">
      <style:text-properties fo:color="#586E75"/>
    </style:style>
    <style:style style:name="T2961" style:parent-style-name="DefaultParagraphFont" style:family="text">
      <style:text-properties fo:font-weight="bold" style:font-weight-asian="bold" fo:color="#586E75"/>
    </style:style>
    <style:style style:name="T2962" style:parent-style-name="DefaultParagraphFont" style:family="text">
      <style:text-properties fo:color="#586E75"/>
    </style:style>
    <style:style style:name="P2963" style:parent-style-name="PreformattedText" style:family="paragraph">
      <style:text-properties fo:color="#586E75"/>
    </style:style>
    <style:style style:name="T2964" style:parent-style-name="DefaultParagraphFont" style:family="text">
      <style:text-properties fo:color="#C0C0C0"/>
    </style:style>
    <style:style style:name="T2965" style:parent-style-name="DefaultParagraphFont" style:family="text">
      <style:text-properties fo:color="#93A1A1"/>
    </style:style>
    <style:style style:name="T2966" style:parent-style-name="DefaultParagraphFont" style:family="text">
      <style:text-properties fo:color="#C0C0C0"/>
    </style:style>
    <style:style style:name="T2967" style:parent-style-name="DefaultParagraphFont" style:family="text">
      <style:text-properties fo:color="#93A1A1"/>
    </style:style>
    <style:style style:name="T2968" style:parent-style-name="DefaultParagraphFont" style:family="text">
      <style:text-properties fo:color="#C0C0C0"/>
    </style:style>
    <style:style style:name="T2969" style:parent-style-name="DefaultParagraphFont" style:family="text">
      <style:text-properties fo:color="#93A1A1"/>
    </style:style>
    <style:style style:name="T2970" style:parent-style-name="DefaultParagraphFont" style:family="text">
      <style:text-properties fo:color="#C0C0C0"/>
    </style:style>
    <style:style style:name="T2971" style:parent-style-name="DefaultParagraphFont" style:family="text">
      <style:text-properties fo:color="#93A1A1"/>
    </style:style>
    <style:style style:name="T2972" style:parent-style-name="DefaultParagraphFont" style:family="text">
      <style:text-properties fo:color="#C0C0C0"/>
    </style:style>
    <style:style style:name="T2973" style:parent-style-name="DefaultParagraphFont" style:family="text">
      <style:text-properties fo:color="#000000"/>
    </style:style>
    <style:style style:name="T2974" style:parent-style-name="DefaultParagraphFont" style:family="text">
      <style:text-properties fo:color="#586E75"/>
    </style:style>
    <style:style style:name="T2975" style:parent-style-name="DefaultParagraphFont" style:family="text">
      <style:text-properties fo:color="#2AA198"/>
    </style:style>
    <style:style style:name="T2976" style:parent-style-name="DefaultParagraphFont" style:family="text">
      <style:text-properties fo:color="#586E75"/>
    </style:style>
    <style:style style:name="P2977" style:parent-style-name="PreformattedText" style:family="paragraph">
      <style:paragraph-properties fo:margin-bottom="0.1965in"/>
      <style:text-properties fo:color="#586E75"/>
    </style:style>
    <style:style style:name="P2978" style:parent-style-name="PreformattedText" style:family="paragraph">
      <style:text-properties fo:color="#93A1A1"/>
    </style:style>
    <style:style style:name="T2979" style:parent-style-name="DefaultParagraphFont" style:family="text">
      <style:text-properties fo:color="#C0C0C0"/>
    </style:style>
    <style:style style:name="T2980" style:parent-style-name="DefaultParagraphFont" style:family="text">
      <style:text-properties fo:color="#93A1A1"/>
    </style:style>
    <style:style style:name="T2981" style:parent-style-name="DefaultParagraphFont" style:family="text">
      <style:text-properties fo:color="#C0C0C0"/>
    </style:style>
    <style:style style:name="T2982" style:parent-style-name="DefaultParagraphFont" style:family="text">
      <style:text-properties fo:color="#93A1A1"/>
    </style:style>
    <style:style style:name="T2983" style:parent-style-name="DefaultParagraphFont" style:family="text">
      <style:text-properties fo:color="#C0C0C0"/>
    </style:style>
    <style:style style:name="T2984" style:parent-style-name="DefaultParagraphFont" style:family="text">
      <style:text-properties fo:color="#93A1A1"/>
    </style:style>
    <style:style style:name="T2985" style:parent-style-name="DefaultParagraphFont" style:family="text">
      <style:text-properties fo:color="#C0C0C0"/>
    </style:style>
    <style:style style:name="T2986" style:parent-style-name="DefaultParagraphFont" style:family="text">
      <style:text-properties fo:color="#93A1A1"/>
    </style:style>
    <style:style style:name="T2987" style:parent-style-name="DefaultParagraphFont" style:family="text">
      <style:text-properties fo:color="#C0C0C0"/>
    </style:style>
    <style:style style:name="T2988" style:parent-style-name="DefaultParagraphFont" style:family="text">
      <style:text-properties fo:color="#93A1A1"/>
    </style:style>
    <style:style style:name="T2989" style:parent-style-name="DefaultParagraphFont" style:family="text">
      <style:text-properties fo:font-weight="bold" style:font-weight-asian="bold" fo:color="#586E75"/>
    </style:style>
    <style:style style:name="T2990" style:parent-style-name="DefaultParagraphFont" style:family="text">
      <style:text-properties fo:color="#C0C0C0"/>
    </style:style>
    <style:style style:name="T2991" style:parent-style-name="DefaultParagraphFont" style:family="text">
      <style:text-properties fo:color="#000000"/>
    </style:style>
    <style:style style:name="T2992" style:parent-style-name="DefaultParagraphFont" style:family="text">
      <style:text-properties fo:color="#586E75"/>
    </style:style>
    <style:style style:name="T2993" style:parent-style-name="DefaultParagraphFont" style:family="text">
      <style:text-properties fo:font-weight="bold" style:font-weight-asian="bold" fo:color="#586E75"/>
    </style:style>
    <style:style style:name="T2994" style:parent-style-name="DefaultParagraphFont" style:family="text">
      <style:text-properties fo:color="#C0C0C0"/>
    </style:style>
    <style:style style:name="T2995" style:parent-style-name="DefaultParagraphFont" style:family="text">
      <style:text-properties fo:color="#000000"/>
    </style:style>
    <style:style style:name="T2996" style:parent-style-name="DefaultParagraphFont" style:family="text">
      <style:text-properties fo:color="#586E75"/>
    </style:style>
    <style:style style:name="P2997" style:parent-style-name="PreformattedText" style:family="paragraph">
      <style:text-properties fo:color="#586E75"/>
    </style:style>
    <style:style style:name="T2998" style:parent-style-name="DefaultParagraphFont" style:family="text">
      <style:text-properties fo:color="#C0C0C0"/>
    </style:style>
    <style:style style:name="T2999" style:parent-style-name="DefaultParagraphFont" style:family="text">
      <style:text-properties fo:font-weight="bold" style:font-weight-asian="bold" fo:color="#586E75"/>
    </style:style>
    <style:style style:name="T3000" style:parent-style-name="DefaultParagraphFont" style:family="text">
      <style:text-properties fo:color="#C0C0C0"/>
    </style:style>
    <style:style style:name="T3001" style:parent-style-name="DefaultParagraphFont" style:family="text">
      <style:text-properties fo:color="#586E75"/>
    </style:style>
    <style:style style:name="T3002" style:parent-style-name="DefaultParagraphFont" style:family="text">
      <style:text-properties fo:font-weight="bold" style:font-weight-asian="bold" fo:color="#586E75"/>
    </style:style>
    <style:style style:name="T3003" style:parent-style-name="DefaultParagraphFont" style:family="text">
      <style:text-properties fo:color="#C0C0C0"/>
    </style:style>
    <style:style style:name="T3004" style:parent-style-name="DefaultParagraphFont" style:family="text">
      <style:text-properties fo:color="#000000"/>
    </style:style>
    <style:style style:name="T3005" style:parent-style-name="DefaultParagraphFont" style:family="text">
      <style:text-properties fo:color="#C0C0C0"/>
    </style:style>
    <style:style style:name="T3006" style:parent-style-name="DefaultParagraphFont" style:family="text">
      <style:text-properties fo:color="#586E75"/>
    </style:style>
    <style:style style:name="T3007" style:parent-style-name="DefaultParagraphFont" style:family="text">
      <style:text-properties fo:color="#C0C0C0"/>
    </style:style>
    <style:style style:name="T3008" style:parent-style-name="DefaultParagraphFont" style:family="text">
      <style:text-properties fo:color="#2AA198"/>
    </style:style>
    <style:style style:name="T3009" style:parent-style-name="DefaultParagraphFont" style:family="text">
      <style:text-properties fo:color="#586E75"/>
    </style:style>
    <style:style style:name="T3010" style:parent-style-name="DefaultParagraphFont" style:family="text">
      <style:text-properties fo:color="#C0C0C0"/>
    </style:style>
    <style:style style:name="T3011" style:parent-style-name="DefaultParagraphFont" style:family="text">
      <style:text-properties fo:color="#000000"/>
    </style:style>
    <style:style style:name="T3012" style:parent-style-name="DefaultParagraphFont" style:family="text">
      <style:text-properties fo:color="#C0C0C0"/>
    </style:style>
    <style:style style:name="T3013" style:parent-style-name="DefaultParagraphFont" style:family="text">
      <style:text-properties fo:color="#586E75"/>
    </style:style>
    <style:style style:name="T3014" style:parent-style-name="DefaultParagraphFont" style:family="text">
      <style:text-properties fo:color="#C0C0C0"/>
    </style:style>
    <style:style style:name="T3015" style:parent-style-name="DefaultParagraphFont" style:family="text">
      <style:text-properties fo:color="#000000"/>
    </style:style>
    <style:style style:name="T3016" style:parent-style-name="DefaultParagraphFont" style:family="text">
      <style:text-properties fo:color="#586E75"/>
    </style:style>
    <style:style style:name="T3017" style:parent-style-name="DefaultParagraphFont" style:family="text">
      <style:text-properties fo:color="#C0C0C0"/>
    </style:style>
    <style:style style:name="T3018" style:parent-style-name="DefaultParagraphFont" style:family="text">
      <style:text-properties fo:color="#000000"/>
    </style:style>
    <style:style style:name="T3019" style:parent-style-name="DefaultParagraphFont" style:family="text">
      <style:text-properties fo:color="#586E75"/>
    </style:style>
    <style:style style:name="T3020" style:parent-style-name="DefaultParagraphFont" style:family="text">
      <style:text-properties fo:color="#C0C0C0"/>
    </style:style>
    <style:style style:name="T3021" style:parent-style-name="DefaultParagraphFont" style:family="text">
      <style:text-properties fo:color="#586E75"/>
    </style:style>
    <style:style style:name="T3022" style:parent-style-name="DefaultParagraphFont" style:family="text">
      <style:text-properties fo:color="#C0C0C0"/>
    </style:style>
    <style:style style:name="T3023" style:parent-style-name="DefaultParagraphFont" style:family="text">
      <style:text-properties fo:color="#586E75"/>
    </style:style>
    <style:style style:name="T3024" style:parent-style-name="DefaultParagraphFont" style:family="text">
      <style:text-properties fo:color="#2AA198"/>
    </style:style>
    <style:style style:name="T3025" style:parent-style-name="DefaultParagraphFont" style:family="text">
      <style:text-properties fo:color="#586E75"/>
    </style:style>
    <style:style style:name="T3026" style:parent-style-name="DefaultParagraphFont" style:family="text">
      <style:text-properties fo:color="#C0C0C0"/>
    </style:style>
    <style:style style:name="T3027" style:parent-style-name="DefaultParagraphFont" style:family="text">
      <style:text-properties fo:color="#586E75"/>
    </style:style>
    <style:style style:name="P3028" style:parent-style-name="PreformattedText" style:family="paragraph">
      <style:text-properties fo:color="#586E75"/>
    </style:style>
    <style:style style:name="P3029" style:parent-style-name="Textbody" style:family="paragraph">
      <style:text-properties fo:color="#586E75"/>
    </style:style>
    <style:style style:name="P3030" style:parent-style-name="Textbody" style:family="paragraph"/>
    <style:style style:name="P3031" style:parent-style-name="Textbody" style:family="paragraph"/>
    <style:style style:name="P3032" style:parent-style-name="Textbody" style:family="paragraph"/>
    <style:style style:name="P3033" style:parent-style-name="Heading1" style:family="paragraph">
      <style:paragraph-properties fo:break-before="page"/>
    </style:style>
    <style:style style:name="P3034" style:parent-style-name="Textbody" style:family="paragraph"/>
    <style:style style:name="P3035" style:parent-style-name="Textbody" style:family="paragraph"/>
    <style:style style:name="T3036" style:parent-style-name="DefaultParagraphFont" style:family="text">
      <style:text-properties fo:color="#6C71C4"/>
    </style:style>
    <style:style style:name="T3037" style:parent-style-name="DefaultParagraphFont" style:family="text">
      <style:text-properties fo:color="#C0C0C0"/>
    </style:style>
    <style:style style:name="T3038" style:parent-style-name="DefaultParagraphFont" style:family="text">
      <style:text-properties fo:color="#2AA198"/>
    </style:style>
    <style:style style:name="T3039" style:parent-style-name="DefaultParagraphFont" style:family="text">
      <style:text-properties fo:font-weight="bold" style:font-weight-asian="bold" fo:color="#586E75"/>
    </style:style>
    <style:style style:name="T3040" style:parent-style-name="DefaultParagraphFont" style:family="text">
      <style:text-properties fo:color="#C0C0C0"/>
    </style:style>
    <style:style style:name="T3041" style:parent-style-name="DefaultParagraphFont" style:family="text">
      <style:text-properties fo:color="#000000"/>
    </style:style>
    <style:style style:name="T3042" style:parent-style-name="DefaultParagraphFont" style:family="text">
      <style:text-properties fo:color="#C0C0C0"/>
    </style:style>
    <style:style style:name="T3043" style:parent-style-name="DefaultParagraphFont" style:family="text">
      <style:text-properties fo:color="#586E75"/>
    </style:style>
    <style:style style:name="T3044" style:parent-style-name="DefaultParagraphFont" style:family="text">
      <style:text-properties fo:color="#C0C0C0"/>
    </style:style>
    <style:style style:name="T3045" style:parent-style-name="DefaultParagraphFont" style:family="text">
      <style:text-properties fo:font-weight="bold" style:font-weight-asian="bold" fo:color="#586E75"/>
    </style:style>
    <style:style style:name="T3046" style:parent-style-name="DefaultParagraphFont" style:family="text">
      <style:text-properties fo:color="#C0C0C0"/>
    </style:style>
    <style:style style:name="T3047" style:parent-style-name="DefaultParagraphFont" style:family="text">
      <style:text-properties fo:color="#000000"/>
    </style:style>
    <style:style style:name="T3048" style:parent-style-name="DefaultParagraphFont" style:family="text">
      <style:text-properties fo:color="#C0C0C0"/>
    </style:style>
    <style:style style:name="T3049" style:parent-style-name="DefaultParagraphFont" style:family="text">
      <style:text-properties fo:color="#586E75"/>
    </style:style>
    <style:style style:name="P3050" style:parent-style-name="PreformattedText" style:family="paragraph">
      <style:text-properties fo:color="#586E75"/>
    </style:style>
    <style:style style:name="T3051" style:parent-style-name="DefaultParagraphFont" style:family="text">
      <style:text-properties fo:color="#C0C0C0"/>
    </style:style>
    <style:style style:name="T3052" style:parent-style-name="DefaultParagraphFont" style:family="text">
      <style:text-properties fo:color="#586E75"/>
    </style:style>
    <style:style style:name="T3053" style:parent-style-name="DefaultParagraphFont" style:family="text">
      <style:text-properties fo:color="#C0C0C0"/>
    </style:style>
    <style:style style:name="T3054" style:parent-style-name="DefaultParagraphFont" style:family="text">
      <style:text-properties fo:color="#2AA198"/>
    </style:style>
    <style:style style:name="T3055" style:parent-style-name="DefaultParagraphFont" style:family="text">
      <style:text-properties fo:color="#586E75"/>
    </style:style>
    <style:style style:name="T3056" style:parent-style-name="DefaultParagraphFont" style:family="text">
      <style:text-properties fo:color="#C0C0C0"/>
    </style:style>
    <style:style style:name="T3057" style:parent-style-name="DefaultParagraphFont" style:family="text">
      <style:text-properties fo:color="#000000"/>
    </style:style>
    <style:style style:name="T3058" style:parent-style-name="DefaultParagraphFont" style:family="text">
      <style:text-properties fo:color="#C0C0C0"/>
    </style:style>
    <style:style style:name="T3059" style:parent-style-name="DefaultParagraphFont" style:family="text">
      <style:text-properties fo:color="#586E75"/>
    </style:style>
    <style:style style:name="T3060" style:parent-style-name="DefaultParagraphFont" style:family="text">
      <style:text-properties fo:color="#C0C0C0"/>
    </style:style>
    <style:style style:name="T3061" style:parent-style-name="DefaultParagraphFont" style:family="text">
      <style:text-properties fo:color="#000000"/>
    </style:style>
    <style:style style:name="T3062" style:parent-style-name="DefaultParagraphFont" style:family="text">
      <style:text-properties fo:color="#C0C0C0"/>
    </style:style>
    <style:style style:name="T3063" style:parent-style-name="DefaultParagraphFont" style:family="text">
      <style:text-properties fo:color="#586E75"/>
    </style:style>
    <style:style style:name="T3064" style:parent-style-name="DefaultParagraphFont" style:family="text">
      <style:text-properties fo:color="#C0C0C0"/>
    </style:style>
    <style:style style:name="T3065" style:parent-style-name="DefaultParagraphFont" style:family="text">
      <style:text-properties fo:color="#000000"/>
    </style:style>
    <style:style style:name="T3066" style:parent-style-name="DefaultParagraphFont" style:family="text">
      <style:text-properties fo:color="#C0C0C0"/>
    </style:style>
    <style:style style:name="T3067" style:parent-style-name="DefaultParagraphFont" style:family="text">
      <style:text-properties fo:color="#586E75"/>
    </style:style>
    <style:style style:name="T3068" style:parent-style-name="DefaultParagraphFont" style:family="text">
      <style:text-properties fo:color="#C0C0C0"/>
    </style:style>
    <style:style style:name="T3069" style:parent-style-name="DefaultParagraphFont" style:family="text">
      <style:text-properties fo:color="#2AA198"/>
    </style:style>
    <style:style style:name="T3070" style:parent-style-name="DefaultParagraphFont" style:family="text">
      <style:text-properties fo:color="#C0C0C0"/>
    </style:style>
    <style:style style:name="T3071" style:parent-style-name="DefaultParagraphFont" style:family="text">
      <style:text-properties fo:color="#586E75"/>
    </style:style>
    <style:style style:name="P3072" style:parent-style-name="PreformattedText" style:family="paragraph">
      <style:paragraph-properties fo:margin-bottom="0.1965in"/>
      <style:text-properties fo:color="#586E75"/>
    </style:style>
    <style:style style:name="T3073" style:parent-style-name="DefaultParagraphFont" style:family="text">
      <style:text-properties fo:font-weight="bold" style:font-weight-asian="bold" fo:color="#586E75"/>
    </style:style>
    <style:style style:name="T3074" style:parent-style-name="DefaultParagraphFont" style:family="text">
      <style:text-properties fo:color="#C0C0C0"/>
    </style:style>
    <style:style style:name="T3075" style:parent-style-name="DefaultParagraphFont" style:family="text">
      <style:text-properties fo:color="#000000"/>
    </style:style>
    <style:style style:name="T3076" style:parent-style-name="DefaultParagraphFont" style:family="text">
      <style:text-properties fo:color="#586E75"/>
    </style:style>
    <style:style style:name="P3077" style:parent-style-name="PreformattedText" style:family="paragraph">
      <style:text-properties fo:color="#586E75"/>
    </style:style>
    <style:style style:name="T3078" style:parent-style-name="DefaultParagraphFont" style:family="text">
      <style:text-properties fo:color="#C0C0C0"/>
    </style:style>
    <style:style style:name="T3079" style:parent-style-name="DefaultParagraphFont" style:family="text">
      <style:text-properties fo:color="#000000"/>
    </style:style>
    <style:style style:name="T3080" style:parent-style-name="DefaultParagraphFont" style:family="text">
      <style:text-properties fo:color="#C0C0C0"/>
    </style:style>
    <style:style style:name="T3081" style:parent-style-name="DefaultParagraphFont" style:family="text">
      <style:text-properties fo:color="#586E75"/>
    </style:style>
    <style:style style:name="T3082" style:parent-style-name="DefaultParagraphFont" style:family="text">
      <style:text-properties fo:color="#C0C0C0"/>
    </style:style>
    <style:style style:name="T3083" style:parent-style-name="DefaultParagraphFont" style:family="text">
      <style:text-properties fo:color="#2AA198"/>
    </style:style>
    <style:style style:name="T3084" style:parent-style-name="DefaultParagraphFont" style:family="text">
      <style:text-properties fo:color="#C0C0C0"/>
    </style:style>
    <style:style style:name="T3085" style:parent-style-name="DefaultParagraphFont" style:family="text">
      <style:text-properties fo:color="#586E75"/>
    </style:style>
    <style:style style:name="T3086" style:parent-style-name="DefaultParagraphFont" style:family="text">
      <style:text-properties fo:color="#C0C0C0"/>
    </style:style>
    <style:style style:name="T3087" style:parent-style-name="DefaultParagraphFont" style:family="text">
      <style:text-properties fo:font-weight="bold" style:font-weight-asian="bold" fo:color="#586E75"/>
    </style:style>
    <style:style style:name="T3088" style:parent-style-name="DefaultParagraphFont" style:family="text">
      <style:text-properties fo:color="#C0C0C0"/>
    </style:style>
    <style:style style:name="T3089" style:parent-style-name="DefaultParagraphFont" style:family="text">
      <style:text-properties fo:color="#2AA198"/>
    </style:style>
    <style:style style:name="T3090" style:parent-style-name="DefaultParagraphFont" style:family="text">
      <style:text-properties fo:color="#586E75"/>
    </style:style>
    <style:style style:name="P3091" style:parent-style-name="PreformattedText" style:family="paragraph">
      <style:text-properties fo:color="#586E75"/>
    </style:style>
    <style:style style:name="T3092" style:parent-style-name="DefaultParagraphFont" style:family="text">
      <style:text-properties fo:color="#6C71C4"/>
    </style:style>
    <style:style style:name="T3093" style:parent-style-name="DefaultParagraphFont" style:family="text">
      <style:text-properties fo:color="#C0C0C0"/>
    </style:style>
    <style:style style:name="T3094" style:parent-style-name="DefaultParagraphFont" style:family="text">
      <style:text-properties fo:color="#2AA198"/>
    </style:style>
    <style:style style:name="P3095" style:parent-style-name="PreformattedText" style:family="paragraph">
      <style:paragraph-properties fo:margin-bottom="0.1965in"/>
    </style:style>
    <style:style style:name="T3096" style:parent-style-name="DefaultParagraphFont" style:family="text">
      <style:text-properties fo:font-weight="bold" style:font-weight-asian="bold" fo:color="#586E75"/>
    </style:style>
    <style:style style:name="T3097" style:parent-style-name="DefaultParagraphFont" style:family="text">
      <style:text-properties fo:color="#C0C0C0"/>
    </style:style>
    <style:style style:name="T3098" style:parent-style-name="DefaultParagraphFont" style:family="text">
      <style:text-properties fo:color="#000000"/>
    </style:style>
    <style:style style:name="T3099" style:parent-style-name="DefaultParagraphFont" style:family="text">
      <style:text-properties fo:color="#C0C0C0"/>
    </style:style>
    <style:style style:name="T3100" style:parent-style-name="DefaultParagraphFont" style:family="text">
      <style:text-properties fo:color="#586E75"/>
    </style:style>
    <style:style style:name="T3101" style:parent-style-name="DefaultParagraphFont" style:family="text">
      <style:text-properties fo:font-weight="bold" style:font-weight-asian="bold" fo:color="#586E75"/>
    </style:style>
    <style:style style:name="T3102" style:parent-style-name="DefaultParagraphFont" style:family="text">
      <style:text-properties fo:color="#C0C0C0"/>
    </style:style>
    <style:style style:name="T3103" style:parent-style-name="DefaultParagraphFont" style:family="text">
      <style:text-properties fo:color="#586E75"/>
    </style:style>
    <style:style style:name="T3104" style:parent-style-name="DefaultParagraphFont" style:family="text">
      <style:text-properties fo:color="#586E75"/>
    </style:style>
    <style:style style:name="T3105" style:parent-style-name="DefaultParagraphFont" style:family="text">
      <style:text-properties fo:font-weight="bold" style:font-weight-asian="bold" fo:color="#586E75"/>
    </style:style>
    <style:style style:name="T3106" style:parent-style-name="DefaultParagraphFont" style:family="text">
      <style:text-properties fo:color="#C0C0C0"/>
    </style:style>
    <style:style style:name="T3107" style:parent-style-name="DefaultParagraphFont" style:family="text">
      <style:text-properties fo:color="#000000"/>
    </style:style>
    <style:style style:name="T3108" style:parent-style-name="DefaultParagraphFont" style:family="text">
      <style:text-properties fo:color="#586E75"/>
    </style:style>
    <style:style style:name="P3109" style:parent-style-name="PreformattedText" style:family="paragraph">
      <style:text-properties fo:color="#586E75"/>
    </style:style>
    <style:style style:name="T3110" style:parent-style-name="DefaultParagraphFont" style:family="text">
      <style:text-properties fo:font-weight="bold" style:font-weight-asian="bold" fo:color="#586E75"/>
    </style:style>
    <style:style style:name="T3111" style:parent-style-name="DefaultParagraphFont" style:family="text">
      <style:text-properties fo:color="#C0C0C0"/>
    </style:style>
    <style:style style:name="T3112" style:parent-style-name="DefaultParagraphFont" style:family="text">
      <style:text-properties fo:color="#000000"/>
    </style:style>
    <style:style style:name="T3113" style:parent-style-name="DefaultParagraphFont" style:family="text">
      <style:text-properties fo:color="#C0C0C0"/>
    </style:style>
    <style:style style:name="T3114" style:parent-style-name="DefaultParagraphFont" style:family="text">
      <style:text-properties fo:color="#586E75"/>
    </style:style>
    <style:style style:name="T3115" style:parent-style-name="DefaultParagraphFont" style:family="text">
      <style:text-properties fo:color="#C0C0C0"/>
    </style:style>
    <style:style style:name="T3116" style:parent-style-name="DefaultParagraphFont" style:family="text">
      <style:text-properties fo:color="#2AA198"/>
    </style:style>
    <style:style style:name="T3117" style:parent-style-name="DefaultParagraphFont" style:family="text">
      <style:text-properties fo:color="#586E75"/>
    </style:style>
    <style:style style:name="T3118" style:parent-style-name="DefaultParagraphFont" style:family="text">
      <style:text-properties fo:color="#000000"/>
    </style:style>
    <style:style style:name="T3119" style:parent-style-name="DefaultParagraphFont" style:family="text">
      <style:text-properties fo:color="#586E75"/>
    </style:style>
    <style:style style:name="T3120" style:parent-style-name="DefaultParagraphFont" style:family="text">
      <style:text-properties fo:color="#C0C0C0"/>
    </style:style>
    <style:style style:name="T3121" style:parent-style-name="DefaultParagraphFont" style:family="text">
      <style:text-properties fo:color="#586E75"/>
    </style:style>
    <style:style style:name="T3122" style:parent-style-name="DefaultParagraphFont" style:family="text">
      <style:text-properties fo:color="#000000"/>
    </style:style>
    <style:style style:name="T3123" style:parent-style-name="DefaultParagraphFont" style:family="text">
      <style:text-properties fo:color="#C0C0C0"/>
    </style:style>
    <style:style style:name="T3124" style:parent-style-name="DefaultParagraphFont" style:family="text">
      <style:text-properties fo:color="#586E75"/>
    </style:style>
    <style:style style:name="T3125" style:parent-style-name="DefaultParagraphFont" style:family="text">
      <style:text-properties fo:color="#586E75"/>
    </style:style>
    <style:style style:name="T3126" style:parent-style-name="DefaultParagraphFont" style:family="text">
      <style:text-properties fo:color="#2AA198"/>
    </style:style>
    <style:style style:name="T3127" style:parent-style-name="DefaultParagraphFont" style:family="text">
      <style:text-properties fo:color="#C0C0C0"/>
    </style:style>
    <style:style style:name="T3128" style:parent-style-name="DefaultParagraphFont" style:family="text">
      <style:text-properties fo:color="#2AA198"/>
    </style:style>
    <style:style style:name="T3129" style:parent-style-name="DefaultParagraphFont" style:family="text">
      <style:text-properties fo:color="#C0C0C0"/>
    </style:style>
    <style:style style:name="T3130" style:parent-style-name="DefaultParagraphFont" style:family="text">
      <style:text-properties fo:color="#2AA198"/>
    </style:style>
    <style:style style:name="T3131" style:parent-style-name="DefaultParagraphFont" style:family="text">
      <style:text-properties fo:color="#C0C0C0"/>
    </style:style>
    <style:style style:name="T3132" style:parent-style-name="DefaultParagraphFont" style:family="text">
      <style:text-properties fo:color="#2AA198"/>
    </style:style>
    <style:style style:name="T3133" style:parent-style-name="DefaultParagraphFont" style:family="text">
      <style:text-properties fo:color="#586E75"/>
    </style:style>
    <style:style style:name="T3134" style:parent-style-name="DefaultParagraphFont" style:family="text">
      <style:text-properties fo:color="#C0C0C0"/>
    </style:style>
    <style:style style:name="T3135" style:parent-style-name="DefaultParagraphFont" style:family="text">
      <style:text-properties fo:color="#000000"/>
    </style:style>
    <style:style style:name="T3136" style:parent-style-name="DefaultParagraphFont" style:family="text">
      <style:text-properties fo:color="#586E75"/>
    </style:style>
    <style:style style:name="T3137" style:parent-style-name="DefaultParagraphFont" style:family="text">
      <style:text-properties fo:font-weight="bold" style:font-weight-asian="bold" fo:color="#586E75"/>
    </style:style>
    <style:style style:name="T3138" style:parent-style-name="DefaultParagraphFont" style:family="text">
      <style:text-properties fo:color="#C0C0C0"/>
    </style:style>
    <style:style style:name="T3139" style:parent-style-name="DefaultParagraphFont" style:family="text">
      <style:text-properties fo:color="#2AA198"/>
    </style:style>
    <style:style style:name="T3140" style:parent-style-name="DefaultParagraphFont" style:family="text">
      <style:text-properties fo:color="#586E75"/>
    </style:style>
    <style:style style:name="P3141" style:parent-style-name="PreformattedText" style:family="paragraph">
      <style:paragraph-properties fo:margin-bottom="0.1965in"/>
    </style:style>
    <style:style style:name="T3142" style:parent-style-name="DefaultParagraphFont" style:family="text">
      <style:text-properties fo:color="#586E75"/>
    </style:style>
    <style:style style:name="T3143" style:parent-style-name="DefaultParagraphFont" style:family="text">
      <style:text-properties fo:font-weight="bold" style:font-weight-asian="bold" fo:color="#586E75"/>
    </style:style>
    <style:style style:name="T3144" style:parent-style-name="DefaultParagraphFont" style:family="text">
      <style:text-properties fo:color="#C0C0C0"/>
    </style:style>
    <style:style style:name="T3145" style:parent-style-name="DefaultParagraphFont" style:family="text">
      <style:text-properties fo:color="#000000"/>
    </style:style>
    <style:style style:name="T3146" style:parent-style-name="DefaultParagraphFont" style:family="text">
      <style:text-properties fo:color="#586E75"/>
    </style:style>
    <style:style style:name="T3147" style:parent-style-name="DefaultParagraphFont" style:family="text">
      <style:text-properties fo:font-weight="bold" style:font-weight-asian="bold" fo:color="#586E75"/>
    </style:style>
    <style:style style:name="T3148" style:parent-style-name="DefaultParagraphFont" style:family="text">
      <style:text-properties fo:color="#C0C0C0"/>
    </style:style>
    <style:style style:name="T3149" style:parent-style-name="DefaultParagraphFont" style:family="text">
      <style:text-properties fo:color="#586E75"/>
    </style:style>
    <style:style style:name="T3150" style:parent-style-name="DefaultParagraphFont" style:family="text">
      <style:text-properties fo:color="#000000"/>
    </style:style>
    <style:style style:name="T3151" style:parent-style-name="DefaultParagraphFont" style:family="text">
      <style:text-properties fo:color="#586E75"/>
    </style:style>
    <style:style style:name="T3152" style:parent-style-name="DefaultParagraphFont" style:family="text">
      <style:text-properties fo:color="#586E75"/>
    </style:style>
    <style:style style:name="T3153" style:parent-style-name="DefaultParagraphFont" style:family="text">
      <style:text-properties fo:color="#C0C0C0"/>
    </style:style>
    <style:style style:name="T3154" style:parent-style-name="DefaultParagraphFont" style:family="text">
      <style:text-properties fo:color="#586E75"/>
    </style:style>
    <style:style style:name="T3155" style:parent-style-name="DefaultParagraphFont" style:family="text">
      <style:text-properties fo:color="#000000"/>
    </style:style>
    <style:style style:name="T3156" style:parent-style-name="DefaultParagraphFont" style:family="text">
      <style:text-properties fo:color="#C0C0C0"/>
    </style:style>
    <style:style style:name="T3157" style:parent-style-name="DefaultParagraphFont" style:family="text">
      <style:text-properties fo:color="#586E75"/>
    </style:style>
    <style:style style:name="T3158" style:parent-style-name="DefaultParagraphFont" style:family="text">
      <style:text-properties fo:color="#C0C0C0"/>
    </style:style>
    <style:style style:name="T3159" style:parent-style-name="DefaultParagraphFont" style:family="text">
      <style:text-properties fo:color="#2AA198"/>
    </style:style>
    <style:style style:name="T3160" style:parent-style-name="DefaultParagraphFont" style:family="text">
      <style:text-properties fo:color="#586E75"/>
    </style:style>
    <style:style style:name="T3161" style:parent-style-name="DefaultParagraphFont" style:family="text">
      <style:text-properties fo:color="#586E75"/>
    </style:style>
    <style:style style:name="T3162" style:parent-style-name="DefaultParagraphFont" style:family="text">
      <style:text-properties fo:color="#6C71C4"/>
    </style:style>
    <style:style style:name="T3163" style:parent-style-name="DefaultParagraphFont" style:family="text">
      <style:text-properties fo:color="#C0C0C0"/>
    </style:style>
    <style:style style:name="T3164" style:parent-style-name="DefaultParagraphFont" style:family="text">
      <style:text-properties fo:color="#2AA198"/>
    </style:style>
    <style:style style:name="T3165" style:parent-style-name="DefaultParagraphFont" style:family="text">
      <style:text-properties fo:font-weight="bold" style:font-weight-asian="bold" fo:color="#586E75"/>
    </style:style>
    <style:style style:name="T3166" style:parent-style-name="DefaultParagraphFont" style:family="text">
      <style:text-properties fo:color="#C0C0C0"/>
    </style:style>
    <style:style style:name="T3167" style:parent-style-name="DefaultParagraphFont" style:family="text">
      <style:text-properties fo:color="#000000"/>
    </style:style>
    <style:style style:name="T3168" style:parent-style-name="DefaultParagraphFont" style:family="text">
      <style:text-properties fo:color="#586E75"/>
    </style:style>
    <style:style style:name="T3169" style:parent-style-name="DefaultParagraphFont" style:family="text">
      <style:text-properties fo:color="#C0C0C0"/>
    </style:style>
    <style:style style:name="T3170" style:parent-style-name="DefaultParagraphFont" style:family="text">
      <style:text-properties fo:font-weight="bold" style:font-weight-asian="bold" fo:color="#586E75"/>
    </style:style>
    <style:style style:name="T3171" style:parent-style-name="DefaultParagraphFont" style:family="text">
      <style:text-properties fo:color="#C0C0C0"/>
    </style:style>
    <style:style style:name="T3172" style:parent-style-name="DefaultParagraphFont" style:family="text">
      <style:text-properties fo:color="#000000"/>
    </style:style>
    <style:style style:name="T3173" style:parent-style-name="DefaultParagraphFont" style:family="text">
      <style:text-properties fo:color="#C0C0C0"/>
    </style:style>
    <style:style style:name="T3174" style:parent-style-name="DefaultParagraphFont" style:family="text">
      <style:text-properties fo:color="#586E75"/>
    </style:style>
    <style:style style:name="T3175" style:parent-style-name="DefaultParagraphFont" style:family="text">
      <style:text-properties fo:color="#586E75"/>
    </style:style>
    <style:style style:name="T3176" style:parent-style-name="DefaultParagraphFont" style:family="text">
      <style:text-properties fo:color="#C0C0C0"/>
    </style:style>
    <style:style style:name="T3177" style:parent-style-name="DefaultParagraphFont" style:family="text">
      <style:text-properties fo:color="#000000"/>
    </style:style>
    <style:style style:name="T3178" style:parent-style-name="DefaultParagraphFont" style:family="text">
      <style:text-properties fo:color="#C0C0C0"/>
    </style:style>
    <style:style style:name="T3179" style:parent-style-name="DefaultParagraphFont" style:family="text">
      <style:text-properties fo:color="#586E75"/>
    </style:style>
    <style:style style:name="T3180" style:parent-style-name="DefaultParagraphFont" style:family="text">
      <style:text-properties fo:color="#C0C0C0"/>
    </style:style>
    <style:style style:name="T3181" style:parent-style-name="DefaultParagraphFont" style:family="text">
      <style:text-properties fo:color="#2AA198"/>
    </style:style>
    <style:style style:name="T3182" style:parent-style-name="DefaultParagraphFont" style:family="text">
      <style:text-properties fo:color="#586E75"/>
    </style:style>
    <style:style style:name="T3183" style:parent-style-name="DefaultParagraphFont" style:family="text">
      <style:text-properties fo:color="#586E75"/>
    </style:style>
    <style:style style:name="P3184" style:parent-style-name="PreformattedText" style:family="paragraph">
      <style:text-properties fo:color="#C0C0C0"/>
    </style:style>
    <style:style style:name="T3185" style:parent-style-name="DefaultParagraphFont" style:family="text">
      <style:text-properties fo:font-weight="bold" style:font-weight-asian="bold" fo:color="#586E75"/>
    </style:style>
    <style:style style:name="T3186" style:parent-style-name="DefaultParagraphFont" style:family="text">
      <style:text-properties fo:color="#C0C0C0"/>
    </style:style>
    <style:style style:name="T3187" style:parent-style-name="DefaultParagraphFont" style:family="text">
      <style:text-properties fo:color="#000000"/>
    </style:style>
    <style:style style:name="T3188" style:parent-style-name="DefaultParagraphFont" style:family="text">
      <style:text-properties fo:color="#586E75"/>
    </style:style>
    <style:style style:name="T3189" style:parent-style-name="DefaultParagraphFont" style:family="text">
      <style:text-properties fo:color="#586E75"/>
    </style:style>
    <style:style style:name="T3190" style:parent-style-name="DefaultParagraphFont" style:family="text">
      <style:text-properties fo:font-weight="bold" style:font-weight-asian="bold" fo:color="#586E75"/>
    </style:style>
    <style:style style:name="T3191" style:parent-style-name="DefaultParagraphFont" style:family="text">
      <style:text-properties fo:color="#C0C0C0"/>
    </style:style>
    <style:style style:name="T3192" style:parent-style-name="DefaultParagraphFont" style:family="text">
      <style:text-properties fo:color="#000000"/>
    </style:style>
    <style:style style:name="T3193" style:parent-style-name="DefaultParagraphFont" style:family="text">
      <style:text-properties fo:color="#C0C0C0"/>
    </style:style>
    <style:style style:name="T3194" style:parent-style-name="DefaultParagraphFont" style:family="text">
      <style:text-properties fo:color="#586E75"/>
    </style:style>
    <style:style style:name="T3195" style:parent-style-name="DefaultParagraphFont" style:family="text">
      <style:text-properties fo:color="#C0C0C0"/>
    </style:style>
    <style:style style:name="T3196" style:parent-style-name="DefaultParagraphFont" style:family="text">
      <style:text-properties fo:color="#2AA198"/>
    </style:style>
    <style:style style:name="T3197" style:parent-style-name="DefaultParagraphFont" style:family="text">
      <style:text-properties fo:color="#586E75"/>
    </style:style>
    <style:style style:name="T3198" style:parent-style-name="DefaultParagraphFont" style:family="text">
      <style:text-properties fo:color="#000000"/>
    </style:style>
    <style:style style:name="T3199" style:parent-style-name="DefaultParagraphFont" style:family="text">
      <style:text-properties fo:color="#586E75"/>
    </style:style>
    <style:style style:name="T3200" style:parent-style-name="DefaultParagraphFont" style:family="text">
      <style:text-properties fo:color="#C0C0C0"/>
    </style:style>
    <style:style style:name="T3201" style:parent-style-name="DefaultParagraphFont" style:family="text">
      <style:text-properties fo:color="#000000"/>
    </style:style>
    <style:style style:name="T3202" style:parent-style-name="DefaultParagraphFont" style:family="text">
      <style:text-properties fo:color="#C0C0C0"/>
    </style:style>
    <style:style style:name="T3203" style:parent-style-name="DefaultParagraphFont" style:family="text">
      <style:text-properties fo:color="#586E75"/>
    </style:style>
    <style:style style:name="P3204" style:parent-style-name="PreformattedText" style:family="paragraph">
      <style:paragraph-properties fo:margin-bottom="0.1965in"/>
    </style:style>
    <style:style style:name="T3205" style:parent-style-name="DefaultParagraphFont" style:family="text">
      <style:text-properties fo:color="#586E75"/>
    </style:style>
    <style:style style:name="T3206" style:parent-style-name="DefaultParagraphFont" style:family="text">
      <style:text-properties fo:color="#2AA198"/>
    </style:style>
    <style:style style:name="T3207" style:parent-style-name="DefaultParagraphFont" style:family="text">
      <style:text-properties fo:color="#C0C0C0"/>
    </style:style>
    <style:style style:name="T3208" style:parent-style-name="DefaultParagraphFont" style:family="text">
      <style:text-properties fo:color="#2AA198"/>
    </style:style>
    <style:style style:name="T3209" style:parent-style-name="DefaultParagraphFont" style:family="text">
      <style:text-properties fo:color="#C0C0C0"/>
    </style:style>
    <style:style style:name="T3210" style:parent-style-name="DefaultParagraphFont" style:family="text">
      <style:text-properties fo:color="#2AA198"/>
    </style:style>
    <style:style style:name="T3211" style:parent-style-name="DefaultParagraphFont" style:family="text">
      <style:text-properties fo:color="#C0C0C0"/>
    </style:style>
    <style:style style:name="T3212" style:parent-style-name="DefaultParagraphFont" style:family="text">
      <style:text-properties fo:color="#2AA198"/>
    </style:style>
    <style:style style:name="T3213" style:parent-style-name="DefaultParagraphFont" style:family="text">
      <style:text-properties fo:color="#586E75"/>
    </style:style>
    <style:style style:name="T3214" style:parent-style-name="DefaultParagraphFont" style:family="text">
      <style:text-properties fo:color="#C0C0C0"/>
    </style:style>
    <style:style style:name="T3215" style:parent-style-name="DefaultParagraphFont" style:family="text">
      <style:text-properties fo:color="#000000"/>
    </style:style>
    <style:style style:name="T3216" style:parent-style-name="DefaultParagraphFont" style:family="text">
      <style:text-properties fo:color="#586E75"/>
    </style:style>
    <style:style style:name="T3217" style:parent-style-name="DefaultParagraphFont" style:family="text">
      <style:text-properties fo:font-weight="bold" style:font-weight-asian="bold" fo:color="#586E75"/>
    </style:style>
    <style:style style:name="T3218" style:parent-style-name="DefaultParagraphFont" style:family="text">
      <style:text-properties fo:color="#C0C0C0"/>
    </style:style>
    <style:style style:name="T3219" style:parent-style-name="DefaultParagraphFont" style:family="text">
      <style:text-properties fo:color="#2AA198"/>
    </style:style>
    <style:style style:name="T3220" style:parent-style-name="DefaultParagraphFont" style:family="text">
      <style:text-properties fo:color="#586E75"/>
    </style:style>
    <style:style style:name="T3221" style:parent-style-name="DefaultParagraphFont" style:family="text">
      <style:text-properties fo:color="#586E75"/>
    </style:style>
    <style:style style:name="P3222" style:parent-style-name="Textbody" style:family="paragraph"/>
    <style:style style:name="P3223" style:parent-style-name="Textbody" style:family="paragraph"/>
    <style:style style:name="P3224" style:parent-style-name="Heading1" style:family="paragraph">
      <style:paragraph-properties fo:break-before="page"/>
    </style:style>
    <style:style style:name="P3225" style:parent-style-name="Textbody" style:family="paragraph"/>
    <style:style style:name="P3226" style:parent-style-name="Textbody" style:family="paragraph"/>
    <style:style style:name="T3227" style:parent-style-name="DefaultParagraphFont" style:family="text">
      <style:text-properties fo:color="#6C71C4"/>
    </style:style>
    <style:style style:name="T3228" style:parent-style-name="DefaultParagraphFont" style:family="text">
      <style:text-properties fo:color="#C0C0C0"/>
    </style:style>
    <style:style style:name="T3229" style:parent-style-name="DefaultParagraphFont" style:family="text">
      <style:text-properties fo:color="#2AA198"/>
    </style:style>
    <style:style style:name="T3230" style:parent-style-name="DefaultParagraphFont" style:family="text">
      <style:text-properties fo:font-weight="bold" style:font-weight-asian="bold" fo:color="#586E75"/>
    </style:style>
    <style:style style:name="T3231" style:parent-style-name="DefaultParagraphFont" style:family="text">
      <style:text-properties fo:color="#C0C0C0"/>
    </style:style>
    <style:style style:name="T3232" style:parent-style-name="DefaultParagraphFont" style:family="text">
      <style:text-properties fo:color="#000000"/>
    </style:style>
    <style:style style:name="T3233" style:parent-style-name="DefaultParagraphFont" style:family="text">
      <style:text-properties fo:color="#586E75"/>
    </style:style>
    <style:style style:name="P3234" style:parent-style-name="PreformattedText" style:family="paragraph">
      <style:text-properties fo:color="#586E75"/>
    </style:style>
    <style:style style:name="T3235" style:parent-style-name="DefaultParagraphFont" style:family="text">
      <style:text-properties fo:color="#C0C0C0"/>
    </style:style>
    <style:style style:name="T3236" style:parent-style-name="DefaultParagraphFont" style:family="text">
      <style:text-properties fo:font-weight="bold" style:font-weight-asian="bold" fo:color="#586E75"/>
    </style:style>
    <style:style style:name="T3237" style:parent-style-name="DefaultParagraphFont" style:family="text">
      <style:text-properties fo:color="#C0C0C0"/>
    </style:style>
    <style:style style:name="T3238" style:parent-style-name="DefaultParagraphFont" style:family="text">
      <style:text-properties fo:color="#000000"/>
    </style:style>
    <style:style style:name="T3239" style:parent-style-name="DefaultParagraphFont" style:family="text">
      <style:text-properties fo:color="#586E75"/>
    </style:style>
    <style:style style:name="T3240" style:parent-style-name="DefaultParagraphFont" style:family="text">
      <style:text-properties fo:color="#000000"/>
    </style:style>
    <style:style style:name="T3241" style:parent-style-name="DefaultParagraphFont" style:family="text">
      <style:text-properties fo:color="#586E75"/>
    </style:style>
    <style:style style:name="T3242" style:parent-style-name="DefaultParagraphFont" style:family="text">
      <style:text-properties fo:color="#C0C0C0"/>
    </style:style>
    <style:style style:name="T3243" style:parent-style-name="DefaultParagraphFont" style:family="text">
      <style:text-properties fo:font-weight="bold" style:font-weight-asian="bold" fo:color="#586E75"/>
    </style:style>
    <style:style style:name="T3244" style:parent-style-name="DefaultParagraphFont" style:family="text">
      <style:text-properties fo:color="#C0C0C0"/>
    </style:style>
    <style:style style:name="T3245" style:parent-style-name="DefaultParagraphFont" style:family="text">
      <style:text-properties fo:color="#586E75"/>
    </style:style>
    <style:style style:name="T3246" style:parent-style-name="DefaultParagraphFont" style:family="text">
      <style:text-properties fo:color="#000000"/>
    </style:style>
    <style:style style:name="T3247" style:parent-style-name="DefaultParagraphFont" style:family="text">
      <style:text-properties fo:color="#586E75"/>
    </style:style>
    <style:style style:name="T3248" style:parent-style-name="DefaultParagraphFont" style:family="text">
      <style:text-properties fo:color="#C0C0C0"/>
    </style:style>
    <style:style style:name="T3249" style:parent-style-name="DefaultParagraphFont" style:family="text">
      <style:text-properties fo:color="#93A1A1"/>
    </style:style>
    <style:style style:name="T3250" style:parent-style-name="DefaultParagraphFont" style:family="text">
      <style:text-properties fo:color="#C0C0C0"/>
    </style:style>
    <style:style style:name="T3251" style:parent-style-name="DefaultParagraphFont" style:family="text">
      <style:text-properties fo:color="#93A1A1"/>
    </style:style>
    <style:style style:name="T3252" style:parent-style-name="DefaultParagraphFont" style:family="text">
      <style:text-properties fo:color="#C0C0C0"/>
    </style:style>
    <style:style style:name="T3253" style:parent-style-name="DefaultParagraphFont" style:family="text">
      <style:text-properties fo:color="#93A1A1"/>
    </style:style>
    <style:style style:name="T3254" style:parent-style-name="DefaultParagraphFont" style:family="text">
      <style:text-properties fo:color="#C0C0C0"/>
    </style:style>
    <style:style style:name="T3255" style:parent-style-name="DefaultParagraphFont" style:family="text">
      <style:text-properties fo:color="#93A1A1"/>
    </style:style>
    <style:style style:name="T3256" style:parent-style-name="DefaultParagraphFont" style:family="text">
      <style:text-properties fo:color="#C0C0C0"/>
    </style:style>
    <style:style style:name="T3257" style:parent-style-name="DefaultParagraphFont" style:family="text">
      <style:text-properties fo:color="#93A1A1"/>
    </style:style>
    <style:style style:name="T3258" style:parent-style-name="DefaultParagraphFont" style:family="text">
      <style:text-properties fo:color="#C0C0C0"/>
    </style:style>
    <style:style style:name="T3259" style:parent-style-name="DefaultParagraphFont" style:family="text">
      <style:text-properties fo:color="#93A1A1"/>
    </style:style>
    <style:style style:name="T3260" style:parent-style-name="DefaultParagraphFont" style:family="text">
      <style:text-properties fo:color="#C0C0C0"/>
    </style:style>
    <style:style style:name="T3261" style:parent-style-name="DefaultParagraphFont" style:family="text">
      <style:text-properties fo:color="#93A1A1"/>
    </style:style>
    <style:style style:name="T3262" style:parent-style-name="DefaultParagraphFont" style:family="text">
      <style:text-properties fo:color="#C0C0C0"/>
    </style:style>
    <style:style style:name="T3263" style:parent-style-name="DefaultParagraphFont" style:family="text">
      <style:text-properties fo:color="#000000"/>
    </style:style>
    <style:style style:name="T3264" style:parent-style-name="DefaultParagraphFont" style:family="text">
      <style:text-properties fo:color="#C0C0C0"/>
    </style:style>
    <style:style style:name="T3265" style:parent-style-name="DefaultParagraphFont" style:family="text">
      <style:text-properties fo:color="#586E75"/>
    </style:style>
    <style:style style:name="T3266" style:parent-style-name="DefaultParagraphFont" style:family="text">
      <style:text-properties fo:color="#C0C0C0"/>
    </style:style>
    <style:style style:name="T3267" style:parent-style-name="DefaultParagraphFont" style:family="text">
      <style:text-properties fo:color="#586E75"/>
    </style:style>
    <style:style style:name="T3268" style:parent-style-name="DefaultParagraphFont" style:family="text">
      <style:text-properties fo:color="#000000"/>
    </style:style>
    <style:style style:name="T3269" style:parent-style-name="DefaultParagraphFont" style:family="text">
      <style:text-properties fo:color="#586E75"/>
    </style:style>
    <style:style style:name="T3270" style:parent-style-name="DefaultParagraphFont" style:family="text">
      <style:text-properties fo:color="#C0C0C0"/>
    </style:style>
    <style:style style:name="T3271" style:parent-style-name="DefaultParagraphFont" style:family="text">
      <style:text-properties fo:color="#586E75"/>
    </style:style>
    <style:style style:name="T3272" style:parent-style-name="DefaultParagraphFont" style:family="text">
      <style:text-properties fo:color="#000000"/>
    </style:style>
    <style:style style:name="T3273" style:parent-style-name="DefaultParagraphFont" style:family="text">
      <style:text-properties fo:color="#586E75"/>
    </style:style>
    <style:style style:name="T3274" style:parent-style-name="DefaultParagraphFont" style:family="text">
      <style:text-properties fo:color="#2AA198"/>
    </style:style>
    <style:style style:name="T3275" style:parent-style-name="DefaultParagraphFont" style:family="text">
      <style:text-properties fo:color="#586E75"/>
    </style:style>
    <style:style style:name="T3276" style:parent-style-name="DefaultParagraphFont" style:family="text">
      <style:text-properties fo:color="#C0C0C0"/>
    </style:style>
    <style:style style:name="T3277" style:parent-style-name="DefaultParagraphFont" style:family="text">
      <style:text-properties fo:color="#000000"/>
    </style:style>
    <style:style style:name="T3278" style:parent-style-name="DefaultParagraphFont" style:family="text">
      <style:text-properties fo:color="#586E75"/>
    </style:style>
    <style:style style:name="T3279" style:parent-style-name="DefaultParagraphFont" style:family="text">
      <style:text-properties fo:color="#000000"/>
    </style:style>
    <style:style style:name="T3280" style:parent-style-name="DefaultParagraphFont" style:family="text">
      <style:text-properties fo:color="#586E75"/>
    </style:style>
    <style:style style:name="T3281" style:parent-style-name="DefaultParagraphFont" style:family="text">
      <style:text-properties fo:color="#C0C0C0"/>
    </style:style>
    <style:style style:name="T3282" style:parent-style-name="DefaultParagraphFont" style:family="text">
      <style:text-properties fo:color="#586E75"/>
    </style:style>
    <style:style style:name="T3283" style:parent-style-name="DefaultParagraphFont" style:family="text">
      <style:text-properties fo:color="#2AA198"/>
    </style:style>
    <style:style style:name="T3284" style:parent-style-name="DefaultParagraphFont" style:family="text">
      <style:text-properties fo:color="#C0C0C0"/>
    </style:style>
    <style:style style:name="T3285" style:parent-style-name="DefaultParagraphFont" style:family="text">
      <style:text-properties fo:color="#2AA198"/>
    </style:style>
    <style:style style:name="T3286" style:parent-style-name="DefaultParagraphFont" style:family="text">
      <style:text-properties fo:color="#C0C0C0"/>
    </style:style>
    <style:style style:name="T3287" style:parent-style-name="DefaultParagraphFont" style:family="text">
      <style:text-properties fo:color="#2AA198"/>
    </style:style>
    <style:style style:name="T3288" style:parent-style-name="DefaultParagraphFont" style:family="text">
      <style:text-properties fo:color="#586E75"/>
    </style:style>
    <style:style style:name="T3289" style:parent-style-name="DefaultParagraphFont" style:family="text">
      <style:text-properties fo:color="#C0C0C0"/>
    </style:style>
    <style:style style:name="T3290" style:parent-style-name="DefaultParagraphFont" style:family="text">
      <style:text-properties fo:color="#000000"/>
    </style:style>
    <style:style style:name="T3291" style:parent-style-name="DefaultParagraphFont" style:family="text">
      <style:text-properties fo:color="#586E75"/>
    </style:style>
    <style:style style:name="T3292" style:parent-style-name="DefaultParagraphFont" style:family="text">
      <style:text-properties fo:color="#C0C0C0"/>
    </style:style>
    <style:style style:name="T3293" style:parent-style-name="DefaultParagraphFont" style:family="text">
      <style:text-properties fo:color="#000000"/>
    </style:style>
    <style:style style:name="T3294" style:parent-style-name="DefaultParagraphFont" style:family="text">
      <style:text-properties fo:color="#586E75"/>
    </style:style>
    <style:style style:name="T3295" style:parent-style-name="DefaultParagraphFont" style:family="text">
      <style:text-properties fo:color="#C0C0C0"/>
    </style:style>
    <style:style style:name="T3296" style:parent-style-name="DefaultParagraphFont" style:family="text">
      <style:text-properties fo:color="#586E75"/>
    </style:style>
    <style:style style:name="T3297" style:parent-style-name="DefaultParagraphFont" style:family="text">
      <style:text-properties fo:color="#000000"/>
    </style:style>
    <style:style style:name="T3298" style:parent-style-name="DefaultParagraphFont" style:family="text">
      <style:text-properties fo:color="#586E75"/>
    </style:style>
    <style:style style:name="T3299" style:parent-style-name="DefaultParagraphFont" style:family="text">
      <style:text-properties fo:color="#C0C0C0"/>
    </style:style>
    <style:style style:name="T3300" style:parent-style-name="DefaultParagraphFont" style:family="text">
      <style:text-properties fo:font-weight="bold" style:font-weight-asian="bold" fo:color="#586E75"/>
    </style:style>
    <style:style style:name="T3301" style:parent-style-name="DefaultParagraphFont" style:family="text">
      <style:text-properties fo:color="#C0C0C0"/>
    </style:style>
    <style:style style:name="T3302" style:parent-style-name="DefaultParagraphFont" style:family="text">
      <style:text-properties fo:color="#2AA198"/>
    </style:style>
    <style:style style:name="T3303" style:parent-style-name="DefaultParagraphFont" style:family="text">
      <style:text-properties fo:color="#586E75"/>
    </style:style>
    <style:style style:name="P3304" style:parent-style-name="PreformattedText" style:family="paragraph">
      <style:paragraph-properties fo:margin-bottom="0.1965in"/>
      <style:text-properties fo:color="#586E75"/>
    </style:style>
    <style:style style:name="T3305" style:parent-style-name="DefaultParagraphFont" style:family="text">
      <style:text-properties fo:color="#6C71C4"/>
    </style:style>
    <style:style style:name="T3306" style:parent-style-name="DefaultParagraphFont" style:family="text">
      <style:text-properties fo:color="#C0C0C0"/>
    </style:style>
    <style:style style:name="T3307" style:parent-style-name="DefaultParagraphFont" style:family="text">
      <style:text-properties fo:color="#2AA198"/>
    </style:style>
    <style:style style:name="T3308" style:parent-style-name="DefaultParagraphFont" style:family="text">
      <style:text-properties fo:font-weight="bold" style:font-weight-asian="bold" fo:color="#586E75"/>
    </style:style>
    <style:style style:name="T3309" style:parent-style-name="DefaultParagraphFont" style:family="text">
      <style:text-properties fo:color="#C0C0C0"/>
    </style:style>
    <style:style style:name="T3310" style:parent-style-name="DefaultParagraphFont" style:family="text">
      <style:text-properties fo:color="#000000"/>
    </style:style>
    <style:style style:name="T3311" style:parent-style-name="DefaultParagraphFont" style:family="text">
      <style:text-properties fo:color="#586E75"/>
    </style:style>
    <style:style style:name="P3312" style:parent-style-name="PreformattedText" style:family="paragraph">
      <style:text-properties fo:color="#586E75"/>
    </style:style>
    <style:style style:name="T3313" style:parent-style-name="DefaultParagraphFont" style:family="text">
      <style:text-properties fo:color="#C0C0C0"/>
    </style:style>
    <style:style style:name="T3314" style:parent-style-name="DefaultParagraphFont" style:family="text">
      <style:text-properties fo:font-weight="bold" style:font-weight-asian="bold" fo:color="#586E75"/>
    </style:style>
    <style:style style:name="T3315" style:parent-style-name="DefaultParagraphFont" style:family="text">
      <style:text-properties fo:color="#C0C0C0"/>
    </style:style>
    <style:style style:name="T3316" style:parent-style-name="DefaultParagraphFont" style:family="text">
      <style:text-properties fo:color="#000000"/>
    </style:style>
    <style:style style:name="T3317" style:parent-style-name="DefaultParagraphFont" style:family="text">
      <style:text-properties fo:color="#586E75"/>
    </style:style>
    <style:style style:name="T3318" style:parent-style-name="DefaultParagraphFont" style:family="text">
      <style:text-properties fo:color="#2AA198"/>
    </style:style>
    <style:style style:name="T3319" style:parent-style-name="DefaultParagraphFont" style:family="text">
      <style:text-properties fo:color="#586E75"/>
    </style:style>
    <style:style style:name="P3320" style:parent-style-name="PreformattedText" style:family="paragraph">
      <style:paragraph-properties fo:margin-bottom="0.1965in"/>
    </style:style>
    <style:style style:name="T3321" style:parent-style-name="DefaultParagraphFont" style:family="text">
      <style:text-properties fo:color="#C0C0C0"/>
    </style:style>
    <style:style style:name="T3322" style:parent-style-name="DefaultParagraphFont" style:family="text">
      <style:text-properties fo:font-weight="bold" style:font-weight-asian="bold" fo:color="#586E75"/>
    </style:style>
    <style:style style:name="T3323" style:parent-style-name="DefaultParagraphFont" style:family="text">
      <style:text-properties fo:color="#C0C0C0"/>
    </style:style>
    <style:style style:name="T3324" style:parent-style-name="DefaultParagraphFont" style:family="text">
      <style:text-properties fo:color="#000000"/>
    </style:style>
    <style:style style:name="T3325" style:parent-style-name="DefaultParagraphFont" style:family="text">
      <style:text-properties fo:color="#586E75"/>
    </style:style>
    <style:style style:name="T3326" style:parent-style-name="DefaultParagraphFont" style:family="text">
      <style:text-properties fo:color="#C0C0C0"/>
    </style:style>
    <style:style style:name="T3327" style:parent-style-name="DefaultParagraphFont" style:family="text">
      <style:text-properties fo:font-weight="bold" style:font-weight-asian="bold" fo:color="#586E75"/>
    </style:style>
    <style:style style:name="T3328" style:parent-style-name="DefaultParagraphFont" style:family="text">
      <style:text-properties fo:color="#586E75"/>
    </style:style>
    <style:style style:name="T3329" style:parent-style-name="DefaultParagraphFont" style:family="text">
      <style:text-properties fo:color="#000000"/>
    </style:style>
    <style:style style:name="T3330" style:parent-style-name="DefaultParagraphFont" style:family="text">
      <style:text-properties fo:color="#586E75"/>
    </style:style>
    <style:style style:name="T3331" style:parent-style-name="DefaultParagraphFont" style:family="text">
      <style:text-properties fo:color="#2AA198"/>
    </style:style>
    <style:style style:name="T3332" style:parent-style-name="DefaultParagraphFont" style:family="text">
      <style:text-properties fo:color="#586E75"/>
    </style:style>
    <style:style style:name="T3333" style:parent-style-name="DefaultParagraphFont" style:family="text">
      <style:text-properties fo:color="#C0C0C0"/>
    </style:style>
    <style:style style:name="T3334" style:parent-style-name="DefaultParagraphFont" style:family="text">
      <style:text-properties fo:color="#000000"/>
    </style:style>
    <style:style style:name="T3335" style:parent-style-name="DefaultParagraphFont" style:family="text">
      <style:text-properties fo:color="#586E75"/>
    </style:style>
    <style:style style:name="T3336" style:parent-style-name="DefaultParagraphFont" style:family="text">
      <style:text-properties fo:color="#2AA198"/>
    </style:style>
    <style:style style:name="T3337" style:parent-style-name="DefaultParagraphFont" style:family="text">
      <style:text-properties fo:color="#586E75"/>
    </style:style>
    <style:style style:name="T3338" style:parent-style-name="DefaultParagraphFont" style:family="text">
      <style:text-properties fo:color="#C0C0C0"/>
    </style:style>
    <style:style style:name="T3339" style:parent-style-name="DefaultParagraphFont" style:family="text">
      <style:text-properties fo:color="#000000"/>
    </style:style>
    <style:style style:name="T3340" style:parent-style-name="DefaultParagraphFont" style:family="text">
      <style:text-properties fo:color="#586E75"/>
    </style:style>
    <style:style style:name="P3341" style:parent-style-name="PreformattedText" style:family="paragraph">
      <style:paragraph-properties fo:margin-bottom="0.1965in"/>
    </style:style>
    <style:style style:name="T3342" style:parent-style-name="DefaultParagraphFont" style:family="text">
      <style:text-properties fo:color="#C0C0C0"/>
    </style:style>
    <style:style style:name="T3343" style:parent-style-name="DefaultParagraphFont" style:family="text">
      <style:text-properties fo:color="#000000"/>
    </style:style>
    <style:style style:name="T3344" style:parent-style-name="DefaultParagraphFont" style:family="text">
      <style:text-properties fo:color="#586E75"/>
    </style:style>
    <style:style style:name="T3345" style:parent-style-name="DefaultParagraphFont" style:family="text">
      <style:text-properties fo:color="#000000"/>
    </style:style>
    <style:style style:name="T3346" style:parent-style-name="DefaultParagraphFont" style:family="text">
      <style:text-properties fo:color="#586E75"/>
    </style:style>
    <style:style style:name="T3347" style:parent-style-name="DefaultParagraphFont" style:family="text">
      <style:text-properties fo:color="#000000"/>
    </style:style>
    <style:style style:name="T3348" style:parent-style-name="DefaultParagraphFont" style:family="text">
      <style:text-properties fo:color="#586E75"/>
    </style:style>
    <style:style style:name="T3349" style:parent-style-name="DefaultParagraphFont" style:family="text">
      <style:text-properties fo:color="#C0C0C0"/>
    </style:style>
    <style:style style:name="T3350" style:parent-style-name="DefaultParagraphFont" style:family="text">
      <style:text-properties fo:font-weight="bold" style:font-weight-asian="bold" fo:color="#586E75"/>
    </style:style>
    <style:style style:name="T3351" style:parent-style-name="DefaultParagraphFont" style:family="text">
      <style:text-properties fo:color="#586E75"/>
    </style:style>
    <style:style style:name="T3352" style:parent-style-name="DefaultParagraphFont" style:family="text">
      <style:text-properties fo:color="#000000"/>
    </style:style>
    <style:style style:name="T3353" style:parent-style-name="DefaultParagraphFont" style:family="text">
      <style:text-properties fo:color="#586E75"/>
    </style:style>
    <style:style style:name="T3354" style:parent-style-name="DefaultParagraphFont" style:family="text">
      <style:text-properties fo:color="#2AA198"/>
    </style:style>
    <style:style style:name="T3355" style:parent-style-name="DefaultParagraphFont" style:family="text">
      <style:text-properties fo:color="#586E75"/>
    </style:style>
    <style:style style:name="T3356" style:parent-style-name="DefaultParagraphFont" style:family="text">
      <style:text-properties fo:color="#C0C0C0"/>
    </style:style>
    <style:style style:name="T3357" style:parent-style-name="DefaultParagraphFont" style:family="text">
      <style:text-properties fo:color="#000000"/>
    </style:style>
    <style:style style:name="T3358" style:parent-style-name="DefaultParagraphFont" style:family="text">
      <style:text-properties fo:color="#586E75"/>
    </style:style>
    <style:style style:name="T3359" style:parent-style-name="DefaultParagraphFont" style:family="text">
      <style:text-properties fo:color="#2AA198"/>
    </style:style>
    <style:style style:name="T3360" style:parent-style-name="DefaultParagraphFont" style:family="text">
      <style:text-properties fo:color="#586E75"/>
    </style:style>
    <style:style style:name="T3361" style:parent-style-name="DefaultParagraphFont" style:family="text">
      <style:text-properties fo:color="#C0C0C0"/>
    </style:style>
    <style:style style:name="T3362" style:parent-style-name="DefaultParagraphFont" style:family="text">
      <style:text-properties fo:color="#000000"/>
    </style:style>
    <style:style style:name="T3363" style:parent-style-name="DefaultParagraphFont" style:family="text">
      <style:text-properties fo:color="#586E75"/>
    </style:style>
    <style:style style:name="T3364" style:parent-style-name="DefaultParagraphFont" style:family="text">
      <style:text-properties fo:color="#C0C0C0"/>
    </style:style>
    <style:style style:name="T3365" style:parent-style-name="DefaultParagraphFont" style:family="text">
      <style:text-properties fo:color="#586E75"/>
    </style:style>
    <style:style style:name="T3366" style:parent-style-name="DefaultParagraphFont" style:family="text">
      <style:text-properties fo:color="#2AA198"/>
    </style:style>
    <style:style style:name="T3367" style:parent-style-name="DefaultParagraphFont" style:family="text">
      <style:text-properties fo:color="#C0C0C0"/>
    </style:style>
    <style:style style:name="T3368" style:parent-style-name="DefaultParagraphFont" style:family="text">
      <style:text-properties fo:color="#2AA198"/>
    </style:style>
    <style:style style:name="T3369" style:parent-style-name="DefaultParagraphFont" style:family="text">
      <style:text-properties fo:color="#C0C0C0"/>
    </style:style>
    <style:style style:name="T3370" style:parent-style-name="DefaultParagraphFont" style:family="text">
      <style:text-properties fo:color="#2AA198"/>
    </style:style>
    <style:style style:name="T3371" style:parent-style-name="DefaultParagraphFont" style:family="text">
      <style:text-properties fo:color="#C0C0C0"/>
    </style:style>
    <style:style style:name="T3372" style:parent-style-name="DefaultParagraphFont" style:family="text">
      <style:text-properties fo:color="#2AA198"/>
    </style:style>
    <style:style style:name="T3373" style:parent-style-name="DefaultParagraphFont" style:family="text">
      <style:text-properties fo:color="#C0C0C0"/>
    </style:style>
    <style:style style:name="T3374" style:parent-style-name="DefaultParagraphFont" style:family="text">
      <style:text-properties fo:color="#2AA198"/>
    </style:style>
    <style:style style:name="T3375" style:parent-style-name="DefaultParagraphFont" style:family="text">
      <style:text-properties fo:color="#586E75"/>
    </style:style>
    <style:style style:name="T3376" style:parent-style-name="DefaultParagraphFont" style:family="text">
      <style:text-properties fo:color="#C0C0C0"/>
    </style:style>
    <style:style style:name="T3377" style:parent-style-name="DefaultParagraphFont" style:family="text">
      <style:text-properties fo:color="#000000"/>
    </style:style>
    <style:style style:name="T3378" style:parent-style-name="DefaultParagraphFont" style:family="text">
      <style:text-properties fo:color="#586E75"/>
    </style:style>
    <style:style style:name="T3379" style:parent-style-name="DefaultParagraphFont" style:family="text">
      <style:text-properties fo:color="#000000"/>
    </style:style>
    <style:style style:name="T3380" style:parent-style-name="DefaultParagraphFont" style:family="text">
      <style:text-properties fo:color="#586E75"/>
    </style:style>
    <style:style style:name="T3381" style:parent-style-name="DefaultParagraphFont" style:family="text">
      <style:text-properties fo:color="#C0C0C0"/>
    </style:style>
    <style:style style:name="T3382" style:parent-style-name="DefaultParagraphFont" style:family="text">
      <style:text-properties fo:font-weight="bold" style:font-weight-asian="bold" fo:color="#586E75"/>
    </style:style>
    <style:style style:name="T3383" style:parent-style-name="DefaultParagraphFont" style:family="text">
      <style:text-properties fo:color="#C0C0C0"/>
    </style:style>
    <style:style style:name="T3384" style:parent-style-name="DefaultParagraphFont" style:family="text">
      <style:text-properties fo:color="#2AA198"/>
    </style:style>
    <style:style style:name="T3385" style:parent-style-name="DefaultParagraphFont" style:family="text">
      <style:text-properties fo:color="#586E75"/>
    </style:style>
    <style:style style:name="P3386" style:parent-style-name="PreformattedText" style:family="paragraph">
      <style:paragraph-properties fo:margin-bottom="0.1965in"/>
      <style:text-properties fo:color="#586E75"/>
    </style:style>
    <style:style style:name="T3387" style:parent-style-name="DefaultParagraphFont" style:family="text">
      <style:text-properties fo:color="#6C71C4"/>
    </style:style>
    <style:style style:name="T3388" style:parent-style-name="DefaultParagraphFont" style:family="text">
      <style:text-properties fo:color="#C0C0C0"/>
    </style:style>
    <style:style style:name="T3389" style:parent-style-name="DefaultParagraphFont" style:family="text">
      <style:text-properties fo:color="#2AA198"/>
    </style:style>
    <style:style style:name="P3390" style:parent-style-name="PreformattedText" style:family="paragraph">
      <style:paragraph-properties fo:margin-bottom="0.1965in"/>
    </style:style>
    <style:style style:name="T3391" style:parent-style-name="DefaultParagraphFont" style:family="text">
      <style:text-properties fo:font-weight="bold" style:font-weight-asian="bold" fo:color="#586E75"/>
    </style:style>
    <style:style style:name="T3392" style:parent-style-name="DefaultParagraphFont" style:family="text">
      <style:text-properties fo:color="#C0C0C0"/>
    </style:style>
    <style:style style:name="T3393" style:parent-style-name="DefaultParagraphFont" style:family="text">
      <style:text-properties fo:font-weight="bold" style:font-weight-asian="bold" fo:color="#586E75"/>
    </style:style>
    <style:style style:name="T3394" style:parent-style-name="DefaultParagraphFont" style:family="text">
      <style:text-properties fo:color="#C0C0C0"/>
    </style:style>
    <style:style style:name="T3395" style:parent-style-name="DefaultParagraphFont" style:family="text">
      <style:text-properties fo:color="#586E75"/>
    </style:style>
    <style:style style:name="T3396" style:parent-style-name="DefaultParagraphFont" style:family="text">
      <style:text-properties fo:font-weight="bold" style:font-weight-asian="bold" fo:color="#586E75"/>
    </style:style>
    <style:style style:name="T3397" style:parent-style-name="DefaultParagraphFont" style:family="text">
      <style:text-properties fo:color="#C0C0C0"/>
    </style:style>
    <style:style style:name="T3398" style:parent-style-name="DefaultParagraphFont" style:family="text">
      <style:text-properties fo:color="#000000"/>
    </style:style>
    <style:style style:name="T3399" style:parent-style-name="DefaultParagraphFont" style:family="text">
      <style:text-properties fo:color="#586E75"/>
    </style:style>
    <style:style style:name="P3400" style:parent-style-name="PreformattedText" style:family="paragraph">
      <style:text-properties fo:color="#586E75"/>
    </style:style>
    <style:style style:name="T3401" style:parent-style-name="DefaultParagraphFont" style:family="text">
      <style:text-properties fo:color="#C0C0C0"/>
    </style:style>
    <style:style style:name="T3402" style:parent-style-name="DefaultParagraphFont" style:family="text">
      <style:text-properties fo:font-weight="bold" style:font-weight-asian="bold" fo:color="#586E75"/>
    </style:style>
    <style:style style:name="T3403" style:parent-style-name="DefaultParagraphFont" style:family="text">
      <style:text-properties fo:color="#C0C0C0"/>
    </style:style>
    <style:style style:name="T3404" style:parent-style-name="DefaultParagraphFont" style:family="text">
      <style:text-properties fo:color="#000000"/>
    </style:style>
    <style:style style:name="T3405" style:parent-style-name="DefaultParagraphFont" style:family="text">
      <style:text-properties fo:color="#586E75"/>
    </style:style>
    <style:style style:name="T3406" style:parent-style-name="DefaultParagraphFont" style:family="text">
      <style:text-properties fo:color="#C0C0C0"/>
    </style:style>
    <style:style style:name="T3407" style:parent-style-name="DefaultParagraphFont" style:family="text">
      <style:text-properties fo:color="#000000"/>
    </style:style>
    <style:style style:name="T3408" style:parent-style-name="DefaultParagraphFont" style:family="text">
      <style:text-properties fo:color="#586E75"/>
    </style:style>
    <style:style style:name="T3409" style:parent-style-name="DefaultParagraphFont" style:family="text">
      <style:text-properties fo:color="#C0C0C0"/>
    </style:style>
    <style:style style:name="T3410" style:parent-style-name="DefaultParagraphFont" style:family="text">
      <style:text-properties fo:color="#000000"/>
    </style:style>
    <style:style style:name="T3411" style:parent-style-name="DefaultParagraphFont" style:family="text">
      <style:text-properties fo:color="#586E75"/>
    </style:style>
    <style:style style:name="T3412" style:parent-style-name="DefaultParagraphFont" style:family="text">
      <style:text-properties fo:color="#C0C0C0"/>
    </style:style>
    <style:style style:name="T3413" style:parent-style-name="DefaultParagraphFont" style:family="text">
      <style:text-properties fo:color="#000000"/>
    </style:style>
    <style:style style:name="T3414" style:parent-style-name="DefaultParagraphFont" style:family="text">
      <style:text-properties fo:color="#586E75"/>
    </style:style>
    <style:style style:name="T3415" style:parent-style-name="DefaultParagraphFont" style:family="text">
      <style:text-properties fo:color="#2AA198"/>
    </style:style>
    <style:style style:name="T3416" style:parent-style-name="DefaultParagraphFont" style:family="text">
      <style:text-properties fo:color="#586E75"/>
    </style:style>
    <style:style style:name="T3417" style:parent-style-name="DefaultParagraphFont" style:family="text">
      <style:text-properties fo:color="#C0C0C0"/>
    </style:style>
    <style:style style:name="T3418" style:parent-style-name="DefaultParagraphFont" style:family="text">
      <style:text-properties fo:font-weight="bold" style:font-weight-asian="bold" fo:color="#586E75"/>
    </style:style>
    <style:style style:name="T3419" style:parent-style-name="DefaultParagraphFont" style:family="text">
      <style:text-properties fo:color="#C0C0C0"/>
    </style:style>
    <style:style style:name="T3420" style:parent-style-name="DefaultParagraphFont" style:family="text">
      <style:text-properties fo:color="#000000"/>
    </style:style>
    <style:style style:name="T3421" style:parent-style-name="DefaultParagraphFont" style:family="text">
      <style:text-properties fo:color="#586E75"/>
    </style:style>
    <style:style style:name="P3422" style:parent-style-name="PreformattedText" style:family="paragraph">
      <style:paragraph-properties fo:margin-bottom="0.1965in"/>
    </style:style>
    <style:style style:name="T3423" style:parent-style-name="DefaultParagraphFont" style:family="text">
      <style:text-properties fo:color="#C0C0C0"/>
    </style:style>
    <style:style style:name="T3424" style:parent-style-name="DefaultParagraphFont" style:family="text">
      <style:text-properties fo:font-weight="bold" style:font-weight-asian="bold" fo:color="#586E75"/>
    </style:style>
    <style:style style:name="T3425" style:parent-style-name="DefaultParagraphFont" style:family="text">
      <style:text-properties fo:color="#C0C0C0"/>
    </style:style>
    <style:style style:name="T3426" style:parent-style-name="DefaultParagraphFont" style:family="text">
      <style:text-properties fo:color="#000000"/>
    </style:style>
    <style:style style:name="T3427" style:parent-style-name="DefaultParagraphFont" style:family="text">
      <style:text-properties fo:color="#586E75"/>
    </style:style>
    <style:style style:name="T3428" style:parent-style-name="DefaultParagraphFont" style:family="text">
      <style:text-properties fo:color="#2AA198"/>
    </style:style>
    <style:style style:name="T3429" style:parent-style-name="DefaultParagraphFont" style:family="text">
      <style:text-properties fo:color="#586E75"/>
    </style:style>
    <style:style style:name="T3430" style:parent-style-name="DefaultParagraphFont" style:family="text">
      <style:text-properties fo:color="#C0C0C0"/>
    </style:style>
    <style:style style:name="T3431" style:parent-style-name="DefaultParagraphFont" style:family="text">
      <style:text-properties fo:color="#586E75"/>
    </style:style>
    <style:style style:name="T3432" style:parent-style-name="DefaultParagraphFont" style:family="text">
      <style:text-properties fo:color="#2AA198"/>
    </style:style>
    <style:style style:name="T3433" style:parent-style-name="DefaultParagraphFont" style:family="text">
      <style:text-properties fo:color="#C0C0C0"/>
    </style:style>
    <style:style style:name="T3434" style:parent-style-name="DefaultParagraphFont" style:family="text">
      <style:text-properties fo:color="#2AA198"/>
    </style:style>
    <style:style style:name="T3435" style:parent-style-name="DefaultParagraphFont" style:family="text">
      <style:text-properties fo:color="#C0C0C0"/>
    </style:style>
    <style:style style:name="T3436" style:parent-style-name="DefaultParagraphFont" style:family="text">
      <style:text-properties fo:color="#2AA198"/>
    </style:style>
    <style:style style:name="T3437" style:parent-style-name="DefaultParagraphFont" style:family="text">
      <style:text-properties fo:color="#C0C0C0"/>
    </style:style>
    <style:style style:name="T3438" style:parent-style-name="DefaultParagraphFont" style:family="text">
      <style:text-properties fo:color="#2AA198"/>
    </style:style>
    <style:style style:name="T3439" style:parent-style-name="DefaultParagraphFont" style:family="text">
      <style:text-properties fo:color="#586E75"/>
    </style:style>
    <style:style style:name="T3440" style:parent-style-name="DefaultParagraphFont" style:family="text">
      <style:text-properties fo:color="#C0C0C0"/>
    </style:style>
    <style:style style:name="T3441" style:parent-style-name="DefaultParagraphFont" style:family="text">
      <style:text-properties fo:font-weight="bold" style:font-weight-asian="bold" fo:color="#586E75"/>
    </style:style>
    <style:style style:name="T3442" style:parent-style-name="DefaultParagraphFont" style:family="text">
      <style:text-properties fo:color="#586E75"/>
    </style:style>
    <style:style style:name="T3443" style:parent-style-name="DefaultParagraphFont" style:family="text">
      <style:text-properties fo:color="#000000"/>
    </style:style>
    <style:style style:name="T3444" style:parent-style-name="DefaultParagraphFont" style:family="text">
      <style:text-properties fo:color="#586E75"/>
    </style:style>
    <style:style style:name="T3445" style:parent-style-name="DefaultParagraphFont" style:family="text">
      <style:text-properties fo:color="#2AA198"/>
    </style:style>
    <style:style style:name="T3446" style:parent-style-name="DefaultParagraphFont" style:family="text">
      <style:text-properties fo:color="#586E75"/>
    </style:style>
    <style:style style:name="T3447" style:parent-style-name="DefaultParagraphFont" style:family="text">
      <style:text-properties fo:color="#C0C0C0"/>
    </style:style>
    <style:style style:name="T3448" style:parent-style-name="DefaultParagraphFont" style:family="text">
      <style:text-properties fo:color="#000000"/>
    </style:style>
    <style:style style:name="T3449" style:parent-style-name="DefaultParagraphFont" style:family="text">
      <style:text-properties fo:color="#586E75"/>
    </style:style>
    <style:style style:name="T3450" style:parent-style-name="DefaultParagraphFont" style:family="text">
      <style:text-properties fo:color="#2AA198"/>
    </style:style>
    <style:style style:name="T3451" style:parent-style-name="DefaultParagraphFont" style:family="text">
      <style:text-properties fo:color="#586E75"/>
    </style:style>
    <style:style style:name="T3452" style:parent-style-name="DefaultParagraphFont" style:family="text">
      <style:text-properties fo:color="#C0C0C0"/>
    </style:style>
    <style:style style:name="T3453" style:parent-style-name="DefaultParagraphFont" style:family="text">
      <style:text-properties fo:color="#000000"/>
    </style:style>
    <style:style style:name="T3454" style:parent-style-name="DefaultParagraphFont" style:family="text">
      <style:text-properties fo:color="#586E75"/>
    </style:style>
    <style:style style:name="T3455" style:parent-style-name="DefaultParagraphFont" style:family="text">
      <style:text-properties fo:color="#C0C0C0"/>
    </style:style>
    <style:style style:name="T3456" style:parent-style-name="DefaultParagraphFont" style:family="text">
      <style:text-properties fo:color="#586E75"/>
    </style:style>
    <style:style style:name="T3457" style:parent-style-name="DefaultParagraphFont" style:family="text">
      <style:text-properties fo:color="#C0C0C0"/>
    </style:style>
    <style:style style:name="T3458" style:parent-style-name="DefaultParagraphFont" style:family="text">
      <style:text-properties fo:color="#586E75"/>
    </style:style>
    <style:style style:name="T3459" style:parent-style-name="DefaultParagraphFont" style:family="text">
      <style:text-properties fo:color="#000000"/>
    </style:style>
    <style:style style:name="T3460" style:parent-style-name="DefaultParagraphFont" style:family="text">
      <style:text-properties fo:color="#586E75"/>
    </style:style>
    <style:style style:name="T3461" style:parent-style-name="DefaultParagraphFont" style:family="text">
      <style:text-properties fo:color="#000000"/>
    </style:style>
    <style:style style:name="T3462" style:parent-style-name="DefaultParagraphFont" style:family="text">
      <style:text-properties fo:color="#586E75"/>
    </style:style>
    <style:style style:name="T3463" style:parent-style-name="DefaultParagraphFont" style:family="text">
      <style:text-properties fo:color="#C0C0C0"/>
    </style:style>
    <style:style style:name="T3464" style:parent-style-name="DefaultParagraphFont" style:family="text">
      <style:text-properties fo:color="#000000"/>
    </style:style>
    <style:style style:name="T3465" style:parent-style-name="DefaultParagraphFont" style:family="text">
      <style:text-properties fo:color="#586E75"/>
    </style:style>
    <style:style style:name="T3466" style:parent-style-name="DefaultParagraphFont" style:family="text">
      <style:text-properties fo:color="#000000"/>
    </style:style>
    <style:style style:name="T3467" style:parent-style-name="DefaultParagraphFont" style:family="text">
      <style:text-properties fo:color="#586E75"/>
    </style:style>
    <style:style style:name="T3468" style:parent-style-name="DefaultParagraphFont" style:family="text">
      <style:text-properties fo:color="#000000"/>
    </style:style>
    <style:style style:name="T3469" style:parent-style-name="DefaultParagraphFont" style:family="text">
      <style:text-properties fo:color="#586E75"/>
    </style:style>
    <style:style style:name="T3470" style:parent-style-name="DefaultParagraphFont" style:family="text">
      <style:text-properties fo:color="#000000"/>
    </style:style>
    <style:style style:name="T3471" style:parent-style-name="DefaultParagraphFont" style:family="text">
      <style:text-properties fo:color="#586E75"/>
    </style:style>
    <style:style style:name="T3472" style:parent-style-name="DefaultParagraphFont" style:family="text">
      <style:text-properties fo:color="#C0C0C0"/>
    </style:style>
    <style:style style:name="T3473" style:parent-style-name="DefaultParagraphFont" style:family="text">
      <style:text-properties fo:font-weight="bold" style:font-weight-asian="bold" fo:color="#586E75"/>
    </style:style>
    <style:style style:name="T3474" style:parent-style-name="DefaultParagraphFont" style:family="text">
      <style:text-properties fo:color="#C0C0C0"/>
    </style:style>
    <style:style style:name="T3475" style:parent-style-name="DefaultParagraphFont" style:family="text">
      <style:text-properties fo:color="#586E75"/>
    </style:style>
    <style:style style:name="T3476" style:parent-style-name="DefaultParagraphFont" style:family="text">
      <style:text-properties fo:color="#000000"/>
    </style:style>
    <style:style style:name="T3477" style:parent-style-name="DefaultParagraphFont" style:family="text">
      <style:text-properties fo:color="#586E75"/>
    </style:style>
    <style:style style:name="T3478" style:parent-style-name="DefaultParagraphFont" style:family="text">
      <style:text-properties fo:color="#2AA198"/>
    </style:style>
    <style:style style:name="T3479" style:parent-style-name="DefaultParagraphFont" style:family="text">
      <style:text-properties fo:color="#586E75"/>
    </style:style>
    <style:style style:name="T3480" style:parent-style-name="DefaultParagraphFont" style:family="text">
      <style:text-properties fo:color="#C0C0C0"/>
    </style:style>
    <style:style style:name="T3481" style:parent-style-name="DefaultParagraphFont" style:family="text">
      <style:text-properties fo:color="#000000"/>
    </style:style>
    <style:style style:name="T3482" style:parent-style-name="DefaultParagraphFont" style:family="text">
      <style:text-properties fo:color="#586E75"/>
    </style:style>
    <style:style style:name="T3483" style:parent-style-name="DefaultParagraphFont" style:family="text">
      <style:text-properties fo:color="#000000"/>
    </style:style>
    <style:style style:name="T3484" style:parent-style-name="DefaultParagraphFont" style:family="text">
      <style:text-properties fo:color="#586E75"/>
    </style:style>
    <style:style style:name="T3485" style:parent-style-name="DefaultParagraphFont" style:family="text">
      <style:text-properties fo:color="#000000"/>
    </style:style>
    <style:style style:name="T3486" style:parent-style-name="DefaultParagraphFont" style:family="text">
      <style:text-properties fo:color="#586E75"/>
    </style:style>
    <style:style style:name="T3487" style:parent-style-name="DefaultParagraphFont" style:family="text">
      <style:text-properties fo:color="#000000"/>
    </style:style>
    <style:style style:name="T3488" style:parent-style-name="DefaultParagraphFont" style:family="text">
      <style:text-properties fo:color="#586E75"/>
    </style:style>
    <style:style style:name="T3489" style:parent-style-name="DefaultParagraphFont" style:family="text">
      <style:text-properties fo:color="#C0C0C0"/>
    </style:style>
    <style:style style:name="T3490" style:parent-style-name="DefaultParagraphFont" style:family="text">
      <style:text-properties fo:font-weight="bold" style:font-weight-asian="bold" fo:color="#586E75"/>
    </style:style>
    <style:style style:name="T3491" style:parent-style-name="DefaultParagraphFont" style:family="text">
      <style:text-properties fo:color="#C0C0C0"/>
    </style:style>
    <style:style style:name="T3492" style:parent-style-name="DefaultParagraphFont" style:family="text">
      <style:text-properties fo:color="#586E75"/>
    </style:style>
    <style:style style:name="T3493" style:parent-style-name="DefaultParagraphFont" style:family="text">
      <style:text-properties fo:color="#C0C0C0"/>
    </style:style>
    <style:style style:name="T3494" style:parent-style-name="DefaultParagraphFont" style:family="text">
      <style:text-properties fo:font-weight="bold" style:font-weight-asian="bold" fo:color="#586E75"/>
    </style:style>
    <style:style style:name="T3495" style:parent-style-name="DefaultParagraphFont" style:family="text">
      <style:text-properties fo:color="#586E75"/>
    </style:style>
    <style:style style:name="T3496" style:parent-style-name="DefaultParagraphFont" style:family="text">
      <style:text-properties fo:color="#000000"/>
    </style:style>
    <style:style style:name="T3497" style:parent-style-name="DefaultParagraphFont" style:family="text">
      <style:text-properties fo:color="#586E75"/>
    </style:style>
    <style:style style:name="T3498" style:parent-style-name="DefaultParagraphFont" style:family="text">
      <style:text-properties fo:color="#000000"/>
    </style:style>
    <style:style style:name="T3499" style:parent-style-name="DefaultParagraphFont" style:family="text">
      <style:text-properties fo:color="#586E75"/>
    </style:style>
    <style:style style:name="T3500" style:parent-style-name="DefaultParagraphFont" style:family="text">
      <style:text-properties fo:color="#000000"/>
    </style:style>
    <style:style style:name="T3501" style:parent-style-name="DefaultParagraphFont" style:family="text">
      <style:text-properties fo:color="#586E75"/>
    </style:style>
    <style:style style:name="T3502" style:parent-style-name="DefaultParagraphFont" style:family="text">
      <style:text-properties fo:color="#C0C0C0"/>
    </style:style>
    <style:style style:name="T3503" style:parent-style-name="DefaultParagraphFont" style:family="text">
      <style:text-properties fo:color="#000000"/>
    </style:style>
    <style:style style:name="T3504" style:parent-style-name="DefaultParagraphFont" style:family="text">
      <style:text-properties fo:color="#586E75"/>
    </style:style>
    <style:style style:name="T3505" style:parent-style-name="DefaultParagraphFont" style:family="text">
      <style:text-properties fo:color="#000000"/>
    </style:style>
    <style:style style:name="T3506" style:parent-style-name="DefaultParagraphFont" style:family="text">
      <style:text-properties fo:color="#586E75"/>
    </style:style>
    <style:style style:name="T3507" style:parent-style-name="DefaultParagraphFont" style:family="text">
      <style:text-properties fo:color="#000000"/>
    </style:style>
    <style:style style:name="T3508" style:parent-style-name="DefaultParagraphFont" style:family="text">
      <style:text-properties fo:color="#586E75"/>
    </style:style>
    <style:style style:name="T3509" style:parent-style-name="DefaultParagraphFont" style:family="text">
      <style:text-properties fo:color="#C0C0C0"/>
    </style:style>
    <style:style style:name="T3510" style:parent-style-name="DefaultParagraphFont" style:family="text">
      <style:text-properties fo:font-weight="bold" style:font-weight-asian="bold" fo:color="#586E75"/>
    </style:style>
    <style:style style:name="T3511" style:parent-style-name="DefaultParagraphFont" style:family="text">
      <style:text-properties fo:color="#586E75"/>
    </style:style>
    <style:style style:name="T3512" style:parent-style-name="DefaultParagraphFont" style:family="text">
      <style:text-properties fo:color="#000000"/>
    </style:style>
    <style:style style:name="T3513" style:parent-style-name="DefaultParagraphFont" style:family="text">
      <style:text-properties fo:color="#586E75"/>
    </style:style>
    <style:style style:name="T3514" style:parent-style-name="DefaultParagraphFont" style:family="text">
      <style:text-properties fo:color="#000000"/>
    </style:style>
    <style:style style:name="T3515" style:parent-style-name="DefaultParagraphFont" style:family="text">
      <style:text-properties fo:color="#586E75"/>
    </style:style>
    <style:style style:name="T3516" style:parent-style-name="DefaultParagraphFont" style:family="text">
      <style:text-properties fo:color="#000000"/>
    </style:style>
    <style:style style:name="T3517" style:parent-style-name="DefaultParagraphFont" style:family="text">
      <style:text-properties fo:color="#586E75"/>
    </style:style>
    <style:style style:name="T3518" style:parent-style-name="DefaultParagraphFont" style:family="text">
      <style:text-properties fo:color="#C0C0C0"/>
    </style:style>
    <style:style style:name="T3519" style:parent-style-name="DefaultParagraphFont" style:family="text">
      <style:text-properties fo:color="#000000"/>
    </style:style>
    <style:style style:name="T3520" style:parent-style-name="DefaultParagraphFont" style:family="text">
      <style:text-properties fo:color="#586E75"/>
    </style:style>
    <style:style style:name="T3521" style:parent-style-name="DefaultParagraphFont" style:family="text">
      <style:text-properties fo:color="#000000"/>
    </style:style>
    <style:style style:name="T3522" style:parent-style-name="DefaultParagraphFont" style:family="text">
      <style:text-properties fo:color="#586E75"/>
    </style:style>
    <style:style style:name="T3523" style:parent-style-name="DefaultParagraphFont" style:family="text">
      <style:text-properties fo:color="#000000"/>
    </style:style>
    <style:style style:name="T3524" style:parent-style-name="DefaultParagraphFont" style:family="text">
      <style:text-properties fo:color="#586E75"/>
    </style:style>
    <style:style style:name="T3525" style:parent-style-name="DefaultParagraphFont" style:family="text">
      <style:text-properties fo:color="#C0C0C0"/>
    </style:style>
    <style:style style:name="T3526" style:parent-style-name="DefaultParagraphFont" style:family="text">
      <style:text-properties fo:color="#586E75"/>
    </style:style>
    <style:style style:name="P3527" style:parent-style-name="PreformattedText" style:family="paragraph">
      <style:paragraph-properties fo:margin-bottom="0.1965in"/>
    </style:style>
    <style:style style:name="T3528" style:parent-style-name="DefaultParagraphFont" style:family="text">
      <style:text-properties fo:color="#C0C0C0"/>
    </style:style>
    <style:style style:name="T3529" style:parent-style-name="DefaultParagraphFont" style:family="text">
      <style:text-properties fo:color="#586E75"/>
    </style:style>
    <style:style style:name="T3530" style:parent-style-name="DefaultParagraphFont" style:family="text">
      <style:text-properties fo:color="#C0C0C0"/>
    </style:style>
    <style:style style:name="T3531" style:parent-style-name="DefaultParagraphFont" style:family="text">
      <style:text-properties fo:color="#000000"/>
    </style:style>
    <style:style style:name="T3532" style:parent-style-name="DefaultParagraphFont" style:family="text">
      <style:text-properties fo:color="#C0C0C0"/>
    </style:style>
    <style:style style:name="T3533" style:parent-style-name="DefaultParagraphFont" style:family="text">
      <style:text-properties fo:color="#586E75"/>
    </style:style>
    <style:style style:name="T3534" style:parent-style-name="DefaultParagraphFont" style:family="text">
      <style:text-properties fo:color="#C0C0C0"/>
    </style:style>
    <style:style style:name="T3535" style:parent-style-name="DefaultParagraphFont" style:family="text">
      <style:text-properties fo:color="#000000"/>
    </style:style>
    <style:style style:name="T3536" style:parent-style-name="DefaultParagraphFont" style:family="text">
      <style:text-properties fo:color="#586E75"/>
    </style:style>
    <style:style style:name="T3537" style:parent-style-name="DefaultParagraphFont" style:family="text">
      <style:text-properties fo:color="#2AA198"/>
    </style:style>
    <style:style style:name="T3538" style:parent-style-name="DefaultParagraphFont" style:family="text">
      <style:text-properties fo:color="#586E75"/>
    </style:style>
    <style:style style:name="T3539" style:parent-style-name="DefaultParagraphFont" style:family="text">
      <style:text-properties fo:color="#C0C0C0"/>
    </style:style>
    <style:style style:name="T3540" style:parent-style-name="DefaultParagraphFont" style:family="text">
      <style:text-properties fo:color="#586E75"/>
    </style:style>
    <style:style style:name="T3541" style:parent-style-name="DefaultParagraphFont" style:family="text">
      <style:text-properties fo:color="#C0C0C0"/>
    </style:style>
    <style:style style:name="T3542" style:parent-style-name="DefaultParagraphFont" style:family="text">
      <style:text-properties fo:color="#2AA198"/>
    </style:style>
    <style:style style:name="T3543" style:parent-style-name="DefaultParagraphFont" style:family="text">
      <style:text-properties fo:color="#C0C0C0"/>
    </style:style>
    <style:style style:name="T3544" style:parent-style-name="DefaultParagraphFont" style:family="text">
      <style:text-properties fo:color="#2AA198"/>
    </style:style>
    <style:style style:name="T3545" style:parent-style-name="DefaultParagraphFont" style:family="text">
      <style:text-properties fo:color="#C0C0C0"/>
    </style:style>
    <style:style style:name="T3546" style:parent-style-name="DefaultParagraphFont" style:family="text">
      <style:text-properties fo:color="#2AA198"/>
    </style:style>
    <style:style style:name="T3547" style:parent-style-name="DefaultParagraphFont" style:family="text">
      <style:text-properties fo:color="#586E75"/>
    </style:style>
    <style:style style:name="T3548" style:parent-style-name="DefaultParagraphFont" style:family="text">
      <style:text-properties fo:color="#000000"/>
    </style:style>
    <style:style style:name="T3549" style:parent-style-name="DefaultParagraphFont" style:family="text">
      <style:text-properties fo:color="#586E75"/>
    </style:style>
    <style:style style:name="T3550" style:parent-style-name="DefaultParagraphFont" style:family="text">
      <style:text-properties fo:color="#586E75"/>
    </style:style>
    <style:style style:name="T3551" style:parent-style-name="DefaultParagraphFont" style:family="text">
      <style:text-properties fo:color="#C0C0C0"/>
    </style:style>
    <style:style style:name="T3552" style:parent-style-name="DefaultParagraphFont" style:family="text">
      <style:text-properties fo:color="#586E75"/>
    </style:style>
    <style:style style:name="T3553" style:parent-style-name="DefaultParagraphFont" style:family="text">
      <style:text-properties fo:color="#2AA198"/>
    </style:style>
    <style:style style:name="T3554" style:parent-style-name="DefaultParagraphFont" style:family="text">
      <style:text-properties fo:color="#C0C0C0"/>
    </style:style>
    <style:style style:name="T3555" style:parent-style-name="DefaultParagraphFont" style:family="text">
      <style:text-properties fo:color="#2AA198"/>
    </style:style>
    <style:style style:name="T3556" style:parent-style-name="DefaultParagraphFont" style:family="text">
      <style:text-properties fo:color="#C0C0C0"/>
    </style:style>
    <style:style style:name="T3557" style:parent-style-name="DefaultParagraphFont" style:family="text">
      <style:text-properties fo:color="#2AA198"/>
    </style:style>
    <style:style style:name="T3558" style:parent-style-name="DefaultParagraphFont" style:family="text">
      <style:text-properties fo:color="#586E75"/>
    </style:style>
    <style:style style:name="T3559" style:parent-style-name="DefaultParagraphFont" style:family="text">
      <style:text-properties fo:color="#000000"/>
    </style:style>
    <style:style style:name="T3560" style:parent-style-name="DefaultParagraphFont" style:family="text">
      <style:text-properties fo:color="#586E75"/>
    </style:style>
    <style:style style:name="T3561" style:parent-style-name="DefaultParagraphFont" style:family="text">
      <style:text-properties fo:color="#586E75"/>
    </style:style>
    <style:style style:name="T3562" style:parent-style-name="DefaultParagraphFont" style:family="text">
      <style:text-properties fo:color="#C0C0C0"/>
    </style:style>
    <style:style style:name="T3563" style:parent-style-name="DefaultParagraphFont" style:family="text">
      <style:text-properties fo:color="#586E75"/>
    </style:style>
    <style:style style:name="T3564" style:parent-style-name="DefaultParagraphFont" style:family="text">
      <style:text-properties fo:color="#2AA198"/>
    </style:style>
    <style:style style:name="T3565" style:parent-style-name="DefaultParagraphFont" style:family="text">
      <style:text-properties fo:color="#C0C0C0"/>
    </style:style>
    <style:style style:name="T3566" style:parent-style-name="DefaultParagraphFont" style:family="text">
      <style:text-properties fo:color="#2AA198"/>
    </style:style>
    <style:style style:name="T3567" style:parent-style-name="DefaultParagraphFont" style:family="text">
      <style:text-properties fo:color="#C0C0C0"/>
    </style:style>
    <style:style style:name="T3568" style:parent-style-name="DefaultParagraphFont" style:family="text">
      <style:text-properties fo:color="#2AA198"/>
    </style:style>
    <style:style style:name="T3569" style:parent-style-name="DefaultParagraphFont" style:family="text">
      <style:text-properties fo:color="#586E75"/>
    </style:style>
    <style:style style:name="T3570" style:parent-style-name="DefaultParagraphFont" style:family="text">
      <style:text-properties fo:color="#000000"/>
    </style:style>
    <style:style style:name="T3571" style:parent-style-name="DefaultParagraphFont" style:family="text">
      <style:text-properties fo:color="#586E75"/>
    </style:style>
    <style:style style:name="T3572" style:parent-style-name="DefaultParagraphFont" style:family="text">
      <style:text-properties fo:color="#586E75"/>
    </style:style>
    <style:style style:name="T3573" style:parent-style-name="DefaultParagraphFont" style:family="text">
      <style:text-properties fo:color="#C0C0C0"/>
    </style:style>
    <style:style style:name="T3574" style:parent-style-name="DefaultParagraphFont" style:family="text">
      <style:text-properties fo:font-weight="bold" style:font-weight-asian="bold" fo:color="#586E75"/>
    </style:style>
    <style:style style:name="T3575" style:parent-style-name="DefaultParagraphFont" style:family="text">
      <style:text-properties fo:color="#C0C0C0"/>
    </style:style>
    <style:style style:name="T3576" style:parent-style-name="DefaultParagraphFont" style:family="text">
      <style:text-properties fo:color="#2AA198"/>
    </style:style>
    <style:style style:name="T3577" style:parent-style-name="DefaultParagraphFont" style:family="text">
      <style:text-properties fo:color="#586E75"/>
    </style:style>
    <style:style style:name="P3578" style:parent-style-name="PreformattedText" style:family="paragraph">
      <style:paragraph-properties fo:margin-bottom="0.1965in"/>
      <style:text-properties fo:color="#586E75"/>
    </style:style>
    <style:style style:name="P3579" style:parent-style-name="Textbody" style:family="paragraph"/>
    <style:style style:name="P3580" style:parent-style-name="Textbody" style:family="paragraph"/>
    <style:style style:name="P3581" style:parent-style-name="Textbody" style:family="paragraph"/>
    <style:style style:name="P3582" style:parent-style-name="Heading1" style:family="paragraph">
      <style:paragraph-properties fo:break-before="page"/>
    </style:style>
    <style:style style:name="P3583" style:parent-style-name="Textbody" style:family="paragraph"/>
    <style:style style:name="P3584" style:parent-style-name="Textbody" style:family="paragraph"/>
    <style:style style:name="T3585" style:parent-style-name="DefaultParagraphFont" style:family="text">
      <style:text-properties fo:color="#6C71C4"/>
    </style:style>
    <style:style style:name="T3586" style:parent-style-name="DefaultParagraphFont" style:family="text">
      <style:text-properties fo:color="#C0C0C0"/>
    </style:style>
    <style:style style:name="T3587" style:parent-style-name="DefaultParagraphFont" style:family="text">
      <style:text-properties fo:color="#2AA198"/>
    </style:style>
    <style:style style:name="T3588" style:parent-style-name="DefaultParagraphFont" style:family="text">
      <style:text-properties fo:font-weight="bold" style:font-weight-asian="bold" fo:color="#586E75"/>
    </style:style>
    <style:style style:name="T3589" style:parent-style-name="DefaultParagraphFont" style:family="text">
      <style:text-properties fo:color="#C0C0C0"/>
    </style:style>
    <style:style style:name="T3590" style:parent-style-name="DefaultParagraphFont" style:family="text">
      <style:text-properties fo:color="#B58900"/>
    </style:style>
    <style:style style:name="P3591" style:parent-style-name="PreformattedText" style:family="paragraph">
      <style:text-properties fo:color="#586E75"/>
    </style:style>
    <style:style style:name="T3592" style:parent-style-name="DefaultParagraphFont" style:family="text">
      <style:text-properties fo:font-weight="bold" style:font-weight-asian="bold" fo:color="#586E75"/>
    </style:style>
    <style:style style:name="T3593" style:parent-style-name="DefaultParagraphFont" style:family="text">
      <style:text-properties fo:color="#C0C0C0"/>
    </style:style>
    <style:style style:name="T3594" style:parent-style-name="DefaultParagraphFont" style:family="text">
      <style:text-properties fo:color="#800000"/>
    </style:style>
    <style:style style:name="T3595" style:parent-style-name="DefaultParagraphFont" style:family="text">
      <style:text-properties fo:color="#586E75"/>
    </style:style>
    <style:style style:name="T3596" style:parent-style-name="DefaultParagraphFont" style:family="text">
      <style:text-properties fo:font-weight="bold" style:font-weight-asian="bold" fo:color="#586E75"/>
    </style:style>
    <style:style style:name="T3597" style:parent-style-name="DefaultParagraphFont" style:family="text">
      <style:text-properties fo:color="#C0C0C0"/>
    </style:style>
    <style:style style:name="T3598" style:parent-style-name="DefaultParagraphFont" style:family="text">
      <style:text-properties fo:color="#800000"/>
    </style:style>
    <style:style style:name="T3599" style:parent-style-name="DefaultParagraphFont" style:family="text">
      <style:text-properties fo:color="#586E75"/>
    </style:style>
    <style:style style:name="T3600" style:parent-style-name="DefaultParagraphFont" style:family="text">
      <style:text-properties fo:font-weight="bold" style:font-weight-asian="bold" fo:color="#586E75"/>
    </style:style>
    <style:style style:name="T3601" style:parent-style-name="DefaultParagraphFont" style:family="text">
      <style:text-properties fo:color="#C0C0C0"/>
    </style:style>
    <style:style style:name="T3602" style:parent-style-name="DefaultParagraphFont" style:family="text">
      <style:text-properties fo:color="#800000"/>
    </style:style>
    <style:style style:name="T3603" style:parent-style-name="DefaultParagraphFont" style:family="text">
      <style:text-properties fo:color="#586E75"/>
    </style:style>
    <style:style style:name="T3604" style:parent-style-name="DefaultParagraphFont" style:family="text">
      <style:text-properties fo:color="#2AA198"/>
    </style:style>
    <style:style style:name="T3605" style:parent-style-name="DefaultParagraphFont" style:family="text">
      <style:text-properties fo:color="#586E75"/>
    </style:style>
    <style:style style:name="T3606" style:parent-style-name="DefaultParagraphFont" style:family="text">
      <style:text-properties fo:font-weight="bold" style:font-weight-asian="bold" fo:color="#586E75"/>
    </style:style>
    <style:style style:name="T3607" style:parent-style-name="DefaultParagraphFont" style:family="text">
      <style:text-properties fo:color="#C0C0C0"/>
    </style:style>
    <style:style style:name="T3608" style:parent-style-name="DefaultParagraphFont" style:family="text">
      <style:text-properties fo:color="#800000"/>
    </style:style>
    <style:style style:name="T3609" style:parent-style-name="DefaultParagraphFont" style:family="text">
      <style:text-properties fo:color="#586E75"/>
    </style:style>
    <style:style style:name="T3610" style:parent-style-name="DefaultParagraphFont" style:family="text">
      <style:text-properties fo:color="#2AA198"/>
    </style:style>
    <style:style style:name="T3611" style:parent-style-name="DefaultParagraphFont" style:family="text">
      <style:text-properties fo:color="#586E75"/>
    </style:style>
    <style:style style:name="T3612" style:parent-style-name="DefaultParagraphFont" style:family="text">
      <style:text-properties fo:font-weight="bold" style:font-weight-asian="bold" fo:color="#586E75"/>
    </style:style>
    <style:style style:name="T3613" style:parent-style-name="DefaultParagraphFont" style:family="text">
      <style:text-properties fo:color="#C0C0C0"/>
    </style:style>
    <style:style style:name="T3614" style:parent-style-name="DefaultParagraphFont" style:family="text">
      <style:text-properties fo:color="#800000"/>
    </style:style>
    <style:style style:name="T3615" style:parent-style-name="DefaultParagraphFont" style:family="text">
      <style:text-properties fo:color="#586E75"/>
    </style:style>
    <style:style style:name="T3616" style:parent-style-name="DefaultParagraphFont" style:family="text">
      <style:text-properties fo:color="#2AA198"/>
    </style:style>
    <style:style style:name="T3617" style:parent-style-name="DefaultParagraphFont" style:family="text">
      <style:text-properties fo:color="#586E75"/>
    </style:style>
    <style:style style:name="P3618" style:parent-style-name="PreformattedText" style:family="paragraph">
      <style:paragraph-properties fo:margin-bottom="0.1965in"/>
      <style:text-properties fo:color="#586E75"/>
    </style:style>
    <style:style style:name="T3619" style:parent-style-name="DefaultParagraphFont" style:family="text">
      <style:text-properties fo:font-weight="bold" style:font-weight-asian="bold" fo:color="#586E75"/>
    </style:style>
    <style:style style:name="T3620" style:parent-style-name="DefaultParagraphFont" style:family="text">
      <style:text-properties fo:color="#C0C0C0"/>
    </style:style>
    <style:style style:name="T3621" style:parent-style-name="DefaultParagraphFont" style:family="text">
      <style:text-properties fo:color="#000000"/>
    </style:style>
    <style:style style:name="T3622" style:parent-style-name="DefaultParagraphFont" style:family="text">
      <style:text-properties fo:color="#586E75"/>
    </style:style>
    <style:style style:name="T3623" style:parent-style-name="DefaultParagraphFont" style:family="text">
      <style:text-properties fo:font-weight="bold" style:font-weight-asian="bold" fo:color="#586E75"/>
    </style:style>
    <style:style style:name="T3624" style:parent-style-name="DefaultParagraphFont" style:family="text">
      <style:text-properties fo:color="#586E75"/>
    </style:style>
    <style:style style:name="P3625" style:parent-style-name="PreformattedText" style:family="paragraph">
      <style:text-properties fo:color="#586E75"/>
    </style:style>
    <style:style style:name="T3626" style:parent-style-name="DefaultParagraphFont" style:family="text">
      <style:text-properties fo:font-weight="bold" style:font-weight-asian="bold" fo:color="#586E75"/>
    </style:style>
    <style:style style:name="T3627" style:parent-style-name="DefaultParagraphFont" style:family="text">
      <style:text-properties fo:color="#C0C0C0"/>
    </style:style>
    <style:style style:name="T3628" style:parent-style-name="DefaultParagraphFont" style:family="text">
      <style:text-properties fo:color="#B58900"/>
    </style:style>
    <style:style style:name="T3629" style:parent-style-name="DefaultParagraphFont" style:family="text">
      <style:text-properties fo:color="#C0C0C0"/>
    </style:style>
    <style:style style:name="T3630" style:parent-style-name="DefaultParagraphFont" style:family="text">
      <style:text-properties fo:color="#000000"/>
    </style:style>
    <style:style style:name="T3631" style:parent-style-name="DefaultParagraphFont" style:family="text">
      <style:text-properties fo:color="#586E75"/>
    </style:style>
    <style:style style:name="T3632" style:parent-style-name="DefaultParagraphFont" style:family="text">
      <style:text-properties fo:color="#586E75"/>
    </style:style>
    <style:style style:name="T3633" style:parent-style-name="DefaultParagraphFont" style:family="text">
      <style:text-properties fo:color="#2AA198"/>
    </style:style>
    <style:style style:name="T3634" style:parent-style-name="DefaultParagraphFont" style:family="text">
      <style:text-properties fo:color="#C0C0C0"/>
    </style:style>
    <style:style style:name="T3635" style:parent-style-name="DefaultParagraphFont" style:family="text">
      <style:text-properties fo:color="#2AA198"/>
    </style:style>
    <style:style style:name="T3636" style:parent-style-name="DefaultParagraphFont" style:family="text">
      <style:text-properties fo:color="#C0C0C0"/>
    </style:style>
    <style:style style:name="T3637" style:parent-style-name="DefaultParagraphFont" style:family="text">
      <style:text-properties fo:color="#2AA198"/>
    </style:style>
    <style:style style:name="T3638" style:parent-style-name="DefaultParagraphFont" style:family="text">
      <style:text-properties fo:color="#C0C0C0"/>
    </style:style>
    <style:style style:name="T3639" style:parent-style-name="DefaultParagraphFont" style:family="text">
      <style:text-properties fo:color="#2AA198"/>
    </style:style>
    <style:style style:name="T3640" style:parent-style-name="DefaultParagraphFont" style:family="text">
      <style:text-properties fo:color="#C0C0C0"/>
    </style:style>
    <style:style style:name="T3641" style:parent-style-name="DefaultParagraphFont" style:family="text">
      <style:text-properties fo:color="#2AA198"/>
    </style:style>
    <style:style style:name="T3642" style:parent-style-name="DefaultParagraphFont" style:family="text">
      <style:text-properties fo:color="#C0C0C0"/>
    </style:style>
    <style:style style:name="T3643" style:parent-style-name="DefaultParagraphFont" style:family="text">
      <style:text-properties fo:color="#2AA198"/>
    </style:style>
    <style:style style:name="T3644" style:parent-style-name="DefaultParagraphFont" style:family="text">
      <style:text-properties fo:color="#C0C0C0"/>
    </style:style>
    <style:style style:name="T3645" style:parent-style-name="DefaultParagraphFont" style:family="text">
      <style:text-properties fo:color="#2AA198"/>
    </style:style>
    <style:style style:name="T3646" style:parent-style-name="DefaultParagraphFont" style:family="text">
      <style:text-properties fo:color="#C0C0C0"/>
    </style:style>
    <style:style style:name="T3647" style:parent-style-name="DefaultParagraphFont" style:family="text">
      <style:text-properties fo:color="#586E75"/>
    </style:style>
    <style:style style:name="T3648" style:parent-style-name="DefaultParagraphFont" style:family="text">
      <style:text-properties fo:color="#586E75"/>
    </style:style>
    <style:style style:name="T3649" style:parent-style-name="DefaultParagraphFont" style:family="text">
      <style:text-properties fo:color="#2AA198"/>
    </style:style>
    <style:style style:name="T3650" style:parent-style-name="DefaultParagraphFont" style:family="text">
      <style:text-properties fo:color="#586E75"/>
    </style:style>
    <style:style style:name="T3651" style:parent-style-name="DefaultParagraphFont" style:family="text">
      <style:text-properties fo:color="#C0C0C0"/>
    </style:style>
    <style:style style:name="T3652" style:parent-style-name="DefaultParagraphFont" style:family="text">
      <style:text-properties fo:color="#000000"/>
    </style:style>
    <style:style style:name="T3653" style:parent-style-name="DefaultParagraphFont" style:family="text">
      <style:text-properties fo:color="#586E75"/>
    </style:style>
    <style:style style:name="T3654" style:parent-style-name="DefaultParagraphFont" style:family="text">
      <style:text-properties fo:color="#800000"/>
    </style:style>
    <style:style style:name="T3655" style:parent-style-name="DefaultParagraphFont" style:family="text">
      <style:text-properties fo:color="#C0C0C0"/>
    </style:style>
    <style:style style:name="T3656" style:parent-style-name="DefaultParagraphFont" style:family="text">
      <style:text-properties fo:color="#586E75"/>
    </style:style>
    <style:style style:name="T3657" style:parent-style-name="DefaultParagraphFont" style:family="text">
      <style:text-properties fo:color="#586E75"/>
    </style:style>
    <style:style style:name="T3658" style:parent-style-name="DefaultParagraphFont" style:family="text">
      <style:text-properties fo:color="#2AA198"/>
    </style:style>
    <style:style style:name="T3659" style:parent-style-name="DefaultParagraphFont" style:family="text">
      <style:text-properties fo:color="#C0C0C0"/>
    </style:style>
    <style:style style:name="T3660" style:parent-style-name="DefaultParagraphFont" style:family="text">
      <style:text-properties fo:color="#2AA198"/>
    </style:style>
    <style:style style:name="T3661" style:parent-style-name="DefaultParagraphFont" style:family="text">
      <style:text-properties fo:color="#C0C0C0"/>
    </style:style>
    <style:style style:name="T3662" style:parent-style-name="DefaultParagraphFont" style:family="text">
      <style:text-properties fo:color="#2AA198"/>
    </style:style>
    <style:style style:name="T3663" style:parent-style-name="DefaultParagraphFont" style:family="text">
      <style:text-properties fo:color="#C0C0C0"/>
    </style:style>
    <style:style style:name="T3664" style:parent-style-name="DefaultParagraphFont" style:family="text">
      <style:text-properties fo:color="#2AA198"/>
    </style:style>
    <style:style style:name="T3665" style:parent-style-name="DefaultParagraphFont" style:family="text">
      <style:text-properties fo:color="#C0C0C0"/>
    </style:style>
    <style:style style:name="T3666" style:parent-style-name="DefaultParagraphFont" style:family="text">
      <style:text-properties fo:color="#2AA198"/>
    </style:style>
    <style:style style:name="T3667" style:parent-style-name="DefaultParagraphFont" style:family="text">
      <style:text-properties fo:color="#586E75"/>
    </style:style>
    <style:style style:name="T3668" style:parent-style-name="DefaultParagraphFont" style:family="text">
      <style:text-properties fo:color="#C0C0C0"/>
    </style:style>
    <style:style style:name="T3669" style:parent-style-name="DefaultParagraphFont" style:family="text">
      <style:text-properties fo:color="#000000"/>
    </style:style>
    <style:style style:name="T3670" style:parent-style-name="DefaultParagraphFont" style:family="text">
      <style:text-properties fo:color="#586E75"/>
    </style:style>
    <style:style style:name="T3671" style:parent-style-name="DefaultParagraphFont" style:family="text">
      <style:text-properties fo:color="#800000"/>
    </style:style>
    <style:style style:name="T3672" style:parent-style-name="DefaultParagraphFont" style:family="text">
      <style:text-properties fo:color="#C0C0C0"/>
    </style:style>
    <style:style style:name="T3673" style:parent-style-name="DefaultParagraphFont" style:family="text">
      <style:text-properties fo:color="#586E75"/>
    </style:style>
    <style:style style:name="T3674" style:parent-style-name="DefaultParagraphFont" style:family="text">
      <style:text-properties fo:color="#586E75"/>
    </style:style>
    <style:style style:name="T3675" style:parent-style-name="DefaultParagraphFont" style:family="text">
      <style:text-properties fo:color="#2AA198"/>
    </style:style>
    <style:style style:name="T3676" style:parent-style-name="DefaultParagraphFont" style:family="text">
      <style:text-properties fo:color="#586E75"/>
    </style:style>
    <style:style style:name="T3677" style:parent-style-name="DefaultParagraphFont" style:family="text">
      <style:text-properties fo:color="#C0C0C0"/>
    </style:style>
    <style:style style:name="T3678" style:parent-style-name="DefaultParagraphFont" style:family="text">
      <style:text-properties fo:color="#586E75"/>
    </style:style>
    <style:style style:name="T3679" style:parent-style-name="DefaultParagraphFont" style:family="text">
      <style:text-properties fo:color="#000000"/>
    </style:style>
    <style:style style:name="T3680" style:parent-style-name="DefaultParagraphFont" style:family="text">
      <style:text-properties fo:color="#586E75"/>
    </style:style>
    <style:style style:name="T3681" style:parent-style-name="DefaultParagraphFont" style:family="text">
      <style:text-properties fo:color="#800000"/>
    </style:style>
    <style:style style:name="T3682" style:parent-style-name="DefaultParagraphFont" style:family="text">
      <style:text-properties fo:color="#C0C0C0"/>
    </style:style>
    <style:style style:name="T3683" style:parent-style-name="DefaultParagraphFont" style:family="text">
      <style:text-properties fo:color="#586E75"/>
    </style:style>
    <style:style style:name="T3684" style:parent-style-name="DefaultParagraphFont" style:family="text">
      <style:text-properties fo:color="#586E75"/>
    </style:style>
    <style:style style:name="T3685" style:parent-style-name="DefaultParagraphFont" style:family="text">
      <style:text-properties fo:color="#2AA198"/>
    </style:style>
    <style:style style:name="T3686" style:parent-style-name="DefaultParagraphFont" style:family="text">
      <style:text-properties fo:color="#C0C0C0"/>
    </style:style>
    <style:style style:name="T3687" style:parent-style-name="DefaultParagraphFont" style:family="text">
      <style:text-properties fo:color="#2AA198"/>
    </style:style>
    <style:style style:name="T3688" style:parent-style-name="DefaultParagraphFont" style:family="text">
      <style:text-properties fo:color="#C0C0C0"/>
    </style:style>
    <style:style style:name="T3689" style:parent-style-name="DefaultParagraphFont" style:family="text">
      <style:text-properties fo:color="#2AA198"/>
    </style:style>
    <style:style style:name="T3690" style:parent-style-name="DefaultParagraphFont" style:family="text">
      <style:text-properties fo:color="#C0C0C0"/>
    </style:style>
    <style:style style:name="T3691" style:parent-style-name="DefaultParagraphFont" style:family="text">
      <style:text-properties fo:color="#2AA198"/>
    </style:style>
    <style:style style:name="T3692" style:parent-style-name="DefaultParagraphFont" style:family="text">
      <style:text-properties fo:color="#C0C0C0"/>
    </style:style>
    <style:style style:name="T3693" style:parent-style-name="DefaultParagraphFont" style:family="text">
      <style:text-properties fo:color="#2AA198"/>
    </style:style>
    <style:style style:name="T3694" style:parent-style-name="DefaultParagraphFont" style:family="text">
      <style:text-properties fo:color="#C0C0C0"/>
    </style:style>
    <style:style style:name="T3695" style:parent-style-name="DefaultParagraphFont" style:family="text">
      <style:text-properties fo:color="#2AA198"/>
    </style:style>
    <style:style style:name="T3696" style:parent-style-name="DefaultParagraphFont" style:family="text">
      <style:text-properties fo:color="#C0C0C0"/>
    </style:style>
    <style:style style:name="T3697" style:parent-style-name="DefaultParagraphFont" style:family="text">
      <style:text-properties fo:color="#2AA198"/>
    </style:style>
    <style:style style:name="T3698" style:parent-style-name="DefaultParagraphFont" style:family="text">
      <style:text-properties fo:color="#C0C0C0"/>
    </style:style>
    <style:style style:name="T3699" style:parent-style-name="DefaultParagraphFont" style:family="text">
      <style:text-properties fo:color="#2AA198"/>
    </style:style>
    <style:style style:name="T3700" style:parent-style-name="DefaultParagraphFont" style:family="text">
      <style:text-properties fo:color="#C0C0C0"/>
    </style:style>
    <style:style style:name="T3701" style:parent-style-name="DefaultParagraphFont" style:family="text">
      <style:text-properties fo:color="#2AA198"/>
    </style:style>
    <style:style style:name="T3702" style:parent-style-name="DefaultParagraphFont" style:family="text">
      <style:text-properties fo:color="#586E75"/>
    </style:style>
    <style:style style:name="T3703" style:parent-style-name="DefaultParagraphFont" style:family="text">
      <style:text-properties fo:color="#C0C0C0"/>
    </style:style>
    <style:style style:name="T3704" style:parent-style-name="DefaultParagraphFont" style:family="text">
      <style:text-properties fo:color="#000000"/>
    </style:style>
    <style:style style:name="T3705" style:parent-style-name="DefaultParagraphFont" style:family="text">
      <style:text-properties fo:color="#586E75"/>
    </style:style>
    <style:style style:name="T3706" style:parent-style-name="DefaultParagraphFont" style:family="text">
      <style:text-properties fo:color="#800000"/>
    </style:style>
    <style:style style:name="T3707" style:parent-style-name="DefaultParagraphFont" style:family="text">
      <style:text-properties fo:color="#C0C0C0"/>
    </style:style>
    <style:style style:name="T3708" style:parent-style-name="DefaultParagraphFont" style:family="text">
      <style:text-properties fo:color="#586E75"/>
    </style:style>
    <style:style style:name="T3709" style:parent-style-name="DefaultParagraphFont" style:family="text">
      <style:text-properties fo:color="#586E75"/>
    </style:style>
    <style:style style:name="T3710" style:parent-style-name="DefaultParagraphFont" style:family="text">
      <style:text-properties fo:color="#2AA198"/>
    </style:style>
    <style:style style:name="T3711" style:parent-style-name="DefaultParagraphFont" style:family="text">
      <style:text-properties fo:color="#586E75"/>
    </style:style>
    <style:style style:name="T3712" style:parent-style-name="DefaultParagraphFont" style:family="text">
      <style:text-properties fo:color="#C0C0C0"/>
    </style:style>
    <style:style style:name="T3713" style:parent-style-name="DefaultParagraphFont" style:family="text">
      <style:text-properties fo:color="#586E75"/>
    </style:style>
    <style:style style:name="T3714" style:parent-style-name="DefaultParagraphFont" style:family="text">
      <style:text-properties fo:color="#000000"/>
    </style:style>
    <style:style style:name="T3715" style:parent-style-name="DefaultParagraphFont" style:family="text">
      <style:text-properties fo:color="#586E75"/>
    </style:style>
    <style:style style:name="T3716" style:parent-style-name="DefaultParagraphFont" style:family="text">
      <style:text-properties fo:color="#800000"/>
    </style:style>
    <style:style style:name="T3717" style:parent-style-name="DefaultParagraphFont" style:family="text">
      <style:text-properties fo:color="#C0C0C0"/>
    </style:style>
    <style:style style:name="T3718" style:parent-style-name="DefaultParagraphFont" style:family="text">
      <style:text-properties fo:color="#586E75"/>
    </style:style>
    <style:style style:name="T3719" style:parent-style-name="DefaultParagraphFont" style:family="text">
      <style:text-properties fo:color="#586E75"/>
    </style:style>
    <style:style style:name="T3720" style:parent-style-name="DefaultParagraphFont" style:family="text">
      <style:text-properties fo:color="#2AA198"/>
    </style:style>
    <style:style style:name="T3721" style:parent-style-name="DefaultParagraphFont" style:family="text">
      <style:text-properties fo:color="#C0C0C0"/>
    </style:style>
    <style:style style:name="T3722" style:parent-style-name="DefaultParagraphFont" style:family="text">
      <style:text-properties fo:color="#2AA198"/>
    </style:style>
    <style:style style:name="T3723" style:parent-style-name="DefaultParagraphFont" style:family="text">
      <style:text-properties fo:color="#C0C0C0"/>
    </style:style>
    <style:style style:name="T3724" style:parent-style-name="DefaultParagraphFont" style:family="text">
      <style:text-properties fo:color="#2AA198"/>
    </style:style>
    <style:style style:name="T3725" style:parent-style-name="DefaultParagraphFont" style:family="text">
      <style:text-properties fo:color="#C0C0C0"/>
    </style:style>
    <style:style style:name="T3726" style:parent-style-name="DefaultParagraphFont" style:family="text">
      <style:text-properties fo:color="#2AA198"/>
    </style:style>
    <style:style style:name="T3727" style:parent-style-name="DefaultParagraphFont" style:family="text">
      <style:text-properties fo:color="#C0C0C0"/>
    </style:style>
    <style:style style:name="T3728" style:parent-style-name="DefaultParagraphFont" style:family="text">
      <style:text-properties fo:color="#2AA198"/>
    </style:style>
    <style:style style:name="T3729" style:parent-style-name="DefaultParagraphFont" style:family="text">
      <style:text-properties fo:color="#586E75"/>
    </style:style>
    <style:style style:name="T3730" style:parent-style-name="DefaultParagraphFont" style:family="text">
      <style:text-properties fo:color="#C0C0C0"/>
    </style:style>
    <style:style style:name="T3731" style:parent-style-name="DefaultParagraphFont" style:family="text">
      <style:text-properties fo:color="#000000"/>
    </style:style>
    <style:style style:name="T3732" style:parent-style-name="DefaultParagraphFont" style:family="text">
      <style:text-properties fo:color="#586E75"/>
    </style:style>
    <style:style style:name="T3733" style:parent-style-name="DefaultParagraphFont" style:family="text">
      <style:text-properties fo:color="#800000"/>
    </style:style>
    <style:style style:name="T3734" style:parent-style-name="DefaultParagraphFont" style:family="text">
      <style:text-properties fo:color="#C0C0C0"/>
    </style:style>
    <style:style style:name="T3735" style:parent-style-name="DefaultParagraphFont" style:family="text">
      <style:text-properties fo:color="#586E75"/>
    </style:style>
    <style:style style:name="T3736" style:parent-style-name="DefaultParagraphFont" style:family="text">
      <style:text-properties fo:color="#586E75"/>
    </style:style>
    <style:style style:name="T3737" style:parent-style-name="DefaultParagraphFont" style:family="text">
      <style:text-properties fo:color="#2AA198"/>
    </style:style>
    <style:style style:name="T3738" style:parent-style-name="DefaultParagraphFont" style:family="text">
      <style:text-properties fo:color="#586E75"/>
    </style:style>
    <style:style style:name="T3739" style:parent-style-name="DefaultParagraphFont" style:family="text">
      <style:text-properties fo:color="#C0C0C0"/>
    </style:style>
    <style:style style:name="T3740" style:parent-style-name="DefaultParagraphFont" style:family="text">
      <style:text-properties fo:color="#000000"/>
    </style:style>
    <style:style style:name="T3741" style:parent-style-name="DefaultParagraphFont" style:family="text">
      <style:text-properties fo:color="#586E75"/>
    </style:style>
    <style:style style:name="T3742" style:parent-style-name="DefaultParagraphFont" style:family="text">
      <style:text-properties fo:color="#800000"/>
    </style:style>
    <style:style style:name="T3743" style:parent-style-name="DefaultParagraphFont" style:family="text">
      <style:text-properties fo:color="#C0C0C0"/>
    </style:style>
    <style:style style:name="T3744" style:parent-style-name="DefaultParagraphFont" style:family="text">
      <style:text-properties fo:color="#586E75"/>
    </style:style>
    <style:style style:name="T3745" style:parent-style-name="DefaultParagraphFont" style:family="text">
      <style:text-properties fo:color="#586E75"/>
    </style:style>
    <style:style style:name="T3746" style:parent-style-name="DefaultParagraphFont" style:family="text">
      <style:text-properties fo:color="#2AA198"/>
    </style:style>
    <style:style style:name="T3747" style:parent-style-name="DefaultParagraphFont" style:family="text">
      <style:text-properties fo:color="#C0C0C0"/>
    </style:style>
    <style:style style:name="T3748" style:parent-style-name="DefaultParagraphFont" style:family="text">
      <style:text-properties fo:color="#2AA198"/>
    </style:style>
    <style:style style:name="T3749" style:parent-style-name="DefaultParagraphFont" style:family="text">
      <style:text-properties fo:color="#C0C0C0"/>
    </style:style>
    <style:style style:name="T3750" style:parent-style-name="DefaultParagraphFont" style:family="text">
      <style:text-properties fo:color="#2AA198"/>
    </style:style>
    <style:style style:name="T3751" style:parent-style-name="DefaultParagraphFont" style:family="text">
      <style:text-properties fo:color="#C0C0C0"/>
    </style:style>
    <style:style style:name="T3752" style:parent-style-name="DefaultParagraphFont" style:family="text">
      <style:text-properties fo:color="#2AA198"/>
    </style:style>
    <style:style style:name="T3753" style:parent-style-name="DefaultParagraphFont" style:family="text">
      <style:text-properties fo:color="#C0C0C0"/>
    </style:style>
    <style:style style:name="T3754" style:parent-style-name="DefaultParagraphFont" style:family="text">
      <style:text-properties fo:color="#2AA198"/>
    </style:style>
    <style:style style:name="T3755" style:parent-style-name="DefaultParagraphFont" style:family="text">
      <style:text-properties fo:color="#586E75"/>
    </style:style>
    <style:style style:name="T3756" style:parent-style-name="DefaultParagraphFont" style:family="text">
      <style:text-properties fo:color="#C0C0C0"/>
    </style:style>
    <style:style style:name="T3757" style:parent-style-name="DefaultParagraphFont" style:family="text">
      <style:text-properties fo:color="#000000"/>
    </style:style>
    <style:style style:name="T3758" style:parent-style-name="DefaultParagraphFont" style:family="text">
      <style:text-properties fo:color="#586E75"/>
    </style:style>
    <style:style style:name="T3759" style:parent-style-name="DefaultParagraphFont" style:family="text">
      <style:text-properties fo:color="#800000"/>
    </style:style>
    <style:style style:name="T3760" style:parent-style-name="DefaultParagraphFont" style:family="text">
      <style:text-properties fo:color="#C0C0C0"/>
    </style:style>
    <style:style style:name="T3761" style:parent-style-name="DefaultParagraphFont" style:family="text">
      <style:text-properties fo:color="#586E75"/>
    </style:style>
    <style:style style:name="P3762" style:parent-style-name="PreformattedText" style:family="paragraph">
      <style:paragraph-properties fo:margin-bottom="0.1965in"/>
    </style:style>
    <style:style style:name="T3763" style:parent-style-name="DefaultParagraphFont" style:family="text">
      <style:text-properties fo:color="#586E75"/>
    </style:style>
    <style:style style:name="T3764" style:parent-style-name="DefaultParagraphFont" style:family="text">
      <style:text-properties fo:color="#2AA198"/>
    </style:style>
    <style:style style:name="T3765" style:parent-style-name="DefaultParagraphFont" style:family="text">
      <style:text-properties fo:color="#586E75"/>
    </style:style>
    <style:style style:name="T3766" style:parent-style-name="DefaultParagraphFont" style:family="text">
      <style:text-properties fo:color="#C0C0C0"/>
    </style:style>
    <style:style style:name="T3767" style:parent-style-name="DefaultParagraphFont" style:family="text">
      <style:text-properties fo:color="#000000"/>
    </style:style>
    <style:style style:name="T3768" style:parent-style-name="DefaultParagraphFont" style:family="text">
      <style:text-properties fo:color="#586E75"/>
    </style:style>
    <style:style style:name="T3769" style:parent-style-name="DefaultParagraphFont" style:family="text">
      <style:text-properties fo:color="#800000"/>
    </style:style>
    <style:style style:name="T3770" style:parent-style-name="DefaultParagraphFont" style:family="text">
      <style:text-properties fo:color="#C0C0C0"/>
    </style:style>
    <style:style style:name="T3771" style:parent-style-name="DefaultParagraphFont" style:family="text">
      <style:text-properties fo:color="#586E75"/>
    </style:style>
    <style:style style:name="T3772" style:parent-style-name="DefaultParagraphFont" style:family="text">
      <style:text-properties fo:color="#586E75"/>
    </style:style>
    <style:style style:name="T3773" style:parent-style-name="DefaultParagraphFont" style:family="text">
      <style:text-properties fo:color="#2AA198"/>
    </style:style>
    <style:style style:name="T3774" style:parent-style-name="DefaultParagraphFont" style:family="text">
      <style:text-properties fo:color="#C0C0C0"/>
    </style:style>
    <style:style style:name="T3775" style:parent-style-name="DefaultParagraphFont" style:family="text">
      <style:text-properties fo:color="#2AA198"/>
    </style:style>
    <style:style style:name="T3776" style:parent-style-name="DefaultParagraphFont" style:family="text">
      <style:text-properties fo:color="#C0C0C0"/>
    </style:style>
    <style:style style:name="T3777" style:parent-style-name="DefaultParagraphFont" style:family="text">
      <style:text-properties fo:color="#2AA198"/>
    </style:style>
    <style:style style:name="T3778" style:parent-style-name="DefaultParagraphFont" style:family="text">
      <style:text-properties fo:color="#C0C0C0"/>
    </style:style>
    <style:style style:name="T3779" style:parent-style-name="DefaultParagraphFont" style:family="text">
      <style:text-properties fo:color="#2AA198"/>
    </style:style>
    <style:style style:name="T3780" style:parent-style-name="DefaultParagraphFont" style:family="text">
      <style:text-properties fo:color="#C0C0C0"/>
    </style:style>
    <style:style style:name="T3781" style:parent-style-name="DefaultParagraphFont" style:family="text">
      <style:text-properties fo:color="#2AA198"/>
    </style:style>
    <style:style style:name="T3782" style:parent-style-name="DefaultParagraphFont" style:family="text">
      <style:text-properties fo:color="#C0C0C0"/>
    </style:style>
    <style:style style:name="T3783" style:parent-style-name="DefaultParagraphFont" style:family="text">
      <style:text-properties fo:color="#2AA198"/>
    </style:style>
    <style:style style:name="T3784" style:parent-style-name="DefaultParagraphFont" style:family="text">
      <style:text-properties fo:color="#C0C0C0"/>
    </style:style>
    <style:style style:name="T3785" style:parent-style-name="DefaultParagraphFont" style:family="text">
      <style:text-properties fo:color="#2AA198"/>
    </style:style>
    <style:style style:name="T3786" style:parent-style-name="DefaultParagraphFont" style:family="text">
      <style:text-properties fo:color="#C0C0C0"/>
    </style:style>
    <style:style style:name="T3787" style:parent-style-name="DefaultParagraphFont" style:family="text">
      <style:text-properties fo:color="#2AA198"/>
    </style:style>
    <style:style style:name="T3788" style:parent-style-name="DefaultParagraphFont" style:family="text">
      <style:text-properties fo:color="#586E75"/>
    </style:style>
    <style:style style:name="T3789" style:parent-style-name="DefaultParagraphFont" style:family="text">
      <style:text-properties fo:color="#000000"/>
    </style:style>
    <style:style style:name="T3790" style:parent-style-name="DefaultParagraphFont" style:family="text">
      <style:text-properties fo:color="#586E75"/>
    </style:style>
    <style:style style:name="T3791" style:parent-style-name="DefaultParagraphFont" style:family="text">
      <style:text-properties fo:color="#800000"/>
    </style:style>
    <style:style style:name="T3792" style:parent-style-name="DefaultParagraphFont" style:family="text">
      <style:text-properties fo:color="#586E75"/>
    </style:style>
    <style:style style:name="T3793" style:parent-style-name="DefaultParagraphFont" style:family="text">
      <style:text-properties fo:color="#C0C0C0"/>
    </style:style>
    <style:style style:name="T3794" style:parent-style-name="DefaultParagraphFont" style:family="text">
      <style:text-properties fo:color="#000000"/>
    </style:style>
    <style:style style:name="T3795" style:parent-style-name="DefaultParagraphFont" style:family="text">
      <style:text-properties fo:color="#586E75"/>
    </style:style>
    <style:style style:name="T3796" style:parent-style-name="DefaultParagraphFont" style:family="text">
      <style:text-properties fo:color="#800000"/>
    </style:style>
    <style:style style:name="T3797" style:parent-style-name="DefaultParagraphFont" style:family="text">
      <style:text-properties fo:color="#586E75"/>
    </style:style>
    <style:style style:name="T3798" style:parent-style-name="DefaultParagraphFont" style:family="text">
      <style:text-properties fo:color="#C0C0C0"/>
    </style:style>
    <style:style style:name="T3799" style:parent-style-name="DefaultParagraphFont" style:family="text">
      <style:text-properties fo:color="#000000"/>
    </style:style>
    <style:style style:name="T3800" style:parent-style-name="DefaultParagraphFont" style:family="text">
      <style:text-properties fo:color="#586E75"/>
    </style:style>
    <style:style style:name="T3801" style:parent-style-name="DefaultParagraphFont" style:family="text">
      <style:text-properties fo:color="#800000"/>
    </style:style>
    <style:style style:name="T3802" style:parent-style-name="DefaultParagraphFont" style:family="text">
      <style:text-properties fo:color="#586E75"/>
    </style:style>
    <style:style style:name="T3803" style:parent-style-name="DefaultParagraphFont" style:family="text">
      <style:text-properties fo:color="#586E75"/>
    </style:style>
    <style:style style:name="T3804" style:parent-style-name="DefaultParagraphFont" style:family="text">
      <style:text-properties fo:color="#2AA198"/>
    </style:style>
    <style:style style:name="T3805" style:parent-style-name="DefaultParagraphFont" style:family="text">
      <style:text-properties fo:color="#C0C0C0"/>
    </style:style>
    <style:style style:name="T3806" style:parent-style-name="DefaultParagraphFont" style:family="text">
      <style:text-properties fo:color="#2AA198"/>
    </style:style>
    <style:style style:name="T3807" style:parent-style-name="DefaultParagraphFont" style:family="text">
      <style:text-properties fo:color="#C0C0C0"/>
    </style:style>
    <style:style style:name="T3808" style:parent-style-name="DefaultParagraphFont" style:family="text">
      <style:text-properties fo:color="#2AA198"/>
    </style:style>
    <style:style style:name="T3809" style:parent-style-name="DefaultParagraphFont" style:family="text">
      <style:text-properties fo:color="#C0C0C0"/>
    </style:style>
    <style:style style:name="T3810" style:parent-style-name="DefaultParagraphFont" style:family="text">
      <style:text-properties fo:color="#2AA198"/>
    </style:style>
    <style:style style:name="T3811" style:parent-style-name="DefaultParagraphFont" style:family="text">
      <style:text-properties fo:color="#C0C0C0"/>
    </style:style>
    <style:style style:name="T3812" style:parent-style-name="DefaultParagraphFont" style:family="text">
      <style:text-properties fo:color="#2AA198"/>
    </style:style>
    <style:style style:name="T3813" style:parent-style-name="DefaultParagraphFont" style:family="text">
      <style:text-properties fo:color="#C0C0C0"/>
    </style:style>
    <style:style style:name="T3814" style:parent-style-name="DefaultParagraphFont" style:family="text">
      <style:text-properties fo:color="#2AA198"/>
    </style:style>
    <style:style style:name="T3815" style:parent-style-name="DefaultParagraphFont" style:family="text">
      <style:text-properties fo:color="#C0C0C0"/>
    </style:style>
    <style:style style:name="T3816" style:parent-style-name="DefaultParagraphFont" style:family="text">
      <style:text-properties fo:color="#2AA198"/>
    </style:style>
    <style:style style:name="T3817" style:parent-style-name="DefaultParagraphFont" style:family="text">
      <style:text-properties fo:color="#C0C0C0"/>
    </style:style>
    <style:style style:name="T3818" style:parent-style-name="DefaultParagraphFont" style:family="text">
      <style:text-properties fo:color="#2AA198"/>
    </style:style>
    <style:style style:name="T3819" style:parent-style-name="DefaultParagraphFont" style:family="text">
      <style:text-properties fo:color="#586E75"/>
    </style:style>
    <style:style style:name="T3820" style:parent-style-name="DefaultParagraphFont" style:family="text">
      <style:text-properties fo:color="#C0C0C0"/>
    </style:style>
    <style:style style:name="T3821" style:parent-style-name="DefaultParagraphFont" style:family="text">
      <style:text-properties fo:color="#000000"/>
    </style:style>
    <style:style style:name="T3822" style:parent-style-name="DefaultParagraphFont" style:family="text">
      <style:text-properties fo:color="#586E75"/>
    </style:style>
    <style:style style:name="T3823" style:parent-style-name="DefaultParagraphFont" style:family="text">
      <style:text-properties fo:color="#800000"/>
    </style:style>
    <style:style style:name="T3824" style:parent-style-name="DefaultParagraphFont" style:family="text">
      <style:text-properties fo:color="#586E75"/>
    </style:style>
    <style:style style:name="T3825" style:parent-style-name="DefaultParagraphFont" style:family="text">
      <style:text-properties fo:color="#000000"/>
    </style:style>
    <style:style style:name="T3826" style:parent-style-name="DefaultParagraphFont" style:family="text">
      <style:text-properties fo:color="#586E75"/>
    </style:style>
    <style:style style:name="T3827" style:parent-style-name="DefaultParagraphFont" style:family="text">
      <style:text-properties fo:color="#800000"/>
    </style:style>
    <style:style style:name="T3828" style:parent-style-name="DefaultParagraphFont" style:family="text">
      <style:text-properties fo:color="#C0C0C0"/>
    </style:style>
    <style:style style:name="T3829" style:parent-style-name="DefaultParagraphFont" style:family="text">
      <style:text-properties fo:color="#586E75"/>
    </style:style>
    <style:style style:name="T3830" style:parent-style-name="DefaultParagraphFont" style:family="text">
      <style:text-properties fo:font-weight="bold" style:font-weight-asian="bold" fo:color="#586E75"/>
    </style:style>
    <style:style style:name="T3831" style:parent-style-name="DefaultParagraphFont" style:family="text">
      <style:text-properties fo:color="#C0C0C0"/>
    </style:style>
    <style:style style:name="T3832" style:parent-style-name="DefaultParagraphFont" style:family="text">
      <style:text-properties fo:color="#2AA198"/>
    </style:style>
    <style:style style:name="T3833" style:parent-style-name="DefaultParagraphFont" style:family="text">
      <style:text-properties fo:color="#586E75"/>
    </style:style>
    <style:style style:name="P3834" style:parent-style-name="PreformattedText" style:family="paragraph">
      <style:text-properties fo:color="#586E75"/>
    </style:style>
    <style:style style:name="T3835" style:parent-style-name="DefaultParagraphFont" style:family="text">
      <style:text-properties fo:color="#6C71C4"/>
    </style:style>
    <style:style style:name="T3836" style:parent-style-name="DefaultParagraphFont" style:family="text">
      <style:text-properties fo:color="#C0C0C0"/>
    </style:style>
    <style:style style:name="T3837" style:parent-style-name="DefaultParagraphFont" style:family="text">
      <style:text-properties fo:color="#2AA198"/>
    </style:style>
    <style:style style:name="P3838" style:parent-style-name="PreformattedText" style:family="paragraph">
      <style:paragraph-properties fo:margin-bottom="0.1965in"/>
    </style:style>
    <style:style style:name="T3839" style:parent-style-name="DefaultParagraphFont" style:family="text">
      <style:text-properties fo:color="#6C71C4"/>
    </style:style>
    <style:style style:name="T3840" style:parent-style-name="DefaultParagraphFont" style:family="text">
      <style:text-properties fo:color="#C0C0C0"/>
    </style:style>
    <style:style style:name="T3841" style:parent-style-name="DefaultParagraphFont" style:family="text">
      <style:text-properties fo:color="#2AA198"/>
    </style:style>
    <style:style style:name="P3842" style:parent-style-name="PreformattedText" style:family="paragraph">
      <style:paragraph-properties fo:margin-bottom="0.1965in"/>
    </style:style>
    <style:style style:name="T3843" style:parent-style-name="DefaultParagraphFont" style:family="text">
      <style:text-properties fo:color="#6C71C4"/>
    </style:style>
    <style:style style:name="T3844" style:parent-style-name="DefaultParagraphFont" style:family="text">
      <style:text-properties fo:color="#C0C0C0"/>
    </style:style>
    <style:style style:name="T3845" style:parent-style-name="DefaultParagraphFont" style:family="text">
      <style:text-properties fo:color="#6C71C4"/>
    </style:style>
    <style:style style:name="T3846" style:parent-style-name="DefaultParagraphFont" style:family="text">
      <style:text-properties fo:color="#C0C0C0"/>
    </style:style>
    <style:style style:name="T3847" style:parent-style-name="DefaultParagraphFont" style:family="text">
      <style:text-properties fo:color="#2AA198"/>
    </style:style>
    <style:style style:name="T3848" style:parent-style-name="DefaultParagraphFont" style:family="text">
      <style:text-properties fo:font-weight="bold" style:font-weight-asian="bold" fo:color="#586E75"/>
    </style:style>
    <style:style style:name="T3849" style:parent-style-name="DefaultParagraphFont" style:family="text">
      <style:text-properties fo:color="#C0C0C0"/>
    </style:style>
    <style:style style:name="T3850" style:parent-style-name="DefaultParagraphFont" style:family="text">
      <style:text-properties fo:font-weight="bold" style:font-weight-asian="bold" fo:color="#586E75"/>
    </style:style>
    <style:style style:name="T3851" style:parent-style-name="DefaultParagraphFont" style:family="text">
      <style:text-properties fo:color="#C0C0C0"/>
    </style:style>
    <style:style style:name="T3852" style:parent-style-name="DefaultParagraphFont" style:family="text">
      <style:text-properties fo:color="#B58900"/>
    </style:style>
    <style:style style:name="P3853" style:parent-style-name="PreformattedText" style:family="paragraph">
      <style:text-properties fo:color="#586E75"/>
    </style:style>
    <style:style style:name="T3854" style:parent-style-name="DefaultParagraphFont" style:family="text">
      <style:text-properties fo:color="#C0C0C0"/>
    </style:style>
    <style:style style:name="T3855" style:parent-style-name="DefaultParagraphFont" style:family="text">
      <style:text-properties fo:color="#93A1A1"/>
    </style:style>
    <style:style style:name="T3856" style:parent-style-name="DefaultParagraphFont" style:family="text">
      <style:text-properties fo:color="#C0C0C0"/>
    </style:style>
    <style:style style:name="T3857" style:parent-style-name="DefaultParagraphFont" style:family="text">
      <style:text-properties fo:color="#93A1A1"/>
    </style:style>
    <style:style style:name="T3858" style:parent-style-name="DefaultParagraphFont" style:family="text">
      <style:text-properties fo:color="#C0C0C0"/>
    </style:style>
    <style:style style:name="T3859" style:parent-style-name="DefaultParagraphFont" style:family="text">
      <style:text-properties fo:color="#93A1A1"/>
    </style:style>
    <style:style style:name="T3860" style:parent-style-name="DefaultParagraphFont" style:family="text">
      <style:text-properties fo:color="#C0C0C0"/>
    </style:style>
    <style:style style:name="T3861" style:parent-style-name="DefaultParagraphFont" style:family="text">
      <style:text-properties fo:color="#93A1A1"/>
    </style:style>
    <style:style style:name="T3862" style:parent-style-name="DefaultParagraphFont" style:family="text">
      <style:text-properties fo:color="#C0C0C0"/>
    </style:style>
    <style:style style:name="T3863" style:parent-style-name="DefaultParagraphFont" style:family="text">
      <style:text-properties fo:color="#93A1A1"/>
    </style:style>
    <style:style style:name="T3864" style:parent-style-name="DefaultParagraphFont" style:family="text">
      <style:text-properties fo:color="#C0C0C0"/>
    </style:style>
    <style:style style:name="T3865" style:parent-style-name="DefaultParagraphFont" style:family="text">
      <style:text-properties fo:color="#93A1A1"/>
    </style:style>
    <style:style style:name="T3866" style:parent-style-name="DefaultParagraphFont" style:family="text">
      <style:text-properties fo:color="#C0C0C0"/>
    </style:style>
    <style:style style:name="T3867" style:parent-style-name="DefaultParagraphFont" style:family="text">
      <style:text-properties fo:color="#93A1A1"/>
    </style:style>
    <style:style style:name="T3868" style:parent-style-name="DefaultParagraphFont" style:family="text">
      <style:text-properties fo:color="#C0C0C0"/>
    </style:style>
    <style:style style:name="T3869" style:parent-style-name="DefaultParagraphFont" style:family="text">
      <style:text-properties fo:color="#93A1A1"/>
    </style:style>
    <style:style style:name="P3870" style:parent-style-name="PreformattedText" style:family="paragraph">
      <style:paragraph-properties fo:margin-bottom="0.1965in"/>
    </style:style>
    <style:style style:name="T3871" style:parent-style-name="DefaultParagraphFont" style:family="text">
      <style:text-properties fo:color="#C0C0C0"/>
    </style:style>
    <style:style style:name="T3872" style:parent-style-name="DefaultParagraphFont" style:family="text">
      <style:text-properties fo:font-weight="bold" style:font-weight-asian="bold" fo:color="#586E75"/>
    </style:style>
    <style:style style:name="T3873" style:parent-style-name="DefaultParagraphFont" style:family="text">
      <style:text-properties fo:color="#C0C0C0"/>
    </style:style>
    <style:style style:name="T3874" style:parent-style-name="DefaultParagraphFont" style:family="text">
      <style:text-properties fo:color="#800000"/>
    </style:style>
    <style:style style:name="T3875" style:parent-style-name="DefaultParagraphFont" style:family="text">
      <style:text-properties fo:color="#586E75"/>
    </style:style>
    <style:style style:name="T3876" style:parent-style-name="DefaultParagraphFont" style:family="text">
      <style:text-properties fo:color="#C0C0C0"/>
    </style:style>
    <style:style style:name="T3877" style:parent-style-name="DefaultParagraphFont" style:family="text">
      <style:text-properties fo:color="#93A1A1"/>
    </style:style>
    <style:style style:name="T3878" style:parent-style-name="DefaultParagraphFont" style:family="text">
      <style:text-properties fo:color="#C0C0C0"/>
    </style:style>
    <style:style style:name="T3879" style:parent-style-name="DefaultParagraphFont" style:family="text">
      <style:text-properties fo:color="#93A1A1"/>
    </style:style>
    <style:style style:name="T3880" style:parent-style-name="DefaultParagraphFont" style:family="text">
      <style:text-properties fo:color="#C0C0C0"/>
    </style:style>
    <style:style style:name="T3881" style:parent-style-name="DefaultParagraphFont" style:family="text">
      <style:text-properties fo:color="#93A1A1"/>
    </style:style>
    <style:style style:name="T3882" style:parent-style-name="DefaultParagraphFont" style:family="text">
      <style:text-properties fo:color="#C0C0C0"/>
    </style:style>
    <style:style style:name="T3883" style:parent-style-name="DefaultParagraphFont" style:family="text">
      <style:text-properties fo:color="#93A1A1"/>
    </style:style>
    <style:style style:name="T3884" style:parent-style-name="DefaultParagraphFont" style:family="text">
      <style:text-properties fo:color="#C0C0C0"/>
    </style:style>
    <style:style style:name="T3885" style:parent-style-name="DefaultParagraphFont" style:family="text">
      <style:text-properties fo:color="#93A1A1"/>
    </style:style>
    <style:style style:name="T3886" style:parent-style-name="DefaultParagraphFont" style:family="text">
      <style:text-properties fo:color="#C0C0C0"/>
    </style:style>
    <style:style style:name="T3887" style:parent-style-name="DefaultParagraphFont" style:family="text">
      <style:text-properties fo:color="#93A1A1"/>
    </style:style>
    <style:style style:name="T3888" style:parent-style-name="DefaultParagraphFont" style:family="text">
      <style:text-properties fo:color="#C0C0C0"/>
    </style:style>
    <style:style style:name="T3889" style:parent-style-name="DefaultParagraphFont" style:family="text">
      <style:text-properties fo:color="#93A1A1"/>
    </style:style>
    <style:style style:name="T3890" style:parent-style-name="DefaultParagraphFont" style:family="text">
      <style:text-properties fo:color="#C0C0C0"/>
    </style:style>
    <style:style style:name="T3891" style:parent-style-name="DefaultParagraphFont" style:family="text">
      <style:text-properties fo:color="#93A1A1"/>
    </style:style>
    <style:style style:name="T3892" style:parent-style-name="DefaultParagraphFont" style:family="text">
      <style:text-properties fo:color="#C0C0C0"/>
    </style:style>
    <style:style style:name="T3893" style:parent-style-name="DefaultParagraphFont" style:family="text">
      <style:text-properties fo:color="#93A1A1"/>
    </style:style>
    <style:style style:name="T3894" style:parent-style-name="DefaultParagraphFont" style:family="text">
      <style:text-properties fo:color="#C0C0C0"/>
    </style:style>
    <style:style style:name="T3895" style:parent-style-name="DefaultParagraphFont" style:family="text">
      <style:text-properties fo:color="#93A1A1"/>
    </style:style>
    <style:style style:name="T3896" style:parent-style-name="DefaultParagraphFont" style:family="text">
      <style:text-properties fo:color="#C0C0C0"/>
    </style:style>
    <style:style style:name="T3897" style:parent-style-name="DefaultParagraphFont" style:family="text">
      <style:text-properties fo:font-weight="bold" style:font-weight-asian="bold" fo:color="#586E75"/>
    </style:style>
    <style:style style:name="T3898" style:parent-style-name="DefaultParagraphFont" style:family="text">
      <style:text-properties fo:color="#C0C0C0"/>
    </style:style>
    <style:style style:name="T3899" style:parent-style-name="DefaultParagraphFont" style:family="text">
      <style:text-properties fo:color="#B58900"/>
    </style:style>
    <style:style style:name="T3900" style:parent-style-name="DefaultParagraphFont" style:family="text">
      <style:text-properties fo:color="#586E75"/>
    </style:style>
    <style:style style:name="T3901" style:parent-style-name="DefaultParagraphFont" style:family="text">
      <style:text-properties fo:color="#C0C0C0"/>
    </style:style>
    <style:style style:name="T3902" style:parent-style-name="DefaultParagraphFont" style:family="text">
      <style:text-properties fo:color="#800000"/>
    </style:style>
    <style:style style:name="T3903" style:parent-style-name="DefaultParagraphFont" style:family="text">
      <style:text-properties fo:color="#586E75"/>
    </style:style>
    <style:style style:name="P3904" style:parent-style-name="PreformattedText" style:family="paragraph">
      <style:text-properties fo:color="#586E75"/>
    </style:style>
    <style:style style:name="P3905" style:parent-style-name="PreformattedText" style:family="paragraph">
      <style:paragraph-properties fo:margin-bottom="0.1965in"/>
    </style:style>
    <style:style style:name="T3906" style:parent-style-name="DefaultParagraphFont" style:family="text">
      <style:text-properties fo:color="#B58900"/>
    </style:style>
    <style:style style:name="T3907" style:parent-style-name="DefaultParagraphFont" style:family="text">
      <style:text-properties fo:color="#586E75"/>
    </style:style>
    <style:style style:name="P3908" style:parent-style-name="PreformattedText" style:family="paragraph">
      <style:paragraph-properties fo:margin-bottom="0.1965in"/>
    </style:style>
    <style:style style:name="T3909" style:parent-style-name="DefaultParagraphFont" style:family="text">
      <style:text-properties fo:color="#B58900"/>
    </style:style>
    <style:style style:name="T3910" style:parent-style-name="DefaultParagraphFont" style:family="text">
      <style:text-properties fo:color="#586E75"/>
    </style:style>
    <style:style style:name="T3911" style:parent-style-name="DefaultParagraphFont" style:family="text">
      <style:text-properties fo:color="#C0C0C0"/>
    </style:style>
    <style:style style:name="T3912" style:parent-style-name="DefaultParagraphFont" style:family="text">
      <style:text-properties fo:color="#C0C0C0"/>
    </style:style>
    <style:style style:name="T3913" style:parent-style-name="DefaultParagraphFont" style:family="text">
      <style:text-properties fo:color="#586E75"/>
    </style:style>
    <style:style style:name="T3914" style:parent-style-name="DefaultParagraphFont" style:family="text">
      <style:text-properties fo:color="#C0C0C0"/>
    </style:style>
    <style:style style:name="T3915" style:parent-style-name="DefaultParagraphFont" style:family="text">
      <style:text-properties fo:color="#586E75"/>
    </style:style>
    <style:style style:name="T3916" style:parent-style-name="DefaultParagraphFont" style:family="text">
      <style:text-properties fo:font-weight="bold" style:font-weight-asian="bold" fo:color="#586E75"/>
    </style:style>
    <style:style style:name="T3917" style:parent-style-name="DefaultParagraphFont" style:family="text">
      <style:text-properties fo:color="#C0C0C0"/>
    </style:style>
    <style:style style:name="T3918" style:parent-style-name="DefaultParagraphFont" style:family="text">
      <style:text-properties fo:color="#000000"/>
    </style:style>
    <style:style style:name="T3919" style:parent-style-name="DefaultParagraphFont" style:family="text">
      <style:text-properties fo:color="#586E75"/>
    </style:style>
    <style:style style:name="T3920" style:parent-style-name="DefaultParagraphFont" style:family="text">
      <style:text-properties fo:font-weight="bold" style:font-weight-asian="bold" fo:color="#586E75"/>
    </style:style>
    <style:style style:name="T3921" style:parent-style-name="DefaultParagraphFont" style:family="text">
      <style:text-properties fo:color="#C0C0C0"/>
    </style:style>
    <style:style style:name="T3922" style:parent-style-name="DefaultParagraphFont" style:family="text">
      <style:text-properties fo:color="#000000"/>
    </style:style>
    <style:style style:name="T3923" style:parent-style-name="DefaultParagraphFont" style:family="text">
      <style:text-properties fo:color="#586E75"/>
    </style:style>
    <style:style style:name="P3924" style:parent-style-name="PreformattedText" style:family="paragraph">
      <style:text-properties fo:color="#586E75"/>
    </style:style>
    <style:style style:name="T3925" style:parent-style-name="DefaultParagraphFont" style:family="text">
      <style:text-properties fo:color="#C0C0C0"/>
    </style:style>
    <style:style style:name="T3926" style:parent-style-name="DefaultParagraphFont" style:family="text">
      <style:text-properties fo:color="#93A1A1"/>
    </style:style>
    <style:style style:name="T3927" style:parent-style-name="DefaultParagraphFont" style:family="text">
      <style:text-properties fo:color="#C0C0C0"/>
    </style:style>
    <style:style style:name="T3928" style:parent-style-name="DefaultParagraphFont" style:family="text">
      <style:text-properties fo:color="#93A1A1"/>
    </style:style>
    <style:style style:name="T3929" style:parent-style-name="DefaultParagraphFont" style:family="text">
      <style:text-properties fo:color="#C0C0C0"/>
    </style:style>
    <style:style style:name="T3930" style:parent-style-name="DefaultParagraphFont" style:family="text">
      <style:text-properties fo:color="#93A1A1"/>
    </style:style>
    <style:style style:name="T3931" style:parent-style-name="DefaultParagraphFont" style:family="text">
      <style:text-properties fo:color="#C0C0C0"/>
    </style:style>
    <style:style style:name="T3932" style:parent-style-name="DefaultParagraphFont" style:family="text">
      <style:text-properties fo:color="#93A1A1"/>
    </style:style>
    <style:style style:name="P3933" style:parent-style-name="PreformattedText" style:family="paragraph">
      <style:paragraph-properties fo:margin-bottom="0.1965in"/>
    </style:style>
    <style:style style:name="T3934" style:parent-style-name="DefaultParagraphFont" style:family="text">
      <style:text-properties fo:color="#C0C0C0"/>
    </style:style>
    <style:style style:name="T3935" style:parent-style-name="DefaultParagraphFont" style:family="text">
      <style:text-properties fo:color="#B58900"/>
    </style:style>
    <style:style style:name="T3936" style:parent-style-name="DefaultParagraphFont" style:family="text">
      <style:text-properties fo:color="#586E75"/>
    </style:style>
    <style:style style:name="T3937" style:parent-style-name="DefaultParagraphFont" style:family="text">
      <style:text-properties fo:color="#C0C0C0"/>
    </style:style>
    <style:style style:name="T3938" style:parent-style-name="DefaultParagraphFont" style:family="text">
      <style:text-properties fo:font-weight="bold" style:font-weight-asian="bold" fo:color="#586E75"/>
    </style:style>
    <style:style style:name="T3939" style:parent-style-name="DefaultParagraphFont" style:family="text">
      <style:text-properties fo:color="#C0C0C0"/>
    </style:style>
    <style:style style:name="T3940" style:parent-style-name="DefaultParagraphFont" style:family="text">
      <style:text-properties fo:color="#586E75"/>
    </style:style>
    <style:style style:name="T3941" style:parent-style-name="DefaultParagraphFont" style:family="text">
      <style:text-properties fo:color="#C0C0C0"/>
    </style:style>
    <style:style style:name="T3942" style:parent-style-name="DefaultParagraphFont" style:family="text">
      <style:text-properties fo:color="#586E75"/>
    </style:style>
    <style:style style:name="T3943" style:parent-style-name="DefaultParagraphFont" style:family="text">
      <style:text-properties fo:font-weight="bold" style:font-weight-asian="bold" fo:color="#586E75"/>
    </style:style>
    <style:style style:name="T3944" style:parent-style-name="DefaultParagraphFont" style:family="text">
      <style:text-properties fo:color="#586E75"/>
    </style:style>
    <style:style style:name="T3945" style:parent-style-name="DefaultParagraphFont" style:family="text">
      <style:text-properties fo:color="#B58900"/>
    </style:style>
    <style:style style:name="T3946" style:parent-style-name="DefaultParagraphFont" style:family="text">
      <style:text-properties fo:color="#586E75"/>
    </style:style>
    <style:style style:name="T3947" style:parent-style-name="DefaultParagraphFont" style:family="text">
      <style:text-properties fo:color="#C0C0C0"/>
    </style:style>
    <style:style style:name="T3948" style:parent-style-name="DefaultParagraphFont" style:family="text">
      <style:text-properties fo:font-weight="bold" style:font-weight-asian="bold" fo:color="#586E75"/>
    </style:style>
    <style:style style:name="T3949" style:parent-style-name="DefaultParagraphFont" style:family="text">
      <style:text-properties fo:color="#C0C0C0"/>
    </style:style>
    <style:style style:name="T3950" style:parent-style-name="DefaultParagraphFont" style:family="text">
      <style:text-properties fo:color="#586E75"/>
    </style:style>
    <style:style style:name="T3951" style:parent-style-name="DefaultParagraphFont" style:family="text">
      <style:text-properties fo:font-weight="bold" style:font-weight-asian="bold" fo:color="#586E75"/>
    </style:style>
    <style:style style:name="T3952" style:parent-style-name="DefaultParagraphFont" style:family="text">
      <style:text-properties fo:color="#C0C0C0"/>
    </style:style>
    <style:style style:name="T3953" style:parent-style-name="DefaultParagraphFont" style:family="text">
      <style:text-properties fo:color="#586E75"/>
    </style:style>
    <style:style style:name="T3954" style:parent-style-name="DefaultParagraphFont" style:family="text">
      <style:text-properties fo:color="#C0C0C0"/>
    </style:style>
    <style:style style:name="T3955" style:parent-style-name="DefaultParagraphFont" style:family="text">
      <style:text-properties fo:color="#586E75"/>
    </style:style>
    <style:style style:name="T3956" style:parent-style-name="DefaultParagraphFont" style:family="text">
      <style:text-properties fo:color="#C0C0C0"/>
    </style:style>
    <style:style style:name="T3957" style:parent-style-name="DefaultParagraphFont" style:family="text">
      <style:text-properties fo:color="#586E75"/>
    </style:style>
    <style:style style:name="T3958" style:parent-style-name="DefaultParagraphFont" style:family="text">
      <style:text-properties fo:color="#C0C0C0"/>
    </style:style>
    <style:style style:name="T3959" style:parent-style-name="DefaultParagraphFont" style:family="text">
      <style:text-properties fo:color="#586E75"/>
    </style:style>
    <style:style style:name="T3960" style:parent-style-name="DefaultParagraphFont" style:family="text">
      <style:text-properties fo:color="#2AA198"/>
    </style:style>
    <style:style style:name="T3961" style:parent-style-name="DefaultParagraphFont" style:family="text">
      <style:text-properties fo:color="#586E75"/>
    </style:style>
    <style:style style:name="T3962" style:parent-style-name="DefaultParagraphFont" style:family="text">
      <style:text-properties fo:color="#C0C0C0"/>
    </style:style>
    <style:style style:name="T3963" style:parent-style-name="DefaultParagraphFont" style:family="text">
      <style:text-properties fo:color="#586E75"/>
    </style:style>
    <style:style style:name="T3964" style:parent-style-name="DefaultParagraphFont" style:family="text">
      <style:text-properties fo:color="#C0C0C0"/>
    </style:style>
    <style:style style:name="T3965" style:parent-style-name="DefaultParagraphFont" style:family="text">
      <style:text-properties fo:color="#93A1A1"/>
    </style:style>
    <style:style style:name="T3966" style:parent-style-name="DefaultParagraphFont" style:family="text">
      <style:text-properties fo:color="#C0C0C0"/>
    </style:style>
    <style:style style:name="T3967" style:parent-style-name="DefaultParagraphFont" style:family="text">
      <style:text-properties fo:color="#93A1A1"/>
    </style:style>
    <style:style style:name="T3968" style:parent-style-name="DefaultParagraphFont" style:family="text">
      <style:text-properties fo:color="#C0C0C0"/>
    </style:style>
    <style:style style:name="T3969" style:parent-style-name="DefaultParagraphFont" style:family="text">
      <style:text-properties fo:color="#93A1A1"/>
    </style:style>
    <style:style style:name="T3970" style:parent-style-name="DefaultParagraphFont" style:family="text">
      <style:text-properties fo:color="#C0C0C0"/>
    </style:style>
    <style:style style:name="T3971" style:parent-style-name="DefaultParagraphFont" style:family="text">
      <style:text-properties fo:color="#93A1A1"/>
    </style:style>
    <style:style style:name="P3972" style:parent-style-name="PreformattedText" style:family="paragraph">
      <style:paragraph-properties fo:margin-bottom="0.1965in"/>
    </style:style>
    <style:style style:name="T3973" style:parent-style-name="DefaultParagraphFont" style:family="text">
      <style:text-properties fo:color="#C0C0C0"/>
    </style:style>
    <style:style style:name="T3974" style:parent-style-name="DefaultParagraphFont" style:family="text">
      <style:text-properties fo:font-weight="bold" style:font-weight-asian="bold" fo:color="#586E75"/>
    </style:style>
    <style:style style:name="T3975" style:parent-style-name="DefaultParagraphFont" style:family="text">
      <style:text-properties fo:color="#586E75"/>
    </style:style>
    <style:style style:name="T3976" style:parent-style-name="DefaultParagraphFont" style:family="text">
      <style:text-properties fo:color="#C0C0C0"/>
    </style:style>
    <style:style style:name="T3977" style:parent-style-name="DefaultParagraphFont" style:family="text">
      <style:text-properties fo:color="#586E75"/>
    </style:style>
    <style:style style:name="T3978" style:parent-style-name="DefaultParagraphFont" style:family="text">
      <style:text-properties fo:color="#C0C0C0"/>
    </style:style>
    <style:style style:name="T3979" style:parent-style-name="DefaultParagraphFont" style:family="text">
      <style:text-properties fo:color="#000000"/>
    </style:style>
    <style:style style:name="T3980" style:parent-style-name="DefaultParagraphFont" style:family="text">
      <style:text-properties fo:color="#586E75"/>
    </style:style>
    <style:style style:name="T3981" style:parent-style-name="DefaultParagraphFont" style:family="text">
      <style:text-properties fo:color="#C0C0C0"/>
    </style:style>
    <style:style style:name="T3982" style:parent-style-name="DefaultParagraphFont" style:family="text">
      <style:text-properties fo:color="#93A1A1"/>
    </style:style>
    <style:style style:name="T3983" style:parent-style-name="DefaultParagraphFont" style:family="text">
      <style:text-properties fo:color="#C0C0C0"/>
    </style:style>
    <style:style style:name="T3984" style:parent-style-name="DefaultParagraphFont" style:family="text">
      <style:text-properties fo:color="#93A1A1"/>
    </style:style>
    <style:style style:name="T3985" style:parent-style-name="DefaultParagraphFont" style:family="text">
      <style:text-properties fo:color="#C0C0C0"/>
    </style:style>
    <style:style style:name="T3986" style:parent-style-name="DefaultParagraphFont" style:family="text">
      <style:text-properties fo:color="#93A1A1"/>
    </style:style>
    <style:style style:name="T3987" style:parent-style-name="DefaultParagraphFont" style:family="text">
      <style:text-properties fo:color="#C0C0C0"/>
    </style:style>
    <style:style style:name="T3988" style:parent-style-name="DefaultParagraphFont" style:family="text">
      <style:text-properties fo:color="#93A1A1"/>
    </style:style>
    <style:style style:name="T3989" style:parent-style-name="DefaultParagraphFont" style:family="text">
      <style:text-properties fo:color="#C0C0C0"/>
    </style:style>
    <style:style style:name="T3990" style:parent-style-name="DefaultParagraphFont" style:family="text">
      <style:text-properties fo:color="#93A1A1"/>
    </style:style>
    <style:style style:name="T3991" style:parent-style-name="DefaultParagraphFont" style:family="text">
      <style:text-properties fo:color="#C0C0C0"/>
    </style:style>
    <style:style style:name="T3992" style:parent-style-name="DefaultParagraphFont" style:family="text">
      <style:text-properties fo:color="#93A1A1"/>
    </style:style>
    <style:style style:name="T3993" style:parent-style-name="DefaultParagraphFont" style:family="text">
      <style:text-properties fo:color="#C0C0C0"/>
    </style:style>
    <style:style style:name="T3994" style:parent-style-name="DefaultParagraphFont" style:family="text">
      <style:text-properties fo:color="#93A1A1"/>
    </style:style>
    <style:style style:name="T3995" style:parent-style-name="DefaultParagraphFont" style:family="text">
      <style:text-properties fo:color="#C0C0C0"/>
    </style:style>
    <style:style style:name="T3996" style:parent-style-name="DefaultParagraphFont" style:family="text">
      <style:text-properties fo:color="#93A1A1"/>
    </style:style>
    <style:style style:name="T3997" style:parent-style-name="DefaultParagraphFont" style:family="text">
      <style:text-properties fo:color="#C0C0C0"/>
    </style:style>
    <style:style style:name="T3998" style:parent-style-name="DefaultParagraphFont" style:family="text">
      <style:text-properties fo:font-weight="bold" style:font-weight-asian="bold" fo:color="#586E75"/>
    </style:style>
    <style:style style:name="T3999" style:parent-style-name="DefaultParagraphFont" style:family="text">
      <style:text-properties fo:color="#586E75"/>
    </style:style>
    <style:style style:name="T4000" style:parent-style-name="DefaultParagraphFont" style:family="text">
      <style:text-properties fo:color="#C0C0C0"/>
    </style:style>
    <style:style style:name="T4001" style:parent-style-name="DefaultParagraphFont" style:family="text">
      <style:text-properties fo:color="#586E75"/>
    </style:style>
    <style:style style:name="T4002" style:parent-style-name="DefaultParagraphFont" style:family="text">
      <style:text-properties fo:color="#C0C0C0"/>
    </style:style>
    <style:style style:name="T4003" style:parent-style-name="DefaultParagraphFont" style:family="text">
      <style:text-properties fo:color="#586E75"/>
    </style:style>
    <style:style style:name="T4004" style:parent-style-name="DefaultParagraphFont" style:family="text">
      <style:text-properties fo:color="#C0C0C0"/>
    </style:style>
    <style:style style:name="T4005" style:parent-style-name="DefaultParagraphFont" style:family="text">
      <style:text-properties fo:color="#C0C0C0"/>
    </style:style>
    <style:style style:name="T4006" style:parent-style-name="DefaultParagraphFont" style:family="text">
      <style:text-properties fo:color="#586E75"/>
    </style:style>
    <style:style style:name="T4007" style:parent-style-name="DefaultParagraphFont" style:family="text">
      <style:text-properties fo:color="#C0C0C0"/>
    </style:style>
    <style:style style:name="T4008" style:parent-style-name="DefaultParagraphFont" style:family="text">
      <style:text-properties fo:font-weight="bold" style:font-weight-asian="bold" fo:color="#586E75"/>
    </style:style>
    <style:style style:name="T4009" style:parent-style-name="DefaultParagraphFont" style:family="text">
      <style:text-properties fo:color="#586E75"/>
    </style:style>
    <style:style style:name="P4010" style:parent-style-name="PreformattedText" style:family="paragraph">
      <style:paragraph-properties fo:margin-bottom="0.1965in"/>
      <style:text-properties fo:color="#586E75"/>
    </style:style>
    <style:style style:name="T4011" style:parent-style-name="DefaultParagraphFont" style:family="text">
      <style:text-properties fo:font-weight="bold" style:font-weight-asian="bold" fo:color="#586E75"/>
    </style:style>
    <style:style style:name="T4012" style:parent-style-name="DefaultParagraphFont" style:family="text">
      <style:text-properties fo:color="#C0C0C0"/>
    </style:style>
    <style:style style:name="T4013" style:parent-style-name="DefaultParagraphFont" style:family="text">
      <style:text-properties fo:color="#000000"/>
    </style:style>
    <style:style style:name="T4014" style:parent-style-name="DefaultParagraphFont" style:family="text">
      <style:text-properties fo:color="#586E75"/>
    </style:style>
    <style:style style:name="T4015" style:parent-style-name="DefaultParagraphFont" style:family="text">
      <style:text-properties fo:font-weight="bold" style:font-weight-asian="bold" fo:color="#586E75"/>
    </style:style>
    <style:style style:name="T4016" style:parent-style-name="DefaultParagraphFont" style:family="text">
      <style:text-properties fo:color="#C0C0C0"/>
    </style:style>
    <style:style style:name="T4017" style:parent-style-name="DefaultParagraphFont" style:family="text">
      <style:text-properties fo:color="#000000"/>
    </style:style>
    <style:style style:name="T4018" style:parent-style-name="DefaultParagraphFont" style:family="text">
      <style:text-properties fo:color="#586E75"/>
    </style:style>
    <style:style style:name="T4019" style:parent-style-name="DefaultParagraphFont" style:family="text">
      <style:text-properties fo:color="#C0C0C0"/>
    </style:style>
    <style:style style:name="T4020" style:parent-style-name="DefaultParagraphFont" style:family="text">
      <style:text-properties fo:font-weight="bold" style:font-weight-asian="bold" fo:color="#586E75"/>
    </style:style>
    <style:style style:name="T4021" style:parent-style-name="DefaultParagraphFont" style:family="text">
      <style:text-properties fo:color="#586E75"/>
    </style:style>
    <style:style style:name="T4022" style:parent-style-name="DefaultParagraphFont" style:family="text">
      <style:text-properties fo:color="#C0C0C0"/>
    </style:style>
    <style:style style:name="T4023" style:parent-style-name="DefaultParagraphFont" style:family="text">
      <style:text-properties fo:color="#000000"/>
    </style:style>
    <style:style style:name="T4024" style:parent-style-name="DefaultParagraphFont" style:family="text">
      <style:text-properties fo:color="#586E75"/>
    </style:style>
    <style:style style:name="P4025" style:parent-style-name="PreformattedText" style:family="paragraph">
      <style:text-properties fo:color="#586E75"/>
    </style:style>
    <style:style style:name="T4026" style:parent-style-name="DefaultParagraphFont" style:family="text">
      <style:text-properties fo:color="#C0C0C0"/>
    </style:style>
    <style:style style:name="T4027" style:parent-style-name="DefaultParagraphFont" style:family="text">
      <style:text-properties fo:color="#93A1A1"/>
    </style:style>
    <style:style style:name="T4028" style:parent-style-name="DefaultParagraphFont" style:family="text">
      <style:text-properties fo:color="#C0C0C0"/>
    </style:style>
    <style:style style:name="T4029" style:parent-style-name="DefaultParagraphFont" style:family="text">
      <style:text-properties fo:color="#93A1A1"/>
    </style:style>
    <style:style style:name="T4030" style:parent-style-name="DefaultParagraphFont" style:family="text">
      <style:text-properties fo:color="#C0C0C0"/>
    </style:style>
    <style:style style:name="T4031" style:parent-style-name="DefaultParagraphFont" style:family="text">
      <style:text-properties fo:color="#93A1A1"/>
    </style:style>
    <style:style style:name="T4032" style:parent-style-name="DefaultParagraphFont" style:family="text">
      <style:text-properties fo:color="#C0C0C0"/>
    </style:style>
    <style:style style:name="T4033" style:parent-style-name="DefaultParagraphFont" style:family="text">
      <style:text-properties fo:color="#586E75"/>
    </style:style>
    <style:style style:name="T4034" style:parent-style-name="DefaultParagraphFont" style:family="text">
      <style:text-properties fo:color="#2AA198"/>
    </style:style>
    <style:style style:name="T4035" style:parent-style-name="DefaultParagraphFont" style:family="text">
      <style:text-properties fo:color="#C0C0C0"/>
    </style:style>
    <style:style style:name="T4036" style:parent-style-name="DefaultParagraphFont" style:family="text">
      <style:text-properties fo:color="#2AA198"/>
    </style:style>
    <style:style style:name="T4037" style:parent-style-name="DefaultParagraphFont" style:family="text">
      <style:text-properties fo:color="#C0C0C0"/>
    </style:style>
    <style:style style:name="T4038" style:parent-style-name="DefaultParagraphFont" style:family="text">
      <style:text-properties fo:color="#2AA198"/>
    </style:style>
    <style:style style:name="T4039" style:parent-style-name="DefaultParagraphFont" style:family="text">
      <style:text-properties fo:color="#C0C0C0"/>
    </style:style>
    <style:style style:name="T4040" style:parent-style-name="DefaultParagraphFont" style:family="text">
      <style:text-properties fo:color="#2AA198"/>
    </style:style>
    <style:style style:name="T4041" style:parent-style-name="DefaultParagraphFont" style:family="text">
      <style:text-properties fo:color="#C0C0C0"/>
    </style:style>
    <style:style style:name="T4042" style:parent-style-name="DefaultParagraphFont" style:family="text">
      <style:text-properties fo:color="#2AA198"/>
    </style:style>
    <style:style style:name="T4043" style:parent-style-name="DefaultParagraphFont" style:family="text">
      <style:text-properties fo:color="#C0C0C0"/>
    </style:style>
    <style:style style:name="T4044" style:parent-style-name="DefaultParagraphFont" style:family="text">
      <style:text-properties fo:color="#2AA198"/>
    </style:style>
    <style:style style:name="T4045" style:parent-style-name="DefaultParagraphFont" style:family="text">
      <style:text-properties fo:color="#C0C0C0"/>
    </style:style>
    <style:style style:name="T4046" style:parent-style-name="DefaultParagraphFont" style:family="text">
      <style:text-properties fo:color="#2AA198"/>
    </style:style>
    <style:style style:name="T4047" style:parent-style-name="DefaultParagraphFont" style:family="text">
      <style:text-properties fo:color="#586E75"/>
    </style:style>
    <style:style style:name="T4048" style:parent-style-name="DefaultParagraphFont" style:family="text">
      <style:text-properties fo:color="#C0C0C0"/>
    </style:style>
    <style:style style:name="T4049" style:parent-style-name="DefaultParagraphFont" style:family="text">
      <style:text-properties fo:color="#6C71C4"/>
    </style:style>
    <style:style style:name="T4050" style:parent-style-name="DefaultParagraphFont" style:family="text">
      <style:text-properties fo:color="#C0C0C0"/>
    </style:style>
    <style:style style:name="T4051" style:parent-style-name="DefaultParagraphFont" style:family="text">
      <style:text-properties fo:color="#586E75"/>
    </style:style>
    <style:style style:name="T4052" style:parent-style-name="DefaultParagraphFont" style:family="text">
      <style:text-properties fo:color="#C0C0C0"/>
    </style:style>
    <style:style style:name="T4053" style:parent-style-name="DefaultParagraphFont" style:family="text">
      <style:text-properties fo:color="#2AA198"/>
    </style:style>
    <style:style style:name="T4054" style:parent-style-name="DefaultParagraphFont" style:family="text">
      <style:text-properties fo:color="#586E75"/>
    </style:style>
    <style:style style:name="T4055" style:parent-style-name="DefaultParagraphFont" style:family="text">
      <style:text-properties fo:color="#C0C0C0"/>
    </style:style>
    <style:style style:name="T4056" style:parent-style-name="DefaultParagraphFont" style:family="text">
      <style:text-properties fo:font-weight="bold" style:font-weight-asian="bold" fo:color="#586E75"/>
    </style:style>
    <style:style style:name="T4057" style:parent-style-name="DefaultParagraphFont" style:family="text">
      <style:text-properties fo:color="#C0C0C0"/>
    </style:style>
    <style:style style:name="T4058" style:parent-style-name="DefaultParagraphFont" style:family="text">
      <style:text-properties fo:color="#586E75"/>
    </style:style>
    <style:style style:name="T4059" style:parent-style-name="DefaultParagraphFont" style:family="text">
      <style:text-properties fo:font-weight="bold" style:font-weight-asian="bold" fo:color="#586E75"/>
    </style:style>
    <style:style style:name="T4060" style:parent-style-name="DefaultParagraphFont" style:family="text">
      <style:text-properties fo:color="#C0C0C0"/>
    </style:style>
    <style:style style:name="T4061" style:parent-style-name="DefaultParagraphFont" style:family="text">
      <style:text-properties fo:color="#000000"/>
    </style:style>
    <style:style style:name="T4062" style:parent-style-name="DefaultParagraphFont" style:family="text">
      <style:text-properties fo:color="#C0C0C0"/>
    </style:style>
    <style:style style:name="T4063" style:parent-style-name="DefaultParagraphFont" style:family="text">
      <style:text-properties fo:color="#586E75"/>
    </style:style>
    <style:style style:name="T4064" style:parent-style-name="DefaultParagraphFont" style:family="text">
      <style:text-properties fo:color="#C0C0C0"/>
    </style:style>
    <style:style style:name="T4065" style:parent-style-name="DefaultParagraphFont" style:family="text">
      <style:text-properties fo:color="#2AA198"/>
    </style:style>
    <style:style style:name="T4066" style:parent-style-name="DefaultParagraphFont" style:family="text">
      <style:text-properties fo:color="#586E75"/>
    </style:style>
    <style:style style:name="T4067" style:parent-style-name="DefaultParagraphFont" style:family="text">
      <style:text-properties fo:color="#C0C0C0"/>
    </style:style>
    <style:style style:name="T4068" style:parent-style-name="DefaultParagraphFont" style:family="text">
      <style:text-properties fo:color="#000000"/>
    </style:style>
    <style:style style:name="T4069" style:parent-style-name="DefaultParagraphFont" style:family="text">
      <style:text-properties fo:color="#C0C0C0"/>
    </style:style>
    <style:style style:name="T4070" style:parent-style-name="DefaultParagraphFont" style:family="text">
      <style:text-properties fo:color="#586E75"/>
    </style:style>
    <style:style style:name="T4071" style:parent-style-name="DefaultParagraphFont" style:family="text">
      <style:text-properties fo:color="#C0C0C0"/>
    </style:style>
    <style:style style:name="T4072" style:parent-style-name="DefaultParagraphFont" style:family="text">
      <style:text-properties fo:color="#6C71C4"/>
    </style:style>
    <style:style style:name="T4073" style:parent-style-name="DefaultParagraphFont" style:family="text">
      <style:text-properties fo:color="#586E75"/>
    </style:style>
    <style:style style:name="T4074" style:parent-style-name="DefaultParagraphFont" style:family="text">
      <style:text-properties fo:color="#C0C0C0"/>
    </style:style>
    <style:style style:name="T4075" style:parent-style-name="DefaultParagraphFont" style:family="text">
      <style:text-properties fo:color="#000000"/>
    </style:style>
    <style:style style:name="T4076" style:parent-style-name="DefaultParagraphFont" style:family="text">
      <style:text-properties fo:color="#586E75"/>
    </style:style>
    <style:style style:name="T4077" style:parent-style-name="DefaultParagraphFont" style:family="text">
      <style:text-properties fo:color="#C0C0C0"/>
    </style:style>
    <style:style style:name="T4078" style:parent-style-name="DefaultParagraphFont" style:family="text">
      <style:text-properties fo:color="#586E75"/>
    </style:style>
    <style:style style:name="T4079" style:parent-style-name="DefaultParagraphFont" style:family="text">
      <style:text-properties fo:color="#C0C0C0"/>
    </style:style>
    <style:style style:name="T4080" style:parent-style-name="DefaultParagraphFont" style:family="text">
      <style:text-properties fo:color="#000000"/>
    </style:style>
    <style:style style:name="T4081" style:parent-style-name="DefaultParagraphFont" style:family="text">
      <style:text-properties fo:color="#586E75"/>
    </style:style>
    <style:style style:name="T4082" style:parent-style-name="DefaultParagraphFont" style:family="text">
      <style:text-properties fo:color="#000000"/>
    </style:style>
    <style:style style:name="T4083" style:parent-style-name="DefaultParagraphFont" style:family="text">
      <style:text-properties fo:color="#586E75"/>
    </style:style>
    <style:style style:name="T4084" style:parent-style-name="DefaultParagraphFont" style:family="text">
      <style:text-properties fo:color="#C0C0C0"/>
    </style:style>
    <style:style style:name="T4085" style:parent-style-name="DefaultParagraphFont" style:family="text">
      <style:text-properties fo:color="#586E75"/>
    </style:style>
    <style:style style:name="P4086" style:parent-style-name="PreformattedText" style:family="paragraph">
      <style:paragraph-properties fo:margin-bottom="0.1965in"/>
    </style:style>
    <style:style style:name="T4087" style:parent-style-name="DefaultParagraphFont" style:family="text">
      <style:text-properties fo:color="#C0C0C0"/>
    </style:style>
    <style:style style:name="T4088" style:parent-style-name="DefaultParagraphFont" style:family="text">
      <style:text-properties fo:color="#586E75"/>
    </style:style>
    <style:style style:name="T4089" style:parent-style-name="DefaultParagraphFont" style:family="text">
      <style:text-properties fo:color="#2AA198"/>
    </style:style>
    <style:style style:name="T4090" style:parent-style-name="DefaultParagraphFont" style:family="text">
      <style:text-properties fo:color="#586E75"/>
    </style:style>
    <style:style style:name="T4091" style:parent-style-name="DefaultParagraphFont" style:family="text">
      <style:text-properties fo:color="#C0C0C0"/>
    </style:style>
    <style:style style:name="T4092" style:parent-style-name="DefaultParagraphFont" style:family="text">
      <style:text-properties fo:color="#93A1A1"/>
    </style:style>
    <style:style style:name="T4093" style:parent-style-name="DefaultParagraphFont" style:family="text">
      <style:text-properties fo:color="#C0C0C0"/>
    </style:style>
    <style:style style:name="T4094" style:parent-style-name="DefaultParagraphFont" style:family="text">
      <style:text-properties fo:color="#93A1A1"/>
    </style:style>
    <style:style style:name="T4095" style:parent-style-name="DefaultParagraphFont" style:family="text">
      <style:text-properties fo:color="#C0C0C0"/>
    </style:style>
    <style:style style:name="T4096" style:parent-style-name="DefaultParagraphFont" style:family="text">
      <style:text-properties fo:color="#93A1A1"/>
    </style:style>
    <style:style style:name="T4097" style:parent-style-name="DefaultParagraphFont" style:family="text">
      <style:text-properties fo:color="#C0C0C0"/>
    </style:style>
    <style:style style:name="T4098" style:parent-style-name="DefaultParagraphFont" style:family="text">
      <style:text-properties fo:color="#93A1A1"/>
    </style:style>
    <style:style style:name="T4099" style:parent-style-name="DefaultParagraphFont" style:family="text">
      <style:text-properties fo:color="#C0C0C0"/>
    </style:style>
    <style:style style:name="T4100" style:parent-style-name="DefaultParagraphFont" style:family="text">
      <style:text-properties fo:color="#586E75"/>
    </style:style>
    <style:style style:name="T4101" style:parent-style-name="DefaultParagraphFont" style:family="text">
      <style:text-properties fo:color="#2AA198"/>
    </style:style>
    <style:style style:name="T4102" style:parent-style-name="DefaultParagraphFont" style:family="text">
      <style:text-properties fo:color="#C0C0C0"/>
    </style:style>
    <style:style style:name="T4103" style:parent-style-name="DefaultParagraphFont" style:family="text">
      <style:text-properties fo:color="#2AA198"/>
    </style:style>
    <style:style style:name="T4104" style:parent-style-name="DefaultParagraphFont" style:family="text">
      <style:text-properties fo:color="#C0C0C0"/>
    </style:style>
    <style:style style:name="T4105" style:parent-style-name="DefaultParagraphFont" style:family="text">
      <style:text-properties fo:color="#2AA198"/>
    </style:style>
    <style:style style:name="T4106" style:parent-style-name="DefaultParagraphFont" style:family="text">
      <style:text-properties fo:color="#C0C0C0"/>
    </style:style>
    <style:style style:name="T4107" style:parent-style-name="DefaultParagraphFont" style:family="text">
      <style:text-properties fo:color="#2AA198"/>
    </style:style>
    <style:style style:name="T4108" style:parent-style-name="DefaultParagraphFont" style:family="text">
      <style:text-properties fo:color="#586E75"/>
    </style:style>
    <style:style style:name="T4109" style:parent-style-name="DefaultParagraphFont" style:family="text">
      <style:text-properties fo:color="#C0C0C0"/>
    </style:style>
    <style:style style:name="T4110" style:parent-style-name="DefaultParagraphFont" style:family="text">
      <style:text-properties fo:font-weight="bold" style:font-weight-asian="bold" fo:color="#586E75"/>
    </style:style>
    <style:style style:name="T4111" style:parent-style-name="DefaultParagraphFont" style:family="text">
      <style:text-properties fo:color="#C0C0C0"/>
    </style:style>
    <style:style style:name="T4112" style:parent-style-name="DefaultParagraphFont" style:family="text">
      <style:text-properties fo:color="#586E75"/>
    </style:style>
    <style:style style:name="T4113" style:parent-style-name="DefaultParagraphFont" style:family="text">
      <style:text-properties fo:color="#B58900"/>
    </style:style>
    <style:style style:name="T4114" style:parent-style-name="DefaultParagraphFont" style:family="text">
      <style:text-properties fo:color="#586E75"/>
    </style:style>
    <style:style style:name="T4115" style:parent-style-name="DefaultParagraphFont" style:family="text">
      <style:text-properties fo:color="#C0C0C0"/>
    </style:style>
    <style:style style:name="T4116" style:parent-style-name="DefaultParagraphFont" style:family="text">
      <style:text-properties fo:color="#000000"/>
    </style:style>
    <style:style style:name="T4117" style:parent-style-name="DefaultParagraphFont" style:family="text">
      <style:text-properties fo:color="#C0C0C0"/>
    </style:style>
    <style:style style:name="T4118" style:parent-style-name="DefaultParagraphFont" style:family="text">
      <style:text-properties fo:color="#586E75"/>
    </style:style>
    <style:style style:name="T4119" style:parent-style-name="DefaultParagraphFont" style:family="text">
      <style:text-properties fo:color="#C0C0C0"/>
    </style:style>
    <style:style style:name="T4120" style:parent-style-name="DefaultParagraphFont" style:family="text">
      <style:text-properties fo:color="#586E75"/>
    </style:style>
    <style:style style:name="T4121" style:parent-style-name="DefaultParagraphFont" style:family="text">
      <style:text-properties fo:color="#C0C0C0"/>
    </style:style>
    <style:style style:name="T4122" style:parent-style-name="DefaultParagraphFont" style:family="text">
      <style:text-properties fo:color="#000000"/>
    </style:style>
    <style:style style:name="T4123" style:parent-style-name="DefaultParagraphFont" style:family="text">
      <style:text-properties fo:color="#C0C0C0"/>
    </style:style>
    <style:style style:name="T4124" style:parent-style-name="DefaultParagraphFont" style:family="text">
      <style:text-properties fo:color="#586E75"/>
    </style:style>
    <style:style style:name="T4125" style:parent-style-name="DefaultParagraphFont" style:family="text">
      <style:text-properties fo:color="#C0C0C0"/>
    </style:style>
    <style:style style:name="T4126" style:parent-style-name="DefaultParagraphFont" style:family="text">
      <style:text-properties fo:color="#586E75"/>
    </style:style>
    <style:style style:name="T4127" style:parent-style-name="DefaultParagraphFont" style:family="text">
      <style:text-properties fo:color="#C0C0C0"/>
    </style:style>
    <style:style style:name="T4128" style:parent-style-name="DefaultParagraphFont" style:family="text">
      <style:text-properties fo:color="#000000"/>
    </style:style>
    <style:style style:name="T4129" style:parent-style-name="DefaultParagraphFont" style:family="text">
      <style:text-properties fo:color="#C0C0C0"/>
    </style:style>
    <style:style style:name="T4130" style:parent-style-name="DefaultParagraphFont" style:family="text">
      <style:text-properties fo:color="#586E75"/>
    </style:style>
    <style:style style:name="T4131" style:parent-style-name="DefaultParagraphFont" style:family="text">
      <style:text-properties fo:color="#C0C0C0"/>
    </style:style>
    <style:style style:name="T4132" style:parent-style-name="DefaultParagraphFont" style:family="text">
      <style:text-properties fo:color="#000000"/>
    </style:style>
    <style:style style:name="T4133" style:parent-style-name="DefaultParagraphFont" style:family="text">
      <style:text-properties fo:color="#586E75"/>
    </style:style>
    <style:style style:name="T4134" style:parent-style-name="DefaultParagraphFont" style:family="text">
      <style:text-properties fo:color="#800000"/>
    </style:style>
    <style:style style:name="T4135" style:parent-style-name="DefaultParagraphFont" style:family="text">
      <style:text-properties fo:color="#586E75"/>
    </style:style>
    <style:style style:name="T4136" style:parent-style-name="DefaultParagraphFont" style:family="text">
      <style:text-properties fo:color="#C0C0C0"/>
    </style:style>
    <style:style style:name="T4137" style:parent-style-name="DefaultParagraphFont" style:family="text">
      <style:text-properties fo:color="#586E75"/>
    </style:style>
    <style:style style:name="T4138" style:parent-style-name="DefaultParagraphFont" style:family="text">
      <style:text-properties fo:color="#C0C0C0"/>
    </style:style>
    <style:style style:name="T4139" style:parent-style-name="DefaultParagraphFont" style:family="text">
      <style:text-properties fo:color="#586E75"/>
    </style:style>
    <style:style style:name="T4140" style:parent-style-name="DefaultParagraphFont" style:family="text">
      <style:text-properties fo:color="#2AA198"/>
    </style:style>
    <style:style style:name="T4141" style:parent-style-name="DefaultParagraphFont" style:family="text">
      <style:text-properties fo:color="#C0C0C0"/>
    </style:style>
    <style:style style:name="T4142" style:parent-style-name="DefaultParagraphFont" style:family="text">
      <style:text-properties fo:color="#2AA198"/>
    </style:style>
    <style:style style:name="T4143" style:parent-style-name="DefaultParagraphFont" style:family="text">
      <style:text-properties fo:color="#586E75"/>
    </style:style>
    <style:style style:name="T4144" style:parent-style-name="DefaultParagraphFont" style:family="text">
      <style:text-properties fo:color="#C0C0C0"/>
    </style:style>
    <style:style style:name="T4145" style:parent-style-name="DefaultParagraphFont" style:family="text">
      <style:text-properties fo:color="#000000"/>
    </style:style>
    <style:style style:name="T4146" style:parent-style-name="DefaultParagraphFont" style:family="text">
      <style:text-properties fo:color="#586E75"/>
    </style:style>
    <style:style style:name="T4147" style:parent-style-name="DefaultParagraphFont" style:family="text">
      <style:text-properties fo:color="#800000"/>
    </style:style>
    <style:style style:name="T4148" style:parent-style-name="DefaultParagraphFont" style:family="text">
      <style:text-properties fo:color="#586E75"/>
    </style:style>
    <style:style style:name="T4149" style:parent-style-name="DefaultParagraphFont" style:family="text">
      <style:text-properties fo:color="#C0C0C0"/>
    </style:style>
    <style:style style:name="T4150" style:parent-style-name="DefaultParagraphFont" style:family="text">
      <style:text-properties fo:color="#586E75"/>
    </style:style>
    <style:style style:name="P4151" style:parent-style-name="PreformattedText" style:family="paragraph">
      <style:paragraph-properties fo:margin-bottom="0.1965in"/>
    </style:style>
    <style:style style:name="T4152" style:parent-style-name="DefaultParagraphFont" style:family="text">
      <style:text-properties fo:color="#C0C0C0"/>
    </style:style>
    <style:style style:name="T4153" style:parent-style-name="DefaultParagraphFont" style:family="text">
      <style:text-properties fo:color="#586E75"/>
    </style:style>
    <style:style style:name="T4154" style:parent-style-name="DefaultParagraphFont" style:family="text">
      <style:text-properties fo:color="#2AA198"/>
    </style:style>
    <style:style style:name="T4155" style:parent-style-name="DefaultParagraphFont" style:family="text">
      <style:text-properties fo:color="#586E75"/>
    </style:style>
    <style:style style:name="T4156" style:parent-style-name="DefaultParagraphFont" style:family="text">
      <style:text-properties fo:color="#C0C0C0"/>
    </style:style>
    <style:style style:name="T4157" style:parent-style-name="DefaultParagraphFont" style:family="text">
      <style:text-properties fo:font-weight="bold" style:font-weight-asian="bold" fo:color="#586E75"/>
    </style:style>
    <style:style style:name="T4158" style:parent-style-name="DefaultParagraphFont" style:family="text">
      <style:text-properties fo:color="#C0C0C0"/>
    </style:style>
    <style:style style:name="T4159" style:parent-style-name="DefaultParagraphFont" style:family="text">
      <style:text-properties fo:color="#2AA198"/>
    </style:style>
    <style:style style:name="T4160" style:parent-style-name="DefaultParagraphFont" style:family="text">
      <style:text-properties fo:color="#586E75"/>
    </style:style>
    <style:style style:name="P4161" style:parent-style-name="PreformattedText" style:family="paragraph">
      <style:text-properties fo:color="#586E75"/>
    </style:style>
    <style:style style:name="P4162" style:parent-style-name="Textbody" style:family="paragraph"/>
    <style:style style:name="P4163" style:parent-style-name="Textbody" style:family="paragraph"/>
    <style:style style:name="P4164" style:parent-style-name="Textbody" style:family="paragraph"/>
    <style:style style:name="P4165" style:parent-style-name="Heading1" style:family="paragraph">
      <style:paragraph-properties fo:break-before="page"/>
    </style:style>
    <style:style style:name="P4166" style:parent-style-name="Textbody" style:family="paragraph"/>
    <style:style style:name="P4167" style:parent-style-name="Textbody" style:family="paragraph"/>
    <style:style style:name="P4168" style:parent-style-name="Textbody" style:family="paragraph"/>
    <style:style style:name="P4169" style:parent-style-name="Textbody" style:family="paragraph"/>
    <style:style style:name="P4170" style:parent-style-name="Textbody" style:family="paragraph"/>
    <style:style style:name="P4171" style:parent-style-name="Textbody" style:family="paragraph"/>
    <style:style style:name="P4172" style:parent-style-name="Textbody" style:family="paragraph"/>
    <style:style style:name="P4173" style:parent-style-name="Heading1" style:family="paragraph">
      <style:paragraph-properties fo:break-before="page"/>
    </style:style>
    <style:style style:name="TableColumn4175" style:family="table-column">
      <style:table-column-properties style:column-width="1.3847in" style:use-optimal-column-width="false"/>
    </style:style>
    <style:style style:name="TableColumn4176" style:family="table-column">
      <style:table-column-properties style:column-width="1.2368in" style:use-optimal-column-width="false"/>
    </style:style>
    <style:style style:name="TableColumn4177" style:family="table-column">
      <style:table-column-properties style:column-width="1.5333in" style:use-optimal-column-width="false"/>
    </style:style>
    <style:style style:name="TableColumn4178" style:family="table-column">
      <style:table-column-properties style:column-width="1.3847in" style:use-optimal-column-width="false"/>
    </style:style>
    <style:style style:name="TableColumn4179" style:family="table-column">
      <style:table-column-properties style:column-width="1.3875in" style:use-optimal-column-width="false"/>
    </style:style>
    <style:style style:name="Table4174" style:family="table">
      <style:table-properties style:width="6.927in" fo:margin-left="0in" table:align="left"/>
    </style:style>
    <style:style style:name="TableRow4180" style:family="table-row">
      <style:table-row-properties style:use-optimal-row-height="false"/>
    </style:style>
    <style:style style:name="TableCell4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85" style:family="table-cell">
      <style:table-cell-properties fo:border="0.0034in solid #000000" style:writing-mode="lr-tb" fo:padding-top="0.0381in" fo:padding-left="0.0381in" fo:padding-bottom="0.0381in" fo:padding-right="0.0381in"/>
    </style:style>
    <style:style style:name="TableRow4186" style:family="table-row">
      <style:table-row-properties style:use-optimal-row-height="false"/>
    </style:style>
    <style:style style:name="TableCell4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2" style:family="table-row">
      <style:table-row-properties style:use-optimal-row-height="false"/>
    </style:style>
    <style:style style:name="TableCell4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8" style:family="table-row">
      <style:table-row-properties style:use-optimal-row-height="false"/>
    </style:style>
    <style:style style:name="TableCell4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04" style:family="table-row">
      <style:table-row-properties style:use-optimal-row-height="false"/>
    </style:style>
    <style:style style:name="TableCell4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0" style:family="table-row">
      <style:table-row-properties style:use-optimal-row-height="false"/>
    </style:style>
    <style:style style:name="TableCell4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6" style:family="table-row">
      <style:table-row-properties style:use-optimal-row-height="false"/>
    </style:style>
    <style:style style:name="TableCell4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22" style:family="table-row">
      <style:table-row-properties style:use-optimal-row-height="false"/>
    </style:style>
    <style:style style:name="TableCell4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28" style:family="table-row">
      <style:table-row-properties style:use-optimal-row-height="false"/>
    </style:style>
    <style:style style:name="TableCell4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4" style:family="table-row">
      <style:table-row-properties style:use-optimal-row-height="false"/>
    </style:style>
    <style:style style:name="TableCell4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40" style:family="table-row">
      <style:table-row-properties style:use-optimal-row-height="false"/>
    </style:style>
    <style:style style:name="TableCell4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46" style:family="table-row">
      <style:table-row-properties style:use-optimal-row-height="false"/>
    </style:style>
    <style:style style:name="TableCell4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2" style:family="table-row">
      <style:table-row-properties style:use-optimal-row-height="false"/>
    </style:style>
    <style:style style:name="TableCell4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8" style:parent-style-name="Heading1" style:family="paragraph">
      <style:paragraph-properties fo:break-before="page"/>
    </style:style>
    <style:style style:name="TableColumn4260" style:family="table-column">
      <style:table-column-properties style:column-width="0.5645in" style:use-optimal-column-width="false"/>
    </style:style>
    <style:style style:name="TableColumn4261" style:family="table-column">
      <style:table-column-properties style:column-width="1.1194in" style:use-optimal-column-width="false"/>
    </style:style>
    <style:style style:name="TableColumn4262" style:family="table-column">
      <style:table-column-properties style:column-width="2.4694in" style:use-optimal-column-width="false"/>
    </style:style>
    <style:style style:name="TableColumn4263" style:family="table-column">
      <style:table-column-properties style:column-width="1.8451in" style:use-optimal-column-width="false"/>
    </style:style>
    <style:style style:name="TableColumn4264" style:family="table-column">
      <style:table-column-properties style:column-width="0.9284in" style:use-optimal-column-width="false"/>
    </style:style>
    <style:style style:name="Table4259" style:family="table">
      <style:table-properties style:width="6.927in" fo:margin-left="0in" table:align="left"/>
    </style:style>
    <style:style style:name="TableRow4265" style:family="table-row">
      <style:table-row-properties style:use-optimal-row-height="false"/>
    </style:style>
    <style:style style:name="TableCell4266" style:family="table-cell">
      <style:table-cell-properties fo:border-top="0.0034in solid #000000" fo:border-left="0.0034in solid #000000" fo:border-bottom="0.0034in solid #000000" fo:border-right="none" style:writing-mode="lr-tb" style:vertical-align="middle" fo:padding-top="0.0201in" fo:padding-left="0.0201in" fo:padding-bottom="0.0201in" fo:padding-right="0.0201in"/>
    </style:style>
    <style:style style:name="TableCell4267" style:family="table-cell">
      <style:table-cell-properties fo:border-top="0.0034in solid #000000" fo:border-left="0.0034in solid #000000" fo:border-bottom="0.0034in solid #000000" fo:border-right="none" style:writing-mode="lr-tb" fo:padding-top="0.0201in" fo:padding-left="0.0201in" fo:padding-bottom="0.0201in" fo:padding-right="0.0201in"/>
    </style:style>
    <style:style style:name="TableCell4268" style:family="table-cell">
      <style:table-cell-properties fo:border-top="0.0034in solid #000000" fo:border-left="0.0034in solid #000000" fo:border-bottom="0.0034in solid #000000" fo:border-right="none" style:writing-mode="lr-tb" fo:padding-top="0.0201in" fo:padding-left="0.0201in" fo:padding-bottom="0.0201in" fo:padding-right="0.0201in"/>
    </style:style>
    <style:style style:name="TableCell4269" style:family="table-cell">
      <style:table-cell-properties fo:border-top="0.0034in solid #000000" fo:border-left="0.0034in solid #000000" fo:border-bottom="0.0034in solid #000000" fo:border-right="none" style:writing-mode="lr-tb" fo:padding-top="0.0201in" fo:padding-left="0.0201in" fo:padding-bottom="0.0201in" fo:padding-right="0.0201in"/>
    </style:style>
    <style:style style:name="TableCell4270" style:family="table-cell">
      <style:table-cell-properties fo:border="0.0034in solid #000000" style:writing-mode="lr-tb" style:vertical-align="middle" fo:padding-top="0.0201in" fo:padding-left="0.0201in" fo:padding-bottom="0.0201in" fo:padding-right="0.0201in"/>
    </style:style>
    <style:style style:name="TableRow4271" style:family="table-row">
      <style:table-row-properties style:use-optimal-row-height="false"/>
    </style:style>
    <style:style style:name="TableCell4272"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27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74"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7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76"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277" style:family="table-row">
      <style:table-row-properties style:use-optimal-row-height="false"/>
    </style:style>
    <style:style style:name="TableCell4278"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27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80"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8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82"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283" style:family="table-row">
      <style:table-row-properties style:use-optimal-row-height="false"/>
    </style:style>
    <style:style style:name="TableCell4284"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28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86"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87"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88"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289" style:family="table-row">
      <style:table-row-properties style:use-optimal-row-height="false"/>
    </style:style>
    <style:style style:name="TableCell4290"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29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92"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9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94"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295" style:family="table-row">
      <style:table-row-properties style:use-optimal-row-height="false"/>
    </style:style>
    <style:style style:name="TableCell4296"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297"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98"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29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00"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0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04"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0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06"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07" style:family="table-row">
      <style:table-row-properties style:use-optimal-row-height="false"/>
    </style:style>
    <style:style style:name="TableCell4308"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0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10"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1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12"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1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16"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17"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18"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19" style:family="table-row">
      <style:table-row-properties style:use-optimal-row-height="false"/>
    </style:style>
    <style:style style:name="TableCell4320"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2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22"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2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24"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25" style:family="table-row">
      <style:table-row-properties style:use-optimal-row-height="false"/>
    </style:style>
    <style:style style:name="TableCell4326"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27"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28"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2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30"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31" style:family="table-row">
      <style:table-row-properties style:use-optimal-row-height="false"/>
    </style:style>
    <style:style style:name="TableCell4332"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3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34"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3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36"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37" style:family="table-row">
      <style:table-row-properties style:use-optimal-row-height="false"/>
    </style:style>
    <style:style style:name="TableCell4338"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3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40"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4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42"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43" style:family="table-row">
      <style:table-row-properties style:use-optimal-row-height="false"/>
    </style:style>
    <style:style style:name="TableCell4344"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4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46"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47"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48"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49" style:family="table-row">
      <style:table-row-properties style:use-optimal-row-height="false"/>
    </style:style>
    <style:style style:name="TableCell4350"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5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52"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5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54"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55" style:family="table-row">
      <style:table-row-properties style:use-optimal-row-height="false"/>
    </style:style>
    <style:style style:name="TableCell4356"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57"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58"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5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60"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61" style:family="table-row">
      <style:table-row-properties style:use-optimal-row-height="false"/>
    </style:style>
    <style:style style:name="TableCell4362"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63"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64"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65"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66"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Row4367" style:family="table-row">
      <style:table-row-properties style:use-optimal-row-height="false"/>
    </style:style>
    <style:style style:name="TableCell4368" style:family="table-cell">
      <style:table-cell-properties fo:border-top="none" fo:border-left="0.0034in solid #000000" fo:border-bottom="0.0034in solid #000000" fo:border-right="none" style:writing-mode="lr-tb" style:vertical-align="middle" fo:padding-top="0.0201in" fo:padding-left="0.0201in" fo:padding-bottom="0.0201in" fo:padding-right="0.0201in"/>
    </style:style>
    <style:style style:name="TableCell4369"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70"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71" style:family="table-cell">
      <style:table-cell-properties fo:border-top="none" fo:border-left="0.0034in solid #000000" fo:border-bottom="0.0034in solid #000000" fo:border-right="none" style:writing-mode="lr-tb" fo:padding-top="0.0201in" fo:padding-left="0.0201in" fo:padding-bottom="0.0201in" fo:padding-right="0.0201in"/>
    </style:style>
    <style:style style:name="TableCell4372" style:family="table-cell">
      <style:table-cell-properties fo:border-top="none" fo:border-left="0.0034in solid #000000" fo:border-bottom="0.0034in solid #000000" fo:border-right="0.0034in solid #000000" style:writing-mode="lr-tb" style:vertical-align="middle" fo:padding-top="0.0201in" fo:padding-left="0.0201in" fo:padding-bottom="0.0201in" fo:padding-right="0.0201in"/>
    </style:style>
    <style:style style:name="TableColumn4374" style:family="table-column">
      <style:table-column-properties style:column-width="3.25in" style:use-optimal-column-width="false"/>
    </style:style>
    <style:style style:name="TableColumn4375" style:family="table-column">
      <style:table-column-properties style:column-width="3.25in" style:use-optimal-column-width="false"/>
    </style:style>
    <style:style style:name="Table4373" style:family="table">
      <style:table-properties style:width="6.5in" fo:margin-left="0in" table:align="left"/>
    </style:style>
    <style:style style:name="TableRow4376" style:family="table-row">
      <style:table-row-properties style:use-optimal-row-height="false"/>
    </style:style>
    <style:style style:name="TableCell4377" style:family="table-cell">
      <style:table-cell-properties fo:border="0.0138in solid #000000" style:writing-mode="lr-tb" fo:padding-top="0.0694in" fo:padding-left="0.0694in" fo:padding-bottom="0.0694in" fo:padding-right="0.0694in"/>
    </style:style>
    <style:style style:name="P4378" style:parent-style-name="Standard" style:family="paragraph">
      <style:paragraph-properties fo:text-align="justify"/>
    </style:style>
    <style:style style:name="T4379" style:parent-style-name="DefaultParagraphFont" style:family="text">
      <style:text-properties style:font-name="Courier New" style:font-name-asian="Courier New" style:font-name-complex="Courier New" fo:color="#000000" fo:language="id" fo:country="ID"/>
    </style:style>
    <style:style style:name="T4380" style:parent-style-name="DefaultParagraphFont" style:family="text">
      <style:text-properties style:font-name="Ubuntu" style:font-name-asian="Ubuntu" style:font-name-complex="Ubuntu" fo:color="#000000" fo:language="id" fo:country="ID"/>
    </style:style>
    <style:style style:name="TableCell4381" style:family="table-cell">
      <style:table-cell-properties fo:border="0.0138in solid #000000" style:writing-mode="lr-tb" fo:padding-top="0.0694in" fo:padding-left="0.0694in" fo:padding-bottom="0.0694in" fo:padding-right="0.0694in"/>
    </style:style>
    <style:style style:name="P4382" style:parent-style-name="Standard" style:family="paragraph">
      <style:paragraph-properties fo:text-align="justify"/>
    </style:style>
    <style:style style:name="T4383" style:parent-style-name="DefaultParagraphFont" style:family="text">
      <style:text-properties style:font-name="Courier New" style:font-name-asian="Courier New" style:font-name-complex="Courier New" fo:color="#000000" fo:language="id" fo:country="ID"/>
    </style:style>
    <style:style style:name="T4384" style:parent-style-name="DefaultParagraphFont" style:family="text">
      <style:text-properties style:font-name="Ubuntu" style:font-name-asian="Ubuntu" style:font-name-complex="Ubuntu" fo:color="#000000" fo:language="id" fo:country="ID"/>
    </style:style>
    <style:style style:name="TableRow4385" style:family="table-row">
      <style:table-row-properties style:use-optimal-row-height="false"/>
    </style:style>
    <style:style style:name="TableCell4386" style:family="table-cell">
      <style:table-cell-properties fo:border="0.0138in solid #000000" style:writing-mode="lr-tb" fo:padding-top="0.0694in" fo:padding-left="0.0694in" fo:padding-bottom="0.0694in" fo:padding-right="0.0694in"/>
    </style:style>
    <style:style style:name="P4387" style:parent-style-name="Standard" style:family="paragraph">
      <style:paragraph-properties fo:text-align="justify"/>
    </style:style>
    <style:style style:name="T4388" style:parent-style-name="DefaultParagraphFont" style:family="text">
      <style:text-properties style:font-name="Courier New" style:font-name-asian="Courier New" style:font-name-complex="Courier New" fo:color="#000000" fo:language="id" fo:country="ID"/>
    </style:style>
    <style:style style:name="T4389" style:parent-style-name="DefaultParagraphFont" style:family="text">
      <style:text-properties style:font-name="Ubuntu" style:font-name-asian="Ubuntu" style:font-name-complex="Ubuntu" fo:color="#000000" fo:language="id" fo:country="ID"/>
    </style:style>
    <style:style style:name="TableCell4390" style:family="table-cell">
      <style:table-cell-properties fo:border="0.0138in solid #000000" style:writing-mode="lr-tb" fo:padding-top="0.0694in" fo:padding-left="0.0694in" fo:padding-bottom="0.0694in" fo:padding-right="0.0694in"/>
    </style:style>
    <style:style style:name="P4391" style:parent-style-name="Standard" style:family="paragraph">
      <style:paragraph-properties fo:text-align="justify"/>
    </style:style>
    <style:style style:name="T4392" style:parent-style-name="DefaultParagraphFont" style:family="text">
      <style:text-properties style:font-name="Courier New" style:font-name-asian="Courier New" style:font-name-complex="Courier New" fo:color="#000000" fo:language="id" fo:country="ID"/>
    </style:style>
    <style:style style:name="T4393" style:parent-style-name="DefaultParagraphFont" style:family="text">
      <style:text-properties style:font-name="Courier New" style:font-name-asian="Courier New" style:font-name-complex="Courier New" fo:color="#000000" fo:language="id" fo:country="ID"/>
    </style:style>
    <style:style style:name="T4394" style:parent-style-name="DefaultParagraphFont" style:family="text">
      <style:text-properties style:font-name="Ubuntu" style:font-name-asian="Ubuntu" style:font-name-complex="Ubuntu" fo:color="#000000" fo:language="id" fo:country="ID"/>
    </style:style>
    <style:style style:name="TableRow4395" style:family="table-row">
      <style:table-row-properties style:use-optimal-row-height="false"/>
    </style:style>
    <style:style style:name="TableCell4396" style:family="table-cell">
      <style:table-cell-properties fo:border="0.0138in solid #000000" style:writing-mode="lr-tb" fo:padding-top="0.0694in" fo:padding-left="0.0694in" fo:padding-bottom="0.0694in" fo:padding-right="0.0694in"/>
    </style:style>
    <style:style style:name="P4397" style:parent-style-name="Standard" style:family="paragraph">
      <style:paragraph-properties fo:text-align="justify"/>
    </style:style>
    <style:style style:name="T4398" style:parent-style-name="DefaultParagraphFont" style:family="text">
      <style:text-properties style:font-name="Courier New" style:font-name-asian="Courier New" style:font-name-complex="Courier New" fo:color="#000000" fo:language="id" fo:country="ID"/>
    </style:style>
    <style:style style:name="T4399" style:parent-style-name="DefaultParagraphFont" style:family="text">
      <style:text-properties style:font-name="Ubuntu" style:font-name-asian="Ubuntu" style:font-name-complex="Ubuntu" fo:color="#000000" fo:language="id" fo:country="ID"/>
    </style:style>
    <style:style style:name="TableCell4400" style:family="table-cell">
      <style:table-cell-properties fo:border="0.0138in solid #000000" style:writing-mode="lr-tb" fo:padding-top="0.0694in" fo:padding-left="0.0694in" fo:padding-bottom="0.0694in" fo:padding-right="0.0694in"/>
    </style:style>
    <style:style style:name="P4401" style:parent-style-name="Standard" style:family="paragraph">
      <style:paragraph-properties fo:text-align="justify"/>
      <style:text-properties style:font-name="Ubuntu" style:font-name-asian="Ubuntu" style:font-name-complex="Ubuntu" fo:color="#000000" fo:language="id" fo:country="ID"/>
    </style:style>
    <style:style style:name="TableRow4402" style:family="table-row">
      <style:table-row-properties style:use-optimal-row-height="false"/>
    </style:style>
    <style:style style:name="TableCell4403" style:family="table-cell">
      <style:table-cell-properties fo:border="0.0138in solid #000000" style:writing-mode="lr-tb" fo:padding-top="0.0694in" fo:padding-left="0.0694in" fo:padding-bottom="0.0694in" fo:padding-right="0.0694in"/>
    </style:style>
    <style:style style:name="P4404" style:parent-style-name="Standard" style:family="paragraph">
      <style:paragraph-properties fo:text-align="justify"/>
    </style:style>
    <style:style style:name="T4405" style:parent-style-name="DefaultParagraphFont" style:family="text">
      <style:text-properties style:font-name="Courier New" style:font-name-asian="Courier New" style:font-name-complex="Courier New" fo:color="#000000" fo:language="id" fo:country="ID"/>
    </style:style>
    <style:style style:name="T4406" style:parent-style-name="DefaultParagraphFont" style:family="text">
      <style:text-properties style:font-name="Ubuntu" style:font-name-asian="Ubuntu" style:font-name-complex="Ubuntu" fo:color="#000000" fo:language="id" fo:country="ID"/>
    </style:style>
    <style:style style:name="TableCell4407" style:family="table-cell">
      <style:table-cell-properties fo:border="0.0138in solid #000000" style:writing-mode="lr-tb" fo:padding-top="0.0694in" fo:padding-left="0.0694in" fo:padding-bottom="0.0694in" fo:padding-right="0.0694in"/>
    </style:style>
    <style:style style:name="P4408" style:parent-style-name="Standard" style:family="paragraph">
      <style:paragraph-properties fo:text-align="justify"/>
    </style:style>
    <style:style style:name="T4409" style:parent-style-name="DefaultParagraphFont" style:family="text">
      <style:text-properties style:font-name="Courier New" style:font-name-asian="Courier New" style:font-name-complex="Courier New" fo:color="#000000" fo:language="id" fo:country="ID"/>
    </style:style>
    <style:style style:name="T4410" style:parent-style-name="DefaultParagraphFont" style:family="text">
      <style:text-properties style:font-name="Ubuntu" style:font-name-asian="Ubuntu" style:font-name-complex="Ubuntu" fo:color="#000000" fo:language="id" fo:country="ID"/>
    </style:style>
    <style:style style:name="TableRow4411" style:family="table-row">
      <style:table-row-properties style:use-optimal-row-height="false"/>
    </style:style>
    <style:style style:name="TableCell4412" style:family="table-cell">
      <style:table-cell-properties fo:border="0.0138in solid #000000" style:writing-mode="lr-tb" fo:padding-top="0.0694in" fo:padding-left="0.0694in" fo:padding-bottom="0.0694in" fo:padding-right="0.0694in"/>
    </style:style>
    <style:style style:name="P4413" style:parent-style-name="Standard" style:family="paragraph">
      <style:paragraph-properties fo:text-align="justify"/>
    </style:style>
    <style:style style:name="T4414" style:parent-style-name="DefaultParagraphFont" style:family="text">
      <style:text-properties style:font-name="Courier New" style:font-name-asian="Courier New" style:font-name-complex="Courier New" fo:color="#000000" fo:language="id" fo:country="ID"/>
    </style:style>
    <style:style style:name="T4415" style:parent-style-name="DefaultParagraphFont" style:family="text">
      <style:text-properties style:font-name="Ubuntu" style:font-name-asian="Ubuntu" style:font-name-complex="Ubuntu" fo:color="#000000" fo:language="id" fo:country="ID"/>
    </style:style>
    <style:style style:name="TableCell4416" style:family="table-cell">
      <style:table-cell-properties fo:border="0.0138in solid #000000" style:writing-mode="lr-tb" fo:padding-top="0.0694in" fo:padding-left="0.0694in" fo:padding-bottom="0.0694in" fo:padding-right="0.0694in"/>
    </style:style>
    <style:style style:name="P4417" style:parent-style-name="Standard" style:family="paragraph">
      <style:paragraph-properties fo:text-align="justify"/>
    </style:style>
    <style:style style:name="T4418" style:parent-style-name="DefaultParagraphFont" style:family="text">
      <style:text-properties style:font-name="Courier New" style:font-name-asian="Courier New" style:font-name-complex="Courier New" fo:color="#000000" fo:language="id" fo:country="ID"/>
    </style:style>
    <style:style style:name="T4419" style:parent-style-name="DefaultParagraphFont" style:family="text">
      <style:text-properties style:font-name="Ubuntu" style:font-name-asian="Ubuntu" style:font-name-complex="Ubuntu" fo:color="#000000" fo:language="id" fo:country="ID"/>
    </style:style>
    <style:style style:name="TableRow4420" style:family="table-row">
      <style:table-row-properties style:use-optimal-row-height="false"/>
    </style:style>
    <style:style style:name="TableCell4421" style:family="table-cell">
      <style:table-cell-properties fo:border="0.0138in solid #000000" style:writing-mode="lr-tb" fo:padding-top="0.0694in" fo:padding-left="0.0694in" fo:padding-bottom="0.0694in" fo:padding-right="0.0694in"/>
    </style:style>
    <style:style style:name="P4422" style:parent-style-name="Standard" style:family="paragraph">
      <style:paragraph-properties fo:text-align="justify"/>
      <style:text-properties style:font-name="Courier New" style:font-name-asian="Courier New" style:font-name-complex="Courier New" fo:color="#000000" fo:language="id" fo:country="ID"/>
    </style:style>
    <style:style style:name="TableCell4423" style:family="table-cell">
      <style:table-cell-properties fo:border="0.0138in solid #000000" style:writing-mode="lr-tb" fo:padding-top="0.0694in" fo:padding-left="0.0694in" fo:padding-bottom="0.0694in" fo:padding-right="0.0694in"/>
    </style:style>
    <style:style style:name="P4424" style:parent-style-name="Standard" style:family="paragraph">
      <style:paragraph-properties fo:text-align="justify"/>
      <style:text-properties style:font-name="Courier New" style:font-name-asian="Courier New" style:font-name-complex="Courier New" fo:color="#000000" fo:language="en" fo:country="GB"/>
    </style:style>
    <style:style style:name="TableRow4425" style:family="table-row">
      <style:table-row-properties style:use-optimal-row-height="false"/>
    </style:style>
    <style:style style:name="TableCell4426" style:family="table-cell">
      <style:table-cell-properties fo:border="0.0138in solid #000000" style:writing-mode="lr-tb" fo:padding-top="0.0694in" fo:padding-left="0.0694in" fo:padding-bottom="0.0694in" fo:padding-right="0.0694in"/>
    </style:style>
    <style:style style:name="P4427" style:parent-style-name="Standard" style:family="paragraph">
      <style:paragraph-properties fo:text-align="justify"/>
      <style:text-properties style:font-name="Courier New" style:font-name-asian="Courier New" style:font-name-complex="Courier New" fo:color="#000000" fo:language="id" fo:country="ID"/>
    </style:style>
    <style:style style:name="TableCell4428" style:family="table-cell">
      <style:table-cell-properties fo:border="0.0138in solid #000000" style:writing-mode="lr-tb" fo:padding-top="0.0694in" fo:padding-left="0.0694in" fo:padding-bottom="0.0694in" fo:padding-right="0.0694in"/>
    </style:style>
    <style:style style:name="P4429" style:parent-style-name="Standard" style:family="paragraph">
      <style:paragraph-properties fo:text-align="justify"/>
      <style:text-properties style:font-name="Courier New" style:font-name-asian="Courier New" style:font-name-complex="Courier New" fo:color="#000000" fo:language="en" fo:country="GB"/>
    </style:style>
    <style:style style:name="P4430" style:parent-style-name="Heading1" style:family="paragraph">
      <style:paragraph-properties fo:break-before="page"/>
    </style:style>
    <style:style style:name="TableColumn4432" style:family="table-column">
      <style:table-column-properties style:column-width="0.9986in" style:use-optimal-column-width="false"/>
    </style:style>
    <style:style style:name="TableColumn4433" style:family="table-column">
      <style:table-column-properties style:column-width="1.7708in" style:use-optimal-column-width="false"/>
    </style:style>
    <style:style style:name="TableColumn4434" style:family="table-column">
      <style:table-column-properties style:column-width="2.0395in" style:use-optimal-column-width="false"/>
    </style:style>
    <style:style style:name="TableColumn4435" style:family="table-column">
      <style:table-column-properties style:column-width="2.118in" style:use-optimal-column-width="false"/>
    </style:style>
    <style:style style:name="Table4431" style:family="table">
      <style:table-properties style:width="6.927in" fo:margin-left="0in" table:align="left"/>
    </style:style>
    <style:style style:name="TableRow4436" style:family="table-row">
      <style:table-row-properties style:use-optimal-row-height="false"/>
    </style:style>
    <style:style style:name="TableCell44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38" style:parent-style-name="TableContents" style:family="paragraph">
      <style:paragraph-properties fo:text-align="center"/>
    </style:style>
    <style:style style:name="TableCell4439" style:family="table-cell">
      <style:table-cell-properties fo:border="0.0034in solid #000000" style:writing-mode="lr-tb" style:vertical-align="middle" fo:padding-top="0.0381in" fo:padding-left="0.0381in" fo:padding-bottom="0.0381in" fo:padding-right="0.0381in"/>
    </style:style>
    <style:style style:name="P4440" style:parent-style-name="TableContents" style:family="paragraph">
      <style:paragraph-properties fo:text-align="center"/>
    </style:style>
    <style:style style:name="TableRow4441" style:family="table-row">
      <style:table-row-properties style:use-optimal-row-height="false"/>
    </style:style>
    <style:style style:name="TableCell4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Row4444" style:family="table-row">
      <style:table-row-properties style:use-optimal-row-height="false"/>
    </style:style>
    <style:style style:name="TableCell4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Row4447" style:family="table-row">
      <style:table-row-properties style:use-optimal-row-height="false"/>
    </style:style>
    <style:style style:name="TableCell4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9" style:parent-style-name="TableContents" style:family="paragraph">
      <style:paragraph-properties fo:text-align="center"/>
    </style:style>
    <style:style style:name="TableCell4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1" style:parent-style-name="TableContents" style:family="paragraph">
      <style:paragraph-properties fo:text-align="center"/>
    </style:style>
    <style:style style:name="TableCell4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3" style:parent-style-name="TableContents" style:family="paragraph">
      <style:paragraph-properties fo:text-align="center"/>
    </style:style>
    <style:style style:name="TableCell4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5" style:parent-style-name="TableContents" style:family="paragraph">
      <style:paragraph-properties fo:text-align="center"/>
    </style:style>
    <style:style style:name="TableRow4456" style:family="table-row">
      <style:table-row-properties style:use-optimal-row-height="false"/>
    </style:style>
    <style:style style:name="TableCell4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66" style:family="table-row">
      <style:table-row-properties style:use-optimal-row-height="false"/>
    </style:style>
    <style:style style:name="TableCell4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1" style:family="table-row">
      <style:table-row-properties style:use-optimal-row-height="false"/>
    </style:style>
    <style:style style:name="TableCell4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6" style:family="table-row">
      <style:table-row-properties style:use-optimal-row-height="false"/>
    </style:style>
    <style:style style:name="TableCell4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Pemrograman Komputer</text:p>
      <text:p text:style-name="P2">dengan Bahasa C</text:p>
      <text:p text:style-name="Textbody"/>
      <text:p text:style-name="P3">versi 1.0<text:s/>(02/16/16)</text:p>
      <text:p text:style-name="Textbody"/>
      <text:p text:style-name="Textbody"/>
      <text:p text:style-name="P4"/>
      <text:p text:style-name="P5"/>
      <text:p text:style-name="P6"/>
      <text:p text:style-name="P7">Bagus Tris Atmaja</text:p>
      <text:p text:style-name="P8">Email:<text:s/><text:a xlink:href="mailto:bagus@ep.its.id" office:target-frame-name="_top" xlink:show="replace">bagus@ep.its.ac.id</text:a></text:p>
      <text:p text:style-name="P9"/>
      <text:p text:style-name="P10"/>
      <text:p text:style-name="P11"/>
      <text:p text:style-name="P12"/>
      <text:p text:style-name="P13"/>
      <text:p text:style-name="P14"/>
      <text:p text:style-name="P15"/>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6</text:p>
      <text:p text:style-name="P16"/>
      <text:p text:style-name="P17"/>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Table of Contents</text:p>
          <text:p text:style-name="Contents1"><text:a xlink:href="#__RefHeading__6212_1939934697" office:target-frame-name="_top" xlink:show="replace">Pelaksanaan Praktikum<text:tab/>3</text:a></text:p>
          <text:p text:style-name="Contents1"><text:a xlink:href="#__RefHeading__6368_1704778645" office:target-frame-name="_top" xlink:show="replace">Modul 0: Hello World, Library, Header<text:tab/>4</text:a></text:p>
          <text:p text:style-name="Contents1"><text:a xlink:href="#__RefHeading__6370_1704778645" office:target-frame-name="_top" xlink:show="replace">Modul<text:s/>1: Variabel, Data Type, Input/Ouput<text:tab/>6</text:a></text:p>
          <text:p text:style-name="Contents1"><text:a xlink:href="#__RefHeading__6372_1704778645" office:target-frame-name="_top" xlink:show="replace">Modul 2: If, if-else, for, while, do-while<text:tab/>10</text:a></text:p>
          <text:p text:style-name="Contents1"><text:a xlink:href="#__RefHeading__6374_1704778645" office:target-frame-name="_top" xlink:show="replace">Modul 3: Logika dan Aplikasi<text:tab/>14</text:a></text:p>
          <text:p text:style-name="Contents1"><text:a xlink:href="#__RefHeading__6376_1704778645" office:target-frame-name="_top" xlink:show="replace">Modul 4: Fungsi, Fungsi Mengembalikan Nilai/Tidak<text:tab/>17</text:a></text:p>
          <text:p text:style-name="Contents1"><text:a xlink:href="#__RefHeading__6378_1704778645" office:target-frame-name="_top" xlink:show="replace">Modul 5: Rekursif, Pass by Value, Pass by Reference<text:tab/>20</text:a></text:p>
          <text:p text:style-name="Contents1"><text:a xlink:href="#__RefHeading__6380_1704778645" office:target-frame-name="_top" xlink:show="replace">Modul 6: Pointer, Array<text:tab/>22</text:a></text:p>
          <text:p text:style-name="Contents1"><text:a xlink:href="#__RefHeading__6382_1704778645" office:target-frame-name="_top" xlink:show="replace">Modul 7: Struct, Linked List<text:tab/>24</text:a></text:p>
          <text:p text:style-name="Contents1"><text:a xlink:href="#__RefHeading__6384_1704778645" office:target-frame-name="_top" xlink:show="replace">Modul 8: Final Project<text:tab/>26</text:a></text:p>
          <text:p text:style-name="Contents1"><text:a xlink:href="#__RefHeading__6386_1704778645" office:target-frame-name="_top" xlink:show="replace">A. List source code<text:tab/>27</text:a></text:p>
          <text:p text:style-name="Contents1"><text:a xlink:href="#__RefHeading__6388_1704778645" office:target-frame-name="_top" xlink:show="replace">B.<text:s/>C Reference &gt; C Operator Precedence<text:tab/>28</text:a></text:p>
          <text:p text:style-name="Contents1"><text:a xlink:href="#__RefHeading__15060_1508905440" office:target-frame-name="_top" xlink:show="replace">C. Format Karakter dan Rangkaian Keluar (printf)<text:tab/>29</text:a></text:p>
          <text:p text:style-name="Contents1"><text:a xlink:href="#__RefHeading__10423_1285145106" office:target-frame-name="_top" xlink:show="replace">D. Format Lembar Kendali Log book<text:tab/>30</text:a></text:p>
        </text:index-body>
      </text:table-of-content>
      <text:p text:style-name="P19"/>
      <text:p text:style-name="P20"/>
      <text:h text:style-name="P21" text:outline-level="1"><text:bookmark-start text:name="__RefHeading__6212_1939934697"/><text:soft-page-break/>Pelaksanaan Praktikum<text:bookmark-end text:name="__RefHeading__6212_1939934697"/></text:h>
      <text:p text:style-name="Textbody"/>
      <text:p text:style-name="P22">Praktikum</text:p>
      <text:p text:style-name="Textbody">Kegiatan praktikum dilaksanakan terjadwal selama 8 kali pertemuan komunal di kelas dengan waktu asistensi fleksibel menyesuaikan dengan jadwal asisten. Praktikan dan asisten wajib datang tepat waktu dengan membawa peralatan dan tugas praktikum.</text:p>
      <text:p text:style-name="P23">Tugas Praktikum</text:p>
      <text:p text:style-name="Textbody">Tugas praktikum ditulis tangan sebagai syarat mengikuti praktikum. Praktikan yang tidak mengerjakan TP tidak diperkenankan mengikuti praktikum kecuali kebijakan khusus dari Dosen dan asisten praktikum. Asisten berhak memberi tugas khusus diluar tugas praktikum.</text:p>
      <text:p text:style-name="P24">Log Book Praktikum</text:p>
      <text:p text:style-name="Textbody">Setiap praktikan wajib memiliki log book praktikum 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 text:style-name="T25">Tidak ada laporan resmi tiap praktikum.</text:span></text:p>
      <text:p text:style-name="P26">Compiler</text:p>
      <text:p text:style-name="Textbody">Praktikum ini mendukung compiler GCC (Versi 4.8 keatas) sebagai compiler utama dengan compiler lain sebagai pendukung adalah<text:s/><text:span text:style-name="T27">clang, Turbo C</text:span><text:s/>dan<text:s/><text:span text:style-name="T28">Borland C.</text:span></text:p>
      <text:p text:style-name="P29">IDE / Editor / OS</text:p>
      <text:p text:style-name="Textbody">IDE yang digunakan secara oficial ada Code::Blocks (Windows OS &amp; Unix), CS50 Appliance dan editor-compiler bawaan Ubuntu/Linux.</text:p>
      <text:p text:style-name="P30">Library dan Header</text:p>
      <text:p text:style-name="Textbody">Praktikum ini menggunakan library standar C (ANSI/ISO) serta library cs50 (cs50.h) dari Harvard University.</text:p>
      <text:p text:style-name="P31">Final Project dan Laporan Akhir</text:p>
      <text:p text:style-name="Textbody">Setiap kelompok wajib membuat laporan final project dan tiap praktikan wajib membuat laporan akhir yang berisi resume praktikum selama<text:s/>satu semester.</text:p>
      <text:p text:style-name="Textbody"/>
      <text:h text:style-name="P32" text:outline-level="1"><text:bookmark-start text:name="__RefHeading__6368_1704778645"/><text:soft-page-break/>Modul 0: Hello World, Library, Header<text:bookmark-end text:name="__RefHeading__6368_1704778645"/></text:h>
      <text:p text:style-name="P33">Tujuan :</text:p>
      <text:list text:style-name="LFO1" text:continue-numbering="true">
        <text:list-item>
          <text:p text:style-name="P34">Mahasiswa mampu membuat program hello world dalam bahasa C</text:p>
        </text:list-item>
        <text:list-item>
          <text:p text:style-name="P35">Mahasiswa mengenali library, header dan penggunaannya dalam bahasa C</text:p>
        </text:list-item>
      </text:list>
      <text:p text:style-name="P36"/>
      <text:p text:style-name="P37">Percobaan 1: hello0.c</text:p>
      <text:p text:style-name="P38"><text:span text:style-name="T39">#include</text:span><text:span text:style-name="T40"><text:s/></text:span><text:span text:style-name="T41">&lt;stdio.h&gt;</text:span></text:p>
      <text:p text:style-name="PreformattedText"><text:span text:style-name="T42">int</text:span><text:span text:style-name="T43"><text:s/></text:span><text:span text:style-name="T44">main</text:span><text:span text:style-name="T45">(</text:span><text:span text:style-name="T46">void</text:span><text:span text:style-name="T47">)</text:span></text:p>
      <text:p text:style-name="P48">{</text:p>
      <text:p text:style-name="PreformattedText"><text:span text:style-name="T49"><text:s text:c="4"/></text:span>printf<text:span text:style-name="T50">(</text:span><text:span text:style-name="T51">"hello,</text:span><text:span text:style-name="T52"><text:s/></text:span><text:span text:style-name="T53">world\n"</text:span><text:span text:style-name="T54">);</text:span></text:p>
      <text:p text:style-name="P55">}</text:p>
      <text:p text:style-name="P56"/>
      <text:p text:style-name="P57"><text:span text:style-name="T58">Percobaan 2: hell01.c</text:span></text:p>
      <text:p text:style-name="P59"><text:span text:style-name="T60">#include</text:span><text:span text:style-name="T61"><text:s/></text:span><text:span text:style-name="T62">&lt;stdio.h&gt;</text:span></text:p>
      <text:p text:style-name="PreformattedText"><text:span text:style-name="T63">int</text:span><text:span text:style-name="T64"><text:s/></text:span><text:span text:style-name="T65">main</text:span><text:span text:style-name="T66">(</text:span><text:span text:style-name="T67">void</text:span><text:span text:style-name="T68">)</text:span></text:p>
      <text:p text:style-name="P69">{</text:p>
      <text:p text:style-name="PreformattedText"><text:span text:style-name="T70"><text:s text:c="4"/></text:span><text:span text:style-name="T71">char</text:span><text:span text:style-name="T72"><text:s/></text:span>name<text:span text:style-name="T73">[]</text:span><text:span text:style-name="T74"><text:s/></text:span><text:span text:style-name="T75">=</text:span><text:span text:style-name="T76"><text:s/></text:span><text:span text:style-name="T77">"Bagus</text:span><text:span text:style-name="T78"><text:s/></text:span><text:span text:style-name="T79">Tris</text:span><text:span text:style-name="T80"><text:s/></text:span><text:span text:style-name="T81">Atmaja"</text:span><text:span text:style-name="T82">;</text:span></text:p>
      <text:p text:style-name="PreformattedText"><text:span text:style-name="T83"><text:s text:c="4"/></text:span>printf<text:span text:style-name="T84">(</text:span><text:span text:style-name="T85">"hello,</text:span><text:span text:style-name="T86"><text:s/></text:span><text:span text:style-name="T87">%s\n"</text:span><text:span text:style-name="T88">,</text:span><text:span text:style-name="T89"><text:s/></text:span><text:span text:style-name="T90">name</text:span><text:span text:style-name="T91">);</text:span></text:p>
      <text:p text:style-name="P92">}</text:p>
      <text:p text:style-name="P93">Percobaan 3: hello2.c</text:p>
      <text:p text:style-name="P94"><text:span text:style-name="T95">#include</text:span><text:span text:style-name="T96"><text:s/></text:span><text:span text:style-name="T97">&lt;stdio.h&gt;</text:span></text:p>
      <text:p text:style-name="PreformattedText"><text:span text:style-name="T98">int</text:span><text:span text:style-name="T99"><text:s/></text:span><text:span text:style-name="T100">main</text:span><text:span text:style-name="T101">(</text:span><text:span text:style-name="T102">void</text:span><text:span text:style-name="T103">)</text:span></text:p>
      <text:p text:style-name="P104">{</text:p>
      <text:p text:style-name="PreformattedText"><text:span text:style-name="T105"><text:s text:c="4"/></text:span><text:span text:style-name="T106">char</text:span><text:span text:style-name="T107"><text:s/></text:span><text:span text:style-name="T108">nama</text:span><text:span text:style-name="T109">[</text:span><text:span text:style-name="T110">5</text:span><text:span text:style-name="T111">];</text:span><text:span text:style-name="T112"><text:s text:c="4"/></text:span></text:p>
      <text:p text:style-name="PreformattedText"><text:span text:style-name="T113"><text:s text:c="4"/></text:span>printf<text:span text:style-name="T114">(</text:span><text:span text:style-name="T115">"Masukkan</text:span><text:span text:style-name="T116"><text:s/></text:span><text:span text:style-name="T117">nama</text:span><text:span text:style-name="T118"><text:s/></text:span><text:span text:style-name="T119">anda:</text:span><text:span text:style-name="T120"><text:s/></text:span><text:span text:style-name="T121">"</text:span><text:span text:style-name="T122">);</text:span></text:p>
      <text:p text:style-name="PreformattedText"><text:span text:style-name="T123"><text:s text:c="4"/></text:span>scanf<text:span text:style-name="T124">(</text:span><text:span text:style-name="T125">"%s"</text:span><text:span text:style-name="T126">,</text:span><text:span text:style-name="T127"><text:s/></text:span><text:span text:style-name="T128">nama</text:span><text:span text:style-name="T129">);</text:span></text:p>
      <text:p text:style-name="PreformattedText"><text:span text:style-name="T130"><text:s text:c="4"/></text:span>printf<text:span text:style-name="T131">(</text:span><text:span text:style-name="T132">"hello,</text:span><text:span text:style-name="T133"><text:s/></text:span><text:span text:style-name="T134">%s\n"</text:span><text:span text:style-name="T135">,</text:span><text:span text:style-name="T136"><text:s/></text:span><text:span text:style-name="T137">nama</text:span><text:span text:style-name="T138">);</text:span></text:p>
      <text:p text:style-name="P139">}</text:p>
      <text:p text:style-name="P140">Percobaan 4: hello3.c</text:p>
      <text:p text:style-name="P141"><text:span text:style-name="T142">#include</text:span><text:span text:style-name="T143"><text:s/></text:span><text:span text:style-name="T144">&lt;stdio.h&gt;</text:span></text:p>
      <text:p text:style-name="P145"><text:span text:style-name="T146">#include</text:span><text:span text:style-name="T147"><text:s/></text:span><text:span text:style-name="T148">”cs50.h”</text:span></text:p>
      <text:p text:style-name="PreformattedText"><text:span text:style-name="T149">int</text:span><text:span text:style-name="T150"><text:s/></text:span><text:span text:style-name="T151">main</text:span><text:span text:style-name="T152">(</text:span><text:span text:style-name="T153">void</text:span><text:span text:style-name="T154">)</text:span></text:p>
      <text:p text:style-name="P155">{</text:p>
      <text:p text:style-name="PreformattedText"><text:span text:style-name="T156"><text:s text:c="4"/></text:span>printf<text:span text:style-name="T157">(</text:span><text:span text:style-name="T158">"Nama:</text:span><text:span text:style-name="T159"><text:s/></text:span><text:span text:style-name="T160">"</text:span><text:span text:style-name="T161">);</text:span></text:p>
      <text:p text:style-name="PreformattedText"><text:span text:style-name="T162"><text:s text:c="4"/></text:span>string<text:span text:style-name="T163"><text:s/></text:span><text:span text:style-name="T164">nama</text:span><text:span text:style-name="T165"><text:s/></text:span><text:span text:style-name="T166">=</text:span><text:span text:style-name="T167"><text:s/></text:span>GetString<text:span text:style-name="T168">();</text:span></text:p>
      <text:p text:style-name="PreformattedText"><text:span text:style-name="T169"><text:s text:c="4"/></text:span>printf<text:span text:style-name="T170">(</text:span><text:span text:style-name="T171">"Hello,</text:span><text:span text:style-name="T172"><text:s/></text:span><text:span text:style-name="T173">%s\n"</text:span><text:span text:style-name="T174">,</text:span><text:span text:style-name="T175"><text:s/></text:span><text:span text:style-name="T176">nama</text:span><text:span text:style-name="T177">);</text:span></text:p>
      <text:p text:style-name="P178">}</text:p>
      <text:p text:style-name="P179"/>
      <text:p text:style-name="P180"/>
      <text:p text:style-name="P181"/>
      <text:soft-page-break/>
      <text:p text:style-name="P182">Percobaan 5: hello.cpp</text:p>
      <text:p text:style-name="P183"><text:span text:style-name="T184">include</text:span><text:span text:style-name="T185"><text:s/></text:span><text:span text:style-name="T186">&lt;iostream&gt;</text:span><text:span text:style-name="T187"><text:s text:c="12"/></text:span><text:span text:style-name="T188">//</text:span><text:span text:style-name="T189"><text:s/></text:span><text:span text:style-name="T190">in</text:span><text:span text:style-name="T191"><text:s/></text:span><text:span text:style-name="T192">windows</text:span><text:span text:style-name="T193"><text:s/></text:span><text:span text:style-name="T194">&lt;iostream.h&gt;</text:span></text:p>
      <text:p text:style-name="P195"><text:span text:style-name="T196">using</text:span><text:span text:style-name="T197"><text:s/></text:span><text:span text:style-name="T198">namespace</text:span><text:span text:style-name="T199"><text:s/></text:span>std<text:span text:style-name="T200">;</text:span><text:span text:style-name="T201"><text:tab/></text:span><text:span text:style-name="T202"><text:tab/>// only for GCC compiler</text:span></text:p>
      <text:p text:style-name="PreformattedText"><text:span text:style-name="T203">int</text:span><text:span text:style-name="T204"><text:s/></text:span><text:span text:style-name="T205">main</text:span><text:span text:style-name="T206">()</text:span><text:span text:style-name="T207"><text:s/></text:span><text:span text:style-name="T208">{</text:span></text:p>
      <text:p text:style-name="PreformattedText"><text:span text:style-name="T209"><text:s text:c="6"/></text:span>cout<text:span text:style-name="T210"><text:s/></text:span><text:span text:style-name="T211">&lt;&lt;</text:span><text:span text:style-name="T212"><text:s/></text:span><text:span text:style-name="T213">"Hello</text:span><text:span text:style-name="T214"><text:s/></text:span><text:span text:style-name="T215">World!"</text:span><text:span text:style-name="T216">;</text:span></text:p>
      <text:p text:style-name="PreformattedText"><text:span text:style-name="T217"><text:s text:c="6"/></text:span>cout<text:span text:style-name="T218"><text:s/></text:span><text:span text:style-name="T219">&lt;&lt;</text:span><text:span text:style-name="T220"><text:s/></text:span>std<text:span text:style-name="T221">::</text:span>endl<text:span text:style-name="T222">;</text:span><text:span text:style-name="T223"><text:s text:c="3"/></text:span></text:p>
      <text:p text:style-name="PreformattedText"><text:span text:style-name="T224"><text:s text:c="6"/></text:span><text:span text:style-name="T225">return</text:span><text:span text:style-name="T226"><text:s/></text:span><text:span text:style-name="T227">0</text:span><text:span text:style-name="T228">;</text:span></text:p>
      <text:p text:style-name="P229">}</text:p>
      <text:p text:style-name="P230"/>
      <text:p text:style-name="P231">Tugas Praktikum:</text:p>
      <text:list text:style-name="LFO2" text:continue-numbering="true">
        <text:list-item>
          <text:p text:style-name="P232">Jelaskan yang dimaksud dengan library dan header file dalam bahasa C.</text:p>
        </text:list-item>
        <text:list-item>
          <text:p text:style-name="P233">Jelaskan dan apa fungsi:</text:p>
          <text:list text:continue-numbering="true">
            <text:list-item>
              <text:p text:style-name="P234">#include</text:p>
            </text:list-item>
            <text:list-item>
              <text:p text:style-name="P235">printf</text:p>
            </text:list-item>
          </text:list>
        </text:list-item>
        <text:list-item>
          <text:p text:style-name="P236">Beri comments tiap baris pada percobaan terakhir dan jelaskan secara singkat dalam 1-2 paragraf</text:p>
        </text:list-item>
        <text:list-item>
          <text:p text:style-name="P237">Apa yang anda ketahui tentang:</text:p>
          <text:list text:continue-numbering="true">
            <text:list-item>
              <text:p text:style-name="P238">Variabel</text:p>
            </text:list-item>
            <text:list-item>
              <text:p text:style-name="P239">Tipe data</text:p>
            </text:list-item>
            <text:list-item>
              <text:p text:style-name="P240">Input/Output</text:p>
            </text:list-item>
          </text:list>
        </text:list-item>
        <text:list-item>
          <text:p text:style-name="P241">Sebutkan dan jelaskan macam-macam tipe data dalam bahasa C</text:p>
        </text:list-item>
      </text:list>
      <text:h text:style-name="P242" text:outline-level="1"><text:bookmark-start text:name="__RefHeading__6370_1704778645"/><text:soft-page-break/>Modul 1: Variabel, Data Type, Input/Ouput<text:bookmark-end text:name="__RefHeading__6370_1704778645"/></text:h>
      <text:p text:style-name="Textbody">Tujuan :</text:p>
      <text:list text:style-name="LFO3" text:continue-numbering="true">
        <text:list-item>
          <text:p text:style-name="P243">Mahasiswa memahami dan mengenali variabel &amp; beberapa tipe data.</text:p>
        </text:list-item>
        <text:list-item>
          <text:p text:style-name="P244">Mahasiswa mampu mendemokan program yang mengambil input dari user (scanf/GetInt) dan mencetak outputnya</text:p>
        </text:list-item>
      </text:list>
      <text:p text:style-name="Textbody"/>
      <text:p text:style-name="P245">Percobaan 1: imprecision.c</text:p>
      <text:p text:style-name="PreformattedText"><text:span text:style-name="T246">#include</text:span><text:span text:style-name="T247"><text:s/></text:span><text:span text:style-name="T248">&lt;stdio.h&gt;</text:span></text:p>
      <text:p text:style-name="PreformattedText"><text:span text:style-name="T249">int</text:span><text:span text:style-name="T250"><text:s/></text:span><text:span text:style-name="T251">main</text:span><text:span text:style-name="T252">(</text:span><text:span text:style-name="T253">void</text:span><text:span text:style-name="T254">)</text:span></text:p>
      <text:p text:style-name="P255">{</text:p>
      <text:p text:style-name="PreformattedText"><text:span text:style-name="T256"><text:s text:c="4"/></text:span>printf<text:span text:style-name="T257">(</text:span><text:span text:style-name="T258">"%.29f\n"</text:span><text:span text:style-name="T259">,</text:span><text:span text:style-name="T260"><text:s/></text:span><text:span text:style-name="T261">1.0</text:span><text:span text:style-name="T262"><text:s/></text:span><text:span text:style-name="T263">/</text:span><text:span text:style-name="T264"><text:s/></text:span><text:span text:style-name="T265">10.0</text:span><text:span text:style-name="T266">);</text:span></text:p>
      <text:p text:style-name="P267">}</text:p>
      <text:p text:style-name="Textbody"/>
      <text:p text:style-name="P268">Percobaan 2: adder.c</text:p>
      <text:p text:style-name="PreformattedText"><text:span text:style-name="T269">#include</text:span><text:span text:style-name="T270"><text:s/></text:span><text:span text:style-name="T271">"cs50.h"</text:span></text:p>
      <text:p text:style-name="P272"><text:span text:style-name="T273">#include</text:span><text:span text:style-name="T274"><text:s/></text:span><text:span text:style-name="T275">&lt;stdio.h&gt;</text:span></text:p>
      <text:p text:style-name="PreformattedText"><text:span text:style-name="T276">int</text:span><text:span text:style-name="T277"><text:s/></text:span><text:span text:style-name="T278">main</text:span><text:span text:style-name="T279">(</text:span><text:span text:style-name="T280">void</text:span><text:span text:style-name="T281">)</text:span></text:p>
      <text:p text:style-name="P282">{</text:p>
      <text:p text:style-name="PreformattedText"><text:span text:style-name="T283"><text:s text:c="4"/></text:span><text:span text:style-name="T284">//</text:span><text:span text:style-name="T285"><text:s/></text:span><text:span text:style-name="T286">ask</text:span><text:span text:style-name="T287"><text:s/></text:span><text:span text:style-name="T288">user</text:span><text:span text:style-name="T289"><text:s/></text:span><text:span text:style-name="T290">for</text:span><text:span text:style-name="T291"><text:s/></text:span><text:span text:style-name="T292">input</text:span></text:p>
      <text:p text:style-name="PreformattedText"><text:span text:style-name="T293"><text:s text:c="4"/></text:span>printf<text:span text:style-name="T294">(</text:span><text:span text:style-name="T295">"Give</text:span><text:span text:style-name="T296"><text:s/></text:span><text:span text:style-name="T297">me</text:span><text:span text:style-name="T298"><text:s/></text:span><text:span text:style-name="T299">an</text:span><text:span text:style-name="T300"><text:s/></text:span><text:span text:style-name="T301">integer:</text:span><text:span text:style-name="T302"><text:s/></text:span><text:span text:style-name="T303">"</text:span><text:span text:style-name="T304">);</text:span></text:p>
      <text:p text:style-name="PreformattedText"><text:span text:style-name="T305"><text:s text:c="4"/></text:span><text:span text:style-name="T306">int</text:span><text:span text:style-name="T307"><text:s/></text:span><text:span text:style-name="T308">x</text:span><text:span text:style-name="T309"><text:s/></text:span><text:span text:style-name="T310">=</text:span><text:span text:style-name="T311"><text:s/></text:span>GetInt<text:span text:style-name="T312">();</text:span></text:p>
      <text:p text:style-name="PreformattedText"><text:span text:style-name="T313"><text:s text:c="4"/></text:span>printf<text:span text:style-name="T314">(</text:span><text:span text:style-name="T315">"Give</text:span><text:span text:style-name="T316"><text:s/></text:span><text:span text:style-name="T317">me</text:span><text:span text:style-name="T318"><text:s/></text:span><text:span text:style-name="T319">another</text:span><text:span text:style-name="T320"><text:s/></text:span><text:span text:style-name="T321">integer:</text:span><text:span text:style-name="T322"><text:s/></text:span><text:span text:style-name="T323">"</text:span><text:span text:style-name="T324">);</text:span></text:p>
      <text:p text:style-name="P325"><text:span text:style-name="T326"><text:s text:c="4"/></text:span><text:span text:style-name="T327">int</text:span><text:span text:style-name="T328"><text:s/></text:span><text:span text:style-name="T329">y</text:span><text:span text:style-name="T330"><text:s/></text:span><text:span text:style-name="T331">=</text:span><text:span text:style-name="T332"><text:s/></text:span>GetInt<text:span text:style-name="T333">();</text:span></text:p>
      <text:p text:style-name="PreformattedText"><text:span text:style-name="T334"><text:s text:c="4"/></text:span><text:span text:style-name="T335">//</text:span><text:span text:style-name="T336"><text:s/></text:span><text:span text:style-name="T337">do</text:span><text:span text:style-name="T338"><text:s/></text:span><text:span text:style-name="T339">the</text:span><text:span text:style-name="T340"><text:s/></text:span><text:span text:style-name="T341">math</text:span></text:p>
      <text:p text:style-name="PreformattedText"><text:span text:style-name="T342"><text:s text:c="4"/></text:span>printf<text:span text:style-name="T343">(</text:span><text:span text:style-name="T344">"The</text:span><text:span text:style-name="T345"><text:s/></text:span><text:span text:style-name="T346">sum</text:span><text:span text:style-name="T347"><text:s/></text:span><text:span text:style-name="T348">of</text:span><text:span text:style-name="T349"><text:s/></text:span><text:span text:style-name="T350">%i</text:span><text:span text:style-name="T351"><text:s/></text:span><text:span text:style-name="T352">and</text:span><text:span text:style-name="T353"><text:s/></text:span><text:span text:style-name="T354">%i</text:span><text:span text:style-name="T355"><text:s/></text:span><text:span text:style-name="T356">is</text:span><text:span text:style-name="T357"><text:s/></text:span><text:span text:style-name="T358">%i!\n"</text:span><text:span text:style-name="T359">,</text:span><text:span text:style-name="T360"><text:s/></text:span><text:span text:style-name="T361">x</text:span><text:span text:style-name="T362">,</text:span><text:span text:style-name="T363"><text:s/></text:span><text:span text:style-name="T364">y</text:span><text:span text:style-name="T365">,</text:span><text:span text:style-name="T366"><text:s/></text:span><text:span text:style-name="T367">x</text:span><text:span text:style-name="T368"><text:s/></text:span><text:span text:style-name="T369">+</text:span><text:span text:style-name="T370"><text:s/></text:span><text:span text:style-name="T371">y</text:span><text:span text:style-name="T372">);</text:span></text:p>
      <text:p text:style-name="P373">}</text:p>
      <text:p text:style-name="Textbody"/>
      <text:p text:style-name="P374">Percobaan3: f2c.c</text:p>
      <text:p text:style-name="PreformattedText"><text:span text:style-name="T375">#include</text:span><text:span text:style-name="T376"><text:s/></text:span><text:span text:style-name="T377">”</text:span><text:span text:style-name="T378">cs50.h”</text:span></text:p>
      <text:p text:style-name="P379"><text:span text:style-name="T380">#include</text:span><text:span text:style-name="T381"><text:s/></text:span><text:span text:style-name="T382">&lt;stdio.h&gt;</text:span></text:p>
      <text:p text:style-name="PreformattedText"><text:span text:style-name="T383">int</text:span><text:span text:style-name="T384"><text:s/></text:span><text:span text:style-name="T385">main</text:span><text:span text:style-name="T386">(</text:span><text:span text:style-name="T387">void</text:span><text:span text:style-name="T388">)</text:span></text:p>
      <text:p text:style-name="P389">{</text:p>
      <text:p text:style-name="PreformattedText"><text:span text:style-name="T390"><text:s text:c="4"/></text:span><text:span text:style-name="T391">//</text:span><text:span text:style-name="T392"><text:s/></text:span><text:span text:style-name="T393">ask</text:span><text:span text:style-name="T394"><text:s/></text:span><text:span text:style-name="T395">user</text:span><text:span text:style-name="T396"><text:s/></text:span><text:span text:style-name="T397">user</text:span><text:span text:style-name="T398"><text:s/></text:span><text:span text:style-name="T399">for</text:span><text:span text:style-name="T400"><text:s/></text:span><text:span text:style-name="T401">temperature</text:span><text:span text:style-name="T402"><text:s/></text:span><text:span text:style-name="T403">in</text:span><text:span text:style-name="T404"><text:s/></text:span><text:span text:style-name="T405">Fahrenheit</text:span></text:p>
      <text:p text:style-name="PreformattedText"><text:span text:style-name="T406"><text:s text:c="4"/></text:span>printf<text:span text:style-name="T407">(</text:span><text:span text:style-name="T408">"Temperature</text:span><text:span text:style-name="T409"><text:s/></text:span><text:span text:style-name="T410">in</text:span><text:span text:style-name="T411"><text:s/></text:span><text:span text:style-name="T412">F:</text:span><text:span text:style-name="T413"><text:s/></text:span><text:span text:style-name="T414">"</text:span><text:span text:style-name="T415">);</text:span></text:p>
      <text:p text:style-name="PreformattedText"><text:span text:style-name="T416"><text:s text:c="4"/></text:span><text:span text:style-name="T417">float</text:span><text:span text:style-name="T418"><text:s/></text:span><text:span text:style-name="T419">f</text:span><text:span text:style-name="T420"><text:s/></text:span><text:span text:style-name="T421">=</text:span><text:span text:style-name="T422"><text:s/></text:span>GetFloat<text:span text:style-name="T423">();</text:span></text:p>
      <text:p text:style-name="P424"><text:s text:c="4"/></text:p>
      <text:p text:style-name="PreformattedText"><text:span text:style-name="T425"><text:s text:c="4"/></text:span><text:span text:style-name="T426">//</text:span><text:span text:style-name="T427"><text:s/></text:span><text:span text:style-name="T428">convert</text:span><text:span text:style-name="T429"><text:s/></text:span><text:span text:style-name="T430">F</text:span><text:span text:style-name="T431"><text:s/></text:span><text:span text:style-name="T432">to</text:span><text:span text:style-name="T433"><text:s/></text:span><text:span text:style-name="T434">C</text:span></text:p>
      <text:p text:style-name="PreformattedText"><text:span text:style-name="T435"><text:s text:c="4"/></text:span><text:span text:style-name="T436">float</text:span><text:span text:style-name="T437"><text:s/></text:span><text:span text:style-name="T438">c</text:span><text:span text:style-name="T439"><text:s/></text:span><text:span text:style-name="T440">=</text:span><text:span text:style-name="T441"><text:s/></text:span><text:span text:style-name="T442">5.0</text:span><text:span text:style-name="T443"><text:s/></text:span><text:span text:style-name="T444">/</text:span><text:span text:style-name="T445"><text:s/></text:span><text:span text:style-name="T446">9.0</text:span><text:span text:style-name="T447"><text:s/></text:span><text:span text:style-name="T448">*</text:span><text:span text:style-name="T449"><text:s/></text:span><text:span text:style-name="T450">(</text:span><text:span text:style-name="T451">f</text:span><text:span text:style-name="T452"><text:s/></text:span><text:span text:style-name="T453">-</text:span><text:span text:style-name="T454"><text:s/></text:span><text:span text:style-name="T455">32.0</text:span><text:span text:style-name="T456">);</text:span></text:p>
      <text:p text:style-name="P457"><text:s text:c="4"/></text:p>
      <text:p text:style-name="PreformattedText"><text:span text:style-name="T458"><text:s text:c="4"/></text:span><text:span text:style-name="T459">//</text:span><text:span text:style-name="T460"><text:s/></text:span><text:span text:style-name="T461">display</text:span><text:span text:style-name="T462"><text:s/></text:span><text:span text:style-name="T463">result</text:span><text:span text:style-name="T464"><text:s/></text:span><text:span text:style-name="T465">to</text:span><text:span text:style-name="T466"><text:s/></text:span><text:span text:style-name="T467">one</text:span><text:span text:style-name="T468"><text:s/></text:span><text:span text:style-name="T469">decimal</text:span><text:span text:style-name="T470"><text:s/></text:span><text:span text:style-name="T471">place</text:span></text:p>
      <text:p text:style-name="PreformattedText"><text:span text:style-name="T472"><text:s text:c="4"/></text:span>printf<text:span text:style-name="T473">(</text:span><text:span text:style-name="T474">"%.1f\n"</text:span><text:span text:style-name="T475">,</text:span><text:span text:style-name="T476"><text:s/></text:span><text:span text:style-name="T477">c</text:span><text:span text:style-name="T478">);</text:span></text:p>
      <text:p text:style-name="P479">}</text:p>
      <text:p text:style-name="P480"/>
      <text:soft-page-break/>
      <text:p text:style-name="P481">Percobaan 4: tipedata.c</text:p>
      <text:p text:style-name="PreformattedText"><text:span text:style-name="T482">#include</text:span><text:span text:style-name="T483"><text:s/></text:span><text:span text:style-name="T484">&lt;stdio.h&gt;</text:span></text:p>
      <text:p text:style-name="PreformattedText"><text:span text:style-name="T485">int</text:span><text:span text:style-name="T486"><text:s/></text:span><text:span text:style-name="T487">main</text:span><text:span text:style-name="T488">()</text:span></text:p>
      <text:p text:style-name="P489">{</text:p>
      <text:p text:style-name="PreformattedText"><text:span text:style-name="T490"><text:s text:c="4"/></text:span>printf<text:span text:style-name="T491">(</text:span><text:span text:style-name="T492">"Saya</text:span><text:span text:style-name="T493"><text:s/></text:span><text:span text:style-name="T494">belajar</text:span><text:span text:style-name="T495"><text:s/></text:span><text:span text:style-name="T496">pemrograman</text:span><text:span text:style-name="T497"><text:s/></text:span><text:span text:style-name="T498">dengan</text:span><text:span text:style-name="T499"><text:s/></text:span><text:span text:style-name="T500">bahasa</text:span><text:span text:style-name="T501"><text:s/></text:span><text:span text:style-name="T502">(</text:span><text:span text:style-name="T503"><text:s/></text:span><text:span text:style-name="T504">%c</text:span><text:span text:style-name="T505"><text:s/></text:span><text:span text:style-name="T506">)</text:span><text:span text:style-name="T507"><text:s text:c="2"/></text:span><text:span text:style-name="T508">&gt;&gt;</text:span><text:span text:style-name="T509"><text:s/></text:span><text:span text:style-name="T510">char</text:span><text:span text:style-name="T511"><text:s/></text:span><text:span text:style-name="T512">\n"</text:span><text:span text:style-name="T513">,</text:span><text:span text:style-name="T514"><text:s/></text:span><text:span text:style-name="T515">'C'</text:span><text:span text:style-name="T516">);</text:span><text:span text:style-name="T517"><text:s text:c="2"/></text:span></text:p>
      <text:p text:style-name="PreformattedText"><text:span text:style-name="T518"><text:s text:c="4"/></text:span>printf<text:span text:style-name="T519">(</text:span><text:span text:style-name="T520">"Saya</text:span><text:span text:style-name="T521"><text:s/></text:span><text:span text:style-name="T522">baru</text:span><text:span text:style-name="T523"><text:s/></text:span><text:span text:style-name="T524">saja</text:span><text:span text:style-name="T525"><text:s/></text:span><text:span text:style-name="T526">menyelesaikan</text:span><text:span text:style-name="T527"><text:s/></text:span><text:span text:style-name="T528">Bab</text:span><text:span text:style-name="T529"><text:s/></text:span><text:span text:style-name="T530">(</text:span><text:span text:style-name="T531"><text:s/></text:span><text:span text:style-name="T532">%d</text:span><text:span text:style-name="T533"><text:s/></text:span><text:span text:style-name="T534">)</text:span><text:span text:style-name="T535"><text:s/></text:span><text:span text:style-name="T536">&gt;&gt;</text:span><text:span text:style-name="T537"><text:s/></text:span><text:span text:style-name="T538">integer</text:span><text:span text:style-name="T539"><text:s/></text:span><text:span text:style-name="T540">\n"</text:span><text:span text:style-name="T541">,</text:span><text:span text:style-name="T542"><text:s/></text:span><text:span text:style-name="T543">2</text:span><text:span text:style-name="T544">);</text:span><text:span text:style-name="T545"><text:s text:c="8"/></text:span></text:p>
      <text:p text:style-name="PreformattedText"><text:span text:style-name="T546"><text:s text:c="4"/></text:span>printf<text:span text:style-name="T547">(</text:span><text:span text:style-name="T548">"Saya</text:span><text:span text:style-name="T549"><text:s/></text:span><text:span text:style-name="T550">sudah</text:span><text:span text:style-name="T551"><text:s/></text:span><text:span text:style-name="T552">siap</text:span><text:span text:style-name="T553"><text:s/></text:span><text:span text:style-name="T554">(</text:span><text:span text:style-name="T555"><text:s/></text:span><text:span text:style-name="T556">%.1f</text:span><text:span text:style-name="T557"><text:s/></text:span><text:span text:style-name="T558">)</text:span><text:span text:style-name="T559"><text:s/></text:span><text:span text:style-name="T560">persen</text:span><text:span text:style-name="T561"><text:s/></text:span><text:span text:style-name="T562">untuk</text:span><text:span text:style-name="T563"><text:s/></text:span><text:span text:style-name="T564">move</text:span><text:span text:style-name="T565"><text:s/></text:span><text:span text:style-name="T566">on</text:span><text:span text:style-name="T567"><text:s/></text:span><text:span text:style-name="T568">"</text:span><text:span text:style-name="T569">,</text:span><text:span text:style-name="T570"><text:s/></text:span><text:span text:style-name="T571">99.9</text:span><text:span text:style-name="T572">);</text:span><text:span text:style-name="T573"><text:s text:c="4"/></text:span></text:p>
      <text:p text:style-name="PreformattedText"><text:span text:style-name="T574"><text:s text:c="4"/></text:span>printf<text:span text:style-name="T575">(</text:span><text:span text:style-name="T576">"ke</text:span><text:span text:style-name="T577"><text:s/></text:span><text:span text:style-name="T578">Bab</text:span><text:span text:style-name="T579"><text:s/></text:span><text:span text:style-name="T580">selanjutnya!</text:span><text:span text:style-name="T581"><text:s/></text:span><text:span text:style-name="T582">&gt;&gt;</text:span><text:span text:style-name="T583"><text:s/></text:span><text:span text:style-name="T584">float</text:span><text:span text:style-name="T585"><text:s/></text:span><text:span text:style-name="T586">\n"</text:span><text:span text:style-name="T587">);</text:span></text:p>
      <text:p text:style-name="PreformattedText"><text:span text:style-name="T588"><text:s text:c="4"/></text:span><text:span text:style-name="T589">return</text:span><text:span text:style-name="T590"><text:s/></text:span><text:span text:style-name="T591">0</text:span><text:span text:style-name="T592">;</text:span></text:p>
      <text:p text:style-name="P593">}</text:p>
      <text:p text:style-name="Textbody"/>
      <text:p text:style-name="P594">Percobaan 5: string-0.c</text:p>
      <text:p text:style-name="PreformattedText"><text:span text:style-name="T595">#include</text:span><text:span text:style-name="T596"><text:s/></text:span><text:span text:style-name="T597">&lt;cs50.h&gt;</text:span></text:p>
      <text:p text:style-name="PreformattedText"><text:span text:style-name="T598">#include</text:span><text:span text:style-name="T599"><text:s/></text:span><text:span text:style-name="T600">&lt;stdio.h&gt;</text:span></text:p>
      <text:p text:style-name="P601"><text:span text:style-name="T602">#include</text:span><text:span text:style-name="T603"><text:s/></text:span><text:span text:style-name="T604">&lt;string.h&gt;</text:span></text:p>
      <text:p text:style-name="PreformattedText"><text:span text:style-name="T605">int</text:span><text:span text:style-name="T606"><text:s/></text:span><text:span text:style-name="T607">main</text:span><text:span text:style-name="T608">(</text:span><text:span text:style-name="T609">void</text:span><text:span text:style-name="T610">)</text:span></text:p>
      <text:p text:style-name="P611">{</text:p>
      <text:p text:style-name="PreformattedText"><text:span text:style-name="T612"><text:s text:c="4"/></text:span><text:span text:style-name="T613">//</text:span><text:span text:style-name="T614"><text:s/></text:span><text:span text:style-name="T615">get</text:span><text:span text:style-name="T616"><text:s/></text:span><text:span text:style-name="T617">line</text:span><text:span text:style-name="T618"><text:s/></text:span><text:span text:style-name="T619">of</text:span><text:span text:style-name="T620"><text:s/></text:span><text:span text:style-name="T621">text</text:span></text:p>
      <text:p text:style-name="P622"><text:span text:style-name="T623"><text:s text:c="4"/></text:span>string<text:span text:style-name="T624"><text:s/></text:span><text:span text:style-name="T625">s</text:span><text:span text:style-name="T626"><text:s/></text:span><text:span text:style-name="T627">=</text:span><text:span text:style-name="T628"><text:s/></text:span>GetString<text:span text:style-name="T629">();</text:span></text:p>
      <text:p text:style-name="PreformattedText"><text:span text:style-name="T630"><text:s text:c="4"/></text:span><text:span text:style-name="T631">//</text:span><text:span text:style-name="T632"><text:s/></text:span><text:span text:style-name="T633">print</text:span><text:span text:style-name="T634"><text:s/></text:span><text:span text:style-name="T635">string,</text:span><text:span text:style-name="T636"><text:s/></text:span><text:span text:style-name="T637">one</text:span><text:span text:style-name="T638"><text:s/></text:span><text:span text:style-name="T639">character</text:span><text:span text:style-name="T640"><text:s/></text:span><text:span text:style-name="T641">per</text:span><text:span text:style-name="T642"><text:s/></text:span><text:span text:style-name="T643">line</text:span></text:p>
      <text:p text:style-name="PreformattedText"><text:span text:style-name="T644"><text:s text:c="4"/></text:span><text:span text:style-name="T645">for</text:span><text:span text:style-name="T646"><text:s/></text:span><text:span text:style-name="T647">(</text:span><text:span text:style-name="T648">int</text:span><text:span text:style-name="T649"><text:s/></text:span><text:span text:style-name="T650">i</text:span><text:span text:style-name="T651"><text:s/></text:span><text:span text:style-name="T652">=</text:span><text:span text:style-name="T653"><text:s/></text:span><text:span text:style-name="T654">0</text:span><text:span text:style-name="T655">;</text:span><text:span text:style-name="T656"><text:s/></text:span><text:span text:style-name="T657">i</text:span><text:span text:style-name="T658"><text:s/></text:span><text:span text:style-name="T659">&lt;</text:span><text:span text:style-name="T660"><text:s/></text:span>strlen<text:span text:style-name="T661">(</text:span><text:span text:style-name="T662">s</text:span><text:span text:style-name="T663">);</text:span><text:span text:style-name="T664"><text:s/></text:span><text:span text:style-name="T665">i</text:span><text:span text:style-name="T666">++)</text:span></text:p>
      <text:p text:style-name="PreformattedText"><text:span text:style-name="T667"><text:s text:c="4"/></text:span><text:span text:style-name="T668">{</text:span></text:p>
      <text:p text:style-name="PreformattedText"><text:span text:style-name="T669"><text:s text:c="8"/></text:span>printf<text:span text:style-name="T670">(</text:span><text:span text:style-name="T671">"%c\n"</text:span><text:span text:style-name="T672">,</text:span><text:span text:style-name="T673"><text:s/></text:span><text:span text:style-name="T674">s</text:span><text:span text:style-name="T675">[</text:span><text:span text:style-name="T676">i</text:span><text:span text:style-name="T677">]);</text:span></text:p>
      <text:p text:style-name="PreformattedText"><text:span text:style-name="T678"><text:s text:c="4"/></text:span><text:span text:style-name="T679">}</text:span></text:p>
      <text:p text:style-name="P680">}</text:p>
      <text:p text:style-name="P681">Percobaan 6: string-1.c</text:p>
      <text:p text:style-name="Textbody"><text:s/><text:span text:style-name="T682">#include</text:span><text:span text:style-name="T683"><text:s/></text:span><text:span text:style-name="T684">”cs50.h”</text:span></text:p>
      <text:p text:style-name="PreformattedText"><text:span text:style-name="T685">#include</text:span><text:span text:style-name="T686"><text:s/></text:span><text:span text:style-name="T687">&lt;stdio.h&gt;</text:span></text:p>
      <text:p text:style-name="P688"><text:span text:style-name="T689">#include</text:span><text:span text:style-name="T690"><text:s/></text:span><text:span text:style-name="T691">&lt;string.h&gt;</text:span></text:p>
      <text:p text:style-name="PreformattedText"><text:span text:style-name="T692">int</text:span><text:span text:style-name="T693"><text:s/></text:span><text:span text:style-name="T694">main</text:span><text:span text:style-name="T695">(</text:span><text:span text:style-name="T696">void</text:span><text:span text:style-name="T697">)</text:span></text:p>
      <text:p text:style-name="P698">{</text:p>
      <text:p text:style-name="PreformattedText"><text:span text:style-name="T699"><text:s text:c="4"/></text:span><text:span text:style-name="T700">//</text:span><text:span text:style-name="T701"><text:s/></text:span><text:span text:style-name="T702">get</text:span><text:span text:style-name="T703"><text:s/></text:span><text:span text:style-name="T704">line</text:span><text:span text:style-name="T705"><text:s/></text:span><text:span text:style-name="T706">of</text:span><text:span text:style-name="T707"><text:s/></text:span><text:span text:style-name="T708">text</text:span></text:p>
      <text:p text:style-name="P709"><text:span text:style-name="T710"><text:s text:c="4"/></text:span>string<text:span text:style-name="T711"><text:s/></text:span><text:span text:style-name="T712">s</text:span><text:span text:style-name="T713"><text:s/></text:span><text:span text:style-name="T714">=</text:span><text:span text:style-name="T715"><text:s/></text:span>GetString<text:span text:style-name="T716">();</text:span></text:p>
      <text:p text:style-name="PreformattedText"><text:span text:style-name="T717"><text:s text:c="4"/></text:span><text:span text:style-name="T718">//</text:span><text:span text:style-name="T719"><text:s/></text:span><text:span text:style-name="T720">print</text:span><text:span text:style-name="T721"><text:s/></text:span><text:span text:style-name="T722">string,</text:span><text:span text:style-name="T723"><text:s/></text:span><text:span text:style-name="T724">one</text:span><text:span text:style-name="T725"><text:s/></text:span><text:span text:style-name="T726">character</text:span><text:span text:style-name="T727"><text:s/></text:span><text:span text:style-name="T728">per</text:span><text:span text:style-name="T729"><text:s/></text:span><text:span text:style-name="T730">line</text:span></text:p>
      <text:p text:style-name="PreformattedText"><text:span text:style-name="T731"><text:s text:c="4"/></text:span><text:span text:style-name="T732">if</text:span><text:span text:style-name="T733"><text:s/></text:span><text:span text:style-name="T734">(</text:span><text:span text:style-name="T735">s</text:span><text:span text:style-name="T736"><text:s/></text:span><text:span text:style-name="T737">!=</text:span><text:span text:style-name="T738"><text:s/></text:span>NULL<text:span text:style-name="T739">)</text:span></text:p>
      <text:p text:style-name="PreformattedText"><text:span text:style-name="T740"><text:s text:c="4"/></text:span><text:span text:style-name="T741">{</text:span></text:p>
      <text:p text:style-name="PreformattedText"><text:span text:style-name="T742"><text:s text:c="8"/></text:span><text:span text:style-name="T743">for</text:span><text:span text:style-name="T744"><text:s/></text:span><text:span text:style-name="T745">(</text:span><text:span text:style-name="T746">int</text:span><text:span text:style-name="T747"><text:s/></text:span><text:span text:style-name="T748">i</text:span><text:span text:style-name="T749"><text:s/></text:span><text:span text:style-name="T750">=</text:span><text:span text:style-name="T751"><text:s/></text:span><text:span text:style-name="T752">0</text:span><text:span text:style-name="T753">;</text:span><text:span text:style-name="T754"><text:s/></text:span><text:span text:style-name="T755">i</text:span><text:span text:style-name="T756"><text:s/></text:span><text:span text:style-name="T757">&lt;</text:span><text:span text:style-name="T758"><text:s/></text:span>strlen<text:span text:style-name="T759">(</text:span><text:span text:style-name="T760">s</text:span><text:span text:style-name="T761">);</text:span><text:span text:style-name="T762"><text:s/></text:span><text:span text:style-name="T763">i</text:span><text:span text:style-name="T764">++)</text:span></text:p>
      <text:p text:style-name="PreformattedText"><text:span text:style-name="T765"><text:s text:c="8"/></text:span><text:span text:style-name="T766">{</text:span></text:p>
      <text:p text:style-name="PreformattedText"><text:span text:style-name="T767"><text:s text:c="12"/></text:span>printf<text:span text:style-name="T768">(</text:span><text:span text:style-name="T769">"%c\n"</text:span><text:span text:style-name="T770">,</text:span><text:span text:style-name="T771"><text:s/></text:span><text:span text:style-name="T772">s</text:span><text:span text:style-name="T773">[</text:span><text:span text:style-name="T774">i</text:span><text:span text:style-name="T775">]);</text:span></text:p>
      <text:p text:style-name="PreformattedText"><text:span text:style-name="T776"><text:s text:c="8"/></text:span><text:span text:style-name="T777">}</text:span></text:p>
      <text:p text:style-name="PreformattedText"><text:span text:style-name="T778"><text:s text:c="4"/></text:span><text:span text:style-name="T779">}</text:span></text:p>
      <text:p text:style-name="P780">}</text:p>
      <text:p text:style-name="P781">Percobaan 7: string-2.c</text:p>
      <text:p text:style-name="PreformattedText"><text:span text:style-name="T782">#include</text:span><text:span text:style-name="T783"><text:s/></text:span><text:span text:style-name="T784">&lt;cs50.h&gt;</text:span></text:p>
      <text:p text:style-name="PreformattedText"><text:span text:style-name="T785">#include</text:span><text:span text:style-name="T786"><text:s/></text:span><text:span text:style-name="T787">&lt;stdio.h&gt;</text:span></text:p>
      <text:p text:style-name="P788"><text:span text:style-name="T789">#include</text:span><text:span text:style-name="T790"><text:s/></text:span><text:span text:style-name="T791">&lt;string.h&gt;</text:span></text:p>
      <text:soft-page-break/>
      <text:p text:style-name="PreformattedText"><text:span text:style-name="T792">int</text:span><text:span text:style-name="T793"><text:s/></text:span><text:span text:style-name="T794">main</text:span><text:span text:style-name="T795">(</text:span><text:span text:style-name="T796">void</text:span><text:span text:style-name="T797">)</text:span></text:p>
      <text:p text:style-name="P798">{</text:p>
      <text:p text:style-name="PreformattedText"><text:span text:style-name="T799"><text:s text:c="4"/></text:span><text:span text:style-name="T800">//</text:span><text:span text:style-name="T801"><text:s/></text:span><text:span text:style-name="T802">get</text:span><text:span text:style-name="T803"><text:s/></text:span><text:span text:style-name="T804">line</text:span><text:span text:style-name="T805"><text:s/></text:span><text:span text:style-name="T806">of</text:span><text:span text:style-name="T807"><text:s/></text:span><text:span text:style-name="T808">text</text:span></text:p>
      <text:p text:style-name="P809"><text:span text:style-name="T810"><text:s text:c="4"/></text:span>string<text:span text:style-name="T811"><text:s/></text:span><text:span text:style-name="T812">s</text:span><text:span text:style-name="T813"><text:s/></text:span><text:span text:style-name="T814">=</text:span><text:span text:style-name="T815"><text:s/></text:span>GetString<text:span text:style-name="T816">();</text:span></text:p>
      <text:p text:style-name="PreformattedText"><text:span text:style-name="T817"><text:s text:c="4"/></text:span><text:span text:style-name="T818">//</text:span><text:span text:style-name="T819"><text:s/></text:span><text:span text:style-name="T820">print</text:span><text:span text:style-name="T821"><text:s/></text:span><text:span text:style-name="T822">string,</text:span><text:span text:style-name="T823"><text:s/></text:span><text:span text:style-name="T824">one</text:span><text:span text:style-name="T825"><text:s/></text:span><text:span text:style-name="T826">character</text:span><text:span text:style-name="T827"><text:s/></text:span><text:span text:style-name="T828">per</text:span><text:span text:style-name="T829"><text:s/></text:span><text:span text:style-name="T830">line</text:span></text:p>
      <text:p text:style-name="PreformattedText"><text:span text:style-name="T831"><text:s text:c="4"/></text:span><text:span text:style-name="T832">if</text:span><text:span text:style-name="T833"><text:s/></text:span><text:span text:style-name="T834">(</text:span><text:span text:style-name="T835">s</text:span><text:span text:style-name="T836"><text:s/></text:span><text:span text:style-name="T837">!=</text:span><text:span text:style-name="T838"><text:s/></text:span>NULL<text:span text:style-name="T839">)</text:span></text:p>
      <text:p text:style-name="PreformattedText"><text:span text:style-name="T840"><text:s text:c="4"/></text:span><text:span text:style-name="T841">{</text:span></text:p>
      <text:p text:style-name="PreformattedText"><text:span text:style-name="T842"><text:s text:c="8"/></text:span><text:span text:style-name="T843">for</text:span><text:span text:style-name="T844"><text:s/></text:span><text:span text:style-name="T845">(</text:span><text:span text:style-name="T846">int</text:span><text:span text:style-name="T847"><text:s/></text:span><text:span text:style-name="T848">i</text:span><text:span text:style-name="T849"><text:s/></text:span><text:span text:style-name="T850">=</text:span><text:span text:style-name="T851"><text:s/></text:span><text:span text:style-name="T852">0</text:span><text:span text:style-name="T853">;</text:span><text:span text:style-name="T854"><text:s/></text:span><text:span text:style-name="T855">i</text:span><text:span text:style-name="T856"><text:s/></text:span><text:span text:style-name="T857">&lt;</text:span><text:span text:style-name="T858"><text:s/></text:span>strlen<text:span text:style-name="T859">(</text:span><text:span text:style-name="T860">s</text:span><text:span text:style-name="T861">);</text:span><text:span text:style-name="T862"><text:s/></text:span><text:span text:style-name="T863">i</text:span><text:span text:style-name="T864">++)</text:span></text:p>
      <text:p text:style-name="PreformattedText"><text:span text:style-name="T865"><text:s text:c="8"/></text:span><text:span text:style-name="T866">{</text:span></text:p>
      <text:p text:style-name="PreformattedText"><text:span text:style-name="T867"><text:s text:c="12"/></text:span>printf<text:span text:style-name="T868">(</text:span><text:span text:style-name="T869">"%c\n"</text:span><text:span text:style-name="T870">,</text:span><text:span text:style-name="T871"><text:s/></text:span><text:span text:style-name="T872">s</text:span><text:span text:style-name="T873">[</text:span><text:span text:style-name="T874">i</text:span><text:span text:style-name="T875">]);</text:span></text:p>
      <text:p text:style-name="PreformattedText"><text:span text:style-name="T876"><text:s text:c="8"/></text:span><text:span text:style-name="T877">}</text:span></text:p>
      <text:p text:style-name="PreformattedText"><text:span text:style-name="T878"><text:s text:c="4"/></text:span><text:span text:style-name="T879">}</text:span></text:p>
      <text:p text:style-name="P880">}</text:p>
      <text:p text:style-name="P881"/>
      <text:p text:style-name="P882">Percobaan 8: ascii-0.c</text:p>
      <text:p text:style-name="PreformattedText"><text:span text:style-name="T883">#include</text:span><text:span text:style-name="T884"><text:s/></text:span><text:span text:style-name="T885">&lt;stdio.h&gt;</text:span></text:p>
      <text:p text:style-name="PreformattedText"><text:span text:style-name="T886">int</text:span><text:span text:style-name="T887"><text:s/></text:span><text:span text:style-name="T888">main</text:span><text:span text:style-name="T889">(</text:span><text:span text:style-name="T890">void</text:span><text:span text:style-name="T891">)</text:span></text:p>
      <text:p text:style-name="P892">{</text:p>
      <text:p text:style-name="PreformattedText"><text:span text:style-name="T893"><text:s text:c="4"/></text:span><text:span text:style-name="T894">//</text:span><text:span text:style-name="T895"><text:s/></text:span><text:span text:style-name="T896">display</text:span><text:span text:style-name="T897"><text:s/></text:span><text:span text:style-name="T898">mapping</text:span><text:span text:style-name="T899"><text:s/></text:span><text:span text:style-name="T900">for</text:span><text:span text:style-name="T901"><text:s/></text:span><text:span text:style-name="T902">uppercase</text:span><text:span text:style-name="T903"><text:s/></text:span><text:span text:style-name="T904">letters</text:span></text:p>
      <text:p text:style-name="PreformattedText"><text:span text:style-name="T905"><text:s text:c="4"/></text:span><text:span text:style-name="T906">for</text:span><text:span text:style-name="T907"><text:s/></text:span><text:span text:style-name="T908">(</text:span><text:span text:style-name="T909">int</text:span><text:span text:style-name="T910"><text:s/></text:span><text:span text:style-name="T911">i</text:span><text:span text:style-name="T912"><text:s/></text:span><text:span text:style-name="T913">=</text:span><text:span text:style-name="T914"><text:s/></text:span><text:span text:style-name="T915">65</text:span><text:span text:style-name="T916">;</text:span><text:span text:style-name="T917"><text:s/></text:span><text:span text:style-name="T918">i</text:span><text:span text:style-name="T919"><text:s/></text:span><text:span text:style-name="T920">&lt;</text:span><text:span text:style-name="T921"><text:s/></text:span><text:span text:style-name="T922">65</text:span><text:span text:style-name="T923"><text:s/></text:span><text:span text:style-name="T924">+</text:span><text:span text:style-name="T925"><text:s/></text:span><text:span text:style-name="T926">26</text:span><text:span text:style-name="T927">;</text:span><text:span text:style-name="T928"><text:s/></text:span><text:span text:style-name="T929">i</text:span><text:span text:style-name="T930">++)</text:span></text:p>
      <text:p text:style-name="PreformattedText"><text:span text:style-name="T931"><text:s text:c="4"/></text:span><text:span text:style-name="T932">{</text:span></text:p>
      <text:p text:style-name="PreformattedText"><text:span text:style-name="T933"><text:s text:c="8"/></text:span>printf<text:span text:style-name="T934">(</text:span><text:span text:style-name="T935">"%c:</text:span><text:span text:style-name="T936"><text:s/></text:span><text:span text:style-name="T937">%i\n"</text:span><text:span text:style-name="T938">,</text:span><text:span text:style-name="T939"><text:s/></text:span><text:span text:style-name="T940">(</text:span><text:span text:style-name="T941">char</text:span><text:span text:style-name="T942">)</text:span><text:span text:style-name="T943"><text:s/></text:span><text:span text:style-name="T944">i</text:span><text:span text:style-name="T945">,</text:span><text:span text:style-name="T946"><text:s/></text:span><text:span text:style-name="T947">i</text:span><text:span text:style-name="T948">);</text:span></text:p>
      <text:p text:style-name="P949"><text:span text:style-name="T950"><text:s text:c="4"/></text:span><text:span text:style-name="T951">}</text:span></text:p>
      <text:p text:style-name="PreformattedText"><text:span text:style-name="T952"><text:s text:c="4"/></text:span><text:span text:style-name="T953">//</text:span><text:span text:style-name="T954"><text:s/></text:span><text:span text:style-name="T955">separate</text:span><text:span text:style-name="T956"><text:s/></text:span><text:span text:style-name="T957">uppercase</text:span><text:span text:style-name="T958"><text:s/></text:span><text:span text:style-name="T959">from</text:span><text:span text:style-name="T960"><text:s/></text:span><text:span text:style-name="T961">lowercase</text:span></text:p>
      <text:p text:style-name="P962"><text:span text:style-name="T963"><text:s text:c="4"/></text:span>printf<text:span text:style-name="T964">(</text:span><text:span text:style-name="T965">"\n"</text:span><text:span text:style-name="T966">);</text:span></text:p>
      <text:p text:style-name="PreformattedText"><text:span text:style-name="T967"><text:s text:c="4"/></text:span><text:span text:style-name="T968">//</text:span><text:span text:style-name="T969"><text:s/></text:span><text:span text:style-name="T970">display</text:span><text:span text:style-name="T971"><text:s/></text:span><text:span text:style-name="T972">mapping</text:span><text:span text:style-name="T973"><text:s/></text:span><text:span text:style-name="T974">for</text:span><text:span text:style-name="T975"><text:s/></text:span><text:span text:style-name="T976">lowercase</text:span><text:span text:style-name="T977"><text:s/></text:span><text:span text:style-name="T978">letters</text:span></text:p>
      <text:p text:style-name="PreformattedText"><text:span text:style-name="T979"><text:s text:c="4"/></text:span><text:span text:style-name="T980">for</text:span><text:span text:style-name="T981"><text:s/></text:span><text:span text:style-name="T982">(</text:span><text:span text:style-name="T983">int</text:span><text:span text:style-name="T984"><text:s/></text:span><text:span text:style-name="T985">i</text:span><text:span text:style-name="T986"><text:s/></text:span><text:span text:style-name="T987">=</text:span><text:span text:style-name="T988"><text:s/></text:span><text:span text:style-name="T989">97</text:span><text:span text:style-name="T990">;</text:span><text:span text:style-name="T991"><text:s/></text:span><text:span text:style-name="T992">i</text:span><text:span text:style-name="T993"><text:s/></text:span><text:span text:style-name="T994">&lt;</text:span><text:span text:style-name="T995"><text:s/></text:span><text:span text:style-name="T996">97</text:span><text:span text:style-name="T997"><text:s/></text:span><text:span text:style-name="T998">+</text:span><text:span text:style-name="T999"><text:s/></text:span><text:span text:style-name="T1000">26</text:span><text:span text:style-name="T1001">;</text:span><text:span text:style-name="T1002"><text:s/></text:span><text:span text:style-name="T1003">i</text:span><text:span text:style-name="T1004">++)</text:span></text:p>
      <text:p text:style-name="PreformattedText"><text:span text:style-name="T1005"><text:s text:c="4"/></text:span><text:span text:style-name="T1006">{</text:span></text:p>
      <text:p text:style-name="PreformattedText"><text:span text:style-name="T1007"><text:s text:c="8"/></text:span>printf<text:span text:style-name="T1008">(</text:span><text:span text:style-name="T1009">"%c:</text:span><text:span text:style-name="T1010"><text:s/></text:span><text:span text:style-name="T1011">%i\n"</text:span><text:span text:style-name="T1012">,</text:span><text:span text:style-name="T1013"><text:s/></text:span><text:span text:style-name="T1014">(</text:span><text:span text:style-name="T1015">char</text:span><text:span text:style-name="T1016">)</text:span><text:span text:style-name="T1017"><text:s/></text:span><text:span text:style-name="T1018">i</text:span><text:span text:style-name="T1019">,</text:span><text:span text:style-name="T1020"><text:s/></text:span><text:span text:style-name="T1021">i</text:span><text:span text:style-name="T1022">);</text:span></text:p>
      <text:p text:style-name="PreformattedText"><text:span text:style-name="T1023"><text:s text:c="4"/></text:span><text:span text:style-name="T1024">}</text:span></text:p>
      <text:p text:style-name="P1025">}</text:p>
      <text:p text:style-name="Textbody"/>
      <text:p text:style-name="P1026">Percobaan 9: ascii-1.c</text:p>
      <text:p text:style-name="PreformattedText"><text:span text:style-name="T1027">#include</text:span><text:span text:style-name="T1028"><text:s/></text:span><text:span text:style-name="T1029">&lt;stdio.h&gt;</text:span></text:p>
      <text:p text:style-name="PreformattedText"><text:span text:style-name="T1030">int</text:span><text:span text:style-name="T1031"><text:s/></text:span><text:span text:style-name="T1032">main</text:span><text:span text:style-name="T1033">(</text:span><text:span text:style-name="T1034">void</text:span><text:span text:style-name="T1035">)</text:span></text:p>
      <text:p text:style-name="P1036">{</text:p>
      <text:p text:style-name="PreformattedText"><text:span text:style-name="T1037"><text:s text:c="4"/></text:span><text:span text:style-name="T1038">//</text:span><text:span text:style-name="T1039"><text:s/></text:span><text:span text:style-name="T1040">display</text:span><text:span text:style-name="T1041"><text:s/></text:span><text:span text:style-name="T1042">mapping</text:span><text:span text:style-name="T1043"><text:s/></text:span><text:span text:style-name="T1044">for</text:span><text:span text:style-name="T1045"><text:s/></text:span><text:span text:style-name="T1046">uppercase</text:span><text:span text:style-name="T1047"><text:s/></text:span><text:span text:style-name="T1048">letters</text:span></text:p>
      <text:p text:style-name="PreformattedText"><text:span text:style-name="T1049"><text:s text:c="4"/></text:span><text:span text:style-name="T1050">for</text:span><text:span text:style-name="T1051"><text:s/></text:span><text:span text:style-name="T1052">(</text:span><text:span text:style-name="T1053">char</text:span><text:span text:style-name="T1054"><text:s/></text:span><text:span text:style-name="T1055">c</text:span><text:span text:style-name="T1056"><text:s/></text:span><text:span text:style-name="T1057">=</text:span><text:span text:style-name="T1058"><text:s/></text:span><text:span text:style-name="T1059">'A'</text:span><text:span text:style-name="T1060">;</text:span><text:span text:style-name="T1061"><text:s/></text:span><text:span text:style-name="T1062">c</text:span><text:span text:style-name="T1063"><text:s/></text:span><text:span text:style-name="T1064">&lt;=</text:span><text:span text:style-name="T1065"><text:s/></text:span><text:span text:style-name="T1066">'Z'</text:span><text:span text:style-name="T1067">;</text:span><text:span text:style-name="T1068"><text:s/></text:span><text:span text:style-name="T1069">c</text:span><text:span text:style-name="T1070">++)</text:span></text:p>
      <text:p text:style-name="PreformattedText"><text:span text:style-name="T1071"><text:s text:c="4"/></text:span><text:span text:style-name="T1072">{</text:span></text:p>
      <text:p text:style-name="PreformattedText"><text:span text:style-name="T1073"><text:s text:c="8"/></text:span>printf<text:span text:style-name="T1074">(</text:span><text:span text:style-name="T1075">"%c:</text:span><text:span text:style-name="T1076"><text:s/></text:span><text:span text:style-name="T1077">%i\n"</text:span><text:span text:style-name="T1078">,</text:span><text:span text:style-name="T1079"><text:s/></text:span><text:span text:style-name="T1080">c</text:span><text:span text:style-name="T1081">,</text:span><text:span text:style-name="T1082"><text:s/></text:span><text:span text:style-name="T1083">(</text:span><text:span text:style-name="T1084">int</text:span><text:span text:style-name="T1085">)</text:span><text:span text:style-name="T1086"><text:s/></text:span><text:span text:style-name="T1087">c</text:span><text:span text:style-name="T1088">);</text:span></text:p>
      <text:p text:style-name="P1089"><text:span text:style-name="T1090"><text:s text:c="4"/></text:span><text:span text:style-name="T1091">}</text:span></text:p>
      <text:p text:style-name="PreformattedText"><text:span text:style-name="T1092"><text:s text:c="4"/></text:span><text:span text:style-name="T1093">//</text:span><text:span text:style-name="T1094"><text:s/></text:span><text:span text:style-name="T1095">separate</text:span><text:span text:style-name="T1096"><text:s/></text:span><text:span text:style-name="T1097">uppercase</text:span><text:span text:style-name="T1098"><text:s/></text:span><text:span text:style-name="T1099">from</text:span><text:span text:style-name="T1100"><text:s/></text:span><text:span text:style-name="T1101">lowercase</text:span></text:p>
      <text:p text:style-name="P1102"><text:span text:style-name="T1103"><text:s text:c="4"/></text:span>printf<text:span text:style-name="T1104">(</text:span><text:span text:style-name="T1105">"\n"</text:span><text:span text:style-name="T1106">);</text:span></text:p>
      <text:p text:style-name="PreformattedText"><text:span text:style-name="T1107"><text:s text:c="4"/></text:span><text:span text:style-name="T1108">//</text:span><text:span text:style-name="T1109"><text:s/></text:span><text:span text:style-name="T1110">display</text:span><text:span text:style-name="T1111"><text:s/></text:span><text:span text:style-name="T1112">mapping</text:span><text:span text:style-name="T1113"><text:s/></text:span><text:span text:style-name="T1114">for</text:span><text:span text:style-name="T1115"><text:s/></text:span><text:span text:style-name="T1116">lowercase</text:span><text:span text:style-name="T1117"><text:s/></text:span><text:span text:style-name="T1118">letters</text:span></text:p>
      <text:p text:style-name="PreformattedText"><text:span text:style-name="T1119"><text:s text:c="4"/></text:span><text:span text:style-name="T1120">for</text:span><text:span text:style-name="T1121"><text:s/></text:span><text:span text:style-name="T1122">(</text:span><text:span text:style-name="T1123">char</text:span><text:span text:style-name="T1124"><text:s/></text:span><text:span text:style-name="T1125">c</text:span><text:span text:style-name="T1126"><text:s/></text:span><text:span text:style-name="T1127">=</text:span><text:span text:style-name="T1128"><text:s/></text:span><text:span text:style-name="T1129">'a'</text:span><text:span text:style-name="T1130">;</text:span><text:span text:style-name="T1131"><text:s/></text:span><text:span text:style-name="T1132">c</text:span><text:span text:style-name="T1133"><text:s/></text:span><text:span text:style-name="T1134">&lt;=</text:span><text:span text:style-name="T1135"><text:s/></text:span><text:span text:style-name="T1136">'z'</text:span><text:span text:style-name="T1137">;</text:span><text:span text:style-name="T1138"><text:s/></text:span><text:span text:style-name="T1139">c</text:span><text:span text:style-name="T1140">++)</text:span></text:p>
      <text:p text:style-name="PreformattedText"><text:span text:style-name="T1141"><text:s text:c="4"/></text:span><text:span text:style-name="T1142">{</text:span></text:p>
      <text:p text:style-name="PreformattedText"><text:span text:style-name="T1143"><text:s text:c="8"/></text:span>printf<text:span text:style-name="T1144">(</text:span><text:span text:style-name="T1145">"%c:</text:span><text:span text:style-name="T1146"><text:s/></text:span><text:span text:style-name="T1147">%i\n"</text:span><text:span text:style-name="T1148">,</text:span><text:span text:style-name="T1149"><text:s/></text:span><text:span text:style-name="T1150">c</text:span><text:span text:style-name="T1151">,</text:span><text:span text:style-name="T1152"><text:s/></text:span><text:span text:style-name="T1153">(</text:span><text:span text:style-name="T1154">int</text:span><text:span text:style-name="T1155">)</text:span><text:span text:style-name="T1156"><text:s/></text:span><text:span text:style-name="T1157">c</text:span><text:span text:style-name="T1158">);</text:span></text:p>
      <text:p text:style-name="PreformattedText"><text:span text:style-name="T1159"><text:s text:c="4"/></text:span><text:span text:style-name="T1160">}</text:span></text:p>
      <text:p text:style-name="P1161">}</text:p>
      <text:p text:style-name="Textbody"/>
      <text:p text:style-name="Textbody">Tugas Praktikum:</text:p>
      <text:list text:style-name="LFO4" text:continue-numbering="true">
        <text:list-item>
          <text:p text:style-name="P1162">Buatlah program untuk konversi dari desimal ke biner dan jelaskan</text:p>
        </text:list-item>
        <text:list-item>
          <text:p text:style-name="P1163">Buatlah program untuk merubah dari input huruf kecil menjadi output huruf besar beserta penjelasannya</text:p>
        </text:list-item>
        <text:list-item>
          <text:p text:style-name="P1164">Buatlah program untuk merubah input huruf<text:s/>besar menjadi huruf kecil beserta penjelasannya.</text:p>
        </text:list-item>
        <text:list-item>
          <text:p text:style-name="P1165">Apa yang anda ketahui tentang:</text:p>
          <text:list text:continue-numbering="true">
            <text:list-item>
              <text:p text:style-name="P1166">If, else if dan else</text:p>
            </text:list-item>
            <text:list-item>
              <text:p text:style-name="P1167">for</text:p>
            </text:list-item>
            <text:list-item>
              <text:p text:style-name="P1168">while, do while</text:p>
            </text:list-item>
            <text:list-item>
              <text:p text:style-name="P1169">switch</text:p>
            </text:list-item>
          </text:list>
        </text:list-item>
      </text:list>
      <text:p text:style-name="Textbody"/>
      <text:h text:style-name="P1170" text:outline-level="1"><text:bookmark-start text:name="__RefHeading__6372_1704778645"/><text:soft-page-break/>Modul 2: If, if-else, for, while, do-while<text:bookmark-end text:name="__RefHeading__6372_1704778645"/></text:h>
      <text:p text:style-name="Textbody">Tujuan:</text:p>
      <text:list text:style-name="LFO5" text:continue-numbering="true">
        <text:list-item>
          <text:p text:style-name="P1171">Mahasiswa mamahami penggunaan decision (if dan for) serta mampu mendemokan<text:s/>penggunaannya.</text:p>
        </text:list-item>
        <text:list-item>
          <text:p text:style-name="P1172">Mahasiswa mampu menggunakan dan mendemokan penggunaan loop/perulangan</text:p>
        </text:list-item>
      </text:list>
      <text:p text:style-name="Textbody"/>
      <text:p text:style-name="Textbody">Percobaan 1: cough-0.c</text:p>
      <text:p text:style-name="PreformattedText"><text:span text:style-name="T1173">#include</text:span><text:span text:style-name="T1174"><text:s/></text:span><text:span text:style-name="T1175">&lt;stdio.h&gt;</text:span></text:p>
      <text:p text:style-name="PreformattedText"><text:span text:style-name="T1176">int</text:span><text:span text:style-name="T1177"><text:s/></text:span><text:span text:style-name="T1178">main</text:span><text:span text:style-name="T1179">(</text:span><text:span text:style-name="T1180">void</text:span><text:span text:style-name="T1181">)</text:span></text:p>
      <text:p text:style-name="P1182">{</text:p>
      <text:p text:style-name="PreformattedText"><text:span text:style-name="T1183"><text:s text:c="4"/></text:span><text:span text:style-name="T1184">//</text:span><text:span text:style-name="T1185"><text:s/></text:span><text:span text:style-name="T1186">cough</text:span><text:span text:style-name="T1187"><text:s/></text:span><text:span text:style-name="T1188">three</text:span><text:span text:style-name="T1189"><text:s/></text:span><text:span text:style-name="T1190">times</text:span></text:p>
      <text:p text:style-name="PreformattedText"><text:span text:style-name="T1191"><text:s text:c="4"/></text:span>printf<text:span text:style-name="T1192">(</text:span><text:span text:style-name="T1193">"cough\n"</text:span><text:span text:style-name="T1194">);</text:span></text:p>
      <text:p text:style-name="PreformattedText"><text:span text:style-name="T1195"><text:s text:c="4"/></text:span>printf<text:span text:style-name="T1196">(</text:span><text:span text:style-name="T1197">"cough\n"</text:span><text:span text:style-name="T1198">);</text:span></text:p>
      <text:p text:style-name="PreformattedText"><text:span text:style-name="T1199"><text:s text:c="4"/></text:span>printf<text:span text:style-name="T1200">(</text:span><text:span text:style-name="T1201">"cough\n"</text:span><text:span text:style-name="T1202">);</text:span></text:p>
      <text:p text:style-name="P1203">}</text:p>
      <text:p text:style-name="Textbody"/>
      <text:p text:style-name="Textbody">Percobaan 2:<text:s/>cough-1.c</text:p>
      <text:p text:style-name="PreformattedText"><text:span text:style-name="T1204">#include</text:span><text:span text:style-name="T1205"><text:s/></text:span><text:span text:style-name="T1206">&lt;stdio.h&gt;</text:span></text:p>
      <text:p text:style-name="PreformattedText"><text:span text:style-name="T1207">int</text:span><text:span text:style-name="T1208"><text:s/></text:span><text:span text:style-name="T1209">main</text:span><text:span text:style-name="T1210">(</text:span><text:span text:style-name="T1211">void</text:span><text:span text:style-name="T1212">)</text:span></text:p>
      <text:p text:style-name="P1213">{</text:p>
      <text:p text:style-name="PreformattedText"><text:span text:style-name="T1214"><text:s text:c="4"/></text:span><text:span text:style-name="T1215">//</text:span><text:span text:style-name="T1216"><text:s/></text:span><text:span text:style-name="T1217">cough</text:span><text:span text:style-name="T1218"><text:s/></text:span><text:span text:style-name="T1219">three</text:span><text:span text:style-name="T1220"><text:s/></text:span><text:span text:style-name="T1221">times</text:span></text:p>
      <text:p text:style-name="PreformattedText"><text:span text:style-name="T1222"><text:s text:c="4"/></text:span><text:span text:style-name="T1223">for</text:span><text:span text:style-name="T1224"><text:s/></text:span><text:span text:style-name="T1225">(</text:span><text:span text:style-name="T1226">int</text:span><text:span text:style-name="T1227"><text:s/></text:span><text:span text:style-name="T1228">i</text:span><text:span text:style-name="T1229"><text:s/></text:span><text:span text:style-name="T1230">=</text:span><text:span text:style-name="T1231"><text:s/></text:span><text:span text:style-name="T1232">0</text:span><text:span text:style-name="T1233">;</text:span><text:span text:style-name="T1234"><text:s/></text:span><text:span text:style-name="T1235">i</text:span><text:span text:style-name="T1236"><text:s/></text:span><text:span text:style-name="T1237">&lt;</text:span><text:span text:style-name="T1238"><text:s/></text:span><text:span text:style-name="T1239">3</text:span><text:span text:style-name="T1240">;</text:span><text:span text:style-name="T1241"><text:s/></text:span><text:span text:style-name="T1242">i</text:span><text:span text:style-name="T1243">++)</text:span></text:p>
      <text:p text:style-name="PreformattedText"><text:span text:style-name="T1244"><text:s text:c="4"/></text:span><text:span text:style-name="T1245">{</text:span></text:p>
      <text:p text:style-name="PreformattedText"><text:span text:style-name="T1246"><text:s text:c="8"/></text:span>printf<text:span text:style-name="T1247">(</text:span><text:span text:style-name="T1248">"cough\n"</text:span><text:span text:style-name="T1249">);</text:span></text:p>
      <text:p text:style-name="PreformattedText"><text:span text:style-name="T1250"><text:s text:c="4"/></text:span><text:span text:style-name="T1251">}</text:span></text:p>
      <text:p text:style-name="P1252">}</text:p>
      <text:p text:style-name="Textbody"/>
      <text:p text:style-name="Textbody">Percobaan 3: <text:s/>buggy-0.c</text:p>
      <text:p text:style-name="PreformattedText"><text:span text:style-name="T1253">#include</text:span><text:span text:style-name="T1254"><text:s/></text:span><text:span text:style-name="T1255">&lt;stdio.h&gt;</text:span></text:p>
      <text:p text:style-name="PreformattedText"><text:span text:style-name="T1256">int</text:span><text:span text:style-name="T1257"><text:s/></text:span><text:span text:style-name="T1258">main</text:span><text:span text:style-name="T1259">(</text:span><text:span text:style-name="T1260">void</text:span><text:span text:style-name="T1261">)</text:span></text:p>
      <text:p text:style-name="P1262">{</text:p>
      <text:p text:style-name="PreformattedText"><text:span text:style-name="T1263"><text:s text:c="4"/></text:span><text:span text:style-name="T1264">for</text:span><text:span text:style-name="T1265"><text:s/></text:span><text:span text:style-name="T1266">(</text:span><text:span text:style-name="T1267">int</text:span><text:span text:style-name="T1268"><text:s/></text:span><text:span text:style-name="T1269">i</text:span><text:span text:style-name="T1270"><text:s/></text:span><text:span text:style-name="T1271">=</text:span><text:span text:style-name="T1272"><text:s/></text:span><text:span text:style-name="T1273">0</text:span><text:span text:style-name="T1274">;</text:span><text:span text:style-name="T1275"><text:s/></text:span><text:span text:style-name="T1276">i</text:span><text:span text:style-name="T1277"><text:s/></text:span><text:span text:style-name="T1278">&lt;=</text:span><text:span text:style-name="T1279"><text:s/></text:span><text:span text:style-name="T1280">10</text:span><text:span text:style-name="T1281">;</text:span><text:span text:style-name="T1282"><text:s/></text:span><text:span text:style-name="T1283">i</text:span><text:span text:style-name="T1284">++)</text:span></text:p>
      <text:p text:style-name="PreformattedText"><text:span text:style-name="T1285"><text:s text:c="8"/></text:span>printf<text:span text:style-name="T1286">(</text:span><text:span text:style-name="T1287">"*"</text:span><text:span text:style-name="T1288">);</text:span></text:p>
      <text:p text:style-name="P1289">}</text:p>
      <text:p text:style-name="Textbody"/>
      <text:p text:style-name="Textbody">Percobaan 4: buggy-1.c</text:p>
      <text:p text:style-name="PreformattedText"><text:span text:style-name="T1290">#include</text:span><text:span text:style-name="T1291"><text:s/></text:span><text:span text:style-name="T1292">&lt;stdio.h&gt;</text:span></text:p>
      <text:p text:style-name="PreformattedText"><text:span text:style-name="T1293">int</text:span><text:span text:style-name="T1294"><text:s/></text:span><text:span text:style-name="T1295">main</text:span><text:span text:style-name="T1296">(</text:span><text:span text:style-name="T1297">void</text:span><text:span text:style-name="T1298">)</text:span></text:p>
      <text:p text:style-name="P1299">{</text:p>
      <text:p text:style-name="PreformattedText"><text:span text:style-name="T1300"><text:s text:c="4"/></text:span><text:span text:style-name="T1301">for</text:span><text:span text:style-name="T1302"><text:s/></text:span><text:span text:style-name="T1303">(</text:span><text:span text:style-name="T1304">int</text:span><text:span text:style-name="T1305"><text:s/></text:span><text:span text:style-name="T1306">i</text:span><text:span text:style-name="T1307"><text:s/></text:span><text:span text:style-name="T1308">=</text:span><text:span text:style-name="T1309"><text:s/></text:span><text:span text:style-name="T1310">0</text:span><text:span text:style-name="T1311">;</text:span><text:span text:style-name="T1312"><text:s/></text:span><text:span text:style-name="T1313">i</text:span><text:span text:style-name="T1314"><text:s/></text:span><text:span text:style-name="T1315">&lt;=</text:span><text:span text:style-name="T1316"><text:s/></text:span><text:span text:style-name="T1317">10</text:span><text:span text:style-name="T1318">;</text:span><text:span text:style-name="T1319"><text:s/></text:span><text:span text:style-name="T1320">i</text:span><text:span text:style-name="T1321">++)</text:span></text:p>
      <text:p text:style-name="PreformattedText"><text:span text:style-name="T1322"><text:s text:c="8"/></text:span>printf<text:span text:style-name="T1323">(</text:span><text:span text:style-name="T1324">"*"</text:span><text:span text:style-name="T1325">);</text:span></text:p>
      <text:p text:style-name="PreformattedText"><text:span text:style-name="T1326"><text:s text:c="8"/></text:span>printf<text:span text:style-name="T1327">(</text:span><text:span text:style-name="T1328">"\n"</text:span><text:span text:style-name="T1329">);</text:span></text:p>
      <text:p text:style-name="P1330">}</text:p>
      <text:p text:style-name="Textbody">Percobaan 5: condition-0.c</text:p>
      <text:soft-page-break/>
      <text:p text:style-name="PreformattedText"><text:span text:style-name="T1331">#include</text:span><text:span text:style-name="T1332"><text:s/></text:span><text:span text:style-name="T1333">&lt;cs50.h&gt;</text:span></text:p>
      <text:p text:style-name="P1334"><text:span text:style-name="T1335">#include</text:span><text:span text:style-name="T1336"><text:s/></text:span><text:span text:style-name="T1337">&lt;stdio.h&gt;</text:span></text:p>
      <text:p text:style-name="PreformattedText"><text:span text:style-name="T1338">int</text:span><text:span text:style-name="T1339"><text:s/></text:span><text:span text:style-name="T1340">main</text:span><text:span text:style-name="T1341">(</text:span><text:span text:style-name="T1342">void</text:span><text:span text:style-name="T1343">)</text:span></text:p>
      <text:p text:style-name="P1344">{</text:p>
      <text:p text:style-name="PreformattedText"><text:span text:style-name="T1345"><text:s text:c="4"/></text:span><text:span text:style-name="T1346">//</text:span><text:span text:style-name="T1347"><text:s/></text:span><text:span text:style-name="T1348">ask</text:span><text:span text:style-name="T1349"><text:s/></text:span><text:span text:style-name="T1350">user</text:span><text:span text:style-name="T1351"><text:s/></text:span><text:span text:style-name="T1352">for</text:span><text:span text:style-name="T1353"><text:s/></text:span><text:span text:style-name="T1354">an</text:span><text:span text:style-name="T1355"><text:s/></text:span><text:span text:style-name="T1356">integer</text:span></text:p>
      <text:p text:style-name="PreformattedText"><text:span text:style-name="T1357"><text:s text:c="4"/></text:span>printf<text:span text:style-name="T1358">(</text:span><text:span text:style-name="T1359">"I'd</text:span><text:span text:style-name="T1360"><text:s/></text:span><text:span text:style-name="T1361">like</text:span><text:span text:style-name="T1362"><text:s/></text:span><text:span text:style-name="T1363">an</text:span><text:span text:style-name="T1364"><text:s/></text:span><text:span text:style-name="T1365">integer</text:span><text:span text:style-name="T1366"><text:s/></text:span><text:span text:style-name="T1367">please:</text:span><text:span text:style-name="T1368"><text:s/></text:span><text:span text:style-name="T1369">"</text:span><text:span text:style-name="T1370">);</text:span></text:p>
      <text:p text:style-name="P1371"><text:span text:style-name="T1372"><text:s text:c="4"/></text:span><text:span text:style-name="T1373">int</text:span><text:span text:style-name="T1374"><text:s/></text:span><text:span text:style-name="T1375">n</text:span><text:span text:style-name="T1376"><text:s/></text:span><text:span text:style-name="T1377">=</text:span><text:span text:style-name="T1378"><text:s/></text:span>GetInt<text:span text:style-name="T1379">();</text:span></text:p>
      <text:p text:style-name="PreformattedText"><text:span text:style-name="T1380"><text:s text:c="4"/></text:span><text:span text:style-name="T1381">//</text:span><text:span text:style-name="T1382"><text:s/></text:span><text:span text:style-name="T1383">analyze</text:span><text:span text:style-name="T1384"><text:s/></text:span><text:span text:style-name="T1385">user's</text:span><text:span text:style-name="T1386"><text:s/></text:span><text:span text:style-name="T1387">input</text:span><text:span text:style-name="T1388"><text:s/></text:span><text:span text:style-name="T1389">(somewhat</text:span><text:span text:style-name="T1390"><text:s/></text:span><text:span text:style-name="T1391">inaccurately)</text:span></text:p>
      <text:p text:style-name="PreformattedText"><text:span text:style-name="T1392"><text:s text:c="4"/></text:span><text:span text:style-name="T1393">if</text:span><text:span text:style-name="T1394"><text:s/></text:span><text:span text:style-name="T1395">(</text:span><text:span text:style-name="T1396">n</text:span><text:span text:style-name="T1397"><text:s/></text:span><text:span text:style-name="T1398">&gt;</text:span><text:span text:style-name="T1399"><text:s/></text:span><text:span text:style-name="T1400">0</text:span><text:span text:style-name="T1401">)</text:span></text:p>
      <text:p text:style-name="PreformattedText"><text:span text:style-name="T1402"><text:s text:c="4"/></text:span><text:span text:style-name="T1403">{</text:span></text:p>
      <text:p text:style-name="PreformattedText"><text:span text:style-name="T1404"><text:s text:c="8"/></text:span>printf<text:span text:style-name="T1405">(</text:span><text:span text:style-name="T1406">"You</text:span><text:span text:style-name="T1407"><text:s/></text:span><text:span text:style-name="T1408">picked</text:span><text:span text:style-name="T1409"><text:s/></text:span><text:span text:style-name="T1410">a</text:span><text:span text:style-name="T1411"><text:s/></text:span><text:span text:style-name="T1412">positive</text:span><text:span text:style-name="T1413"><text:s/></text:span><text:span text:style-name="T1414">number!\n"</text:span><text:span text:style-name="T1415">);</text:span></text:p>
      <text:p text:style-name="PreformattedText"><text:span text:style-name="T1416"><text:s text:c="4"/></text:span><text:span text:style-name="T1417">}</text:span></text:p>
      <text:p text:style-name="PreformattedText"><text:span text:style-name="T1418"><text:s text:c="4"/></text:span><text:span text:style-name="T1419">else</text:span></text:p>
      <text:p text:style-name="PreformattedText"><text:span text:style-name="T1420"><text:s text:c="4"/></text:span><text:span text:style-name="T1421">{</text:span></text:p>
      <text:p text:style-name="PreformattedText"><text:span text:style-name="T1422"><text:s text:c="8"/></text:span>printf<text:span text:style-name="T1423">(</text:span><text:span text:style-name="T1424">"You</text:span><text:span text:style-name="T1425"><text:s/></text:span><text:span text:style-name="T1426">picked</text:span><text:span text:style-name="T1427"><text:s/></text:span><text:span text:style-name="T1428">a</text:span><text:span text:style-name="T1429"><text:s/></text:span><text:span text:style-name="T1430">negative</text:span><text:span text:style-name="T1431"><text:s/></text:span><text:span text:style-name="T1432">number!\n"</text:span><text:span text:style-name="T1433">);</text:span></text:p>
      <text:p text:style-name="PreformattedText"><text:span text:style-name="T1434"><text:s text:c="4"/></text:span><text:span text:style-name="T1435">}</text:span></text:p>
      <text:p text:style-name="P1436">}</text:p>
      <text:p text:style-name="Textbody"/>
      <text:p text:style-name="Textbody">Percobaan 6: condition-1.c</text:p>
      <text:p text:style-name="PreformattedText"><text:span text:style-name="T1437">#include</text:span><text:span text:style-name="T1438"><text:s/></text:span><text:span text:style-name="T1439">&lt;cs50.h&gt;</text:span></text:p>
      <text:p text:style-name="P1440"><text:span text:style-name="T1441">#include</text:span><text:span text:style-name="T1442"><text:s/></text:span><text:span text:style-name="T1443">&lt;stdio.h&gt;</text:span></text:p>
      <text:p text:style-name="PreformattedText"><text:span text:style-name="T1444">int</text:span><text:span text:style-name="T1445"><text:s/></text:span><text:span text:style-name="T1446">main</text:span><text:span text:style-name="T1447">(</text:span><text:span text:style-name="T1448">void</text:span><text:span text:style-name="T1449">)</text:span></text:p>
      <text:p text:style-name="P1450">{</text:p>
      <text:p text:style-name="PreformattedText"><text:span text:style-name="T1451"><text:s text:c="4"/></text:span><text:span text:style-name="T1452">//</text:span><text:span text:style-name="T1453"><text:s/></text:span><text:span text:style-name="T1454">ask</text:span><text:span text:style-name="T1455"><text:s/></text:span><text:span text:style-name="T1456">user</text:span><text:span text:style-name="T1457"><text:s/></text:span><text:span text:style-name="T1458">for</text:span><text:span text:style-name="T1459"><text:s/></text:span><text:span text:style-name="T1460">an</text:span><text:span text:style-name="T1461"><text:s/></text:span><text:span text:style-name="T1462">integer</text:span></text:p>
      <text:p text:style-name="PreformattedText"><text:span text:style-name="T1463"><text:s text:c="4"/></text:span>printf<text:span text:style-name="T1464">(</text:span><text:span text:style-name="T1465">"I'd</text:span><text:span text:style-name="T1466"><text:s/></text:span><text:span text:style-name="T1467">like</text:span><text:span text:style-name="T1468"><text:s/></text:span><text:span text:style-name="T1469">an</text:span><text:span text:style-name="T1470"><text:s/></text:span><text:span text:style-name="T1471">integer</text:span><text:span text:style-name="T1472"><text:s/></text:span><text:span text:style-name="T1473">please:</text:span><text:span text:style-name="T1474"><text:s/></text:span><text:span text:style-name="T1475">"</text:span><text:span text:style-name="T1476">);</text:span></text:p>
      <text:p text:style-name="P1477"><text:span text:style-name="T1478"><text:s text:c="4"/></text:span><text:span text:style-name="T1479">int</text:span><text:span text:style-name="T1480"><text:s/></text:span><text:span text:style-name="T1481">n</text:span><text:span text:style-name="T1482"><text:s/></text:span><text:span text:style-name="T1483">=</text:span><text:span text:style-name="T1484"><text:s/></text:span>GetInt<text:span text:style-name="T1485">();</text:span></text:p>
      <text:p text:style-name="PreformattedText"><text:span text:style-name="T1486"><text:s text:c="4"/></text:span><text:span text:style-name="T1487">//</text:span><text:span text:style-name="T1488"><text:s/></text:span><text:span text:style-name="T1489">analyze</text:span><text:span text:style-name="T1490"><text:s/></text:span><text:span text:style-name="T1491">user's</text:span><text:span text:style-name="T1492"><text:s/></text:span><text:span text:style-name="T1493">input</text:span></text:p>
      <text:p text:style-name="PreformattedText"><text:span text:style-name="T1494"><text:s text:c="4"/></text:span><text:span text:style-name="T1495">if</text:span><text:span text:style-name="T1496"><text:s/></text:span><text:span text:style-name="T1497">(</text:span><text:span text:style-name="T1498">n</text:span><text:span text:style-name="T1499"><text:s/></text:span><text:span text:style-name="T1500">&gt;</text:span><text:span text:style-name="T1501"><text:s/></text:span><text:span text:style-name="T1502">0</text:span><text:span text:style-name="T1503">)</text:span></text:p>
      <text:p text:style-name="PreformattedText"><text:span text:style-name="T1504"><text:s text:c="4"/></text:span><text:span text:style-name="T1505">{</text:span></text:p>
      <text:p text:style-name="PreformattedText"><text:span text:style-name="T1506"><text:s text:c="8"/></text:span>printf<text:span text:style-name="T1507">(</text:span><text:span text:style-name="T1508">"You</text:span><text:span text:style-name="T1509"><text:s/></text:span><text:span text:style-name="T1510">picked</text:span><text:span text:style-name="T1511"><text:s/></text:span><text:span text:style-name="T1512">a</text:span><text:span text:style-name="T1513"><text:s/></text:span><text:span text:style-name="T1514">positive</text:span><text:span text:style-name="T1515"><text:s/></text:span><text:span text:style-name="T1516">number!\n"</text:span><text:span text:style-name="T1517">);</text:span></text:p>
      <text:p text:style-name="PreformattedText"><text:span text:style-name="T1518"><text:s text:c="4"/></text:span><text:span text:style-name="T1519">}</text:span></text:p>
      <text:p text:style-name="PreformattedText"><text:span text:style-name="T1520"><text:s text:c="4"/></text:span><text:span text:style-name="T1521">else</text:span><text:span text:style-name="T1522"><text:s/></text:span><text:span text:style-name="T1523">if</text:span><text:span text:style-name="T1524"><text:s/></text:span><text:span text:style-name="T1525">(</text:span><text:span text:style-name="T1526">n</text:span><text:span text:style-name="T1527"><text:s/></text:span><text:span text:style-name="T1528">==</text:span><text:span text:style-name="T1529"><text:s/></text:span><text:span text:style-name="T1530">0</text:span><text:span text:style-name="T1531">)</text:span></text:p>
      <text:p text:style-name="PreformattedText"><text:span text:style-name="T1532"><text:s text:c="4"/></text:span><text:span text:style-name="T1533">{</text:span></text:p>
      <text:p text:style-name="PreformattedText"><text:span text:style-name="T1534"><text:s text:c="8"/></text:span>printf<text:span text:style-name="T1535">(</text:span><text:span text:style-name="T1536">"You</text:span><text:span text:style-name="T1537"><text:s/></text:span><text:span text:style-name="T1538">picked</text:span><text:span text:style-name="T1539"><text:s/></text:span><text:span text:style-name="T1540">zero!\n"</text:span><text:span text:style-name="T1541">);</text:span></text:p>
      <text:p text:style-name="PreformattedText"><text:span text:style-name="T1542"><text:s text:c="4"/></text:span><text:span text:style-name="T1543">}</text:span></text:p>
      <text:p text:style-name="PreformattedText"><text:span text:style-name="T1544"><text:s text:c="4"/></text:span><text:span text:style-name="T1545">else</text:span></text:p>
      <text:p text:style-name="PreformattedText"><text:span text:style-name="T1546"><text:s text:c="4"/></text:span><text:span text:style-name="T1547">{</text:span></text:p>
      <text:p text:style-name="PreformattedText"><text:span text:style-name="T1548"><text:s text:c="8"/></text:span>printf<text:span text:style-name="T1549">(</text:span><text:span text:style-name="T1550">"You</text:span><text:span text:style-name="T1551"><text:s/></text:span><text:span text:style-name="T1552">picked</text:span><text:span text:style-name="T1553"><text:s/></text:span><text:span text:style-name="T1554">a</text:span><text:span text:style-name="T1555"><text:s/></text:span><text:span text:style-name="T1556">negative</text:span><text:span text:style-name="T1557"><text:s/></text:span><text:span text:style-name="T1558">number!\n"</text:span><text:span text:style-name="T1559">);</text:span></text:p>
      <text:p text:style-name="PreformattedText"><text:span text:style-name="T1560"><text:s text:c="4"/></text:span><text:span text:style-name="T1561">}</text:span></text:p>
      <text:p text:style-name="P1562">}</text:p>
      <text:p text:style-name="Textbody"/>
      <text:p text:style-name="Textbody">Percobaan 7: nonswitch.c</text:p>
      <text:p text:style-name="PreformattedText"><text:span text:style-name="T1563">#include</text:span><text:span text:style-name="T1564"><text:s/></text:span><text:span text:style-name="T1565">&lt;cs50.h&gt;</text:span></text:p>
      <text:p text:style-name="P1566"><text:span text:style-name="T1567">#include</text:span><text:span text:style-name="T1568"><text:s/></text:span><text:span text:style-name="T1569">&lt;stdio.h&gt;</text:span></text:p>
      <text:p text:style-name="PreformattedText"><text:span text:style-name="T1570">int</text:span><text:span text:style-name="T1571"><text:s/></text:span><text:span text:style-name="T1572">main</text:span><text:span text:style-name="T1573">(</text:span><text:span text:style-name="T1574">void</text:span><text:span text:style-name="T1575">)</text:span></text:p>
      <text:p text:style-name="P1576">{</text:p>
      <text:p text:style-name="PreformattedText"><text:span text:style-name="T1577"><text:s text:c="4"/></text:span><text:span text:style-name="T1578">//</text:span><text:span text:style-name="T1579"><text:s/></text:span><text:span text:style-name="T1580">ask</text:span><text:span text:style-name="T1581"><text:s/></text:span><text:span text:style-name="T1582">user</text:span><text:span text:style-name="T1583"><text:s/></text:span><text:span text:style-name="T1584">for</text:span><text:span text:style-name="T1585"><text:s/></text:span><text:span text:style-name="T1586">an</text:span><text:span text:style-name="T1587"><text:s/></text:span><text:span text:style-name="T1588">integer</text:span></text:p>
      <text:p text:style-name="PreformattedText"><text:span text:style-name="T1589"><text:s text:c="4"/></text:span>printf<text:span text:style-name="T1590">(</text:span><text:span text:style-name="T1591">"Give</text:span><text:span text:style-name="T1592"><text:s/></text:span><text:span text:style-name="T1593">me</text:span><text:span text:style-name="T1594"><text:s/></text:span><text:span text:style-name="T1595">an</text:span><text:span text:style-name="T1596"><text:s/></text:span><text:span text:style-name="T1597">integer</text:span><text:span text:style-name="T1598"><text:s/></text:span><text:span text:style-name="T1599">between</text:span><text:span text:style-name="T1600"><text:s/></text:span><text:span text:style-name="T1601">1</text:span><text:span text:style-name="T1602"><text:s/></text:span><text:span text:style-name="T1603">and</text:span><text:span text:style-name="T1604"><text:s/></text:span><text:span text:style-name="T1605">10:</text:span><text:span text:style-name="T1606"><text:s/></text:span><text:span text:style-name="T1607">"</text:span><text:span text:style-name="T1608">);</text:span></text:p>
      <text:p text:style-name="P1609"><text:span text:style-name="T1610"><text:s text:c="4"/></text:span><text:span text:style-name="T1611">int</text:span><text:span text:style-name="T1612"><text:s/></text:span><text:span text:style-name="T1613">n</text:span><text:span text:style-name="T1614"><text:s/></text:span><text:span text:style-name="T1615">=</text:span><text:span text:style-name="T1616"><text:s/></text:span>GetInt<text:span text:style-name="T1617">();</text:span></text:p>
      <text:soft-page-break/>
      <text:p text:style-name="PreformattedText"><text:span text:style-name="T1618"><text:s text:c="4"/></text:span><text:span text:style-name="T1619">//</text:span><text:span text:style-name="T1620"><text:s/></text:span><text:span text:style-name="T1621">judge</text:span><text:span text:style-name="T1622"><text:s/></text:span><text:span text:style-name="T1623">user's</text:span><text:span text:style-name="T1624"><text:s/></text:span><text:span text:style-name="T1625">input</text:span></text:p>
      <text:p text:style-name="PreformattedText"><text:span text:style-name="T1626"><text:s text:c="4"/></text:span><text:span text:style-name="T1627">if</text:span><text:span text:style-name="T1628"><text:s/></text:span><text:span text:style-name="T1629">(</text:span><text:span text:style-name="T1630">n</text:span><text:span text:style-name="T1631"><text:s/></text:span><text:span text:style-name="T1632">&gt;=</text:span><text:span text:style-name="T1633"><text:s/></text:span><text:span text:style-name="T1634">1</text:span><text:span text:style-name="T1635"><text:s/></text:span><text:span text:style-name="T1636">&amp;&amp;</text:span><text:span text:style-name="T1637"><text:s/></text:span><text:span text:style-name="T1638">n</text:span><text:span text:style-name="T1639"><text:s/></text:span><text:span text:style-name="T1640">&lt;=</text:span><text:span text:style-name="T1641"><text:s/></text:span><text:span text:style-name="T1642">3</text:span><text:span text:style-name="T1643">)</text:span></text:p>
      <text:p text:style-name="PreformattedText"><text:span text:style-name="T1644"><text:s text:c="4"/></text:span><text:span text:style-name="T1645">{</text:span></text:p>
      <text:p text:style-name="PreformattedText"><text:span text:style-name="T1646"><text:s text:c="8"/></text:span>printf<text:span text:style-name="T1647">(</text:span><text:span text:style-name="T1648">"You</text:span><text:span text:style-name="T1649"><text:s/></text:span><text:span text:style-name="T1650">picked</text:span><text:span text:style-name="T1651"><text:s/></text:span><text:span text:style-name="T1652">a</text:span><text:span text:style-name="T1653"><text:s/></text:span><text:span text:style-name="T1654">small</text:span><text:span text:style-name="T1655"><text:s/></text:span><text:span text:style-name="T1656">number.\n"</text:span><text:span text:style-name="T1657">);</text:span></text:p>
      <text:p text:style-name="PreformattedText"><text:span text:style-name="T1658"><text:s text:c="4"/></text:span><text:span text:style-name="T1659">}</text:span></text:p>
      <text:p text:style-name="PreformattedText"><text:span text:style-name="T1660"><text:s text:c="4"/></text:span><text:span text:style-name="T1661">else</text:span><text:span text:style-name="T1662"><text:s/></text:span><text:span text:style-name="T1663">if</text:span><text:span text:style-name="T1664"><text:s/></text:span><text:span text:style-name="T1665">(</text:span><text:span text:style-name="T1666">n</text:span><text:span text:style-name="T1667"><text:s/></text:span><text:span text:style-name="T1668">&gt;=</text:span><text:span text:style-name="T1669"><text:s/></text:span><text:span text:style-name="T1670">4</text:span><text:span text:style-name="T1671"><text:s/></text:span><text:span text:style-name="T1672">&amp;&amp;</text:span><text:span text:style-name="T1673"><text:s/></text:span><text:span text:style-name="T1674">n</text:span><text:span text:style-name="T1675"><text:s/></text:span><text:span text:style-name="T1676">&lt;=</text:span><text:span text:style-name="T1677"><text:s/></text:span><text:span text:style-name="T1678">6</text:span><text:span text:style-name="T1679">)</text:span></text:p>
      <text:p text:style-name="PreformattedText"><text:span text:style-name="T1680"><text:s text:c="4"/></text:span><text:span text:style-name="T1681">{</text:span></text:p>
      <text:p text:style-name="PreformattedText"><text:span text:style-name="T1682"><text:s text:c="8"/></text:span>printf<text:span text:style-name="T1683">(</text:span><text:span text:style-name="T1684">"You</text:span><text:span text:style-name="T1685"><text:s/></text:span><text:span text:style-name="T1686">picked</text:span><text:span text:style-name="T1687"><text:s/></text:span><text:span text:style-name="T1688">a</text:span><text:span text:style-name="T1689"><text:s/></text:span><text:span text:style-name="T1690">medium</text:span><text:span text:style-name="T1691"><text:s/></text:span><text:span text:style-name="T1692">number.\n"</text:span><text:span text:style-name="T1693">);</text:span></text:p>
      <text:p text:style-name="PreformattedText"><text:span text:style-name="T1694"><text:s text:c="4"/></text:span><text:span text:style-name="T1695">}</text:span></text:p>
      <text:p text:style-name="PreformattedText"><text:span text:style-name="T1696"><text:s text:c="4"/></text:span><text:span text:style-name="T1697">else</text:span><text:span text:style-name="T1698"><text:s/></text:span><text:span text:style-name="T1699">if</text:span><text:span text:style-name="T1700"><text:s/></text:span><text:span text:style-name="T1701">(</text:span><text:span text:style-name="T1702">n</text:span><text:span text:style-name="T1703"><text:s/></text:span><text:span text:style-name="T1704">&gt;=</text:span><text:span text:style-name="T1705"><text:s/></text:span><text:span text:style-name="T1706">7</text:span><text:span text:style-name="T1707"><text:s/></text:span><text:span text:style-name="T1708">&amp;&amp;</text:span><text:span text:style-name="T1709"><text:s/></text:span><text:span text:style-name="T1710">n</text:span><text:span text:style-name="T1711"><text:s/></text:span><text:span text:style-name="T1712">&lt;=</text:span><text:span text:style-name="T1713"><text:s/></text:span><text:span text:style-name="T1714">10</text:span><text:span text:style-name="T1715">)</text:span></text:p>
      <text:p text:style-name="PreformattedText"><text:span text:style-name="T1716"><text:s text:c="4"/></text:span><text:span text:style-name="T1717">{</text:span></text:p>
      <text:p text:style-name="PreformattedText"><text:span text:style-name="T1718"><text:s text:c="8"/></text:span>printf<text:span text:style-name="T1719">(</text:span><text:span text:style-name="T1720">"You</text:span><text:span text:style-name="T1721"><text:s/></text:span><text:span text:style-name="T1722">picked</text:span><text:span text:style-name="T1723"><text:s/></text:span><text:span text:style-name="T1724">a</text:span><text:span text:style-name="T1725"><text:s/></text:span><text:span text:style-name="T1726">big</text:span><text:span text:style-name="T1727"><text:s/></text:span><text:span text:style-name="T1728">number.\n"</text:span><text:span text:style-name="T1729">);</text:span></text:p>
      <text:p text:style-name="PreformattedText"><text:span text:style-name="T1730"><text:s text:c="4"/></text:span><text:span text:style-name="T1731">}</text:span></text:p>
      <text:p text:style-name="PreformattedText"><text:span text:style-name="T1732"><text:s text:c="4"/></text:span><text:span text:style-name="T1733">else</text:span></text:p>
      <text:p text:style-name="PreformattedText"><text:span text:style-name="T1734"><text:s text:c="4"/></text:span><text:span text:style-name="T1735">{</text:span></text:p>
      <text:p text:style-name="PreformattedText"><text:span text:style-name="T1736"><text:s text:c="8"/></text:span>printf<text:span text:style-name="T1737">(</text:span><text:span text:style-name="T1738">"You</text:span><text:span text:style-name="T1739"><text:s/></text:span><text:span text:style-name="T1740">picked</text:span><text:span text:style-name="T1741"><text:s/></text:span><text:span text:style-name="T1742">an</text:span><text:span text:style-name="T1743"><text:s/></text:span><text:span text:style-name="T1744">invalid</text:span><text:span text:style-name="T1745"><text:s/></text:span><text:span text:style-name="T1746">number.\n"</text:span><text:span text:style-name="T1747">);</text:span></text:p>
      <text:p text:style-name="PreformattedText"><text:span text:style-name="T1748"><text:s text:c="4"/></text:span><text:span text:style-name="T1749">}</text:span></text:p>
      <text:p text:style-name="P1750">}</text:p>
      <text:p text:style-name="Textbody"/>
      <text:p text:style-name="Textbody">Percobaan 8: switch.c</text:p>
      <text:p text:style-name="P1751"/>
      <text:p text:style-name="PreformattedText"><text:span text:style-name="T1752">#include</text:span><text:span text:style-name="T1753"><text:s/></text:span><text:span text:style-name="T1754">&lt;stdio.h&gt;</text:span></text:p>
      <text:p text:style-name="P1755"><text:s/></text:p>
      <text:p text:style-name="PreformattedText"><text:span text:style-name="T1756">int</text:span><text:span text:style-name="T1757"><text:s/></text:span><text:span text:style-name="T1758">main()</text:span></text:p>
      <text:p text:style-name="P1759">{</text:p>
      <text:p text:style-name="PreformattedText"><text:span text:style-name="T1760">int</text:span><text:span text:style-name="T1761"><text:s/></text:span><text:span text:style-name="T1762">n;</text:span></text:p>
      <text:p text:style-name="PreformattedText">printf<text:span text:style-name="T1763">(</text:span><text:span text:style-name="T1764">"Masukkan</text:span><text:span text:style-name="T1765"><text:s/></text:span><text:span text:style-name="T1766">angka</text:span><text:span text:style-name="T1767"><text:s/></text:span><text:span text:style-name="T1768">1-3:</text:span><text:span text:style-name="T1769"><text:s/></text:span><text:span text:style-name="T1770">"</text:span><text:span text:style-name="T1771">);</text:span></text:p>
      <text:p text:style-name="PreformattedText">scanf<text:span text:style-name="T1772">(</text:span><text:span text:style-name="T1773">"%d"</text:span><text:span text:style-name="T1774">,</text:span><text:span text:style-name="T1775"><text:s/></text:span><text:span text:style-name="T1776">&amp;n);</text:span></text:p>
      <text:p text:style-name="P1777"><text:s/></text:p>
      <text:p text:style-name="PreformattedText"><text:span text:style-name="T1778">switch</text:span><text:span text:style-name="T1779"><text:s/></text:span><text:span text:style-name="T1780">(n)</text:span></text:p>
      <text:p text:style-name="P1781">{</text:p>
      <text:p text:style-name="PreformattedText"><text:span text:style-name="T1782"><text:s text:c="8"/></text:span><text:span text:style-name="T1783">case</text:span><text:span text:style-name="T1784"><text:s/></text:span><text:span text:style-name="T1785">1</text:span><text:span text:style-name="T1786">:</text:span></text:p>
      <text:p text:style-name="PreformattedText"><text:span text:style-name="T1787"><text:s text:c="16"/></text:span>printf<text:span text:style-name="T1788">(</text:span><text:span text:style-name="T1789">"Anda</text:span><text:span text:style-name="T1790"><text:s/></text:span><text:span text:style-name="T1791">memasukkan</text:span><text:span text:style-name="T1792"><text:s/></text:span><text:span text:style-name="T1793">angka</text:span><text:span text:style-name="T1794"><text:s/></text:span><text:span text:style-name="T1795">kecil"</text:span><text:span text:style-name="T1796">);</text:span></text:p>
      <text:p text:style-name="PreformattedText"><text:span text:style-name="T1797"><text:s text:c="8"/></text:span><text:span text:style-name="T1798">break</text:span><text:span text:style-name="T1799">;</text:span></text:p>
      <text:p text:style-name="PreformattedText"><text:span text:style-name="T1800"><text:s text:c="8"/></text:span><text:span text:style-name="T1801">case</text:span><text:span text:style-name="T1802"><text:s/></text:span><text:span text:style-name="T1803">2</text:span><text:span text:style-name="T1804">:</text:span></text:p>
      <text:p text:style-name="PreformattedText"><text:span text:style-name="T1805"><text:s text:c="16"/></text:span>printf<text:span text:style-name="T1806">(</text:span><text:span text:style-name="T1807">"Anda</text:span><text:span text:style-name="T1808"><text:s/></text:span><text:span text:style-name="T1809">memasukkan</text:span><text:span text:style-name="T1810"><text:s/></text:span><text:span text:style-name="T1811">angka</text:span><text:span text:style-name="T1812"><text:s/></text:span><text:span text:style-name="T1813">sedang"</text:span><text:span text:style-name="T1814">);</text:span></text:p>
      <text:p text:style-name="PreformattedText"><text:span text:style-name="T1815"><text:s text:c="8"/></text:span><text:span text:style-name="T1816">break</text:span><text:span text:style-name="T1817">;</text:span></text:p>
      <text:p text:style-name="PreformattedText"><text:span text:style-name="T1818"><text:s text:c="8"/></text:span><text:span text:style-name="T1819">case</text:span><text:span text:style-name="T1820"><text:s/></text:span><text:span text:style-name="T1821">3</text:span><text:span text:style-name="T1822">:</text:span></text:p>
      <text:p text:style-name="PreformattedText"><text:span text:style-name="T1823"><text:s text:c="16"/></text:span>printf<text:span text:style-name="T1824">(</text:span><text:span text:style-name="T1825">"Anda</text:span><text:span text:style-name="T1826"><text:s/></text:span><text:span text:style-name="T1827">memasukkan</text:span><text:span text:style-name="T1828"><text:s/></text:span><text:span text:style-name="T1829">angka</text:span><text:span text:style-name="T1830"><text:s/></text:span><text:span text:style-name="T1831">besar"</text:span><text:span text:style-name="T1832">);</text:span></text:p>
      <text:p text:style-name="PreformattedText"><text:span text:style-name="T1833"><text:s text:c="8"/></text:span><text:span text:style-name="T1834">break</text:span><text:span text:style-name="T1835">;</text:span></text:p>
      <text:p text:style-name="PreformattedText"><text:span text:style-name="T1836"><text:s text:c="8"/></text:span><text:span text:style-name="T1837">default</text:span><text:span text:style-name="T1838">:</text:span></text:p>
      <text:p text:style-name="PreformattedText"><text:span text:style-name="T1839"><text:s text:c="16"/></text:span>printf<text:span text:style-name="T1840">(</text:span><text:span text:style-name="T1841">"Anda</text:span><text:span text:style-name="T1842"><text:s/></text:span><text:span text:style-name="T1843">memaskukkan</text:span><text:span text:style-name="T1844"><text:s/></text:span><text:span text:style-name="T1845">angka</text:span><text:span text:style-name="T1846"><text:s/></text:span><text:span text:style-name="T1847">yang</text:span><text:span text:style-name="T1848"><text:s/></text:span><text:span text:style-name="T1849">salah"</text:span><text:span text:style-name="T1850">);</text:span></text:p>
      <text:p text:style-name="PreformattedText"><text:span text:style-name="T1851"><text:s text:c="8"/></text:span><text:span text:style-name="T1852">break</text:span><text:span text:style-name="T1853">;</text:span></text:p>
      <text:p text:style-name="P1854">}</text:p>
      <text:p text:style-name="PreformattedText">printf<text:span text:style-name="T1855">(</text:span><text:span text:style-name="T1856">"\n"</text:span><text:span text:style-name="T1857">);</text:span></text:p>
      <text:p text:style-name="PreformattedText"><text:span text:style-name="T1858">return</text:span><text:span text:style-name="T1859"><text:s/></text:span><text:span text:style-name="T1860">0</text:span><text:span text:style-name="T1861">;</text:span></text:p>
      <text:p text:style-name="P1862">}</text:p>
      <text:p text:style-name="P1863"/>
      <text:p text:style-name="Textbody"/>
      <text:p text:style-name="Textbody"/>
      <text:p text:style-name="Textbody">Tugas Praktikum:</text:p>
      <text:list text:style-name="LFO6" text:continue-numbering="true">
        <text:list-item>
          <text:p text:style-name="P1864">Buatlah sebuah program dengan menggunakan if, else if dan else.</text:p>
        </text:list-item>
        <text:list-item>
          <text:p text:style-name="P1865">Buatlah sebuah program dengan menggunakan while, dan do while.</text:p>
        </text:list-item>
        <text:list-item>
          <text:p text:style-name="P1866">Buatlah sebuah program dengan menggunakan loop for.</text:p>
        </text:list-item>
        <text:list-item>
          <text:p text:style-name="P1867">Buatlah sebuah program dengan menggunakan switch</text:p>
        </text:list-item>
      </text:list>
      <text:p text:style-name="Textbody"/>
      <text:h text:style-name="P1868" text:outline-level="1"><text:bookmark-start text:name="__RefHeading__6374_1704778645"/><text:soft-page-break/>Modul 3: Logika dan Aplikasi<text:bookmark-end text:name="__RefHeading__6374_1704778645"/></text:h>
      <text:p text:style-name="Textbody">Tujuan:</text:p>
      <text:list text:style-name="LFO7" text:continue-numbering="true">
        <text:list-item>
          <text:p text:style-name="P1869">Mahasiswa mampu mendemokan dan menjelaskan program C sederhana berdasarkan logika pemrograman</text:p>
        </text:list-item>
        <text:list-item>
          <text:p text:style-name="P1870">Mahasiswa mampu membuat program aplikasi sederhana berbasis bahasa C</text:p>
        </text:list-item>
      </text:list>
      <text:p text:style-name="Textbody"/>
      <text:p text:style-name="Textbody">Percobaan 1: bintang.c</text:p>
      <text:p text:style-name="PreformattedText"><text:span text:style-name="T1871">#include</text:span><text:span text:style-name="T1872"><text:s/></text:span><text:span text:style-name="T1873">&lt;stdio.h&gt;</text:span></text:p>
      <text:p text:style-name="PreformattedText"><text:span text:style-name="T1874">int</text:span><text:span text:style-name="T1875"><text:s/></text:span><text:span text:style-name="T1876">main</text:span><text:span text:style-name="T1877">(</text:span><text:span text:style-name="T1878">void</text:span><text:span text:style-name="T1879">)</text:span></text:p>
      <text:p text:style-name="P1880">{</text:p>
      <text:p text:style-name="P1881"><text:span text:style-name="T1882">int</text:span><text:span text:style-name="T1883"><text:s/></text:span><text:span text:style-name="T1884">i</text:span><text:span text:style-name="T1885">,</text:span><text:span text:style-name="T1886">j</text:span><text:span text:style-name="T1887">,</text:span><text:span text:style-name="T1888">n</text:span><text:span text:style-name="T1889">,</text:span><text:span text:style-name="T1890"><text:s/></text:span><text:span text:style-name="T1891">jumlah</text:span><text:span text:style-name="T1892">=</text:span><text:span text:style-name="T1893">0</text:span><text:span text:style-name="T1894">;</text:span></text:p>
      <text:p text:style-name="PreformattedText"><text:span text:style-name="T1895">//meminta</text:span><text:span text:style-name="T1896"><text:s/></text:span><text:span text:style-name="T1897">input</text:span><text:span text:style-name="T1898"><text:s/></text:span><text:span text:style-name="T1899">dari</text:span><text:span text:style-name="T1900"><text:s/></text:span><text:span text:style-name="T1901">user</text:span></text:p>
      <text:p text:style-name="PreformattedText">printf<text:span text:style-name="T1902">(</text:span><text:span text:style-name="T1903">"Masukkan</text:span><text:span text:style-name="T1904"><text:s/></text:span><text:span text:style-name="T1905">N=</text:span><text:span text:style-name="T1906"><text:s/></text:span><text:span text:style-name="T1907">"</text:span><text:span text:style-name="T1908">);</text:span></text:p>
      <text:p text:style-name="P1909">scanf<text:span text:style-name="T1910">(</text:span><text:span text:style-name="T1911">"%d"</text:span><text:span text:style-name="T1912">,</text:span><text:span text:style-name="T1913"><text:s/></text:span><text:span text:style-name="T1914">&amp;</text:span><text:span text:style-name="T1915">n</text:span><text:span text:style-name="T1916">);</text:span></text:p>
      <text:p text:style-name="PreformattedText"><text:span text:style-name="T1917">//memulai</text:span><text:span text:style-name="T1918"><text:s/></text:span><text:span text:style-name="T1919">proses</text:span><text:span text:style-name="T1920"><text:s/></text:span><text:span text:style-name="T1921">perulangan</text:span></text:p>
      <text:p text:style-name="PreformattedText"><text:span text:style-name="T1922">for</text:span><text:span text:style-name="T1923"><text:s/></text:span><text:span text:style-name="T1924">(</text:span><text:span text:style-name="T1925">i</text:span><text:span text:style-name="T1926"><text:s/></text:span><text:span text:style-name="T1927">=</text:span><text:span text:style-name="T1928">1</text:span><text:span text:style-name="T1929">;</text:span><text:span text:style-name="T1930"><text:s/></text:span><text:span text:style-name="T1931">i</text:span><text:span text:style-name="T1932"><text:s/></text:span><text:span text:style-name="T1933">&lt;=</text:span><text:span text:style-name="T1934"><text:s/></text:span><text:span text:style-name="T1935">n</text:span><text:span text:style-name="T1936">;</text:span><text:span text:style-name="T1937"><text:s/></text:span><text:span text:style-name="T1938">i</text:span><text:span text:style-name="T1939">++)</text:span><text:span text:style-name="T1940"><text:s text:c="8"/></text:span><text:span text:style-name="T1941">//</text:span><text:span text:style-name="T1942"><text:s/></text:span><text:span text:style-name="T1943">perulangan</text:span><text:span text:style-name="T1944"><text:s/></text:span><text:span text:style-name="T1945">ganti</text:span><text:span text:style-name="T1946"><text:s/></text:span><text:span text:style-name="T1947">baris</text:span></text:p>
      <text:p text:style-name="P1948">{</text:p>
      <text:p text:style-name="PreformattedText"><text:span text:style-name="T1949"><text:s text:c="4"/></text:span><text:span text:style-name="T1950">for</text:span><text:span text:style-name="T1951"><text:s/></text:span><text:span text:style-name="T1952">(</text:span><text:span text:style-name="T1953">j</text:span><text:span text:style-name="T1954">=</text:span><text:span text:style-name="T1955">1</text:span><text:span text:style-name="T1956">;</text:span><text:span text:style-name="T1957"><text:s/></text:span><text:span text:style-name="T1958">j</text:span><text:span text:style-name="T1959"><text:s/></text:span><text:span text:style-name="T1960">&lt;=</text:span><text:span text:style-name="T1961">i</text:span><text:span text:style-name="T1962">;</text:span><text:span text:style-name="T1963"><text:s/></text:span><text:span text:style-name="T1964">j</text:span><text:span text:style-name="T1965">++)</text:span><text:span text:style-name="T1966"><text:s text:c="6"/></text:span><text:span text:style-name="T1967">//</text:span><text:span text:style-name="T1968"><text:s/></text:span><text:span text:style-name="T1969">perulangan</text:span><text:span text:style-name="T1970"><text:s/></text:span><text:span text:style-name="T1971">cetak</text:span><text:span text:style-name="T1972"><text:s/></text:span><text:span text:style-name="T1973">*</text:span></text:p>
      <text:p text:style-name="PreformattedText"><text:span text:style-name="T1974"><text:s text:c="4"/></text:span><text:span text:style-name="T1975">{</text:span></text:p>
      <text:p text:style-name="PreformattedText"><text:span text:style-name="T1976"><text:s text:c="8"/></text:span>printf<text:span text:style-name="T1977">(</text:span><text:span text:style-name="T1978">"*"</text:span><text:span text:style-name="T1979">);</text:span></text:p>
      <text:p text:style-name="PreformattedText"><text:span text:style-name="T1980"><text:s text:c="8"/></text:span><text:span text:style-name="T1981">jumlah</text:span><text:span text:style-name="T1982">=</text:span><text:span text:style-name="T1983">jumlah</text:span><text:span text:style-name="T1984">+</text:span><text:span text:style-name="T1985">1</text:span><text:span text:style-name="T1986">;</text:span></text:p>
      <text:p text:style-name="PreformattedText"><text:span text:style-name="T1987"><text:s text:c="4"/></text:span><text:span text:style-name="T1988">}</text:span></text:p>
      <text:p text:style-name="PreformattedText"><text:span text:style-name="T1989"><text:s text:c="4"/></text:span>printf<text:span text:style-name="T1990">(</text:span><text:span text:style-name="T1991">"\n"</text:span><text:span text:style-name="T1992">);</text:span></text:p>
      <text:p text:style-name="P1993">}</text:p>
      <text:p text:style-name="PreformattedText">printf<text:span text:style-name="T1994">(</text:span><text:span text:style-name="T1995">"jumlah</text:span><text:span text:style-name="T1996"><text:s/></text:span><text:span text:style-name="T1997">bintang=</text:span><text:span text:style-name="T1998"><text:s/></text:span><text:span text:style-name="T1999">%d</text:span><text:span text:style-name="T2000"><text:s/></text:span><text:span text:style-name="T2001">\n"</text:span><text:span text:style-name="T2002">,</text:span><text:span text:style-name="T2003"><text:s/></text:span><text:span text:style-name="T2004">jumlah</text:span><text:span text:style-name="T2005">);</text:span></text:p>
      <text:p text:style-name="P2006">}</text:p>
      <text:p text:style-name="Textbody"/>
      <text:p text:style-name="Textbody">Percobaan 2: bintangSpasi.c</text:p>
      <text:p text:style-name="PreformattedText"><text:span text:style-name="T2007">#include</text:span><text:span text:style-name="T2008"><text:s/></text:span><text:span text:style-name="T2009">&lt;stdio.h&gt;</text:span></text:p>
      <text:p text:style-name="PreformattedText"><text:span text:style-name="T2010">int</text:span><text:span text:style-name="T2011"><text:s/></text:span><text:span text:style-name="T2012">main</text:span><text:span text:style-name="T2013">()</text:span></text:p>
      <text:p text:style-name="P2014">{</text:p>
      <text:p text:style-name="PreformattedText"><text:span text:style-name="T2015">int</text:span><text:span text:style-name="T2016"><text:s/></text:span><text:span text:style-name="T2017">i</text:span><text:span text:style-name="T2018">,</text:span><text:span text:style-name="T2019"><text:s/></text:span><text:span text:style-name="T2020">j</text:span><text:span text:style-name="T2021">,</text:span><text:span text:style-name="T2022"><text:s/></text:span><text:span text:style-name="T2023">n</text:span><text:span text:style-name="T2024">,</text:span><text:span text:style-name="T2025"><text:s/></text:span><text:span text:style-name="T2026">jumlah</text:span><text:span text:style-name="T2027">=</text:span><text:span text:style-name="T2028">0</text:span><text:span text:style-name="T2029">;</text:span></text:p>
      <text:p text:style-name="PreformattedText">printf<text:span text:style-name="T2030">(</text:span><text:span text:style-name="T2031">"Masukkan</text:span><text:span text:style-name="T2032"><text:s/></text:span><text:span text:style-name="T2033">jumlah</text:span><text:span text:style-name="T2034"><text:s/></text:span><text:span text:style-name="T2035">baris:</text:span><text:span text:style-name="T2036"><text:s/></text:span><text:span text:style-name="T2037">"</text:span><text:span text:style-name="T2038">);</text:span></text:p>
      <text:p text:style-name="P2039">scanf<text:span text:style-name="T2040">(</text:span><text:span text:style-name="T2041">"%d"</text:span><text:span text:style-name="T2042">,</text:span><text:span text:style-name="T2043"><text:s/></text:span><text:span text:style-name="T2044">&amp;</text:span><text:span text:style-name="T2045">n</text:span><text:span text:style-name="T2046">);</text:span></text:p>
      <text:p text:style-name="PreformattedText"><text:span text:style-name="T2047">for</text:span><text:span text:style-name="T2048"><text:s/></text:span><text:span text:style-name="T2049">(</text:span><text:span text:style-name="T2050">i</text:span><text:span text:style-name="T2051"><text:s/></text:span><text:span text:style-name="T2052">=</text:span><text:span text:style-name="T2053"><text:s/></text:span><text:span text:style-name="T2054">1</text:span><text:span text:style-name="T2055">;</text:span><text:span text:style-name="T2056"><text:s/></text:span><text:span text:style-name="T2057">i</text:span><text:span text:style-name="T2058">&lt;=</text:span><text:span text:style-name="T2059">n</text:span><text:span text:style-name="T2060">;</text:span><text:span text:style-name="T2061"><text:s/></text:span><text:span text:style-name="T2062">i</text:span><text:span text:style-name="T2063">++)</text:span></text:p>
      <text:p text:style-name="PreformattedText"><text:span text:style-name="T2064">{</text:span><text:span text:style-name="T2065"><text:s text:c="2"/></text:span></text:p>
      <text:p text:style-name="PreformattedText"><text:span text:style-name="T2066"><text:s text:c="4"/></text:span><text:span text:style-name="T2067">//</text:span><text:span text:style-name="T2068"><text:s/></text:span><text:span text:style-name="T2069">cetak</text:span><text:span text:style-name="T2070"><text:s/></text:span><text:span text:style-name="T2071">spasi</text:span></text:p>
      <text:p text:style-name="PreformattedText"><text:span text:style-name="T2072"><text:s text:c="4"/></text:span><text:span text:style-name="T2073">for</text:span><text:span text:style-name="T2074"><text:s/></text:span><text:span text:style-name="T2075">(</text:span><text:span text:style-name="T2076">j</text:span><text:span text:style-name="T2077"><text:s/></text:span><text:span text:style-name="T2078">=</text:span><text:span text:style-name="T2079"><text:s/></text:span><text:span text:style-name="T2080">1</text:span><text:span text:style-name="T2081">;</text:span><text:span text:style-name="T2082"><text:s/></text:span><text:span text:style-name="T2083">j</text:span><text:span text:style-name="T2084">&lt;=(</text:span><text:span text:style-name="T2085">n</text:span><text:span text:style-name="T2086">-</text:span><text:span text:style-name="T2087">i</text:span><text:span text:style-name="T2088">);</text:span><text:span text:style-name="T2089"><text:s/></text:span><text:span text:style-name="T2090">j</text:span><text:span text:style-name="T2091">++)</text:span></text:p>
      <text:p text:style-name="PreformattedText"><text:span text:style-name="T2092"><text:s text:c="4"/></text:span>printf<text:span text:style-name="T2093">(</text:span><text:span text:style-name="T2094">"</text:span><text:span text:style-name="T2095"><text:s/></text:span><text:span text:style-name="T2096">"</text:span><text:span text:style-name="T2097">);</text:span></text:p>
      <text:p text:style-name="P2098"><text:s text:c="4"/></text:p>
      <text:p text:style-name="PreformattedText"><text:span text:style-name="T2099"><text:s text:c="4"/></text:span><text:span text:style-name="T2100">//</text:span><text:span text:style-name="T2101"><text:s/></text:span><text:span text:style-name="T2102">cetak</text:span><text:span text:style-name="T2103"><text:s/></text:span><text:span text:style-name="T2104">bintang</text:span></text:p>
      <text:p text:style-name="PreformattedText"><text:span text:style-name="T2105"><text:s text:c="4"/></text:span><text:span text:style-name="T2106">for</text:span><text:span text:style-name="T2107"><text:s/></text:span><text:span text:style-name="T2108">(</text:span><text:span text:style-name="T2109">j</text:span><text:span text:style-name="T2110"><text:s/></text:span><text:span text:style-name="T2111">=</text:span><text:span text:style-name="T2112"><text:s/></text:span><text:span text:style-name="T2113">1</text:span><text:span text:style-name="T2114">;</text:span><text:span text:style-name="T2115"><text:s/></text:span><text:span text:style-name="T2116">j</text:span><text:span text:style-name="T2117">&lt;=</text:span><text:span text:style-name="T2118">i</text:span><text:span text:style-name="T2119">;</text:span><text:span text:style-name="T2120"><text:s/></text:span><text:span text:style-name="T2121">j</text:span><text:span text:style-name="T2122">++)</text:span></text:p>
      <text:p text:style-name="PreformattedText"><text:span text:style-name="T2123"><text:s text:c="4"/></text:span><text:span text:style-name="T2124">{</text:span></text:p>
      <text:p text:style-name="PreformattedText"><text:span text:style-name="T2125"><text:s text:c="8"/></text:span>printf<text:span text:style-name="T2126">(</text:span><text:span text:style-name="T2127">"*"</text:span><text:span text:style-name="T2128">);</text:span></text:p>
      <text:soft-page-break/>
      <text:p text:style-name="PreformattedText"><text:span text:style-name="T2129"><text:s text:c="8"/></text:span><text:span text:style-name="T2130">jumlah</text:span><text:span text:style-name="T2131"><text:s/></text:span><text:span text:style-name="T2132">=</text:span><text:span text:style-name="T2133">jumlah</text:span><text:span text:style-name="T2134">+</text:span><text:span text:style-name="T2135">1</text:span><text:span text:style-name="T2136">;</text:span></text:p>
      <text:p text:style-name="PreformattedText"><text:span text:style-name="T2137"><text:s text:c="4"/></text:span><text:span text:style-name="T2138">}</text:span></text:p>
      <text:p text:style-name="P2139"><text:s text:c="4"/></text:p>
      <text:p text:style-name="PreformattedText"><text:span text:style-name="T2140"><text:s text:c="4"/></text:span>printf<text:span text:style-name="T2141">(</text:span><text:span text:style-name="T2142">"\n"</text:span><text:span text:style-name="T2143">);</text:span></text:p>
      <text:p text:style-name="P2144"><text:span text:style-name="T2145">}</text:span><text:span text:style-name="T2146"><text:s text:c="4"/></text:span></text:p>
      <text:p text:style-name="PreformattedText"><text:span text:style-name="T2147">return</text:span><text:span text:style-name="T2148"><text:s/></text:span><text:span text:style-name="T2149">0</text:span><text:span text:style-name="T2150">;</text:span></text:p>
      <text:p text:style-name="P2151">}</text:p>
      <text:p text:style-name="Textbody"/>
      <text:p text:style-name="Textbody">Percobaan 3: akar.c</text:p>
      <text:p text:style-name="PreformattedText"><text:span text:style-name="T2152">#include</text:span><text:span text:style-name="T2153"><text:s/></text:span><text:span text:style-name="T2154">&lt;stdio.h&gt;</text:span></text:p>
      <text:p text:style-name="P2155"><text:span text:style-name="T2156">#include</text:span><text:span text:style-name="T2157"><text:s/></text:span><text:span text:style-name="T2158">&lt;math.h&gt;</text:span></text:p>
      <text:p text:style-name="PreformattedText"><text:span text:style-name="T2159">int</text:span><text:span text:style-name="T2160"><text:s/></text:span><text:span text:style-name="T2161">main</text:span><text:span text:style-name="T2162">()</text:span></text:p>
      <text:p text:style-name="P2163">{</text:p>
      <text:p text:style-name="PreformattedText"><text:span text:style-name="T2164"><text:s text:c="4"/></text:span><text:span text:style-name="T2165">int</text:span><text:span text:style-name="T2166"><text:s/></text:span><text:span text:style-name="T2167">a</text:span><text:span text:style-name="T2168">,</text:span><text:span text:style-name="T2169">b</text:span><text:span text:style-name="T2170">,</text:span><text:span text:style-name="T2171">c</text:span><text:span text:style-name="T2172">,</text:span><text:span text:style-name="T2173">d</text:span><text:span text:style-name="T2174">,</text:span><text:span text:style-name="T2175">x1</text:span><text:span text:style-name="T2176">,</text:span><text:span text:style-name="T2177">x2</text:span><text:span text:style-name="T2178">;</text:span></text:p>
      <text:p text:style-name="PreformattedText"><text:span text:style-name="T2179"><text:s text:c="4"/></text:span>printf<text:span text:style-name="T2180">(</text:span><text:span text:style-name="T2181">"Program</text:span><text:span text:style-name="T2182"><text:s/></text:span><text:span text:style-name="T2183">Persamaan</text:span><text:span text:style-name="T2184"><text:s/></text:span><text:span text:style-name="T2185">Kuadrat</text:span><text:span text:style-name="T2186"><text:s/></text:span><text:span text:style-name="T2187">Ax^2</text:span><text:span text:style-name="T2188"><text:s/></text:span><text:span text:style-name="T2189">+</text:span><text:span text:style-name="T2190"><text:s/></text:span><text:span text:style-name="T2191">Bx</text:span><text:span text:style-name="T2192"><text:s/></text:span><text:span text:style-name="T2193">+</text:span><text:span text:style-name="T2194"><text:s/></text:span><text:span text:style-name="T2195">C\n"</text:span><text:span text:style-name="T2196">);</text:span></text:p>
      <text:p text:style-name="PreformattedText"><text:span text:style-name="T2197"><text:s text:c="4"/></text:span>printf<text:span text:style-name="T2198">(</text:span><text:span text:style-name="T2199">"---\n"</text:span><text:span text:style-name="T2200">);</text:span></text:p>
      <text:p text:style-name="PreformattedText"><text:span text:style-name="T2201"><text:s text:c="4"/></text:span>printf<text:span text:style-name="T2202">(</text:span><text:span text:style-name="T2203">"Masukkan</text:span><text:span text:style-name="T2204"><text:s/></text:span><text:span text:style-name="T2205">A:</text:span><text:span text:style-name="T2206"><text:s/></text:span><text:span text:style-name="T2207">"</text:span><text:span text:style-name="T2208">);</text:span></text:p>
      <text:p text:style-name="PreformattedText"><text:span text:style-name="T2209"><text:s text:c="4"/></text:span>scanf<text:span text:style-name="T2210">(</text:span><text:span text:style-name="T2211">"%d"</text:span><text:span text:style-name="T2212">,</text:span><text:span text:style-name="T2213"><text:s/></text:span><text:span text:style-name="T2214">&amp;</text:span><text:span text:style-name="T2215">a</text:span><text:span text:style-name="T2216">);</text:span></text:p>
      <text:p text:style-name="PreformattedText"><text:span text:style-name="T2217"><text:s text:c="4"/></text:span>printf<text:span text:style-name="T2218">(</text:span><text:span text:style-name="T2219">"Masukkan</text:span><text:span text:style-name="T2220"><text:s/></text:span><text:span text:style-name="T2221">B:</text:span><text:span text:style-name="T2222"><text:s/></text:span><text:span text:style-name="T2223">"</text:span><text:span text:style-name="T2224">);</text:span></text:p>
      <text:p text:style-name="PreformattedText"><text:span text:style-name="T2225"><text:s text:c="4"/></text:span>scanf<text:span text:style-name="T2226">(</text:span><text:span text:style-name="T2227">"%d"</text:span><text:span text:style-name="T2228">,</text:span><text:span text:style-name="T2229"><text:s/></text:span><text:span text:style-name="T2230">&amp;</text:span><text:span text:style-name="T2231">b</text:span><text:span text:style-name="T2232">);</text:span></text:p>
      <text:p text:style-name="PreformattedText"><text:span text:style-name="T2233"><text:s text:c="4"/></text:span>printf<text:span text:style-name="T2234">(</text:span><text:span text:style-name="T2235">"Masukkan</text:span><text:span text:style-name="T2236"><text:s/></text:span><text:span text:style-name="T2237">C:</text:span><text:span text:style-name="T2238"><text:s/></text:span><text:span text:style-name="T2239">"</text:span><text:span text:style-name="T2240">);</text:span></text:p>
      <text:p text:style-name="PreformattedText"><text:span text:style-name="T2241"><text:s text:c="4"/></text:span>scanf<text:span text:style-name="T2242">(</text:span><text:span text:style-name="T2243">"%d"</text:span><text:span text:style-name="T2244">,</text:span><text:span text:style-name="T2245"><text:s/></text:span><text:span text:style-name="T2246">&amp;</text:span><text:span text:style-name="T2247">c</text:span><text:span text:style-name="T2248">);</text:span></text:p>
      <text:p text:style-name="P2249"><text:s text:c="4"/></text:p>
      <text:p text:style-name="PreformattedText"><text:span text:style-name="T2250"><text:s text:c="4"/></text:span><text:span text:style-name="T2251">d</text:span><text:span text:style-name="T2252">=(</text:span><text:span text:style-name="T2253">b</text:span><text:span text:style-name="T2254">*</text:span><text:span text:style-name="T2255">b</text:span><text:span text:style-name="T2256">)-(</text:span><text:span text:style-name="T2257">4</text:span><text:span text:style-name="T2258">*</text:span><text:span text:style-name="T2259">a</text:span><text:span text:style-name="T2260">*</text:span><text:span text:style-name="T2261">c</text:span><text:span text:style-name="T2262">);</text:span></text:p>
      <text:p text:style-name="P2263"><text:s text:c="4"/></text:p>
      <text:p text:style-name="PreformattedText"><text:span text:style-name="T2264"><text:s text:c="4"/></text:span><text:span text:style-name="T2265">if</text:span><text:span text:style-name="T2266"><text:s/></text:span><text:span text:style-name="T2267">(</text:span><text:span text:style-name="T2268"><text:s/></text:span><text:span text:style-name="T2269">a</text:span><text:span text:style-name="T2270"><text:s/></text:span><text:span text:style-name="T2271">==</text:span><text:span text:style-name="T2272"><text:s/></text:span><text:span text:style-name="T2273">0</text:span><text:span text:style-name="T2274"><text:s/></text:span><text:span text:style-name="T2275">)</text:span></text:p>
      <text:p text:style-name="PreformattedText"><text:span text:style-name="T2276"><text:s text:c="4"/></text:span><text:span text:style-name="T2277">{</text:span></text:p>
      <text:p text:style-name="PreformattedText"><text:span text:style-name="T2278"><text:s text:c="8"/></text:span>printf<text:span text:style-name="T2279">(</text:span><text:span text:style-name="T2280">"Bukan</text:span><text:span text:style-name="T2281"><text:s/></text:span><text:span text:style-name="T2282">persamaan</text:span><text:span text:style-name="T2283"><text:s/></text:span><text:span text:style-name="T2284">kuadrat\n"</text:span><text:span text:style-name="T2285">);</text:span></text:p>
      <text:p text:style-name="PreformattedText"><text:span text:style-name="T2286"><text:s text:c="4"/></text:span><text:span text:style-name="T2287">}</text:span></text:p>
      <text:p text:style-name="PreformattedText"><text:span text:style-name="T2288"><text:s text:c="4"/></text:span><text:span text:style-name="T2289">else</text:span></text:p>
      <text:p text:style-name="PreformattedText"><text:span text:style-name="T2290"><text:s text:c="4"/></text:span><text:span text:style-name="T2291">{</text:span></text:p>
      <text:p text:style-name="PreformattedText"><text:span text:style-name="T2292"><text:s text:c="8"/></text:span><text:span text:style-name="T2293">if</text:span><text:span text:style-name="T2294"><text:s/></text:span><text:span text:style-name="T2295">(</text:span><text:span text:style-name="T2296">d</text:span><text:span text:style-name="T2297"><text:s/></text:span><text:span text:style-name="T2298">==</text:span><text:span text:style-name="T2299"><text:s/></text:span><text:span text:style-name="T2300">0</text:span><text:span text:style-name="T2301">)</text:span></text:p>
      <text:p text:style-name="PreformattedText"><text:span text:style-name="T2302"><text:s text:c="8"/></text:span><text:span text:style-name="T2303">{</text:span></text:p>
      <text:p text:style-name="PreformattedText"><text:span text:style-name="T2304"><text:s text:c="16"/></text:span>printf<text:span text:style-name="T2305">(</text:span><text:span text:style-name="T2306">"Akar</text:span><text:span text:style-name="T2307"><text:s/></text:span><text:span text:style-name="T2308">kembar\n"</text:span><text:span text:style-name="T2309">);</text:span></text:p>
      <text:p text:style-name="PreformattedText"><text:span text:style-name="T2310"><text:s text:c="16"/></text:span><text:span text:style-name="T2311">x1</text:span><text:span text:style-name="T2312">=-</text:span><text:span text:style-name="T2313">b</text:span><text:span text:style-name="T2314">/(</text:span><text:span text:style-name="T2315">2</text:span><text:span text:style-name="T2316">*</text:span><text:span text:style-name="T2317">a</text:span><text:span text:style-name="T2318">);</text:span></text:p>
      <text:p text:style-name="PreformattedText"><text:span text:style-name="T2319"><text:s text:c="16"/></text:span>printf<text:span text:style-name="T2320">(</text:span><text:span text:style-name="T2321">"x1=x2=</text:span><text:span text:style-name="T2322"><text:s/></text:span><text:span text:style-name="T2323">%d"</text:span><text:span text:style-name="T2324">,</text:span><text:span text:style-name="T2325"><text:s/></text:span><text:span text:style-name="T2326">x1</text:span><text:span text:style-name="T2327">);</text:span></text:p>
      <text:p text:style-name="PreformattedText"><text:span text:style-name="T2328"><text:s text:c="8"/></text:span><text:span text:style-name="T2329">}</text:span></text:p>
      <text:p text:style-name="PreformattedText"><text:span text:style-name="T2330"><text:s text:c="8"/></text:span><text:span text:style-name="T2331">else</text:span><text:span text:style-name="T2332"><text:s/></text:span><text:span text:style-name="T2333">if</text:span><text:span text:style-name="T2334"><text:s/></text:span><text:span text:style-name="T2335">(</text:span><text:span text:style-name="T2336">d</text:span><text:span text:style-name="T2337"><text:s/></text:span><text:span text:style-name="T2338">&gt;</text:span><text:span text:style-name="T2339"><text:s/></text:span><text:span text:style-name="T2340">0</text:span><text:span text:style-name="T2341"><text:s/></text:span><text:span text:style-name="T2342">)</text:span></text:p>
      <text:p text:style-name="PreformattedText"><text:span text:style-name="T2343"><text:s text:c="16"/></text:span><text:span text:style-name="T2344">{</text:span></text:p>
      <text:p text:style-name="PreformattedText"><text:span text:style-name="T2345"><text:s text:c="16"/></text:span><text:span text:style-name="T2346">x1</text:span><text:span text:style-name="T2347">=(-</text:span><text:span text:style-name="T2348">b</text:span><text:span text:style-name="T2349">+</text:span>sqrt<text:span text:style-name="T2350">(</text:span><text:span text:style-name="T2351">d</text:span><text:span text:style-name="T2352">))/(</text:span><text:span text:style-name="T2353">2</text:span><text:span text:style-name="T2354">*</text:span><text:span text:style-name="T2355">a</text:span><text:span text:style-name="T2356">);</text:span></text:p>
      <text:p text:style-name="PreformattedText"><text:span text:style-name="T2357"><text:s text:c="16"/></text:span><text:span text:style-name="T2358">x2</text:span><text:span text:style-name="T2359">=(-</text:span><text:span text:style-name="T2360">b</text:span><text:span text:style-name="T2361">-</text:span>sqrt<text:span text:style-name="T2362">(</text:span><text:span text:style-name="T2363">d</text:span><text:span text:style-name="T2364">))/(</text:span><text:span text:style-name="T2365">2</text:span><text:span text:style-name="T2366">*</text:span><text:span text:style-name="T2367">a</text:span><text:span text:style-name="T2368">);</text:span></text:p>
      <text:p text:style-name="PreformattedText"><text:span text:style-name="T2369"><text:s text:c="16"/></text:span>printf<text:span text:style-name="T2370">(</text:span><text:span text:style-name="T2371">"x1=</text:span><text:span text:style-name="T2372"><text:s/></text:span><text:span text:style-name="T2373">%d\n"</text:span><text:span text:style-name="T2374">,</text:span><text:span text:style-name="T2375"><text:s/></text:span><text:span text:style-name="T2376">x1</text:span><text:span text:style-name="T2377">);</text:span></text:p>
      <text:p text:style-name="PreformattedText"><text:span text:style-name="T2378"><text:s text:c="16"/></text:span>printf<text:span text:style-name="T2379">(</text:span><text:span text:style-name="T2380">"x2=</text:span><text:span text:style-name="T2381"><text:s/></text:span><text:span text:style-name="T2382">%d"</text:span><text:span text:style-name="T2383">,</text:span><text:span text:style-name="T2384"><text:s/></text:span><text:span text:style-name="T2385">x2</text:span><text:span text:style-name="T2386">);</text:span></text:p>
      <text:p text:style-name="PreformattedText"><text:span text:style-name="T2387"><text:s text:c="8"/></text:span><text:span text:style-name="T2388">}</text:span></text:p>
      <text:p text:style-name="PreformattedText"><text:span text:style-name="T2389"><text:s text:c="8"/></text:span><text:span text:style-name="T2390">else</text:span></text:p>
      <text:p text:style-name="PreformattedText"><text:span text:style-name="T2391"><text:s text:c="8"/></text:span><text:span text:style-name="T2392">{</text:span></text:p>
      <text:p text:style-name="PreformattedText"><text:span text:style-name="T2393"><text:s text:c="16"/></text:span>printf<text:span text:style-name="T2394">(</text:span><text:span text:style-name="T2395">"Kedua</text:span><text:span text:style-name="T2396"><text:s/></text:span><text:span text:style-name="T2397">akar</text:span><text:span text:style-name="T2398"><text:s/></text:span><text:span text:style-name="T2399">imajiner"</text:span><text:span text:style-name="T2400">);</text:span></text:p>
      <text:p text:style-name="PreformattedText"><text:span text:style-name="T2401"><text:s text:c="8"/></text:span><text:span text:style-name="T2402">}</text:span></text:p>
      <text:p text:style-name="PreformattedText"><text:span text:style-name="T2403"><text:s text:c="4"/></text:span><text:span text:style-name="T2404">}</text:span></text:p>
      <text:p text:style-name="P2405"><text:s text:c="4"/></text:p>
      <text:p text:style-name="PreformattedText"><text:span text:style-name="T2406"><text:s text:c="4"/></text:span>printf<text:span text:style-name="T2407">(</text:span><text:span text:style-name="T2408">"\n"</text:span><text:span text:style-name="T2409">);</text:span></text:p>
      <text:p text:style-name="PreformattedText"><text:span text:style-name="T2410"><text:s text:c="4"/></text:span><text:span text:style-name="T2411">return</text:span><text:span text:style-name="T2412"><text:s/></text:span><text:span text:style-name="T2413">0</text:span><text:span text:style-name="T2414">;</text:span></text:p>
      <text:p text:style-name="P2415">}</text:p>
      <text:p text:style-name="Textbody">Percobaan 4: c2f.c</text:p>
      <text:soft-page-break/>
      <text:p text:style-name="PreformattedText"><text:span text:style-name="T2416">//</text:span><text:span text:style-name="T2417"><text:s/></text:span><text:span text:style-name="T2418">c2f.c</text:span><text:span text:style-name="T2419"><text:s/></text:span><text:span text:style-name="T2420">:</text:span><text:span text:style-name="T2421"><text:s/>program<text:s/></text:span><text:span text:style-name="T2422">merubah</text:span><text:span text:style-name="T2423"><text:s/></text:span><text:span text:style-name="T2424">celcius</text:span><text:span text:style-name="T2425"><text:s/></text:span><text:span text:style-name="T2426">ke</text:span><text:span text:style-name="T2427"><text:s/></text:span><text:span text:style-name="T2428">fahrenheit</text:span></text:p>
      <text:p text:style-name="P2429"><text:span text:style-name="T2430">#include</text:span><text:span text:style-name="T2431"><text:s/></text:span><text:span text:style-name="T2432">&lt;stdio.h&gt;</text:span></text:p>
      <text:p text:style-name="PreformattedText"><text:span text:style-name="T2433">int</text:span><text:span text:style-name="T2434"><text:s/></text:span><text:span text:style-name="T2435">main</text:span><text:span text:style-name="T2436">(</text:span><text:span text:style-name="T2437">void</text:span><text:span text:style-name="T2438">)</text:span></text:p>
      <text:p text:style-name="P2439">{</text:p>
      <text:p text:style-name="PreformattedText"><text:span text:style-name="T2440"><text:s text:c="4"/></text:span><text:span text:style-name="T2441">//</text:span><text:span text:style-name="T2442"><text:s/></text:span><text:span text:style-name="T2443">meminta</text:span><text:span text:style-name="T2444"><text:s/></text:span><text:span text:style-name="T2445">input</text:span><text:span text:style-name="T2446"><text:s/></text:span><text:span text:style-name="T2447">user</text:span><text:span text:style-name="T2448"><text:s/></text:span><text:span text:style-name="T2449">dalam</text:span><text:span text:style-name="T2450"><text:s/></text:span><text:span text:style-name="T2451">Celcius</text:span></text:p>
      <text:p text:style-name="PreformattedText"><text:span text:style-name="T2452"><text:s text:c="4"/></text:span><text:span text:style-name="T2453">float</text:span><text:span text:style-name="T2454"><text:s/></text:span><text:span text:style-name="T2455">c</text:span><text:span text:style-name="T2456">;</text:span></text:p>
      <text:p text:style-name="PreformattedText"><text:span text:style-name="T2457"><text:s text:c="4"/></text:span>printf<text:span text:style-name="T2458">(</text:span><text:span text:style-name="T2459">"Masukkan</text:span><text:span text:style-name="T2460"><text:s/></text:span><text:span text:style-name="T2461">temperature</text:span><text:span text:style-name="T2462"><text:s/></text:span><text:span text:style-name="T2463">dalam</text:span><text:span text:style-name="T2464"><text:s/></text:span><text:span text:style-name="T2465">Celcius:</text:span><text:span text:style-name="T2466"><text:s/></text:span><text:span text:style-name="T2467">"</text:span><text:span text:style-name="T2468">);</text:span></text:p>
      <text:p text:style-name="PreformattedText"><text:span text:style-name="T2469"><text:s text:c="4"/></text:span>scanf<text:span text:style-name="T2470">(</text:span><text:span text:style-name="T2471">"%f"</text:span><text:span text:style-name="T2472">,</text:span><text:span text:style-name="T2473"><text:s/></text:span><text:span text:style-name="T2474">&amp;</text:span><text:span text:style-name="T2475">c</text:span><text:span text:style-name="T2476">);</text:span></text:p>
      <text:p text:style-name="P2477"><text:s text:c="4"/></text:p>
      <text:p text:style-name="PreformattedText"><text:span text:style-name="T2478"><text:s text:c="4"/></text:span><text:span text:style-name="T2479">//</text:span><text:span text:style-name="T2480"><text:s/></text:span><text:span text:style-name="T2481">merubah</text:span><text:span text:style-name="T2482"><text:s/></text:span><text:span text:style-name="T2483">ke</text:span><text:span text:style-name="T2484"><text:s/></text:span><text:span text:style-name="T2485">fahrenheit</text:span></text:p>
      <text:p text:style-name="PreformattedText"><text:span text:style-name="T2486"><text:s text:c="4"/></text:span><text:span text:style-name="T2487">float</text:span><text:span text:style-name="T2488"><text:s/></text:span><text:span text:style-name="T2489">f</text:span><text:span text:style-name="T2490"><text:s/></text:span><text:span text:style-name="T2491">=</text:span><text:span text:style-name="T2492"><text:s/></text:span><text:span text:style-name="T2493">(</text:span><text:span text:style-name="T2494">9</text:span><text:span text:style-name="T2495"><text:s/></text:span><text:span text:style-name="T2496">/</text:span><text:span text:style-name="T2497"><text:s/></text:span><text:span text:style-name="T2498">5.0</text:span><text:span text:style-name="T2499"><text:s/></text:span><text:span text:style-name="T2500">*</text:span><text:span text:style-name="T2501"><text:s/></text:span><text:span text:style-name="T2502">c</text:span><text:span text:style-name="T2503">)</text:span><text:span text:style-name="T2504"><text:s/></text:span><text:span text:style-name="T2505">+</text:span><text:span text:style-name="T2506"><text:s/></text:span><text:span text:style-name="T2507">32</text:span><text:span text:style-name="T2508">;</text:span></text:p>
      <text:p text:style-name="P2509"><text:s text:c="4"/></text:p>
      <text:p text:style-name="PreformattedText"><text:span text:style-name="T2510"><text:s text:c="4"/></text:span><text:span text:style-name="T2511">//</text:span><text:span text:style-name="T2512"><text:s/></text:span><text:span text:style-name="T2513">menampilkan</text:span><text:span text:style-name="T2514"><text:s/></text:span><text:span text:style-name="T2515">hasil</text:span></text:p>
      <text:p text:style-name="PreformattedText"><text:span text:style-name="T2516"><text:s text:c="4"/></text:span>printf<text:span text:style-name="T2517">(</text:span><text:span text:style-name="T2518">"%.1f</text:span><text:span text:style-name="T2519"><text:s/></text:span><text:span text:style-name="T2520">C</text:span><text:span text:style-name="T2521"><text:s/></text:span><text:span text:style-name="T2522">=</text:span><text:span text:style-name="T2523"><text:s/></text:span><text:span text:style-name="T2524">%.1f</text:span><text:span text:style-name="T2525"><text:s/></text:span><text:span text:style-name="T2526">F\n"</text:span><text:span text:style-name="T2527">,</text:span><text:span text:style-name="T2528"><text:s/></text:span><text:span text:style-name="T2529">c</text:span><text:span text:style-name="T2530">,</text:span><text:span text:style-name="T2531"><text:s/></text:span><text:span text:style-name="T2532">f</text:span><text:span text:style-name="T2533">);</text:span></text:p>
      <text:p text:style-name="P2534"><text:s text:c="4"/></text:p>
      <text:p text:style-name="PreformattedText"><text:span text:style-name="T2535"><text:s text:c="4"/></text:span><text:span text:style-name="T2536">return</text:span><text:span text:style-name="T2537"><text:s/></text:span><text:span text:style-name="T2538">0</text:span><text:span text:style-name="T2539">;</text:span></text:p>
      <text:p text:style-name="P2540">}</text:p>
      <text:p text:style-name="Textbody"/>
      <text:p text:style-name="Textbody">Tugas Praktikum</text:p>
      <text:list text:style-name="LFO8" text:continue-numbering="true">
        <text:list-item>
          <text:p text:style-name="P2541">Buatlah program dengan output sebagai berikut:</text:p>
        </text:list-item>
      </text:list>
      <table:table table:style-name="Table2542">
        <table:table-columns>
          <table:table-column table:style-name="TableColumn2543"/>
          <table:table-column table:style-name="TableColumn2544"/>
        </table:table-columns>
        <table:table-row table:style-name="TableRow2545">
          <table:table-cell table:style-name="TableCell2546">
            <text:p text:style-name="TableContents">Masukkan jumlah baris: 4</text:p>
            <text:p text:style-name="TableContents">****</text:p>
            <text:p text:style-name="TableContents">**0*</text:p>
            <text:p text:style-name="TableContents">*0**</text:p>
            <text:p text:style-name="TableContents">****</text:p>
            <text:p text:style-name="TableContents">Jumlah 0 = 2</text:p>
            <text:p text:style-name="TableContents">Jumlah Bintang = 14</text:p>
          </table:table-cell>
          <table:table-cell table:style-name="TableCell2547">
            <text:p text:style-name="TableContents">*****</text:p>
            <text:p text:style-name="TableContents">**00*</text:p>
            <text:p text:style-name="TableContents">*0*0*</text:p>
            <text:p text:style-name="TableContents">*00**</text:p>
            <text:p text:style-name="TableContents">*****</text:p>
            <text:p text:style-name="TableContents">Jumlah 0 = 6</text:p>
            <text:p text:style-name="TableContents">Jumlah Bintang = 19</text:p>
          </table:table-cell>
        </table:table-row>
        <table:table-row table:style-name="TableRow2548">
          <table:table-cell table:style-name="TableCell2549">
            <text:p text:style-name="TableContents">********</text:p>
            <text:p text:style-name="TableContents">**00000*</text:p>
            <text:p text:style-name="TableContents">*0*0000*</text:p>
            <text:p text:style-name="TableContents">*00*000*</text:p>
            <text:p text:style-name="TableContents">*000*00*</text:p>
            <text:p text:style-name="TableContents">*0000*0*</text:p>
            <text:p text:style-name="TableContents">*00000**</text:p>
            <text:p text:style-name="TableContents">********</text:p>
            <text:p text:style-name="TableContents">Jumlah 0 = 30</text:p>
            <text:p text:style-name="TableContents">Jumlah Bintang = 34</text:p>
          </table:table-cell>
          <table:table-cell table:style-name="TableCell2550">
            <text:p text:style-name="TableContents">**********</text:p>
            <text:p text:style-name="TableContents">**0000000*</text:p>
            <text:p text:style-name="TableContents">*0*000000*</text:p>
            <text:p text:style-name="TableContents">*00*00000*</text:p>
            <text:p text:style-name="TableContents">*000*0000*</text:p>
            <text:p text:style-name="TableContents">*0000*000*</text:p>
            <text:p text:style-name="TableContents">*00000*00*</text:p>
            <text:p text:style-name="TableContents">*000000*0*</text:p>
            <text:p text:style-name="TableContents">*0000000**</text:p>
            <text:p text:style-name="TableContents">**********</text:p>
            <text:p text:style-name="TableContents">Jumlah 0 = 56</text:p>
            <text:p text:style-name="TableContents">Jumlah Bintang = 44</text:p>
          </table:table-cell>
        </table:table-row>
      </table:table>
      <text:list text:style-name="LFO8" text:continue-numbering="true">
        <text:list-item>
          <text:p text:style-name="P2551">Buatlah program kasir sederhana untuk toko yang menjual buah durian, mangga, pisan dan pepaya. Inputnya adalah jumlah buah yang dibeli dan uang yang disetor. Outputnya adalah harga total dan kembalian.</text:p>
        </text:list-item>
        <text:list-item>
          <text:p text:style-name="P2552">Buatlah program untuk menghitung<text:s/>derer aritmatika dan deret geometri</text:p>
        </text:list-item>
        <text:list-item>
          <text:p text:style-name="P2553">Buatlah program untuk mengecek apakah sebuah bilangan termasuk bilangan prima.</text:p>
        </text:list-item>
      </text:list>
      <text:h text:style-name="Heading1" text:outline-level="1"><text:bookmark-start text:name="__RefHeading__6376_1704778645"/><text:soft-page-break/>Modul 4: Fungsi, Fungsi Mengembalikan Nilai/Tidak<text:bookmark-end text:name="__RefHeading__6376_1704778645"/></text:h>
      <text:p text:style-name="Textbody"><text:bookmark-start text:name="__RefHeading__6216_1939934697"/>Tujuan:<text:bookmark-end text:name="__RefHeading__6216_1939934697"/></text:p>
      <text:list text:style-name="LFO9" text:continue-numbering="true">
        <text:list-item>
          <text:p text:style-name="P2554">Mahasiswa mampu mendemokan fungsi, fungsi mengembalikan nilai dan fungsi yang tidak mengembalikan nilai</text:p>
        </text:list-item>
      </text:list>
      <text:p text:style-name="Textbody"/>
      <text:p text:style-name="Textbody">Percobaan 1: function-0.c</text:p>
      <text:p text:style-name="PreformattedText"><text:span text:style-name="T2555">#include</text:span><text:span text:style-name="T2556"><text:s/></text:span><text:span text:style-name="T2557">&lt;cs50.h&gt;</text:span></text:p>
      <text:p text:style-name="P2558"><text:span text:style-name="T2559">#include</text:span><text:span text:style-name="T2560"><text:s/></text:span><text:span text:style-name="T2561">&lt;stdio.h&gt;</text:span></text:p>
      <text:p text:style-name="PreformattedText"><text:span text:style-name="T2562">//</text:span><text:span text:style-name="T2563"><text:s/></text:span><text:span text:style-name="T2564">prototype</text:span></text:p>
      <text:p text:style-name="P2565"><text:span text:style-name="T2566">void</text:span><text:span text:style-name="T2567"><text:s/></text:span><text:span text:style-name="T2568">PrintName</text:span><text:span text:style-name="T2569">(</text:span>string<text:span text:style-name="T2570"><text:s/></text:span>name<text:span text:style-name="T2571">);</text:span></text:p>
      <text:p text:style-name="PreformattedText"><text:span text:style-name="T2572">int</text:span><text:span text:style-name="T2573"><text:s/></text:span><text:span text:style-name="T2574">main</text:span><text:span text:style-name="T2575">(</text:span><text:span text:style-name="T2576">void</text:span><text:span text:style-name="T2577">)</text:span></text:p>
      <text:p text:style-name="P2578">{</text:p>
      <text:p text:style-name="PreformattedText"><text:span text:style-name="T2579"><text:s text:c="4"/></text:span>printf<text:span text:style-name="T2580">(</text:span><text:span text:style-name="T2581">"Your</text:span><text:span text:style-name="T2582"><text:s/></text:span><text:span text:style-name="T2583">name:</text:span><text:span text:style-name="T2584"><text:s/></text:span><text:span text:style-name="T2585">"</text:span><text:span text:style-name="T2586">);</text:span></text:p>
      <text:p text:style-name="PreformattedText"><text:span text:style-name="T2587"><text:s text:c="4"/></text:span>string<text:span text:style-name="T2588"><text:s/></text:span><text:span text:style-name="T2589">s</text:span><text:span text:style-name="T2590"><text:s/></text:span><text:span text:style-name="T2591">=</text:span><text:span text:style-name="T2592"><text:s/></text:span>GetString<text:span text:style-name="T2593">();</text:span></text:p>
      <text:p text:style-name="PreformattedText"><text:span text:style-name="T2594"><text:s text:c="4"/></text:span><text:span text:style-name="T2595">PrintName</text:span><text:span text:style-name="T2596">(</text:span><text:span text:style-name="T2597">s</text:span><text:span text:style-name="T2598">);</text:span></text:p>
      <text:p text:style-name="P2599">}</text:p>
      <text:p text:style-name="P2600">/**</text:p>
      <text:p text:style-name="PreformattedText"><text:span text:style-name="T2601"><text:s/></text:span><text:span text:style-name="T2602">*</text:span><text:span text:style-name="T2603"><text:s/></text:span><text:span text:style-name="T2604">Says</text:span><text:span text:style-name="T2605"><text:s/></text:span><text:span text:style-name="T2606">hello</text:span><text:span text:style-name="T2607"><text:s/></text:span><text:span text:style-name="T2608">to</text:span><text:span text:style-name="T2609"><text:s/></text:span><text:span text:style-name="T2610">someone</text:span><text:span text:style-name="T2611"><text:s/></text:span><text:span text:style-name="T2612">by</text:span><text:span text:style-name="T2613"><text:s/></text:span><text:span text:style-name="T2614">name.</text:span></text:p>
      <text:p text:style-name="PreformattedText"><text:span text:style-name="T2615"><text:s/></text:span><text:span text:style-name="T2616">*/</text:span></text:p>
      <text:p text:style-name="PreformattedText"><text:span text:style-name="T2617">void</text:span><text:span text:style-name="T2618"><text:s/></text:span><text:span text:style-name="T2619">PrintName</text:span><text:span text:style-name="T2620">(</text:span>string<text:span text:style-name="T2621"><text:s/></text:span><text:span text:style-name="T2622">name</text:span><text:span text:style-name="T2623">)</text:span></text:p>
      <text:p text:style-name="P2624">{</text:p>
      <text:p text:style-name="PreformattedText"><text:span text:style-name="T2625"><text:s text:c="4"/></text:span>printf<text:span text:style-name="T2626">(</text:span><text:span text:style-name="T2627">"hello,</text:span><text:span text:style-name="T2628"><text:s/></text:span><text:span text:style-name="T2629">%s\n"</text:span><text:span text:style-name="T2630">,</text:span><text:span text:style-name="T2631"><text:s/></text:span><text:span text:style-name="T2632">name</text:span><text:span text:style-name="T2633">);</text:span></text:p>
      <text:p text:style-name="P2634">}</text:p>
      <text:p text:style-name="Textbody">Percobaan 2: function-1.c</text:p>
      <text:p text:style-name="PreformattedText"><text:span text:style-name="T2635">#include</text:span><text:span text:style-name="T2636"><text:s/></text:span><text:span text:style-name="T2637">&lt;cs50.h&gt;</text:span></text:p>
      <text:p text:style-name="P2638"><text:span text:style-name="T2639">#include</text:span><text:span text:style-name="T2640"><text:s/></text:span><text:span text:style-name="T2641">&lt;stdio.h&gt;</text:span></text:p>
      <text:p text:style-name="PreformattedText"><text:span text:style-name="T2642">//</text:span><text:span text:style-name="T2643"><text:s/></text:span><text:span text:style-name="T2644">prototype</text:span></text:p>
      <text:p text:style-name="P2645"><text:span text:style-name="T2646">int</text:span><text:span text:style-name="T2647"><text:s/></text:span><text:span text:style-name="T2648">GetPositiveInt</text:span><text:span text:style-name="T2649">();</text:span></text:p>
      <text:p text:style-name="PreformattedText"><text:span text:style-name="T2650">int</text:span><text:span text:style-name="T2651"><text:s/></text:span><text:span text:style-name="T2652">main</text:span><text:span text:style-name="T2653">(</text:span><text:span text:style-name="T2654">void</text:span><text:span text:style-name="T2655">)</text:span></text:p>
      <text:p text:style-name="P2656">{</text:p>
      <text:p text:style-name="PreformattedText"><text:span text:style-name="T2657"><text:s text:c="4"/></text:span><text:span text:style-name="T2658">int</text:span><text:span text:style-name="T2659"><text:s/></text:span><text:span text:style-name="T2660">n</text:span><text:span text:style-name="T2661"><text:s/></text:span><text:span text:style-name="T2662">=</text:span><text:span text:style-name="T2663"><text:s/></text:span><text:span text:style-name="T2664">GetPositiveInt</text:span><text:span text:style-name="T2665">();</text:span></text:p>
      <text:p text:style-name="PreformattedText"><text:span text:style-name="T2666"><text:s text:c="4"/></text:span>printf<text:span text:style-name="T2667">(</text:span><text:span text:style-name="T2668">"Thanks</text:span><text:span text:style-name="T2669"><text:s/></text:span><text:span text:style-name="T2670">for</text:span><text:span text:style-name="T2671"><text:s/></text:span><text:span text:style-name="T2672">the</text:span><text:span text:style-name="T2673"><text:s/></text:span><text:span text:style-name="T2674">%i!\n"</text:span><text:span text:style-name="T2675">,</text:span><text:span text:style-name="T2676"><text:s/></text:span><text:span text:style-name="T2677">n</text:span><text:span text:style-name="T2678">);</text:span></text:p>
      <text:p text:style-name="P2679">}</text:p>
      <text:p text:style-name="P2680">/**</text:p>
      <text:p text:style-name="PreformattedText"><text:span text:style-name="T2681"><text:s/></text:span><text:span text:style-name="T2682">*</text:span><text:span text:style-name="T2683"><text:s/></text:span><text:span text:style-name="T2684">Gets</text:span><text:span text:style-name="T2685"><text:s/></text:span><text:span text:style-name="T2686">a</text:span><text:span text:style-name="T2687"><text:s/></text:span><text:span text:style-name="T2688">positive</text:span><text:span text:style-name="T2689"><text:s/></text:span><text:span text:style-name="T2690">integer</text:span><text:span text:style-name="T2691"><text:s/></text:span><text:span text:style-name="T2692">from</text:span><text:span text:style-name="T2693"><text:s/></text:span><text:span text:style-name="T2694">a</text:span><text:span text:style-name="T2695"><text:s/></text:span><text:span text:style-name="T2696">user.</text:span></text:p>
      <text:p text:style-name="PreformattedText"><text:span text:style-name="T2697"><text:s/></text:span><text:span text:style-name="T2698">*/</text:span></text:p>
      <text:p text:style-name="PreformattedText"><text:span text:style-name="T2699">int</text:span><text:span text:style-name="T2700"><text:s/></text:span><text:span text:style-name="T2701">GetPositiveInt</text:span><text:span text:style-name="T2702">(</text:span><text:span text:style-name="T2703">void</text:span><text:span text:style-name="T2704">)</text:span></text:p>
      <text:p text:style-name="P2705">{</text:p>
      <text:p text:style-name="PreformattedText"><text:span text:style-name="T2706"><text:s text:c="4"/></text:span><text:span text:style-name="T2707">int</text:span><text:span text:style-name="T2708"><text:s/></text:span><text:span text:style-name="T2709">n</text:span><text:span text:style-name="T2710">;</text:span></text:p>
      <text:p text:style-name="PreformattedText"><text:span text:style-name="T2711"><text:s text:c="4"/></text:span><text:span text:style-name="T2712">do</text:span></text:p>
      <text:p text:style-name="PreformattedText"><text:span text:style-name="T2713"><text:s text:c="4"/></text:span><text:span text:style-name="T2714">{</text:span></text:p>
      <text:p text:style-name="PreformattedText"><text:span text:style-name="T2715"><text:s text:c="8"/></text:span>printf<text:span text:style-name="T2716">(</text:span><text:span text:style-name="T2717">"Please</text:span><text:span text:style-name="T2718"><text:s/></text:span><text:span text:style-name="T2719">give</text:span><text:span text:style-name="T2720"><text:s/></text:span><text:span text:style-name="T2721">me</text:span><text:span text:style-name="T2722"><text:s/></text:span><text:span text:style-name="T2723">a</text:span><text:span text:style-name="T2724"><text:s/></text:span><text:span text:style-name="T2725">positive</text:span><text:span text:style-name="T2726"><text:s/></text:span><text:span text:style-name="T2727">int:</text:span><text:span text:style-name="T2728"><text:s/></text:span><text:span text:style-name="T2729">"</text:span><text:span text:style-name="T2730">);</text:span></text:p>
      <text:p text:style-name="PreformattedText"><text:span text:style-name="T2731"><text:s text:c="8"/></text:span><text:span text:style-name="T2732">n</text:span><text:span text:style-name="T2733"><text:s/></text:span><text:span text:style-name="T2734">=</text:span><text:span text:style-name="T2735"><text:s/></text:span>GetInt<text:span text:style-name="T2736">();</text:span></text:p>
      <text:p text:style-name="PreformattedText"><text:span text:style-name="T2737"><text:s text:c="4"/></text:span><text:span text:style-name="T2738">}</text:span></text:p>
      <text:soft-page-break/>
      <text:p text:style-name="PreformattedText"><text:span text:style-name="T2739"><text:s text:c="4"/></text:span><text:span text:style-name="T2740">while</text:span><text:span text:style-name="T2741"><text:s/></text:span><text:span text:style-name="T2742">(</text:span><text:span text:style-name="T2743">n</text:span><text:span text:style-name="T2744"><text:s/></text:span><text:span text:style-name="T2745">&lt;</text:span><text:span text:style-name="T2746"><text:s/></text:span><text:span text:style-name="T2747">1</text:span><text:span text:style-name="T2748">);</text:span></text:p>
      <text:p text:style-name="PreformattedText"><text:span text:style-name="T2749"><text:s text:c="4"/></text:span><text:span text:style-name="T2750">return</text:span><text:span text:style-name="T2751"><text:s/></text:span><text:span text:style-name="T2752">n</text:span><text:span text:style-name="T2753">;</text:span></text:p>
      <text:p text:style-name="P2754">}</text:p>
      <text:p text:style-name="Textbody"/>
      <text:p text:style-name="P2755">Percobaan 3: return.c</text:p>
      <text:p text:style-name="PreformattedText"><text:span text:style-name="T2756">#include</text:span><text:span text:style-name="T2757"><text:s/></text:span><text:span text:style-name="T2758">&lt;stdio.h&gt;</text:span></text:p>
      <text:p text:style-name="PreformattedText"/>
      <text:p text:style-name="PreformattedText"><text:span text:style-name="T2759">//</text:span><text:span text:style-name="T2760"><text:s/></text:span><text:span text:style-name="T2761">function</text:span><text:span text:style-name="T2762"><text:s/></text:span><text:span text:style-name="T2763">prototype</text:span></text:p>
      <text:p text:style-name="P2764"><text:span text:style-name="T2765">int</text:span><text:span text:style-name="T2766"><text:s/></text:span><text:span text:style-name="T2767">cube</text:span><text:span text:style-name="T2768">(</text:span><text:span text:style-name="T2769">int</text:span><text:span text:style-name="T2770"><text:s/></text:span>a<text:span text:style-name="T2771">);</text:span></text:p>
      <text:p text:style-name="PreformattedText"><text:span text:style-name="T2772">int</text:span><text:span text:style-name="T2773"><text:s/></text:span><text:span text:style-name="T2774">main</text:span><text:span text:style-name="T2775">(</text:span><text:span text:style-name="T2776">void</text:span><text:span text:style-name="T2777">)</text:span></text:p>
      <text:p text:style-name="P2778">{</text:p>
      <text:p text:style-name="PreformattedText"><text:span text:style-name="T2779"><text:s text:c="4"/></text:span><text:span text:style-name="T2780">int</text:span><text:span text:style-name="T2781"><text:s/></text:span><text:span text:style-name="T2782">x</text:span><text:span text:style-name="T2783"><text:s/></text:span><text:span text:style-name="T2784">=</text:span><text:span text:style-name="T2785"><text:s/></text:span><text:span text:style-name="T2786">2</text:span><text:span text:style-name="T2787">;</text:span></text:p>
      <text:p text:style-name="PreformattedText"><text:span text:style-name="T2788"><text:s text:c="4"/></text:span>printf<text:span text:style-name="T2789">(</text:span><text:span text:style-name="T2790">"x</text:span><text:span text:style-name="T2791"><text:s/></text:span><text:span text:style-name="T2792">is</text:span><text:span text:style-name="T2793"><text:s/></text:span><text:span text:style-name="T2794">now</text:span><text:span text:style-name="T2795"><text:s/></text:span><text:span text:style-name="T2796">%i\n"</text:span><text:span text:style-name="T2797">,</text:span><text:span text:style-name="T2798"><text:s/></text:span><text:span text:style-name="T2799">x</text:span><text:span text:style-name="T2800">);</text:span></text:p>
      <text:p text:style-name="PreformattedText"><text:span text:style-name="T2801"><text:s text:c="4"/></text:span>printf<text:span text:style-name="T2802">(</text:span><text:span text:style-name="T2803">"Cubing...\n"</text:span><text:span text:style-name="T2804">);</text:span></text:p>
      <text:p text:style-name="PreformattedText"><text:span text:style-name="T2805"><text:s text:c="4"/></text:span><text:span text:style-name="T2806">x</text:span><text:span text:style-name="T2807"><text:s/></text:span><text:span text:style-name="T2808">=</text:span><text:span text:style-name="T2809"><text:s/></text:span><text:span text:style-name="T2810">cube</text:span><text:span text:style-name="T2811">(</text:span><text:span text:style-name="T2812">x</text:span><text:span text:style-name="T2813">);</text:span></text:p>
      <text:p text:style-name="PreformattedText"><text:span text:style-name="T2814"><text:s text:c="4"/></text:span>printf<text:span text:style-name="T2815">(</text:span><text:span text:style-name="T2816">"Cubed!\n"</text:span><text:span text:style-name="T2817">);</text:span></text:p>
      <text:p text:style-name="PreformattedText"><text:span text:style-name="T2818"><text:s text:c="4"/></text:span>printf<text:span text:style-name="T2819">(</text:span><text:span text:style-name="T2820">"x</text:span><text:span text:style-name="T2821"><text:s/></text:span><text:span text:style-name="T2822">is</text:span><text:span text:style-name="T2823"><text:s/></text:span><text:span text:style-name="T2824">now</text:span><text:span text:style-name="T2825"><text:s/></text:span><text:span text:style-name="T2826">%i\n"</text:span><text:span text:style-name="T2827">,</text:span><text:span text:style-name="T2828"><text:s/></text:span><text:span text:style-name="T2829">x</text:span><text:span text:style-name="T2830">);</text:span></text:p>
      <text:p text:style-name="P2831">}</text:p>
      <text:p text:style-name="P2832">/**</text:p>
      <text:p text:style-name="PreformattedText"><text:span text:style-name="T2833"><text:s/></text:span><text:span text:style-name="T2834">*</text:span><text:span text:style-name="T2835"><text:s/></text:span><text:span text:style-name="T2836">Cubes</text:span><text:span text:style-name="T2837"><text:s/></text:span><text:span text:style-name="T2838">argument.</text:span></text:p>
      <text:p text:style-name="PreformattedText"><text:span text:style-name="T2839"><text:s/></text:span><text:span text:style-name="T2840">*/</text:span></text:p>
      <text:p text:style-name="PreformattedText"><text:span text:style-name="T2841">int</text:span><text:span text:style-name="T2842"><text:s/></text:span><text:span text:style-name="T2843">cube</text:span><text:span text:style-name="T2844">(</text:span><text:span text:style-name="T2845">int</text:span><text:span text:style-name="T2846"><text:s/></text:span><text:span text:style-name="T2847">n</text:span><text:span text:style-name="T2848">)</text:span></text:p>
      <text:p text:style-name="P2849">{</text:p>
      <text:p text:style-name="PreformattedText"><text:span text:style-name="T2850"><text:s text:c="4"/></text:span><text:span text:style-name="T2851">return</text:span><text:span text:style-name="T2852"><text:s/></text:span><text:span text:style-name="T2853">n</text:span><text:span text:style-name="T2854"><text:s/></text:span><text:span text:style-name="T2855">*</text:span><text:span text:style-name="T2856"><text:s/></text:span><text:span text:style-name="T2857">n</text:span><text:span text:style-name="T2858"><text:s/></text:span><text:span text:style-name="T2859">*</text:span><text:span text:style-name="T2860"><text:s/></text:span><text:span text:style-name="T2861">n</text:span><text:span text:style-name="T2862">;</text:span></text:p>
      <text:p text:style-name="P2863">}</text:p>
      <text:p text:style-name="Textbody"/>
      <text:p text:style-name="Textbody">Percobaan 4: cough-2.c</text:p>
      <text:p text:style-name="PreformattedText"><text:span text:style-name="T2864">#include</text:span><text:span text:style-name="T2865"><text:s/></text:span><text:span text:style-name="T2866">&lt;stdio.h&gt;</text:span></text:p>
      <text:p text:style-name="PreformattedText"><text:span text:style-name="T2867">//</text:span><text:span text:style-name="T2868"><text:s/></text:span><text:span text:style-name="T2869">prototype</text:span></text:p>
      <text:p text:style-name="P2870"><text:span text:style-name="T2871">void</text:span><text:span text:style-name="T2872"><text:s/></text:span><text:span text:style-name="T2873">cough</text:span><text:span text:style-name="T2874">(</text:span><text:span text:style-name="T2875">void</text:span><text:span text:style-name="T2876">);</text:span></text:p>
      <text:p text:style-name="PreformattedText"><text:span text:style-name="T2877">int</text:span><text:span text:style-name="T2878"><text:s/></text:span><text:span text:style-name="T2879">main</text:span><text:span text:style-name="T2880">(</text:span><text:span text:style-name="T2881">void</text:span><text:span text:style-name="T2882">)</text:span></text:p>
      <text:p text:style-name="P2883">{</text:p>
      <text:p text:style-name="PreformattedText"><text:span text:style-name="T2884"><text:s text:c="4"/></text:span><text:span text:style-name="T2885">//</text:span><text:span text:style-name="T2886"><text:s/></text:span><text:span text:style-name="T2887">cough</text:span><text:span text:style-name="T2888"><text:s/></text:span><text:span text:style-name="T2889">three</text:span><text:span text:style-name="T2890"><text:s/></text:span><text:span text:style-name="T2891">times</text:span></text:p>
      <text:p text:style-name="PreformattedText"><text:span text:style-name="T2892"><text:s text:c="4"/></text:span><text:span text:style-name="T2893">for</text:span><text:span text:style-name="T2894"><text:s/></text:span><text:span text:style-name="T2895">(</text:span><text:span text:style-name="T2896">int</text:span><text:span text:style-name="T2897"><text:s/></text:span><text:span text:style-name="T2898">i</text:span><text:span text:style-name="T2899"><text:s/></text:span><text:span text:style-name="T2900">=</text:span><text:span text:style-name="T2901"><text:s/></text:span><text:span text:style-name="T2902">0</text:span><text:span text:style-name="T2903">;</text:span><text:span text:style-name="T2904"><text:s/></text:span><text:span text:style-name="T2905">i</text:span><text:span text:style-name="T2906"><text:s/></text:span><text:span text:style-name="T2907">&lt;</text:span><text:span text:style-name="T2908"><text:s/></text:span><text:span text:style-name="T2909">3</text:span><text:span text:style-name="T2910">;</text:span><text:span text:style-name="T2911"><text:s/></text:span><text:span text:style-name="T2912">i</text:span><text:span text:style-name="T2913">++)</text:span></text:p>
      <text:p text:style-name="PreformattedText"><text:span text:style-name="T2914"><text:s text:c="4"/></text:span><text:span text:style-name="T2915">{</text:span></text:p>
      <text:p text:style-name="PreformattedText"><text:span text:style-name="T2916"><text:s text:c="8"/></text:span><text:span text:style-name="T2917">cough</text:span><text:span text:style-name="T2918">();</text:span></text:p>
      <text:p text:style-name="PreformattedText"><text:span text:style-name="T2919"><text:s text:c="4"/></text:span><text:span text:style-name="T2920">}</text:span></text:p>
      <text:p text:style-name="P2921">}</text:p>
      <text:p text:style-name="P2922">/**</text:p>
      <text:p text:style-name="PreformattedText"><text:span text:style-name="T2923"><text:s/></text:span><text:span text:style-name="T2924">*</text:span><text:span text:style-name="T2925"><text:s/></text:span><text:span text:style-name="T2926">Coughs</text:span><text:span text:style-name="T2927"><text:s/></text:span><text:span text:style-name="T2928">once.</text:span></text:p>
      <text:p text:style-name="PreformattedText"><text:span text:style-name="T2929"><text:s/></text:span><text:span text:style-name="T2930">*/</text:span></text:p>
      <text:p text:style-name="PreformattedText"><text:span text:style-name="T2931">void</text:span><text:span text:style-name="T2932"><text:s/></text:span><text:span text:style-name="T2933">cough</text:span><text:span text:style-name="T2934">(</text:span><text:span text:style-name="T2935">void</text:span><text:span text:style-name="T2936">)</text:span></text:p>
      <text:p text:style-name="P2937">{</text:p>
      <text:p text:style-name="PreformattedText"><text:span text:style-name="T2938"><text:s text:c="4"/></text:span>printf<text:span text:style-name="T2939">(</text:span><text:span text:style-name="T2940">"cough\n"</text:span><text:span text:style-name="T2941">);</text:span></text:p>
      <text:p text:style-name="P2942">}</text:p>
      <text:p text:style-name="Textbody">Percobaan 5: cough-3.c</text:p>
      <text:p text:style-name="PreformattedText"><text:span text:style-name="T2943">#include</text:span><text:span text:style-name="T2944"><text:s/></text:span><text:span text:style-name="T2945">&lt;stdio.h&gt;</text:span></text:p>
      <text:p text:style-name="PreformattedText"><text:span text:style-name="T2946">//</text:span><text:span text:style-name="T2947"><text:s/></text:span><text:span text:style-name="T2948">prototype</text:span></text:p>
      <text:p text:style-name="P2949"><text:span text:style-name="T2950">void</text:span><text:span text:style-name="T2951"><text:s/></text:span><text:span text:style-name="T2952">cough</text:span><text:span text:style-name="T2953">(</text:span><text:span text:style-name="T2954">int</text:span><text:span text:style-name="T2955"><text:s/></text:span>n<text:span text:style-name="T2956">);</text:span></text:p>
      <text:soft-page-break/>
      <text:p text:style-name="PreformattedText"><text:span text:style-name="T2957">int</text:span><text:span text:style-name="T2958"><text:s/></text:span><text:span text:style-name="T2959">main</text:span><text:span text:style-name="T2960">(</text:span><text:span text:style-name="T2961">void</text:span><text:span text:style-name="T2962">)</text:span></text:p>
      <text:p text:style-name="P2963">{</text:p>
      <text:p text:style-name="PreformattedText"><text:span text:style-name="T2964"><text:s text:c="4"/></text:span><text:span text:style-name="T2965">//</text:span><text:span text:style-name="T2966"><text:s/></text:span><text:span text:style-name="T2967">cough</text:span><text:span text:style-name="T2968"><text:s/></text:span><text:span text:style-name="T2969">three</text:span><text:span text:style-name="T2970"><text:s/></text:span><text:span text:style-name="T2971">times</text:span></text:p>
      <text:p text:style-name="PreformattedText"><text:span text:style-name="T2972"><text:s text:c="4"/></text:span><text:span text:style-name="T2973">cough</text:span><text:span text:style-name="T2974">(</text:span><text:span text:style-name="T2975">3</text:span><text:span text:style-name="T2976">);</text:span></text:p>
      <text:p text:style-name="P2977">}</text:p>
      <text:p text:style-name="P2978">/**</text:p>
      <text:p text:style-name="PreformattedText"><text:span text:style-name="T2979"><text:s/></text:span><text:span text:style-name="T2980">*</text:span><text:span text:style-name="T2981"><text:s/></text:span><text:span text:style-name="T2982">Coughs</text:span><text:span text:style-name="T2983"><text:s/></text:span><text:span text:style-name="T2984">n</text:span><text:span text:style-name="T2985"><text:s/></text:span><text:span text:style-name="T2986">times.</text:span></text:p>
      <text:p text:style-name="PreformattedText"><text:span text:style-name="T2987"><text:s/></text:span><text:span text:style-name="T2988">*/</text:span></text:p>
      <text:p text:style-name="PreformattedText"><text:span text:style-name="T2989">void</text:span><text:span text:style-name="T2990"><text:s/></text:span><text:span text:style-name="T2991">cough</text:span><text:span text:style-name="T2992">(</text:span><text:span text:style-name="T2993">int</text:span><text:span text:style-name="T2994"><text:s/></text:span><text:span text:style-name="T2995">n</text:span><text:span text:style-name="T2996">)</text:span></text:p>
      <text:p text:style-name="P2997">{</text:p>
      <text:p text:style-name="PreformattedText"><text:span text:style-name="T2998"><text:s text:c="4"/></text:span><text:span text:style-name="T2999">for</text:span><text:span text:style-name="T3000"><text:s/></text:span><text:span text:style-name="T3001">(</text:span><text:span text:style-name="T3002">int</text:span><text:span text:style-name="T3003"><text:s/></text:span><text:span text:style-name="T3004">i</text:span><text:span text:style-name="T3005"><text:s/></text:span><text:span text:style-name="T3006">=</text:span><text:span text:style-name="T3007"><text:s/></text:span><text:span text:style-name="T3008">0</text:span><text:span text:style-name="T3009">;</text:span><text:span text:style-name="T3010"><text:s/></text:span><text:span text:style-name="T3011">i</text:span><text:span text:style-name="T3012"><text:s/></text:span><text:span text:style-name="T3013">&lt;</text:span><text:span text:style-name="T3014"><text:s/></text:span><text:span text:style-name="T3015">n</text:span><text:span text:style-name="T3016">;</text:span><text:span text:style-name="T3017"><text:s/></text:span><text:span text:style-name="T3018">i</text:span><text:span text:style-name="T3019">++)</text:span></text:p>
      <text:p text:style-name="PreformattedText"><text:span text:style-name="T3020"><text:s text:c="4"/></text:span><text:span text:style-name="T3021">{</text:span></text:p>
      <text:p text:style-name="PreformattedText"><text:span text:style-name="T3022"><text:s text:c="8"/></text:span>printf<text:span text:style-name="T3023">(</text:span><text:span text:style-name="T3024">"cough\n"</text:span><text:span text:style-name="T3025">);</text:span></text:p>
      <text:p text:style-name="PreformattedText"><text:span text:style-name="T3026"><text:s text:c="4"/></text:span><text:span text:style-name="T3027">}</text:span></text:p>
      <text:p text:style-name="P3028">}</text:p>
      <text:p text:style-name="Textbody"/>
      <text:p text:style-name="P3029"/>
      <text:p text:style-name="Textbody"/>
      <text:p text:style-name="Textbody">Tugas Praktikum:</text:p>
      <text:list text:style-name="LFO10" text:continue-numbering="true">
        <text:list-item>
          <text:p text:style-name="P3030">Buatlah sebuah fungsi sembarang</text:p>
        </text:list-item>
        <text:list-item>
          <text:p text:style-name="P3031">Buatlah fungsi mengembalikan nilai dan fungsi yang tidak mengembalikan nilai</text:p>
        </text:list-item>
        <text:list-item>
          <text:p text:style-name="P3032">Buatlah fungsi untuk menghitung faktorial dengan teknik fungsi rekursif</text:p>
        </text:list-item>
      </text:list>
      <text:h text:style-name="P3033" text:outline-level="1"><text:bookmark-start text:name="__RefHeading__6378_1704778645"/><text:soft-page-break/>Modul 5: Rekursif, Pass by Value, Pass by Reference<text:bookmark-end text:name="__RefHeading__6378_1704778645"/></text:h>
      <text:p text:style-name="Textbody">Tujuan:</text:p>
      <text:list text:style-name="LFO11" text:continue-numbering="true">
        <text:list-item>
          <text:p text:style-name="P3034">Mahasiswa mampu mendemokan fungsi rekursif</text:p>
        </text:list-item>
        <text:list-item>
          <text:p text:style-name="P3035">Mahasiswa mampu membut program yang memuat passing parameter baik pass by refeference dan pass value</text:p>
        </text:list-item>
      </text:list>
      <text:p text:style-name="Textbody"/>
      <text:p text:style-name="Textbody">Percobaan 1: rekursi.c</text:p>
      <text:p text:style-name="PreformattedText"><text:span text:style-name="T3036">#include</text:span><text:span text:style-name="T3037"><text:s/></text:span><text:span text:style-name="T3038">&lt;stdio.h&gt;</text:span></text:p>
      <text:p text:style-name="PreformattedText"><text:span text:style-name="T3039">void</text:span><text:span text:style-name="T3040"><text:s/></text:span><text:span text:style-name="T3041">recurse</text:span><text:span text:style-name="T3042"><text:s/></text:span><text:span text:style-name="T3043">(</text:span><text:span text:style-name="T3044"><text:s/></text:span><text:span text:style-name="T3045">int</text:span><text:span text:style-name="T3046"><text:s/></text:span><text:span text:style-name="T3047">count</text:span><text:span text:style-name="T3048"><text:s/></text:span><text:span text:style-name="T3049">)</text:span></text:p>
      <text:p text:style-name="P3050">{</text:p>
      <text:p text:style-name="PreformattedText"><text:span text:style-name="T3051"><text:s text:c="4"/></text:span>printf<text:span text:style-name="T3052">(</text:span><text:span text:style-name="T3053"><text:s/></text:span><text:span text:style-name="T3054">"%d\n"</text:span><text:span text:style-name="T3055">,</text:span><text:span text:style-name="T3056"><text:s/></text:span><text:span text:style-name="T3057">count</text:span><text:span text:style-name="T3058"><text:s/></text:span><text:span text:style-name="T3059">);</text:span></text:p>
      <text:p text:style-name="PreformattedText"><text:span text:style-name="T3060"><text:s text:c="4"/></text:span><text:span text:style-name="T3061">recurse</text:span><text:span text:style-name="T3062"><text:s/></text:span><text:span text:style-name="T3063">(</text:span><text:span text:style-name="T3064"><text:s/></text:span><text:span text:style-name="T3065">count</text:span><text:span text:style-name="T3066"><text:s/></text:span><text:span text:style-name="T3067">+</text:span><text:span text:style-name="T3068"><text:s/></text:span><text:span text:style-name="T3069">1</text:span><text:span text:style-name="T3070"><text:s/></text:span><text:span text:style-name="T3071">);</text:span></text:p>
      <text:p text:style-name="P3072">}</text:p>
      <text:p text:style-name="PreformattedText"><text:span text:style-name="T3073">int</text:span><text:span text:style-name="T3074"><text:s/></text:span><text:span text:style-name="T3075">main</text:span><text:span text:style-name="T3076">()</text:span></text:p>
      <text:p text:style-name="P3077">{</text:p>
      <text:p text:style-name="PreformattedText"><text:span text:style-name="T3078"><text:s text:c="2"/></text:span><text:span text:style-name="T3079">recurse</text:span><text:span text:style-name="T3080"><text:s/></text:span><text:span text:style-name="T3081">(</text:span><text:span text:style-name="T3082"><text:s/></text:span><text:span text:style-name="T3083">1</text:span><text:span text:style-name="T3084"><text:s/></text:span><text:span text:style-name="T3085">);</text:span></text:p>
      <text:p text:style-name="PreformattedText"><text:span text:style-name="T3086"><text:s text:c="2"/></text:span><text:span text:style-name="T3087">return</text:span><text:span text:style-name="T3088"><text:s/></text:span><text:span text:style-name="T3089">0</text:span><text:span text:style-name="T3090">;</text:span></text:p>
      <text:p text:style-name="P3091">}</text:p>
      <text:p text:style-name="Textbody"/>
      <text:p text:style-name="Textbody">Percobaan 2: <text:s/>passByReference.c</text:p>
      <text:p text:style-name="PreformattedText"><text:span text:style-name="T3092">#include</text:span><text:span text:style-name="T3093"><text:s/></text:span><text:span text:style-name="T3094">&lt;stdio.h&gt;</text:span></text:p>
      <text:p text:style-name="P3095"><text:span text:style-name="T3096">void</text:span><text:span text:style-name="T3097"><text:s/></text:span><text:span text:style-name="T3098">doit</text:span><text:span text:style-name="T3099"><text:s/></text:span><text:span text:style-name="T3100">(</text:span><text:span text:style-name="T3101">int</text:span><text:span text:style-name="T3102"><text:s/></text:span><text:span text:style-name="T3103">*</text:span>x<text:span text:style-name="T3104">);</text:span></text:p>
      <text:p text:style-name="PreformattedText"><text:span text:style-name="T3105">int</text:span><text:span text:style-name="T3106"><text:s/></text:span><text:span text:style-name="T3107">main</text:span><text:span text:style-name="T3108">()</text:span></text:p>
      <text:p text:style-name="P3109">{</text:p>
      <text:p text:style-name="PreformattedText"><text:span text:style-name="T3110">int</text:span><text:span text:style-name="T3111"><text:s/></text:span><text:span text:style-name="T3112">z</text:span><text:span text:style-name="T3113"><text:s/></text:span><text:span text:style-name="T3114">=</text:span><text:span text:style-name="T3115"><text:s/></text:span><text:span text:style-name="T3116">27</text:span><text:span text:style-name="T3117">;</text:span></text:p>
      <text:p text:style-name="PreformattedText"><text:span text:style-name="T3118">doit</text:span><text:span text:style-name="T3119">(</text:span><text:span text:style-name="T3120"><text:s/></text:span><text:span text:style-name="T3121">&amp;</text:span><text:span text:style-name="T3122">z</text:span><text:span text:style-name="T3123"><text:s/></text:span><text:span text:style-name="T3124">);</text:span></text:p>
      <text:p text:style-name="PreformattedText">printf<text:span text:style-name="T3125">(</text:span><text:span text:style-name="T3126">"z</text:span><text:span text:style-name="T3127"><text:s/></text:span><text:span text:style-name="T3128">is</text:span><text:span text:style-name="T3129"><text:s/></text:span><text:span text:style-name="T3130">now</text:span><text:span text:style-name="T3131"><text:s/></text:span><text:span text:style-name="T3132">%d\n"</text:span><text:span text:style-name="T3133">,</text:span><text:span text:style-name="T3134"><text:s/></text:span><text:span text:style-name="T3135">z</text:span><text:span text:style-name="T3136">);</text:span></text:p>
      <text:p text:style-name="PreformattedText"><text:span text:style-name="T3137">return</text:span><text:span text:style-name="T3138"><text:s/></text:span><text:span text:style-name="T3139">0</text:span><text:span text:style-name="T3140">;</text:span></text:p>
      <text:p text:style-name="P3141"><text:span text:style-name="T3142">}</text:span></text:p>
      <text:p text:style-name="PreformattedText"><text:span text:style-name="T3143">void</text:span><text:span text:style-name="T3144"><text:s/></text:span><text:span text:style-name="T3145">doit</text:span><text:span text:style-name="T3146">(</text:span><text:span text:style-name="T3147">int</text:span><text:span text:style-name="T3148"><text:s/></text:span><text:span text:style-name="T3149">*</text:span><text:span text:style-name="T3150">x</text:span><text:span text:style-name="T3151">)</text:span></text:p>
      <text:p text:style-name="PreformattedText"><text:span text:style-name="T3152">{</text:span></text:p>
      <text:p text:style-name="PreformattedText"><text:span text:style-name="T3153"><text:s text:c="5"/></text:span><text:span text:style-name="T3154">*</text:span><text:span text:style-name="T3155">x</text:span><text:span text:style-name="T3156"><text:s/></text:span><text:span text:style-name="T3157">=</text:span><text:span text:style-name="T3158"><text:s/></text:span><text:span text:style-name="T3159">5</text:span><text:span text:style-name="T3160">;</text:span></text:p>
      <text:p text:style-name="PreformattedText"><text:span text:style-name="T3161">}</text:span></text:p>
      <text:p text:style-name="Textbody"/>
      <text:p text:style-name="Textbody">Percobaan 3: passByValue.c</text:p>
      <text:p text:style-name="PreformattedText"><text:span text:style-name="T3162">#include</text:span><text:span text:style-name="T3163"><text:s/></text:span><text:span text:style-name="T3164">&lt;stdio.h&gt;</text:span></text:p>
      <text:p text:style-name="PreformattedText"><text:span text:style-name="T3165">void</text:span><text:span text:style-name="T3166"><text:s/></text:span><text:span text:style-name="T3167">doit</text:span><text:span text:style-name="T3168">(</text:span><text:span text:style-name="T3169"><text:s/></text:span><text:span text:style-name="T3170">int</text:span><text:span text:style-name="T3171"><text:s/></text:span><text:span text:style-name="T3172">x</text:span><text:span text:style-name="T3173"><text:s/></text:span><text:span text:style-name="T3174">)</text:span></text:p>
      <text:p text:style-name="PreformattedText"><text:span text:style-name="T3175">{</text:span></text:p>
      <text:p text:style-name="PreformattedText"><text:span text:style-name="T3176"><text:s text:c="5"/></text:span><text:span text:style-name="T3177">x</text:span><text:span text:style-name="T3178"><text:s/></text:span><text:span text:style-name="T3179">=</text:span><text:span text:style-name="T3180"><text:s/></text:span><text:span text:style-name="T3181">5</text:span><text:span text:style-name="T3182">;</text:span></text:p>
      <text:p text:style-name="PreformattedText"><text:span text:style-name="T3183">}</text:span></text:p>
      <text:p text:style-name="P3184"><text:s/></text:p>
      <text:p text:style-name="PreformattedText"><text:span text:style-name="T3185">int</text:span><text:span text:style-name="T3186"><text:s/></text:span><text:span text:style-name="T3187">main</text:span><text:span text:style-name="T3188">()</text:span></text:p>
      <text:p text:style-name="PreformattedText"><text:span text:style-name="T3189">{</text:span></text:p>
      <text:p text:style-name="PreformattedText"><text:span text:style-name="T3190">int</text:span><text:span text:style-name="T3191"><text:s/></text:span><text:span text:style-name="T3192">z</text:span><text:span text:style-name="T3193"><text:s/></text:span><text:span text:style-name="T3194">=</text:span><text:span text:style-name="T3195"><text:s/></text:span><text:span text:style-name="T3196">27</text:span><text:span text:style-name="T3197">;</text:span></text:p>
      <text:soft-page-break/>
      <text:p text:style-name="PreformattedText"><text:span text:style-name="T3198">doit</text:span><text:span text:style-name="T3199">(</text:span><text:span text:style-name="T3200"><text:s/></text:span><text:span text:style-name="T3201">z</text:span><text:span text:style-name="T3202"><text:s/></text:span><text:span text:style-name="T3203">);</text:span></text:p>
      <text:p text:style-name="P3204">printf<text:span text:style-name="T3205">(</text:span><text:span text:style-name="T3206">"z</text:span><text:span text:style-name="T3207"><text:s/></text:span><text:span text:style-name="T3208">is</text:span><text:span text:style-name="T3209"><text:s/></text:span><text:span text:style-name="T3210">now</text:span><text:span text:style-name="T3211"><text:s/></text:span><text:span text:style-name="T3212">%d\n"</text:span><text:span text:style-name="T3213">,</text:span><text:span text:style-name="T3214"><text:s/></text:span><text:span text:style-name="T3215">z</text:span><text:span text:style-name="T3216">);</text:span></text:p>
      <text:p text:style-name="PreformattedText"><text:span text:style-name="T3217">return</text:span><text:span text:style-name="T3218"><text:s/></text:span><text:span text:style-name="T3219">0</text:span><text:span text:style-name="T3220">;</text:span></text:p>
      <text:p text:style-name="PreformattedText"><text:span text:style-name="T3221">}</text:span></text:p>
      <text:p text:style-name="Textbody"/>
      <text:p text:style-name="Textbody"/>
      <text:p text:style-name="Textbody">Tugas Praktikum:</text:p>
      <text:list text:style-name="LFO12" text:continue-numbering="true">
        <text:list-item>
          <text:p text:style-name="P3222">Buatlah fungsi rekursif dan fungsi non-rekursif versi anda</text:p>
        </text:list-item>
        <text:list-item>
          <text:p text:style-name="P3223">Buatlah satu program yang memuat baik pass by reference maupun pass by value, semakin berbeda dengan contoh<text:s/>praktikum maka semakin tinggi nilainya.</text:p>
        </text:list-item>
      </text:list>
      <text:p text:style-name="Textbody"/>
      <text:h text:style-name="P3224" text:outline-level="1"><text:bookmark-start text:name="__RefHeading__6380_1704778645"/><text:soft-page-break/>Modul 6: Pointer, Array<text:bookmark-end text:name="__RefHeading__6380_1704778645"/></text:h>
      <text:p text:style-name="Textbody">Tujuan:</text:p>
      <text:list text:style-name="LFO13" text:continue-numbering="true">
        <text:list-item>
          <text:p text:style-name="P3225">Mahasiswa mampu membuat program dengan pointer</text:p>
        </text:list-item>
        <text:list-item>
          <text:p text:style-name="P3226">Mahasiswa mampu membuat program yang memuat array</text:p>
        </text:list-item>
      </text:list>
      <text:p text:style-name="Textbody"/>
      <text:p text:style-name="Textbody">Percobaan 1: pointer0.c</text:p>
      <text:p text:style-name="PreformattedText"><text:span text:style-name="T3227">#include</text:span><text:span text:style-name="T3228"><text:s/></text:span><text:span text:style-name="T3229">&lt;stdio.h&gt;</text:span></text:p>
      <text:p text:style-name="PreformattedText"><text:span text:style-name="T3230">int</text:span><text:span text:style-name="T3231"><text:s/></text:span><text:span text:style-name="T3232">main</text:span><text:span text:style-name="T3233">()</text:span></text:p>
      <text:p text:style-name="P3234">{</text:p>
      <text:p text:style-name="PreformattedText"><text:span text:style-name="T3235"><text:s text:c="4"/></text:span><text:span text:style-name="T3236">int</text:span><text:span text:style-name="T3237"><text:s/></text:span><text:span text:style-name="T3238">i</text:span><text:span text:style-name="T3239">,</text:span><text:span text:style-name="T3240">j</text:span><text:span text:style-name="T3241">;</text:span></text:p>
      <text:p text:style-name="PreformattedText"><text:span text:style-name="T3242"><text:s text:c="4"/></text:span><text:span text:style-name="T3243">int</text:span><text:span text:style-name="T3244"><text:s/></text:span><text:span text:style-name="T3245">*</text:span><text:span text:style-name="T3246">p</text:span><text:span text:style-name="T3247">;</text:span><text:span text:style-name="T3248"><text:s text:c="3"/></text:span><text:span text:style-name="T3249">/*</text:span><text:span text:style-name="T3250"><text:s/></text:span><text:span text:style-name="T3251">a</text:span><text:span text:style-name="T3252"><text:s/></text:span><text:span text:style-name="T3253">pointer</text:span><text:span text:style-name="T3254"><text:s/></text:span><text:span text:style-name="T3255">to</text:span><text:span text:style-name="T3256"><text:s/></text:span><text:span text:style-name="T3257">an</text:span><text:span text:style-name="T3258"><text:s/></text:span><text:span text:style-name="T3259">integer</text:span><text:span text:style-name="T3260"><text:s/></text:span><text:span text:style-name="T3261">*/</text:span></text:p>
      <text:p text:style-name="PreformattedText"><text:span text:style-name="T3262"><text:s text:c="4"/></text:span><text:span text:style-name="T3263">p</text:span><text:span text:style-name="T3264"><text:s/></text:span><text:span text:style-name="T3265">=</text:span><text:span text:style-name="T3266"><text:s/></text:span><text:span text:style-name="T3267">&amp;</text:span><text:span text:style-name="T3268">i</text:span><text:span text:style-name="T3269">;</text:span></text:p>
      <text:p text:style-name="PreformattedText"><text:span text:style-name="T3270"><text:s text:c="4"/></text:span><text:span text:style-name="T3271">*</text:span><text:span text:style-name="T3272">p</text:span><text:span text:style-name="T3273">=</text:span><text:span text:style-name="T3274">5</text:span><text:span text:style-name="T3275">;</text:span></text:p>
      <text:p text:style-name="PreformattedText"><text:span text:style-name="T3276"><text:s text:c="4"/></text:span><text:span text:style-name="T3277">j</text:span><text:span text:style-name="T3278">=</text:span><text:span text:style-name="T3279">i</text:span><text:span text:style-name="T3280">;</text:span></text:p>
      <text:p text:style-name="PreformattedText"><text:span text:style-name="T3281"><text:s text:c="4"/></text:span>printf<text:span text:style-name="T3282">(</text:span><text:span text:style-name="T3283">"%d</text:span><text:span text:style-name="T3284"><text:s/></text:span><text:span text:style-name="T3285">%d</text:span><text:span text:style-name="T3286"><text:s/></text:span><text:span text:style-name="T3287">%d\n"</text:span><text:span text:style-name="T3288">,</text:span><text:span text:style-name="T3289"><text:s/></text:span><text:span text:style-name="T3290">i</text:span><text:span text:style-name="T3291">,</text:span><text:span text:style-name="T3292"><text:s/></text:span><text:span text:style-name="T3293">j</text:span><text:span text:style-name="T3294">,</text:span><text:span text:style-name="T3295"><text:s/></text:span><text:span text:style-name="T3296">*</text:span><text:span text:style-name="T3297">p</text:span><text:span text:style-name="T3298">);</text:span></text:p>
      <text:p text:style-name="PreformattedText"><text:span text:style-name="T3299"><text:s text:c="4"/></text:span><text:span text:style-name="T3300">return</text:span><text:span text:style-name="T3301"><text:s/></text:span><text:span text:style-name="T3302">0</text:span><text:span text:style-name="T3303">;</text:span></text:p>
      <text:p text:style-name="P3304">}</text:p>
      <text:p text:style-name="Textbody"/>
      <text:p text:style-name="Textbody">Percobaan 2: array0.c</text:p>
      <text:p text:style-name="PreformattedText"><text:span text:style-name="T3305">#include</text:span><text:span text:style-name="T3306"><text:s/></text:span><text:span text:style-name="T3307">&lt;stdio.h&gt;</text:span></text:p>
      <text:p text:style-name="PreformattedText"><text:span text:style-name="T3308">int</text:span><text:span text:style-name="T3309"><text:s/></text:span><text:span text:style-name="T3310">main</text:span><text:span text:style-name="T3311">()</text:span></text:p>
      <text:p text:style-name="P3312">{</text:p>
      <text:p text:style-name="PreformattedText"><text:span text:style-name="T3313"><text:s text:c="2"/></text:span><text:span text:style-name="T3314">int</text:span><text:span text:style-name="T3315"><text:s/></text:span><text:span text:style-name="T3316">sample</text:span><text:span text:style-name="T3317">[</text:span><text:span text:style-name="T3318">20</text:span><text:span text:style-name="T3319">];</text:span></text:p>
      <text:p text:style-name="P3320"><text:span text:style-name="T3321"><text:s text:c="2"/></text:span><text:span text:style-name="T3322">int</text:span><text:span text:style-name="T3323"><text:s/></text:span><text:span text:style-name="T3324">t</text:span><text:span text:style-name="T3325">;</text:span></text:p>
      <text:p text:style-name="PreformattedText"><text:span text:style-name="T3326"><text:s text:c="2"/></text:span><text:span text:style-name="T3327">for</text:span><text:span text:style-name="T3328">(</text:span><text:span text:style-name="T3329">t</text:span><text:span text:style-name="T3330">=</text:span><text:span text:style-name="T3331">0</text:span><text:span text:style-name="T3332">;</text:span><text:span text:style-name="T3333"><text:s/></text:span><text:span text:style-name="T3334">t</text:span><text:span text:style-name="T3335">&lt;</text:span><text:span text:style-name="T3336">20</text:span><text:span text:style-name="T3337">;</text:span><text:span text:style-name="T3338"><text:s/></text:span><text:span text:style-name="T3339">t</text:span><text:span text:style-name="T3340">++)</text:span></text:p>
      <text:p text:style-name="P3341"><text:span text:style-name="T3342"><text:s text:c="2"/></text:span><text:span text:style-name="T3343">sample</text:span><text:span text:style-name="T3344">[</text:span><text:span text:style-name="T3345">t</text:span><text:span text:style-name="T3346">]=</text:span><text:span text:style-name="T3347">t</text:span><text:span text:style-name="T3348">;</text:span></text:p>
      <text:p text:style-name="PreformattedText"><text:span text:style-name="T3349"><text:s text:c="4"/></text:span><text:span text:style-name="T3350">for</text:span><text:span text:style-name="T3351">(</text:span><text:span text:style-name="T3352">t</text:span><text:span text:style-name="T3353">=</text:span><text:span text:style-name="T3354">0</text:span><text:span text:style-name="T3355">;</text:span><text:span text:style-name="T3356"><text:s/></text:span><text:span text:style-name="T3357">t</text:span><text:span text:style-name="T3358">&lt;</text:span><text:span text:style-name="T3359">20</text:span><text:span text:style-name="T3360">;</text:span><text:span text:style-name="T3361"><text:s/></text:span><text:span text:style-name="T3362">t</text:span><text:span text:style-name="T3363">++)</text:span></text:p>
      <text:p text:style-name="PreformattedText"><text:span text:style-name="T3364"><text:s text:c="6"/></text:span>printf<text:span text:style-name="T3365">(</text:span><text:span text:style-name="T3366">"this</text:span><text:span text:style-name="T3367"><text:s/></text:span><text:span text:style-name="T3368">is</text:span><text:span text:style-name="T3369"><text:s/></text:span><text:span text:style-name="T3370">sample</text:span><text:span text:style-name="T3371"><text:s/></text:span><text:span text:style-name="T3372">[%d]</text:span><text:span text:style-name="T3373"><text:s/></text:span><text:span text:style-name="T3374">\n"</text:span><text:span text:style-name="T3375">,</text:span><text:span text:style-name="T3376"><text:s/></text:span><text:span text:style-name="T3377">sample</text:span><text:span text:style-name="T3378">[</text:span><text:span text:style-name="T3379">t</text:span><text:span text:style-name="T3380">]);</text:span></text:p>
      <text:p text:style-name="PreformattedText"><text:span text:style-name="T3381"><text:s text:c="2"/></text:span><text:span text:style-name="T3382">return</text:span><text:span text:style-name="T3383"><text:s/></text:span><text:span text:style-name="T3384">0</text:span><text:span text:style-name="T3385">;</text:span></text:p>
      <text:p text:style-name="P3386">}</text:p>
      <text:p text:style-name="Textbody"/>
      <text:p text:style-name="Textbody">Percobaan 3: array3.cpp</text:p>
      <text:p text:style-name="PreformattedText"><text:span text:style-name="T3387">#include</text:span><text:span text:style-name="T3388"><text:s/></text:span><text:span text:style-name="T3389">&lt;iostream&gt;</text:span></text:p>
      <text:p text:style-name="P3390"><text:span text:style-name="T3391">using</text:span><text:span text:style-name="T3392"><text:s/></text:span><text:span text:style-name="T3393">namespace</text:span><text:span text:style-name="T3394"><text:s/></text:span>std<text:span text:style-name="T3395">;</text:span></text:p>
      <text:p text:style-name="PreformattedText"><text:span text:style-name="T3396">int</text:span><text:span text:style-name="T3397"><text:s/></text:span><text:span text:style-name="T3398">main</text:span><text:span text:style-name="T3399">()</text:span></text:p>
      <text:p text:style-name="P3400">{</text:p>
      <text:p text:style-name="PreformattedText"><text:span text:style-name="T3401"><text:s text:c="4"/></text:span><text:span text:style-name="T3402">int</text:span><text:span text:style-name="T3403"><text:s/></text:span><text:span text:style-name="T3404">i</text:span><text:span text:style-name="T3405">,</text:span><text:span text:style-name="T3406"><text:s/></text:span><text:span text:style-name="T3407">min</text:span><text:span text:style-name="T3408">,</text:span><text:span text:style-name="T3409"><text:s/></text:span><text:span text:style-name="T3410">max</text:span><text:span text:style-name="T3411">,</text:span><text:span text:style-name="T3412"><text:s/></text:span><text:span text:style-name="T3413">jml</text:span><text:span text:style-name="T3414">=</text:span><text:span text:style-name="T3415">0</text:span><text:span text:style-name="T3416">;</text:span></text:p>
      <text:p text:style-name="PreformattedText"><text:span text:style-name="T3417"><text:s text:c="4"/></text:span><text:span text:style-name="T3418">float</text:span><text:span text:style-name="T3419"><text:s/></text:span><text:span text:style-name="T3420">rata2</text:span><text:span text:style-name="T3421">;</text:span></text:p>
      <text:p text:style-name="P3422"><text:span text:style-name="T3423"><text:s text:c="4"/></text:span><text:span text:style-name="T3424">int</text:span><text:span text:style-name="T3425"><text:s/></text:span><text:span text:style-name="T3426">nums</text:span><text:span text:style-name="T3427">[</text:span><text:span text:style-name="T3428">10</text:span><text:span text:style-name="T3429">];</text:span></text:p>
      <text:p text:style-name="PreformattedText"><text:span text:style-name="T3430"><text:s text:c="4"/></text:span>cout<text:span text:style-name="T3431">&lt;&lt;</text:span><text:span text:style-name="T3432">"Masukkan</text:span><text:span text:style-name="T3433"><text:s/></text:span><text:span text:style-name="T3434">10</text:span><text:span text:style-name="T3435"><text:s/></text:span><text:span text:style-name="T3436">angka:</text:span><text:span text:style-name="T3437"><text:s/></text:span><text:span text:style-name="T3438">"</text:span><text:span text:style-name="T3439">;</text:span></text:p>
      <text:p text:style-name="PreformattedText"><text:span text:style-name="T3440"><text:s text:c="4"/></text:span><text:span text:style-name="T3441">for</text:span><text:span text:style-name="T3442">(</text:span><text:span text:style-name="T3443">i</text:span><text:span text:style-name="T3444">=</text:span><text:span text:style-name="T3445">0</text:span><text:span text:style-name="T3446">;</text:span><text:span text:style-name="T3447"><text:s/></text:span><text:span text:style-name="T3448">i</text:span><text:span text:style-name="T3449">&lt;</text:span><text:span text:style-name="T3450">10</text:span><text:span text:style-name="T3451">;</text:span><text:span text:style-name="T3452"><text:s/></text:span><text:span text:style-name="T3453">i</text:span><text:span text:style-name="T3454">++)</text:span></text:p>
      <text:soft-page-break/>
      <text:p text:style-name="PreformattedText"><text:span text:style-name="T3455"><text:s text:c="4"/></text:span><text:span text:style-name="T3456">{</text:span></text:p>
      <text:p text:style-name="PreformattedText"><text:span text:style-name="T3457"><text:s text:c="4"/></text:span>cin<text:span text:style-name="T3458">&gt;&gt;</text:span><text:span text:style-name="T3459">nums</text:span><text:span text:style-name="T3460">[</text:span><text:span text:style-name="T3461">i</text:span><text:span text:style-name="T3462">];</text:span></text:p>
      <text:p text:style-name="PreformattedText"><text:span text:style-name="T3463"><text:s text:c="4"/></text:span><text:span text:style-name="T3464">jml</text:span><text:span text:style-name="T3465">=</text:span><text:span text:style-name="T3466">jml</text:span><text:span text:style-name="T3467">+</text:span><text:span text:style-name="T3468">nums</text:span><text:span text:style-name="T3469">[</text:span><text:span text:style-name="T3470">i</text:span><text:span text:style-name="T3471">];</text:span></text:p>
      <text:p text:style-name="PreformattedText"><text:span text:style-name="T3472"><text:s text:c="4"/></text:span><text:span text:style-name="T3473">if</text:span><text:span text:style-name="T3474"><text:s/></text:span><text:span text:style-name="T3475">(</text:span><text:span text:style-name="T3476">i</text:span><text:span text:style-name="T3477">==</text:span><text:span text:style-name="T3478">0</text:span><text:span text:style-name="T3479">)</text:span></text:p>
      <text:p text:style-name="PreformattedText"><text:span text:style-name="T3480"><text:s text:c="8"/></text:span><text:span text:style-name="T3481">min</text:span><text:span text:style-name="T3482">=</text:span><text:span text:style-name="T3483">max</text:span><text:span text:style-name="T3484">=</text:span><text:span text:style-name="T3485">nums</text:span><text:span text:style-name="T3486">[</text:span><text:span text:style-name="T3487">i</text:span><text:span text:style-name="T3488">];</text:span></text:p>
      <text:p text:style-name="PreformattedText"><text:span text:style-name="T3489"><text:s text:c="4"/></text:span><text:span text:style-name="T3490">else</text:span></text:p>
      <text:p text:style-name="PreformattedText"><text:span text:style-name="T3491"><text:s text:c="4"/></text:span><text:span text:style-name="T3492">{</text:span></text:p>
      <text:p text:style-name="PreformattedText"><text:span text:style-name="T3493"><text:s text:c="8"/></text:span><text:span text:style-name="T3494">if</text:span><text:span text:style-name="T3495">(</text:span><text:span text:style-name="T3496">nums</text:span><text:span text:style-name="T3497">[</text:span><text:span text:style-name="T3498">i</text:span><text:span text:style-name="T3499">]&lt;</text:span><text:span text:style-name="T3500">min</text:span><text:span text:style-name="T3501">)</text:span></text:p>
      <text:p text:style-name="PreformattedText"><text:span text:style-name="T3502"><text:s text:c="8"/></text:span><text:span text:style-name="T3503">min</text:span><text:span text:style-name="T3504">=</text:span><text:span text:style-name="T3505">nums</text:span><text:span text:style-name="T3506">[</text:span><text:span text:style-name="T3507">i</text:span><text:span text:style-name="T3508">];</text:span></text:p>
      <text:p text:style-name="PreformattedText"><text:span text:style-name="T3509"><text:s text:c="8"/></text:span><text:span text:style-name="T3510">if</text:span><text:span text:style-name="T3511">(</text:span><text:span text:style-name="T3512">nums</text:span><text:span text:style-name="T3513">[</text:span><text:span text:style-name="T3514">i</text:span><text:span text:style-name="T3515">]&gt;</text:span><text:span text:style-name="T3516">max</text:span><text:span text:style-name="T3517">)</text:span></text:p>
      <text:p text:style-name="PreformattedText"><text:span text:style-name="T3518"><text:s text:c="8"/></text:span><text:span text:style-name="T3519">max</text:span><text:span text:style-name="T3520">=</text:span><text:span text:style-name="T3521">nums</text:span><text:span text:style-name="T3522">[</text:span><text:span text:style-name="T3523">i</text:span><text:span text:style-name="T3524">];</text:span></text:p>
      <text:p text:style-name="PreformattedText"><text:span text:style-name="T3525"><text:s text:c="4"/></text:span><text:span text:style-name="T3526">}</text:span></text:p>
      <text:p text:style-name="P3527"><text:span text:style-name="T3528"><text:s text:c="4"/></text:span><text:span text:style-name="T3529">}</text:span></text:p>
      <text:p text:style-name="PreformattedText"><text:span text:style-name="T3530"><text:s text:c="4"/></text:span><text:span text:style-name="T3531">rata2</text:span><text:span text:style-name="T3532"><text:s/></text:span><text:span text:style-name="T3533">=</text:span><text:span text:style-name="T3534"><text:s/></text:span><text:span text:style-name="T3535">jml</text:span><text:span text:style-name="T3536">/</text:span><text:span text:style-name="T3537">10.0</text:span><text:span text:style-name="T3538">;</text:span></text:p>
      <text:p text:style-name="PreformattedText"><text:span text:style-name="T3539"><text:s text:c="4"/></text:span>cout<text:span text:style-name="T3540">&lt;&lt;</text:span><text:span text:style-name="T3541"><text:s/></text:span><text:span text:style-name="T3542">"Rata-rata</text:span><text:span text:style-name="T3543"><text:s/></text:span><text:span text:style-name="T3544">adalah</text:span><text:span text:style-name="T3545"><text:s/></text:span><text:span text:style-name="T3546">"</text:span><text:span text:style-name="T3547">&lt;&lt;</text:span><text:span text:style-name="T3548">rata2</text:span><text:span text:style-name="T3549">&lt;&lt;</text:span>endl<text:span text:style-name="T3550">;</text:span></text:p>
      <text:p text:style-name="PreformattedText"><text:span text:style-name="T3551"><text:s text:c="4"/></text:span>cout<text:span text:style-name="T3552">&lt;&lt;</text:span><text:span text:style-name="T3553">"Min</text:span><text:span text:style-name="T3554"><text:s/></text:span><text:span text:style-name="T3555">:</text:span><text:span text:style-name="T3556"><text:s/></text:span><text:span text:style-name="T3557">"</text:span><text:span text:style-name="T3558">&lt;&lt;</text:span><text:span text:style-name="T3559">min</text:span><text:span text:style-name="T3560">&lt;&lt;</text:span>endl<text:span text:style-name="T3561">;</text:span></text:p>
      <text:p text:style-name="PreformattedText"><text:span text:style-name="T3562"><text:s text:c="4"/></text:span>cout<text:span text:style-name="T3563">&lt;&lt;</text:span><text:span text:style-name="T3564">"Max</text:span><text:span text:style-name="T3565"><text:s/></text:span><text:span text:style-name="T3566">:</text:span><text:span text:style-name="T3567"><text:s/></text:span><text:span text:style-name="T3568">"</text:span><text:span text:style-name="T3569">&lt;&lt;</text:span><text:span text:style-name="T3570">max</text:span><text:span text:style-name="T3571">&lt;&lt;</text:span>endl<text:span text:style-name="T3572">;</text:span></text:p>
      <text:p text:style-name="PreformattedText"><text:span text:style-name="T3573"><text:s text:c="4"/></text:span><text:span text:style-name="T3574">return</text:span><text:span text:style-name="T3575"><text:s/></text:span><text:span text:style-name="T3576">0</text:span><text:span text:style-name="T3577">;</text:span></text:p>
      <text:p text:style-name="P3578">}</text:p>
      <text:p text:style-name="Textbody"/>
      <text:p text:style-name="Textbody">Tugas Praktikum:</text:p>
      <text:list text:style-name="LFO14" text:continue-numbering="true">
        <text:list-item>
          <text:p text:style-name="P3579">Buatlah sebuah program yang memuat pointer</text:p>
        </text:list-item>
        <text:list-item>
          <text:p text:style-name="P3580">Buatlah sebuah programm yang memuat array</text:p>
        </text:list-item>
        <text:list-item>
          <text:p text:style-name="P3581">Rubahlah skrip pada percobaan 3 di atas dari C++ ke bahasa C.</text:p>
        </text:list-item>
      </text:list>
      <text:h text:style-name="P3582" text:outline-level="1"><text:bookmark-start text:name="__RefHeading__6382_1704778645"/><text:soft-page-break/>Modul 7: Struct, Linked List<text:bookmark-end text:name="__RefHeading__6382_1704778645"/></text:h>
      <text:p text:style-name="Textbody">Tujuan</text:p>
      <text:list text:style-name="LFO15" text:continue-numbering="true">
        <text:list-item>
          <text:p text:style-name="P3583">Mahasiswa mampu medemokan program yang memuat struct</text:p>
        </text:list-item>
        <text:list-item>
          <text:p text:style-name="P3584">Mahasiswa mampu membuat linked list</text:p>
        </text:list-item>
      </text:list>
      <text:p text:style-name="Textbody"/>
      <text:p text:style-name="Textbody">Percobaan 1: struct.c</text:p>
      <text:p text:style-name="PreformattedText"><text:span text:style-name="T3585">#include</text:span><text:span text:style-name="T3586"><text:s/></text:span><text:span text:style-name="T3587">&lt;stdio.h&gt;</text:span></text:p>
      <text:p text:style-name="PreformattedText"><text:span text:style-name="T3588">struct</text:span><text:span text:style-name="T3589"><text:s/></text:span><text:span text:style-name="T3590">my</text:span></text:p>
      <text:p text:style-name="P3591">{</text:p>
      <text:p text:style-name="PreformattedText"><text:span text:style-name="T3592">int</text:span><text:span text:style-name="T3593"><text:s/></text:span><text:span text:style-name="T3594">age</text:span><text:span text:style-name="T3595">;</text:span></text:p>
      <text:p text:style-name="PreformattedText"><text:span text:style-name="T3596">int</text:span><text:span text:style-name="T3597"><text:s/></text:span><text:span text:style-name="T3598">height</text:span><text:span text:style-name="T3599">;</text:span></text:p>
      <text:p text:style-name="PreformattedText"><text:span text:style-name="T3600">char</text:span><text:span text:style-name="T3601"><text:s/></text:span><text:span text:style-name="T3602">name</text:span><text:span text:style-name="T3603">[</text:span><text:span text:style-name="T3604">20</text:span><text:span text:style-name="T3605">];</text:span></text:p>
      <text:p text:style-name="PreformattedText"><text:span text:style-name="T3606">char</text:span><text:span text:style-name="T3607"><text:s/></text:span><text:span text:style-name="T3608">father</text:span><text:span text:style-name="T3609">[</text:span><text:span text:style-name="T3610">20</text:span><text:span text:style-name="T3611">];</text:span></text:p>
      <text:p text:style-name="PreformattedText"><text:span text:style-name="T3612">char</text:span><text:span text:style-name="T3613"><text:s/></text:span><text:span text:style-name="T3614">mother</text:span><text:span text:style-name="T3615">[</text:span><text:span text:style-name="T3616">20</text:span><text:span text:style-name="T3617">];</text:span></text:p>
      <text:p text:style-name="P3618">};</text:p>
      <text:p text:style-name="PreformattedText"><text:span text:style-name="T3619">int</text:span><text:span text:style-name="T3620"><text:s/></text:span><text:span text:style-name="T3621">main</text:span><text:span text:style-name="T3622">(</text:span><text:span text:style-name="T3623">void</text:span><text:span text:style-name="T3624">)</text:span></text:p>
      <text:p text:style-name="P3625">{</text:p>
      <text:p text:style-name="PreformattedText"><text:span text:style-name="T3626">struct</text:span><text:span text:style-name="T3627"><text:s/></text:span><text:span text:style-name="T3628">my</text:span><text:span text:style-name="T3629"><text:s/></text:span><text:span text:style-name="T3630">MyFriend</text:span><text:span text:style-name="T3631">;</text:span></text:p>
      <text:p text:style-name="PreformattedText">printf<text:span text:style-name="T3632">(</text:span><text:span text:style-name="T3633">"Enter</text:span><text:span text:style-name="T3634"><text:s/></text:span><text:span text:style-name="T3635">the</text:span><text:span text:style-name="T3636"><text:s/></text:span><text:span text:style-name="T3637">name</text:span><text:span text:style-name="T3638"><text:s/></text:span><text:span text:style-name="T3639">of</text:span><text:span text:style-name="T3640"><text:s/></text:span><text:span text:style-name="T3641">your</text:span><text:span text:style-name="T3642"><text:s/></text:span><text:span text:style-name="T3643">friend:</text:span><text:span text:style-name="T3644"><text:s/></text:span><text:span text:style-name="T3645">"</text:span><text:span text:style-name="T3646"><text:s/></text:span><text:span text:style-name="T3647">);</text:span></text:p>
      <text:p text:style-name="PreformattedText">scanf<text:span text:style-name="T3648">(</text:span><text:span text:style-name="T3649">"%s"</text:span><text:span text:style-name="T3650">,</text:span><text:span text:style-name="T3651"><text:s/></text:span><text:span text:style-name="T3652">MyFriend</text:span><text:span text:style-name="T3653">.</text:span><text:span text:style-name="T3654">name</text:span><text:span text:style-name="T3655"><text:s/></text:span><text:span text:style-name="T3656">);</text:span></text:p>
      <text:p text:style-name="PreformattedText">printf<text:span text:style-name="T3657">(</text:span><text:span text:style-name="T3658">"How</text:span><text:span text:style-name="T3659"><text:s/></text:span><text:span text:style-name="T3660">old</text:span><text:span text:style-name="T3661"><text:s/></text:span><text:span text:style-name="T3662">is</text:span><text:span text:style-name="T3663"><text:s/></text:span><text:span text:style-name="T3664">%s?</text:span><text:span text:style-name="T3665"><text:s/></text:span><text:span text:style-name="T3666">"</text:span><text:span text:style-name="T3667">,</text:span><text:span text:style-name="T3668"><text:s/></text:span><text:span text:style-name="T3669">MyFriend</text:span><text:span text:style-name="T3670">.</text:span><text:span text:style-name="T3671">name</text:span><text:span text:style-name="T3672"><text:s/></text:span><text:span text:style-name="T3673">);</text:span></text:p>
      <text:p text:style-name="PreformattedText">scanf<text:span text:style-name="T3674">(</text:span><text:span text:style-name="T3675">"%d"</text:span><text:span text:style-name="T3676">,</text:span><text:span text:style-name="T3677"><text:s/></text:span><text:span text:style-name="T3678">&amp;</text:span><text:span text:style-name="T3679">MyFriend</text:span><text:span text:style-name="T3680">.</text:span><text:span text:style-name="T3681">age</text:span><text:span text:style-name="T3682"><text:s/></text:span><text:span text:style-name="T3683">);</text:span></text:p>
      <text:p text:style-name="PreformattedText">printf<text:span text:style-name="T3684">(</text:span><text:span text:style-name="T3685">"How</text:span><text:span text:style-name="T3686"><text:s/></text:span><text:span text:style-name="T3687">high</text:span><text:span text:style-name="T3688"><text:s/></text:span><text:span text:style-name="T3689">is</text:span><text:span text:style-name="T3690"><text:s/></text:span><text:span text:style-name="T3691">%s</text:span><text:span text:style-name="T3692"><text:s/></text:span><text:span text:style-name="T3693">(</text:span><text:span text:style-name="T3694"><text:s/></text:span><text:span text:style-name="T3695">in</text:span><text:span text:style-name="T3696"><text:s/></text:span><text:span text:style-name="T3697">cm</text:span><text:span text:style-name="T3698"><text:s/></text:span><text:span text:style-name="T3699">)?</text:span><text:span text:style-name="T3700"><text:s/></text:span><text:span text:style-name="T3701">"</text:span><text:span text:style-name="T3702">,</text:span><text:span text:style-name="T3703"><text:s/></text:span><text:span text:style-name="T3704">MyFriend</text:span><text:span text:style-name="T3705">.</text:span><text:span text:style-name="T3706">name</text:span><text:span text:style-name="T3707"><text:s/></text:span><text:span text:style-name="T3708">);</text:span></text:p>
      <text:p text:style-name="PreformattedText">scanf<text:span text:style-name="T3709">(</text:span><text:span text:style-name="T3710">"%d"</text:span><text:span text:style-name="T3711">,</text:span><text:span text:style-name="T3712"><text:s/></text:span><text:span text:style-name="T3713">&amp;</text:span><text:span text:style-name="T3714">MyFriend</text:span><text:span text:style-name="T3715">.</text:span><text:span text:style-name="T3716">height</text:span><text:span text:style-name="T3717"><text:s/></text:span><text:span text:style-name="T3718">);</text:span></text:p>
      <text:p text:style-name="PreformattedText">printf<text:span text:style-name="T3719">(</text:span><text:span text:style-name="T3720">"Who</text:span><text:span text:style-name="T3721"><text:s/></text:span><text:span text:style-name="T3722">is</text:span><text:span text:style-name="T3723"><text:s/></text:span><text:span text:style-name="T3724">%s's</text:span><text:span text:style-name="T3725"><text:s/></text:span><text:span text:style-name="T3726">father?</text:span><text:span text:style-name="T3727"><text:s/></text:span><text:span text:style-name="T3728">"</text:span><text:span text:style-name="T3729">,</text:span><text:span text:style-name="T3730"><text:s/></text:span><text:span text:style-name="T3731">MyFriend</text:span><text:span text:style-name="T3732">.</text:span><text:span text:style-name="T3733">name</text:span><text:span text:style-name="T3734"><text:s/></text:span><text:span text:style-name="T3735">);</text:span></text:p>
      <text:p text:style-name="PreformattedText">scanf<text:span text:style-name="T3736">(</text:span><text:span text:style-name="T3737">"%s"</text:span><text:span text:style-name="T3738">,</text:span><text:span text:style-name="T3739"><text:s/></text:span><text:span text:style-name="T3740">MyFriend</text:span><text:span text:style-name="T3741">.</text:span><text:span text:style-name="T3742">father</text:span><text:span text:style-name="T3743"><text:s/></text:span><text:span text:style-name="T3744">);</text:span></text:p>
      <text:p text:style-name="PreformattedText">printf<text:span text:style-name="T3745">(</text:span><text:span text:style-name="T3746">"Who</text:span><text:span text:style-name="T3747"><text:s/></text:span><text:span text:style-name="T3748">is</text:span><text:span text:style-name="T3749"><text:s/></text:span><text:span text:style-name="T3750">%s's</text:span><text:span text:style-name="T3751"><text:s/></text:span><text:span text:style-name="T3752">mother?</text:span><text:span text:style-name="T3753"><text:s/></text:span><text:span text:style-name="T3754">"</text:span><text:span text:style-name="T3755">,</text:span><text:span text:style-name="T3756"><text:s/></text:span><text:span text:style-name="T3757">MyFriend</text:span><text:span text:style-name="T3758">.</text:span><text:span text:style-name="T3759">name</text:span><text:span text:style-name="T3760"><text:s/></text:span><text:span text:style-name="T3761">);</text:span></text:p>
      <text:p text:style-name="P3762">scanf<text:span text:style-name="T3763">(</text:span><text:span text:style-name="T3764">"%s"</text:span><text:span text:style-name="T3765">,</text:span><text:span text:style-name="T3766"><text:s/></text:span><text:span text:style-name="T3767">MyFriend</text:span><text:span text:style-name="T3768">.</text:span><text:span text:style-name="T3769">mother</text:span><text:span text:style-name="T3770"><text:s/></text:span><text:span text:style-name="T3771">);</text:span></text:p>
      <text:p text:style-name="PreformattedText">printf<text:span text:style-name="T3772">(</text:span><text:span text:style-name="T3773">"\n%s</text:span><text:span text:style-name="T3774"><text:s/></text:span><text:span text:style-name="T3775">is</text:span><text:span text:style-name="T3776"><text:s/></text:span><text:span text:style-name="T3777">%d</text:span><text:span text:style-name="T3778"><text:s/></text:span><text:span text:style-name="T3779">years</text:span><text:span text:style-name="T3780"><text:s/></text:span><text:span text:style-name="T3781">old,</text:span><text:span text:style-name="T3782"><text:s/></text:span><text:span text:style-name="T3783">%d</text:span><text:span text:style-name="T3784"><text:s/></text:span><text:span text:style-name="T3785">cm</text:span><text:span text:style-name="T3786"><text:s/></text:span><text:span text:style-name="T3787">high,"</text:span><text:span text:style-name="T3788">,</text:span></text:p>
      <text:p text:style-name="PreformattedText"><text:span text:style-name="T3789">MyFriend</text:span><text:span text:style-name="T3790">.</text:span><text:span text:style-name="T3791">name</text:span><text:span text:style-name="T3792">,</text:span><text:span text:style-name="T3793"><text:s/></text:span><text:span text:style-name="T3794">MyFriend</text:span><text:span text:style-name="T3795">.</text:span><text:span text:style-name="T3796">age</text:span><text:span text:style-name="T3797">,</text:span><text:span text:style-name="T3798"><text:s/></text:span><text:span text:style-name="T3799">MyFriend</text:span><text:span text:style-name="T3800">.</text:span><text:span text:style-name="T3801">height</text:span><text:span text:style-name="T3802">);</text:span></text:p>
      <text:p text:style-name="PreformattedText">printf<text:span text:style-name="T3803">(</text:span><text:span text:style-name="T3804">"</text:span><text:span text:style-name="T3805"><text:s/></text:span><text:span text:style-name="T3806">and</text:span><text:span text:style-name="T3807"><text:s/></text:span><text:span text:style-name="T3808">has</text:span><text:span text:style-name="T3809"><text:s/></text:span><text:span text:style-name="T3810">%s</text:span><text:span text:style-name="T3811"><text:s/></text:span><text:span text:style-name="T3812">and</text:span><text:span text:style-name="T3813"><text:s/></text:span><text:span text:style-name="T3814">%s</text:span><text:span text:style-name="T3815"><text:s/></text:span><text:span text:style-name="T3816">as</text:span><text:span text:style-name="T3817"><text:s/></text:span><text:span text:style-name="T3818">parents.\n"</text:span><text:span text:style-name="T3819">,</text:span><text:span text:style-name="T3820"><text:s/></text:span><text:span text:style-name="T3821">MyFriend</text:span><text:span text:style-name="T3822">.</text:span><text:span text:style-name="T3823">father</text:span><text:span text:style-name="T3824">,</text:span></text:p>
      <text:p text:style-name="PreformattedText"><text:span text:style-name="T3825">MyFriend</text:span><text:span text:style-name="T3826">.</text:span><text:span text:style-name="T3827">mother</text:span><text:span text:style-name="T3828"><text:s/></text:span><text:span text:style-name="T3829">);</text:span></text:p>
      <text:p text:style-name="PreformattedText"><text:span text:style-name="T3830">return</text:span><text:span text:style-name="T3831"><text:s/></text:span><text:span text:style-name="T3832">0</text:span><text:span text:style-name="T3833">;</text:span></text:p>
      <text:p text:style-name="P3834">}</text:p>
      <text:p text:style-name="Textbody"/>
      <text:p text:style-name="Textbody">Percobaan 2: linkedlist1.c</text:p>
      <text:p text:style-name="PreformattedText"><text:span text:style-name="T3835">#include</text:span><text:span text:style-name="T3836"><text:s/></text:span><text:span text:style-name="T3837">&lt;stdio.h&gt;</text:span></text:p>
      <text:p text:style-name="P3838"><text:span text:style-name="T3839">#include</text:span><text:span text:style-name="T3840"><text:s/></text:span><text:span text:style-name="T3841">&lt;stdlib.h&gt;</text:span></text:p>
      <text:p text:style-name="P3842"><text:span text:style-name="T3843">#define</text:span><text:span text:style-name="T3844"><text:s/></text:span><text:span text:style-name="T3845">SIZE</text:span><text:span text:style-name="T3846"><text:s/></text:span><text:span text:style-name="T3847">10</text:span></text:p>
      <text:p text:style-name="PreformattedText"><text:span text:style-name="T3848">typedef</text:span><text:span text:style-name="T3849"><text:s/></text:span><text:span text:style-name="T3850">struct</text:span><text:span text:style-name="T3851"><text:s/></text:span><text:span text:style-name="T3852">node</text:span></text:p>
      <text:p text:style-name="P3853">{</text:p>
      <text:p text:style-name="PreformattedText"><text:span text:style-name="T3854"><text:s text:c="4"/></text:span><text:span text:style-name="T3855">//</text:span><text:span text:style-name="T3856"><text:s/></text:span><text:span text:style-name="T3857">the</text:span><text:span text:style-name="T3858"><text:s/></text:span><text:span text:style-name="T3859">value</text:span><text:span text:style-name="T3860"><text:s/></text:span><text:span text:style-name="T3861">to</text:span><text:span text:style-name="T3862"><text:s/></text:span><text:span text:style-name="T3863">store</text:span><text:span text:style-name="T3864"><text:s/></text:span><text:span text:style-name="T3865">in</text:span><text:span text:style-name="T3866"><text:s/></text:span><text:span text:style-name="T3867">this</text:span><text:span text:style-name="T3868"><text:s/></text:span><text:span text:style-name="T3869">node</text:span></text:p>
      <text:p text:style-name="P3870"><text:span text:style-name="T3871"><text:s text:c="4"/></text:span><text:span text:style-name="T3872">int</text:span><text:span text:style-name="T3873"><text:s/></text:span><text:span text:style-name="T3874">n</text:span><text:span text:style-name="T3875">;</text:span></text:p>
      <text:p text:style-name="PreformattedText"><text:span text:style-name="T3876"><text:s text:c="4"/></text:span><text:span text:style-name="T3877">//</text:span><text:span text:style-name="T3878"><text:s/></text:span><text:span text:style-name="T3879">the</text:span><text:span text:style-name="T3880"><text:s/></text:span><text:span text:style-name="T3881">link</text:span><text:span text:style-name="T3882"><text:s/></text:span><text:span text:style-name="T3883">to</text:span><text:span text:style-name="T3884"><text:s/></text:span><text:span text:style-name="T3885">the</text:span><text:span text:style-name="T3886"><text:s/></text:span><text:span text:style-name="T3887">next</text:span><text:span text:style-name="T3888"><text:s/></text:span><text:span text:style-name="T3889">node</text:span><text:span text:style-name="T3890"><text:s/></text:span><text:span text:style-name="T3891">in</text:span><text:span text:style-name="T3892"><text:s/></text:span><text:span text:style-name="T3893">the</text:span><text:span text:style-name="T3894"><text:s/></text:span><text:span text:style-name="T3895">list</text:span></text:p>
      <text:p text:style-name="PreformattedText"><text:span text:style-name="T3896"><text:s text:c="4"/></text:span><text:span text:style-name="T3897">struct</text:span><text:span text:style-name="T3898"><text:s/></text:span><text:span text:style-name="T3899">node</text:span><text:span text:style-name="T3900">*</text:span><text:span text:style-name="T3901"><text:s/></text:span><text:span text:style-name="T3902">next</text:span><text:span text:style-name="T3903">;</text:span></text:p>
      <text:soft-page-break/>
      <text:p text:style-name="P3904">}</text:p>
      <text:p text:style-name="P3905"><text:span text:style-name="T3906">node</text:span><text:span text:style-name="T3907">;</text:span></text:p>
      <text:p text:style-name="P3908"><text:span text:style-name="T3909">node</text:span><text:span text:style-name="T3910">*</text:span><text:span text:style-name="T3911"><text:s/></text:span>head<text:span text:style-name="T3912"><text:s/></text:span><text:span text:style-name="T3913">=</text:span><text:span text:style-name="T3914"><text:s/></text:span>NULL<text:span text:style-name="T3915">;</text:span></text:p>
      <text:p text:style-name="PreformattedText"><text:span text:style-name="T3916">void</text:span><text:span text:style-name="T3917"><text:s/></text:span><text:span text:style-name="T3918">prepend</text:span><text:span text:style-name="T3919">(</text:span><text:span text:style-name="T3920">int</text:span><text:span text:style-name="T3921"><text:s/></text:span><text:span text:style-name="T3922">i</text:span><text:span text:style-name="T3923">)</text:span></text:p>
      <text:p text:style-name="P3924">{</text:p>
      <text:p text:style-name="PreformattedText"><text:span text:style-name="T3925"><text:s text:c="4"/></text:span><text:span text:style-name="T3926">//</text:span><text:span text:style-name="T3927"><text:s/></text:span><text:span text:style-name="T3928">build</text:span><text:span text:style-name="T3929"><text:s/></text:span><text:span text:style-name="T3930">new</text:span><text:span text:style-name="T3931"><text:s/></text:span><text:span text:style-name="T3932">node</text:span></text:p>
      <text:p text:style-name="P3933"><text:span text:style-name="T3934"><text:s text:c="4"/></text:span><text:span text:style-name="T3935">node</text:span><text:span text:style-name="T3936">*</text:span><text:span text:style-name="T3937"><text:s/></text:span><text:span text:style-name="T3938">new</text:span><text:span text:style-name="T3939"><text:s/></text:span><text:span text:style-name="T3940">=</text:span><text:span text:style-name="T3941"><text:s/></text:span>malloc<text:span text:style-name="T3942">(</text:span><text:span text:style-name="T3943">sizeof</text:span><text:span text:style-name="T3944">(</text:span><text:span text:style-name="T3945">node</text:span><text:span text:style-name="T3946">));</text:span></text:p>
      <text:p text:style-name="PreformattedText"><text:span text:style-name="T3947"><text:s text:c="4"/></text:span><text:span text:style-name="T3948">if</text:span><text:span text:style-name="T3949"><text:s/></text:span><text:span text:style-name="T3950">(</text:span><text:span text:style-name="T3951">new</text:span><text:span text:style-name="T3952"><text:s/></text:span><text:span text:style-name="T3953">==</text:span><text:span text:style-name="T3954"><text:s/></text:span>NULL<text:span text:style-name="T3955">)</text:span></text:p>
      <text:p text:style-name="PreformattedText"><text:span text:style-name="T3956"><text:s text:c="4"/></text:span><text:span text:style-name="T3957">{</text:span></text:p>
      <text:p text:style-name="PreformattedText"><text:span text:style-name="T3958"><text:s text:c="8"/></text:span>exit<text:span text:style-name="T3959">(</text:span><text:span text:style-name="T3960">1</text:span><text:span text:style-name="T3961">);</text:span></text:p>
      <text:p text:style-name="PreformattedText"><text:span text:style-name="T3962"><text:s text:c="4"/></text:span><text:span text:style-name="T3963">}</text:span></text:p>
      <text:p text:style-name="PreformattedText"><text:span text:style-name="T3964"><text:s text:c="4"/></text:span><text:span text:style-name="T3965">//</text:span><text:span text:style-name="T3966"><text:s/></text:span><text:span text:style-name="T3967">initialize</text:span><text:span text:style-name="T3968"><text:s/></text:span><text:span text:style-name="T3969">new</text:span><text:span text:style-name="T3970"><text:s/></text:span><text:span text:style-name="T3971">node</text:span></text:p>
      <text:p text:style-name="P3972"><text:span text:style-name="T3973"><text:s text:c="4"/></text:span><text:span text:style-name="T3974">new</text:span><text:span text:style-name="T3975">-&gt;</text:span>n<text:span text:style-name="T3976"><text:s/></text:span><text:span text:style-name="T3977">=</text:span><text:span text:style-name="T3978"><text:s/></text:span><text:span text:style-name="T3979">i</text:span><text:span text:style-name="T3980">;</text:span></text:p>
      <text:p text:style-name="PreformattedText"><text:span text:style-name="T3981"><text:s text:c="4"/></text:span><text:span text:style-name="T3982">//</text:span><text:span text:style-name="T3983"><text:s/></text:span><text:span text:style-name="T3984">add</text:span><text:span text:style-name="T3985"><text:s/></text:span><text:span text:style-name="T3986">new</text:span><text:span text:style-name="T3987"><text:s/></text:span><text:span text:style-name="T3988">node</text:span><text:span text:style-name="T3989"><text:s/></text:span><text:span text:style-name="T3990">to</text:span><text:span text:style-name="T3991"><text:s/></text:span><text:span text:style-name="T3992">head</text:span><text:span text:style-name="T3993"><text:s/></text:span><text:span text:style-name="T3994">of</text:span><text:span text:style-name="T3995"><text:s/></text:span><text:span text:style-name="T3996">list</text:span></text:p>
      <text:p text:style-name="PreformattedText"><text:span text:style-name="T3997"><text:s text:c="4"/></text:span><text:span text:style-name="T3998">new</text:span><text:span text:style-name="T3999">-&gt;</text:span>next<text:span text:style-name="T4000"><text:s/></text:span><text:span text:style-name="T4001">=</text:span><text:span text:style-name="T4002"><text:s/></text:span>head<text:span text:style-name="T4003">;</text:span></text:p>
      <text:p text:style-name="PreformattedText"><text:span text:style-name="T4004"><text:s text:c="4"/></text:span>head<text:span text:style-name="T4005"><text:s/></text:span><text:span text:style-name="T4006">=</text:span><text:span text:style-name="T4007"><text:s/></text:span><text:span text:style-name="T4008">new</text:span><text:span text:style-name="T4009">;</text:span></text:p>
      <text:p text:style-name="P4010">}</text:p>
      <text:p text:style-name="PreformattedText"><text:span text:style-name="T4011">int</text:span><text:span text:style-name="T4012"><text:s/></text:span><text:span text:style-name="T4013">main</text:span><text:span text:style-name="T4014">(</text:span><text:span text:style-name="T4015">int</text:span><text:span text:style-name="T4016"><text:s/></text:span><text:span text:style-name="T4017">argc</text:span><text:span text:style-name="T4018">,</text:span><text:span text:style-name="T4019"><text:s/></text:span><text:span text:style-name="T4020">char</text:span><text:span text:style-name="T4021">*</text:span><text:span text:style-name="T4022"><text:s/></text:span><text:span text:style-name="T4023">argv</text:span><text:span text:style-name="T4024">[])</text:span></text:p>
      <text:p text:style-name="P4025">{</text:p>
      <text:p text:style-name="PreformattedText"><text:span text:style-name="T4026"><text:s text:c="4"/></text:span><text:span text:style-name="T4027">//</text:span><text:span text:style-name="T4028"><text:s/></text:span><text:span text:style-name="T4029">creating</text:span><text:span text:style-name="T4030"><text:s/></text:span><text:span text:style-name="T4031">list</text:span></text:p>
      <text:p text:style-name="PreformattedText"><text:span text:style-name="T4032"><text:s text:c="4"/></text:span>printf<text:span text:style-name="T4033">(</text:span><text:span text:style-name="T4034">"Prepending</text:span><text:span text:style-name="T4035"><text:s/></text:span><text:span text:style-name="T4036">ints</text:span><text:span text:style-name="T4037"><text:s/></text:span><text:span text:style-name="T4038">0-%i</text:span><text:span text:style-name="T4039"><text:s/></text:span><text:span text:style-name="T4040">onto</text:span><text:span text:style-name="T4041"><text:s/></text:span><text:span text:style-name="T4042">the</text:span><text:span text:style-name="T4043"><text:s/></text:span><text:span text:style-name="T4044">list...</text:span><text:span text:style-name="T4045"><text:s/></text:span><text:span text:style-name="T4046">"</text:span><text:span text:style-name="T4047">,</text:span><text:span text:style-name="T4048"><text:s/></text:span><text:span text:style-name="T4049">SIZE</text:span><text:span text:style-name="T4050"><text:s/></text:span><text:span text:style-name="T4051">-</text:span><text:span text:style-name="T4052"><text:s/></text:span><text:span text:style-name="T4053">1</text:span><text:span text:style-name="T4054">);</text:span></text:p>
      <text:p text:style-name="PreformattedText"><text:span text:style-name="T4055"><text:s text:c="4"/></text:span><text:span text:style-name="T4056">for</text:span><text:span text:style-name="T4057"><text:s/></text:span><text:span text:style-name="T4058">(</text:span><text:span text:style-name="T4059">int</text:span><text:span text:style-name="T4060"><text:s/></text:span><text:span text:style-name="T4061">i</text:span><text:span text:style-name="T4062"><text:s/></text:span><text:span text:style-name="T4063">=</text:span><text:span text:style-name="T4064"><text:s/></text:span><text:span text:style-name="T4065">0</text:span><text:span text:style-name="T4066">;</text:span><text:span text:style-name="T4067"><text:s/></text:span><text:span text:style-name="T4068">i</text:span><text:span text:style-name="T4069"><text:s/></text:span><text:span text:style-name="T4070">&lt;</text:span><text:span text:style-name="T4071"><text:s/></text:span><text:span text:style-name="T4072">SIZE</text:span><text:span text:style-name="T4073">;</text:span><text:span text:style-name="T4074"><text:s/></text:span><text:span text:style-name="T4075">i</text:span><text:span text:style-name="T4076">++)</text:span></text:p>
      <text:p text:style-name="PreformattedText"><text:span text:style-name="T4077"><text:s text:c="4"/></text:span><text:span text:style-name="T4078">{</text:span></text:p>
      <text:p text:style-name="PreformattedText"><text:span text:style-name="T4079"><text:s text:c="8"/></text:span><text:span text:style-name="T4080">prepend</text:span><text:span text:style-name="T4081">(</text:span><text:span text:style-name="T4082">i</text:span><text:span text:style-name="T4083">);</text:span></text:p>
      <text:p text:style-name="PreformattedText"><text:span text:style-name="T4084"><text:s text:c="4"/></text:span><text:span text:style-name="T4085">}</text:span></text:p>
      <text:p text:style-name="P4086"><text:span text:style-name="T4087"><text:s text:c="4"/></text:span>printf<text:span text:style-name="T4088">(</text:span><text:span text:style-name="T4089">"done!\n"</text:span><text:span text:style-name="T4090">);</text:span></text:p>
      <text:p text:style-name="PreformattedText"><text:span text:style-name="T4091"><text:s text:c="4"/></text:span><text:span text:style-name="T4092">//</text:span><text:span text:style-name="T4093"><text:s/></text:span><text:span text:style-name="T4094">printing</text:span><text:span text:style-name="T4095"><text:s/></text:span><text:span text:style-name="T4096">out</text:span><text:span text:style-name="T4097"><text:s/></text:span><text:span text:style-name="T4098">list</text:span></text:p>
      <text:p text:style-name="PreformattedText"><text:span text:style-name="T4099"><text:s text:c="4"/></text:span>printf<text:span text:style-name="T4100">(</text:span><text:span text:style-name="T4101">"Your</text:span><text:span text:style-name="T4102"><text:s/></text:span><text:span text:style-name="T4103">list</text:span><text:span text:style-name="T4104"><text:s/></text:span><text:span text:style-name="T4105">contains</text:span><text:span text:style-name="T4106"><text:s/></text:span><text:span text:style-name="T4107">"</text:span><text:span text:style-name="T4108">);</text:span></text:p>
      <text:p text:style-name="PreformattedText"><text:span text:style-name="T4109"><text:s text:c="4"/></text:span><text:span text:style-name="T4110">for</text:span><text:span text:style-name="T4111"><text:s/></text:span><text:span text:style-name="T4112">(</text:span><text:span text:style-name="T4113">node</text:span><text:span text:style-name="T4114">*</text:span><text:span text:style-name="T4115"><text:s text:c="2"/></text:span><text:span text:style-name="T4116">ptr</text:span><text:span text:style-name="T4117"><text:s/></text:span><text:span text:style-name="T4118">=</text:span><text:span text:style-name="T4119"><text:s/></text:span>head<text:span text:style-name="T4120">;</text:span><text:span text:style-name="T4121"><text:s/></text:span><text:span text:style-name="T4122">ptr</text:span><text:span text:style-name="T4123"><text:s/></text:span><text:span text:style-name="T4124">!=</text:span><text:span text:style-name="T4125"><text:s/></text:span>NULL<text:span text:style-name="T4126">;</text:span><text:span text:style-name="T4127"><text:s/></text:span><text:span text:style-name="T4128">ptr</text:span><text:span text:style-name="T4129"><text:s/></text:span><text:span text:style-name="T4130">=</text:span><text:span text:style-name="T4131"><text:s/></text:span><text:span text:style-name="T4132">ptr</text:span><text:span text:style-name="T4133">-&gt;</text:span><text:span text:style-name="T4134">next</text:span><text:span text:style-name="T4135">)</text:span></text:p>
      <text:p text:style-name="PreformattedText"><text:span text:style-name="T4136"><text:s text:c="4"/></text:span><text:span text:style-name="T4137">{</text:span></text:p>
      <text:p text:style-name="PreformattedText"><text:span text:style-name="T4138"><text:s text:c="8"/></text:span>printf<text:span text:style-name="T4139">(</text:span><text:span text:style-name="T4140">"%i</text:span><text:span text:style-name="T4141"><text:s/></text:span><text:span text:style-name="T4142">"</text:span><text:span text:style-name="T4143">,</text:span><text:span text:style-name="T4144"><text:s/></text:span><text:span text:style-name="T4145">ptr</text:span><text:span text:style-name="T4146">-&gt;</text:span><text:span text:style-name="T4147">n</text:span><text:span text:style-name="T4148">);</text:span></text:p>
      <text:p text:style-name="PreformattedText"><text:span text:style-name="T4149"><text:s text:c="4"/></text:span><text:span text:style-name="T4150">}</text:span></text:p>
      <text:p text:style-name="P4151"><text:span text:style-name="T4152"><text:s text:c="4"/></text:span>printf<text:span text:style-name="T4153">(</text:span><text:span text:style-name="T4154">"\n"</text:span><text:span text:style-name="T4155">);</text:span></text:p>
      <text:p text:style-name="PreformattedText"><text:span text:style-name="T4156"><text:s text:c="4"/></text:span><text:span text:style-name="T4157">return</text:span><text:span text:style-name="T4158"><text:s/></text:span><text:span text:style-name="T4159">0</text:span><text:span text:style-name="T4160">;</text:span></text:p>
      <text:p text:style-name="P4161">}</text:p>
      <text:p text:style-name="Textbody"/>
      <text:p text:style-name="Textbody">Tugas Praktikum:</text:p>
      <text:list text:style-name="LFO16" text:continue-numbering="true">
        <text:list-item>
          <text:p text:style-name="P4162">Buatlah program C yang memuat struct</text:p>
        </text:list-item>
        <text:list-item>
          <text:p text:style-name="P4163">Buatlah program C yang memuat linked</text:p>
        </text:list-item>
        <text:list-item>
          <text:p text:style-name="P4164">Apa yang anda ketahui tentang Object Oriented Programming? Jelaskan dan beri contoh jika anda bisa (dengan C++)</text:p>
        </text:list-item>
      </text:list>
      <text:h text:style-name="P4165" text:outline-level="1"><text:bookmark-start text:name="__RefHeading__6384_1704778645"/><text:soft-page-break/>Modul 8: Final Project<text:bookmark-end text:name="__RefHeading__6384_1704778645"/></text:h>
      <text:p text:style-name="Textbody"/>
      <text:p text:style-name="Textbody">Tujuan:</text:p>
      <text:list text:style-name="LFO17" text:continue-numbering="true">
        <text:list-item>
          <text:p text:style-name="P4166"><text:bookmark-start text:name="yui_3_17_2_2_1454953529478_607"/><text:bookmark-end text:name="yui_3_17_2_2_1454953529478_607"/>Mahasiswa mampu mempresentasikan hasil karya pemrograman baik secara mandiri ataupun dalam kerja tim.</text:p>
        </text:list-item>
      </text:list>
      <text:p text:style-name="Textbody"/>
      <text:p text:style-name="Textbody">Tugas Praktikum Final Project:</text:p>
      <text:list text:style-name="LFO18" text:continue-numbering="true">
        <text:list-item>
          <text:p text:style-name="P4167">Buatlah sebuah karya pemrograman yang terkait dengan bidang ke-teknik-fisikaan atau Metrologi dan Instrumentasi secara berkelompok/tim.</text:p>
        </text:list-item>
        <text:list-item>
          <text:p text:style-name="P4168">Program yang dibuat sebaiknya terintegrasi dimana setiap praktikan membuat satu program atau subprogram/fungsi yang kemudian digabung menjadi satu.</text:p>
        </text:list-item>
        <text:list-item>
          <text:p text:style-name="P4169">Program bisa dikoneksikan ke hardware atau tidak dikoneksikan ke hardware (PC only).</text:p>
        </text:list-item>
        <text:list-item>
          <text:p text:style-name="P4170">Program dibuat utamanya<text:s/>dalam bahasa C, C++ dan/atau Matlab.</text:p>
        </text:list-item>
        <text:list-item>
          <text:p text:style-name="P4171">Final project disajikan dalam bentuk laporan final project per kelompok dan demo program.</text:p>
        </text:list-item>
      </text:list>
      <text:p text:style-name="Textbody"/>
      <text:p text:style-name="Textbody">Laporan akhir:</text:p>
      <text:list text:style-name="LFO19" text:continue-numbering="true">
        <text:list-item>
          <text:p text:style-name="P4172">Setiap praktikan membuat laporan singkat tentang praktikum pemrogramannya secara individu. Laporan akhir bisa berupa summary dari log book maupun tugas praktikum (TP) dan tugas khusus yang diketik komputer secara singkat dan rapi. Format bisa berupa per bab (per Modul) atau bebas.</text:p>
        </text:list-item>
      </text:list>
      <text:p text:style-name="Textbody"/>
      <text:h text:style-name="P4173" text:outline-level="1"><text:bookmark-start text:name="__RefHeading__6386_1704778645"/><text:soft-page-break/>A. List source code<text:bookmark-end text:name="__RefHeading__6386_1704778645"/></text:h>
      <table:table table:style-name="Table4174">
        <table:table-columns>
          <table:table-column table:style-name="TableColumn4175"/>
          <table:table-column table:style-name="TableColumn4176"/>
          <table:table-column table:style-name="TableColumn4177"/>
          <table:table-column table:style-name="TableColumn4178"/>
          <table:table-column table:style-name="TableColumn4179"/>
        </table:table-columns>
        <table:table-row table:style-name="TableRow4180">
          <table:table-cell table:style-name="TableCell4181">
            <text:p text:style-name="TableContents">Modul 0</text:p>
          </table:table-cell>
          <table:table-cell table:style-name="TableCell4182">
            <text:p text:style-name="TableContents">Hello0.c</text:p>
          </table:table-cell>
          <table:table-cell table:style-name="TableCell4183">
            <text:p text:style-name="TableContents">Hello1.c</text:p>
          </table:table-cell>
          <table:table-cell table:style-name="TableCell4184">
            <text:p text:style-name="TableContents">Hello2.c</text:p>
          </table:table-cell>
          <table:table-cell table:style-name="TableCell4185">
            <text:p text:style-name="TableContents">Hello3.c</text:p>
          </table:table-cell>
        </table:table-row>
        <table:table-row table:style-name="TableRow4186">
          <table:table-cell table:style-name="TableCell4187">
            <text:p text:style-name="TableContents"/>
          </table:table-cell>
          <table:table-cell table:style-name="TableCell4188">
            <text:p text:style-name="TableContents">Hello.cpp</text:p>
          </table:table-cell>
          <table:table-cell table:style-name="TableCell4189">
            <text:p text:style-name="TableContents"/>
          </table:table-cell>
          <table:table-cell table:style-name="TableCell4190">
            <text:p text:style-name="TableContents"/>
          </table:table-cell>
          <table:table-cell table:style-name="TableCell4191">
            <text:p text:style-name="TableContents"/>
          </table:table-cell>
        </table:table-row>
        <table:table-row table:style-name="TableRow4192">
          <table:table-cell table:style-name="TableCell4193">
            <text:p text:style-name="TableContents">Modul 1</text:p>
          </table:table-cell>
          <table:table-cell table:style-name="TableCell4194">
            <text:p text:style-name="TableContents">Adder.c</text:p>
          </table:table-cell>
          <table:table-cell table:style-name="TableCell4195">
            <text:p text:style-name="TableContents">Ascii-0.c</text:p>
          </table:table-cell>
          <table:table-cell table:style-name="TableCell4196">
            <text:p text:style-name="TableContents">Ascii-1.c</text:p>
          </table:table-cell>
          <table:table-cell table:style-name="TableCell4197">
            <text:p text:style-name="TableContents">F2c.c</text:p>
          </table:table-cell>
        </table:table-row>
        <table:table-row table:style-name="TableRow4198">
          <table:table-cell table:style-name="TableCell4199">
            <text:p text:style-name="TableContents"/>
          </table:table-cell>
          <table:table-cell table:style-name="TableCell4200">
            <text:p text:style-name="TableContents">Imprecision.c</text:p>
          </table:table-cell>
          <table:table-cell table:style-name="TableCell4201">
            <text:p text:style-name="TableContents">String-0.c</text:p>
          </table:table-cell>
          <table:table-cell table:style-name="TableCell4202">
            <text:p text:style-name="TableContents">String-1.c</text:p>
          </table:table-cell>
          <table:table-cell table:style-name="TableCell4203">
            <text:p text:style-name="TableContents">String-2.c</text:p>
          </table:table-cell>
        </table:table-row>
        <table:table-row table:style-name="TableRow4204">
          <table:table-cell table:style-name="TableCell4205">
            <text:p text:style-name="TableContents"/>
          </table:table-cell>
          <table:table-cell table:style-name="TableCell4206">
            <text:p text:style-name="TableContents">Tipedata.c</text:p>
          </table:table-cell>
          <table:table-cell table:style-name="TableCell4207">
            <text:p text:style-name="TableContents"/>
          </table:table-cell>
          <table:table-cell table:style-name="TableCell4208">
            <text:p text:style-name="TableContents"/>
          </table:table-cell>
          <table:table-cell table:style-name="TableCell4209">
            <text:p text:style-name="TableContents"/>
          </table:table-cell>
        </table:table-row>
        <table:table-row table:style-name="TableRow4210">
          <table:table-cell table:style-name="TableCell4211">
            <text:p text:style-name="TableContents">Modul 2</text:p>
          </table:table-cell>
          <table:table-cell table:style-name="TableCell4212">
            <text:p text:style-name="TableContents">Buggy-0.c</text:p>
          </table:table-cell>
          <table:table-cell table:style-name="TableCell4213">
            <text:p text:style-name="TableContents">Buggy-1.c</text:p>
          </table:table-cell>
          <table:table-cell table:style-name="TableCell4214">
            <text:p text:style-name="TableContents">Conditions-0.c</text:p>
          </table:table-cell>
          <table:table-cell table:style-name="TableCell4215">
            <text:p text:style-name="TableContents">Conditions-1.c</text:p>
          </table:table-cell>
        </table:table-row>
        <table:table-row table:style-name="TableRow4216">
          <table:table-cell table:style-name="TableCell4217">
            <text:p text:style-name="TableContents"/>
          </table:table-cell>
          <table:table-cell table:style-name="TableCell4218">
            <text:p text:style-name="TableContents">Cough-0.c</text:p>
          </table:table-cell>
          <table:table-cell table:style-name="TableCell4219">
            <text:p text:style-name="TableContents">Cough-1.c</text:p>
          </table:table-cell>
          <table:table-cell table:style-name="TableCell4220">
            <text:p text:style-name="TableContents">Nonswitch.c</text:p>
          </table:table-cell>
          <table:table-cell table:style-name="TableCell4221">
            <text:p text:style-name="TableContents">switchDemo.c</text:p>
          </table:table-cell>
        </table:table-row>
        <table:table-row table:style-name="TableRow4222">
          <table:table-cell table:style-name="TableCell4223">
            <text:p text:style-name="TableContents">Modul 3</text:p>
          </table:table-cell>
          <table:table-cell table:style-name="TableCell4224">
            <text:p text:style-name="TableContents">Bintang.c</text:p>
          </table:table-cell>
          <table:table-cell table:style-name="TableCell4225">
            <text:p text:style-name="TableContents">BintangSpasi.c</text:p>
          </table:table-cell>
          <table:table-cell table:style-name="TableCell4226">
            <text:p text:style-name="TableContents">Akar.c</text:p>
          </table:table-cell>
          <table:table-cell table:style-name="TableCell4227">
            <text:p text:style-name="TableContents">c2f.c</text:p>
          </table:table-cell>
        </table:table-row>
        <table:table-row table:style-name="TableRow4228">
          <table:table-cell table:style-name="TableCell4229">
            <text:p text:style-name="TableContents">Modul 4</text:p>
          </table:table-cell>
          <table:table-cell table:style-name="TableCell4230">
            <text:p text:style-name="TableContents">Function-0.c</text:p>
          </table:table-cell>
          <table:table-cell table:style-name="TableCell4231">
            <text:p text:style-name="TableContents">Function-1.c</text:p>
          </table:table-cell>
          <table:table-cell table:style-name="TableCell4232">
            <text:p text:style-name="TableContents">Return.c</text:p>
          </table:table-cell>
          <table:table-cell table:style-name="TableCell4233">
            <text:p text:style-name="TableContents">Cough-2.c</text:p>
          </table:table-cell>
        </table:table-row>
        <table:table-row table:style-name="TableRow4234">
          <table:table-cell table:style-name="TableCell4235">
            <text:p text:style-name="TableContents"/>
          </table:table-cell>
          <table:table-cell table:style-name="TableCell4236">
            <text:p text:style-name="TableContents">cough-3.c</text:p>
          </table:table-cell>
          <table:table-cell table:style-name="TableCell4237">
            <text:p text:style-name="TableContents"/>
          </table:table-cell>
          <table:table-cell table:style-name="TableCell4238">
            <text:p text:style-name="TableContents"/>
          </table:table-cell>
          <table:table-cell table:style-name="TableCell4239">
            <text:p text:style-name="TableContents"/>
          </table:table-cell>
        </table:table-row>
        <table:table-row table:style-name="TableRow4240">
          <table:table-cell table:style-name="TableCell4241">
            <text:p text:style-name="TableContents">Modul 5</text:p>
          </table:table-cell>
          <table:table-cell table:style-name="TableCell4242">
            <text:p text:style-name="TableContents">Rekursi.c</text:p>
          </table:table-cell>
          <table:table-cell table:style-name="TableCell4243">
            <text:p text:style-name="TableContents">PassByReference.c</text:p>
          </table:table-cell>
          <table:table-cell table:style-name="TableCell4244">
            <text:p text:style-name="TableContents">PassByValue.c</text:p>
          </table:table-cell>
          <table:table-cell table:style-name="TableCell4245">
            <text:p text:style-name="TableContents"/>
          </table:table-cell>
        </table:table-row>
        <table:table-row table:style-name="TableRow4246">
          <table:table-cell table:style-name="TableCell4247">
            <text:p text:style-name="TableContents">Modul 6</text:p>
          </table:table-cell>
          <table:table-cell table:style-name="TableCell4248">
            <text:p text:style-name="TableContents">Pointer0.c</text:p>
          </table:table-cell>
          <table:table-cell table:style-name="TableCell4249">
            <text:p text:style-name="TableContents">Array0.c</text:p>
          </table:table-cell>
          <table:table-cell table:style-name="TableCell4250">
            <text:p text:style-name="TableContents">Array3.cpp</text:p>
          </table:table-cell>
          <table:table-cell table:style-name="TableCell4251">
            <text:p text:style-name="TableContents"/>
          </table:table-cell>
        </table:table-row>
        <table:table-row table:style-name="TableRow4252">
          <table:table-cell table:style-name="TableCell4253">
            <text:p text:style-name="TableContents">Modul 7</text:p>
          </table:table-cell>
          <table:table-cell table:style-name="TableCell4254">
            <text:p text:style-name="TableContents">Struct.c</text:p>
          </table:table-cell>
          <table:table-cell table:style-name="TableCell4255">
            <text:p text:style-name="TableContents">Linkedlist1.c</text:p>
          </table:table-cell>
          <table:table-cell table:style-name="TableCell4256">
            <text:p text:style-name="TableContents"/>
          </table:table-cell>
          <table:table-cell table:style-name="TableCell4257">
            <text:p text:style-name="TableContents"/>
          </table:table-cell>
        </table:table-row>
      </table:table>
      <text:p text:style-name="Textbody"/>
      <text:h text:style-name="P4258" text:outline-level="1"><text:bookmark-start text:name="__RefHeading__6388_1704778645"/><text:soft-page-break/>B.<text:s/><text:a xlink:href="https://cs50.harvard.edu/resources/cppreference.com/index.html" office:target-frame-name="_top" xlink:show="replace">C Reference</text:a><text:s/>&gt; C Operator Precedence<text:bookmark-end text:name="__RefHeading__6388_1704778645"/></text:h>
      <table:table table:style-name="Table4259">
        <table:table-columns>
          <table:table-column table:style-name="TableColumn4260"/>
          <table:table-column table:style-name="TableColumn4261"/>
          <table:table-column table:style-name="TableColumn4262"/>
          <table:table-column table:style-name="TableColumn4263"/>
          <table:table-column table:style-name="TableColumn4264"/>
        </table:table-columns>
        <table:table-row table:style-name="TableRow4265">
          <table:table-cell table:style-name="TableCell4266">
            <text:p text:style-name="TableHeading">No</text:p>
          </table:table-cell>
          <table:table-cell table:style-name="TableCell4267">
            <text:p text:style-name="TableHeading">Operator</text:p>
          </table:table-cell>
          <table:table-cell table:style-name="TableCell4268">
            <text:p text:style-name="TableHeading">Description</text:p>
          </table:table-cell>
          <table:table-cell table:style-name="TableCell4269">
            <text:p text:style-name="TableHeading">Example</text:p>
          </table:table-cell>
          <table:table-cell table:style-name="TableCell4270">
            <text:p text:style-name="TableHeading">Order</text:p>
          </table:table-cell>
        </table:table-row>
        <table:table-row table:style-name="TableRow4271">
          <table:table-cell table:style-name="TableCell4272">
            <text:p text:style-name="TableContents">1</text:p>
          </table:table-cell>
          <table:table-cell table:style-name="TableCell4273">
            <text:p text:style-name="TableContents">::</text:p>
          </table:table-cell>
          <table:table-cell table:style-name="TableCell4274">
            <text:p text:style-name="TableContents">Scoping operator</text:p>
          </table:table-cell>
          <table:table-cell table:style-name="TableCell4275">
            <text:p text:style-name="TableContents">Class::age = 2;</text:p>
          </table:table-cell>
          <table:table-cell table:style-name="TableCell4276">
            <text:p text:style-name="TableContents">none</text:p>
          </table:table-cell>
        </table:table-row>
        <table:table-row table:style-name="TableRow4277">
          <table:table-cell table:style-name="TableCell4278">
            <text:p text:style-name="TableContents">2</text:p>
          </table:table-cell>
          <table:table-cell table:style-name="TableCell4279">
            <text:p text:style-name="TableContents">()<text:line-break/>[]<text:line-break/>-&gt;<text:line-break/>.<text:line-break/>++<text:line-break/>--</text:p>
          </table:table-cell>
          <table:table-cell table:style-name="TableCell4280">
            <text:p text:style-name="TableContents">Grouping operator<text:line-break/>Array access<text:line-break/>Member<text:s/>access from a pointer<text:line-break/>Member access from an object<text:line-break/>Post-increment<text:line-break/>Post-decrement</text:p>
          </table:table-cell>
          <table:table-cell table:style-name="TableCell4281">
            <text:p text:style-name="TableContents">(a + b) / 4;<text:line-break/>array[4] = 2;<text:line-break/>ptr-&gt;age = 34;<text:line-break/>obj.age = 34;<text:line-break/>for( i = 0; i &lt; 10; i++ ) ...<text:line-break/>for( i = 10; i &gt; 0; i-- ) ...</text:p>
          </table:table-cell>
          <table:table-cell table:style-name="TableCell4282">
            <text:p text:style-name="TableContents">left to right</text:p>
          </table:table-cell>
        </table:table-row>
        <table:table-row table:style-name="TableRow4283">
          <table:table-cell table:style-name="TableCell4284">
            <text:p text:style-name="TableContents">3</text:p>
          </table:table-cell>
          <table:table-cell table:style-name="TableCell4285">
            <text:p text:style-name="TableContents">!<text:line-break/>~<text:line-break/>++<text:line-break/>--<text:line-break/>-<text:line-break/>+<text:line-break/>*<text:line-break/>&amp;<text:line-break/>(type)<text:line-break/><text:a xlink:href="https://cs50.harvard.edu/resources/cppreference.com/keywords/sizeof.html" office:target-frame-name="_top" xlink:show="replace">sizeof</text:a></text:p>
          </table:table-cell>
          <table:table-cell table:style-name="TableCell4286">
            <text:p text:style-name="Table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Cell4287">
            <text:p text:style-name="TableContents">if( !done ) ...<text:line-break/>flags =<text:s/>~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Cell4288">
            <text:p text:style-name="TableContents">right to left</text:p>
          </table:table-cell>
        </table:table-row>
        <table:table-row table:style-name="TableRow4289">
          <table:table-cell table:style-name="TableCell4290">
            <text:p text:style-name="TableContents">4</text:p>
          </table:table-cell>
          <table:table-cell table:style-name="TableCell4291">
            <text:p text:style-name="TableContents">-&gt;*<text:line-break/>.*</text:p>
          </table:table-cell>
          <table:table-cell table:style-name="TableCell4292">
            <text:p text:style-name="TableContents">Member pointer selector<text:line-break/>Member object selector</text:p>
          </table:table-cell>
          <table:table-cell table:style-name="TableCell4293">
            <text:p text:style-name="TableContents">ptr-&gt;*var =<text:s/>24;<text:line-break/>obj.*var = 24;</text:p>
          </table:table-cell>
          <table:table-cell table:style-name="TableCell4294">
            <text:p text:style-name="TableContents">left to right</text:p>
          </table:table-cell>
        </table:table-row>
        <table:table-row table:style-name="TableRow4295">
          <table:table-cell table:style-name="TableCell4296">
            <text:p text:style-name="TableContents">5</text:p>
          </table:table-cell>
          <table:table-cell table:style-name="TableCell4297">
            <text:p text:style-name="TableContents">*<text:line-break/>/<text:line-break/>%</text:p>
          </table:table-cell>
          <table:table-cell table:style-name="TableCell4298">
            <text:p text:style-name="TableContents">Multiplication<text:line-break/>Division<text:line-break/>Modulus</text:p>
          </table:table-cell>
          <table:table-cell table:style-name="TableCell4299">
            <text:p text:style-name="TableContents">int i = 2 * 4;<text:line-break/>float f = 10 / 3;<text:line-break/>int rem = 4 % 3;</text:p>
          </table:table-cell>
          <table:table-cell table:style-name="TableCell4300">
            <text:p text:style-name="TableContents">left to right</text:p>
          </table:table-cell>
        </table:table-row>
        <table:table-row table:style-name="TableRow4301">
          <table:table-cell table:style-name="TableCell4302">
            <text:p text:style-name="TableContents">6</text:p>
          </table:table-cell>
          <table:table-cell table:style-name="TableCell4303">
            <text:p text:style-name="TableContents">+<text:line-break/>-</text:p>
          </table:table-cell>
          <table:table-cell table:style-name="TableCell4304">
            <text:p text:style-name="TableContents">Addition<text:line-break/>Subtraction</text:p>
          </table:table-cell>
          <table:table-cell table:style-name="TableCell4305">
            <text:p text:style-name="TableContents">int i = 2 + 3;<text:line-break/>int i = 5 - 1;</text:p>
          </table:table-cell>
          <table:table-cell table:style-name="TableCell4306">
            <text:p text:style-name="TableContents">left to right</text:p>
          </table:table-cell>
        </table:table-row>
        <table:table-row table:style-name="TableRow4307">
          <table:table-cell table:style-name="TableCell4308">
            <text:p text:style-name="TableContents">7</text:p>
          </table:table-cell>
          <table:table-cell table:style-name="TableCell4309">
            <text:p text:style-name="TableContents">&lt;&lt;<text:line-break/>&gt;&gt;</text:p>
          </table:table-cell>
          <table:table-cell table:style-name="TableCell4310">
            <text:p text:style-name="TableContents">Bitwise shift left<text:line-break/>Bitwise shift<text:s/>right</text:p>
          </table:table-cell>
          <table:table-cell table:style-name="TableCell4311">
            <text:p text:style-name="TableContents">int flags = 33 &lt;&lt; 1;<text:line-break/>int flags = 33 &gt;&gt; 1;</text:p>
          </table:table-cell>
          <table:table-cell table:style-name="TableCell4312">
            <text:p text:style-name="TableContents">left to right</text:p>
          </table:table-cell>
        </table:table-row>
        <table:table-row table:style-name="TableRow4313">
          <table:table-cell table:style-name="TableCell4314">
            <text:p text:style-name="TableContents">8</text:p>
          </table:table-cell>
          <table:table-cell table:style-name="TableCell4315">
            <text:p text:style-name="TableContents">&lt;<text:line-break/>&lt;=<text:line-break/>&gt;<text:line-break/>&gt;=</text:p>
          </table:table-cell>
          <table:table-cell table:style-name="TableCell4316">
            <text:p text:style-name="TableContents">Comparison less-than<text:line-break/>Comparison less-than-or-equal-to<text:line-break/>Comparison greater-than<text:line-break/>Comparison geater-than-or-equal-to</text:p>
          </table:table-cell>
          <table:table-cell table:style-name="TableCell4317">
            <text:p text:style-name="TableContents">if( i &lt; 42 ) ...<text:line-break/>if( i &lt;= 42 ) ...<text:line-break/>if( i &gt; 42 ) ...<text:line-break/>if( i &gt;= 42 ) ...</text:p>
          </table:table-cell>
          <table:table-cell table:style-name="TableCell4318">
            <text:p text:style-name="TableContents">left to right</text:p>
          </table:table-cell>
        </table:table-row>
        <table:table-row table:style-name="TableRow4319">
          <table:table-cell table:style-name="TableCell4320">
            <text:p text:style-name="TableContents">9</text:p>
          </table:table-cell>
          <table:table-cell table:style-name="TableCell4321">
            <text:p text:style-name="TableContents">==<text:line-break/>!=</text:p>
          </table:table-cell>
          <table:table-cell table:style-name="TableCell4322">
            <text:p text:style-name="TableContents">Comparison equal-to<text:line-break/>Comparison not-equal-to</text:p>
          </table:table-cell>
          <table:table-cell table:style-name="TableCell4323">
            <text:p text:style-name="TableContents">if( i == 42 ) ...<text:line-break/>if( i != 42 ) ...</text:p>
          </table:table-cell>
          <table:table-cell table:style-name="TableCell4324">
            <text:p text:style-name="TableContents">left to right</text:p>
          </table:table-cell>
        </table:table-row>
        <table:table-row table:style-name="TableRow4325">
          <table:table-cell table:style-name="TableCell4326">
            <text:p text:style-name="TableContents">10</text:p>
          </table:table-cell>
          <table:table-cell table:style-name="TableCell4327">
            <text:p text:style-name="TableContents">&amp;</text:p>
          </table:table-cell>
          <table:table-cell table:style-name="TableCell4328">
            <text:p text:style-name="TableContents">Bitwise AND</text:p>
          </table:table-cell>
          <table:table-cell table:style-name="TableCell4329">
            <text:p text:style-name="TableContents">flags = flags &amp;<text:s/>42;</text:p>
          </table:table-cell>
          <table:table-cell table:style-name="TableCell4330">
            <text:p text:style-name="TableContents">left to right</text:p>
          </table:table-cell>
        </table:table-row>
        <table:table-row table:style-name="TableRow4331">
          <table:table-cell table:style-name="TableCell4332">
            <text:p text:style-name="TableContents">11</text:p>
          </table:table-cell>
          <table:table-cell table:style-name="TableCell4333">
            <text:p text:style-name="TableContents">^</text:p>
          </table:table-cell>
          <table:table-cell table:style-name="TableCell4334">
            <text:p text:style-name="TableContents">Bitwise exclusive OR</text:p>
          </table:table-cell>
          <table:table-cell table:style-name="TableCell4335">
            <text:p text:style-name="TableContents">flags = flags ^ 42;</text:p>
          </table:table-cell>
          <table:table-cell table:style-name="TableCell4336">
            <text:p text:style-name="TableContents">left to right</text:p>
          </table:table-cell>
        </table:table-row>
        <table:table-row table:style-name="TableRow4337">
          <table:table-cell table:style-name="TableCell4338">
            <text:p text:style-name="TableContents">12</text:p>
          </table:table-cell>
          <table:table-cell table:style-name="TableCell4339">
            <text:p text:style-name="TableContents">|</text:p>
          </table:table-cell>
          <table:table-cell table:style-name="TableCell4340">
            <text:p text:style-name="TableContents">Bitwise inclusive (normal) OR</text:p>
          </table:table-cell>
          <table:table-cell table:style-name="TableCell4341">
            <text:p text:style-name="TableContents">flags = flags | 42;</text:p>
          </table:table-cell>
          <table:table-cell table:style-name="TableCell4342">
            <text:p text:style-name="TableContents">left to right</text:p>
          </table:table-cell>
        </table:table-row>
        <table:table-row table:style-name="TableRow4343">
          <table:table-cell table:style-name="TableCell4344">
            <text:p text:style-name="TableContents">13</text:p>
          </table:table-cell>
          <table:table-cell table:style-name="TableCell4345">
            <text:p text:style-name="TableContents">&amp;&amp;</text:p>
          </table:table-cell>
          <table:table-cell table:style-name="TableCell4346">
            <text:p text:style-name="TableContents">Logical AND</text:p>
          </table:table-cell>
          <table:table-cell table:style-name="TableCell4347">
            <text:p text:style-name="TableContents">if( conditionA &amp;&amp;<text:s/>conditionB ) ...</text:p>
          </table:table-cell>
          <table:table-cell table:style-name="TableCell4348">
            <text:p text:style-name="TableContents">left to right</text:p>
          </table:table-cell>
        </table:table-row>
        <table:table-row table:style-name="TableRow4349">
          <table:table-cell table:style-name="TableCell4350">
            <text:p text:style-name="TableContents">14</text:p>
          </table:table-cell>
          <table:table-cell table:style-name="TableCell4351">
            <text:p text:style-name="TableContents">||</text:p>
          </table:table-cell>
          <table:table-cell table:style-name="TableCell4352">
            <text:p text:style-name="TableContents">Logical OR</text:p>
          </table:table-cell>
          <table:table-cell table:style-name="TableCell4353">
            <text:p text:style-name="TableContents">if( conditionA || conditionB ) ...</text:p>
          </table:table-cell>
          <table:table-cell table:style-name="TableCell4354">
            <text:p text:style-name="TableContents">left to right</text:p>
          </table:table-cell>
        </table:table-row>
        <table:table-row table:style-name="TableRow4355">
          <table:table-cell table:style-name="TableCell4356">
            <text:p text:style-name="TableContents">15</text:p>
          </table:table-cell>
          <table:table-cell table:style-name="TableCell4357">
            <text:p text:style-name="TableContents">? :</text:p>
          </table:table-cell>
          <table:table-cell table:style-name="TableCell4358">
            <text:p text:style-name="TableContents">Ternary conditional (if-then-else)</text:p>
          </table:table-cell>
          <table:table-cell table:style-name="TableCell4359">
            <text:p text:style-name="TableContents">int i = (a &gt;<text:s/>b) ? a : b;</text:p>
          </table:table-cell>
          <table:table-cell table:style-name="TableCell4360">
            <text:p text:style-name="TableContents">right to left</text:p>
          </table:table-cell>
        </table:table-row>
        <text:soft-page-break/>
        <table:table-row table:style-name="TableRow4361">
          <table:table-cell table:style-name="TableCell4362">
            <text:p text:style-name="TableContents">16</text:p>
          </table:table-cell>
          <table:table-cell table:style-name="TableCell4363">
            <text:p text:style-name="TableContents">=<text:line-break/>+=<text:line-break/>-=<text:line-break/>*=<text:line-break/>/=<text:line-break/>%=<text:line-break/>&amp;=<text:line-break/>^=<text:line-break/>|=<text:line-break/></text:p>
            <text:p text:style-name="TableContents">&lt;&lt;=<text:line-break/>&gt;&gt;=</text:p>
          </table:table-cell>
          <table:table-cell table:style-name="TableCell4364">
            <text:p text:style-name="Table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text:s/>(normal) OR and assign<text:line-break/>Bitwise shift left and assign<text:line-break/>Bitwise shift right and assign</text:p>
          </table:table-cell>
          <table:table-cell table:style-name="TableCell4365">
            <text:p text:style-name="TableContents">int a = b;<text:line-break/>a += 3;<text:line-break/>b -= 4;<text:line-break/>a *= 5;<text:line-break/>a /= 2;<text:line-break/>a %= 3;<text:line-break/>flags &amp;= new_flags;<text:line-break/>flags ^= new_flags;<text:line-break/>flags |= new_flags;<text:line-break/></text:p>
            <text:p text:style-name="TableContents">flags &lt;&lt;= 2;<text:line-break/>flags &gt;&gt;= 2;</text:p>
          </table:table-cell>
          <table:table-cell table:style-name="TableCell4366">
            <text:p text:style-name="TableContents">right to left</text:p>
          </table:table-cell>
        </table:table-row>
        <table:table-row table:style-name="TableRow4367">
          <table:table-cell table:style-name="TableCell4368">
            <text:p text:style-name="TableContents">17</text:p>
          </table:table-cell>
          <table:table-cell table:style-name="TableCell4369">
            <text:p text:style-name="TableContents">,</text:p>
          </table:table-cell>
          <table:table-cell table:style-name="TableCell4370">
            <text:p text:style-name="TableContents">Sequential evaluation operator</text:p>
          </table:table-cell>
          <table:table-cell table:style-name="TableCell4371">
            <text:p text:style-name="TableContents">for( i = 0, j = 0; i &lt;<text:s/>10; i++, j++ ) ...</text:p>
          </table:table-cell>
          <table:table-cell table:style-name="TableCell4372">
            <text:p text:style-name="TableContents">left to right</text:p>
          </table:table-cell>
        </table:table-row>
      </table:table>
      <text:p text:style-name="Textbody"/>
      <text:h text:style-name="Heading1" text:outline-level="1"><text:bookmark-start text:name="__RefHeading__15060_1508905440"/>C. Format Karakter dan Rangkaian Keluar (printf)<text:bookmark-end text:name="__RefHeading__15060_1508905440"/></text:h>
      <text:p text:style-name="Textbody"/>
      <table:table table:style-name="Table4373">
        <table:table-columns>
          <table:table-column table:style-name="TableColumn4374"/>
          <table:table-column table:style-name="TableColumn4375"/>
        </table:table-columns>
        <table:table-row table:style-name="TableRow4376">
          <table:table-cell table:style-name="TableCell4377">
            <text:p text:style-name="P4378"><text:span text:style-name="T4379">%c</text:span><text:span text:style-name="T4380"><text:s/>untuk char</text:span></text:p>
          </table:table-cell>
          <table:table-cell table:style-name="TableCell4381">
            <text:p text:style-name="P4382"><text:span text:style-name="T4383">\n</text:span><text:span text:style-name="T4384"><text:s/>untuk ganti baris</text:span></text:p>
          </table:table-cell>
        </table:table-row>
        <table:table-row table:style-name="TableRow4385">
          <table:table-cell table:style-name="TableCell4386">
            <text:p text:style-name="P4387"><text:span text:style-name="T4388">%d<text:s/></text:span><text:span text:style-name="T4389">untuk int (double)</text:span></text:p>
          </table:table-cell>
          <table:table-cell table:style-name="TableCell4390">
            <text:p text:style-name="P4391"><text:span text:style-name="T4392">\'</text:span><text:span text:style-name="T4393"><text:s/></text:span><text:span text:style-name="T4394">untuk single quote</text:span></text:p>
          </table:table-cell>
        </table:table-row>
        <table:table-row table:style-name="TableRow4395">
          <table:table-cell table:style-name="TableCell4396">
            <text:p text:style-name="P4397"><text:span text:style-name="T4398">%f</text:span><text:span text:style-name="T4399"><text:s/>untuk float</text:span></text:p>
          </table:table-cell>
          <table:table-cell table:style-name="TableCell4400">
            <text:p text:style-name="P4401">\” untuk double quote</text:p>
          </table:table-cell>
        </table:table-row>
        <table:table-row table:style-name="TableRow4402">
          <table:table-cell table:style-name="TableCell4403">
            <text:p text:style-name="P4404"><text:span text:style-name="T4405">%lld</text:span><text:span text:style-name="T4406"><text:s/>untuk long long</text:span></text:p>
          </table:table-cell>
          <table:table-cell table:style-name="TableCell4407">
            <text:p text:style-name="P4408"><text:span text:style-name="T4409">\\</text:span><text:span text:style-name="T4410"><text:s/>untuk backslash</text:span></text:p>
          </table:table-cell>
        </table:table-row>
        <table:table-row table:style-name="TableRow4411">
          <table:table-cell table:style-name="TableCell4412">
            <text:p text:style-name="P4413"><text:span text:style-name="T4414">%s<text:s/></text:span><text:span text:style-name="T4415">untuk string</text:span></text:p>
          </table:table-cell>
          <table:table-cell table:style-name="TableCell4416">
            <text:p text:style-name="P4417"><text:span text:style-name="T4418">\0</text:span><text:span text:style-name="T4419"><text:s/>untuk terminator nol (kosong)</text:span></text:p>
          </table:table-cell>
        </table:table-row>
        <table:table-row table:style-name="TableRow4420">
          <table:table-cell table:style-name="TableCell4421">
            <text:p text:style-name="P4422"/>
          </table:table-cell>
          <table:table-cell table:style-name="TableCell4423">
            <text:p text:style-name="P4424">\r untuk pindah kursor</text:p>
          </table:table-cell>
        </table:table-row>
        <table:table-row table:style-name="TableRow4425">
          <table:table-cell table:style-name="TableCell4426">
            <text:p text:style-name="P4427"/>
          </table:table-cell>
          <table:table-cell table:style-name="TableCell4428">
            <text:p text:style-name="P4429">\t untuk tab</text:p>
          </table:table-cell>
        </table:table-row>
      </table:table>
      <text:p text:style-name="Standard"/>
      <text:h text:style-name="P4430" text:outline-level="1"><text:bookmark-start text:name="__RefHeading__10423_1285145106"/><text:soft-page-break/>D. Format Lembar Kendali Log book<text:bookmark-end text:name="__RefHeading__10423_1285145106"/></text:h>
      <text:p text:style-name="Textbody">(di tulis tangan pada halaman pertama log book, buku tulis)</text:p>
      <text:p text:style-name="Textbody"/>
      <table:table table:style-name="Table4431">
        <table:table-columns>
          <table:table-column table:style-name="TableColumn4432"/>
          <table:table-column table:style-name="TableColumn4433"/>
          <table:table-column table:style-name="TableColumn4434"/>
          <table:table-column table:style-name="TableColumn4435"/>
        </table:table-columns>
        <table:table-row table:style-name="TableRow4436">
          <table:table-cell table:style-name="TableCell4437" table:number-columns-spanned="3">
            <text:p text:style-name="P4438">Praktikum<text:s/>Pemrograman Komputer</text:p>
          </table:table-cell>
          <table:covered-table-cell/>
          <table:covered-table-cell/>
          <table:table-cell table:style-name="TableCell4439" table:number-rows-spanned="3">
            <text:p text:style-name="P4440">Foto</text:p>
          </table:table-cell>
        </table:table-row>
        <table:table-row table:style-name="TableRow4441">
          <table:table-cell table:style-name="TableCell4442">
            <text:p text:style-name="TableContents">Nama</text:p>
          </table:table-cell>
          <table:table-cell table:style-name="TableCell4443" table:number-columns-spanned="2">
            <text:p text:style-name="TableContents"/>
          </table:table-cell>
          <table:covered-table-cell/>
          <table:covered-table-cell>
            <text:p text:style-name="Normal"/>
          </table:covered-table-cell>
        </table:table-row>
        <table:table-row table:style-name="TableRow4444">
          <table:table-cell table:style-name="TableCell4445">
            <text:p text:style-name="TableContents">NRP</text:p>
          </table:table-cell>
          <table:table-cell table:style-name="TableCell4446" table:number-columns-spanned="2">
            <text:p text:style-name="TableContents"/>
          </table:table-cell>
          <table:covered-table-cell/>
          <table:covered-table-cell>
            <text:p text:style-name="Normal"/>
          </table:covered-table-cell>
        </table:table-row>
        <table:table-row table:style-name="TableRow4447">
          <table:table-cell table:style-name="TableCell4448">
            <text:p text:style-name="P4449">Modul ke-</text:p>
          </table:table-cell>
          <table:table-cell table:style-name="TableCell4450">
            <text:p text:style-name="P4451">Hari / Tanggal</text:p>
          </table:table-cell>
          <table:table-cell table:style-name="TableCell4452">
            <text:p text:style-name="P4453">Tanda tangan</text:p>
          </table:table-cell>
          <table:table-cell table:style-name="TableCell4454">
            <text:p text:style-name="P4455">Keterangan</text:p>
          </table:table-cell>
        </table:table-row>
        <table:table-row table:style-name="TableRow4456">
          <table:table-cell table:style-name="TableCell4457">
            <text:p text:style-name="TableContents"/>
          </table:table-cell>
          <table:table-cell table:style-name="TableCell4458">
            <text:p text:style-name="TableContents"/>
          </table:table-cell>
          <table:table-cell table:style-name="TableCell4459">
            <text:p text:style-name="TableContents"/>
          </table:table-cell>
          <table:table-cell table:style-name="TableCell4460">
            <text:p text:style-name="TableContents"/>
          </table:table-cell>
        </table:table-row>
        <table:table-row table:style-name="TableRow4461">
          <table:table-cell table:style-name="TableCell4462">
            <text:p text:style-name="TableContents"/>
          </table:table-cell>
          <table:table-cell table:style-name="TableCell4463">
            <text:p text:style-name="TableContents"/>
          </table:table-cell>
          <table:table-cell table:style-name="TableCell4464">
            <text:p text:style-name="TableContents"/>
          </table:table-cell>
          <table:table-cell table:style-name="TableCell4465">
            <text:p text:style-name="TableContents"/>
          </table:table-cell>
        </table:table-row>
        <table:table-row table:style-name="TableRow4466">
          <table:table-cell table:style-name="TableCell4467">
            <text:p text:style-name="TableContents"/>
          </table:table-cell>
          <table:table-cell table:style-name="TableCell4468">
            <text:p text:style-name="TableContents"/>
          </table:table-cell>
          <table:table-cell table:style-name="TableCell4469">
            <text:p text:style-name="TableContents"/>
          </table:table-cell>
          <table:table-cell table:style-name="TableCell4470">
            <text:p text:style-name="TableContents"/>
          </table:table-cell>
        </table:table-row>
        <table:table-row table:style-name="TableRow4471">
          <table:table-cell table:style-name="TableCell4472">
            <text:p text:style-name="TableContents"/>
          </table:table-cell>
          <table:table-cell table:style-name="TableCell4473">
            <text:p text:style-name="TableContents"/>
          </table:table-cell>
          <table:table-cell table:style-name="TableCell4474">
            <text:p text:style-name="TableContents"/>
          </table:table-cell>
          <table:table-cell table:style-name="TableCell4475">
            <text:p text:style-name="TableContents"/>
          </table:table-cell>
        </table:table-row>
        <table:table-row table:style-name="TableRow4476">
          <table:table-cell table:style-name="TableCell4477">
            <text:p text:style-name="TableContents"/>
          </table:table-cell>
          <table:table-cell table:style-name="TableCell4478">
            <text:p text:style-name="TableContents"/>
          </table:table-cell>
          <table:table-cell table:style-name="TableCell4479">
            <text:p text:style-name="TableContents"/>
          </table:table-cell>
          <table:table-cell table:style-name="TableCell4480">
            <text:p text:style-name="TableContents"/>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Light" svg:font-family="Ubuntu Light" style:font-family-generic="swiss" style:font-pitch="variable" svg:panose-1="2 11 3 4 3 6 2 3 2 4"/>
    <style:font-face style:name="Droid Sans Fallback" svg:font-family="Droid Sans Fallback" style:font-family-generic="modern" style:font-pitch="fixed"/>
    <style:font-face style:name="DejaVu Sans" svg:font-family="DejaVu Sans" style:font-family-generic="swiss" svg:panose-1="2 11 6 3 3 8 4 2 2 4"/>
    <style:font-face style:name="Ubuntu" svg:font-family="Ubuntu" style:font-family-generic="swiss" style:font-pitch="variable" svg:panose-1="2 11 5 4 3 6 2 3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tyle:font-charset="x-symbol" svg:font-family="OpenSymbol" style:font-family-generic="system" svg:panose-1="5 1 0 0 0 0 0 0 0 0"/>
    <style:font-face style:name="Courier New" svg:font-family="Courier New" style:font-family-generic="modern" style:font-pitch="fixed" svg:panose-1="2 7 3 9 2 2 5 2 4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Ubuntu Light"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Ubuntu"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Ubuntu Light" fo:hyphenate="false"/>
    </style:style>
    <style:style style:name="Caption" style:display-name="Caption" style:family="paragraph" style:parent-style-name="Standard">
      <style:paragraph-properties text:number-lines="false" fo:margin-top="0.0833in" fo:margin-bottom="0.0833in"/>
      <style:text-properties style:font-name-asian="Ubuntu Light"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Ubuntu Ligh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gus</dc:creator>
    <meta:creation-date>2014-08-23T13:03:00Z</meta:creation-date>
    <dc:date>2016-02-29T06:42:00Z</dc:date>
    <meta:template xlink:href="Normal" xlink:type="simple"/>
    <meta:editing-cycles>285</meta:editing-cycles>
    <meta:editing-duration>PT26160S</meta:editing-duration>
    <meta:document-statistic meta:page-count="30" meta:paragraph-count="48" meta:word-count="3658" meta:character-count="24464" meta:row-count="173" meta:non-whitespace-character-count="20854"/>
  </office:meta>
</office:document-meta>
</file>